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JetBrains Mono'" style:font-family-asian="'JetBrains Mono'" style:font-family-complex="'JetBrains Mono'" fo:background-color="transparent" style:use-window-font-color="true"/>
    </style:style>
    <style:style style:name="T6" style:family="text">
      <style:text-properties fo:font-size="10.00pt" fo:font-weight="normal" fo:font-family="Calibri" style:font-family-asian="Calibri" style:font-family-complex="Calibri" fo:background-color="transparent" style:use-window-font-color="true"/>
    </style:style>
    <style:style style:name="T7" style:family="text">
      <style:text-properties fo:font-size="10.00pt" fo:font-weight="normal" fo:font-family="'JetBrains Mono'" style:font-family-asian="'JetBrains Mono'" style:font-family-complex="'JetBrains Mono'" fo:background-color="transparent" style:use-window-font-color="true"/>
    </style:style>
    <style:style style:name="T8" style:family="text">
      <style:text-properties fo:font-size="10.00pt" fo:font-weight="normal" fo:font-family="Calibri" style:font-family-asian="Calibri" style:font-family-complex="Calibri" fo:background-color="transparent" style:use-window-font-color="true"/>
    </style:style>
    <style:style style:name="T9" style:family="text">
      <style:text-properties fo:font-size="10.00pt" fo:font-weight="normal" fo:font-family="'JetBrains Mono'" style:font-family-asian="'JetBrains Mono'" style:font-family-complex="'JetBrains Mono'" fo:background-color="transparent" style:use-window-font-color="true"/>
    </style:style>
    <style:style style:name="T10" style:family="text">
      <style:text-properties fo:font-size="10.00pt" fo:font-weight="normal" fo:font-family="Calibri" style:font-family-asian="Calibri" style:font-family-complex="Calibri" fo:background-color="transparent" style:use-window-font-color="true"/>
    </style:style>
    <style:style style:name="T11" style:family="text">
      <style:text-properties fo:font-size="10.00pt" fo:font-weight="normal" fo:font-family="'JetBrains Mono'" style:font-family-asian="'JetBrains Mono'" style:font-family-complex="'JetBrains Mono'" fo:background-color="transparent" fo:color="#a9b7c6"/>
    </style:style>
    <style:style style:name="T12" style:family="text">
      <style:text-properties fo:font-size="10.00pt" fo:font-weight="bold" fo:font-family="'JetBrains Mono'" style:font-family-asian="'JetBrains Mono'" style:font-family-complex="'JetBrains Mono'" fo:background-color="transparent" fo:color="#9876aa" fo:font-style="italic"/>
    </style:style>
    <style:style style:name="T13" style:family="text">
      <style:text-properties fo:font-size="10.00pt" fo:font-weight="normal" fo:font-family="'JetBrains Mono'" style:font-family-asian="'JetBrains Mono'" style:font-family-complex="'JetBrains Mono'" fo:background-color="transparent" fo:color="#a9b7c6"/>
    </style:style>
    <style:style style:name="T14" style:family="text">
      <style:text-properties fo:font-size="10.00pt" fo:font-weight="normal" fo:font-family="'JetBrains Mono'" style:font-family-asian="'JetBrains Mono'" style:font-family-complex="'JetBrains Mono'" fo:background-color="transparent" fo:color="#e8bf6a"/>
    </style:style>
    <style:style style:name="T15" style:family="text">
      <style:text-properties fo:font-size="10.00pt" fo:font-weight="normal" fo:font-family="'JetBrains Mono'" style:font-family-asian="'JetBrains Mono'" style:font-family-complex="'JetBrains Mono'" fo:background-color="transparent" fo:color="#cc7832"/>
    </style:style>
    <style:style style:name="T16" style:family="text">
      <style:text-properties fo:font-size="10.00pt" fo:font-weight="bold" fo:font-family="'JetBrains Mono'" style:font-family-asian="'JetBrains Mono'" style:font-family-complex="'JetBrains Mono'" fo:background-color="transparent" fo:color="#9876aa" fo:font-style="italic"/>
    </style:style>
    <style:style style:name="T17" style:family="text">
      <style:text-properties fo:font-size="10.00pt" fo:font-weight="normal" fo:font-family="'JetBrains Mono'" style:font-family-asian="'JetBrains Mono'" style:font-family-complex="'JetBrains Mono'" fo:background-color="transparent" fo:color="#a9b7c6"/>
    </style:style>
    <style:style style:name="T18" style:family="text">
      <style:text-properties fo:font-size="10.00pt" fo:font-weight="normal" fo:font-family="'JetBrains Mono'" style:font-family-asian="'JetBrains Mono'" style:font-family-complex="'JetBrains Mono'" fo:background-color="transparent" fo:color="#ffc66d"/>
    </style:style>
    <style:style style:name="T19" style:family="text">
      <style:text-properties fo:font-size="10.00pt" fo:font-weight="normal" fo:font-family="'JetBrains Mono'" style:font-family-asian="'JetBrains Mono'" style:font-family-complex="'JetBrains Mono'" fo:background-color="transparent" fo:color="#a9b7c6"/>
    </style:style>
    <style:style style:name="T20" style:family="text">
      <style:text-properties fo:font-size="10.00pt" fo:font-weight="normal" fo:font-family="'JetBrains Mono'" style:font-family-asian="'JetBrains Mono'" style:font-family-complex="'JetBrains Mono'" fo:background-color="transparent" fo:color="#6a8759"/>
    </style:style>
    <style:style style:name="T21" style:family="text">
      <style:text-properties fo:font-size="10.00pt" fo:font-weight="normal" fo:font-family="'JetBrains Mono'" style:font-family-asian="'JetBrains Mono'" style:font-family-complex="'JetBrains Mono'" fo:background-color="transparent" fo:color="#a9b7c6"/>
    </style:style>
    <style:style style:name="T22" style:family="text">
      <style:text-properties fo:font-size="10.00pt" fo:font-weight="normal" fo:font-family="'JetBrains Mono'" style:font-family-asian="'JetBrains Mono'" style:font-family-complex="'JetBrains Mono'" fo:background-color="transparent" fo:color="#cc7832"/>
    </style:style>
    <style:style style:name="T23" style:family="text">
      <style:text-properties fo:font-size="10.00pt" fo:font-weight="normal" fo:font-family="'JetBrains Mono'" style:font-family-asian="'JetBrains Mono'" style:font-family-complex="'JetBrains Mono'" fo:background-color="transparent" style:use-window-font-color="true"/>
    </style:style>
    <style:style style:name="T24" style:family="text">
      <style:text-properties fo:font-size="10.00pt" fo:font-weight="normal" fo:font-family="Calibri" style:font-family-asian="Calibri" style:font-family-complex="Calibri" fo:background-color="transparent" style:use-window-font-color="true"/>
    </style:style>
    <style:style style:name="T25" style:family="text">
      <style:text-properties fo:font-size="10.00pt" fo:font-weight="normal" fo:font-family="'JetBrains Mono'" style:font-family-asian="'JetBrains Mono'" style:font-family-complex="'JetBrains Mono'" fo:background-color="transparent" style:use-window-font-color="true"/>
    </style:style>
    <style:style style:name="T26" style:family="text">
      <style:text-properties fo:font-size="10.00pt" fo:font-weight="normal" fo:font-family="'JetBrains Mono'" style:font-family-asian="'JetBrains Mono'" style:font-family-complex="'JetBrains Mono'" fo:background-color="transparent" fo:color="#cc7832"/>
    </style:style>
    <style:style style:name="T27" style:family="text">
      <style:text-properties fo:font-size="10.00pt" fo:font-weight="bold" fo:font-family="'JetBrains Mono'" style:font-family-asian="'JetBrains Mono'" style:font-family-complex="'JetBrains Mono'" fo:background-color="transparent" fo:color="#9876aa" fo:font-style="italic"/>
    </style:style>
    <style:style style:name="T28" style:family="text">
      <style:text-properties fo:font-size="10.00pt" fo:font-weight="normal" fo:font-family="'JetBrains Mono'" style:font-family-asian="'JetBrains Mono'" style:font-family-complex="'JetBrains Mono'" fo:background-color="transparent" fo:color="#cc7832"/>
    </style:style>
    <style:style style:name="T29" style:family="text">
      <style:text-properties fo:font-size="10.00pt" fo:font-weight="normal" fo:font-family="'JetBrains Mono'" style:font-family-asian="'JetBrains Mono'" style:font-family-complex="'JetBrains Mono'" fo:background-color="transparent" fo:color="#a9b7c6"/>
    </style:style>
    <style:style style:name="T30" style:family="text">
      <style:text-properties fo:font-size="10.00pt" fo:font-weight="normal" fo:font-family="'JetBrains Mono'" style:font-family-asian="'JetBrains Mono'" style:font-family-complex="'JetBrains Mono'" fo:background-color="transparent" fo:color="#ffc66d"/>
    </style:style>
    <style:style style:name="T31" style:family="text">
      <style:text-properties fo:font-size="10.00pt" fo:font-weight="normal" fo:font-family="'JetBrains Mono'" style:font-family-asian="'JetBrains Mono'" style:font-family-complex="'JetBrains Mono'" fo:background-color="transparent" fo:color="#a9b7c6"/>
    </style:style>
    <style:style style:name="T32" style:family="text">
      <style:text-properties fo:font-size="10.00pt" fo:font-weight="normal" fo:font-family="'JetBrains Mono'" style:font-family-asian="'JetBrains Mono'" style:font-family-complex="'JetBrains Mono'" fo:background-color="transparent" fo:color="#cc7832"/>
    </style:style>
    <style:style style:name="T33" style:family="text">
      <style:text-properties fo:font-size="10.00pt" fo:font-weight="normal" fo:font-family="'JetBrains Mono'" style:font-family-asian="'JetBrains Mono'" style:font-family-complex="'JetBrains Mono'" fo:background-color="transparent" fo:color="#6a8759"/>
    </style:style>
    <style:style style:name="T34" style:family="text">
      <style:text-properties fo:font-size="10.00pt" fo:font-weight="normal" fo:font-family="'JetBrains Mono'" style:font-family-asian="'JetBrains Mono'" style:font-family-complex="'JetBrains Mono'" fo:background-color="transparent" fo:color="#cc7832"/>
    </style:style>
    <style:style style:name="T35" style:family="text">
      <style:text-properties fo:font-size="10.00pt" fo:font-weight="normal" fo:font-family="'JetBrains Mono'" style:font-family-asian="'JetBrains Mono'" style:font-family-complex="'JetBrains Mono'" fo:background-color="transparent" fo:color="#a9b7c6"/>
    </style:style>
    <style:style style:name="T36" style:family="text">
      <style:text-properties fo:font-size="10.00pt" fo:font-weight="normal" fo:font-family="'JetBrains Mono'" style:font-family-asian="'JetBrains Mono'" style:font-family-complex="'JetBrains Mono'" fo:background-color="transparent" fo:color="#cc7832"/>
    </style:style>
    <style:style style:name="T37" style:family="text">
      <style:text-properties fo:font-size="10.00pt" fo:font-weight="normal" fo:font-family="'JetBrains Mono'" style:font-family-asian="'JetBrains Mono'" style:font-family-complex="'JetBrains Mono'" fo:background-color="transparent" fo:color="#a9b7c6"/>
    </style:style>
    <style:style style:name="T38" style:family="text">
      <style:text-properties fo:font-size="10.00pt" fo:font-weight="normal" fo:font-family="'JetBrains Mono'" style:font-family-asian="'JetBrains Mono'" style:font-family-complex="'JetBrains Mono'" fo:background-color="transparent" fo:color="#cc7832"/>
    </style:style>
    <style:style style:name="T39" style:family="text">
      <style:text-properties fo:font-size="10.00pt" fo:font-weight="normal" fo:font-family="'JetBrains Mono'" style:font-family-asian="'JetBrains Mono'" style:font-family-complex="'JetBrains Mono'" fo:background-color="transparent" fo:color="#a9b7c6"/>
    </style:style>
    <style:style style:name="T40" style:family="text">
      <style:text-properties fo:font-size="10.00pt" fo:font-weight="normal" fo:font-family="'JetBrains Mono'" style:font-family-asian="'JetBrains Mono'" style:font-family-complex="'JetBrains Mono'" fo:background-color="transparent" fo:color="#cc7832"/>
    </style:style>
    <style:style style:name="T41" style:family="text">
      <style:text-properties fo:font-size="10.00pt" fo:font-weight="normal" fo:font-family="'JetBrains Mono'" style:font-family-asian="'JetBrains Mono'" style:font-family-complex="'JetBrains Mono'" fo:background-color="transparent" fo:color="#6a8759"/>
    </style:style>
    <style:style style:name="T42" style:family="text">
      <style:text-properties fo:font-size="10.00pt" fo:font-weight="normal" fo:font-family="'JetBrains Mono'" style:font-family-asian="'JetBrains Mono'" style:font-family-complex="'JetBrains Mono'" fo:background-color="transparent" fo:color="#cc7832"/>
    </style:style>
    <style:style style:name="T43" style:family="text">
      <style:text-properties fo:font-size="10.00pt" fo:font-weight="normal" fo:font-family="'JetBrains Mono'" style:font-family-asian="'JetBrains Mono'" style:font-family-complex="'JetBrains Mono'" fo:background-color="transparent" fo:color="#ffc66d"/>
    </style:style>
    <style:style style:name="T44" style:family="text">
      <style:text-properties fo:font-size="10.00pt" fo:font-weight="normal" fo:font-family="'JetBrains Mono'" style:font-family-asian="'JetBrains Mono'" style:font-family-complex="'JetBrains Mono'" fo:background-color="transparent" fo:color="#cc7832"/>
    </style:style>
    <style:style style:name="T45" style:family="text">
      <style:text-properties fo:font-size="10.00pt" fo:font-weight="normal" fo:font-family="'JetBrains Mono'" style:font-family-asian="'JetBrains Mono'" style:font-family-complex="'JetBrains Mono'" fo:background-color="transparent" fo:color="#6a8759"/>
    </style:style>
    <style:style style:name="T46" style:family="text">
      <style:text-properties fo:font-size="10.00pt" fo:font-weight="normal" fo:font-family="'JetBrains Mono'" style:font-family-asian="'JetBrains Mono'" style:font-family-complex="'JetBrains Mono'" fo:background-color="transparent" fo:color="#cc7832"/>
    </style:style>
    <style:style style:name="T47" style:family="text">
      <style:text-properties fo:font-size="10.00pt" fo:font-weight="normal" fo:font-family="'JetBrains Mono'" style:font-family-asian="'JetBrains Mono'" style:font-family-complex="'JetBrains Mono'" fo:background-color="transparent" fo:color="#ffc66d"/>
    </style:style>
    <style:style style:name="T48" style:family="text">
      <style:text-properties fo:font-size="10.00pt" fo:font-weight="normal" fo:font-family="'JetBrains Mono'" style:font-family-asian="'JetBrains Mono'" style:font-family-complex="'JetBrains Mono'" fo:background-color="transparent" fo:color="#cc7832"/>
    </style:style>
    <style:style style:name="T49" style:family="text">
      <style:text-properties fo:font-size="10.00pt" fo:font-weight="normal" fo:font-family="'JetBrains Mono'" style:font-family-asian="'JetBrains Mono'" style:font-family-complex="'JetBrains Mono'" fo:background-color="transparent" fo:color="#6a8759"/>
    </style:style>
    <style:style style:name="T50" style:family="text">
      <style:text-properties fo:font-size="10.00pt" fo:font-weight="normal" fo:font-family="'JetBrains Mono'" style:font-family-asian="'JetBrains Mono'" style:font-family-complex="'JetBrains Mono'" fo:background-color="transparent" fo:color="#cc7832"/>
    </style:style>
    <style:style style:name="T51" style:family="text">
      <style:text-properties fo:font-size="10.00pt" fo:font-weight="normal" fo:font-family="'JetBrains Mono'" style:font-family-asian="'JetBrains Mono'" style:font-family-complex="'JetBrains Mono'" fo:background-color="transparent" fo:color="#ffc66d"/>
    </style:style>
    <style:style style:name="T52" style:family="text">
      <style:text-properties fo:font-size="10.00pt" fo:font-weight="normal" fo:font-family="'JetBrains Mono'" style:font-family-asian="'JetBrains Mono'" style:font-family-complex="'JetBrains Mono'" fo:background-color="transparent" fo:color="#cc7832"/>
    </style:style>
    <style:style style:name="T53" style:family="text">
      <style:text-properties fo:font-size="10.00pt" fo:font-weight="normal" fo:font-family="'JetBrains Mono'" style:font-family-asian="'JetBrains Mono'" style:font-family-complex="'JetBrains Mono'" fo:background-color="transparent" fo:color="#6a8759"/>
    </style:style>
    <style:style style:name="T54" style:family="text">
      <style:text-properties fo:font-size="10.00pt" fo:font-weight="normal" fo:font-family="'JetBrains Mono'" style:font-family-asian="'JetBrains Mono'" style:font-family-complex="'JetBrains Mono'" fo:background-color="transparent" fo:color="#cc7832"/>
    </style:style>
    <style:style style:name="T55" style:family="text">
      <style:text-properties fo:font-size="10.00pt" fo:font-weight="normal" fo:font-family="'JetBrains Mono'" style:font-family-asian="'JetBrains Mono'" style:font-family-complex="'JetBrains Mono'" fo:background-color="transparent" fo:color="#ffc66d"/>
    </style:style>
    <style:style style:name="T56" style:family="text">
      <style:text-properties fo:font-size="10.00pt" fo:font-weight="normal" fo:font-family="'JetBrains Mono'" style:font-family-asian="'JetBrains Mono'" style:font-family-complex="'JetBrains Mono'" fo:background-color="transparent" fo:color="#cc7832"/>
    </style:style>
    <style:style style:name="T57" style:family="text">
      <style:text-properties fo:font-size="10.00pt" fo:font-weight="normal" fo:font-family="'JetBrains Mono'" style:font-family-asian="'JetBrains Mono'" style:font-family-complex="'JetBrains Mono'" fo:background-color="transparent" fo:color="#6a8759"/>
    </style:style>
    <style:style style:name="T58" style:family="text">
      <style:text-properties fo:font-size="10.00pt" fo:font-weight="normal" fo:font-family="'JetBrains Mono'" style:font-family-asian="'JetBrains Mono'" style:font-family-complex="'JetBrains Mono'" fo:background-color="transparent" fo:color="#cc7832"/>
    </style:style>
    <style:style style:name="T59" style:family="text">
      <style:text-properties fo:font-size="10.00pt" fo:font-weight="normal" fo:font-family="'JetBrains Mono'" style:font-family-asian="'JetBrains Mono'" style:font-family-complex="'JetBrains Mono'" fo:background-color="transparent" fo:color="#ffc66d"/>
    </style:style>
    <style:style style:name="T60" style:family="text">
      <style:text-properties fo:font-size="10.00pt" fo:font-weight="normal" fo:font-family="'JetBrains Mono'" style:font-family-asian="'JetBrains Mono'" style:font-family-complex="'JetBrains Mono'" fo:background-color="transparent" fo:color="#cc7832"/>
    </style:style>
    <style:style style:name="T61" style:family="text">
      <style:text-properties fo:font-size="10.00pt" fo:font-weight="normal" fo:font-family="'JetBrains Mono'" style:font-family-asian="'JetBrains Mono'" style:font-family-complex="'JetBrains Mono'" fo:background-color="transparent" fo:color="#6a8759"/>
    </style:style>
    <style:style style:name="T62" style:family="text">
      <style:text-properties fo:font-size="10.00pt" fo:font-weight="normal" fo:font-family="'JetBrains Mono'" style:font-family-asian="'JetBrains Mono'" style:font-family-complex="'JetBrains Mono'" fo:background-color="transparent" fo:color="#cc7832"/>
    </style:style>
    <style:style style:name="T63" style:family="text">
      <style:text-properties fo:font-size="10.00pt" fo:font-weight="normal" fo:font-family="'JetBrains Mono'" style:font-family-asian="'JetBrains Mono'" style:font-family-complex="'JetBrains Mono'" fo:background-color="transparent" fo:color="#a9b7c6"/>
    </style:style>
    <style:style style:name="T64" style:family="text">
      <style:text-properties fo:font-size="10.00pt" fo:font-weight="bold" fo:font-family="'JetBrains Mono'" style:font-family-asian="'JetBrains Mono'" style:font-family-complex="'JetBrains Mono'" fo:background-color="transparent" fo:color="#9876aa" fo:font-style="italic"/>
    </style:style>
    <style:style style:name="T65" style:family="text">
      <style:text-properties fo:font-size="10.00pt" fo:font-weight="normal" fo:font-family="'JetBrains Mono'" style:font-family-asian="'JetBrains Mono'" style:font-family-complex="'JetBrains Mono'" fo:background-color="transparent" fo:color="#a9b7c6"/>
    </style:style>
    <style:style style:name="T66" style:family="text">
      <style:text-properties fo:font-size="10.00pt" fo:font-weight="normal" fo:font-family="'JetBrains Mono'" style:font-family-asian="'JetBrains Mono'" style:font-family-complex="'JetBrains Mono'" fo:background-color="transparent" fo:color="#cc7832"/>
    </style:style>
    <style:style style:name="T67" style:family="text">
      <style:text-properties fo:font-size="10.00pt" fo:font-weight="normal" fo:font-family="'JetBrains Mono'" style:font-family-asian="'JetBrains Mono'" style:font-family-complex="'JetBrains Mono'" fo:background-color="transparent" fo:color="#6a8759"/>
    </style:style>
    <style:style style:name="T68" style:family="text">
      <style:text-properties fo:font-size="10.00pt" fo:font-weight="normal" fo:font-family="'JetBrains Mono'" style:font-family-asian="'JetBrains Mono'" style:font-family-complex="'JetBrains Mono'" fo:background-color="transparent" fo:color="#cc7832"/>
    </style:style>
    <style:style style:name="T69" style:family="text">
      <style:text-properties fo:font-size="10.00pt" fo:font-weight="normal" fo:font-family="'JetBrains Mono'" style:font-family-asian="'JetBrains Mono'" style:font-family-complex="'JetBrains Mono'" fo:background-color="transparent" fo:color="#6a8759"/>
    </style:style>
    <style:style style:name="T70" style:family="text">
      <style:text-properties fo:font-size="10.00pt" fo:font-weight="normal" fo:font-family="'JetBrains Mono'" style:font-family-asian="'JetBrains Mono'" style:font-family-complex="'JetBrains Mono'" fo:background-color="transparent" fo:color="#cc7832"/>
    </style:style>
    <style:style style:name="T71" style:family="text">
      <style:text-properties fo:font-size="10.00pt" fo:font-weight="normal" fo:font-family="'JetBrains Mono'" style:font-family-asian="'JetBrains Mono'" style:font-family-complex="'JetBrains Mono'" fo:background-color="transparent" fo:color="#ffc66d"/>
    </style:style>
    <style:style style:name="T72" style:family="text">
      <style:text-properties fo:font-size="10.00pt" fo:font-weight="normal" fo:font-family="'JetBrains Mono'" style:font-family-asian="'JetBrains Mono'" style:font-family-complex="'JetBrains Mono'" fo:background-color="transparent" fo:color="#a9b7c6"/>
    </style:style>
    <style:style style:name="T73" style:family="text">
      <style:text-properties fo:font-size="10.00pt" fo:font-weight="normal" fo:font-family="'JetBrains Mono'" style:font-family-asian="'JetBrains Mono'" style:font-family-complex="'JetBrains Mono'" fo:background-color="transparent" fo:color="#cc7832"/>
    </style:style>
    <style:style style:name="T74" style:family="text">
      <style:text-properties fo:font-size="10.00pt" fo:font-weight="normal" fo:font-family="'JetBrains Mono'" style:font-family-asian="'JetBrains Mono'" style:font-family-complex="'JetBrains Mono'" fo:background-color="transparent" fo:color="#a9b7c6"/>
    </style:style>
    <style:style style:name="T75" style:family="text">
      <style:text-properties fo:font-size="10.00pt" fo:font-weight="normal" fo:font-family="'JetBrains Mono'" style:font-family-asian="'JetBrains Mono'" style:font-family-complex="'JetBrains Mono'" fo:background-color="transparent" fo:color="#ffc66d"/>
    </style:style>
    <style:style style:name="T76" style:family="text">
      <style:text-properties fo:font-size="10.00pt" fo:font-weight="normal" fo:font-family="'JetBrains Mono'" style:font-family-asian="'JetBrains Mono'" style:font-family-complex="'JetBrains Mono'" fo:background-color="transparent" fo:color="#a9b7c6"/>
    </style:style>
    <style:style style:name="T77" style:family="text">
      <style:text-properties fo:font-size="10.00pt" fo:font-weight="bold" fo:font-family="'JetBrains Mono'" style:font-family-asian="'JetBrains Mono'" style:font-family-complex="'JetBrains Mono'" fo:background-color="transparent" fo:color="#9876aa" fo:font-style="italic"/>
    </style:style>
    <style:style style:name="T78" style:family="text">
      <style:text-properties fo:font-size="10.00pt" fo:font-weight="normal" fo:font-family="'JetBrains Mono'" style:font-family-asian="'JetBrains Mono'" style:font-family-complex="'JetBrains Mono'" fo:background-color="transparent" fo:color="#a9b7c6"/>
    </style:style>
    <style:style style:name="T79" style:family="text">
      <style:text-properties fo:font-size="10.00pt" fo:font-weight="normal" fo:font-family="'JetBrains Mono'" style:font-family-asian="'JetBrains Mono'" style:font-family-complex="'JetBrains Mono'" fo:background-color="transparent" fo:color="#cc7832"/>
    </style:style>
    <style:style style:name="T80" style:family="text">
      <style:text-properties fo:font-size="10.00pt" fo:font-weight="normal" fo:font-family="'JetBrains Mono'" style:font-family-asian="'JetBrains Mono'" style:font-family-complex="'JetBrains Mono'" fo:background-color="transparent" fo:color="#a9b7c6"/>
    </style:style>
    <style:style style:name="T81" style:family="text">
      <style:text-properties fo:font-size="10.00pt" fo:font-weight="normal" fo:font-family="'JetBrains Mono'" style:font-family-asian="'JetBrains Mono'" style:font-family-complex="'JetBrains Mono'" fo:background-color="transparent" fo:color="#e8bf6a"/>
    </style:style>
    <style:style style:name="T82" style:family="text">
      <style:text-properties fo:font-size="10.00pt" fo:font-weight="normal" fo:font-family="'JetBrains Mono'" style:font-family-asian="'JetBrains Mono'" style:font-family-complex="'JetBrains Mono'" fo:background-color="transparent" fo:color="#bababa"/>
    </style:style>
    <style:style style:name="T83" style:family="text">
      <style:text-properties fo:font-size="10.00pt" fo:font-weight="normal" fo:font-family="'JetBrains Mono'" style:font-family-asian="'JetBrains Mono'" style:font-family-complex="'JetBrains Mono'" fo:background-color="transparent" fo:color="#6a8759"/>
    </style:style>
    <style:style style:name="T84" style:family="text">
      <style:text-properties fo:font-size="10.00pt" fo:font-weight="normal" fo:font-family="'JetBrains Mono'" style:font-family-asian="'JetBrains Mono'" style:font-family-complex="'JetBrains Mono'" fo:background-color="transparent" fo:color="#e8bf6a"/>
    </style:style>
    <style:style style:name="T85" style:family="text">
      <style:text-properties fo:font-size="10.00pt" fo:font-weight="normal" fo:font-family="'JetBrains Mono'" style:font-family-asian="'JetBrains Mono'" style:font-family-complex="'JetBrains Mono'" fo:background-color="transparent" fo:color="#bababa"/>
    </style:style>
    <style:style style:name="T86" style:family="text">
      <style:text-properties fo:font-size="10.00pt" fo:font-weight="normal" fo:font-family="'JetBrains Mono'" style:font-family-asian="'JetBrains Mono'" style:font-family-complex="'JetBrains Mono'" fo:background-color="transparent" fo:color="#6a8759"/>
    </style:style>
    <style:style style:name="T87" style:family="text">
      <style:text-properties fo:font-size="10.00pt" fo:font-weight="normal" fo:font-family="'JetBrains Mono'" style:font-family-asian="'JetBrains Mono'" style:font-family-complex="'JetBrains Mono'" fo:background-color="transparent" fo:color="#e8bf6a"/>
    </style:style>
    <style:style style:name="T88" style:family="text">
      <style:text-properties fo:font-size="10.00pt" fo:font-weight="normal" fo:font-family="'JetBrains Mono'" style:font-family-asian="'JetBrains Mono'" style:font-family-complex="'JetBrains Mono'" fo:background-color="transparent" fo:color="#bababa"/>
    </style:style>
    <style:style style:name="T89" style:family="text">
      <style:text-properties fo:font-size="10.00pt" fo:font-weight="normal" fo:font-family="'JetBrains Mono'" style:font-family-asian="'JetBrains Mono'" style:font-family-complex="'JetBrains Mono'" fo:background-color="transparent" fo:color="#6a8759"/>
    </style:style>
    <style:style style:name="T90" style:family="text">
      <style:text-properties fo:font-size="10.00pt" fo:font-weight="normal" fo:font-family="'JetBrains Mono'" style:font-family-asian="'JetBrains Mono'" style:font-family-complex="'JetBrains Mono'" fo:background-color="transparent" fo:color="#e8bf6a"/>
    </style:style>
    <style:style style:name="T91" style:family="text">
      <style:text-properties fo:font-size="10.00pt" fo:font-weight="normal" fo:font-family="'JetBrains Mono'" style:font-family-asian="'JetBrains Mono'" style:font-family-complex="'JetBrains Mono'" fo:background-color="transparent" fo:color="#a9b7c6"/>
    </style:style>
    <style:style style:name="T92" style:family="text">
      <style:text-properties fo:font-size="10.00pt" fo:font-weight="normal" fo:font-family="'JetBrains Mono'" style:font-family-asian="'JetBrains Mono'" style:font-family-complex="'JetBrains Mono'" fo:background-color="transparent" fo:color="#e8bf6a"/>
    </style:style>
    <style:style style:name="T93" style:family="text">
      <style:text-properties fo:font-size="10.00pt" fo:font-weight="normal" fo:font-family="'JetBrains Mono'" style:font-family-asian="'JetBrains Mono'" style:font-family-complex="'JetBrains Mono'" fo:background-color="transparent" fo:color="#a9b7c6"/>
    </style:style>
    <style:style style:name="T94" style:family="text">
      <style:text-properties fo:font-size="10.00pt" fo:font-weight="normal" fo:font-family="'JetBrains Mono'" style:font-family-asian="'JetBrains Mono'" style:font-family-complex="'JetBrains Mono'" fo:background-color="transparent" fo:color="#e8bf6a"/>
    </style:style>
    <style:style style:name="T95" style:family="text">
      <style:text-properties fo:font-size="10.00pt" fo:font-weight="normal" fo:font-family="'JetBrains Mono'" style:font-family-asian="'JetBrains Mono'" style:font-family-complex="'JetBrains Mono'" fo:background-color="transparent" fo:color="#bababa"/>
    </style:style>
    <style:style style:name="T96" style:family="text">
      <style:text-properties fo:font-size="10.00pt" fo:font-weight="normal" fo:font-family="'JetBrains Mono'" style:font-family-asian="'JetBrains Mono'" style:font-family-complex="'JetBrains Mono'" fo:background-color="transparent" fo:color="#6a8759"/>
    </style:style>
    <style:style style:name="T97" style:family="text">
      <style:text-properties fo:font-size="10.00pt" fo:font-weight="normal" fo:font-family="'JetBrains Mono'" style:font-family-asian="'JetBrains Mono'" style:font-family-complex="'JetBrains Mono'" fo:background-color="transparent" fo:color="#e8bf6a"/>
    </style:style>
    <style:style style:name="T98" style:family="text">
      <style:text-properties fo:font-size="10.00pt" fo:font-weight="normal" fo:font-family="'JetBrains Mono'" style:font-family-asian="'JetBrains Mono'" style:font-family-complex="'JetBrains Mono'" fo:background-color="transparent" fo:color="#a9b7c6"/>
    </style:style>
    <style:style style:name="T99" style:family="text">
      <style:text-properties fo:font-size="10.00pt" fo:font-weight="normal" fo:font-family="'JetBrains Mono'" style:font-family-asian="'JetBrains Mono'" style:font-family-complex="'JetBrains Mono'" fo:background-color="transparent" fo:color="#e8bf6a"/>
    </style:style>
    <style:style style:name="T100" style:family="text">
      <style:text-properties fo:font-size="10.00pt" fo:font-weight="normal" fo:font-family="'JetBrains Mono'" style:font-family-asian="'JetBrains Mono'" style:font-family-complex="'JetBrains Mono'" fo:background-color="transparent" fo:color="#bababa"/>
    </style:style>
    <style:style style:name="T101" style:family="text">
      <style:text-properties fo:font-size="10.00pt" fo:font-weight="normal" fo:font-family="'JetBrains Mono'" style:font-family-asian="'JetBrains Mono'" style:font-family-complex="'JetBrains Mono'" fo:background-color="transparent" fo:color="#6a8759"/>
    </style:style>
    <style:style style:name="T102" style:family="text">
      <style:text-properties fo:font-size="10.00pt" fo:font-weight="normal" fo:font-family="'JetBrains Mono'" style:font-family-asian="'JetBrains Mono'" style:font-family-complex="'JetBrains Mono'" fo:background-color="transparent" fo:color="#e8bf6a"/>
    </style:style>
    <style:style style:name="T103" style:family="text">
      <style:text-properties fo:font-size="10.00pt" fo:font-weight="normal" fo:font-family="'JetBrains Mono'" style:font-family-asian="'JetBrains Mono'" style:font-family-complex="'JetBrains Mono'" fo:background-color="transparent" fo:color="#bababa"/>
    </style:style>
    <style:style style:name="T104" style:family="text">
      <style:text-properties fo:font-size="10.00pt" fo:font-weight="normal" fo:font-family="'JetBrains Mono'" style:font-family-asian="'JetBrains Mono'" style:font-family-complex="'JetBrains Mono'" fo:background-color="transparent" fo:color="#6a8759"/>
    </style:style>
    <style:style style:name="T105" style:family="text">
      <style:text-properties fo:font-size="10.00pt" fo:font-weight="normal" fo:font-family="'JetBrains Mono'" style:font-family-asian="'JetBrains Mono'" style:font-family-complex="'JetBrains Mono'" fo:background-color="transparent" fo:color="#e8bf6a"/>
    </style:style>
    <style:style style:name="T106" style:family="text">
      <style:text-properties fo:font-size="10.00pt" fo:font-weight="normal" fo:font-family="'JetBrains Mono'" style:font-family-asian="'JetBrains Mono'" style:font-family-complex="'JetBrains Mono'" fo:background-color="transparent" fo:color="#a9b7c6"/>
    </style:style>
    <style:style style:name="T107" style:family="text">
      <style:text-properties fo:font-size="10.00pt" fo:font-weight="normal" fo:font-family="'JetBrains Mono'" style:font-family-asian="'JetBrains Mono'" style:font-family-complex="'JetBrains Mono'" fo:background-color="transparent" fo:color="#cc7832"/>
    </style:style>
    <style:style style:name="T108" style:family="text">
      <style:text-properties fo:font-size="10.00pt" fo:font-weight="normal" fo:font-family="'JetBrains Mono'" style:font-family-asian="'JetBrains Mono'" style:font-family-complex="'JetBrains Mono'" fo:background-color="transparent" fo:color="#a9b7c6"/>
    </style:style>
    <style:style style:name="T109" style:family="text">
      <style:text-properties fo:font-size="10.00pt" fo:font-weight="normal" fo:font-family="'JetBrains Mono'" style:font-family-asian="'JetBrains Mono'" style:font-family-complex="'JetBrains Mono'" fo:background-color="transparent" fo:color="#cc7832"/>
    </style:style>
    <style:style style:name="T110" style:family="text">
      <style:text-properties fo:font-size="10.00pt" fo:font-weight="normal" fo:font-family="'JetBrains Mono'" style:font-family-asian="'JetBrains Mono'" style:font-family-complex="'JetBrains Mono'" fo:background-color="transparent" fo:color="#ffc66d"/>
    </style:style>
    <style:style style:name="T111" style:family="text">
      <style:text-properties fo:font-size="10.00pt" fo:font-weight="normal" fo:font-family="'JetBrains Mono'" style:font-family-asian="'JetBrains Mono'" style:font-family-complex="'JetBrains Mono'" fo:background-color="transparent" fo:color="#cc7832"/>
    </style:style>
    <style:style style:name="T112" style:family="text">
      <style:text-properties fo:font-size="10.00pt" fo:font-weight="normal" fo:font-family="'JetBrains Mono'" style:font-family-asian="'JetBrains Mono'" style:font-family-complex="'JetBrains Mono'" fo:background-color="transparent" style:use-window-font-color="true"/>
    </style:style>
    <style:style style:name="T113" style:family="text">
      <style:text-properties fo:font-size="14.00pt" fo:font-weight="bold" fo:font-family="Calibri" style:font-family-asian="Calibri" style:font-family-complex="Calibri" fo:background-color="transparent" style:use-window-font-color="true"/>
    </style:style>
    <style:style style:name="T114" style:family="text">
      <style:text-properties fo:font-size="10.00pt" fo:font-weight="normal" fo:font-family="Calibri" style:font-family-asian="Calibri" style:font-family-complex="Calibri" fo:background-color="transparent" style:use-window-font-color="true"/>
    </style:style>
    <style:style style:name="T115" style:family="text">
      <style:text-properties fo:font-size="10.00pt" fo:font-weight="bold" fo:font-family="Calibri" style:font-family-asian="Calibri" style:font-family-complex="Calibri" fo:background-color="transparent" style:use-window-font-color="true"/>
    </style:style>
    <style:style style:name="T116" style:family="text">
      <style:text-properties fo:font-size="10.00pt" fo:font-weight="normal" fo:font-family="Calibri" style:font-family-asian="Calibri" style:font-family-complex="Calibri" fo:background-color="transparent" style:use-window-font-color="true"/>
    </style:style>
    <style:style style:name="T117" style:family="text">
      <style:text-properties fo:font-size="10.00pt" fo:font-weight="normal" fo:font-family="'JetBrains Mono'" style:font-family-asian="'JetBrains Mono'" style:font-family-complex="'JetBrains Mono'" fo:background-color="transparent" style:use-window-font-color="true"/>
    </style:style>
    <style:style style:name="T118" style:family="text">
      <style:text-properties fo:font-size="10.00pt" fo:font-weight="normal" fo:font-family="'JetBrains Mono'" style:font-family-asian="'JetBrains Mono'" style:font-family-complex="'JetBrains Mono'" fo:background-color="transparent" fo:color="#a9b7c6"/>
    </style:style>
    <style:style style:name="T119" style:family="text">
      <style:text-properties fo:font-size="10.00pt" fo:font-weight="normal" fo:font-family="'JetBrains Mono'" style:font-family-asian="'JetBrains Mono'" style:font-family-complex="'JetBrains Mono'" fo:background-color="transparent" fo:color="#cc7832"/>
    </style:style>
    <style:style style:name="T120" style:family="text">
      <style:text-properties fo:font-size="10.00pt" fo:font-weight="bold" fo:font-family="'JetBrains Mono'" style:font-family-asian="'JetBrains Mono'" style:font-family-complex="'JetBrains Mono'" fo:background-color="transparent" fo:color="#9876aa" fo:font-style="italic"/>
    </style:style>
    <style:style style:name="T121" style:family="text">
      <style:text-properties fo:font-size="10.00pt" fo:font-weight="normal" fo:font-family="'JetBrains Mono'" style:font-family-asian="'JetBrains Mono'" style:font-family-complex="'JetBrains Mono'" fo:background-color="transparent" fo:color="#a9b7c6"/>
    </style:style>
    <style:style style:name="T122" style:family="text">
      <style:text-properties fo:font-size="10.00pt" fo:font-weight="normal" fo:font-family="'JetBrains Mono'" style:font-family-asian="'JetBrains Mono'" style:font-family-complex="'JetBrains Mono'" fo:background-color="transparent" fo:color="#ffc66d"/>
    </style:style>
    <style:style style:name="T123" style:family="text">
      <style:text-properties fo:font-size="10.00pt" fo:font-weight="normal" fo:font-family="'JetBrains Mono'" style:font-family-asian="'JetBrains Mono'" style:font-family-complex="'JetBrains Mono'" fo:background-color="transparent" fo:color="#a9b7c6"/>
    </style:style>
    <style:style style:name="T124" style:family="text">
      <style:text-properties fo:font-size="10.00pt" fo:font-weight="normal" fo:font-family="'JetBrains Mono'" style:font-family-asian="'JetBrains Mono'" style:font-family-complex="'JetBrains Mono'" fo:background-color="transparent" fo:color="#cc7832"/>
    </style:style>
    <style:style style:name="T125" style:family="text">
      <style:text-properties fo:font-size="10.00pt" fo:font-weight="normal" fo:font-family="'JetBrains Mono'" style:font-family-asian="'JetBrains Mono'" style:font-family-complex="'JetBrains Mono'" fo:background-color="transparent" style:use-window-font-color="true"/>
    </style:style>
    <style:style style:name="T126" style:family="text">
      <style:text-properties fo:font-size="10.00pt" fo:font-weight="bold" fo:font-family="Calibri" style:font-family-asian="Calibri" style:font-family-complex="Calibri" fo:background-color="transparent" style:use-window-font-color="true"/>
    </style:style>
    <style:style style:name="T127" style:family="text">
      <style:text-properties fo:font-size="10.00pt" fo:font-weight="normal" fo:font-family="Calibri" style:font-family-asian="Calibri" style:font-family-complex="Calibri" fo:background-color="transparent" style:use-window-font-color="true"/>
    </style:style>
    <style:style style:name="T128" style:family="text">
      <style:text-properties fo:font-size="10.00pt" fo:font-weight="normal" fo:font-family="'JetBrains Mono'" style:font-family-asian="'JetBrains Mono'" style:font-family-complex="'JetBrains Mono'" fo:background-color="transparent" style:use-window-font-color="true"/>
    </style:style>
    <style:style style:name="T129" style:family="text">
      <style:text-properties fo:font-size="10.00pt" fo:font-weight="normal" fo:font-family="'JetBrains Mono'" style:font-family-asian="'JetBrains Mono'" style:font-family-complex="'JetBrains Mono'" fo:background-color="transparent" fo:color="#cc7832"/>
    </style:style>
    <style:style style:name="T130" style:family="text">
      <style:text-properties fo:font-size="10.00pt" fo:font-weight="normal" fo:font-family="'JetBrains Mono'" style:font-family-asian="'JetBrains Mono'" style:font-family-complex="'JetBrains Mono'" fo:background-color="transparent" fo:color="#ffc66d"/>
    </style:style>
    <style:style style:name="T131" style:family="text">
      <style:text-properties fo:font-size="10.00pt" fo:font-weight="normal" fo:font-family="'JetBrains Mono'" style:font-family-asian="'JetBrains Mono'" style:font-family-complex="'JetBrains Mono'" fo:background-color="transparent" fo:color="#a9b7c6"/>
    </style:style>
    <style:style style:name="T132" style:family="text">
      <style:text-properties fo:font-size="10.00pt" fo:font-weight="normal" fo:font-family="'JetBrains Mono'" style:font-family-asian="'JetBrains Mono'" style:font-family-complex="'JetBrains Mono'" fo:background-color="transparent" fo:color="#cc7832"/>
    </style:style>
    <style:style style:name="T133" style:family="text">
      <style:text-properties fo:font-size="10.00pt" fo:font-weight="normal" fo:font-family="'JetBrains Mono'" style:font-family-asian="'JetBrains Mono'" style:font-family-complex="'JetBrains Mono'" fo:background-color="transparent" fo:color="#a9b7c6"/>
    </style:style>
    <style:style style:name="T134" style:family="text">
      <style:text-properties fo:font-size="10.00pt" fo:font-weight="normal" fo:font-family="'JetBrains Mono'" style:font-family-asian="'JetBrains Mono'" style:font-family-complex="'JetBrains Mono'" fo:background-color="transparent" fo:color="#cc7832"/>
    </style:style>
    <style:style style:name="T135" style:family="text">
      <style:text-properties fo:font-size="10.00pt" fo:font-weight="normal" fo:font-family="'JetBrains Mono'" style:font-family-asian="'JetBrains Mono'" style:font-family-complex="'JetBrains Mono'" fo:background-color="transparent" fo:color="#a9b7c6"/>
    </style:style>
    <style:style style:name="T136" style:family="text">
      <style:text-properties fo:font-size="10.00pt" fo:font-weight="normal" fo:font-family="'JetBrains Mono'" style:font-family-asian="'JetBrains Mono'" style:font-family-complex="'JetBrains Mono'" fo:background-color="transparent" fo:color="#ffc66d"/>
    </style:style>
    <style:style style:name="T137" style:family="text">
      <style:text-properties fo:font-size="10.00pt" fo:font-weight="normal" fo:font-family="'JetBrains Mono'" style:font-family-asian="'JetBrains Mono'" style:font-family-complex="'JetBrains Mono'" fo:background-color="transparent" fo:color="#a9b7c6"/>
    </style:style>
    <style:style style:name="T138" style:family="text">
      <style:text-properties fo:font-size="10.00pt" fo:font-weight="normal" fo:font-family="'JetBrains Mono'" style:font-family-asian="'JetBrains Mono'" style:font-family-complex="'JetBrains Mono'" fo:background-color="transparent" fo:color="#cc7832"/>
    </style:style>
    <style:style style:name="T139" style:family="text">
      <style:text-properties fo:font-size="10.00pt" fo:font-weight="normal" fo:font-family="'JetBrains Mono'" style:font-family-asian="'JetBrains Mono'" style:font-family-complex="'JetBrains Mono'" fo:background-color="transparent" fo:color="#a9b7c6"/>
    </style:style>
    <style:style style:name="T140" style:family="text">
      <style:text-properties fo:font-size="10.00pt" fo:font-weight="normal" fo:font-family="'JetBrains Mono'" style:font-family-asian="'JetBrains Mono'" style:font-family-complex="'JetBrains Mono'" fo:background-color="transparent" fo:color="#cc7832"/>
    </style:style>
    <style:style style:name="T141" style:family="text">
      <style:text-properties fo:font-size="10.00pt" fo:font-weight="normal" fo:font-family="'JetBrains Mono'" style:font-family-asian="'JetBrains Mono'" style:font-family-complex="'JetBrains Mono'" fo:background-color="transparent" fo:color="#a9b7c6"/>
    </style:style>
    <style:style style:name="T142" style:family="text">
      <style:text-properties fo:font-size="10.00pt" fo:font-weight="normal" fo:font-family="'JetBrains Mono'" style:font-family-asian="'JetBrains Mono'" style:font-family-complex="'JetBrains Mono'" fo:background-color="transparent" fo:color="#ffc66d"/>
    </style:style>
    <style:style style:name="T143" style:family="text">
      <style:text-properties fo:font-size="10.00pt" fo:font-weight="normal" fo:font-family="'JetBrains Mono'" style:font-family-asian="'JetBrains Mono'" style:font-family-complex="'JetBrains Mono'" fo:background-color="transparent" fo:color="#a9b7c6"/>
    </style:style>
    <style:style style:name="T144" style:family="text">
      <style:text-properties fo:font-size="10.00pt" fo:font-weight="normal" fo:font-family="'JetBrains Mono'" style:font-family-asian="'JetBrains Mono'" style:font-family-complex="'JetBrains Mono'" fo:background-color="transparent" fo:color="#cc7832"/>
    </style:style>
    <style:style style:name="T145" style:family="text">
      <style:text-properties fo:font-size="10.00pt" fo:font-weight="normal" fo:font-family="'JetBrains Mono'" style:font-family-asian="'JetBrains Mono'" style:font-family-complex="'JetBrains Mono'" fo:background-color="transparent" fo:color="#a9b7c6"/>
    </style:style>
    <style:style style:name="T146" style:family="text">
      <style:text-properties fo:font-size="10.00pt" fo:font-weight="normal" fo:font-family="'JetBrains Mono'" style:font-family-asian="'JetBrains Mono'" style:font-family-complex="'JetBrains Mono'" fo:background-color="transparent" fo:color="#e8bf6a"/>
    </style:style>
    <style:style style:name="T147" style:family="text">
      <style:text-properties fo:font-size="10.00pt" fo:font-weight="normal" fo:font-family="'JetBrains Mono'" style:font-family-asian="'JetBrains Mono'" style:font-family-complex="'JetBrains Mono'" fo:background-color="transparent" fo:color="#a9b7c6"/>
    </style:style>
    <style:style style:name="T148" style:family="text">
      <style:text-properties fo:font-size="10.00pt" fo:font-weight="normal" fo:font-family="'JetBrains Mono'" style:font-family-asian="'JetBrains Mono'" style:font-family-complex="'JetBrains Mono'" fo:background-color="transparent" fo:color="#cc7832"/>
    </style:style>
    <style:style style:name="T149" style:family="text">
      <style:text-properties fo:font-size="10.00pt" fo:font-weight="normal" fo:font-family="'JetBrains Mono'" style:font-family-asian="'JetBrains Mono'" style:font-family-complex="'JetBrains Mono'" fo:background-color="transparent" fo:color="#a9b7c6"/>
    </style:style>
    <style:style style:name="T150" style:family="text">
      <style:text-properties fo:font-size="10.00pt" fo:font-weight="normal" fo:font-family="'JetBrains Mono'" style:font-family-asian="'JetBrains Mono'" style:font-family-complex="'JetBrains Mono'" fo:background-color="transparent" style:use-window-font-color="true"/>
    </style:style>
    <style:style style:name="T151" style:family="text">
      <style:text-properties fo:font-size="10.00pt" fo:font-weight="normal" fo:font-family="'JetBrains Mono'" style:font-family-asian="'JetBrains Mono'" style:font-family-complex="'JetBrains Mono'" fo:background-color="transparent" fo:color="#cc7832"/>
    </style:style>
    <style:style style:name="T152" style:family="text">
      <style:text-properties fo:font-size="10.00pt" fo:font-weight="normal" fo:font-family="'JetBrains Mono'" style:font-family-asian="'JetBrains Mono'" style:font-family-complex="'JetBrains Mono'" fo:background-color="transparent" fo:color="#ffc66d"/>
    </style:style>
    <style:style style:name="T153" style:family="text">
      <style:text-properties fo:font-size="10.00pt" fo:font-weight="normal" fo:font-family="'JetBrains Mono'" style:font-family-asian="'JetBrains Mono'" style:font-family-complex="'JetBrains Mono'" fo:background-color="transparent" fo:color="#cc7832"/>
    </style:style>
    <style:style style:name="T154" style:family="text">
      <style:text-properties fo:font-size="10.00pt" fo:font-weight="normal" fo:font-family="'JetBrains Mono'" style:font-family-asian="'JetBrains Mono'" style:font-family-complex="'JetBrains Mono'" fo:background-color="transparent" style:use-window-font-color="true"/>
    </style:style>
    <style:style style:name="T155" style:family="text">
      <style:text-properties fo:font-size="10.00pt" fo:font-weight="bold" fo:font-family="Calibri" style:font-family-asian="Calibri" style:font-family-complex="Calibri" fo:background-color="transparent" style:use-window-font-color="true"/>
    </style:style>
    <style:style style:name="T156" style:family="text">
      <style:text-properties fo:font-size="10.00pt" fo:font-weight="normal" fo:font-family="Calibri" style:font-family-asian="Calibri" style:font-family-complex="Calibri" fo:background-color="transparent" style:use-window-font-color="true"/>
    </style:style>
    <style:style style:name="T157" style:family="text">
      <style:text-properties fo:font-size="10.00pt" fo:font-weight="normal" fo:font-family="'JetBrains Mono'" style:font-family-asian="'JetBrains Mono'" style:font-family-complex="'JetBrains Mono'" fo:background-color="transparent" style:use-window-font-color="true"/>
    </style:style>
    <style:style style:name="T158" style:family="text">
      <style:text-properties fo:font-size="10.00pt" fo:font-weight="normal" fo:font-family="'JetBrains Mono'" style:font-family-asian="'JetBrains Mono'" style:font-family-complex="'JetBrains Mono'" fo:background-color="transparent" fo:color="#cc7832"/>
    </style:style>
    <style:style style:name="T159" style:family="text">
      <style:text-properties fo:font-size="10.00pt" fo:font-weight="normal" fo:font-family="'JetBrains Mono'" style:font-family-asian="'JetBrains Mono'" style:font-family-complex="'JetBrains Mono'" fo:background-color="transparent" fo:color="#ffc66d"/>
    </style:style>
    <style:style style:name="T160" style:family="text">
      <style:text-properties fo:font-size="10.00pt" fo:font-weight="normal" fo:font-family="'JetBrains Mono'" style:font-family-asian="'JetBrains Mono'" style:font-family-complex="'JetBrains Mono'" fo:background-color="transparent" fo:color="#a9b7c6"/>
    </style:style>
    <style:style style:name="T161" style:family="text">
      <style:text-properties fo:font-size="10.00pt" fo:font-weight="normal" fo:font-family="'JetBrains Mono'" style:font-family-asian="'JetBrains Mono'" style:font-family-complex="'JetBrains Mono'" fo:background-color="transparent" fo:color="#cc7832"/>
    </style:style>
    <style:style style:name="T162" style:family="text">
      <style:text-properties fo:font-size="10.00pt" fo:font-weight="normal" fo:font-family="'JetBrains Mono'" style:font-family-asian="'JetBrains Mono'" style:font-family-complex="'JetBrains Mono'" fo:background-color="transparent" fo:color="#a9b7c6"/>
    </style:style>
    <style:style style:name="T163" style:family="text">
      <style:text-properties fo:font-size="10.00pt" fo:font-weight="normal" fo:font-family="'JetBrains Mono'" style:font-family-asian="'JetBrains Mono'" style:font-family-complex="'JetBrains Mono'" fo:background-color="transparent" fo:color="#cc7832"/>
    </style:style>
    <style:style style:name="T164" style:family="text">
      <style:text-properties fo:font-size="10.00pt" fo:font-weight="normal" fo:font-family="'JetBrains Mono'" style:font-family-asian="'JetBrains Mono'" style:font-family-complex="'JetBrains Mono'" fo:background-color="transparent" fo:color="#a9b7c6"/>
    </style:style>
    <style:style style:name="T165" style:family="text">
      <style:text-properties fo:font-size="10.00pt" fo:font-weight="normal" fo:font-family="'JetBrains Mono'" style:font-family-asian="'JetBrains Mono'" style:font-family-complex="'JetBrains Mono'" fo:background-color="transparent" fo:color="#ffc66d"/>
    </style:style>
    <style:style style:name="T166" style:family="text">
      <style:text-properties fo:font-size="10.00pt" fo:font-weight="normal" fo:font-family="'JetBrains Mono'" style:font-family-asian="'JetBrains Mono'" style:font-family-complex="'JetBrains Mono'" fo:background-color="transparent" fo:color="#a9b7c6"/>
    </style:style>
    <style:style style:name="T167" style:family="text">
      <style:text-properties fo:font-size="10.00pt" fo:font-weight="normal" fo:font-family="'JetBrains Mono'" style:font-family-asian="'JetBrains Mono'" style:font-family-complex="'JetBrains Mono'" fo:background-color="transparent" fo:color="#cc7832"/>
    </style:style>
    <style:style style:name="T168" style:family="text">
      <style:text-properties fo:font-size="10.00pt" fo:font-weight="normal" fo:font-family="'JetBrains Mono'" style:font-family-asian="'JetBrains Mono'" style:font-family-complex="'JetBrains Mono'" fo:background-color="transparent" fo:color="#a9b7c6"/>
    </style:style>
    <style:style style:name="T169" style:family="text">
      <style:text-properties fo:font-size="10.00pt" fo:font-weight="normal" fo:font-family="'JetBrains Mono'" style:font-family-asian="'JetBrains Mono'" style:font-family-complex="'JetBrains Mono'" fo:background-color="transparent" fo:color="#cc7832"/>
    </style:style>
    <style:style style:name="T170" style:family="text">
      <style:text-properties fo:font-size="10.00pt" fo:font-weight="normal" fo:font-family="'JetBrains Mono'" style:font-family-asian="'JetBrains Mono'" style:font-family-complex="'JetBrains Mono'" fo:background-color="transparent" fo:color="#a9b7c6"/>
    </style:style>
    <style:style style:name="T171" style:family="text">
      <style:text-properties fo:font-size="10.00pt" fo:font-weight="normal" fo:font-family="'JetBrains Mono'" style:font-family-asian="'JetBrains Mono'" style:font-family-complex="'JetBrains Mono'" fo:background-color="transparent" fo:color="#ffc66d"/>
    </style:style>
    <style:style style:name="T172" style:family="text">
      <style:text-properties fo:font-size="10.00pt" fo:font-weight="normal" fo:font-family="'JetBrains Mono'" style:font-family-asian="'JetBrains Mono'" style:font-family-complex="'JetBrains Mono'" fo:background-color="transparent" fo:color="#a9b7c6"/>
    </style:style>
    <style:style style:name="T173" style:family="text">
      <style:text-properties fo:font-size="10.00pt" fo:font-weight="normal" fo:font-family="'JetBrains Mono'" style:font-family-asian="'JetBrains Mono'" style:font-family-complex="'JetBrains Mono'" fo:background-color="transparent" fo:color="#cc7832"/>
    </style:style>
    <style:style style:name="T174" style:family="text">
      <style:text-properties fo:font-size="10.00pt" fo:font-weight="normal" fo:font-family="'JetBrains Mono'" style:font-family-asian="'JetBrains Mono'" style:font-family-complex="'JetBrains Mono'" fo:background-color="transparent" fo:color="#a9b7c6"/>
    </style:style>
    <style:style style:name="T175" style:family="text">
      <style:text-properties fo:font-size="10.00pt" fo:font-weight="normal" fo:font-family="'JetBrains Mono'" style:font-family-asian="'JetBrains Mono'" style:font-family-complex="'JetBrains Mono'" fo:background-color="transparent" fo:color="#e8bf6a"/>
    </style:style>
    <style:style style:name="T176" style:family="text">
      <style:text-properties fo:font-size="10.00pt" fo:font-weight="normal" fo:font-family="'JetBrains Mono'" style:font-family-asian="'JetBrains Mono'" style:font-family-complex="'JetBrains Mono'" fo:background-color="transparent" fo:color="#a9b7c6"/>
    </style:style>
    <style:style style:name="T177" style:family="text">
      <style:text-properties fo:font-size="10.00pt" fo:font-weight="normal" fo:font-family="'JetBrains Mono'" style:font-family-asian="'JetBrains Mono'" style:font-family-complex="'JetBrains Mono'" fo:background-color="transparent" fo:color="#e8bf6a"/>
    </style:style>
    <style:style style:name="T178" style:family="text">
      <style:text-properties fo:font-size="10.00pt" fo:font-weight="normal" fo:font-family="'JetBrains Mono'" style:font-family-asian="'JetBrains Mono'" style:font-family-complex="'JetBrains Mono'" fo:background-color="transparent" fo:color="#a9b7c6"/>
    </style:style>
    <style:style style:name="T179" style:family="text">
      <style:text-properties fo:font-size="10.00pt" fo:font-weight="normal" fo:font-family="'JetBrains Mono'" style:font-family-asian="'JetBrains Mono'" style:font-family-complex="'JetBrains Mono'" fo:background-color="transparent" fo:color="#cc7832"/>
    </style:style>
    <style:style style:name="T180" style:family="text">
      <style:text-properties fo:font-size="10.00pt" fo:font-weight="normal" fo:font-family="'JetBrains Mono'" style:font-family-asian="'JetBrains Mono'" style:font-family-complex="'JetBrains Mono'" fo:background-color="transparent" fo:color="#a9b7c6"/>
    </style:style>
    <style:style style:name="T181" style:family="text">
      <style:text-properties fo:font-size="10.00pt" fo:font-weight="normal" fo:font-family="'JetBrains Mono'" style:font-family-asian="'JetBrains Mono'" style:font-family-complex="'JetBrains Mono'" fo:background-color="transparent" style:use-window-font-color="true"/>
    </style:style>
    <style:style style:name="T182" style:family="text">
      <style:text-properties fo:font-size="10.00pt" fo:font-weight="bold" fo:font-family="Calibri" style:font-family-asian="Calibri" style:font-family-complex="Calibri" fo:background-color="transparent" style:use-window-font-color="true"/>
    </style:style>
    <style:style style:name="T183" style:family="text">
      <style:text-properties fo:font-size="10.00pt" fo:font-weight="normal" fo:font-family="Calibri" style:font-family-asian="Calibri" style:font-family-complex="Calibri" fo:background-color="transparent" style:use-window-font-color="true"/>
    </style:style>
    <style:style style:name="T184" style:family="text">
      <style:text-properties fo:font-size="10.00pt" fo:font-weight="normal" fo:font-family="'JetBrains Mono'" style:font-family-asian="'JetBrains Mono'" style:font-family-complex="'JetBrains Mono'" fo:background-color="transparent" style:use-window-font-color="true"/>
    </style:style>
    <style:style style:name="T185" style:family="text">
      <style:text-properties fo:font-size="10.00pt" fo:font-weight="normal" fo:font-family="'JetBrains Mono'" style:font-family-asian="'JetBrains Mono'" style:font-family-complex="'JetBrains Mono'" fo:background-color="transparent" fo:color="#cc7832"/>
    </style:style>
    <style:style style:name="T186" style:family="text">
      <style:text-properties fo:font-size="10.00pt" fo:font-weight="normal" fo:font-family="'JetBrains Mono'" style:font-family-asian="'JetBrains Mono'" style:font-family-complex="'JetBrains Mono'" fo:background-color="transparent" fo:color="#a9b7c6"/>
    </style:style>
    <style:style style:name="T187" style:family="text">
      <style:text-properties fo:font-size="10.00pt" fo:font-weight="normal" fo:font-family="'JetBrains Mono'" style:font-family-asian="'JetBrains Mono'" style:font-family-complex="'JetBrains Mono'" fo:background-color="transparent" fo:color="#9876aa"/>
    </style:style>
    <style:style style:name="T188" style:family="text">
      <style:text-properties fo:font-size="10.00pt" fo:font-weight="normal" fo:font-family="'JetBrains Mono'" style:font-family-asian="'JetBrains Mono'" style:font-family-complex="'JetBrains Mono'" fo:background-color="transparent" fo:color="#a9b7c6"/>
    </style:style>
    <style:style style:name="T189" style:family="text">
      <style:text-properties fo:font-size="10.00pt" fo:font-weight="normal" fo:font-family="'JetBrains Mono'" style:font-family-asian="'JetBrains Mono'" style:font-family-complex="'JetBrains Mono'" fo:background-color="transparent" fo:color="#cc7832"/>
    </style:style>
    <style:style style:name="T190" style:family="text">
      <style:text-properties fo:font-size="10.00pt" fo:font-weight="normal" fo:font-family="'JetBrains Mono'" style:font-family-asian="'JetBrains Mono'" style:font-family-complex="'JetBrains Mono'" fo:background-color="transparent" fo:color="#ffc66d"/>
    </style:style>
    <style:style style:name="T191" style:family="text">
      <style:text-properties fo:font-size="10.00pt" fo:font-weight="normal" fo:font-family="'JetBrains Mono'" style:font-family-asian="'JetBrains Mono'" style:font-family-complex="'JetBrains Mono'" fo:background-color="transparent" fo:color="#a9b7c6"/>
    </style:style>
    <style:style style:name="T192" style:family="text">
      <style:text-properties fo:font-size="10.00pt" fo:font-weight="normal" fo:font-family="'JetBrains Mono'" style:font-family-asian="'JetBrains Mono'" style:font-family-complex="'JetBrains Mono'" fo:background-color="transparent" fo:color="#ffc66d"/>
    </style:style>
    <style:style style:name="T193" style:family="text">
      <style:text-properties fo:font-size="10.00pt" fo:font-weight="normal" fo:font-family="'JetBrains Mono'" style:font-family-asian="'JetBrains Mono'" style:font-family-complex="'JetBrains Mono'" fo:background-color="transparent" fo:color="#cc7832"/>
    </style:style>
    <style:style style:name="T194" style:family="text">
      <style:text-properties fo:font-size="10.00pt" fo:font-weight="normal" fo:font-family="'JetBrains Mono'" style:font-family-asian="'JetBrains Mono'" style:font-family-complex="'JetBrains Mono'" fo:background-color="transparent" fo:color="#ffc66d"/>
    </style:style>
    <style:style style:name="T195" style:family="text">
      <style:text-properties fo:font-size="10.00pt" fo:font-weight="normal" fo:font-family="'JetBrains Mono'" style:font-family-asian="'JetBrains Mono'" style:font-family-complex="'JetBrains Mono'" fo:background-color="transparent" fo:color="#a9b7c6"/>
    </style:style>
    <style:style style:name="T196" style:family="text">
      <style:text-properties fo:font-size="10.00pt" fo:font-weight="normal" fo:font-family="'JetBrains Mono'" style:font-family-asian="'JetBrains Mono'" style:font-family-complex="'JetBrains Mono'" fo:background-color="transparent" fo:color="#ffc66d"/>
    </style:style>
    <style:style style:name="T197" style:family="text">
      <style:text-properties fo:font-size="10.00pt" fo:font-weight="normal" fo:font-family="'JetBrains Mono'" style:font-family-asian="'JetBrains Mono'" style:font-family-complex="'JetBrains Mono'" fo:background-color="transparent" fo:color="#cc7832"/>
    </style:style>
    <style:style style:name="T198" style:family="text">
      <style:text-properties fo:font-size="10.00pt" fo:font-weight="normal" fo:font-family="'JetBrains Mono'" style:font-family-asian="'JetBrains Mono'" style:font-family-complex="'JetBrains Mono'" fo:background-color="transparent" fo:color="#a9b7c6"/>
    </style:style>
    <style:style style:name="T199" style:family="text">
      <style:text-properties fo:font-size="10.00pt" fo:font-weight="normal" fo:font-family="'JetBrains Mono'" style:font-family-asian="'JetBrains Mono'" style:font-family-complex="'JetBrains Mono'" fo:background-color="transparent" fo:color="#cc7832"/>
    </style:style>
    <style:style style:name="T200" style:family="text">
      <style:text-properties fo:font-size="10.00pt" fo:font-weight="normal" fo:font-family="'JetBrains Mono'" style:font-family-asian="'JetBrains Mono'" style:font-family-complex="'JetBrains Mono'" fo:background-color="transparent" style:use-window-font-color="true"/>
    </style:style>
    <style:style style:name="T201" style:family="text">
      <style:text-properties fo:font-size="10.00pt" fo:font-weight="normal" fo:font-family="Calibri" style:font-family-asian="Calibri" style:font-family-complex="Calibri" fo:background-color="transparent" style:use-window-font-color="true"/>
    </style:style>
    <style:style style:name="T202" style:family="text">
      <style:text-properties fo:font-size="10.00pt" fo:font-weight="normal" fo:font-family="'JetBrains Mono'" style:font-family-asian="'JetBrains Mono'" style:font-family-complex="'JetBrains Mono'" fo:background-color="transparent" style:use-window-font-color="true"/>
    </style:style>
    <style:style style:name="T203" style:family="text">
      <style:text-properties fo:font-size="10.00pt" fo:font-weight="normal" fo:font-family="'JetBrains Mono'" style:font-family-asian="'JetBrains Mono'" style:font-family-complex="'JetBrains Mono'" fo:background-color="transparent" fo:color="#cc7832"/>
    </style:style>
    <style:style style:name="T204" style:family="text">
      <style:text-properties fo:font-size="10.00pt" fo:font-weight="normal" fo:font-family="'JetBrains Mono'" style:font-family-asian="'JetBrains Mono'" style:font-family-complex="'JetBrains Mono'" fo:background-color="transparent" fo:color="#ffc66d"/>
    </style:style>
    <style:style style:name="T205" style:family="text">
      <style:text-properties fo:font-size="10.00pt" fo:font-weight="normal" fo:font-family="'JetBrains Mono'" style:font-family-asian="'JetBrains Mono'" style:font-family-complex="'JetBrains Mono'" fo:background-color="transparent" fo:color="#a9b7c6"/>
    </style:style>
    <style:style style:name="T206" style:family="text">
      <style:text-properties fo:font-size="10.00pt" fo:font-weight="bold" fo:font-family="'JetBrains Mono'" style:font-family-asian="'JetBrains Mono'" style:font-family-complex="'JetBrains Mono'" fo:background-color="transparent" fo:color="#9876aa" fo:font-style="italic"/>
    </style:style>
    <style:style style:name="T207" style:family="text">
      <style:text-properties fo:font-size="10.00pt" fo:font-weight="normal" fo:font-family="'JetBrains Mono'" style:font-family-asian="'JetBrains Mono'" style:font-family-complex="'JetBrains Mono'" fo:background-color="transparent" fo:color="#a9b7c6"/>
    </style:style>
    <style:style style:name="T208" style:family="text">
      <style:text-properties fo:font-size="10.00pt" fo:font-weight="normal" fo:font-family="'JetBrains Mono'" style:font-family-asian="'JetBrains Mono'" style:font-family-complex="'JetBrains Mono'" fo:background-color="transparent" fo:color="#ffc66d"/>
    </style:style>
    <style:style style:name="T209" style:family="text">
      <style:text-properties fo:font-size="10.00pt" fo:font-weight="normal" fo:font-family="'JetBrains Mono'" style:font-family-asian="'JetBrains Mono'" style:font-family-complex="'JetBrains Mono'" fo:background-color="transparent" fo:color="#a9b7c6"/>
    </style:style>
    <style:style style:name="T210" style:family="text">
      <style:text-properties fo:font-size="10.00pt" fo:font-weight="normal" fo:font-family="'JetBrains Mono'" style:font-family-asian="'JetBrains Mono'" style:font-family-complex="'JetBrains Mono'" fo:background-color="transparent" fo:color="#6a8759"/>
    </style:style>
    <style:style style:name="T211" style:family="text">
      <style:text-properties fo:font-size="10.00pt" fo:font-weight="normal" fo:font-family="'JetBrains Mono'" style:font-family-asian="'JetBrains Mono'" style:font-family-complex="'JetBrains Mono'" fo:background-color="transparent" fo:color="#a9b7c6"/>
    </style:style>
    <style:style style:name="T212" style:family="text">
      <style:text-properties fo:font-size="10.00pt" fo:font-weight="normal" fo:font-family="'JetBrains Mono'" style:font-family-asian="'JetBrains Mono'" style:font-family-complex="'JetBrains Mono'" fo:background-color="transparent" fo:color="#cc7832"/>
    </style:style>
    <style:style style:name="T213" style:family="text">
      <style:text-properties fo:font-size="10.00pt" fo:font-weight="normal" fo:font-family="'JetBrains Mono'" style:font-family-asian="'JetBrains Mono'" style:font-family-complex="'JetBrains Mono'" fo:background-color="transparent" fo:color="#a9b7c6"/>
    </style:style>
    <style:style style:name="T214" style:family="text">
      <style:text-properties fo:font-size="10.00pt" fo:font-weight="normal" fo:font-family="'JetBrains Mono'" style:font-family-asian="'JetBrains Mono'" style:font-family-complex="'JetBrains Mono'" fo:background-color="transparent" fo:color="#cc7832"/>
    </style:style>
    <style:style style:name="T215" style:family="text">
      <style:text-properties fo:font-size="10.00pt" fo:font-weight="normal" fo:font-family="'JetBrains Mono'" style:font-family-asian="'JetBrains Mono'" style:font-family-complex="'JetBrains Mono'" fo:background-color="transparent" fo:color="#a9b7c6"/>
    </style:style>
    <style:style style:name="T216" style:family="text">
      <style:text-properties fo:font-size="10.00pt" fo:font-weight="normal" fo:font-family="'JetBrains Mono'" style:font-family-asian="'JetBrains Mono'" style:font-family-complex="'JetBrains Mono'" fo:background-color="transparent" fo:color="#cc7832"/>
    </style:style>
    <style:style style:name="T217" style:family="text">
      <style:text-properties fo:font-size="10.00pt" fo:font-weight="normal" fo:font-family="'JetBrains Mono'" style:font-family-asian="'JetBrains Mono'" style:font-family-complex="'JetBrains Mono'" fo:background-color="transparent" fo:color="#a9b7c6"/>
    </style:style>
    <style:style style:name="T218" style:family="text">
      <style:text-properties fo:font-size="10.00pt" fo:font-weight="normal" fo:font-family="'JetBrains Mono'" style:font-family-asian="'JetBrains Mono'" style:font-family-complex="'JetBrains Mono'" fo:background-color="transparent" fo:color="#ffc66d"/>
    </style:style>
    <style:style style:name="T219" style:family="text">
      <style:text-properties fo:font-size="10.00pt" fo:font-weight="normal" fo:font-family="'JetBrains Mono'" style:font-family-asian="'JetBrains Mono'" style:font-family-complex="'JetBrains Mono'" fo:background-color="transparent" fo:color="#a9b7c6"/>
    </style:style>
    <style:style style:name="T220" style:family="text">
      <style:text-properties fo:font-size="10.00pt" fo:font-weight="normal" fo:font-family="'JetBrains Mono'" style:font-family-asian="'JetBrains Mono'" style:font-family-complex="'JetBrains Mono'" fo:background-color="transparent" fo:color="#6a8759"/>
    </style:style>
    <style:style style:name="T221" style:family="text">
      <style:text-properties fo:font-size="10.00pt" fo:font-weight="normal" fo:font-family="'JetBrains Mono'" style:font-family-asian="'JetBrains Mono'" style:font-family-complex="'JetBrains Mono'" fo:background-color="transparent" fo:color="#a9b7c6"/>
    </style:style>
    <style:style style:name="T222" style:family="text">
      <style:text-properties fo:font-size="10.00pt" fo:font-weight="normal" fo:font-family="'JetBrains Mono'" style:font-family-asian="'JetBrains Mono'" style:font-family-complex="'JetBrains Mono'" fo:background-color="transparent" fo:color="#cc7832"/>
    </style:style>
    <style:style style:name="T223" style:family="text">
      <style:text-properties fo:font-size="10.00pt" fo:font-weight="normal" fo:font-family="'JetBrains Mono'" style:font-family-asian="'JetBrains Mono'" style:font-family-complex="'JetBrains Mono'" fo:background-color="transparent" fo:color="#a9b7c6"/>
    </style:style>
    <style:style style:name="T224" style:family="text">
      <style:text-properties fo:font-size="10.00pt" fo:font-weight="normal" fo:font-family="'JetBrains Mono'" style:font-family-asian="'JetBrains Mono'" style:font-family-complex="'JetBrains Mono'" fo:background-color="transparent" style:use-window-font-color="true"/>
    </style:style>
    <style:style style:name="T225" style:family="text">
      <style:text-properties fo:font-size="10.00pt" fo:font-weight="normal" fo:font-family="Calibri" style:font-family-asian="Calibri" style:font-family-complex="Calibri" fo:background-color="transparent" style:use-window-font-color="true"/>
    </style:style>
    <style:style style:name="T226" style:family="text">
      <style:text-properties fo:font-size="10.00pt" fo:font-weight="normal" fo:font-family="'JetBrains Mono'" style:font-family-asian="'JetBrains Mono'" style:font-family-complex="'JetBrains Mono'" fo:background-color="transparent" style:use-window-font-color="true"/>
    </style:style>
    <style:style style:name="T227" style:family="text">
      <style:text-properties fo:font-size="10.00pt" fo:font-weight="normal" fo:font-family="'JetBrains Mono'" style:font-family-asian="'JetBrains Mono'" style:font-family-complex="'JetBrains Mono'" fo:background-color="transparent" fo:color="#cc7832"/>
    </style:style>
    <style:style style:name="T228" style:family="text">
      <style:text-properties fo:font-size="10.00pt" fo:font-weight="normal" fo:font-family="'JetBrains Mono'" style:font-family-asian="'JetBrains Mono'" style:font-family-complex="'JetBrains Mono'" fo:background-color="transparent" fo:color="#ffc66d"/>
    </style:style>
    <style:style style:name="T229" style:family="text">
      <style:text-properties fo:font-size="10.00pt" fo:font-weight="normal" fo:font-family="'JetBrains Mono'" style:font-family-asian="'JetBrains Mono'" style:font-family-complex="'JetBrains Mono'" fo:background-color="transparent" fo:color="#a9b7c6"/>
    </style:style>
    <style:style style:name="T230" style:family="text">
      <style:text-properties fo:font-size="10.00pt" fo:font-weight="bold" fo:font-family="'JetBrains Mono'" style:font-family-asian="'JetBrains Mono'" style:font-family-complex="'JetBrains Mono'" fo:background-color="transparent" fo:color="#9876aa" fo:font-style="italic"/>
    </style:style>
    <style:style style:name="T231" style:family="text">
      <style:text-properties fo:font-size="10.00pt" fo:font-weight="normal" fo:font-family="'JetBrains Mono'" style:font-family-asian="'JetBrains Mono'" style:font-family-complex="'JetBrains Mono'" fo:background-color="transparent" fo:color="#a9b7c6"/>
    </style:style>
    <style:style style:name="T232" style:family="text">
      <style:text-properties fo:font-size="10.00pt" fo:font-weight="normal" fo:font-family="'JetBrains Mono'" style:font-family-asian="'JetBrains Mono'" style:font-family-complex="'JetBrains Mono'" fo:background-color="transparent" fo:color="#ffc66d"/>
    </style:style>
    <style:style style:name="T233" style:family="text">
      <style:text-properties fo:font-size="10.00pt" fo:font-weight="normal" fo:font-family="'JetBrains Mono'" style:font-family-asian="'JetBrains Mono'" style:font-family-complex="'JetBrains Mono'" fo:background-color="transparent" fo:color="#a9b7c6"/>
    </style:style>
    <style:style style:name="T234" style:family="text">
      <style:text-properties fo:font-size="10.00pt" fo:font-weight="normal" fo:font-family="'JetBrains Mono'" style:font-family-asian="'JetBrains Mono'" style:font-family-complex="'JetBrains Mono'" fo:background-color="transparent" fo:color="#6a8759"/>
    </style:style>
    <style:style style:name="T235" style:family="text">
      <style:text-properties fo:font-size="10.00pt" fo:font-weight="normal" fo:font-family="'JetBrains Mono'" style:font-family-asian="'JetBrains Mono'" style:font-family-complex="'JetBrains Mono'" fo:background-color="transparent" fo:color="#a9b7c6"/>
    </style:style>
    <style:style style:name="T236" style:family="text">
      <style:text-properties fo:font-size="10.00pt" fo:font-weight="normal" fo:font-family="'JetBrains Mono'" style:font-family-asian="'JetBrains Mono'" style:font-family-complex="'JetBrains Mono'" fo:background-color="transparent" fo:color="#cc7832"/>
    </style:style>
    <style:style style:name="T237" style:family="text">
      <style:text-properties fo:font-size="10.00pt" fo:font-weight="normal" fo:font-family="'JetBrains Mono'" style:font-family-asian="'JetBrains Mono'" style:font-family-complex="'JetBrains Mono'" fo:background-color="transparent" fo:color="#a9b7c6"/>
    </style:style>
    <style:style style:name="T238" style:family="text">
      <style:text-properties fo:font-size="10.00pt" fo:font-weight="normal" fo:font-family="'JetBrains Mono'" style:font-family-asian="'JetBrains Mono'" style:font-family-complex="'JetBrains Mono'" fo:background-color="transparent" fo:color="#cc7832"/>
    </style:style>
    <style:style style:name="T239" style:family="text">
      <style:text-properties fo:font-size="10.00pt" fo:font-weight="normal" fo:font-family="'JetBrains Mono'" style:font-family-asian="'JetBrains Mono'" style:font-family-complex="'JetBrains Mono'" fo:background-color="transparent" fo:color="#a9b7c6"/>
    </style:style>
    <style:style style:name="T240" style:family="text">
      <style:text-properties fo:font-size="10.00pt" fo:font-weight="normal" fo:font-family="'JetBrains Mono'" style:font-family-asian="'JetBrains Mono'" style:font-family-complex="'JetBrains Mono'" fo:background-color="transparent" fo:color="#cc7832"/>
    </style:style>
    <style:style style:name="T241" style:family="text">
      <style:text-properties fo:font-size="10.00pt" fo:font-weight="normal" fo:font-family="'JetBrains Mono'" style:font-family-asian="'JetBrains Mono'" style:font-family-complex="'JetBrains Mono'" fo:background-color="transparent" fo:color="#a9b7c6"/>
    </style:style>
    <style:style style:name="T242" style:family="text">
      <style:text-properties fo:font-size="10.00pt" fo:font-weight="normal" fo:font-family="'JetBrains Mono'" style:font-family-asian="'JetBrains Mono'" style:font-family-complex="'JetBrains Mono'" fo:background-color="transparent" fo:color="#ffc66d"/>
    </style:style>
    <style:style style:name="T243" style:family="text">
      <style:text-properties fo:font-size="10.00pt" fo:font-weight="normal" fo:font-family="'JetBrains Mono'" style:font-family-asian="'JetBrains Mono'" style:font-family-complex="'JetBrains Mono'" fo:background-color="transparent" fo:color="#a9b7c6"/>
    </style:style>
    <style:style style:name="T244" style:family="text">
      <style:text-properties fo:font-size="10.00pt" fo:font-weight="normal" fo:font-family="'JetBrains Mono'" style:font-family-asian="'JetBrains Mono'" style:font-family-complex="'JetBrains Mono'" fo:background-color="transparent" fo:color="#6a8759"/>
    </style:style>
    <style:style style:name="T245" style:family="text">
      <style:text-properties fo:font-size="10.00pt" fo:font-weight="normal" fo:font-family="'JetBrains Mono'" style:font-family-asian="'JetBrains Mono'" style:font-family-complex="'JetBrains Mono'" fo:background-color="transparent" fo:color="#a9b7c6"/>
    </style:style>
    <style:style style:name="T246" style:family="text">
      <style:text-properties fo:font-size="10.00pt" fo:font-weight="normal" fo:font-family="'JetBrains Mono'" style:font-family-asian="'JetBrains Mono'" style:font-family-complex="'JetBrains Mono'" fo:background-color="transparent" fo:color="#cc7832"/>
    </style:style>
    <style:style style:name="T247" style:family="text">
      <style:text-properties fo:font-size="10.00pt" fo:font-weight="normal" fo:font-family="'JetBrains Mono'" style:font-family-asian="'JetBrains Mono'" style:font-family-complex="'JetBrains Mono'" fo:background-color="transparent" fo:color="#a9b7c6"/>
    </style:style>
    <style:style style:name="T248" style:family="text">
      <style:text-properties fo:font-size="10.00pt" fo:font-weight="normal" fo:font-family="'JetBrains Mono'" style:font-family-asian="'JetBrains Mono'" style:font-family-complex="'JetBrains Mono'" fo:background-color="transparent" style:use-window-font-color="true"/>
    </style:style>
    <style:style style:name="T249" style:family="text">
      <style:text-properties fo:font-size="10.00pt" fo:font-weight="bold" fo:font-family="Calibri" style:font-family-asian="Calibri" style:font-family-complex="Calibri" fo:background-color="transparent" style:use-window-font-color="true"/>
    </style:style>
    <style:style style:name="T250" style:family="text">
      <style:text-properties fo:font-size="10.00pt" fo:font-weight="normal" fo:font-family="Calibri" style:font-family-asian="Calibri" style:font-family-complex="Calibri" fo:background-color="transparent" style:use-window-font-color="true"/>
    </style:style>
    <style:style style:name="T251" style:family="text">
      <style:text-properties fo:font-size="10.00pt" fo:font-weight="normal" fo:font-family="'JetBrains Mono'" style:font-family-asian="'JetBrains Mono'" style:font-family-complex="'JetBrains Mono'" fo:background-color="transparent" fo:color="#a9b7c6"/>
    </style:style>
    <style:style style:name="T252" style:family="text">
      <style:text-properties fo:font-size="10.00pt" fo:font-weight="bold" fo:font-family="'JetBrains Mono'" style:font-family-asian="'JetBrains Mono'" style:font-family-complex="'JetBrains Mono'" fo:background-color="transparent" fo:color="#9876aa" fo:font-style="italic"/>
    </style:style>
    <style:style style:name="T253" style:family="text">
      <style:text-properties fo:font-size="10.00pt" fo:font-weight="normal" fo:font-family="'JetBrains Mono'" style:font-family-asian="'JetBrains Mono'" style:font-family-complex="'JetBrains Mono'" fo:background-color="transparent" fo:color="#a9b7c6"/>
    </style:style>
    <style:style style:name="T254" style:family="text">
      <style:text-properties fo:font-size="10.00pt" fo:font-weight="normal" fo:font-family="'JetBrains Mono'" style:font-family-asian="'JetBrains Mono'" style:font-family-complex="'JetBrains Mono'" fo:background-color="transparent" fo:color="#e8bf6a"/>
    </style:style>
    <style:style style:name="T255" style:family="text">
      <style:text-properties fo:font-size="10.00pt" fo:font-weight="normal" fo:font-family="'JetBrains Mono'" style:font-family-asian="'JetBrains Mono'" style:font-family-complex="'JetBrains Mono'" fo:background-color="transparent" fo:color="#cc7832"/>
    </style:style>
    <style:style style:name="T256" style:family="text">
      <style:text-properties fo:font-size="10.00pt" fo:font-weight="bold" fo:font-family="'JetBrains Mono'" style:font-family-asian="'JetBrains Mono'" style:font-family-complex="'JetBrains Mono'" fo:background-color="transparent" fo:color="#9876aa" fo:font-style="italic"/>
    </style:style>
    <style:style style:name="T257" style:family="text">
      <style:text-properties fo:font-size="10.00pt" fo:font-weight="normal" fo:font-family="'JetBrains Mono'" style:font-family-asian="'JetBrains Mono'" style:font-family-complex="'JetBrains Mono'" fo:background-color="transparent" fo:color="#a9b7c6"/>
    </style:style>
    <style:style style:name="T258" style:family="text">
      <style:text-properties fo:font-size="10.00pt" fo:font-weight="normal" fo:font-family="'JetBrains Mono'" style:font-family-asian="'JetBrains Mono'" style:font-family-complex="'JetBrains Mono'" fo:background-color="transparent" fo:color="#ffc66d"/>
    </style:style>
    <style:style style:name="T259" style:family="text">
      <style:text-properties fo:font-size="10.00pt" fo:font-weight="normal" fo:font-family="'JetBrains Mono'" style:font-family-asian="'JetBrains Mono'" style:font-family-complex="'JetBrains Mono'" fo:background-color="transparent" fo:color="#a9b7c6"/>
    </style:style>
    <style:style style:name="T260" style:family="text">
      <style:text-properties fo:font-size="10.00pt" fo:font-weight="normal" fo:font-family="'JetBrains Mono'" style:font-family-asian="'JetBrains Mono'" style:font-family-complex="'JetBrains Mono'" fo:background-color="transparent" fo:color="#6a8759"/>
    </style:style>
    <style:style style:name="T261" style:family="text">
      <style:text-properties fo:font-size="10.00pt" fo:font-weight="normal" fo:font-family="'JetBrains Mono'" style:font-family-asian="'JetBrains Mono'" style:font-family-complex="'JetBrains Mono'" fo:background-color="transparent" fo:color="#a9b7c6"/>
    </style:style>
    <style:style style:name="T262" style:family="text">
      <style:text-properties fo:font-size="10.00pt" fo:font-weight="normal" fo:font-family="'JetBrains Mono'" style:font-family-asian="'JetBrains Mono'" style:font-family-complex="'JetBrains Mono'" fo:background-color="transparent" fo:color="#cc7832"/>
    </style:style>
    <style:style style:name="T263" style:family="text">
      <style:text-properties fo:font-size="10.00pt" fo:font-weight="normal" fo:font-family="'JetBrains Mono'" style:font-family-asian="'JetBrains Mono'" style:font-family-complex="'JetBrains Mono'" fo:background-color="transparent" style:use-window-font-color="true"/>
    </style:style>
    <style:style style:name="T264" style:family="text">
      <style:text-properties fo:font-size="10.00pt" fo:font-weight="normal" fo:font-family="Calibri" style:font-family-asian="Calibri" style:font-family-complex="Calibri" fo:background-color="transparent" style:use-window-font-color="true"/>
    </style:style>
    <style:style style:name="T265" style:family="text">
      <style:text-properties fo:font-size="10.00pt" fo:font-weight="bold" fo:font-family="Calibri" style:font-family-asian="Calibri" style:font-family-complex="Calibri" fo:background-color="transparent" style:use-window-font-color="true"/>
    </style:style>
    <style:style style:name="T266" style:family="text">
      <style:text-properties fo:font-size="10.00pt" fo:font-weight="normal" fo:font-family="Calibri" style:font-family-asian="Calibri" style:font-family-complex="Calibri" fo:background-color="transparent" style:use-window-font-color="true"/>
    </style:style>
    <style:style style:name="T267" style:family="text">
      <style:text-properties fo:font-size="10.00pt" fo:font-weight="normal" fo:font-family="'JetBrains Mono'" style:font-family-asian="'JetBrains Mono'" style:font-family-complex="'JetBrains Mono'" fo:background-color="transparent" style:use-window-font-color="true"/>
    </style:style>
    <style:style style:name="T268" style:family="text">
      <style:text-properties fo:font-size="10.00pt" fo:font-weight="normal" fo:font-family="'JetBrains Mono'" style:font-family-asian="'JetBrains Mono'" style:font-family-complex="'JetBrains Mono'" fo:background-color="transparent" fo:color="#a9b7c6"/>
    </style:style>
    <style:style style:name="T269" style:family="text">
      <style:text-properties fo:font-size="10.00pt" fo:font-weight="normal" fo:font-family="'JetBrains Mono'" style:font-family-asian="'JetBrains Mono'" style:font-family-complex="'JetBrains Mono'" fo:background-color="transparent" fo:color="#cc7832"/>
    </style:style>
    <style:style style:name="T270" style:family="text">
      <style:text-properties fo:font-size="10.00pt" fo:font-weight="bold" fo:font-family="'JetBrains Mono'" style:font-family-asian="'JetBrains Mono'" style:font-family-complex="'JetBrains Mono'" fo:background-color="transparent" fo:color="#9876aa" fo:font-style="italic"/>
    </style:style>
    <style:style style:name="T271" style:family="text">
      <style:text-properties fo:font-size="10.00pt" fo:font-weight="normal" fo:font-family="'JetBrains Mono'" style:font-family-asian="'JetBrains Mono'" style:font-family-complex="'JetBrains Mono'" fo:background-color="transparent" fo:color="#cc7832"/>
    </style:style>
    <style:style style:name="T272" style:family="text">
      <style:text-properties fo:font-size="10.00pt" fo:font-weight="normal" fo:font-family="'JetBrains Mono'" style:font-family-asian="'JetBrains Mono'" style:font-family-complex="'JetBrains Mono'" fo:background-color="transparent" fo:color="#a9b7c6"/>
    </style:style>
    <style:style style:name="T273" style:family="text">
      <style:text-properties fo:font-size="10.00pt" fo:font-weight="normal" fo:font-family="'JetBrains Mono'" style:font-family-asian="'JetBrains Mono'" style:font-family-complex="'JetBrains Mono'" fo:background-color="transparent" fo:color="#ffc66d"/>
    </style:style>
    <style:style style:name="T274" style:family="text">
      <style:text-properties fo:font-size="10.00pt" fo:font-weight="normal" fo:font-family="'JetBrains Mono'" style:font-family-asian="'JetBrains Mono'" style:font-family-complex="'JetBrains Mono'" fo:background-color="transparent" fo:color="#a9b7c6"/>
    </style:style>
    <style:style style:name="T275" style:family="text">
      <style:text-properties fo:font-size="10.00pt" fo:font-weight="normal" fo:font-family="'JetBrains Mono'" style:font-family-asian="'JetBrains Mono'" style:font-family-complex="'JetBrains Mono'" fo:background-color="transparent" fo:color="#cc7832"/>
    </style:style>
    <style:style style:name="T276" style:family="text">
      <style:text-properties fo:font-size="10.00pt" fo:font-weight="normal" fo:font-family="'JetBrains Mono'" style:font-family-asian="'JetBrains Mono'" style:font-family-complex="'JetBrains Mono'" fo:background-color="transparent" fo:color="#6a8759"/>
    </style:style>
    <style:style style:name="T277" style:family="text">
      <style:text-properties fo:font-size="10.00pt" fo:font-weight="normal" fo:font-family="'JetBrains Mono'" style:font-family-asian="'JetBrains Mono'" style:font-family-complex="'JetBrains Mono'" fo:background-color="transparent" fo:color="#cc7832"/>
    </style:style>
    <style:style style:name="T278" style:family="text">
      <style:text-properties fo:font-size="10.00pt" fo:font-weight="normal" fo:font-family="'JetBrains Mono'" style:font-family-asian="'JetBrains Mono'" style:font-family-complex="'JetBrains Mono'" fo:background-color="transparent" fo:color="#a9b7c6"/>
    </style:style>
    <style:style style:name="T279" style:family="text">
      <style:text-properties fo:font-size="10.00pt" fo:font-weight="normal" fo:font-family="'JetBrains Mono'" style:font-family-asian="'JetBrains Mono'" style:font-family-complex="'JetBrains Mono'" fo:background-color="transparent" fo:color="#ffc66d"/>
    </style:style>
    <style:style style:name="T280" style:family="text">
      <style:text-properties fo:font-size="10.00pt" fo:font-weight="normal" fo:font-family="'JetBrains Mono'" style:font-family-asian="'JetBrains Mono'" style:font-family-complex="'JetBrains Mono'" fo:background-color="transparent" fo:color="#a9b7c6"/>
    </style:style>
    <style:style style:name="T281" style:family="text">
      <style:text-properties fo:font-size="10.00pt" fo:font-weight="normal" fo:font-family="'JetBrains Mono'" style:font-family-asian="'JetBrains Mono'" style:font-family-complex="'JetBrains Mono'" fo:background-color="transparent" fo:color="#cc7832"/>
    </style:style>
    <style:style style:name="T282" style:family="text">
      <style:text-properties fo:font-size="10.00pt" fo:font-weight="normal" fo:font-family="'JetBrains Mono'" style:font-family-asian="'JetBrains Mono'" style:font-family-complex="'JetBrains Mono'" fo:background-color="transparent" fo:color="#6a8759"/>
    </style:style>
    <style:style style:name="T283" style:family="text">
      <style:text-properties fo:font-size="10.00pt" fo:font-weight="normal" fo:font-family="'JetBrains Mono'" style:font-family-asian="'JetBrains Mono'" style:font-family-complex="'JetBrains Mono'" fo:background-color="transparent" fo:color="#cc7832"/>
    </style:style>
    <style:style style:name="T284" style:family="text">
      <style:text-properties fo:font-size="10.00pt" fo:font-weight="normal" fo:font-family="'JetBrains Mono'" style:font-family-asian="'JetBrains Mono'" style:font-family-complex="'JetBrains Mono'" fo:background-color="transparent" fo:color="#a9b7c6"/>
    </style:style>
    <style:style style:name="T285" style:family="text">
      <style:text-properties fo:font-size="10.00pt" fo:font-weight="bold" fo:font-family="'JetBrains Mono'" style:font-family-asian="'JetBrains Mono'" style:font-family-complex="'JetBrains Mono'" fo:background-color="transparent" fo:color="#9876aa" fo:font-style="italic"/>
    </style:style>
    <style:style style:name="T286" style:family="text">
      <style:text-properties fo:font-size="10.00pt" fo:font-weight="normal" fo:font-family="'JetBrains Mono'" style:font-family-asian="'JetBrains Mono'" style:font-family-complex="'JetBrains Mono'" fo:background-color="transparent" fo:color="#a9b7c6"/>
    </style:style>
    <style:style style:name="T287" style:family="text">
      <style:text-properties fo:font-size="10.00pt" fo:font-weight="normal" fo:font-family="'JetBrains Mono'" style:font-family-asian="'JetBrains Mono'" style:font-family-complex="'JetBrains Mono'" fo:background-color="transparent" fo:color="#cc7832"/>
    </style:style>
    <style:style style:name="T288" style:family="text">
      <style:text-properties fo:font-size="10.00pt" fo:font-weight="normal" fo:font-family="'JetBrains Mono'" style:font-family-asian="'JetBrains Mono'" style:font-family-complex="'JetBrains Mono'" fo:background-color="transparent" fo:color="#6a8759"/>
    </style:style>
    <style:style style:name="T289" style:family="text">
      <style:text-properties fo:font-size="10.00pt" fo:font-weight="normal" fo:font-family="'JetBrains Mono'" style:font-family-asian="'JetBrains Mono'" style:font-family-complex="'JetBrains Mono'" fo:background-color="transparent" fo:color="#cc7832"/>
    </style:style>
    <style:style style:name="T290" style:family="text">
      <style:text-properties fo:font-size="10.00pt" fo:font-weight="normal" fo:font-family="'JetBrains Mono'" style:font-family-asian="'JetBrains Mono'" style:font-family-complex="'JetBrains Mono'" fo:background-color="transparent" fo:color="#ffc66d"/>
    </style:style>
    <style:style style:name="T291" style:family="text">
      <style:text-properties fo:font-size="10.00pt" fo:font-weight="normal" fo:font-family="'JetBrains Mono'" style:font-family-asian="'JetBrains Mono'" style:font-family-complex="'JetBrains Mono'" fo:background-color="transparent" fo:color="#a9b7c6"/>
    </style:style>
    <style:style style:name="T292" style:family="text">
      <style:text-properties fo:font-size="10.00pt" fo:font-weight="normal" fo:font-family="'JetBrains Mono'" style:font-family-asian="'JetBrains Mono'" style:font-family-complex="'JetBrains Mono'" fo:background-color="transparent" fo:color="#cc7832"/>
    </style:style>
    <style:style style:name="T293" style:family="text">
      <style:text-properties fo:font-size="10.00pt" fo:font-weight="normal" fo:font-family="'JetBrains Mono'" style:font-family-asian="'JetBrains Mono'" style:font-family-complex="'JetBrains Mono'" fo:background-color="transparent" fo:color="#a9b7c6"/>
    </style:style>
    <style:style style:name="T294" style:family="text">
      <style:text-properties fo:font-size="10.00pt" fo:font-weight="normal" fo:font-family="'JetBrains Mono'" style:font-family-asian="'JetBrains Mono'" style:font-family-complex="'JetBrains Mono'" fo:background-color="transparent" fo:color="#ffc66d"/>
    </style:style>
    <style:style style:name="T295" style:family="text">
      <style:text-properties fo:font-size="10.00pt" fo:font-weight="normal" fo:font-family="'JetBrains Mono'" style:font-family-asian="'JetBrains Mono'" style:font-family-complex="'JetBrains Mono'" fo:background-color="transparent" fo:color="#a9b7c6"/>
    </style:style>
    <style:style style:name="T296" style:family="text">
      <style:text-properties fo:font-size="10.00pt" fo:font-weight="bold" fo:font-family="'JetBrains Mono'" style:font-family-asian="'JetBrains Mono'" style:font-family-complex="'JetBrains Mono'" fo:background-color="transparent" fo:color="#9876aa" fo:font-style="italic"/>
    </style:style>
    <style:style style:name="T297" style:family="text">
      <style:text-properties fo:font-size="10.00pt" fo:font-weight="normal" fo:font-family="'JetBrains Mono'" style:font-family-asian="'JetBrains Mono'" style:font-family-complex="'JetBrains Mono'" fo:background-color="transparent" fo:color="#a9b7c6"/>
    </style:style>
    <style:style style:name="T298" style:family="text">
      <style:text-properties fo:font-size="10.00pt" fo:font-weight="normal" fo:font-family="'JetBrains Mono'" style:font-family-asian="'JetBrains Mono'" style:font-family-complex="'JetBrains Mono'" fo:background-color="transparent" fo:color="#cc7832"/>
    </style:style>
    <style:style style:name="T299" style:family="text">
      <style:text-properties fo:font-size="10.00pt" fo:font-weight="normal" fo:font-family="'JetBrains Mono'" style:font-family-asian="'JetBrains Mono'" style:font-family-complex="'JetBrains Mono'" fo:background-color="transparent" fo:color="#ffc66d"/>
    </style:style>
    <style:style style:name="T300" style:family="text">
      <style:text-properties fo:font-size="10.00pt" fo:font-weight="normal" fo:font-family="'JetBrains Mono'" style:font-family-asian="'JetBrains Mono'" style:font-family-complex="'JetBrains Mono'" fo:background-color="transparent" fo:color="#a9b7c6"/>
    </style:style>
    <style:style style:name="T301" style:family="text">
      <style:text-properties fo:font-size="10.00pt" fo:font-weight="normal" fo:font-family="'JetBrains Mono'" style:font-family-asian="'JetBrains Mono'" style:font-family-complex="'JetBrains Mono'" fo:background-color="transparent" fo:color="#ffc66d"/>
    </style:style>
    <style:style style:name="T302" style:family="text">
      <style:text-properties fo:font-size="10.00pt" fo:font-weight="normal" fo:font-family="'JetBrains Mono'" style:font-family-asian="'JetBrains Mono'" style:font-family-complex="'JetBrains Mono'" fo:background-color="transparent" fo:color="#a9b7c6"/>
    </style:style>
    <style:style style:name="T303" style:family="text">
      <style:text-properties fo:font-size="10.00pt" fo:font-weight="normal" fo:font-family="'JetBrains Mono'" style:font-family-asian="'JetBrains Mono'" style:font-family-complex="'JetBrains Mono'" fo:background-color="transparent" fo:color="#cc7832"/>
    </style:style>
    <style:style style:name="T304" style:family="text">
      <style:text-properties fo:font-size="10.00pt" fo:font-weight="normal" fo:font-family="'JetBrains Mono'" style:font-family-asian="'JetBrains Mono'" style:font-family-complex="'JetBrains Mono'" fo:background-color="transparent" fo:color="#a9b7c6"/>
    </style:style>
    <style:style style:name="T305" style:family="text">
      <style:text-properties fo:font-size="10.00pt" fo:font-weight="normal" fo:font-family="'JetBrains Mono'" style:font-family-asian="'JetBrains Mono'" style:font-family-complex="'JetBrains Mono'" fo:background-color="transparent" fo:color="#cc7832"/>
    </style:style>
    <style:style style:name="T306" style:family="text">
      <style:text-properties fo:font-size="10.00pt" fo:font-weight="normal" fo:font-family="'JetBrains Mono'" style:font-family-asian="'JetBrains Mono'" style:font-family-complex="'JetBrains Mono'" fo:background-color="transparent" fo:color="#a9b7c6"/>
    </style:style>
    <style:style style:name="T307" style:family="text">
      <style:text-properties fo:font-size="10.00pt" fo:font-weight="normal" fo:font-family="'JetBrains Mono'" style:font-family-asian="'JetBrains Mono'" style:font-family-complex="'JetBrains Mono'" fo:background-color="transparent" fo:color="#cc7832"/>
    </style:style>
    <style:style style:name="T308" style:family="text">
      <style:text-properties fo:font-size="10.00pt" fo:font-weight="normal" fo:font-family="'JetBrains Mono'" style:font-family-asian="'JetBrains Mono'" style:font-family-complex="'JetBrains Mono'" fo:background-color="transparent" fo:color="#a9b7c6"/>
    </style:style>
    <style:style style:name="T309" style:family="text">
      <style:text-properties fo:font-size="10.00pt" fo:font-weight="normal" fo:font-family="'JetBrains Mono'" style:font-family-asian="'JetBrains Mono'" style:font-family-complex="'JetBrains Mono'" fo:background-color="transparent" fo:color="#e8bf6a"/>
    </style:style>
    <style:style style:name="T310" style:family="text">
      <style:text-properties fo:font-size="10.00pt" fo:font-weight="normal" fo:font-family="'JetBrains Mono'" style:font-family-asian="'JetBrains Mono'" style:font-family-complex="'JetBrains Mono'" fo:background-color="transparent" fo:color="#a9b7c6"/>
    </style:style>
    <style:style style:name="T311" style:family="text">
      <style:text-properties fo:font-size="10.00pt" fo:font-weight="normal" fo:font-family="'JetBrains Mono'" style:font-family-asian="'JetBrains Mono'" style:font-family-complex="'JetBrains Mono'" fo:background-color="transparent" fo:color="#e8bf6a"/>
    </style:style>
    <style:style style:name="T312" style:family="text">
      <style:text-properties fo:font-size="10.00pt" fo:font-weight="normal" fo:font-family="'JetBrains Mono'" style:font-family-asian="'JetBrains Mono'" style:font-family-complex="'JetBrains Mono'" fo:background-color="transparent" fo:color="#a9b7c6"/>
    </style:style>
    <style:style style:name="T313" style:family="text">
      <style:text-properties fo:font-size="10.00pt" fo:font-weight="normal" fo:font-family="'JetBrains Mono'" style:font-family-asian="'JetBrains Mono'" style:font-family-complex="'JetBrains Mono'" fo:background-color="transparent" fo:color="#e8bf6a"/>
    </style:style>
    <style:style style:name="T314" style:family="text">
      <style:text-properties fo:font-size="10.00pt" fo:font-weight="normal" fo:font-family="'JetBrains Mono'" style:font-family-asian="'JetBrains Mono'" style:font-family-complex="'JetBrains Mono'" fo:background-color="transparent" fo:color="#bababa"/>
    </style:style>
    <style:style style:name="T315" style:family="text">
      <style:text-properties fo:font-size="10.00pt" fo:font-weight="normal" fo:font-family="'JetBrains Mono'" style:font-family-asian="'JetBrains Mono'" style:font-family-complex="'JetBrains Mono'" fo:background-color="transparent" fo:color="#6a8759"/>
    </style:style>
    <style:style style:name="T316" style:family="text">
      <style:text-properties fo:font-size="10.00pt" fo:font-weight="normal" fo:font-family="'JetBrains Mono'" style:font-family-asian="'JetBrains Mono'" style:font-family-complex="'JetBrains Mono'" fo:background-color="transparent" fo:color="#a9b7c6"/>
    </style:style>
    <style:style style:name="T317" style:family="text">
      <style:text-properties fo:font-size="10.00pt" fo:font-weight="normal" fo:font-family="'JetBrains Mono'" style:font-family-asian="'JetBrains Mono'" style:font-family-complex="'JetBrains Mono'" fo:background-color="transparent" fo:color="#ffc66d"/>
    </style:style>
    <style:style style:name="T318" style:family="text">
      <style:text-properties fo:font-size="10.00pt" fo:font-weight="normal" fo:font-family="'JetBrains Mono'" style:font-family-asian="'JetBrains Mono'" style:font-family-complex="'JetBrains Mono'" fo:background-color="transparent" fo:color="#a9b7c6"/>
    </style:style>
    <style:style style:name="T319" style:family="text">
      <style:text-properties fo:font-size="10.00pt" fo:font-weight="normal" fo:font-family="'JetBrains Mono'" style:font-family-asian="'JetBrains Mono'" style:font-family-complex="'JetBrains Mono'" fo:background-color="transparent" fo:color="#e8bf6a"/>
    </style:style>
    <style:style style:name="T320" style:family="text">
      <style:text-properties fo:font-size="10.00pt" fo:font-weight="normal" fo:font-family="'JetBrains Mono'" style:font-family-asian="'JetBrains Mono'" style:font-family-complex="'JetBrains Mono'" fo:background-color="transparent" fo:color="#a9b7c6"/>
    </style:style>
    <style:style style:name="T321" style:family="text">
      <style:text-properties fo:font-size="10.00pt" fo:font-weight="normal" fo:font-family="'JetBrains Mono'" style:font-family-asian="'JetBrains Mono'" style:font-family-complex="'JetBrains Mono'" fo:background-color="transparent" fo:color="#e8bf6a"/>
    </style:style>
    <style:style style:name="T322" style:family="text">
      <style:text-properties fo:font-size="10.00pt" fo:font-weight="normal" fo:font-family="'JetBrains Mono'" style:font-family-asian="'JetBrains Mono'" style:font-family-complex="'JetBrains Mono'" fo:background-color="transparent" fo:color="#bababa"/>
    </style:style>
    <style:style style:name="T323" style:family="text">
      <style:text-properties fo:font-size="10.00pt" fo:font-weight="normal" fo:font-family="'JetBrains Mono'" style:font-family-asian="'JetBrains Mono'" style:font-family-complex="'JetBrains Mono'" fo:background-color="transparent" fo:color="#6a8759"/>
    </style:style>
    <style:style style:name="T324" style:family="text">
      <style:text-properties fo:font-size="10.00pt" fo:font-weight="normal" fo:font-family="'JetBrains Mono'" style:font-family-asian="'JetBrains Mono'" style:font-family-complex="'JetBrains Mono'" fo:background-color="transparent" fo:color="#e8bf6a"/>
    </style:style>
    <style:style style:name="T325" style:family="text">
      <style:text-properties fo:font-size="10.00pt" fo:font-weight="normal" fo:font-family="'JetBrains Mono'" style:font-family-asian="'JetBrains Mono'" style:font-family-complex="'JetBrains Mono'" fo:background-color="transparent" fo:color="#a9b7c6"/>
    </style:style>
    <style:style style:name="T326" style:family="text">
      <style:text-properties fo:font-size="10.00pt" fo:font-weight="normal" fo:font-family="'JetBrains Mono'" style:font-family-asian="'JetBrains Mono'" style:font-family-complex="'JetBrains Mono'" fo:background-color="transparent" fo:color="#e8bf6a"/>
    </style:style>
    <style:style style:name="T327" style:family="text">
      <style:text-properties fo:font-size="10.00pt" fo:font-weight="normal" fo:font-family="'JetBrains Mono'" style:font-family-asian="'JetBrains Mono'" style:font-family-complex="'JetBrains Mono'" fo:background-color="transparent" fo:color="#a9b7c6"/>
    </style:style>
    <style:style style:name="T328" style:family="text">
      <style:text-properties fo:font-size="10.00pt" fo:font-weight="normal" fo:font-family="'JetBrains Mono'" style:font-family-asian="'JetBrains Mono'" style:font-family-complex="'JetBrains Mono'" fo:background-color="transparent" fo:color="#e8bf6a"/>
    </style:style>
    <style:style style:name="T329" style:family="text">
      <style:text-properties fo:font-size="10.00pt" fo:font-weight="normal" fo:font-family="'JetBrains Mono'" style:font-family-asian="'JetBrains Mono'" style:font-family-complex="'JetBrains Mono'" fo:background-color="transparent" fo:color="#bababa"/>
    </style:style>
    <style:style style:name="T330" style:family="text">
      <style:text-properties fo:font-size="10.00pt" fo:font-weight="normal" fo:font-family="'JetBrains Mono'" style:font-family-asian="'JetBrains Mono'" style:font-family-complex="'JetBrains Mono'" fo:background-color="transparent" fo:color="#6a8759"/>
    </style:style>
    <style:style style:name="T331" style:family="text">
      <style:text-properties fo:font-size="10.00pt" fo:font-weight="normal" fo:font-family="'JetBrains Mono'" style:font-family-asian="'JetBrains Mono'" style:font-family-complex="'JetBrains Mono'" fo:background-color="transparent" fo:color="#e8bf6a"/>
    </style:style>
    <style:style style:name="T332" style:family="text">
      <style:text-properties fo:font-size="10.00pt" fo:font-weight="normal" fo:font-family="'JetBrains Mono'" style:font-family-asian="'JetBrains Mono'" style:font-family-complex="'JetBrains Mono'" fo:background-color="transparent" fo:color="#a9b7c6"/>
    </style:style>
    <style:style style:name="T333" style:family="text">
      <style:text-properties fo:font-size="10.00pt" fo:font-weight="normal" fo:font-family="'JetBrains Mono'" style:font-family-asian="'JetBrains Mono'" style:font-family-complex="'JetBrains Mono'" fo:background-color="transparent" fo:color="#e8bf6a"/>
    </style:style>
    <style:style style:name="T334" style:family="text">
      <style:text-properties fo:font-size="10.00pt" fo:font-weight="normal" fo:font-family="'JetBrains Mono'" style:font-family-asian="'JetBrains Mono'" style:font-family-complex="'JetBrains Mono'" fo:background-color="transparent" fo:color="#a9b7c6"/>
    </style:style>
    <style:style style:name="T335" style:family="text">
      <style:text-properties fo:font-size="10.00pt" fo:font-weight="normal" fo:font-family="'JetBrains Mono'" style:font-family-asian="'JetBrains Mono'" style:font-family-complex="'JetBrains Mono'" fo:background-color="transparent" fo:color="#e8bf6a"/>
    </style:style>
    <style:style style:name="T336" style:family="text">
      <style:text-properties fo:font-size="10.00pt" fo:font-weight="normal" fo:font-family="'JetBrains Mono'" style:font-family-asian="'JetBrains Mono'" style:font-family-complex="'JetBrains Mono'" fo:background-color="transparent" fo:color="#a9b7c6"/>
    </style:style>
    <style:style style:name="T337" style:family="text">
      <style:text-properties fo:font-size="10.00pt" fo:font-weight="normal" fo:font-family="'JetBrains Mono'" style:font-family-asian="'JetBrains Mono'" style:font-family-complex="'JetBrains Mono'" fo:background-color="transparent" fo:color="#cc7832"/>
    </style:style>
    <style:style style:name="T338" style:family="text">
      <style:text-properties fo:font-size="10.00pt" fo:font-weight="normal" fo:font-family="'JetBrains Mono'" style:font-family-asian="'JetBrains Mono'" style:font-family-complex="'JetBrains Mono'" fo:background-color="transparent" fo:color="#a9b7c6"/>
    </style:style>
    <style:style style:name="T339" style:family="text">
      <style:text-properties fo:font-size="10.00pt" fo:font-weight="normal" fo:font-family="'JetBrains Mono'" style:font-family-asian="'JetBrains Mono'" style:font-family-complex="'JetBrains Mono'" fo:background-color="transparent" fo:color="#cc7832"/>
    </style:style>
    <style:style style:name="T340" style:family="text">
      <style:text-properties fo:font-size="10.00pt" fo:font-weight="normal" fo:font-family="'JetBrains Mono'" style:font-family-asian="'JetBrains Mono'" style:font-family-complex="'JetBrains Mono'" fo:background-color="transparent" fo:color="#ffc66d"/>
    </style:style>
    <style:style style:name="T341" style:family="text">
      <style:text-properties fo:font-size="10.00pt" fo:font-weight="normal" fo:font-family="'JetBrains Mono'" style:font-family-asian="'JetBrains Mono'" style:font-family-complex="'JetBrains Mono'" fo:background-color="transparent" fo:color="#cc7832"/>
    </style:style>
    <style:style style:name="T342" style:family="text">
      <style:text-properties fo:font-size="10.00pt" fo:font-weight="normal" fo:font-family="'JetBrains Mono'" style:font-family-asian="'JetBrains Mono'" style:font-family-complex="'JetBrains Mono'" fo:background-color="transparent" style:use-window-font-color="true"/>
    </style:style>
    <style:style style:name="T343" style:family="text">
      <style:text-properties fo:font-size="10.00pt" fo:font-weight="bold" fo:font-family="Calibri" style:font-family-asian="Calibri" style:font-family-complex="Calibri" fo:background-color="transparent" style:use-window-font-color="true"/>
    </style:style>
    <style:style style:name="T344" style:family="text">
      <style:text-properties fo:font-size="10.00pt" fo:font-weight="normal" fo:font-family="Calibri" style:font-family-asian="Calibri" style:font-family-complex="Calibri" fo:background-color="transparent" style:use-window-font-color="true"/>
    </style:style>
    <style:style style:name="T345" style:family="text">
      <style:text-properties fo:font-size="14.00pt" fo:font-weight="bold" fo:font-family="Calibri" style:font-family-asian="Calibri" style:font-family-complex="Calibri" fo:background-color="transparent" style:use-window-font-color="true"/>
    </style:style>
    <style:style style:name="T346" style:family="text">
      <style:text-properties fo:font-size="10.00pt" fo:font-weight="normal" fo:font-family="Calibri" style:font-family-asian="Calibri" style:font-family-complex="Calibri" fo:background-color="transparent" style:use-window-font-color="true"/>
    </style:style>
    <style:style style:name="T347" style:family="text">
      <style:text-properties fo:font-size="10.00pt" fo:font-weight="bold" fo:font-family="Calibri" style:font-family-asian="Calibri" style:font-family-complex="Calibri" fo:background-color="transparent" style:use-window-font-color="true"/>
    </style:style>
    <style:style style:name="T348" style:family="text">
      <style:text-properties fo:font-size="10.00pt" fo:font-weight="normal" fo:font-family="Calibri" style:font-family-asian="Calibri" style:font-family-complex="Calibri" fo:background-color="transparent" style:use-window-font-color="true"/>
    </style:style>
    <style:style style:name="T349" style:family="text">
      <style:text-properties fo:font-size="10.00pt" fo:font-weight="normal" fo:font-family="'JetBrains Mono'" style:font-family-asian="'JetBrains Mono'" style:font-family-complex="'JetBrains Mono'" fo:background-color="transparent" style:use-window-font-color="true"/>
    </style:style>
    <style:style style:name="T350" style:family="text">
      <style:text-properties fo:font-size="10.00pt" fo:font-weight="normal" fo:font-family="'JetBrains Mono'" style:font-family-asian="'JetBrains Mono'" style:font-family-complex="'JetBrains Mono'" fo:background-color="transparent" fo:color="#cc7832"/>
    </style:style>
    <style:style style:name="T351" style:family="text">
      <style:text-properties fo:font-size="10.00pt" fo:font-weight="bold" fo:font-family="'JetBrains Mono'" style:font-family-asian="'JetBrains Mono'" style:font-family-complex="'JetBrains Mono'" fo:background-color="transparent" fo:color="#9876aa" fo:font-style="italic"/>
    </style:style>
    <style:style style:name="T352" style:family="text">
      <style:text-properties fo:font-size="10.00pt" fo:font-weight="normal" fo:font-family="'JetBrains Mono'" style:font-family-asian="'JetBrains Mono'" style:font-family-complex="'JetBrains Mono'" fo:background-color="transparent" fo:color="#cc7832"/>
    </style:style>
    <style:style style:name="T353" style:family="text">
      <style:text-properties fo:font-size="10.00pt" fo:font-weight="normal" fo:font-family="'JetBrains Mono'" style:font-family-asian="'JetBrains Mono'" style:font-family-complex="'JetBrains Mono'" fo:background-color="transparent" fo:color="#a9b7c6"/>
    </style:style>
    <style:style style:name="T354" style:family="text">
      <style:text-properties fo:font-size="10.00pt" fo:font-weight="normal" fo:font-family="'JetBrains Mono'" style:font-family-asian="'JetBrains Mono'" style:font-family-complex="'JetBrains Mono'" fo:background-color="transparent" fo:color="#ffc66d"/>
    </style:style>
    <style:style style:name="T355" style:family="text">
      <style:text-properties fo:font-size="10.00pt" fo:font-weight="normal" fo:font-family="'JetBrains Mono'" style:font-family-asian="'JetBrains Mono'" style:font-family-complex="'JetBrains Mono'" fo:background-color="transparent" fo:color="#a9b7c6"/>
    </style:style>
    <style:style style:name="T356" style:family="text">
      <style:text-properties fo:font-size="10.00pt" fo:font-weight="normal" fo:font-family="'JetBrains Mono'" style:font-family-asian="'JetBrains Mono'" style:font-family-complex="'JetBrains Mono'" fo:background-color="transparent" fo:color="#cc7832"/>
    </style:style>
    <style:style style:name="T357" style:family="text">
      <style:text-properties fo:font-size="10.00pt" fo:font-weight="normal" fo:font-family="'JetBrains Mono'" style:font-family-asian="'JetBrains Mono'" style:font-family-complex="'JetBrains Mono'" fo:background-color="transparent" fo:color="#6a8759"/>
    </style:style>
    <style:style style:name="T358" style:family="text">
      <style:text-properties fo:font-size="10.00pt" fo:font-weight="normal" fo:font-family="'JetBrains Mono'" style:font-family-asian="'JetBrains Mono'" style:font-family-complex="'JetBrains Mono'" fo:background-color="transparent" fo:color="#cc7832"/>
    </style:style>
    <style:style style:name="T359" style:family="text">
      <style:text-properties fo:font-size="10.00pt" fo:font-weight="normal" fo:font-family="'JetBrains Mono'" style:font-family-asian="'JetBrains Mono'" style:font-family-complex="'JetBrains Mono'" fo:background-color="transparent" fo:color="#a9b7c6"/>
    </style:style>
    <style:style style:name="T360" style:family="text">
      <style:text-properties fo:font-size="10.00pt" fo:font-weight="normal" fo:font-family="'JetBrains Mono'" style:font-family-asian="'JetBrains Mono'" style:font-family-complex="'JetBrains Mono'" fo:background-color="transparent" fo:color="#cc7832"/>
    </style:style>
    <style:style style:name="T361" style:family="text">
      <style:text-properties fo:font-size="10.00pt" fo:font-weight="normal" fo:font-family="'JetBrains Mono'" style:font-family-asian="'JetBrains Mono'" style:font-family-complex="'JetBrains Mono'" fo:background-color="transparent" fo:color="#6a8759"/>
    </style:style>
    <style:style style:name="T362" style:family="text">
      <style:text-properties fo:font-size="10.00pt" fo:font-weight="normal" fo:font-family="'JetBrains Mono'" style:font-family-asian="'JetBrains Mono'" style:font-family-complex="'JetBrains Mono'" fo:background-color="transparent" fo:color="#cc7832"/>
    </style:style>
    <style:style style:name="T363" style:family="text">
      <style:text-properties fo:font-size="10.00pt" fo:font-weight="normal" fo:font-family="'JetBrains Mono'" style:font-family-asian="'JetBrains Mono'" style:font-family-complex="'JetBrains Mono'" fo:background-color="transparent" fo:color="#a9b7c6"/>
    </style:style>
    <style:style style:name="T364" style:family="text">
      <style:text-properties fo:font-size="10.00pt" fo:font-weight="normal" fo:font-family="'JetBrains Mono'" style:font-family-asian="'JetBrains Mono'" style:font-family-complex="'JetBrains Mono'" fo:background-color="transparent" fo:color="#ffc66d"/>
    </style:style>
    <style:style style:name="T365" style:family="text">
      <style:text-properties fo:font-size="10.00pt" fo:font-weight="normal" fo:font-family="'JetBrains Mono'" style:font-family-asian="'JetBrains Mono'" style:font-family-complex="'JetBrains Mono'" fo:background-color="transparent" fo:color="#cc7832"/>
    </style:style>
    <style:style style:name="T366" style:family="text">
      <style:text-properties fo:font-size="10.00pt" fo:font-weight="normal" fo:font-family="'JetBrains Mono'" style:font-family-asian="'JetBrains Mono'" style:font-family-complex="'JetBrains Mono'" fo:background-color="transparent" fo:color="#ffc66d"/>
    </style:style>
    <style:style style:name="T367" style:family="text">
      <style:text-properties fo:font-size="10.00pt" fo:font-weight="normal" fo:font-family="'JetBrains Mono'" style:font-family-asian="'JetBrains Mono'" style:font-family-complex="'JetBrains Mono'" fo:background-color="transparent" fo:color="#a9b7c6"/>
    </style:style>
    <style:style style:name="T368" style:family="text">
      <style:text-properties fo:font-size="10.00pt" fo:font-weight="normal" fo:font-family="'JetBrains Mono'" style:font-family-asian="'JetBrains Mono'" style:font-family-complex="'JetBrains Mono'" fo:background-color="transparent" fo:color="#cc7832"/>
    </style:style>
    <style:style style:name="T369" style:family="text">
      <style:text-properties fo:font-size="10.00pt" fo:font-weight="normal" fo:font-family="'JetBrains Mono'" style:font-family-asian="'JetBrains Mono'" style:font-family-complex="'JetBrains Mono'" fo:background-color="transparent" fo:color="#6a8759"/>
    </style:style>
    <style:style style:name="T370" style:family="text">
      <style:text-properties fo:font-size="10.00pt" fo:font-weight="normal" fo:font-family="'JetBrains Mono'" style:font-family-asian="'JetBrains Mono'" style:font-family-complex="'JetBrains Mono'" fo:background-color="transparent" fo:color="#cc7832"/>
    </style:style>
    <style:style style:name="T371" style:family="text">
      <style:text-properties fo:font-size="10.00pt" fo:font-weight="normal" fo:font-family="'JetBrains Mono'" style:font-family-asian="'JetBrains Mono'" style:font-family-complex="'JetBrains Mono'" fo:background-color="transparent" fo:color="#a9b7c6"/>
    </style:style>
    <style:style style:name="T372" style:family="text">
      <style:text-properties fo:font-size="10.00pt" fo:font-weight="bold" fo:font-family="'JetBrains Mono'" style:font-family-asian="'JetBrains Mono'" style:font-family-complex="'JetBrains Mono'" fo:background-color="transparent" fo:color="#9876aa" fo:font-style="italic"/>
    </style:style>
    <style:style style:name="T373" style:family="text">
      <style:text-properties fo:font-size="10.00pt" fo:font-weight="normal" fo:font-family="'JetBrains Mono'" style:font-family-asian="'JetBrains Mono'" style:font-family-complex="'JetBrains Mono'" fo:background-color="transparent" fo:color="#a9b7c6"/>
    </style:style>
    <style:style style:name="T374" style:family="text">
      <style:text-properties fo:font-size="10.00pt" fo:font-weight="normal" fo:font-family="'JetBrains Mono'" style:font-family-asian="'JetBrains Mono'" style:font-family-complex="'JetBrains Mono'" fo:background-color="transparent" fo:color="#cc7832"/>
    </style:style>
    <style:style style:name="T375" style:family="text">
      <style:text-properties fo:font-size="10.00pt" fo:font-weight="normal" fo:font-family="'JetBrains Mono'" style:font-family-asian="'JetBrains Mono'" style:font-family-complex="'JetBrains Mono'" fo:background-color="transparent" fo:color="#6a8759"/>
    </style:style>
    <style:style style:name="T376" style:family="text">
      <style:text-properties fo:font-size="10.00pt" fo:font-weight="normal" fo:font-family="'JetBrains Mono'" style:font-family-asian="'JetBrains Mono'" style:font-family-complex="'JetBrains Mono'" fo:background-color="transparent" fo:color="#cc7832"/>
    </style:style>
    <style:style style:name="T377" style:family="text">
      <style:text-properties fo:font-size="10.00pt" fo:font-weight="normal" fo:font-family="'JetBrains Mono'" style:font-family-asian="'JetBrains Mono'" style:font-family-complex="'JetBrains Mono'" fo:background-color="transparent" fo:color="#ffc66d"/>
    </style:style>
    <style:style style:name="T378" style:family="text">
      <style:text-properties fo:font-size="10.00pt" fo:font-weight="normal" fo:font-family="'JetBrains Mono'" style:font-family-asian="'JetBrains Mono'" style:font-family-complex="'JetBrains Mono'" fo:background-color="transparent" fo:color="#a9b7c6"/>
    </style:style>
    <style:style style:name="T379" style:family="text">
      <style:text-properties fo:font-size="10.00pt" fo:font-weight="normal" fo:font-family="'JetBrains Mono'" style:font-family-asian="'JetBrains Mono'" style:font-family-complex="'JetBrains Mono'" fo:background-color="transparent" fo:color="#cc7832"/>
    </style:style>
    <style:style style:name="T380" style:family="text">
      <style:text-properties fo:font-size="10.00pt" fo:font-weight="normal" fo:font-family="'JetBrains Mono'" style:font-family-asian="'JetBrains Mono'" style:font-family-complex="'JetBrains Mono'" fo:background-color="transparent" fo:color="#a9b7c6"/>
    </style:style>
    <style:style style:name="T381" style:family="text">
      <style:text-properties fo:font-size="10.00pt" fo:font-weight="normal" fo:font-family="'JetBrains Mono'" style:font-family-asian="'JetBrains Mono'" style:font-family-complex="'JetBrains Mono'" fo:background-color="transparent" fo:color="#cc7832"/>
    </style:style>
    <style:style style:name="T382" style:family="text">
      <style:text-properties fo:font-size="10.00pt" fo:font-weight="normal" fo:font-family="'JetBrains Mono'" style:font-family-asian="'JetBrains Mono'" style:font-family-complex="'JetBrains Mono'" fo:background-color="transparent" fo:color="#a9b7c6"/>
    </style:style>
    <style:style style:name="T383" style:family="text">
      <style:text-properties fo:font-size="10.00pt" fo:font-weight="normal" fo:font-family="'JetBrains Mono'" style:font-family-asian="'JetBrains Mono'" style:font-family-complex="'JetBrains Mono'" fo:background-color="transparent" fo:color="#ffc66d"/>
    </style:style>
    <style:style style:name="T384" style:family="text">
      <style:text-properties fo:font-size="10.00pt" fo:font-weight="normal" fo:font-family="'JetBrains Mono'" style:font-family-asian="'JetBrains Mono'" style:font-family-complex="'JetBrains Mono'" fo:background-color="transparent" fo:color="#a9b7c6"/>
    </style:style>
    <style:style style:name="T385" style:family="text">
      <style:text-properties fo:font-size="10.00pt" fo:font-weight="bold" fo:font-family="'JetBrains Mono'" style:font-family-asian="'JetBrains Mono'" style:font-family-complex="'JetBrains Mono'" fo:background-color="transparent" fo:color="#9876aa" fo:font-style="italic"/>
    </style:style>
    <style:style style:name="T386" style:family="text">
      <style:text-properties fo:font-size="10.00pt" fo:font-weight="normal" fo:font-family="'JetBrains Mono'" style:font-family-asian="'JetBrains Mono'" style:font-family-complex="'JetBrains Mono'" fo:background-color="transparent" fo:color="#a9b7c6"/>
    </style:style>
    <style:style style:name="T387" style:family="text">
      <style:text-properties fo:font-size="10.00pt" fo:font-weight="normal" fo:font-family="'JetBrains Mono'" style:font-family-asian="'JetBrains Mono'" style:font-family-complex="'JetBrains Mono'" fo:background-color="transparent" fo:color="#cc7832"/>
    </style:style>
    <style:style style:name="T388" style:family="text">
      <style:text-properties fo:font-size="10.00pt" fo:font-weight="normal" fo:font-family="'JetBrains Mono'" style:font-family-asian="'JetBrains Mono'" style:font-family-complex="'JetBrains Mono'" fo:background-color="transparent" fo:color="#a9b7c6"/>
    </style:style>
    <style:style style:name="T389" style:family="text">
      <style:text-properties fo:font-size="10.00pt" fo:font-weight="normal" fo:font-family="'JetBrains Mono'" style:font-family-asian="'JetBrains Mono'" style:font-family-complex="'JetBrains Mono'" fo:background-color="transparent" fo:color="#ffc66d"/>
    </style:style>
    <style:style style:name="T390" style:family="text">
      <style:text-properties fo:font-size="10.00pt" fo:font-weight="normal" fo:font-family="'JetBrains Mono'" style:font-family-asian="'JetBrains Mono'" style:font-family-complex="'JetBrains Mono'" fo:background-color="transparent" fo:color="#a9b7c6"/>
    </style:style>
    <style:style style:name="T391" style:family="text">
      <style:text-properties fo:font-size="10.00pt" fo:font-weight="normal" fo:font-family="'JetBrains Mono'" style:font-family-asian="'JetBrains Mono'" style:font-family-complex="'JetBrains Mono'" fo:background-color="transparent" fo:color="#cc7832"/>
    </style:style>
    <style:style style:name="T392" style:family="text">
      <style:text-properties fo:font-size="10.00pt" fo:font-weight="normal" fo:font-family="'JetBrains Mono'" style:font-family-asian="'JetBrains Mono'" style:font-family-complex="'JetBrains Mono'" fo:background-color="transparent" style:use-window-font-color="true"/>
    </style:style>
    <style:style style:name="T393" style:family="text">
      <style:text-properties fo:font-size="10.00pt" fo:font-weight="normal" fo:font-family="Calibri" style:font-family-asian="Calibri" style:font-family-complex="Calibri" fo:background-color="transparent" style:use-window-font-color="true"/>
    </style:style>
    <style:style style:name="T394" style:family="text">
      <style:text-properties fo:font-size="10.00pt" fo:font-weight="normal" fo:font-family="'JetBrains Mono'" style:font-family-asian="'JetBrains Mono'" style:font-family-complex="'JetBrains Mono'" fo:background-color="transparent" fo:color="#a9b7c6"/>
    </style:style>
    <style:style style:name="T395" style:family="text">
      <style:text-properties fo:font-size="10.00pt" fo:font-weight="normal" fo:font-family="'JetBrains Mono'" style:font-family-asian="'JetBrains Mono'" style:font-family-complex="'JetBrains Mono'" fo:background-color="transparent" fo:color="#cc7832"/>
    </style:style>
    <style:style style:name="T396" style:family="text">
      <style:text-properties fo:font-size="10.00pt" fo:font-weight="normal" fo:font-family="'JetBrains Mono'" style:font-family-asian="'JetBrains Mono'" style:font-family-complex="'JetBrains Mono'" fo:background-color="transparent" fo:color="#a9b7c6"/>
    </style:style>
    <style:style style:name="T397" style:family="text">
      <style:text-properties fo:font-size="10.00pt" fo:font-weight="normal" fo:font-family="'JetBrains Mono'" style:font-family-asian="'JetBrains Mono'" style:font-family-complex="'JetBrains Mono'" fo:background-color="transparent" fo:color="#e8bf6a"/>
    </style:style>
    <style:style style:name="T398" style:family="text">
      <style:text-properties fo:font-size="10.00pt" fo:font-weight="normal" fo:font-family="'JetBrains Mono'" style:font-family-asian="'JetBrains Mono'" style:font-family-complex="'JetBrains Mono'" fo:background-color="transparent" fo:color="#bababa"/>
    </style:style>
    <style:style style:name="T399" style:family="text">
      <style:text-properties fo:font-size="10.00pt" fo:font-weight="normal" fo:font-family="'JetBrains Mono'" style:font-family-asian="'JetBrains Mono'" style:font-family-complex="'JetBrains Mono'" fo:background-color="transparent" fo:color="#6a8759"/>
    </style:style>
    <style:style style:name="T400" style:family="text">
      <style:text-properties fo:font-size="10.00pt" fo:font-weight="normal" fo:font-family="'JetBrains Mono'" style:font-family-asian="'JetBrains Mono'" style:font-family-complex="'JetBrains Mono'" fo:background-color="transparent" fo:color="#e8bf6a"/>
    </style:style>
    <style:style style:name="T401" style:family="text">
      <style:text-properties fo:font-size="10.00pt" fo:font-weight="normal" fo:font-family="'JetBrains Mono'" style:font-family-asian="'JetBrains Mono'" style:font-family-complex="'JetBrains Mono'" fo:background-color="transparent" fo:color="#bababa"/>
    </style:style>
    <style:style style:name="T402" style:family="text">
      <style:text-properties fo:font-size="10.00pt" fo:font-weight="normal" fo:font-family="'JetBrains Mono'" style:font-family-asian="'JetBrains Mono'" style:font-family-complex="'JetBrains Mono'" fo:background-color="transparent" fo:color="#6a8759"/>
    </style:style>
    <style:style style:name="T403" style:family="text">
      <style:text-properties fo:font-size="10.00pt" fo:font-weight="normal" fo:font-family="'JetBrains Mono'" style:font-family-asian="'JetBrains Mono'" style:font-family-complex="'JetBrains Mono'" fo:background-color="transparent" fo:color="#e8bf6a"/>
    </style:style>
    <style:style style:name="T404" style:family="text">
      <style:text-properties fo:font-size="10.00pt" fo:font-weight="normal" fo:font-family="'JetBrains Mono'" style:font-family-asian="'JetBrains Mono'" style:font-family-complex="'JetBrains Mono'" fo:background-color="transparent" fo:color="#bababa"/>
    </style:style>
    <style:style style:name="T405" style:family="text">
      <style:text-properties fo:font-size="10.00pt" fo:font-weight="normal" fo:font-family="'JetBrains Mono'" style:font-family-asian="'JetBrains Mono'" style:font-family-complex="'JetBrains Mono'" fo:background-color="transparent" fo:color="#6a8759"/>
    </style:style>
    <style:style style:name="T406" style:family="text">
      <style:text-properties fo:font-size="10.00pt" fo:font-weight="normal" fo:font-family="'JetBrains Mono'" style:font-family-asian="'JetBrains Mono'" style:font-family-complex="'JetBrains Mono'" fo:background-color="transparent" fo:color="#a9b7c6"/>
    </style:style>
    <style:style style:name="T407" style:family="text">
      <style:text-properties fo:font-size="10.00pt" fo:font-weight="normal" fo:font-family="'JetBrains Mono'" style:font-family-asian="'JetBrains Mono'" style:font-family-complex="'JetBrains Mono'" fo:background-color="transparent" fo:color="#bababa"/>
    </style:style>
    <style:style style:name="T408" style:family="text">
      <style:text-properties fo:font-size="10.00pt" fo:font-weight="normal" fo:font-family="'JetBrains Mono'" style:font-family-asian="'JetBrains Mono'" style:font-family-complex="'JetBrains Mono'" fo:background-color="transparent" fo:color="#6a8759"/>
    </style:style>
    <style:style style:name="T409" style:family="text">
      <style:text-properties fo:font-size="10.00pt" fo:font-weight="normal" fo:font-family="'JetBrains Mono'" style:font-family-asian="'JetBrains Mono'" style:font-family-complex="'JetBrains Mono'" fo:background-color="transparent" fo:color="#e8bf6a"/>
    </style:style>
    <style:style style:name="T410" style:family="text">
      <style:text-properties fo:font-size="10.00pt" fo:font-weight="normal" fo:font-family="'JetBrains Mono'" style:font-family-asian="'JetBrains Mono'" style:font-family-complex="'JetBrains Mono'" fo:background-color="transparent" fo:color="#a9b7c6"/>
    </style:style>
    <style:style style:name="T411" style:family="text">
      <style:text-properties fo:font-size="10.00pt" fo:font-weight="normal" fo:font-family="'JetBrains Mono'" style:font-family-asian="'JetBrains Mono'" style:font-family-complex="'JetBrains Mono'" fo:background-color="transparent" fo:color="#e8bf6a"/>
    </style:style>
    <style:style style:name="T412" style:family="text">
      <style:text-properties fo:font-size="10.00pt" fo:font-weight="normal" fo:font-family="'JetBrains Mono'" style:font-family-asian="'JetBrains Mono'" style:font-family-complex="'JetBrains Mono'" fo:background-color="transparent" fo:color="#a9b7c6"/>
    </style:style>
    <style:style style:name="T413" style:family="text">
      <style:text-properties fo:font-size="10.00pt" fo:font-weight="normal" fo:font-family="'JetBrains Mono'" style:font-family-asian="'JetBrains Mono'" style:font-family-complex="'JetBrains Mono'" fo:background-color="transparent" fo:color="#e8bf6a"/>
    </style:style>
    <style:style style:name="T414" style:family="text">
      <style:text-properties fo:font-size="10.00pt" fo:font-weight="normal" fo:font-family="'JetBrains Mono'" style:font-family-asian="'JetBrains Mono'" style:font-family-complex="'JetBrains Mono'" fo:background-color="transparent" fo:color="#bababa"/>
    </style:style>
    <style:style style:name="T415" style:family="text">
      <style:text-properties fo:font-size="10.00pt" fo:font-weight="normal" fo:font-family="'JetBrains Mono'" style:font-family-asian="'JetBrains Mono'" style:font-family-complex="'JetBrains Mono'" fo:background-color="transparent" fo:color="#6a8759"/>
    </style:style>
    <style:style style:name="T416" style:family="text">
      <style:text-properties fo:font-size="10.00pt" fo:font-weight="normal" fo:font-family="'JetBrains Mono'" style:font-family-asian="'JetBrains Mono'" style:font-family-complex="'JetBrains Mono'" fo:background-color="transparent" fo:color="#bababa"/>
    </style:style>
    <style:style style:name="T417" style:family="text">
      <style:text-properties fo:font-size="10.00pt" fo:font-weight="normal" fo:font-family="'JetBrains Mono'" style:font-family-asian="'JetBrains Mono'" style:font-family-complex="'JetBrains Mono'" fo:background-color="transparent" fo:color="#6a8759"/>
    </style:style>
    <style:style style:name="T418" style:family="text">
      <style:text-properties fo:font-size="10.00pt" fo:font-weight="normal" fo:font-family="'JetBrains Mono'" style:font-family-asian="'JetBrains Mono'" style:font-family-complex="'JetBrains Mono'" fo:background-color="transparent" fo:color="#a9b7c6"/>
    </style:style>
    <style:style style:name="T419" style:family="text">
      <style:text-properties fo:font-size="10.00pt" fo:font-weight="normal" fo:font-family="'JetBrains Mono'" style:font-family-asian="'JetBrains Mono'" style:font-family-complex="'JetBrains Mono'" fo:background-color="transparent" fo:color="#e8bf6a"/>
    </style:style>
    <style:style style:name="T420" style:family="text">
      <style:text-properties fo:font-size="10.00pt" fo:font-weight="normal" fo:font-family="'JetBrains Mono'" style:font-family-asian="'JetBrains Mono'" style:font-family-complex="'JetBrains Mono'" fo:background-color="transparent" fo:color="#a9b7c6"/>
    </style:style>
    <style:style style:name="T421" style:family="text">
      <style:text-properties fo:font-size="10.00pt" fo:font-weight="normal" fo:font-family="'JetBrains Mono'" style:font-family-asian="'JetBrains Mono'" style:font-family-complex="'JetBrains Mono'" fo:background-color="transparent" fo:color="#e8bf6a"/>
    </style:style>
    <style:style style:name="T422" style:family="text">
      <style:text-properties fo:font-size="10.00pt" fo:font-weight="normal" fo:font-family="'JetBrains Mono'" style:font-family-asian="'JetBrains Mono'" style:font-family-complex="'JetBrains Mono'" fo:background-color="transparent" fo:color="#a9b7c6"/>
    </style:style>
    <style:style style:name="T423" style:family="text">
      <style:text-properties fo:font-size="10.00pt" fo:font-weight="normal" fo:font-family="'JetBrains Mono'" style:font-family-asian="'JetBrains Mono'" style:font-family-complex="'JetBrains Mono'" fo:background-color="transparent" fo:color="#e8bf6a"/>
    </style:style>
    <style:style style:name="T424" style:family="text">
      <style:text-properties fo:font-size="10.00pt" fo:font-weight="normal" fo:font-family="'JetBrains Mono'" style:font-family-asian="'JetBrains Mono'" style:font-family-complex="'JetBrains Mono'" fo:background-color="transparent" fo:color="#bababa"/>
    </style:style>
    <style:style style:name="T425" style:family="text">
      <style:text-properties fo:font-size="10.00pt" fo:font-weight="normal" fo:font-family="'JetBrains Mono'" style:font-family-asian="'JetBrains Mono'" style:font-family-complex="'JetBrains Mono'" fo:background-color="transparent" fo:color="#6a8759"/>
    </style:style>
    <style:style style:name="T426" style:family="text">
      <style:text-properties fo:font-size="10.00pt" fo:font-weight="normal" fo:font-family="'JetBrains Mono'" style:font-family-asian="'JetBrains Mono'" style:font-family-complex="'JetBrains Mono'" fo:background-color="transparent" fo:color="#bababa"/>
    </style:style>
    <style:style style:name="T427" style:family="text">
      <style:text-properties fo:font-size="10.00pt" fo:font-weight="normal" fo:font-family="'JetBrains Mono'" style:font-family-asian="'JetBrains Mono'" style:font-family-complex="'JetBrains Mono'" fo:background-color="transparent" fo:color="#6a8759"/>
    </style:style>
    <style:style style:name="T428" style:family="text">
      <style:text-properties fo:font-size="10.00pt" fo:font-weight="normal" fo:font-family="'JetBrains Mono'" style:font-family-asian="'JetBrains Mono'" style:font-family-complex="'JetBrains Mono'" fo:background-color="transparent" fo:color="#a9b7c6"/>
    </style:style>
    <style:style style:name="T429" style:family="text">
      <style:text-properties fo:font-size="10.00pt" fo:font-weight="normal" fo:font-family="'JetBrains Mono'" style:font-family-asian="'JetBrains Mono'" style:font-family-complex="'JetBrains Mono'" fo:background-color="transparent" fo:color="#ffc66d"/>
    </style:style>
    <style:style style:name="T430" style:family="text">
      <style:text-properties fo:font-size="10.00pt" fo:font-weight="normal" fo:font-family="'JetBrains Mono'" style:font-family-asian="'JetBrains Mono'" style:font-family-complex="'JetBrains Mono'" fo:background-color="transparent" fo:color="#a9b7c6"/>
    </style:style>
    <style:style style:name="T431" style:family="text">
      <style:text-properties fo:font-size="10.00pt" fo:font-weight="normal" fo:font-family="'JetBrains Mono'" style:font-family-asian="'JetBrains Mono'" style:font-family-complex="'JetBrains Mono'" fo:background-color="transparent" fo:color="#6a8759"/>
    </style:style>
    <style:style style:name="T432" style:family="text">
      <style:text-properties fo:font-size="10.00pt" fo:font-weight="normal" fo:font-family="'JetBrains Mono'" style:font-family-asian="'JetBrains Mono'" style:font-family-complex="'JetBrains Mono'" fo:background-color="transparent" fo:color="#a9b7c6"/>
    </style:style>
    <style:style style:name="T433" style:family="text">
      <style:text-properties fo:font-size="10.00pt" fo:font-weight="normal" fo:font-family="'JetBrains Mono'" style:font-family-asian="'JetBrains Mono'" style:font-family-complex="'JetBrains Mono'" fo:background-color="transparent" fo:color="#e8bf6a"/>
    </style:style>
    <style:style style:name="T434" style:family="text">
      <style:text-properties fo:font-size="10.00pt" fo:font-weight="normal" fo:font-family="'JetBrains Mono'" style:font-family-asian="'JetBrains Mono'" style:font-family-complex="'JetBrains Mono'" fo:background-color="transparent" fo:color="#a9b7c6"/>
    </style:style>
    <style:style style:name="T435" style:family="text">
      <style:text-properties fo:font-size="10.00pt" fo:font-weight="normal" fo:font-family="'JetBrains Mono'" style:font-family-asian="'JetBrains Mono'" style:font-family-complex="'JetBrains Mono'" fo:background-color="transparent" fo:color="#e8bf6a"/>
    </style:style>
    <style:style style:name="T436" style:family="text">
      <style:text-properties fo:font-size="10.00pt" fo:font-weight="normal" fo:font-family="'JetBrains Mono'" style:font-family-asian="'JetBrains Mono'" style:font-family-complex="'JetBrains Mono'" fo:background-color="transparent" fo:color="#bababa"/>
    </style:style>
    <style:style style:name="T437" style:family="text">
      <style:text-properties fo:font-size="10.00pt" fo:font-weight="normal" fo:font-family="'JetBrains Mono'" style:font-family-asian="'JetBrains Mono'" style:font-family-complex="'JetBrains Mono'" fo:background-color="transparent" fo:color="#6a8759"/>
    </style:style>
    <style:style style:name="T438" style:family="text">
      <style:text-properties fo:font-size="10.00pt" fo:font-weight="normal" fo:font-family="'JetBrains Mono'" style:font-family-asian="'JetBrains Mono'" style:font-family-complex="'JetBrains Mono'" fo:background-color="transparent" fo:color="#bababa"/>
    </style:style>
    <style:style style:name="T439" style:family="text">
      <style:text-properties fo:font-size="10.00pt" fo:font-weight="normal" fo:font-family="'JetBrains Mono'" style:font-family-asian="'JetBrains Mono'" style:font-family-complex="'JetBrains Mono'" fo:background-color="transparent" fo:color="#6a8759"/>
    </style:style>
    <style:style style:name="T440" style:family="text">
      <style:text-properties fo:font-size="10.00pt" fo:font-weight="normal" fo:font-family="'JetBrains Mono'" style:font-family-asian="'JetBrains Mono'" style:font-family-complex="'JetBrains Mono'" fo:background-color="transparent" fo:color="#a9b7c6"/>
    </style:style>
    <style:style style:name="T441" style:family="text">
      <style:text-properties fo:font-size="10.00pt" fo:font-weight="normal" fo:font-family="'JetBrains Mono'" style:font-family-asian="'JetBrains Mono'" style:font-family-complex="'JetBrains Mono'" fo:background-color="transparent" fo:color="#ffc66d"/>
    </style:style>
    <style:style style:name="T442" style:family="text">
      <style:text-properties fo:font-size="10.00pt" fo:font-weight="normal" fo:font-family="'JetBrains Mono'" style:font-family-asian="'JetBrains Mono'" style:font-family-complex="'JetBrains Mono'" fo:background-color="transparent" fo:color="#a9b7c6"/>
    </style:style>
    <style:style style:name="T443" style:family="text">
      <style:text-properties fo:font-size="10.00pt" fo:font-weight="normal" fo:font-family="'JetBrains Mono'" style:font-family-asian="'JetBrains Mono'" style:font-family-complex="'JetBrains Mono'" fo:background-color="transparent" fo:color="#6a8759"/>
    </style:style>
    <style:style style:name="T444" style:family="text">
      <style:text-properties fo:font-size="10.00pt" fo:font-weight="normal" fo:font-family="'JetBrains Mono'" style:font-family-asian="'JetBrains Mono'" style:font-family-complex="'JetBrains Mono'" fo:background-color="transparent" fo:color="#a9b7c6"/>
    </style:style>
    <style:style style:name="T445" style:family="text">
      <style:text-properties fo:font-size="10.00pt" fo:font-weight="normal" fo:font-family="'JetBrains Mono'" style:font-family-asian="'JetBrains Mono'" style:font-family-complex="'JetBrains Mono'" fo:background-color="transparent" fo:color="#e8bf6a"/>
    </style:style>
    <style:style style:name="T446" style:family="text">
      <style:text-properties fo:font-size="10.00pt" fo:font-weight="normal" fo:font-family="'JetBrains Mono'" style:font-family-asian="'JetBrains Mono'" style:font-family-complex="'JetBrains Mono'" fo:background-color="transparent" fo:color="#a9b7c6"/>
    </style:style>
    <style:style style:name="T447" style:family="text">
      <style:text-properties fo:font-size="10.00pt" fo:font-weight="normal" fo:font-family="'JetBrains Mono'" style:font-family-asian="'JetBrains Mono'" style:font-family-complex="'JetBrains Mono'" fo:background-color="transparent" fo:color="#e8bf6a"/>
    </style:style>
    <style:style style:name="T448" style:family="text">
      <style:text-properties fo:font-size="10.00pt" fo:font-weight="normal" fo:font-family="'JetBrains Mono'" style:font-family-asian="'JetBrains Mono'" style:font-family-complex="'JetBrains Mono'" fo:background-color="transparent" fo:color="#a9b7c6"/>
    </style:style>
    <style:style style:name="T449" style:family="text">
      <style:text-properties fo:font-size="10.00pt" fo:font-weight="normal" fo:font-family="'JetBrains Mono'" style:font-family-asian="'JetBrains Mono'" style:font-family-complex="'JetBrains Mono'" fo:background-color="transparent" fo:color="#e8bf6a"/>
    </style:style>
    <style:style style:name="T450" style:family="text">
      <style:text-properties fo:font-size="10.00pt" fo:font-weight="normal" fo:font-family="'JetBrains Mono'" style:font-family-asian="'JetBrains Mono'" style:font-family-complex="'JetBrains Mono'" fo:background-color="transparent" fo:color="#a9b7c6"/>
    </style:style>
    <style:style style:name="T451" style:family="text">
      <style:text-properties fo:font-size="10.00pt" fo:font-weight="normal" fo:font-family="'JetBrains Mono'" style:font-family-asian="'JetBrains Mono'" style:font-family-complex="'JetBrains Mono'" fo:background-color="transparent" fo:color="#cc7832"/>
    </style:style>
    <style:style style:name="T452" style:family="text">
      <style:text-properties fo:font-size="10.00pt" fo:font-weight="normal" fo:font-family="'JetBrains Mono'" style:font-family-asian="'JetBrains Mono'" style:font-family-complex="'JetBrains Mono'" fo:background-color="transparent" fo:color="#a9b7c6"/>
    </style:style>
    <style:style style:name="T453" style:family="text">
      <style:text-properties fo:font-size="10.00pt" fo:font-weight="normal" fo:font-family="'JetBrains Mono'" style:font-family-asian="'JetBrains Mono'" style:font-family-complex="'JetBrains Mono'" fo:background-color="transparent" fo:color="#cc7832"/>
    </style:style>
    <style:style style:name="T454" style:family="text">
      <style:text-properties fo:font-size="10.00pt" fo:font-weight="normal" fo:font-family="'JetBrains Mono'" style:font-family-asian="'JetBrains Mono'" style:font-family-complex="'JetBrains Mono'" fo:background-color="transparent" fo:color="#ffc66d"/>
    </style:style>
    <style:style style:name="T455" style:family="text">
      <style:text-properties fo:font-size="10.00pt" fo:font-weight="normal" fo:font-family="'JetBrains Mono'" style:font-family-asian="'JetBrains Mono'" style:font-family-complex="'JetBrains Mono'" fo:background-color="transparent" fo:color="#cc7832"/>
    </style:style>
    <style:style style:name="T456" style:family="text">
      <style:text-properties fo:font-size="10.00pt" fo:font-weight="normal" fo:font-family="'JetBrains Mono'" style:font-family-asian="'JetBrains Mono'" style:font-family-complex="'JetBrains Mono'" fo:background-color="transparent" style:use-window-font-color="true"/>
    </style:style>
    <style:style style:name="T457" style:family="text">
      <style:text-properties fo:font-size="10.00pt" fo:font-weight="normal" fo:font-family="Calibri" style:font-family-asian="Calibri" style:font-family-complex="Calibri" fo:background-color="transparent" style:use-window-font-color="true"/>
    </style:style>
    <style:style style:name="T458" style:family="text">
      <style:text-properties fo:font-size="10.00pt" fo:font-weight="bold" fo:font-family="'JetBrains Mono'" style:font-family-asian="'JetBrains Mono'" style:font-family-complex="'JetBrains Mono'" fo:background-color="transparent" style:use-window-font-color="true"/>
    </style:style>
    <style:style style:name="T459" style:family="text">
      <style:text-properties fo:font-size="10.00pt" fo:font-weight="normal" fo:font-family="'JetBrains Mono'" style:font-family-asian="'JetBrains Mono'" style:font-family-complex="'JetBrains Mono'" fo:background-color="transparent" style:use-window-font-color="true"/>
    </style:style>
    <style:style style:name="T460" style:family="text">
      <style:text-properties fo:font-size="10.00pt" fo:font-weight="bold" fo:font-family="'JetBrains Mono'" style:font-family-asian="'JetBrains Mono'" style:font-family-complex="'JetBrains Mono'" fo:background-color="transparent" style:use-window-font-color="true"/>
    </style:style>
    <style:style style:name="T461" style:family="text">
      <style:text-properties fo:font-size="10.00pt" fo:font-weight="normal" fo:font-family="'JetBrains Mono'" style:font-family-asian="'JetBrains Mono'" style:font-family-complex="'JetBrains Mono'" fo:background-color="transparent" style:use-window-font-color="true"/>
    </style:style>
    <style:style style:name="T462" style:family="text">
      <style:text-properties fo:font-size="10.00pt" fo:font-weight="bold" fo:font-family="'JetBrains Mono'" style:font-family-asian="'JetBrains Mono'" style:font-family-complex="'JetBrains Mono'" fo:background-color="transparent" style:use-window-font-color="true"/>
    </style:style>
    <style:style style:name="T463" style:family="text">
      <style:text-properties fo:font-size="10.00pt" fo:font-weight="normal" fo:font-family="'JetBrains Mono'" style:font-family-asian="'JetBrains Mono'" style:font-family-complex="'JetBrains Mono'" fo:background-color="transparent" style:use-window-font-color="true"/>
    </style:style>
    <style:style style:name="T464" style:family="text">
      <style:text-properties fo:font-size="10.00pt" fo:font-weight="bold" fo:font-family="'JetBrains Mono'" style:font-family-asian="'JetBrains Mono'" style:font-family-complex="'JetBrains Mono'" fo:background-color="transparent" style:use-window-font-color="true"/>
    </style:style>
    <style:style style:name="T465" style:family="text">
      <style:text-properties fo:font-size="10.00pt" fo:font-weight="normal" fo:font-family="'JetBrains Mono'" style:font-family-asian="'JetBrains Mono'" style:font-family-complex="'JetBrains Mono'" fo:background-color="transparent" style:use-window-font-color="true"/>
    </style:style>
    <style:style style:name="T466" style:family="text">
      <style:text-properties fo:font-size="10.00pt" fo:font-weight="bold" fo:font-family="'JetBrains Mono'" style:font-family-asian="'JetBrains Mono'" style:font-family-complex="'JetBrains Mono'" fo:background-color="transparent" style:use-window-font-color="true"/>
    </style:style>
    <style:style style:name="T467" style:family="text">
      <style:text-properties fo:font-size="10.00pt" fo:font-weight="normal" fo:font-family="'JetBrains Mono'" style:font-family-asian="'JetBrains Mono'" style:font-family-complex="'JetBrains Mono'" fo:background-color="transparent" fo:color="#a9b7c6"/>
    </style:style>
    <style:style style:name="T468" style:family="text">
      <style:text-properties fo:font-size="10.00pt" fo:font-weight="normal" fo:font-family="Calibri" style:font-family-asian="Calibri" style:font-family-complex="Calibri" fo:background-color="transparent" style:use-window-font-color="true"/>
    </style:style>
    <style:style style:name="T469" style:family="text">
      <style:text-properties fo:font-size="10.00pt" fo:font-weight="bold" fo:font-family="Calibri" style:font-family-asian="Calibri" style:font-family-complex="Calibri" fo:background-color="transparent" style:use-window-font-color="true"/>
    </style:style>
    <style:style style:name="T470" style:family="text">
      <style:text-properties fo:font-size="10.00pt" fo:font-weight="normal" fo:font-family="Calibri" style:font-family-asian="Calibri" style:font-family-complex="Calibri" fo:background-color="transparent" style:use-window-font-color="true"/>
    </style:style>
    <style:style style:name="T471" style:family="text">
      <style:text-properties fo:font-size="10.00pt" fo:font-weight="normal" fo:font-family="'JetBrains Mono'" style:font-family-asian="'JetBrains Mono'" style:font-family-complex="'JetBrains Mono'" fo:background-color="transparent" fo:color="#cc7832"/>
    </style:style>
    <style:style style:name="T472" style:family="text">
      <style:text-properties fo:font-size="10.00pt" fo:font-weight="normal" fo:font-family="'JetBrains Mono'" style:font-family-asian="'JetBrains Mono'" style:font-family-complex="'JetBrains Mono'" fo:background-color="transparent" fo:color="#ffc66d"/>
    </style:style>
    <style:style style:name="T473" style:family="text">
      <style:text-properties fo:font-size="10.00pt" fo:font-weight="normal" fo:font-family="'JetBrains Mono'" style:font-family-asian="'JetBrains Mono'" style:font-family-complex="'JetBrains Mono'" fo:background-color="transparent" fo:color="#a9b7c6"/>
    </style:style>
    <style:style style:name="T474" style:family="text">
      <style:text-properties fo:font-size="10.00pt" fo:font-weight="normal" fo:font-family="'JetBrains Mono'" style:font-family-asian="'JetBrains Mono'" style:font-family-complex="'JetBrains Mono'" fo:background-color="transparent" fo:color="#cc7832"/>
    </style:style>
    <style:style style:name="T475" style:family="text">
      <style:text-properties fo:font-size="10.00pt" fo:font-weight="normal" fo:font-family="'JetBrains Mono'" style:font-family-asian="'JetBrains Mono'" style:font-family-complex="'JetBrains Mono'" fo:background-color="transparent" fo:color="#a9b7c6"/>
    </style:style>
    <style:style style:name="T476" style:family="text">
      <style:text-properties fo:font-size="10.00pt" fo:font-weight="normal" fo:font-family="'JetBrains Mono'" style:font-family-asian="'JetBrains Mono'" style:font-family-complex="'JetBrains Mono'" fo:background-color="transparent" fo:color="#ffc66d"/>
    </style:style>
    <style:style style:name="T477" style:family="text">
      <style:text-properties fo:font-size="10.00pt" fo:font-weight="normal" fo:font-family="'JetBrains Mono'" style:font-family-asian="'JetBrains Mono'" style:font-family-complex="'JetBrains Mono'" fo:background-color="transparent" fo:color="#a9b7c6"/>
    </style:style>
    <style:style style:name="T478" style:family="text">
      <style:text-properties fo:font-size="10.00pt" fo:font-weight="bold" fo:font-family="'JetBrains Mono'" style:font-family-asian="'JetBrains Mono'" style:font-family-complex="'JetBrains Mono'" fo:background-color="transparent" fo:color="#9876aa" fo:font-style="italic"/>
    </style:style>
    <style:style style:name="T479" style:family="text">
      <style:text-properties fo:font-size="10.00pt" fo:font-weight="normal" fo:font-family="'JetBrains Mono'" style:font-family-asian="'JetBrains Mono'" style:font-family-complex="'JetBrains Mono'" fo:background-color="transparent" fo:color="#a9b7c6"/>
    </style:style>
    <style:style style:name="T480" style:family="text">
      <style:text-properties fo:font-size="10.00pt" fo:font-weight="normal" fo:font-family="'JetBrains Mono'" style:font-family-asian="'JetBrains Mono'" style:font-family-complex="'JetBrains Mono'" fo:background-color="transparent" fo:color="#cc7832"/>
    </style:style>
    <style:style style:name="T481" style:family="text">
      <style:text-properties fo:font-size="10.00pt" fo:font-weight="normal" fo:font-family="'JetBrains Mono'" style:font-family-asian="'JetBrains Mono'" style:font-family-complex="'JetBrains Mono'" fo:background-color="transparent" style:use-window-font-color="true"/>
    </style:style>
    <style:style style:name="T482" style:family="text">
      <style:text-properties fo:font-size="10.00pt" fo:font-weight="normal" fo:font-family="Calibri" style:font-family-asian="Calibri" style:font-family-complex="Calibri" fo:background-color="transparent" style:use-window-font-color="true"/>
    </style:style>
    <style:style style:name="T483" style:family="text">
      <style:text-properties fo:font-size="10.00pt" fo:font-weight="normal" fo:font-family="'JetBrains Mono'" style:font-family-asian="'JetBrains Mono'" style:font-family-complex="'JetBrains Mono'" fo:background-color="transparent" fo:color="#cc7832"/>
    </style:style>
    <style:style style:name="T484" style:family="text">
      <style:text-properties fo:font-size="10.00pt" fo:font-weight="normal" fo:font-family="'JetBrains Mono'" style:font-family-asian="'JetBrains Mono'" style:font-family-complex="'JetBrains Mono'" fo:background-color="transparent" fo:color="#ffc66d"/>
    </style:style>
    <style:style style:name="T485" style:family="text">
      <style:text-properties fo:font-size="10.00pt" fo:font-weight="normal" fo:font-family="'JetBrains Mono'" style:font-family-asian="'JetBrains Mono'" style:font-family-complex="'JetBrains Mono'" fo:background-color="transparent" fo:color="#a9b7c6"/>
    </style:style>
    <style:style style:name="T486" style:family="text">
      <style:text-properties fo:font-size="10.00pt" fo:font-weight="normal" fo:font-family="'JetBrains Mono'" style:font-family-asian="'JetBrains Mono'" style:font-family-complex="'JetBrains Mono'" fo:background-color="transparent" fo:color="#ffc66d"/>
    </style:style>
    <style:style style:name="T487" style:family="text">
      <style:text-properties fo:font-size="10.00pt" fo:font-weight="normal" fo:font-family="'JetBrains Mono'" style:font-family-asian="'JetBrains Mono'" style:font-family-complex="'JetBrains Mono'" fo:background-color="transparent" fo:color="#a9b7c6"/>
    </style:style>
    <style:style style:name="T488" style:family="text">
      <style:text-properties fo:font-size="10.00pt" fo:font-weight="normal" fo:font-family="'JetBrains Mono'" style:font-family-asian="'JetBrains Mono'" style:font-family-complex="'JetBrains Mono'" fo:background-color="transparent" fo:color="#cc7832"/>
    </style:style>
    <style:style style:name="T489" style:family="text">
      <style:text-properties fo:font-size="10.00pt" fo:font-weight="normal" fo:font-family="'JetBrains Mono'" style:font-family-asian="'JetBrains Mono'" style:font-family-complex="'JetBrains Mono'" fo:background-color="transparent" fo:color="#a9b7c6"/>
    </style:style>
    <style:style style:name="T490" style:family="text">
      <style:text-properties fo:font-size="10.00pt" fo:font-weight="normal" fo:font-family="'JetBrains Mono'" style:font-family-asian="'JetBrains Mono'" style:font-family-complex="'JetBrains Mono'" fo:background-color="transparent" fo:color="#cc7832"/>
    </style:style>
    <style:style style:name="T491" style:family="text">
      <style:text-properties fo:font-size="10.00pt" fo:font-weight="normal" fo:font-family="'JetBrains Mono'" style:font-family-asian="'JetBrains Mono'" style:font-family-complex="'JetBrains Mono'" fo:background-color="transparent" fo:color="#a9b7c6"/>
    </style:style>
    <style:style style:name="T492" style:family="text">
      <style:text-properties fo:font-size="10.00pt" fo:font-weight="normal" fo:font-family="'JetBrains Mono'" style:font-family-asian="'JetBrains Mono'" style:font-family-complex="'JetBrains Mono'" fo:background-color="transparent" style:use-window-font-color="true"/>
    </style:style>
    <style:style style:name="T493" style:family="text">
      <style:text-properties fo:font-size="10.00pt" fo:font-weight="normal" fo:font-family="Calibri" style:font-family-asian="Calibri" style:font-family-complex="Calibri" fo:background-color="transparent" style:use-window-font-color="true"/>
    </style:style>
    <style:style style:name="T494" style:family="text">
      <style:text-properties fo:font-size="10.00pt" fo:font-weight="normal" fo:font-family="'JetBrains Mono'" style:font-family-asian="'JetBrains Mono'" style:font-family-complex="'JetBrains Mono'" fo:background-color="transparent" style:use-window-font-color="true"/>
    </style:style>
    <style:style style:name="T495" style:family="text">
      <style:text-properties fo:font-size="10.00pt" fo:font-weight="normal" fo:font-family="'JetBrains Mono'" style:font-family-asian="'JetBrains Mono'" style:font-family-complex="'JetBrains Mono'" fo:background-color="transparent" fo:color="#e8bf6a"/>
    </style:style>
    <style:style style:name="T496" style:family="text">
      <style:text-properties fo:font-size="10.00pt" fo:font-weight="normal" fo:font-family="'JetBrains Mono'" style:font-family-asian="'JetBrains Mono'" style:font-family-complex="'JetBrains Mono'" fo:background-color="transparent" fo:color="#bababa"/>
    </style:style>
    <style:style style:name="T497" style:family="text">
      <style:text-properties fo:font-size="10.00pt" fo:font-weight="normal" fo:font-family="'JetBrains Mono'" style:font-family-asian="'JetBrains Mono'" style:font-family-complex="'JetBrains Mono'" fo:background-color="transparent" fo:color="#6a8759"/>
    </style:style>
    <style:style style:name="T498" style:family="text">
      <style:text-properties fo:font-size="10.00pt" fo:font-weight="normal" fo:font-family="'JetBrains Mono'" style:font-family-asian="'JetBrains Mono'" style:font-family-complex="'JetBrains Mono'" fo:background-color="transparent" fo:color="#a9b7c6"/>
    </style:style>
    <style:style style:name="T499" style:family="text">
      <style:text-properties fo:font-size="10.00pt" fo:font-weight="normal" fo:font-family="'JetBrains Mono'" style:font-family-asian="'JetBrains Mono'" style:font-family-complex="'JetBrains Mono'" fo:background-color="transparent" fo:color="#ffc66d"/>
    </style:style>
    <style:style style:name="T500" style:family="text">
      <style:text-properties fo:font-size="10.00pt" fo:font-weight="normal" fo:font-family="'JetBrains Mono'" style:font-family-asian="'JetBrains Mono'" style:font-family-complex="'JetBrains Mono'" fo:background-color="transparent" fo:color="#a9b7c6"/>
    </style:style>
    <style:style style:name="T501" style:family="text">
      <style:text-properties fo:font-size="10.00pt" fo:font-weight="normal" fo:font-family="'JetBrains Mono'" style:font-family-asian="'JetBrains Mono'" style:font-family-complex="'JetBrains Mono'" fo:background-color="transparent" fo:color="#e8bf6a"/>
    </style:style>
    <style:style style:name="T502" style:family="text">
      <style:text-properties fo:font-size="10.00pt" fo:font-weight="normal" fo:font-family="'JetBrains Mono'" style:font-family-asian="'JetBrains Mono'" style:font-family-complex="'JetBrains Mono'" fo:background-color="transparent" fo:color="#a9b7c6"/>
    </style:style>
    <style:style style:name="T503" style:family="text">
      <style:text-properties fo:font-size="10.00pt" fo:font-weight="normal" fo:font-family="'JetBrains Mono'" style:font-family-asian="'JetBrains Mono'" style:font-family-complex="'JetBrains Mono'" fo:background-color="transparent" fo:color="#e8bf6a"/>
    </style:style>
    <style:style style:name="T504" style:family="text">
      <style:text-properties fo:font-size="10.00pt" fo:font-weight="normal" fo:font-family="'JetBrains Mono'" style:font-family-asian="'JetBrains Mono'" style:font-family-complex="'JetBrains Mono'" fo:background-color="transparent" fo:color="#bababa"/>
    </style:style>
    <style:style style:name="T505" style:family="text">
      <style:text-properties fo:font-size="10.00pt" fo:font-weight="normal" fo:font-family="'JetBrains Mono'" style:font-family-asian="'JetBrains Mono'" style:font-family-complex="'JetBrains Mono'" fo:background-color="transparent" fo:color="#6a8759"/>
    </style:style>
    <style:style style:name="T506" style:family="text">
      <style:text-properties fo:font-size="10.00pt" fo:font-weight="normal" fo:font-family="'JetBrains Mono'" style:font-family-asian="'JetBrains Mono'" style:font-family-complex="'JetBrains Mono'" fo:background-color="transparent" fo:color="#e8bf6a"/>
    </style:style>
    <style:style style:name="T507" style:family="text">
      <style:text-properties fo:font-size="10.00pt" fo:font-weight="normal" fo:font-family="'JetBrains Mono'" style:font-family-asian="'JetBrains Mono'" style:font-family-complex="'JetBrains Mono'" fo:background-color="transparent" fo:color="#a9b7c6"/>
    </style:style>
    <style:style style:name="T508" style:family="text">
      <style:text-properties fo:font-size="10.00pt" fo:font-weight="normal" fo:font-family="'JetBrains Mono'" style:font-family-asian="'JetBrains Mono'" style:font-family-complex="'JetBrains Mono'" fo:background-color="transparent" fo:color="#e8bf6a"/>
    </style:style>
    <style:style style:name="T509" style:family="text">
      <style:text-properties fo:font-size="10.00pt" fo:font-weight="normal" fo:font-family="'JetBrains Mono'" style:font-family-asian="'JetBrains Mono'" style:font-family-complex="'JetBrains Mono'" fo:background-color="transparent" style:use-window-font-color="true"/>
    </style:style>
    <style:style style:name="T510" style:family="text">
      <style:text-properties fo:font-size="10.00pt" fo:font-weight="normal" fo:font-family="Calibri" style:font-family-asian="Calibri" style:font-family-complex="Calibri" fo:background-color="transparent" style:use-window-font-color="true"/>
    </style:style>
    <style:style style:name="T511" style:family="text">
      <style:text-properties fo:font-size="10.00pt" fo:font-weight="normal" fo:font-family="'JetBrains Mono'" style:font-family-asian="'JetBrains Mono'" style:font-family-complex="'JetBrains Mono'" fo:background-color="transparent" style:use-window-font-color="true"/>
    </style:style>
    <style:style style:name="T512" style:family="text">
      <style:text-properties fo:font-size="10.00pt" fo:font-weight="normal" fo:font-family="'JetBrains Mono'" style:font-family-asian="'JetBrains Mono'" style:font-family-complex="'JetBrains Mono'" fo:background-color="transparent" fo:color="#e8bf6a"/>
    </style:style>
    <style:style style:name="T513" style:family="text">
      <style:text-properties fo:font-size="10.00pt" fo:font-weight="normal" fo:font-family="'JetBrains Mono'" style:font-family-asian="'JetBrains Mono'" style:font-family-complex="'JetBrains Mono'" fo:background-color="transparent" fo:color="#bababa"/>
    </style:style>
    <style:style style:name="T514" style:family="text">
      <style:text-properties fo:font-size="10.00pt" fo:font-weight="normal" fo:font-family="'JetBrains Mono'" style:font-family-asian="'JetBrains Mono'" style:font-family-complex="'JetBrains Mono'" fo:background-color="transparent" fo:color="#6a8759"/>
    </style:style>
    <style:style style:name="T515" style:family="text">
      <style:text-properties fo:font-size="10.00pt" fo:font-weight="normal" fo:font-family="'JetBrains Mono'" style:font-family-asian="'JetBrains Mono'" style:font-family-complex="'JetBrains Mono'" fo:background-color="transparent" fo:color="#bababa"/>
    </style:style>
    <style:style style:name="T516" style:family="text">
      <style:text-properties fo:font-size="10.00pt" fo:font-weight="normal" fo:font-family="'JetBrains Mono'" style:font-family-asian="'JetBrains Mono'" style:font-family-complex="'JetBrains Mono'" fo:background-color="transparent" fo:color="#6a8759"/>
    </style:style>
    <style:style style:name="T517" style:family="text">
      <style:text-properties fo:font-size="10.00pt" fo:font-weight="normal" fo:font-family="'JetBrains Mono'" style:font-family-asian="'JetBrains Mono'" style:font-family-complex="'JetBrains Mono'" fo:background-color="transparent" fo:color="#a9b7c6"/>
    </style:style>
    <style:style style:name="T518" style:family="text">
      <style:text-properties fo:font-size="10.00pt" fo:font-weight="normal" fo:font-family="'JetBrains Mono'" style:font-family-asian="'JetBrains Mono'" style:font-family-complex="'JetBrains Mono'" fo:background-color="transparent" fo:color="#e8bf6a"/>
    </style:style>
    <style:style style:name="T519" style:family="text">
      <style:text-properties fo:font-size="10.00pt" fo:font-weight="normal" fo:font-family="'JetBrains Mono'" style:font-family-asian="'JetBrains Mono'" style:font-family-complex="'JetBrains Mono'" fo:background-color="transparent" fo:color="#a9b7c6"/>
    </style:style>
    <style:style style:name="T520" style:family="text">
      <style:text-properties fo:font-size="10.00pt" fo:font-weight="normal" fo:font-family="'JetBrains Mono'" style:font-family-asian="'JetBrains Mono'" style:font-family-complex="'JetBrains Mono'" fo:background-color="transparent" fo:color="#e8bf6a"/>
    </style:style>
    <style:style style:name="T521" style:family="text">
      <style:text-properties fo:font-size="10.00pt" fo:font-weight="normal" fo:font-family="Calibri" style:font-family-asian="Calibri" style:font-family-complex="Calibri" fo:background-color="transparent" style:use-window-font-color="true"/>
    </style:style>
    <style:style style:name="T522" style:family="text">
      <style:text-properties fo:font-size="10.00pt" fo:font-weight="normal" fo:font-family="'JetBrains Mono'" style:font-family-asian="'JetBrains Mono'" style:font-family-complex="'JetBrains Mono'" fo:background-color="transparent" style:use-window-font-color="true"/>
    </style:style>
    <style:style style:name="T523" style:family="text">
      <style:text-properties fo:font-size="10.00pt" fo:font-weight="normal" fo:font-family="'JetBrains Mono'" style:font-family-asian="'JetBrains Mono'" style:font-family-complex="'JetBrains Mono'" fo:background-color="transparent" fo:color="#cc7832"/>
    </style:style>
    <style:style style:name="T524" style:family="text">
      <style:text-properties fo:font-size="10.00pt" fo:font-weight="normal" fo:font-family="'JetBrains Mono'" style:font-family-asian="'JetBrains Mono'" style:font-family-complex="'JetBrains Mono'" fo:background-color="transparent" fo:color="#ffc66d"/>
    </style:style>
    <style:style style:name="T525" style:family="text">
      <style:text-properties fo:font-size="10.00pt" fo:font-weight="normal" fo:font-family="'JetBrains Mono'" style:font-family-asian="'JetBrains Mono'" style:font-family-complex="'JetBrains Mono'" fo:background-color="transparent" fo:color="#a9b7c6"/>
    </style:style>
    <style:style style:name="T526" style:family="text">
      <style:text-properties fo:font-size="10.00pt" fo:font-weight="normal" fo:font-family="'JetBrains Mono'" style:font-family-asian="'JetBrains Mono'" style:font-family-complex="'JetBrains Mono'" fo:background-color="transparent" fo:color="#cc7832"/>
    </style:style>
    <style:style style:name="T527" style:family="text">
      <style:text-properties fo:font-size="10.00pt" fo:font-weight="normal" fo:font-family="'JetBrains Mono'" style:font-family-asian="'JetBrains Mono'" style:font-family-complex="'JetBrains Mono'" fo:background-color="transparent" fo:color="#a9b7c6"/>
    </style:style>
    <style:style style:name="T528" style:family="text">
      <style:text-properties fo:font-size="10.00pt" fo:font-weight="normal" fo:font-family="'JetBrains Mono'" style:font-family-asian="'JetBrains Mono'" style:font-family-complex="'JetBrains Mono'" fo:background-color="transparent" fo:color="#cc7832"/>
    </style:style>
    <style:style style:name="T529" style:family="text">
      <style:text-properties fo:font-size="10.00pt" fo:font-weight="normal" fo:font-family="'JetBrains Mono'" style:font-family-asian="'JetBrains Mono'" style:font-family-complex="'JetBrains Mono'" fo:background-color="transparent" fo:color="#a9b7c6"/>
    </style:style>
    <style:style style:name="T530" style:family="text">
      <style:text-properties fo:font-size="10.00pt" fo:font-weight="normal" fo:font-family="'JetBrains Mono'" style:font-family-asian="'JetBrains Mono'" style:font-family-complex="'JetBrains Mono'" fo:background-color="transparent" fo:color="#ffc66d"/>
    </style:style>
    <style:style style:name="T531" style:family="text">
      <style:text-properties fo:font-size="10.00pt" fo:font-weight="normal" fo:font-family="'JetBrains Mono'" style:font-family-asian="'JetBrains Mono'" style:font-family-complex="'JetBrains Mono'" fo:background-color="transparent" fo:color="#a9b7c6"/>
    </style:style>
    <style:style style:name="T532" style:family="text">
      <style:text-properties fo:font-size="10.00pt" fo:font-weight="bold" fo:font-family="'JetBrains Mono'" style:font-family-asian="'JetBrains Mono'" style:font-family-complex="'JetBrains Mono'" fo:background-color="transparent" fo:color="#9876aa" fo:font-style="italic"/>
    </style:style>
    <style:style style:name="T533" style:family="text">
      <style:text-properties fo:font-size="10.00pt" fo:font-weight="normal" fo:font-family="'JetBrains Mono'" style:font-family-asian="'JetBrains Mono'" style:font-family-complex="'JetBrains Mono'" fo:background-color="transparent" fo:color="#a9b7c6"/>
    </style:style>
    <style:style style:name="T534" style:family="text">
      <style:text-properties fo:font-size="10.00pt" fo:font-weight="normal" fo:font-family="'JetBrains Mono'" style:font-family-asian="'JetBrains Mono'" style:font-family-complex="'JetBrains Mono'" fo:background-color="transparent" fo:color="#cc7832"/>
    </style:style>
    <style:style style:name="T535" style:family="text">
      <style:text-properties fo:font-size="10.00pt" fo:font-weight="normal" fo:font-family="'JetBrains Mono'" style:font-family-asian="'JetBrains Mono'" style:font-family-complex="'JetBrains Mono'" fo:background-color="transparent" fo:color="#a9b7c6"/>
    </style:style>
    <style:style style:name="T536" style:family="text">
      <style:text-properties fo:font-size="10.00pt" fo:font-weight="normal" fo:font-family="'JetBrains Mono'" style:font-family-asian="'JetBrains Mono'" style:font-family-complex="'JetBrains Mono'" fo:background-color="transparent" fo:color="#ffc66d"/>
    </style:style>
    <style:style style:name="T537" style:family="text">
      <style:text-properties fo:font-size="10.00pt" fo:font-weight="normal" fo:font-family="'JetBrains Mono'" style:font-family-asian="'JetBrains Mono'" style:font-family-complex="'JetBrains Mono'" fo:background-color="transparent" fo:color="#a9b7c6"/>
    </style:style>
    <style:style style:name="T538" style:family="text">
      <style:text-properties fo:font-size="10.00pt" fo:font-weight="normal" fo:font-family="'JetBrains Mono'" style:font-family-asian="'JetBrains Mono'" style:font-family-complex="'JetBrains Mono'" fo:background-color="transparent" fo:color="#cc7832"/>
    </style:style>
    <style:style style:name="T539" style:family="text">
      <style:text-properties fo:font-size="10.00pt" fo:font-weight="normal" fo:font-family="'JetBrains Mono'" style:font-family-asian="'JetBrains Mono'" style:font-family-complex="'JetBrains Mono'" fo:background-color="transparent" style:use-window-font-color="true"/>
    </style:style>
    <style:style style:name="T540" style:family="text">
      <style:text-properties fo:font-size="10.00pt" fo:font-weight="normal" fo:font-family="Calibri" style:font-family-asian="Calibri" style:font-family-complex="Calibri" fo:background-color="transparent" style:use-window-font-color="true"/>
    </style:style>
    <style:style style:name="T541" style:family="text">
      <style:text-properties fo:font-size="10.00pt" fo:font-weight="normal" fo:font-family="'JetBrains Mono'" style:font-family-asian="'JetBrains Mono'" style:font-family-complex="'JetBrains Mono'" fo:background-color="transparent" style:use-window-font-color="true"/>
    </style:style>
    <style:style style:name="T542" style:family="text">
      <style:text-properties fo:font-size="10.00pt" fo:font-weight="normal" fo:font-family="'JetBrains Mono'" style:font-family-asian="'JetBrains Mono'" style:font-family-complex="'JetBrains Mono'" fo:background-color="transparent" fo:color="#cc7832"/>
    </style:style>
    <style:style style:name="T543" style:family="text">
      <style:text-properties fo:font-size="10.00pt" fo:font-weight="normal" fo:font-family="'JetBrains Mono'" style:font-family-asian="'JetBrains Mono'" style:font-family-complex="'JetBrains Mono'" fo:background-color="transparent" fo:color="#a9b7c6"/>
    </style:style>
    <style:style style:name="T544" style:family="text">
      <style:text-properties fo:font-size="10.00pt" fo:font-weight="normal" fo:font-family="'JetBrains Mono'" style:font-family-asian="'JetBrains Mono'" style:font-family-complex="'JetBrains Mono'" fo:background-color="transparent" fo:color="#cc7832"/>
    </style:style>
    <style:style style:name="T545" style:family="text">
      <style:text-properties fo:font-size="10.00pt" fo:font-weight="normal" fo:font-family="'JetBrains Mono'" style:font-family-asian="'JetBrains Mono'" style:font-family-complex="'JetBrains Mono'" fo:background-color="transparent" fo:color="#a9b7c6"/>
    </style:style>
    <style:style style:name="T546" style:family="text">
      <style:text-properties fo:font-size="10.00pt" fo:font-weight="normal" fo:font-family="'JetBrains Mono'" style:font-family-asian="'JetBrains Mono'" style:font-family-complex="'JetBrains Mono'" fo:background-color="transparent" fo:color="#ffc66d"/>
    </style:style>
    <style:style style:name="T547" style:family="text">
      <style:text-properties fo:font-size="10.00pt" fo:font-weight="normal" fo:font-family="'JetBrains Mono'" style:font-family-asian="'JetBrains Mono'" style:font-family-complex="'JetBrains Mono'" fo:background-color="transparent" fo:color="#a9b7c6"/>
    </style:style>
    <style:style style:name="T548" style:family="text">
      <style:text-properties fo:font-size="10.00pt" fo:font-weight="normal" fo:font-family="'JetBrains Mono'" style:font-family-asian="'JetBrains Mono'" style:font-family-complex="'JetBrains Mono'" fo:background-color="transparent" fo:color="#cc7832"/>
    </style:style>
    <style:style style:name="T549" style:family="text">
      <style:text-properties fo:font-size="10.00pt" fo:font-weight="normal" fo:font-family="'JetBrains Mono'" style:font-family-asian="'JetBrains Mono'" style:font-family-complex="'JetBrains Mono'" fo:background-color="transparent" fo:color="#6a8759"/>
    </style:style>
    <style:style style:name="T550" style:family="text">
      <style:text-properties fo:font-size="10.00pt" fo:font-weight="normal" fo:font-family="'JetBrains Mono'" style:font-family-asian="'JetBrains Mono'" style:font-family-complex="'JetBrains Mono'" fo:background-color="transparent" fo:color="#cc7832"/>
    </style:style>
    <style:style style:name="T551" style:family="text">
      <style:text-properties fo:font-size="10.00pt" fo:font-weight="normal" fo:font-family="'JetBrains Mono'" style:font-family-asian="'JetBrains Mono'" style:font-family-complex="'JetBrains Mono'" fo:background-color="transparent" fo:color="#a9b7c6"/>
    </style:style>
    <style:style style:name="T552" style:family="text">
      <style:text-properties fo:font-size="10.00pt" fo:font-weight="normal" fo:font-family="'JetBrains Mono'" style:font-family-asian="'JetBrains Mono'" style:font-family-complex="'JetBrains Mono'" fo:background-color="transparent" fo:color="#cc7832"/>
    </style:style>
    <style:style style:name="T553" style:family="text">
      <style:text-properties fo:font-size="10.00pt" fo:font-weight="normal" fo:font-family="'JetBrains Mono'" style:font-family-asian="'JetBrains Mono'" style:font-family-complex="'JetBrains Mono'" fo:background-color="transparent" fo:color="#a9b7c6"/>
    </style:style>
    <style:style style:name="T554" style:family="text">
      <style:text-properties fo:font-size="10.00pt" fo:font-weight="normal" fo:font-family="'JetBrains Mono'" style:font-family-asian="'JetBrains Mono'" style:font-family-complex="'JetBrains Mono'" fo:background-color="transparent" fo:color="#cc7832"/>
    </style:style>
    <style:style style:name="T555" style:family="text">
      <style:text-properties fo:font-size="10.00pt" fo:font-weight="normal" fo:font-family="'JetBrains Mono'" style:font-family-asian="'JetBrains Mono'" style:font-family-complex="'JetBrains Mono'" fo:background-color="transparent" fo:color="#a9b7c6"/>
    </style:style>
    <style:style style:name="T556" style:family="text">
      <style:text-properties fo:font-size="10.00pt" fo:font-weight="normal" fo:font-family="'JetBrains Mono'" style:font-family-asian="'JetBrains Mono'" style:font-family-complex="'JetBrains Mono'" fo:background-color="transparent" fo:color="#cc7832"/>
    </style:style>
    <style:style style:name="T557" style:family="text">
      <style:text-properties fo:font-size="10.00pt" fo:font-weight="normal" fo:font-family="'JetBrains Mono'" style:font-family-asian="'JetBrains Mono'" style:font-family-complex="'JetBrains Mono'" fo:background-color="transparent" fo:color="#6a8759"/>
    </style:style>
    <style:style style:name="T558" style:family="text">
      <style:text-properties fo:font-size="10.00pt" fo:font-weight="normal" fo:font-family="'JetBrains Mono'" style:font-family-asian="'JetBrains Mono'" style:font-family-complex="'JetBrains Mono'" fo:background-color="transparent" fo:color="#cc7832"/>
    </style:style>
    <style:style style:name="T559" style:family="text">
      <style:text-properties fo:font-size="10.00pt" fo:font-weight="normal" fo:font-family="'JetBrains Mono'" style:font-family-asian="'JetBrains Mono'" style:font-family-complex="'JetBrains Mono'" fo:background-color="transparent" fo:color="#ffc66d"/>
    </style:style>
    <style:style style:name="T560" style:family="text">
      <style:text-properties fo:font-size="10.00pt" fo:font-weight="normal" fo:font-family="'JetBrains Mono'" style:font-family-asian="'JetBrains Mono'" style:font-family-complex="'JetBrains Mono'" fo:background-color="transparent" fo:color="#cc7832"/>
    </style:style>
    <style:style style:name="T561" style:family="text">
      <style:text-properties fo:font-size="10.00pt" fo:font-weight="normal" fo:font-family="'JetBrains Mono'" style:font-family-asian="'JetBrains Mono'" style:font-family-complex="'JetBrains Mono'" fo:background-color="transparent" fo:color="#6a8759"/>
    </style:style>
    <style:style style:name="T562" style:family="text">
      <style:text-properties fo:font-size="10.00pt" fo:font-weight="normal" fo:font-family="'JetBrains Mono'" style:font-family-asian="'JetBrains Mono'" style:font-family-complex="'JetBrains Mono'" fo:background-color="transparent" fo:color="#cc7832"/>
    </style:style>
    <style:style style:name="T563" style:family="text">
      <style:text-properties fo:font-size="10.00pt" fo:font-weight="normal" fo:font-family="'JetBrains Mono'" style:font-family-asian="'JetBrains Mono'" style:font-family-complex="'JetBrains Mono'" fo:background-color="transparent" fo:color="#ffc66d"/>
    </style:style>
    <style:style style:name="T564" style:family="text">
      <style:text-properties fo:font-size="10.00pt" fo:font-weight="normal" fo:font-family="'JetBrains Mono'" style:font-family-asian="'JetBrains Mono'" style:font-family-complex="'JetBrains Mono'" fo:background-color="transparent" fo:color="#cc7832"/>
    </style:style>
    <style:style style:name="T565" style:family="text">
      <style:text-properties fo:font-size="10.00pt" fo:font-weight="normal" fo:font-family="'JetBrains Mono'" style:font-family-asian="'JetBrains Mono'" style:font-family-complex="'JetBrains Mono'" fo:background-color="transparent" fo:color="#6a8759"/>
    </style:style>
    <style:style style:name="T566" style:family="text">
      <style:text-properties fo:font-size="10.00pt" fo:font-weight="normal" fo:font-family="'JetBrains Mono'" style:font-family-asian="'JetBrains Mono'" style:font-family-complex="'JetBrains Mono'" fo:background-color="transparent" fo:color="#cc7832"/>
    </style:style>
    <style:style style:name="T567" style:family="text">
      <style:text-properties fo:font-size="10.00pt" fo:font-weight="normal" fo:font-family="'JetBrains Mono'" style:font-family-asian="'JetBrains Mono'" style:font-family-complex="'JetBrains Mono'" fo:background-color="transparent" fo:color="#ffc66d"/>
    </style:style>
    <style:style style:name="T568" style:family="text">
      <style:text-properties fo:font-size="10.00pt" fo:font-weight="normal" fo:font-family="'JetBrains Mono'" style:font-family-asian="'JetBrains Mono'" style:font-family-complex="'JetBrains Mono'" fo:background-color="transparent" fo:color="#cc7832"/>
    </style:style>
    <style:style style:name="T569" style:family="text">
      <style:text-properties fo:font-size="10.00pt" fo:font-weight="normal" fo:font-family="'JetBrains Mono'" style:font-family-asian="'JetBrains Mono'" style:font-family-complex="'JetBrains Mono'" fo:background-color="transparent" fo:color="#6a8759"/>
    </style:style>
    <style:style style:name="T570" style:family="text">
      <style:text-properties fo:font-size="10.00pt" fo:font-weight="normal" fo:font-family="'JetBrains Mono'" style:font-family-asian="'JetBrains Mono'" style:font-family-complex="'JetBrains Mono'" fo:background-color="transparent" fo:color="#cc7832"/>
    </style:style>
    <style:style style:name="T571" style:family="text">
      <style:text-properties fo:font-size="10.00pt" fo:font-weight="normal" fo:font-family="'JetBrains Mono'" style:font-family-asian="'JetBrains Mono'" style:font-family-complex="'JetBrains Mono'" fo:background-color="transparent" fo:color="#ffc66d"/>
    </style:style>
    <style:style style:name="T572" style:family="text">
      <style:text-properties fo:font-size="10.00pt" fo:font-weight="normal" fo:font-family="'JetBrains Mono'" style:font-family-asian="'JetBrains Mono'" style:font-family-complex="'JetBrains Mono'" fo:background-color="transparent" fo:color="#cc7832"/>
    </style:style>
    <style:style style:name="T573" style:family="text">
      <style:text-properties fo:font-size="10.00pt" fo:font-weight="normal" fo:font-family="'JetBrains Mono'" style:font-family-asian="'JetBrains Mono'" style:font-family-complex="'JetBrains Mono'" fo:background-color="transparent" fo:color="#6a8759"/>
    </style:style>
    <style:style style:name="T574" style:family="text">
      <style:text-properties fo:font-size="10.00pt" fo:font-weight="normal" fo:font-family="'JetBrains Mono'" style:font-family-asian="'JetBrains Mono'" style:font-family-complex="'JetBrains Mono'" fo:background-color="transparent" fo:color="#cc7832"/>
    </style:style>
    <style:style style:name="T575" style:family="text">
      <style:text-properties fo:font-size="10.00pt" fo:font-weight="normal" fo:font-family="'JetBrains Mono'" style:font-family-asian="'JetBrains Mono'" style:font-family-complex="'JetBrains Mono'" fo:background-color="transparent" fo:color="#ffc66d"/>
    </style:style>
    <style:style style:name="T576" style:family="text">
      <style:text-properties fo:font-size="10.00pt" fo:font-weight="normal" fo:font-family="'JetBrains Mono'" style:font-family-asian="'JetBrains Mono'" style:font-family-complex="'JetBrains Mono'" fo:background-color="transparent" fo:color="#cc7832"/>
    </style:style>
    <style:style style:name="T577" style:family="text">
      <style:text-properties fo:font-size="10.00pt" fo:font-weight="normal" fo:font-family="'JetBrains Mono'" style:font-family-asian="'JetBrains Mono'" style:font-family-complex="'JetBrains Mono'" fo:background-color="transparent" fo:color="#6a8759"/>
    </style:style>
    <style:style style:name="T578" style:family="text">
      <style:text-properties fo:font-size="10.00pt" fo:font-weight="normal" fo:font-family="'JetBrains Mono'" style:font-family-asian="'JetBrains Mono'" style:font-family-complex="'JetBrains Mono'" fo:background-color="transparent" fo:color="#cc7832"/>
    </style:style>
    <style:style style:name="T579" style:family="text">
      <style:text-properties fo:font-size="10.00pt" fo:font-weight="normal" fo:font-family="'JetBrains Mono'" style:font-family-asian="'JetBrains Mono'" style:font-family-complex="'JetBrains Mono'" fo:background-color="transparent" fo:color="#a9b7c6"/>
    </style:style>
    <style:style style:name="T580" style:family="text">
      <style:text-properties fo:font-size="10.00pt" fo:font-weight="bold" fo:font-family="'JetBrains Mono'" style:font-family-asian="'JetBrains Mono'" style:font-family-complex="'JetBrains Mono'" fo:background-color="transparent" fo:color="#9876aa" fo:font-style="italic"/>
    </style:style>
    <style:style style:name="T581" style:family="text">
      <style:text-properties fo:font-size="10.00pt" fo:font-weight="normal" fo:font-family="'JetBrains Mono'" style:font-family-asian="'JetBrains Mono'" style:font-family-complex="'JetBrains Mono'" fo:background-color="transparent" fo:color="#a9b7c6"/>
    </style:style>
    <style:style style:name="T582" style:family="text">
      <style:text-properties fo:font-size="10.00pt" fo:font-weight="normal" fo:font-family="'JetBrains Mono'" style:font-family-asian="'JetBrains Mono'" style:font-family-complex="'JetBrains Mono'" fo:background-color="transparent" fo:color="#cc7832"/>
    </style:style>
    <style:style style:name="T583" style:family="text">
      <style:text-properties fo:font-size="10.00pt" fo:font-weight="normal" fo:font-family="'JetBrains Mono'" style:font-family-asian="'JetBrains Mono'" style:font-family-complex="'JetBrains Mono'" fo:background-color="transparent" fo:color="#6a8759"/>
    </style:style>
    <style:style style:name="T584" style:family="text">
      <style:text-properties fo:font-size="10.00pt" fo:font-weight="normal" fo:font-family="'JetBrains Mono'" style:font-family-asian="'JetBrains Mono'" style:font-family-complex="'JetBrains Mono'" fo:background-color="transparent" fo:color="#cc7832"/>
    </style:style>
    <style:style style:name="T585" style:family="text">
      <style:text-properties fo:font-size="10.00pt" fo:font-weight="normal" fo:font-family="'JetBrains Mono'" style:font-family-asian="'JetBrains Mono'" style:font-family-complex="'JetBrains Mono'" fo:background-color="transparent" fo:color="#6a8759"/>
    </style:style>
    <style:style style:name="T586" style:family="text">
      <style:text-properties fo:font-size="10.00pt" fo:font-weight="normal" fo:font-family="'JetBrains Mono'" style:font-family-asian="'JetBrains Mono'" style:font-family-complex="'JetBrains Mono'" fo:background-color="transparent" fo:color="#cc7832"/>
    </style:style>
    <style:style style:name="T587" style:family="text">
      <style:text-properties fo:font-size="10.00pt" fo:font-weight="normal" fo:font-family="'JetBrains Mono'" style:font-family-asian="'JetBrains Mono'" style:font-family-complex="'JetBrains Mono'" fo:background-color="transparent" fo:color="#ffc66d"/>
    </style:style>
    <style:style style:name="T588" style:family="text">
      <style:text-properties fo:font-size="10.00pt" fo:font-weight="normal" fo:font-family="'JetBrains Mono'" style:font-family-asian="'JetBrains Mono'" style:font-family-complex="'JetBrains Mono'" fo:background-color="transparent" fo:color="#a9b7c6"/>
    </style:style>
    <style:style style:name="T589" style:family="text">
      <style:text-properties fo:font-size="10.00pt" fo:font-weight="normal" fo:font-family="'JetBrains Mono'" style:font-family-asian="'JetBrains Mono'" style:font-family-complex="'JetBrains Mono'" fo:background-color="transparent" fo:color="#cc7832"/>
    </style:style>
    <style:style style:name="T590" style:family="text">
      <style:text-properties fo:font-size="10.00pt" fo:font-weight="normal" fo:font-family="'JetBrains Mono'" style:font-family-asian="'JetBrains Mono'" style:font-family-complex="'JetBrains Mono'" fo:background-color="transparent" fo:color="#a9b7c6"/>
    </style:style>
    <style:style style:name="T591" style:family="text">
      <style:text-properties fo:font-size="10.00pt" fo:font-weight="normal" fo:font-family="'JetBrains Mono'" style:font-family-asian="'JetBrains Mono'" style:font-family-complex="'JetBrains Mono'" fo:background-color="transparent" fo:color="#ffc66d"/>
    </style:style>
    <style:style style:name="T592" style:family="text">
      <style:text-properties fo:font-size="10.00pt" fo:font-weight="normal" fo:font-family="'JetBrains Mono'" style:font-family-asian="'JetBrains Mono'" style:font-family-complex="'JetBrains Mono'" fo:background-color="transparent" fo:color="#a9b7c6"/>
    </style:style>
    <style:style style:name="T593" style:family="text">
      <style:text-properties fo:font-size="10.00pt" fo:font-weight="bold" fo:font-family="'JetBrains Mono'" style:font-family-asian="'JetBrains Mono'" style:font-family-complex="'JetBrains Mono'" fo:background-color="transparent" fo:color="#9876aa" fo:font-style="italic"/>
    </style:style>
    <style:style style:name="T594" style:family="text">
      <style:text-properties fo:font-size="10.00pt" fo:font-weight="normal" fo:font-family="'JetBrains Mono'" style:font-family-asian="'JetBrains Mono'" style:font-family-complex="'JetBrains Mono'" fo:background-color="transparent" fo:color="#a9b7c6"/>
    </style:style>
    <style:style style:name="T595" style:family="text">
      <style:text-properties fo:font-size="10.00pt" fo:font-weight="normal" fo:font-family="'JetBrains Mono'" style:font-family-asian="'JetBrains Mono'" style:font-family-complex="'JetBrains Mono'" fo:background-color="transparent" fo:color="#cc7832"/>
    </style:style>
    <style:style style:name="T596" style:family="text">
      <style:text-properties fo:font-size="10.00pt" fo:font-weight="normal" fo:font-family="'JetBrains Mono'" style:font-family-asian="'JetBrains Mono'" style:font-family-complex="'JetBrains Mono'" fo:background-color="transparent" fo:color="#a9b7c6"/>
    </style:style>
    <style:style style:name="T597" style:family="text">
      <style:text-properties fo:font-size="10.00pt" fo:font-weight="normal" fo:font-family="'JetBrains Mono'" style:font-family-asian="'JetBrains Mono'" style:font-family-complex="'JetBrains Mono'" fo:background-color="transparent" fo:color="#e8bf6a"/>
    </style:style>
    <style:style style:name="T598" style:family="text">
      <style:text-properties fo:font-size="10.00pt" fo:font-weight="normal" fo:font-family="'JetBrains Mono'" style:font-family-asian="'JetBrains Mono'" style:font-family-complex="'JetBrains Mono'" fo:background-color="transparent" fo:color="#bababa"/>
    </style:style>
    <style:style style:name="T599" style:family="text">
      <style:text-properties fo:font-size="10.00pt" fo:font-weight="normal" fo:font-family="'JetBrains Mono'" style:font-family-asian="'JetBrains Mono'" style:font-family-complex="'JetBrains Mono'" fo:background-color="transparent" fo:color="#6a8759"/>
    </style:style>
    <style:style style:name="T600" style:family="text">
      <style:text-properties fo:font-size="10.00pt" fo:font-weight="normal" fo:font-family="'JetBrains Mono'" style:font-family-asian="'JetBrains Mono'" style:font-family-complex="'JetBrains Mono'" fo:background-color="transparent" fo:color="#e8bf6a"/>
    </style:style>
    <style:style style:name="T601" style:family="text">
      <style:text-properties fo:font-size="10.00pt" fo:font-weight="normal" fo:font-family="'JetBrains Mono'" style:font-family-asian="'JetBrains Mono'" style:font-family-complex="'JetBrains Mono'" fo:background-color="transparent" fo:color="#bababa"/>
    </style:style>
    <style:style style:name="T602" style:family="text">
      <style:text-properties fo:font-size="10.00pt" fo:font-weight="normal" fo:font-family="'JetBrains Mono'" style:font-family-asian="'JetBrains Mono'" style:font-family-complex="'JetBrains Mono'" fo:background-color="transparent" fo:color="#6a8759"/>
    </style:style>
    <style:style style:name="T603" style:family="text">
      <style:text-properties fo:font-size="10.00pt" fo:font-weight="normal" fo:font-family="'JetBrains Mono'" style:font-family-asian="'JetBrains Mono'" style:font-family-complex="'JetBrains Mono'" fo:background-color="transparent" fo:color="#e8bf6a"/>
    </style:style>
    <style:style style:name="T604" style:family="text">
      <style:text-properties fo:font-size="10.00pt" fo:font-weight="normal" fo:font-family="'JetBrains Mono'" style:font-family-asian="'JetBrains Mono'" style:font-family-complex="'JetBrains Mono'" fo:background-color="transparent" fo:color="#bababa"/>
    </style:style>
    <style:style style:name="T605" style:family="text">
      <style:text-properties fo:font-size="10.00pt" fo:font-weight="normal" fo:font-family="'JetBrains Mono'" style:font-family-asian="'JetBrains Mono'" style:font-family-complex="'JetBrains Mono'" fo:background-color="transparent" fo:color="#6a8759"/>
    </style:style>
    <style:style style:name="T606" style:family="text">
      <style:text-properties fo:font-size="10.00pt" fo:font-weight="normal" fo:font-family="'JetBrains Mono'" style:font-family-asian="'JetBrains Mono'" style:font-family-complex="'JetBrains Mono'" fo:background-color="transparent" fo:color="#e8bf6a"/>
    </style:style>
    <style:style style:name="T607" style:family="text">
      <style:text-properties fo:font-size="10.00pt" fo:font-weight="normal" fo:font-family="'JetBrains Mono'" style:font-family-asian="'JetBrains Mono'" style:font-family-complex="'JetBrains Mono'" fo:background-color="transparent" fo:color="#a9b7c6"/>
    </style:style>
    <style:style style:name="T608" style:family="text">
      <style:text-properties fo:font-size="10.00pt" fo:font-weight="normal" fo:font-family="'JetBrains Mono'" style:font-family-asian="'JetBrains Mono'" style:font-family-complex="'JetBrains Mono'" fo:background-color="transparent" fo:color="#e8bf6a"/>
    </style:style>
    <style:style style:name="T609" style:family="text">
      <style:text-properties fo:font-size="10.00pt" fo:font-weight="normal" fo:font-family="'JetBrains Mono'" style:font-family-asian="'JetBrains Mono'" style:font-family-complex="'JetBrains Mono'" fo:background-color="transparent" fo:color="#a9b7c6"/>
    </style:style>
    <style:style style:name="T610" style:family="text">
      <style:text-properties fo:font-size="10.00pt" fo:font-weight="normal" fo:font-family="'JetBrains Mono'" style:font-family-asian="'JetBrains Mono'" style:font-family-complex="'JetBrains Mono'" fo:background-color="transparent" fo:color="#e8bf6a"/>
    </style:style>
    <style:style style:name="T611" style:family="text">
      <style:text-properties fo:font-size="10.00pt" fo:font-weight="normal" fo:font-family="'JetBrains Mono'" style:font-family-asian="'JetBrains Mono'" style:font-family-complex="'JetBrains Mono'" fo:background-color="transparent" fo:color="#bababa"/>
    </style:style>
    <style:style style:name="T612" style:family="text">
      <style:text-properties fo:font-size="10.00pt" fo:font-weight="normal" fo:font-family="'JetBrains Mono'" style:font-family-asian="'JetBrains Mono'" style:font-family-complex="'JetBrains Mono'" fo:background-color="transparent" fo:color="#6a8759"/>
    </style:style>
    <style:style style:name="T613" style:family="text">
      <style:text-properties fo:font-size="10.00pt" fo:font-weight="normal" fo:font-family="'JetBrains Mono'" style:font-family-asian="'JetBrains Mono'" style:font-family-complex="'JetBrains Mono'" fo:background-color="transparent" fo:color="#e8bf6a"/>
    </style:style>
    <style:style style:name="T614" style:family="text">
      <style:text-properties fo:font-size="10.00pt" fo:font-weight="normal" fo:font-family="'JetBrains Mono'" style:font-family-asian="'JetBrains Mono'" style:font-family-complex="'JetBrains Mono'" fo:background-color="transparent" fo:color="#a9b7c6"/>
    </style:style>
    <style:style style:name="T615" style:family="text">
      <style:text-properties fo:font-size="10.00pt" fo:font-weight="normal" fo:font-family="'JetBrains Mono'" style:font-family-asian="'JetBrains Mono'" style:font-family-complex="'JetBrains Mono'" fo:background-color="transparent" fo:color="#e8bf6a"/>
    </style:style>
    <style:style style:name="T616" style:family="text">
      <style:text-properties fo:font-size="10.00pt" fo:font-weight="normal" fo:font-family="'JetBrains Mono'" style:font-family-asian="'JetBrains Mono'" style:font-family-complex="'JetBrains Mono'" fo:background-color="transparent" fo:color="#bababa"/>
    </style:style>
    <style:style style:name="T617" style:family="text">
      <style:text-properties fo:font-size="10.00pt" fo:font-weight="normal" fo:font-family="'JetBrains Mono'" style:font-family-asian="'JetBrains Mono'" style:font-family-complex="'JetBrains Mono'" fo:background-color="transparent" fo:color="#6a8759"/>
    </style:style>
    <style:style style:name="T618" style:family="text">
      <style:text-properties fo:font-size="10.00pt" fo:font-weight="normal" fo:font-family="'JetBrains Mono'" style:font-family-asian="'JetBrains Mono'" style:font-family-complex="'JetBrains Mono'" fo:background-color="transparent" fo:color="#e8bf6a"/>
    </style:style>
    <style:style style:name="T619" style:family="text">
      <style:text-properties fo:font-size="10.00pt" fo:font-weight="normal" fo:font-family="'JetBrains Mono'" style:font-family-asian="'JetBrains Mono'" style:font-family-complex="'JetBrains Mono'" fo:background-color="transparent" fo:color="#bababa"/>
    </style:style>
    <style:style style:name="T620" style:family="text">
      <style:text-properties fo:font-size="10.00pt" fo:font-weight="normal" fo:font-family="'JetBrains Mono'" style:font-family-asian="'JetBrains Mono'" style:font-family-complex="'JetBrains Mono'" fo:background-color="transparent" fo:color="#6a8759"/>
    </style:style>
    <style:style style:name="T621" style:family="text">
      <style:text-properties fo:font-size="10.00pt" fo:font-weight="normal" fo:font-family="'JetBrains Mono'" style:font-family-asian="'JetBrains Mono'" style:font-family-complex="'JetBrains Mono'" fo:background-color="transparent" fo:color="#e8bf6a"/>
    </style:style>
    <style:style style:name="T622" style:family="text">
      <style:text-properties fo:font-size="10.00pt" fo:font-weight="normal" fo:font-family="'JetBrains Mono'" style:font-family-asian="'JetBrains Mono'" style:font-family-complex="'JetBrains Mono'" fo:background-color="transparent" fo:color="#a9b7c6"/>
    </style:style>
    <style:style style:name="T623" style:family="text">
      <style:text-properties fo:font-size="10.00pt" fo:font-weight="normal" fo:font-family="'JetBrains Mono'" style:font-family-asian="'JetBrains Mono'" style:font-family-complex="'JetBrains Mono'" fo:background-color="transparent" fo:color="#cc7832"/>
    </style:style>
    <style:style style:name="T624" style:family="text">
      <style:text-properties fo:font-size="10.00pt" fo:font-weight="normal" fo:font-family="'JetBrains Mono'" style:font-family-asian="'JetBrains Mono'" style:font-family-complex="'JetBrains Mono'" fo:background-color="transparent" fo:color="#a9b7c6"/>
    </style:style>
    <style:style style:name="T625" style:family="text">
      <style:text-properties fo:font-size="10.00pt" fo:font-weight="normal" fo:font-family="'JetBrains Mono'" style:font-family-asian="'JetBrains Mono'" style:font-family-complex="'JetBrains Mono'" fo:background-color="transparent" fo:color="#cc7832"/>
    </style:style>
    <style:style style:name="T626" style:family="text">
      <style:text-properties fo:font-size="10.00pt" fo:font-weight="normal" fo:font-family="'JetBrains Mono'" style:font-family-asian="'JetBrains Mono'" style:font-family-complex="'JetBrains Mono'" fo:background-color="transparent" fo:color="#ffc66d"/>
    </style:style>
    <style:style style:name="T627" style:family="text">
      <style:text-properties fo:font-size="10.00pt" fo:font-weight="normal" fo:font-family="'JetBrains Mono'" style:font-family-asian="'JetBrains Mono'" style:font-family-complex="'JetBrains Mono'" fo:background-color="transparent" fo:color="#cc7832"/>
    </style:style>
    <style:style style:name="T628" style:family="text">
      <style:text-properties fo:font-size="10.00pt" fo:font-weight="normal" fo:font-family="Calibri" style:font-family-asian="Calibri" style:font-family-complex="Calibri" fo:background-color="transparent" style:use-window-font-color="true"/>
    </style:style>
    <style:style style:name="T629" style:family="text">
      <style:text-properties fo:font-size="10.00pt" fo:font-weight="normal" fo:font-family="'JetBrains Mono'" style:font-family-asian="'JetBrains Mono'" style:font-family-complex="'JetBrains Mono'" fo:background-color="transparent" style:use-window-font-color="true"/>
    </style:style>
    <style:style style:name="T630" style:family="text">
      <style:text-properties fo:font-size="10.00pt" fo:font-weight="normal" fo:font-family="Calibri" style:font-family-asian="Calibri" style:font-family-complex="Calibri" fo:background-color="transparent" style:use-window-font-color="true"/>
    </style:style>
    <style:style style:name="T631" style:family="text">
      <style:text-properties fo:font-size="10.00pt" fo:font-weight="normal" fo:font-family="'JetBrains Mono'" style:font-family-asian="'JetBrains Mono'" style:font-family-complex="'JetBrains Mono'" fo:background-color="transparent" style:use-window-font-color="true"/>
    </style:style>
    <style:style style:name="T632" style:family="text">
      <style:text-properties fo:font-size="10.00pt" fo:font-weight="bold" fo:font-family="'JetBrains Mono'" style:font-family-asian="'JetBrains Mono'" style:font-family-complex="'JetBrains Mono'" fo:background-color="transparent" style:use-window-font-color="true"/>
    </style:style>
    <style:style style:name="T633" style:family="text">
      <style:text-properties fo:font-size="10.00pt" fo:font-weight="normal" fo:font-family="'JetBrains Mono'" style:font-family-asian="'JetBrains Mono'" style:font-family-complex="'JetBrains Mono'" fo:background-color="transparent" style:use-window-font-color="true"/>
    </style:style>
    <style:style style:name="T634" style:family="text">
      <style:text-properties fo:font-size="10.00pt" fo:font-weight="bold" fo:font-family="'JetBrains Mono'" style:font-family-asian="'JetBrains Mono'" style:font-family-complex="'JetBrains Mono'" fo:background-color="transparent" style:use-window-font-color="true"/>
    </style:style>
    <style:style style:name="T635" style:family="text">
      <style:text-properties fo:font-size="10.00pt" fo:font-weight="normal" fo:font-family="'JetBrains Mono'" style:font-family-asian="'JetBrains Mono'" style:font-family-complex="'JetBrains Mono'" fo:background-color="transparent" style:use-window-font-color="true"/>
    </style:style>
    <style:style style:name="T636" style:family="text">
      <style:text-properties fo:font-size="10.00pt" fo:font-weight="bold" fo:font-family="Calibri" style:font-family-asian="Calibri" style:font-family-complex="Calibri" fo:background-color="transparent" style:use-window-font-color="true"/>
    </style:style>
    <style:style style:name="T637" style:family="text">
      <style:text-properties fo:font-size="10.00pt" fo:font-weight="normal" fo:font-family="Calibri" style:font-family-asian="Calibri" style:font-family-complex="Calibri" fo:background-color="transparent" style:use-window-font-color="true"/>
    </style:style>
    <style:style style:name="T638" style:family="text">
      <style:text-properties fo:font-size="10.00pt" fo:font-weight="normal" fo:font-family="'JetBrains Mono'" style:font-family-asian="'JetBrains Mono'" style:font-family-complex="'JetBrains Mono'" fo:background-color="transparent" style:use-window-font-color="true"/>
    </style:style>
    <style:style style:name="T639" style:family="text">
      <style:text-properties fo:font-size="10.00pt" fo:font-weight="bold" fo:font-family="'JetBrains Mono'" style:font-family-asian="'JetBrains Mono'" style:font-family-complex="'JetBrains Mono'" fo:background-color="transparent" style:use-window-font-color="true"/>
    </style:style>
    <style:style style:name="T640" style:family="text">
      <style:text-properties fo:font-size="10.00pt" fo:font-weight="normal" fo:font-family="'JetBrains Mono'" style:font-family-asian="'JetBrains Mono'" style:font-family-complex="'JetBrains Mono'" fo:background-color="transparent" style:use-window-font-color="true"/>
    </style:style>
    <style:style style:name="T641" style:family="text">
      <style:text-properties fo:font-size="10.00pt" fo:font-weight="normal" fo:font-family="Calibri" style:font-family-asian="Calibri" style:font-family-complex="Calibri" fo:background-color="transparent" style:use-window-font-color="true"/>
    </style:style>
    <style:style style:name="T642" style:family="text">
      <style:text-properties fo:font-size="10.00pt" fo:font-weight="normal" fo:font-family="'JetBrains Mono'" style:font-family-asian="'JetBrains Mono'" style:font-family-complex="'JetBrains Mono'" fo:background-color="transparent" style:use-window-font-color="true"/>
    </style:style>
    <style:style style:name="T643" style:family="text">
      <style:text-properties fo:font-size="10.00pt" fo:font-weight="normal" fo:font-family="Calibri" style:font-family-asian="Calibri" style:font-family-complex="Calibri" fo:background-color="transparent" style:use-window-font-color="true"/>
    </style:style>
    <style:style style:name="T644" style:family="text">
      <style:text-properties fo:font-size="10.00pt" fo:font-weight="normal" fo:font-family="'JetBrains Mono'" style:font-family-asian="'JetBrains Mono'" style:font-family-complex="'JetBrains Mono'" fo:background-color="transparent" fo:color="#cc7832"/>
    </style:style>
    <style:style style:name="T645" style:family="text">
      <style:text-properties fo:font-size="10.00pt" fo:font-weight="normal" fo:font-family="'JetBrains Mono'" style:font-family-asian="'JetBrains Mono'" style:font-family-complex="'JetBrains Mono'" fo:background-color="transparent" fo:color="#a9b7c6"/>
    </style:style>
    <style:style style:name="T646" style:family="text">
      <style:text-properties fo:font-size="10.00pt" fo:font-weight="normal" fo:font-family="'JetBrains Mono'" style:font-family-asian="'JetBrains Mono'" style:font-family-complex="'JetBrains Mono'" fo:background-color="transparent" fo:color="#cc7832"/>
    </style:style>
    <style:style style:name="T647" style:family="text">
      <style:text-properties fo:font-size="10.00pt" fo:font-weight="normal" fo:font-family="'JetBrains Mono'" style:font-family-asian="'JetBrains Mono'" style:font-family-complex="'JetBrains Mono'" fo:background-color="transparent" fo:color="#a9b7c6"/>
    </style:style>
    <style:style style:name="T648" style:family="text">
      <style:text-properties fo:font-size="10.00pt" fo:font-weight="normal" fo:font-family="'JetBrains Mono'" style:font-family-asian="'JetBrains Mono'" style:font-family-complex="'JetBrains Mono'" fo:background-color="transparent" fo:color="#ffc66d"/>
    </style:style>
    <style:style style:name="T649" style:family="text">
      <style:text-properties fo:font-size="10.00pt" fo:font-weight="normal" fo:font-family="'JetBrains Mono'" style:font-family-asian="'JetBrains Mono'" style:font-family-complex="'JetBrains Mono'" fo:background-color="transparent" fo:color="#a9b7c6"/>
    </style:style>
    <style:style style:name="T650" style:family="text">
      <style:text-properties fo:font-size="10.00pt" fo:font-weight="normal" fo:font-family="'JetBrains Mono'" style:font-family-asian="'JetBrains Mono'" style:font-family-complex="'JetBrains Mono'" fo:background-color="transparent" fo:color="#cc7832"/>
    </style:style>
    <style:style style:name="T651" style:family="text">
      <style:text-properties fo:font-size="10.00pt" fo:font-weight="normal" fo:font-family="'JetBrains Mono'" style:font-family-asian="'JetBrains Mono'" style:font-family-complex="'JetBrains Mono'" fo:background-color="transparent" fo:color="#6a8759"/>
    </style:style>
    <style:style style:name="T652" style:family="text">
      <style:text-properties fo:font-size="10.00pt" fo:font-weight="normal" fo:font-family="'JetBrains Mono'" style:font-family-asian="'JetBrains Mono'" style:font-family-complex="'JetBrains Mono'" fo:background-color="transparent" fo:color="#cc7832"/>
    </style:style>
    <style:style style:name="T653" style:family="text">
      <style:text-properties fo:font-size="10.00pt" fo:font-weight="normal" fo:font-family="'JetBrains Mono'" style:font-family-asian="'JetBrains Mono'" style:font-family-complex="'JetBrains Mono'" fo:background-color="transparent" fo:color="#a9b7c6"/>
    </style:style>
    <style:style style:name="T654" style:family="text">
      <style:text-properties fo:font-size="10.00pt" fo:font-weight="normal" fo:font-family="'JetBrains Mono'" style:font-family-asian="'JetBrains Mono'" style:font-family-complex="'JetBrains Mono'" fo:background-color="transparent" fo:color="#ffc66d"/>
    </style:style>
    <style:style style:name="T655" style:family="text">
      <style:text-properties fo:font-size="10.00pt" fo:font-weight="normal" fo:font-family="'JetBrains Mono'" style:font-family-asian="'JetBrains Mono'" style:font-family-complex="'JetBrains Mono'" fo:background-color="transparent" fo:color="#a9b7c6"/>
    </style:style>
    <style:style style:name="T656" style:family="text">
      <style:text-properties fo:font-size="10.00pt" fo:font-weight="normal" fo:font-family="'JetBrains Mono'" style:font-family-asian="'JetBrains Mono'" style:font-family-complex="'JetBrains Mono'" fo:background-color="transparent" fo:color="#cc7832"/>
    </style:style>
    <style:style style:name="T657" style:family="text">
      <style:text-properties fo:font-size="10.00pt" fo:font-weight="normal" fo:font-family="'JetBrains Mono'" style:font-family-asian="'JetBrains Mono'" style:font-family-complex="'JetBrains Mono'" fo:background-color="transparent" fo:color="#6a8759"/>
    </style:style>
    <style:style style:name="T658" style:family="text">
      <style:text-properties fo:font-size="10.00pt" fo:font-weight="normal" fo:font-family="'JetBrains Mono'" style:font-family-asian="'JetBrains Mono'" style:font-family-complex="'JetBrains Mono'" fo:background-color="transparent" fo:color="#cc7832"/>
    </style:style>
    <style:style style:name="T659" style:family="text">
      <style:text-properties fo:font-size="10.00pt" fo:font-weight="normal" fo:font-family="'JetBrains Mono'" style:font-family-asian="'JetBrains Mono'" style:font-family-complex="'JetBrains Mono'" fo:background-color="transparent" fo:color="#ffc66d"/>
    </style:style>
    <style:style style:name="T660" style:family="text">
      <style:text-properties fo:font-size="10.00pt" fo:font-weight="normal" fo:font-family="'JetBrains Mono'" style:font-family-asian="'JetBrains Mono'" style:font-family-complex="'JetBrains Mono'" fo:background-color="transparent" fo:color="#a9b7c6"/>
    </style:style>
    <style:style style:name="T661" style:family="text">
      <style:text-properties fo:font-size="10.00pt" fo:font-weight="normal" fo:font-family="'JetBrains Mono'" style:font-family-asian="'JetBrains Mono'" style:font-family-complex="'JetBrains Mono'" fo:background-color="transparent" fo:color="#cc7832"/>
    </style:style>
    <style:style style:name="T662" style:family="text">
      <style:text-properties fo:font-size="10.00pt" fo:font-weight="normal" fo:font-family="'JetBrains Mono'" style:font-family-asian="'JetBrains Mono'" style:font-family-complex="'JetBrains Mono'" fo:background-color="transparent" fo:color="#a9b7c6"/>
    </style:style>
    <style:style style:name="T663" style:family="text">
      <style:text-properties fo:font-size="10.00pt" fo:font-weight="normal" fo:font-family="'JetBrains Mono'" style:font-family-asian="'JetBrains Mono'" style:font-family-complex="'JetBrains Mono'" fo:background-color="transparent" fo:color="#cc7832"/>
    </style:style>
    <style:style style:name="T664" style:family="text">
      <style:text-properties fo:font-size="10.00pt" fo:font-weight="normal" fo:font-family="'JetBrains Mono'" style:font-family-asian="'JetBrains Mono'" style:font-family-complex="'JetBrains Mono'" fo:background-color="transparent" fo:color="#a9b7c6"/>
    </style:style>
    <style:style style:name="T665" style:family="text">
      <style:text-properties fo:font-size="10.00pt" fo:font-weight="normal" fo:font-family="'JetBrains Mono'" style:font-family-asian="'JetBrains Mono'" style:font-family-complex="'JetBrains Mono'" fo:background-color="transparent" fo:color="#ffc66d"/>
    </style:style>
    <style:style style:name="T666" style:family="text">
      <style:text-properties fo:font-size="10.00pt" fo:font-weight="normal" fo:font-family="'JetBrains Mono'" style:font-family-asian="'JetBrains Mono'" style:font-family-complex="'JetBrains Mono'" fo:background-color="transparent" fo:color="#a9b7c6"/>
    </style:style>
    <style:style style:name="T667" style:family="text">
      <style:text-properties fo:font-size="10.00pt" fo:font-weight="normal" fo:font-family="'JetBrains Mono'" style:font-family-asian="'JetBrains Mono'" style:font-family-complex="'JetBrains Mono'" fo:background-color="transparent" fo:color="#6a8759"/>
    </style:style>
    <style:style style:name="T668" style:family="text">
      <style:text-properties fo:font-size="10.00pt" fo:font-weight="normal" fo:font-family="'JetBrains Mono'" style:font-family-asian="'JetBrains Mono'" style:font-family-complex="'JetBrains Mono'" fo:background-color="transparent" fo:color="#a9b7c6"/>
    </style:style>
    <style:style style:name="T669" style:family="text">
      <style:text-properties fo:font-size="10.00pt" fo:font-weight="normal" fo:font-family="'JetBrains Mono'" style:font-family-asian="'JetBrains Mono'" style:font-family-complex="'JetBrains Mono'" fo:background-color="transparent" fo:color="#cc7832"/>
    </style:style>
    <style:style style:name="T670" style:family="text">
      <style:text-properties fo:font-size="10.00pt" fo:font-weight="normal" fo:font-family="'JetBrains Mono'" style:font-family-asian="'JetBrains Mono'" style:font-family-complex="'JetBrains Mono'" fo:background-color="transparent" fo:color="#a9b7c6"/>
    </style:style>
    <style:style style:name="T671" style:family="text">
      <style:text-properties fo:font-size="10.00pt" fo:font-weight="normal" fo:font-family="'JetBrains Mono'" style:font-family-asian="'JetBrains Mono'" style:font-family-complex="'JetBrains Mono'" fo:background-color="transparent" fo:color="#cc7832"/>
    </style:style>
    <style:style style:name="T672" style:family="text">
      <style:text-properties fo:font-size="10.00pt" fo:font-weight="normal" fo:font-family="'JetBrains Mono'" style:font-family-asian="'JetBrains Mono'" style:font-family-complex="'JetBrains Mono'" fo:background-color="transparent" fo:color="#a9b7c6"/>
    </style:style>
    <style:style style:name="T673" style:family="text">
      <style:text-properties fo:font-size="10.00pt" fo:font-weight="normal" fo:font-family="'JetBrains Mono'" style:font-family-asian="'JetBrains Mono'" style:font-family-complex="'JetBrains Mono'" fo:background-color="transparent" fo:color="#ffc66d"/>
    </style:style>
    <style:style style:name="T674" style:family="text">
      <style:text-properties fo:font-size="10.00pt" fo:font-weight="normal" fo:font-family="'JetBrains Mono'" style:font-family-asian="'JetBrains Mono'" style:font-family-complex="'JetBrains Mono'" fo:background-color="transparent" fo:color="#a9b7c6"/>
    </style:style>
    <style:style style:name="T675" style:family="text">
      <style:text-properties fo:font-size="10.00pt" fo:font-weight="normal" fo:font-family="'JetBrains Mono'" style:font-family-asian="'JetBrains Mono'" style:font-family-complex="'JetBrains Mono'" fo:background-color="transparent" fo:color="#6a8759"/>
    </style:style>
    <style:style style:name="T676" style:family="text">
      <style:text-properties fo:font-size="10.00pt" fo:font-weight="normal" fo:font-family="'JetBrains Mono'" style:font-family-asian="'JetBrains Mono'" style:font-family-complex="'JetBrains Mono'" fo:background-color="transparent" fo:color="#a9b7c6"/>
    </style:style>
    <style:style style:name="T677" style:family="text">
      <style:text-properties fo:font-size="10.00pt" fo:font-weight="normal" fo:font-family="'JetBrains Mono'" style:font-family-asian="'JetBrains Mono'" style:font-family-complex="'JetBrains Mono'" fo:background-color="transparent" fo:color="#cc7832"/>
    </style:style>
    <style:style style:name="T678" style:family="text">
      <style:text-properties fo:font-size="10.00pt" fo:font-weight="normal" fo:font-family="'JetBrains Mono'" style:font-family-asian="'JetBrains Mono'" style:font-family-complex="'JetBrains Mono'" fo:background-color="transparent" fo:color="#a9b7c6"/>
    </style:style>
    <style:style style:name="T679" style:family="text">
      <style:text-properties fo:font-size="10.00pt" fo:font-weight="normal" fo:font-family="'JetBrains Mono'" style:font-family-asian="'JetBrains Mono'" style:font-family-complex="'JetBrains Mono'" fo:background-color="transparent" fo:color="#cc7832"/>
    </style:style>
    <style:style style:name="T680" style:family="text">
      <style:text-properties fo:font-size="10.00pt" fo:font-weight="normal" fo:font-family="'JetBrains Mono'" style:font-family-asian="'JetBrains Mono'" style:font-family-complex="'JetBrains Mono'" fo:background-color="transparent" fo:color="#a9b7c6"/>
    </style:style>
    <style:style style:name="T681" style:family="text">
      <style:text-properties fo:font-size="10.00pt" fo:font-weight="normal" fo:font-family="'JetBrains Mono'" style:font-family-asian="'JetBrains Mono'" style:font-family-complex="'JetBrains Mono'" fo:background-color="transparent" fo:color="#ffc66d"/>
    </style:style>
    <style:style style:name="T682" style:family="text">
      <style:text-properties fo:font-size="10.00pt" fo:font-weight="normal" fo:font-family="'JetBrains Mono'" style:font-family-asian="'JetBrains Mono'" style:font-family-complex="'JetBrains Mono'" fo:background-color="transparent" fo:color="#a9b7c6"/>
    </style:style>
    <style:style style:name="T683" style:family="text">
      <style:text-properties fo:font-size="10.00pt" fo:font-weight="normal" fo:font-family="'JetBrains Mono'" style:font-family-asian="'JetBrains Mono'" style:font-family-complex="'JetBrains Mono'" fo:background-color="transparent" fo:color="#6a8759"/>
    </style:style>
    <style:style style:name="T684" style:family="text">
      <style:text-properties fo:font-size="10.00pt" fo:font-weight="normal" fo:font-family="'JetBrains Mono'" style:font-family-asian="'JetBrains Mono'" style:font-family-complex="'JetBrains Mono'" fo:background-color="transparent" fo:color="#a9b7c6"/>
    </style:style>
    <style:style style:name="T685" style:family="text">
      <style:text-properties fo:font-size="10.00pt" fo:font-weight="normal" fo:font-family="'JetBrains Mono'" style:font-family-asian="'JetBrains Mono'" style:font-family-complex="'JetBrains Mono'" fo:background-color="transparent" fo:color="#cc7832"/>
    </style:style>
    <style:style style:name="T686" style:family="text">
      <style:text-properties fo:font-size="10.00pt" fo:font-weight="normal" fo:font-family="'JetBrains Mono'" style:font-family-asian="'JetBrains Mono'" style:font-family-complex="'JetBrains Mono'" fo:background-color="transparent" fo:color="#ffc66d"/>
    </style:style>
    <style:style style:name="T687" style:family="text">
      <style:text-properties fo:font-size="10.00pt" fo:font-weight="normal" fo:font-family="'JetBrains Mono'" style:font-family-asian="'JetBrains Mono'" style:font-family-complex="'JetBrains Mono'" fo:background-color="transparent" fo:color="#a9b7c6"/>
    </style:style>
    <style:style style:name="T688" style:family="text">
      <style:text-properties fo:font-size="10.00pt" fo:font-weight="normal" fo:font-family="'JetBrains Mono'" style:font-family-asian="'JetBrains Mono'" style:font-family-complex="'JetBrains Mono'" fo:background-color="transparent" fo:color="#ffc66d"/>
    </style:style>
    <style:style style:name="T689" style:family="text">
      <style:text-properties fo:font-size="10.00pt" fo:font-weight="normal" fo:font-family="'JetBrains Mono'" style:font-family-asian="'JetBrains Mono'" style:font-family-complex="'JetBrains Mono'" fo:background-color="transparent" fo:color="#a9b7c6"/>
    </style:style>
    <style:style style:name="T690" style:family="text">
      <style:text-properties fo:font-size="10.00pt" fo:font-weight="normal" fo:font-family="'JetBrains Mono'" style:font-family-asian="'JetBrains Mono'" style:font-family-complex="'JetBrains Mono'" fo:background-color="transparent" fo:color="#cc7832"/>
    </style:style>
    <style:style style:name="T691" style:family="text">
      <style:text-properties fo:font-size="10.00pt" fo:font-weight="bold" fo:font-family="'JetBrains Mono'" style:font-family-asian="'JetBrains Mono'" style:font-family-complex="'JetBrains Mono'" fo:background-color="transparent" fo:color="#9876aa" fo:font-style="italic"/>
    </style:style>
    <style:style style:name="T692" style:family="text">
      <style:text-properties fo:font-size="10.00pt" fo:font-weight="normal" fo:font-family="'JetBrains Mono'" style:font-family-asian="'JetBrains Mono'" style:font-family-complex="'JetBrains Mono'" fo:background-color="transparent" fo:color="#a9b7c6"/>
    </style:style>
    <style:style style:name="T693" style:family="text">
      <style:text-properties fo:font-size="10.00pt" fo:font-weight="normal" fo:font-family="'JetBrains Mono'" style:font-family-asian="'JetBrains Mono'" style:font-family-complex="'JetBrains Mono'" fo:background-color="transparent" fo:color="#ffc66d"/>
    </style:style>
    <style:style style:name="T694" style:family="text">
      <style:text-properties fo:font-size="10.00pt" fo:font-weight="normal" fo:font-family="'JetBrains Mono'" style:font-family-asian="'JetBrains Mono'" style:font-family-complex="'JetBrains Mono'" fo:background-color="transparent" fo:color="#a9b7c6"/>
    </style:style>
    <style:style style:name="T695" style:family="text">
      <style:text-properties fo:font-size="10.00pt" fo:font-weight="normal" fo:font-family="'JetBrains Mono'" style:font-family-asian="'JetBrains Mono'" style:font-family-complex="'JetBrains Mono'" fo:background-color="transparent" fo:color="#9876aa"/>
    </style:style>
    <style:style style:name="T696" style:family="text">
      <style:text-properties fo:font-size="10.00pt" fo:font-weight="normal" fo:font-family="'JetBrains Mono'" style:font-family-asian="'JetBrains Mono'" style:font-family-complex="'JetBrains Mono'" fo:background-color="transparent" fo:color="#a9b7c6"/>
    </style:style>
    <style:style style:name="T697" style:family="text">
      <style:text-properties fo:font-size="10.00pt" fo:font-weight="normal" fo:font-family="'JetBrains Mono'" style:font-family-asian="'JetBrains Mono'" style:font-family-complex="'JetBrains Mono'" fo:background-color="transparent" fo:color="#cc7832"/>
    </style:style>
    <style:style style:name="T698" style:family="text">
      <style:text-properties fo:font-size="10.00pt" fo:font-weight="normal" fo:font-family="'JetBrains Mono'" style:font-family-asian="'JetBrains Mono'" style:font-family-complex="'JetBrains Mono'" fo:background-color="transparent" fo:color="#9876aa"/>
    </style:style>
    <style:style style:name="T699" style:family="text">
      <style:text-properties fo:font-size="10.00pt" fo:font-weight="normal" fo:font-family="'JetBrains Mono'" style:font-family-asian="'JetBrains Mono'" style:font-family-complex="'JetBrains Mono'" fo:background-color="transparent" fo:color="#a9b7c6"/>
    </style:style>
    <style:style style:name="T700" style:family="text">
      <style:text-properties fo:font-size="10.00pt" fo:font-weight="normal" fo:font-family="'JetBrains Mono'" style:font-family-asian="'JetBrains Mono'" style:font-family-complex="'JetBrains Mono'" fo:background-color="transparent" fo:color="#cc7832"/>
    </style:style>
    <style:style style:name="T701" style:family="text">
      <style:text-properties fo:font-size="10.00pt" fo:font-weight="normal" fo:font-family="'JetBrains Mono'" style:font-family-asian="'JetBrains Mono'" style:font-family-complex="'JetBrains Mono'" fo:background-color="transparent" fo:color="#9876aa"/>
    </style:style>
    <style:style style:name="T702" style:family="text">
      <style:text-properties fo:font-size="10.00pt" fo:font-weight="normal" fo:font-family="'JetBrains Mono'" style:font-family-asian="'JetBrains Mono'" style:font-family-complex="'JetBrains Mono'" fo:background-color="transparent" fo:color="#a9b7c6"/>
    </style:style>
    <style:style style:name="T703" style:family="text">
      <style:text-properties fo:font-size="10.00pt" fo:font-weight="normal" fo:font-family="'JetBrains Mono'" style:font-family-asian="'JetBrains Mono'" style:font-family-complex="'JetBrains Mono'" fo:background-color="transparent" fo:color="#cc7832"/>
    </style:style>
    <style:style style:name="T704" style:family="text">
      <style:text-properties fo:font-size="10.00pt" fo:font-weight="normal" fo:font-family="'JetBrains Mono'" style:font-family-asian="'JetBrains Mono'" style:font-family-complex="'JetBrains Mono'" fo:background-color="transparent" fo:color="#a9b7c6"/>
    </style:style>
    <style:style style:name="T705" style:family="text">
      <style:text-properties fo:font-size="10.00pt" fo:font-weight="normal" fo:font-family="'JetBrains Mono'" style:font-family-asian="'JetBrains Mono'" style:font-family-complex="'JetBrains Mono'" fo:background-color="transparent" fo:color="#cc7832"/>
    </style:style>
    <style:style style:name="T706" style:family="text">
      <style:text-properties fo:font-size="10.00pt" fo:font-weight="normal" fo:font-family="'JetBrains Mono'" style:font-family-asian="'JetBrains Mono'" style:font-family-complex="'JetBrains Mono'" fo:background-color="transparent" fo:color="#a9b7c6"/>
    </style:style>
    <style:style style:name="T707" style:family="text">
      <style:text-properties fo:font-size="10.00pt" fo:font-weight="normal" fo:font-family="'JetBrains Mono'" style:font-family-asian="'JetBrains Mono'" style:font-family-complex="'JetBrains Mono'" fo:background-color="transparent" fo:color="#cc7832"/>
    </style:style>
    <style:style style:name="T708" style:family="text">
      <style:text-properties fo:font-size="10.00pt" fo:font-weight="normal" fo:font-family="'JetBrains Mono'" style:font-family-asian="'JetBrains Mono'" style:font-family-complex="'JetBrains Mono'" fo:background-color="transparent" fo:color="#a9b7c6"/>
    </style:style>
    <style:style style:name="T709" style:family="text">
      <style:text-properties fo:font-size="10.00pt" fo:font-weight="normal" fo:font-family="'JetBrains Mono'" style:font-family-asian="'JetBrains Mono'" style:font-family-complex="'JetBrains Mono'" fo:background-color="transparent" fo:color="#e8bf6a"/>
    </style:style>
    <style:style style:name="T710" style:family="text">
      <style:text-properties fo:font-size="10.00pt" fo:font-weight="normal" fo:font-family="'JetBrains Mono'" style:font-family-asian="'JetBrains Mono'" style:font-family-complex="'JetBrains Mono'" fo:background-color="transparent" fo:color="#a9b7c6"/>
    </style:style>
    <style:style style:name="T711" style:family="text">
      <style:text-properties fo:font-size="10.00pt" fo:font-weight="normal" fo:font-family="'JetBrains Mono'" style:font-family-asian="'JetBrains Mono'" style:font-family-complex="'JetBrains Mono'" fo:background-color="transparent" fo:color="#e8bf6a"/>
    </style:style>
    <style:style style:name="T712" style:family="text">
      <style:text-properties fo:font-size="10.00pt" fo:font-weight="normal" fo:font-family="'JetBrains Mono'" style:font-family-asian="'JetBrains Mono'" style:font-family-complex="'JetBrains Mono'" fo:background-color="transparent" fo:color="#a9b7c6"/>
    </style:style>
    <style:style style:name="T713" style:family="text">
      <style:text-properties fo:font-size="10.00pt" fo:font-weight="normal" fo:font-family="'JetBrains Mono'" style:font-family-asian="'JetBrains Mono'" style:font-family-complex="'JetBrains Mono'" fo:background-color="transparent" fo:color="#e8bf6a"/>
    </style:style>
    <style:style style:name="T714" style:family="text">
      <style:text-properties fo:font-size="10.00pt" fo:font-weight="normal" fo:font-family="'JetBrains Mono'" style:font-family-asian="'JetBrains Mono'" style:font-family-complex="'JetBrains Mono'" fo:background-color="transparent" fo:color="#bababa"/>
    </style:style>
    <style:style style:name="T715" style:family="text">
      <style:text-properties fo:font-size="10.00pt" fo:font-weight="normal" fo:font-family="'JetBrains Mono'" style:font-family-asian="'JetBrains Mono'" style:font-family-complex="'JetBrains Mono'" fo:background-color="transparent" fo:color="#6a8759"/>
    </style:style>
    <style:style style:name="T716" style:family="text">
      <style:text-properties fo:font-size="10.00pt" fo:font-weight="normal" fo:font-family="'JetBrains Mono'" style:font-family-asian="'JetBrains Mono'" style:font-family-complex="'JetBrains Mono'" fo:background-color="transparent" fo:color="#a9b7c6"/>
    </style:style>
    <style:style style:name="T717" style:family="text">
      <style:text-properties fo:font-size="10.00pt" fo:font-weight="normal" fo:font-family="'JetBrains Mono'" style:font-family-asian="'JetBrains Mono'" style:font-family-complex="'JetBrains Mono'" fo:background-color="transparent" fo:color="#ffc66d"/>
    </style:style>
    <style:style style:name="T718" style:family="text">
      <style:text-properties fo:font-size="10.00pt" fo:font-weight="normal" fo:font-family="'JetBrains Mono'" style:font-family-asian="'JetBrains Mono'" style:font-family-complex="'JetBrains Mono'" fo:background-color="transparent" fo:color="#a9b7c6"/>
    </style:style>
    <style:style style:name="T719" style:family="text">
      <style:text-properties fo:font-size="10.00pt" fo:font-weight="normal" fo:font-family="'JetBrains Mono'" style:font-family-asian="'JetBrains Mono'" style:font-family-complex="'JetBrains Mono'" fo:background-color="transparent" fo:color="#e8bf6a"/>
    </style:style>
    <style:style style:name="T720" style:family="text">
      <style:text-properties fo:font-size="10.00pt" fo:font-weight="normal" fo:font-family="'JetBrains Mono'" style:font-family-asian="'JetBrains Mono'" style:font-family-complex="'JetBrains Mono'" fo:background-color="transparent" fo:color="#bababa"/>
    </style:style>
    <style:style style:name="T721" style:family="text">
      <style:text-properties fo:font-size="10.00pt" fo:font-weight="normal" fo:font-family="'JetBrains Mono'" style:font-family-asian="'JetBrains Mono'" style:font-family-complex="'JetBrains Mono'" fo:background-color="transparent" fo:color="#6a8759"/>
    </style:style>
    <style:style style:name="T722" style:family="text">
      <style:text-properties fo:font-size="10.00pt" fo:font-weight="normal" fo:font-family="'JetBrains Mono'" style:font-family-asian="'JetBrains Mono'" style:font-family-complex="'JetBrains Mono'" fo:background-color="transparent" fo:color="#e8bf6a"/>
    </style:style>
    <style:style style:name="T723" style:family="text">
      <style:text-properties fo:font-size="10.00pt" fo:font-weight="normal" fo:font-family="'JetBrains Mono'" style:font-family-asian="'JetBrains Mono'" style:font-family-complex="'JetBrains Mono'" fo:background-color="transparent" fo:color="#a9b7c6"/>
    </style:style>
    <style:style style:name="T724" style:family="text">
      <style:text-properties fo:font-size="10.00pt" fo:font-weight="normal" fo:font-family="'JetBrains Mono'" style:font-family-asian="'JetBrains Mono'" style:font-family-complex="'JetBrains Mono'" fo:background-color="transparent" fo:color="#e8bf6a"/>
    </style:style>
    <style:style style:name="T725" style:family="text">
      <style:text-properties fo:font-size="10.00pt" fo:font-weight="normal" fo:font-family="'JetBrains Mono'" style:font-family-asian="'JetBrains Mono'" style:font-family-complex="'JetBrains Mono'" fo:background-color="transparent" fo:color="#bababa"/>
    </style:style>
    <style:style style:name="T726" style:family="text">
      <style:text-properties fo:font-size="10.00pt" fo:font-weight="normal" fo:font-family="'JetBrains Mono'" style:font-family-asian="'JetBrains Mono'" style:font-family-complex="'JetBrains Mono'" fo:background-color="transparent" fo:color="#6a8759"/>
    </style:style>
    <style:style style:name="T727" style:family="text">
      <style:text-properties fo:font-size="10.00pt" fo:font-weight="normal" fo:font-family="'JetBrains Mono'" style:font-family-asian="'JetBrains Mono'" style:font-family-complex="'JetBrains Mono'" fo:background-color="transparent" fo:color="#bababa"/>
    </style:style>
    <style:style style:name="T728" style:family="text">
      <style:text-properties fo:font-size="10.00pt" fo:font-weight="normal" fo:font-family="'JetBrains Mono'" style:font-family-asian="'JetBrains Mono'" style:font-family-complex="'JetBrains Mono'" fo:background-color="transparent" fo:color="#6a8759"/>
    </style:style>
    <style:style style:name="T729" style:family="text">
      <style:text-properties fo:font-size="10.00pt" fo:font-weight="normal" fo:font-family="'JetBrains Mono'" style:font-family-asian="'JetBrains Mono'" style:font-family-complex="'JetBrains Mono'" fo:background-color="transparent" fo:color="#bababa"/>
    </style:style>
    <style:style style:name="T730" style:family="text">
      <style:text-properties fo:font-size="10.00pt" fo:font-weight="normal" fo:font-family="'JetBrains Mono'" style:font-family-asian="'JetBrains Mono'" style:font-family-complex="'JetBrains Mono'" fo:background-color="transparent" fo:color="#6a8759"/>
    </style:style>
    <style:style style:name="T731" style:family="text">
      <style:text-properties fo:font-size="10.00pt" fo:font-weight="normal" fo:font-family="'JetBrains Mono'" style:font-family-asian="'JetBrains Mono'" style:font-family-complex="'JetBrains Mono'" fo:background-color="transparent" fo:color="#bababa"/>
    </style:style>
    <style:style style:name="T732" style:family="text">
      <style:text-properties fo:font-size="10.00pt" fo:font-weight="normal" fo:font-family="'JetBrains Mono'" style:font-family-asian="'JetBrains Mono'" style:font-family-complex="'JetBrains Mono'" fo:background-color="transparent" fo:color="#6a8759"/>
    </style:style>
    <style:style style:name="T733" style:family="text">
      <style:text-properties fo:font-size="10.00pt" fo:font-weight="normal" fo:font-family="'JetBrains Mono'" style:font-family-asian="'JetBrains Mono'" style:font-family-complex="'JetBrains Mono'" fo:background-color="transparent" fo:color="#a9b7c6"/>
    </style:style>
    <style:style style:name="T734" style:family="text">
      <style:text-properties fo:font-size="10.00pt" fo:font-weight="normal" fo:font-family="'JetBrains Mono'" style:font-family-asian="'JetBrains Mono'" style:font-family-complex="'JetBrains Mono'" fo:background-color="transparent" fo:color="#bababa"/>
    </style:style>
    <style:style style:name="T735" style:family="text">
      <style:text-properties fo:font-size="10.00pt" fo:font-weight="normal" fo:font-family="'JetBrains Mono'" style:font-family-asian="'JetBrains Mono'" style:font-family-complex="'JetBrains Mono'" fo:background-color="transparent" fo:color="#6a8759"/>
    </style:style>
    <style:style style:name="T736" style:family="text">
      <style:text-properties fo:font-size="10.00pt" fo:font-weight="normal" fo:font-family="'JetBrains Mono'" style:font-family-asian="'JetBrains Mono'" style:font-family-complex="'JetBrains Mono'" fo:background-color="transparent" fo:color="#a9b7c6"/>
    </style:style>
    <style:style style:name="T737" style:family="text">
      <style:text-properties fo:font-size="10.00pt" fo:font-weight="normal" fo:font-family="'JetBrains Mono'" style:font-family-asian="'JetBrains Mono'" style:font-family-complex="'JetBrains Mono'" fo:background-color="transparent" fo:color="#9876aa"/>
    </style:style>
    <style:style style:name="T738" style:family="text">
      <style:text-properties fo:font-size="10.00pt" fo:font-weight="normal" fo:font-family="'JetBrains Mono'" style:font-family-asian="'JetBrains Mono'" style:font-family-complex="'JetBrains Mono'" fo:background-color="transparent" fo:color="#a9b7c6"/>
    </style:style>
    <style:style style:name="T739" style:family="text">
      <style:text-properties fo:font-size="10.00pt" fo:font-weight="normal" fo:font-family="'JetBrains Mono'" style:font-family-asian="'JetBrains Mono'" style:font-family-complex="'JetBrains Mono'" fo:background-color="transparent" fo:color="#9876aa"/>
    </style:style>
    <style:style style:name="T740" style:family="text">
      <style:text-properties fo:font-size="10.00pt" fo:font-weight="normal" fo:font-family="'JetBrains Mono'" style:font-family-asian="'JetBrains Mono'" style:font-family-complex="'JetBrains Mono'" fo:background-color="transparent" fo:color="#a9b7c6"/>
    </style:style>
    <style:style style:name="T741" style:family="text">
      <style:text-properties fo:font-size="10.00pt" fo:font-weight="normal" fo:font-family="'JetBrains Mono'" style:font-family-asian="'JetBrains Mono'" style:font-family-complex="'JetBrains Mono'" fo:background-color="transparent" fo:color="#e8bf6a"/>
    </style:style>
    <style:style style:name="T742" style:family="text">
      <style:text-properties fo:font-size="10.00pt" fo:font-weight="normal" fo:font-family="'JetBrains Mono'" style:font-family-asian="'JetBrains Mono'" style:font-family-complex="'JetBrains Mono'" fo:background-color="transparent" fo:color="#bababa"/>
    </style:style>
    <style:style style:name="T743" style:family="text">
      <style:text-properties fo:font-size="10.00pt" fo:font-weight="normal" fo:font-family="'JetBrains Mono'" style:font-family-asian="'JetBrains Mono'" style:font-family-complex="'JetBrains Mono'" fo:background-color="transparent" fo:color="#6a8759"/>
    </style:style>
    <style:style style:name="T744" style:family="text">
      <style:text-properties fo:font-size="10.00pt" fo:font-weight="normal" fo:font-family="'JetBrains Mono'" style:font-family-asian="'JetBrains Mono'" style:font-family-complex="'JetBrains Mono'" fo:background-color="transparent" fo:color="#e8bf6a"/>
    </style:style>
    <style:style style:name="T745" style:family="text">
      <style:text-properties fo:font-size="10.00pt" fo:font-weight="normal" fo:font-family="'JetBrains Mono'" style:font-family-asian="'JetBrains Mono'" style:font-family-complex="'JetBrains Mono'" fo:background-color="transparent" fo:color="#a9b7c6"/>
    </style:style>
    <style:style style:name="T746" style:family="text">
      <style:text-properties fo:font-size="10.00pt" fo:font-weight="normal" fo:font-family="'JetBrains Mono'" style:font-family-asian="'JetBrains Mono'" style:font-family-complex="'JetBrains Mono'" fo:background-color="transparent" fo:color="#e8bf6a"/>
    </style:style>
    <style:style style:name="T747" style:family="text">
      <style:text-properties fo:font-size="10.00pt" fo:font-weight="normal" fo:font-family="'JetBrains Mono'" style:font-family-asian="'JetBrains Mono'" style:font-family-complex="'JetBrains Mono'" fo:background-color="transparent" fo:color="#bababa"/>
    </style:style>
    <style:style style:name="T748" style:family="text">
      <style:text-properties fo:font-size="10.00pt" fo:font-weight="normal" fo:font-family="'JetBrains Mono'" style:font-family-asian="'JetBrains Mono'" style:font-family-complex="'JetBrains Mono'" fo:background-color="transparent" fo:color="#6a8759"/>
    </style:style>
    <style:style style:name="T749" style:family="text">
      <style:text-properties fo:font-size="10.00pt" fo:font-weight="normal" fo:font-family="'JetBrains Mono'" style:font-family-asian="'JetBrains Mono'" style:font-family-complex="'JetBrains Mono'" fo:background-color="transparent" fo:color="#bababa"/>
    </style:style>
    <style:style style:name="T750" style:family="text">
      <style:text-properties fo:font-size="10.00pt" fo:font-weight="normal" fo:font-family="'JetBrains Mono'" style:font-family-asian="'JetBrains Mono'" style:font-family-complex="'JetBrains Mono'" fo:background-color="transparent" fo:color="#6a8759"/>
    </style:style>
    <style:style style:name="T751" style:family="text">
      <style:text-properties fo:font-size="10.00pt" fo:font-weight="normal" fo:font-family="'JetBrains Mono'" style:font-family-asian="'JetBrains Mono'" style:font-family-complex="'JetBrains Mono'" fo:background-color="transparent" fo:color="#bababa"/>
    </style:style>
    <style:style style:name="T752" style:family="text">
      <style:text-properties fo:font-size="10.00pt" fo:font-weight="normal" fo:font-family="'JetBrains Mono'" style:font-family-asian="'JetBrains Mono'" style:font-family-complex="'JetBrains Mono'" fo:background-color="transparent" fo:color="#6a8759"/>
    </style:style>
    <style:style style:name="T753" style:family="text">
      <style:text-properties fo:font-size="10.00pt" fo:font-weight="normal" fo:font-family="'JetBrains Mono'" style:font-family-asian="'JetBrains Mono'" style:font-family-complex="'JetBrains Mono'" fo:background-color="transparent" fo:color="#a9b7c6"/>
    </style:style>
    <style:style style:name="T754" style:family="text">
      <style:text-properties fo:font-size="10.00pt" fo:font-weight="normal" fo:font-family="'JetBrains Mono'" style:font-family-asian="'JetBrains Mono'" style:font-family-complex="'JetBrains Mono'" fo:background-color="transparent" fo:color="#bababa"/>
    </style:style>
    <style:style style:name="T755" style:family="text">
      <style:text-properties fo:font-size="10.00pt" fo:font-weight="normal" fo:font-family="'JetBrains Mono'" style:font-family-asian="'JetBrains Mono'" style:font-family-complex="'JetBrains Mono'" fo:background-color="transparent" fo:color="#6a8759"/>
    </style:style>
    <style:style style:name="T756" style:family="text">
      <style:text-properties fo:font-size="10.00pt" fo:font-weight="normal" fo:font-family="'JetBrains Mono'" style:font-family-asian="'JetBrains Mono'" style:font-family-complex="'JetBrains Mono'" fo:background-color="transparent" fo:color="#a9b7c6"/>
    </style:style>
    <style:style style:name="T757" style:family="text">
      <style:text-properties fo:font-size="10.00pt" fo:font-weight="normal" fo:font-family="'JetBrains Mono'" style:font-family-asian="'JetBrains Mono'" style:font-family-complex="'JetBrains Mono'" fo:background-color="transparent" fo:color="#9876aa"/>
    </style:style>
    <style:style style:name="T758" style:family="text">
      <style:text-properties fo:font-size="10.00pt" fo:font-weight="normal" fo:font-family="'JetBrains Mono'" style:font-family-asian="'JetBrains Mono'" style:font-family-complex="'JetBrains Mono'" fo:background-color="transparent" fo:color="#a9b7c6"/>
    </style:style>
    <style:style style:name="T759" style:family="text">
      <style:text-properties fo:font-size="10.00pt" fo:font-weight="normal" fo:font-family="'JetBrains Mono'" style:font-family-asian="'JetBrains Mono'" style:font-family-complex="'JetBrains Mono'" fo:background-color="transparent" fo:color="#9876aa"/>
    </style:style>
    <style:style style:name="T760" style:family="text">
      <style:text-properties fo:font-size="10.00pt" fo:font-weight="normal" fo:font-family="'JetBrains Mono'" style:font-family-asian="'JetBrains Mono'" style:font-family-complex="'JetBrains Mono'" fo:background-color="transparent" fo:color="#a9b7c6"/>
    </style:style>
    <style:style style:name="T761" style:family="text">
      <style:text-properties fo:font-size="10.00pt" fo:font-weight="normal" fo:font-family="'JetBrains Mono'" style:font-family-asian="'JetBrains Mono'" style:font-family-complex="'JetBrains Mono'" fo:background-color="transparent" fo:color="#e8bf6a"/>
    </style:style>
    <style:style style:name="T762" style:family="text">
      <style:text-properties fo:font-size="10.00pt" fo:font-weight="normal" fo:font-family="'JetBrains Mono'" style:font-family-asian="'JetBrains Mono'" style:font-family-complex="'JetBrains Mono'" fo:background-color="transparent" fo:color="#bababa"/>
    </style:style>
    <style:style style:name="T763" style:family="text">
      <style:text-properties fo:font-size="10.00pt" fo:font-weight="normal" fo:font-family="'JetBrains Mono'" style:font-family-asian="'JetBrains Mono'" style:font-family-complex="'JetBrains Mono'" fo:background-color="transparent" fo:color="#6a8759"/>
    </style:style>
    <style:style style:name="T764" style:family="text">
      <style:text-properties fo:font-size="10.00pt" fo:font-weight="normal" fo:font-family="'JetBrains Mono'" style:font-family-asian="'JetBrains Mono'" style:font-family-complex="'JetBrains Mono'" fo:background-color="transparent" fo:color="#e8bf6a"/>
    </style:style>
    <style:style style:name="T765" style:family="text">
      <style:text-properties fo:font-size="10.00pt" fo:font-weight="normal" fo:font-family="'JetBrains Mono'" style:font-family-asian="'JetBrains Mono'" style:font-family-complex="'JetBrains Mono'" fo:background-color="transparent" fo:color="#a9b7c6"/>
    </style:style>
    <style:style style:name="T766" style:family="text">
      <style:text-properties fo:font-size="10.00pt" fo:font-weight="normal" fo:font-family="'JetBrains Mono'" style:font-family-asian="'JetBrains Mono'" style:font-family-complex="'JetBrains Mono'" fo:background-color="transparent" fo:color="#e8bf6a"/>
    </style:style>
    <style:style style:name="T767" style:family="text">
      <style:text-properties fo:font-size="10.00pt" fo:font-weight="normal" fo:font-family="'JetBrains Mono'" style:font-family-asian="'JetBrains Mono'" style:font-family-complex="'JetBrains Mono'" fo:background-color="transparent" fo:color="#bababa"/>
    </style:style>
    <style:style style:name="T768" style:family="text">
      <style:text-properties fo:font-size="10.00pt" fo:font-weight="normal" fo:font-family="'JetBrains Mono'" style:font-family-asian="'JetBrains Mono'" style:font-family-complex="'JetBrains Mono'" fo:background-color="transparent" fo:color="#6a8759"/>
    </style:style>
    <style:style style:name="T769" style:family="text">
      <style:text-properties fo:font-size="10.00pt" fo:font-weight="normal" fo:font-family="'JetBrains Mono'" style:font-family-asian="'JetBrains Mono'" style:font-family-complex="'JetBrains Mono'" fo:background-color="transparent" fo:color="#bababa"/>
    </style:style>
    <style:style style:name="T770" style:family="text">
      <style:text-properties fo:font-size="10.00pt" fo:font-weight="normal" fo:font-family="'JetBrains Mono'" style:font-family-asian="'JetBrains Mono'" style:font-family-complex="'JetBrains Mono'" fo:background-color="transparent" fo:color="#6a8759"/>
    </style:style>
    <style:style style:name="T771" style:family="text">
      <style:text-properties fo:font-size="10.00pt" fo:font-weight="normal" fo:font-family="'JetBrains Mono'" style:font-family-asian="'JetBrains Mono'" style:font-family-complex="'JetBrains Mono'" fo:background-color="transparent" fo:color="#bababa"/>
    </style:style>
    <style:style style:name="T772" style:family="text">
      <style:text-properties fo:font-size="10.00pt" fo:font-weight="normal" fo:font-family="'JetBrains Mono'" style:font-family-asian="'JetBrains Mono'" style:font-family-complex="'JetBrains Mono'" fo:background-color="transparent" fo:color="#6a8759"/>
    </style:style>
    <style:style style:name="T773" style:family="text">
      <style:text-properties fo:font-size="10.00pt" fo:font-weight="normal" fo:font-family="'JetBrains Mono'" style:font-family-asian="'JetBrains Mono'" style:font-family-complex="'JetBrains Mono'" fo:background-color="transparent" fo:color="#bababa"/>
    </style:style>
    <style:style style:name="T774" style:family="text">
      <style:text-properties fo:font-size="10.00pt" fo:font-weight="normal" fo:font-family="'JetBrains Mono'" style:font-family-asian="'JetBrains Mono'" style:font-family-complex="'JetBrains Mono'" fo:background-color="transparent" fo:color="#6a8759"/>
    </style:style>
    <style:style style:name="T775" style:family="text">
      <style:text-properties fo:font-size="10.00pt" fo:font-weight="normal" fo:font-family="'JetBrains Mono'" style:font-family-asian="'JetBrains Mono'" style:font-family-complex="'JetBrains Mono'" fo:background-color="transparent" fo:color="#a9b7c6"/>
    </style:style>
    <style:style style:name="T776" style:family="text">
      <style:text-properties fo:font-size="10.00pt" fo:font-weight="normal" fo:font-family="'JetBrains Mono'" style:font-family-asian="'JetBrains Mono'" style:font-family-complex="'JetBrains Mono'" fo:background-color="transparent" fo:color="#bababa"/>
    </style:style>
    <style:style style:name="T777" style:family="text">
      <style:text-properties fo:font-size="10.00pt" fo:font-weight="normal" fo:font-family="'JetBrains Mono'" style:font-family-asian="'JetBrains Mono'" style:font-family-complex="'JetBrains Mono'" fo:background-color="transparent" fo:color="#6a8759"/>
    </style:style>
    <style:style style:name="T778" style:family="text">
      <style:text-properties fo:font-size="10.00pt" fo:font-weight="normal" fo:font-family="'JetBrains Mono'" style:font-family-asian="'JetBrains Mono'" style:font-family-complex="'JetBrains Mono'" fo:background-color="transparent" fo:color="#a9b7c6"/>
    </style:style>
    <style:style style:name="T779" style:family="text">
      <style:text-properties fo:font-size="10.00pt" fo:font-weight="normal" fo:font-family="'JetBrains Mono'" style:font-family-asian="'JetBrains Mono'" style:font-family-complex="'JetBrains Mono'" fo:background-color="transparent" fo:color="#9876aa"/>
    </style:style>
    <style:style style:name="T780" style:family="text">
      <style:text-properties fo:font-size="10.00pt" fo:font-weight="normal" fo:font-family="'JetBrains Mono'" style:font-family-asian="'JetBrains Mono'" style:font-family-complex="'JetBrains Mono'" fo:background-color="transparent" fo:color="#a9b7c6"/>
    </style:style>
    <style:style style:name="T781" style:family="text">
      <style:text-properties fo:font-size="10.00pt" fo:font-weight="normal" fo:font-family="'JetBrains Mono'" style:font-family-asian="'JetBrains Mono'" style:font-family-complex="'JetBrains Mono'" fo:background-color="transparent" fo:color="#9876aa"/>
    </style:style>
    <style:style style:name="T782" style:family="text">
      <style:text-properties fo:font-size="10.00pt" fo:font-weight="normal" fo:font-family="'JetBrains Mono'" style:font-family-asian="'JetBrains Mono'" style:font-family-complex="'JetBrains Mono'" fo:background-color="transparent" fo:color="#a9b7c6"/>
    </style:style>
    <style:style style:name="T783" style:family="text">
      <style:text-properties fo:font-size="10.00pt" fo:font-weight="normal" fo:font-family="'JetBrains Mono'" style:font-family-asian="'JetBrains Mono'" style:font-family-complex="'JetBrains Mono'" fo:background-color="transparent" fo:color="#e8bf6a"/>
    </style:style>
    <style:style style:name="T784" style:family="text">
      <style:text-properties fo:font-size="10.00pt" fo:font-weight="normal" fo:font-family="'JetBrains Mono'" style:font-family-asian="'JetBrains Mono'" style:font-family-complex="'JetBrains Mono'" fo:background-color="transparent" fo:color="#bababa"/>
    </style:style>
    <style:style style:name="T785" style:family="text">
      <style:text-properties fo:font-size="10.00pt" fo:font-weight="normal" fo:font-family="'JetBrains Mono'" style:font-family-asian="'JetBrains Mono'" style:font-family-complex="'JetBrains Mono'" fo:background-color="transparent" fo:color="#6a8759"/>
    </style:style>
    <style:style style:name="T786" style:family="text">
      <style:text-properties fo:font-size="10.00pt" fo:font-weight="normal" fo:font-family="'JetBrains Mono'" style:font-family-asian="'JetBrains Mono'" style:font-family-complex="'JetBrains Mono'" fo:background-color="transparent" fo:color="#bababa"/>
    </style:style>
    <style:style style:name="T787" style:family="text">
      <style:text-properties fo:font-size="10.00pt" fo:font-weight="normal" fo:font-family="'JetBrains Mono'" style:font-family-asian="'JetBrains Mono'" style:font-family-complex="'JetBrains Mono'" fo:background-color="transparent" fo:color="#6a8759"/>
    </style:style>
    <style:style style:name="T788" style:family="text">
      <style:text-properties fo:font-size="10.00pt" fo:font-weight="normal" fo:font-family="'JetBrains Mono'" style:font-family-asian="'JetBrains Mono'" style:font-family-complex="'JetBrains Mono'" fo:background-color="transparent" fo:color="#e8bf6a"/>
    </style:style>
    <style:style style:name="T789" style:family="text">
      <style:text-properties fo:font-size="10.00pt" fo:font-weight="normal" fo:font-family="'JetBrains Mono'" style:font-family-asian="'JetBrains Mono'" style:font-family-complex="'JetBrains Mono'" fo:background-color="transparent" fo:color="#a9b7c6"/>
    </style:style>
    <style:style style:name="T790" style:family="text">
      <style:text-properties fo:font-size="10.00pt" fo:font-weight="normal" fo:font-family="'JetBrains Mono'" style:font-family-asian="'JetBrains Mono'" style:font-family-complex="'JetBrains Mono'" fo:background-color="transparent" fo:color="#e8bf6a"/>
    </style:style>
    <style:style style:name="T791" style:family="text">
      <style:text-properties fo:font-size="10.00pt" fo:font-weight="normal" fo:font-family="'JetBrains Mono'" style:font-family-asian="'JetBrains Mono'" style:font-family-complex="'JetBrains Mono'" fo:background-color="transparent" fo:color="#a9b7c6"/>
    </style:style>
    <style:style style:name="T792" style:family="text">
      <style:text-properties fo:font-size="10.00pt" fo:font-weight="normal" fo:font-family="'JetBrains Mono'" style:font-family-asian="'JetBrains Mono'" style:font-family-complex="'JetBrains Mono'" fo:background-color="transparent" fo:color="#e8bf6a"/>
    </style:style>
    <style:style style:name="T793" style:family="text">
      <style:text-properties fo:font-size="10.00pt" fo:font-weight="normal" fo:font-family="'JetBrains Mono'" style:font-family-asian="'JetBrains Mono'" style:font-family-complex="'JetBrains Mono'" fo:background-color="transparent" fo:color="#bababa"/>
    </style:style>
    <style:style style:name="T794" style:family="text">
      <style:text-properties fo:font-size="10.00pt" fo:font-weight="normal" fo:font-family="'JetBrains Mono'" style:font-family-asian="'JetBrains Mono'" style:font-family-complex="'JetBrains Mono'" fo:background-color="transparent" fo:color="#6a8759"/>
    </style:style>
    <style:style style:name="T795" style:family="text">
      <style:text-properties fo:font-size="10.00pt" fo:font-weight="normal" fo:font-family="'JetBrains Mono'" style:font-family-asian="'JetBrains Mono'" style:font-family-complex="'JetBrains Mono'" fo:background-color="transparent" fo:color="#e8bf6a"/>
    </style:style>
    <style:style style:name="T796" style:family="text">
      <style:text-properties fo:font-size="10.00pt" fo:font-weight="normal" fo:font-family="'JetBrains Mono'" style:font-family-asian="'JetBrains Mono'" style:font-family-complex="'JetBrains Mono'" fo:background-color="transparent" fo:color="#a9b7c6"/>
    </style:style>
    <style:style style:name="T797" style:family="text">
      <style:text-properties fo:font-size="10.00pt" fo:font-weight="normal" fo:font-family="'JetBrains Mono'" style:font-family-asian="'JetBrains Mono'" style:font-family-complex="'JetBrains Mono'" fo:background-color="transparent" fo:color="#e8bf6a"/>
    </style:style>
    <style:style style:name="T798" style:family="text">
      <style:text-properties fo:font-size="10.00pt" fo:font-weight="normal" fo:font-family="'JetBrains Mono'" style:font-family-asian="'JetBrains Mono'" style:font-family-complex="'JetBrains Mono'" fo:background-color="transparent" fo:color="#a9b7c6"/>
    </style:style>
    <style:style style:name="T799" style:family="text">
      <style:text-properties fo:font-size="10.00pt" fo:font-weight="normal" fo:font-family="'JetBrains Mono'" style:font-family-asian="'JetBrains Mono'" style:font-family-complex="'JetBrains Mono'" fo:background-color="transparent" fo:color="#e8bf6a"/>
    </style:style>
    <style:style style:name="T800" style:family="text">
      <style:text-properties fo:font-size="10.00pt" fo:font-weight="normal" fo:font-family="'JetBrains Mono'" style:font-family-asian="'JetBrains Mono'" style:font-family-complex="'JetBrains Mono'" fo:background-color="transparent" fo:color="#a9b7c6"/>
    </style:style>
    <style:style style:name="T801" style:family="text">
      <style:text-properties fo:font-size="10.00pt" fo:font-weight="normal" fo:font-family="'JetBrains Mono'" style:font-family-asian="'JetBrains Mono'" style:font-family-complex="'JetBrains Mono'" fo:background-color="transparent" fo:color="#cc7832"/>
    </style:style>
    <style:style style:name="T802" style:family="text">
      <style:text-properties fo:font-size="10.00pt" fo:font-weight="normal" fo:font-family="'JetBrains Mono'" style:font-family-asian="'JetBrains Mono'" style:font-family-complex="'JetBrains Mono'" fo:background-color="transparent" fo:color="#a9b7c6"/>
    </style:style>
    <style:style style:name="T803" style:family="text">
      <style:text-properties fo:font-size="10.00pt" fo:font-weight="normal" fo:font-family="'JetBrains Mono'" style:font-family-asian="'JetBrains Mono'" style:font-family-complex="'JetBrains Mono'" fo:background-color="transparent" fo:color="#cc7832"/>
    </style:style>
    <style:style style:name="T804" style:family="text">
      <style:text-properties fo:font-size="10.00pt" fo:font-weight="normal" fo:font-family="'JetBrains Mono'" style:font-family-asian="'JetBrains Mono'" style:font-family-complex="'JetBrains Mono'" fo:background-color="transparent" fo:color="#ffc66d"/>
    </style:style>
    <style:style style:name="T805" style:family="text">
      <style:text-properties fo:font-size="10.00pt" fo:font-weight="normal" fo:font-family="'JetBrains Mono'" style:font-family-asian="'JetBrains Mono'" style:font-family-complex="'JetBrains Mono'" fo:background-color="transparent" fo:color="#cc7832"/>
    </style:style>
    <style:style style:name="T806" style:family="text">
      <style:text-properties fo:font-size="10.00pt" fo:font-weight="normal" fo:font-family="'JetBrains Mono'" style:font-family-asian="'JetBrains Mono'" style:font-family-complex="'JetBrains Mono'" fo:background-color="transparent" style:use-window-font-color="true"/>
    </style:style>
    <style:style style:name="T807" style:family="text">
      <style:text-properties fo:font-size="10.00pt" fo:font-weight="normal" fo:font-family="Calibri" style:font-family-asian="Calibri" style:font-family-complex="Calibri" fo:background-color="transparent" style:use-window-font-color="true"/>
    </style:style>
    <style:style style:name="T808" style:family="text">
      <style:text-properties fo:font-size="10.00pt" fo:font-weight="normal" fo:font-family="'JetBrains Mono'" style:font-family-asian="'JetBrains Mono'" style:font-family-complex="'JetBrains Mono'" fo:background-color="transparent" style:use-window-font-color="true"/>
    </style:style>
    <style:style style:name="T809" style:family="text">
      <style:text-properties fo:font-size="10.00pt" fo:font-weight="normal" fo:font-family="'JetBrains Mono'" style:font-family-asian="'JetBrains Mono'" style:font-family-complex="'JetBrains Mono'" fo:background-color="transparent" fo:color="#cc7832"/>
    </style:style>
    <style:style style:name="T810" style:family="text">
      <style:text-properties fo:font-size="10.00pt" fo:font-weight="normal" fo:font-family="'JetBrains Mono'" style:font-family-asian="'JetBrains Mono'" style:font-family-complex="'JetBrains Mono'" fo:background-color="transparent" fo:color="#ffc66d"/>
    </style:style>
    <style:style style:name="T811" style:family="text">
      <style:text-properties fo:font-size="10.00pt" fo:font-weight="normal" fo:font-family="'JetBrains Mono'" style:font-family-asian="'JetBrains Mono'" style:font-family-complex="'JetBrains Mono'" fo:background-color="transparent" fo:color="#a9b7c6"/>
    </style:style>
    <style:style style:name="T812" style:family="text">
      <style:text-properties fo:font-size="10.00pt" fo:font-weight="normal" fo:font-family="'JetBrains Mono'" style:font-family-asian="'JetBrains Mono'" style:font-family-complex="'JetBrains Mono'" fo:background-color="transparent" fo:color="#cc7832"/>
    </style:style>
    <style:style style:name="T813" style:family="text">
      <style:text-properties fo:font-size="10.00pt" fo:font-weight="normal" fo:font-family="'JetBrains Mono'" style:font-family-asian="'JetBrains Mono'" style:font-family-complex="'JetBrains Mono'" fo:background-color="transparent" fo:color="#a9b7c6"/>
    </style:style>
    <style:style style:name="T814" style:family="text">
      <style:text-properties fo:font-size="10.00pt" fo:font-weight="normal" fo:font-family="'JetBrains Mono'" style:font-family-asian="'JetBrains Mono'" style:font-family-complex="'JetBrains Mono'" fo:background-color="transparent" fo:color="#cc7832"/>
    </style:style>
    <style:style style:name="T815" style:family="text">
      <style:text-properties fo:font-size="10.00pt" fo:font-weight="normal" fo:font-family="'JetBrains Mono'" style:font-family-asian="'JetBrains Mono'" style:font-family-complex="'JetBrains Mono'" fo:background-color="transparent" fo:color="#a9b7c6"/>
    </style:style>
    <style:style style:name="T816" style:family="text">
      <style:text-properties fo:font-size="10.00pt" fo:font-weight="normal" fo:font-family="'JetBrains Mono'" style:font-family-asian="'JetBrains Mono'" style:font-family-complex="'JetBrains Mono'" fo:background-color="transparent" fo:color="#ffc66d"/>
    </style:style>
    <style:style style:name="T817" style:family="text">
      <style:text-properties fo:font-size="10.00pt" fo:font-weight="normal" fo:font-family="'JetBrains Mono'" style:font-family-asian="'JetBrains Mono'" style:font-family-complex="'JetBrains Mono'" fo:background-color="transparent" fo:color="#a9b7c6"/>
    </style:style>
    <style:style style:name="T818" style:family="text">
      <style:text-properties fo:font-size="10.00pt" fo:font-weight="normal" fo:font-family="'JetBrains Mono'" style:font-family-asian="'JetBrains Mono'" style:font-family-complex="'JetBrains Mono'" fo:background-color="transparent" fo:color="#6a8759"/>
    </style:style>
    <style:style style:name="T819" style:family="text">
      <style:text-properties fo:font-size="10.00pt" fo:font-weight="normal" fo:font-family="'JetBrains Mono'" style:font-family-asian="'JetBrains Mono'" style:font-family-complex="'JetBrains Mono'" fo:background-color="transparent" fo:color="#a9b7c6"/>
    </style:style>
    <style:style style:name="T820" style:family="text">
      <style:text-properties fo:font-size="10.00pt" fo:font-weight="normal" fo:font-family="'JetBrains Mono'" style:font-family-asian="'JetBrains Mono'" style:font-family-complex="'JetBrains Mono'" fo:background-color="transparent" fo:color="#cc7832"/>
    </style:style>
    <style:style style:name="T821" style:family="text">
      <style:text-properties fo:font-size="10.00pt" fo:font-weight="normal" fo:font-family="'JetBrains Mono'" style:font-family-asian="'JetBrains Mono'" style:font-family-complex="'JetBrains Mono'" fo:background-color="transparent" fo:color="#a9b7c6"/>
    </style:style>
    <style:style style:name="T822" style:family="text">
      <style:text-properties fo:font-size="10.00pt" fo:font-weight="normal" fo:font-family="'JetBrains Mono'" style:font-family-asian="'JetBrains Mono'" style:font-family-complex="'JetBrains Mono'" fo:background-color="transparent" fo:color="#cc7832"/>
    </style:style>
    <style:style style:name="T823" style:family="text">
      <style:text-properties fo:font-size="10.00pt" fo:font-weight="normal" fo:font-family="'JetBrains Mono'" style:font-family-asian="'JetBrains Mono'" style:font-family-complex="'JetBrains Mono'" fo:background-color="transparent" fo:color="#a9b7c6"/>
    </style:style>
    <style:style style:name="T824" style:family="text">
      <style:text-properties fo:font-size="10.00pt" fo:font-weight="normal" fo:font-family="'JetBrains Mono'" style:font-family-asian="'JetBrains Mono'" style:font-family-complex="'JetBrains Mono'" fo:background-color="transparent" fo:color="#ffc66d"/>
    </style:style>
    <style:style style:name="T825" style:family="text">
      <style:text-properties fo:font-size="10.00pt" fo:font-weight="normal" fo:font-family="'JetBrains Mono'" style:font-family-asian="'JetBrains Mono'" style:font-family-complex="'JetBrains Mono'" fo:background-color="transparent" fo:color="#a9b7c6"/>
    </style:style>
    <style:style style:name="T826" style:family="text">
      <style:text-properties fo:font-size="10.00pt" fo:font-weight="normal" fo:font-family="'JetBrains Mono'" style:font-family-asian="'JetBrains Mono'" style:font-family-complex="'JetBrains Mono'" fo:background-color="transparent" fo:color="#6a8759"/>
    </style:style>
    <style:style style:name="T827" style:family="text">
      <style:text-properties fo:font-size="10.00pt" fo:font-weight="normal" fo:font-family="'JetBrains Mono'" style:font-family-asian="'JetBrains Mono'" style:font-family-complex="'JetBrains Mono'" fo:background-color="transparent" fo:color="#a9b7c6"/>
    </style:style>
    <style:style style:name="T828" style:family="text">
      <style:text-properties fo:font-size="10.00pt" fo:font-weight="normal" fo:font-family="'JetBrains Mono'" style:font-family-asian="'JetBrains Mono'" style:font-family-complex="'JetBrains Mono'" fo:background-color="transparent" fo:color="#cc7832"/>
    </style:style>
    <style:style style:name="T829" style:family="text">
      <style:text-properties fo:font-size="10.00pt" fo:font-weight="normal" fo:font-family="'JetBrains Mono'" style:font-family-asian="'JetBrains Mono'" style:font-family-complex="'JetBrains Mono'" fo:background-color="transparent" fo:color="#a9b7c6"/>
    </style:style>
    <style:style style:name="T830" style:family="text">
      <style:text-properties fo:font-size="10.00pt" fo:font-weight="normal" fo:font-family="'JetBrains Mono'" style:font-family-asian="'JetBrains Mono'" style:font-family-complex="'JetBrains Mono'" fo:background-color="transparent" fo:color="#cc7832"/>
    </style:style>
    <style:style style:name="T831" style:family="text">
      <style:text-properties fo:font-size="10.00pt" fo:font-weight="normal" fo:font-family="'JetBrains Mono'" style:font-family-asian="'JetBrains Mono'" style:font-family-complex="'JetBrains Mono'" fo:background-color="transparent" fo:color="#a9b7c6"/>
    </style:style>
    <style:style style:name="T832" style:family="text">
      <style:text-properties fo:font-size="10.00pt" fo:font-weight="normal" fo:font-family="'JetBrains Mono'" style:font-family-asian="'JetBrains Mono'" style:font-family-complex="'JetBrains Mono'" fo:background-color="transparent" fo:color="#ffc66d"/>
    </style:style>
    <style:style style:name="T833" style:family="text">
      <style:text-properties fo:font-size="10.00pt" fo:font-weight="normal" fo:font-family="'JetBrains Mono'" style:font-family-asian="'JetBrains Mono'" style:font-family-complex="'JetBrains Mono'" fo:background-color="transparent" fo:color="#a9b7c6"/>
    </style:style>
    <style:style style:name="T834" style:family="text">
      <style:text-properties fo:font-size="10.00pt" fo:font-weight="normal" fo:font-family="'JetBrains Mono'" style:font-family-asian="'JetBrains Mono'" style:font-family-complex="'JetBrains Mono'" fo:background-color="transparent" fo:color="#6a8759"/>
    </style:style>
    <style:style style:name="T835" style:family="text">
      <style:text-properties fo:font-size="10.00pt" fo:font-weight="normal" fo:font-family="'JetBrains Mono'" style:font-family-asian="'JetBrains Mono'" style:font-family-complex="'JetBrains Mono'" fo:background-color="transparent" fo:color="#a9b7c6"/>
    </style:style>
    <style:style style:name="T836" style:family="text">
      <style:text-properties fo:font-size="10.00pt" fo:font-weight="normal" fo:font-family="'JetBrains Mono'" style:font-family-asian="'JetBrains Mono'" style:font-family-complex="'JetBrains Mono'" fo:background-color="transparent" fo:color="#cc7832"/>
    </style:style>
    <style:style style:name="T837" style:family="text">
      <style:text-properties fo:font-size="10.00pt" fo:font-weight="normal" fo:font-family="'JetBrains Mono'" style:font-family-asian="'JetBrains Mono'" style:font-family-complex="'JetBrains Mono'" fo:background-color="transparent" fo:color="#ffc66d"/>
    </style:style>
    <style:style style:name="T838" style:family="text">
      <style:text-properties fo:font-size="10.00pt" fo:font-weight="normal" fo:font-family="'JetBrains Mono'" style:font-family-asian="'JetBrains Mono'" style:font-family-complex="'JetBrains Mono'" fo:background-color="transparent" fo:color="#a9b7c6"/>
    </style:style>
    <style:style style:name="T839" style:family="text">
      <style:text-properties fo:font-size="10.00pt" fo:font-weight="normal" fo:font-family="'JetBrains Mono'" style:font-family-asian="'JetBrains Mono'" style:font-family-complex="'JetBrains Mono'" fo:background-color="transparent" fo:color="#ffc66d"/>
    </style:style>
    <style:style style:name="T840" style:family="text">
      <style:text-properties fo:font-size="10.00pt" fo:font-weight="normal" fo:font-family="'JetBrains Mono'" style:font-family-asian="'JetBrains Mono'" style:font-family-complex="'JetBrains Mono'" fo:background-color="transparent" fo:color="#a9b7c6"/>
    </style:style>
    <style:style style:name="T841" style:family="text">
      <style:text-properties fo:font-size="10.00pt" fo:font-weight="normal" fo:font-family="'JetBrains Mono'" style:font-family-asian="'JetBrains Mono'" style:font-family-complex="'JetBrains Mono'" fo:background-color="transparent" fo:color="#cc7832"/>
    </style:style>
    <style:style style:name="T842" style:family="text">
      <style:text-properties fo:font-size="10.00pt" fo:font-weight="bold" fo:font-family="'JetBrains Mono'" style:font-family-asian="'JetBrains Mono'" style:font-family-complex="'JetBrains Mono'" fo:background-color="transparent" fo:color="#9876aa" fo:font-style="italic"/>
    </style:style>
    <style:style style:name="T843" style:family="text">
      <style:text-properties fo:font-size="10.00pt" fo:font-weight="normal" fo:font-family="'JetBrains Mono'" style:font-family-asian="'JetBrains Mono'" style:font-family-complex="'JetBrains Mono'" fo:background-color="transparent" fo:color="#a9b7c6"/>
    </style:style>
    <style:style style:name="T844" style:family="text">
      <style:text-properties fo:font-size="10.00pt" fo:font-weight="normal" fo:font-family="'JetBrains Mono'" style:font-family-asian="'JetBrains Mono'" style:font-family-complex="'JetBrains Mono'" fo:background-color="transparent" fo:color="#ffc66d"/>
    </style:style>
    <style:style style:name="T845" style:family="text">
      <style:text-properties fo:font-size="10.00pt" fo:font-weight="normal" fo:font-family="'JetBrains Mono'" style:font-family-asian="'JetBrains Mono'" style:font-family-complex="'JetBrains Mono'" fo:background-color="transparent" fo:color="#a9b7c6"/>
    </style:style>
    <style:style style:name="T846" style:family="text">
      <style:text-properties fo:font-size="10.00pt" fo:font-weight="normal" fo:font-family="'JetBrains Mono'" style:font-family-asian="'JetBrains Mono'" style:font-family-complex="'JetBrains Mono'" fo:background-color="transparent" fo:color="#9876aa"/>
    </style:style>
    <style:style style:name="T847" style:family="text">
      <style:text-properties fo:font-size="10.00pt" fo:font-weight="normal" fo:font-family="'JetBrains Mono'" style:font-family-asian="'JetBrains Mono'" style:font-family-complex="'JetBrains Mono'" fo:background-color="transparent" fo:color="#a9b7c6"/>
    </style:style>
    <style:style style:name="T848" style:family="text">
      <style:text-properties fo:font-size="10.00pt" fo:font-weight="normal" fo:font-family="'JetBrains Mono'" style:font-family-asian="'JetBrains Mono'" style:font-family-complex="'JetBrains Mono'" fo:background-color="transparent" fo:color="#cc7832"/>
    </style:style>
    <style:style style:name="T849" style:family="text">
      <style:text-properties fo:font-size="10.00pt" fo:font-weight="normal" fo:font-family="'JetBrains Mono'" style:font-family-asian="'JetBrains Mono'" style:font-family-complex="'JetBrains Mono'" fo:background-color="transparent" fo:color="#9876aa"/>
    </style:style>
    <style:style style:name="T850" style:family="text">
      <style:text-properties fo:font-size="10.00pt" fo:font-weight="normal" fo:font-family="'JetBrains Mono'" style:font-family-asian="'JetBrains Mono'" style:font-family-complex="'JetBrains Mono'" fo:background-color="transparent" fo:color="#a9b7c6"/>
    </style:style>
    <style:style style:name="T851" style:family="text">
      <style:text-properties fo:font-size="10.00pt" fo:font-weight="normal" fo:font-family="'JetBrains Mono'" style:font-family-asian="'JetBrains Mono'" style:font-family-complex="'JetBrains Mono'" fo:background-color="transparent" fo:color="#cc7832"/>
    </style:style>
    <style:style style:name="T852" style:family="text">
      <style:text-properties fo:font-size="10.00pt" fo:font-weight="normal" fo:font-family="'JetBrains Mono'" style:font-family-asian="'JetBrains Mono'" style:font-family-complex="'JetBrains Mono'" fo:background-color="transparent" fo:color="#9876aa"/>
    </style:style>
    <style:style style:name="T853" style:family="text">
      <style:text-properties fo:font-size="10.00pt" fo:font-weight="normal" fo:font-family="'JetBrains Mono'" style:font-family-asian="'JetBrains Mono'" style:font-family-complex="'JetBrains Mono'" fo:background-color="transparent" fo:color="#a9b7c6"/>
    </style:style>
    <style:style style:name="T854" style:family="text">
      <style:text-properties fo:font-size="10.00pt" fo:font-weight="normal" fo:font-family="'JetBrains Mono'" style:font-family-asian="'JetBrains Mono'" style:font-family-complex="'JetBrains Mono'" fo:background-color="transparent" fo:color="#cc7832"/>
    </style:style>
    <style:style style:name="T855" style:family="text">
      <style:text-properties fo:font-size="10.00pt" fo:font-weight="normal" fo:font-family="'JetBrains Mono'" style:font-family-asian="'JetBrains Mono'" style:font-family-complex="'JetBrains Mono'" fo:background-color="transparent" fo:color="#a9b7c6"/>
    </style:style>
    <style:style style:name="T856" style:family="text">
      <style:text-properties fo:font-size="10.00pt" fo:font-weight="normal" fo:font-family="'JetBrains Mono'" style:font-family-asian="'JetBrains Mono'" style:font-family-complex="'JetBrains Mono'" fo:background-color="transparent" fo:color="#cc7832"/>
    </style:style>
    <style:style style:name="T857" style:family="text">
      <style:text-properties fo:font-size="10.00pt" fo:font-weight="normal" fo:font-family="'JetBrains Mono'" style:font-family-asian="'JetBrains Mono'" style:font-family-complex="'JetBrains Mono'" fo:background-color="transparent" fo:color="#a9b7c6"/>
    </style:style>
    <style:style style:name="T858" style:family="text">
      <style:text-properties fo:font-size="10.00pt" fo:font-weight="normal" fo:font-family="'JetBrains Mono'" style:font-family-asian="'JetBrains Mono'" style:font-family-complex="'JetBrains Mono'" fo:background-color="transparent" style:use-window-font-color="true"/>
    </style:style>
    <style:style style:name="T859" style:family="text">
      <style:text-properties fo:font-size="10.00pt" fo:font-weight="normal" fo:font-family="Calibri" style:font-family-asian="Calibri" style:font-family-complex="Calibri" fo:background-color="transparent" style:use-window-font-color="true"/>
    </style:style>
    <style:style style:name="T860" style:family="text">
      <style:text-properties fo:font-size="10.00pt" fo:font-weight="normal" fo:font-family="'JetBrains Mono'" style:font-family-asian="'JetBrains Mono'" style:font-family-complex="'JetBrains Mono'" fo:background-color="transparent" fo:color="#e8bf6a"/>
    </style:style>
    <style:style style:name="T861" style:family="text">
      <style:text-properties fo:font-size="10.00pt" fo:font-weight="normal" fo:font-family="'JetBrains Mono'" style:font-family-asian="'JetBrains Mono'" style:font-family-complex="'JetBrains Mono'" fo:background-color="transparent" fo:color="#bababa"/>
    </style:style>
    <style:style style:name="T862" style:family="text">
      <style:text-properties fo:font-size="10.00pt" fo:font-weight="normal" fo:font-family="'JetBrains Mono'" style:font-family-asian="'JetBrains Mono'" style:font-family-complex="'JetBrains Mono'" fo:background-color="transparent" fo:color="#6a8759"/>
    </style:style>
    <style:style style:name="T863" style:family="text">
      <style:text-properties fo:font-size="10.00pt" fo:font-weight="normal" fo:font-family="'JetBrains Mono'" style:font-family-asian="'JetBrains Mono'" style:font-family-complex="'JetBrains Mono'" fo:background-color="transparent" fo:color="#a9b7c6"/>
    </style:style>
    <style:style style:name="T864" style:family="text">
      <style:text-properties fo:font-size="10.00pt" fo:font-weight="normal" fo:font-family="'JetBrains Mono'" style:font-family-asian="'JetBrains Mono'" style:font-family-complex="'JetBrains Mono'" fo:background-color="transparent" fo:color="#ffc66d"/>
    </style:style>
    <style:style style:name="T865" style:family="text">
      <style:text-properties fo:font-size="10.00pt" fo:font-weight="normal" fo:font-family="'JetBrains Mono'" style:font-family-asian="'JetBrains Mono'" style:font-family-complex="'JetBrains Mono'" fo:background-color="transparent" fo:color="#a9b7c6"/>
    </style:style>
    <style:style style:name="T866" style:family="text">
      <style:text-properties fo:font-size="10.00pt" fo:font-weight="normal" fo:font-family="'JetBrains Mono'" style:font-family-asian="'JetBrains Mono'" style:font-family-complex="'JetBrains Mono'" fo:background-color="transparent" fo:color="#e8bf6a"/>
    </style:style>
    <style:style style:name="T867" style:family="text">
      <style:text-properties fo:font-size="10.00pt" fo:font-weight="normal" fo:font-family="'JetBrains Mono'" style:font-family-asian="'JetBrains Mono'" style:font-family-complex="'JetBrains Mono'" fo:background-color="transparent" fo:color="#bababa"/>
    </style:style>
    <style:style style:name="T868" style:family="text">
      <style:text-properties fo:font-size="10.00pt" fo:font-weight="normal" fo:font-family="'JetBrains Mono'" style:font-family-asian="'JetBrains Mono'" style:font-family-complex="'JetBrains Mono'" fo:background-color="transparent" fo:color="#6a8759"/>
    </style:style>
    <style:style style:name="T869" style:family="text">
      <style:text-properties fo:font-size="10.00pt" fo:font-weight="normal" fo:font-family="'JetBrains Mono'" style:font-family-asian="'JetBrains Mono'" style:font-family-complex="'JetBrains Mono'" fo:background-color="transparent" fo:color="#e8bf6a"/>
    </style:style>
    <style:style style:name="T870" style:family="text">
      <style:text-properties fo:font-size="10.00pt" fo:font-weight="normal" fo:font-family="'JetBrains Mono'" style:font-family-asian="'JetBrains Mono'" style:font-family-complex="'JetBrains Mono'" fo:background-color="transparent" fo:color="#a9b7c6"/>
    </style:style>
    <style:style style:name="T871" style:family="text">
      <style:text-properties fo:font-size="10.00pt" fo:font-weight="normal" fo:font-family="'JetBrains Mono'" style:font-family-asian="'JetBrains Mono'" style:font-family-complex="'JetBrains Mono'" fo:background-color="transparent" fo:color="#e8bf6a"/>
    </style:style>
    <style:style style:name="T872" style:family="text">
      <style:text-properties fo:font-size="10.00pt" fo:font-weight="normal" fo:font-family="'JetBrains Mono'" style:font-family-asian="'JetBrains Mono'" style:font-family-complex="'JetBrains Mono'" fo:background-color="transparent" fo:color="#bababa"/>
    </style:style>
    <style:style style:name="T873" style:family="text">
      <style:text-properties fo:font-size="10.00pt" fo:font-weight="normal" fo:font-family="'JetBrains Mono'" style:font-family-asian="'JetBrains Mono'" style:font-family-complex="'JetBrains Mono'" fo:background-color="transparent" fo:color="#6a8759"/>
    </style:style>
    <style:style style:name="T874" style:family="text">
      <style:text-properties fo:font-size="10.00pt" fo:font-weight="normal" fo:font-family="'JetBrains Mono'" style:font-family-asian="'JetBrains Mono'" style:font-family-complex="'JetBrains Mono'" fo:background-color="transparent" fo:color="#bababa"/>
    </style:style>
    <style:style style:name="T875" style:family="text">
      <style:text-properties fo:font-size="10.00pt" fo:font-weight="normal" fo:font-family="'JetBrains Mono'" style:font-family-asian="'JetBrains Mono'" style:font-family-complex="'JetBrains Mono'" fo:background-color="transparent" fo:color="#6a8759"/>
    </style:style>
    <style:style style:name="T876" style:family="text">
      <style:text-properties fo:font-size="10.00pt" fo:font-weight="normal" fo:font-family="'JetBrains Mono'" style:font-family-asian="'JetBrains Mono'" style:font-family-complex="'JetBrains Mono'" fo:background-color="transparent" fo:color="#bababa"/>
    </style:style>
    <style:style style:name="T877" style:family="text">
      <style:text-properties fo:font-size="10.00pt" fo:font-weight="normal" fo:font-family="'JetBrains Mono'" style:font-family-asian="'JetBrains Mono'" style:font-family-complex="'JetBrains Mono'" fo:background-color="transparent" fo:color="#6a8759"/>
    </style:style>
    <style:style style:name="T878" style:family="text">
      <style:text-properties fo:font-size="10.00pt" fo:font-weight="normal" fo:font-family="'JetBrains Mono'" style:font-family-asian="'JetBrains Mono'" style:font-family-complex="'JetBrains Mono'" fo:background-color="transparent" fo:color="#bababa"/>
    </style:style>
    <style:style style:name="T879" style:family="text">
      <style:text-properties fo:font-size="10.00pt" fo:font-weight="normal" fo:font-family="'JetBrains Mono'" style:font-family-asian="'JetBrains Mono'" style:font-family-complex="'JetBrains Mono'" fo:background-color="transparent" fo:color="#6a8759"/>
    </style:style>
    <style:style style:name="T880" style:family="text">
      <style:text-properties fo:font-size="10.00pt" fo:font-weight="normal" fo:font-family="'JetBrains Mono'" style:font-family-asian="'JetBrains Mono'" style:font-family-complex="'JetBrains Mono'" fo:background-color="transparent" fo:color="#a9b7c6"/>
    </style:style>
    <style:style style:name="T881" style:family="text">
      <style:text-properties fo:font-size="10.00pt" fo:font-weight="normal" fo:font-family="'JetBrains Mono'" style:font-family-asian="'JetBrains Mono'" style:font-family-complex="'JetBrains Mono'" fo:background-color="transparent" fo:color="#bababa"/>
    </style:style>
    <style:style style:name="T882" style:family="text">
      <style:text-properties fo:font-size="10.00pt" fo:font-weight="normal" fo:font-family="'JetBrains Mono'" style:font-family-asian="'JetBrains Mono'" style:font-family-complex="'JetBrains Mono'" fo:background-color="transparent" fo:color="#6a8759"/>
    </style:style>
    <style:style style:name="T883" style:family="text">
      <style:text-properties fo:font-size="10.00pt" fo:font-weight="normal" fo:font-family="'JetBrains Mono'" style:font-family-asian="'JetBrains Mono'" style:font-family-complex="'JetBrains Mono'" fo:background-color="transparent" fo:color="#a9b7c6"/>
    </style:style>
    <style:style style:name="T884" style:family="text">
      <style:text-properties fo:font-size="10.00pt" fo:font-weight="normal" fo:font-family="'JetBrains Mono'" style:font-family-asian="'JetBrains Mono'" style:font-family-complex="'JetBrains Mono'" fo:background-color="transparent" fo:color="#9876aa"/>
    </style:style>
    <style:style style:name="T885" style:family="text">
      <style:text-properties fo:font-size="10.00pt" fo:font-weight="normal" fo:font-family="'JetBrains Mono'" style:font-family-asian="'JetBrains Mono'" style:font-family-complex="'JetBrains Mono'" fo:background-color="transparent" fo:color="#a9b7c6"/>
    </style:style>
    <style:style style:name="T886" style:family="text">
      <style:text-properties fo:font-size="10.00pt" fo:font-weight="normal" fo:font-family="'JetBrains Mono'" style:font-family-asian="'JetBrains Mono'" style:font-family-complex="'JetBrains Mono'" fo:background-color="transparent" fo:color="#9876aa"/>
    </style:style>
    <style:style style:name="T887" style:family="text">
      <style:text-properties fo:font-size="10.00pt" fo:font-weight="normal" fo:font-family="'JetBrains Mono'" style:font-family-asian="'JetBrains Mono'" style:font-family-complex="'JetBrains Mono'" fo:background-color="transparent" fo:color="#a9b7c6"/>
    </style:style>
    <style:style style:name="T888" style:family="text">
      <style:text-properties fo:font-size="10.00pt" fo:font-weight="normal" fo:font-family="'JetBrains Mono'" style:font-family-asian="'JetBrains Mono'" style:font-family-complex="'JetBrains Mono'" fo:background-color="transparent" fo:color="#e8bf6a"/>
    </style:style>
    <style:style style:name="T889" style:family="text">
      <style:text-properties fo:font-size="10.00pt" fo:font-weight="normal" fo:font-family="'JetBrains Mono'" style:font-family-asian="'JetBrains Mono'" style:font-family-complex="'JetBrains Mono'" fo:background-color="transparent" style:use-window-font-color="true"/>
    </style:style>
    <style:style style:name="T890" style:family="text">
      <style:text-properties fo:font-size="10.00pt" fo:font-weight="normal" fo:font-family="Calibri" style:font-family-asian="Calibri" style:font-family-complex="Calibri" fo:background-color="transparent" style:use-window-font-color="true"/>
    </style:style>
    <style:style style:name="T891" style:family="text">
      <style:text-properties fo:font-size="10.00pt" fo:font-weight="normal" fo:font-family="'JetBrains Mono'" style:font-family-asian="'JetBrains Mono'" style:font-family-complex="'JetBrains Mono'" fo:background-color="transparent" style:use-window-font-color="true"/>
    </style:style>
    <style:style style:name="T892" style:family="text">
      <style:text-properties fo:font-size="10.00pt" fo:font-weight="normal" fo:font-family="'JetBrains Mono'" style:font-family-asian="'JetBrains Mono'" style:font-family-complex="'JetBrains Mono'" fo:background-color="transparent" fo:color="#e8bf6a"/>
    </style:style>
    <style:style style:name="T893" style:family="text">
      <style:text-properties fo:font-size="10.00pt" fo:font-weight="normal" fo:font-family="'JetBrains Mono'" style:font-family-asian="'JetBrains Mono'" style:font-family-complex="'JetBrains Mono'" fo:background-color="transparent" fo:color="#bababa"/>
    </style:style>
    <style:style style:name="T894" style:family="text">
      <style:text-properties fo:font-size="10.00pt" fo:font-weight="normal" fo:font-family="'JetBrains Mono'" style:font-family-asian="'JetBrains Mono'" style:font-family-complex="'JetBrains Mono'" fo:background-color="transparent" fo:color="#6a8759"/>
    </style:style>
    <style:style style:name="T895" style:family="text">
      <style:text-properties fo:font-size="10.00pt" fo:font-weight="normal" fo:font-family="'JetBrains Mono'" style:font-family-asian="'JetBrains Mono'" style:font-family-complex="'JetBrains Mono'" fo:background-color="transparent" fo:color="#e8bf6a"/>
    </style:style>
    <style:style style:name="T896" style:family="text">
      <style:text-properties fo:font-size="10.00pt" fo:font-weight="normal" fo:font-family="'JetBrains Mono'" style:font-family-asian="'JetBrains Mono'" style:font-family-complex="'JetBrains Mono'" fo:background-color="transparent" fo:color="#a9b7c6"/>
    </style:style>
    <style:style style:name="T897" style:family="text">
      <style:text-properties fo:font-size="10.00pt" fo:font-weight="normal" fo:font-family="'JetBrains Mono'" style:font-family-asian="'JetBrains Mono'" style:font-family-complex="'JetBrains Mono'" fo:background-color="transparent" fo:color="#e8bf6a"/>
    </style:style>
    <style:style style:name="T898" style:family="text">
      <style:text-properties fo:font-size="10.00pt" fo:font-weight="normal" fo:font-family="'JetBrains Mono'" style:font-family-asian="'JetBrains Mono'" style:font-family-complex="'JetBrains Mono'" fo:background-color="transparent" fo:color="#bababa"/>
    </style:style>
    <style:style style:name="T899" style:family="text">
      <style:text-properties fo:font-size="10.00pt" fo:font-weight="normal" fo:font-family="'JetBrains Mono'" style:font-family-asian="'JetBrains Mono'" style:font-family-complex="'JetBrains Mono'" fo:background-color="transparent" fo:color="#6a8759"/>
    </style:style>
    <style:style style:name="T900" style:family="text">
      <style:text-properties fo:font-size="10.00pt" fo:font-weight="normal" fo:font-family="'JetBrains Mono'" style:font-family-asian="'JetBrains Mono'" style:font-family-complex="'JetBrains Mono'" fo:background-color="transparent" fo:color="#bababa"/>
    </style:style>
    <style:style style:name="T901" style:family="text">
      <style:text-properties fo:font-size="10.00pt" fo:font-weight="normal" fo:font-family="'JetBrains Mono'" style:font-family-asian="'JetBrains Mono'" style:font-family-complex="'JetBrains Mono'" fo:background-color="transparent" fo:color="#6a8759"/>
    </style:style>
    <style:style style:name="T902" style:family="text">
      <style:text-properties fo:font-size="10.00pt" fo:font-weight="normal" fo:font-family="'JetBrains Mono'" style:font-family-asian="'JetBrains Mono'" style:font-family-complex="'JetBrains Mono'" fo:background-color="transparent" fo:color="#bababa"/>
    </style:style>
    <style:style style:name="T903" style:family="text">
      <style:text-properties fo:font-size="10.00pt" fo:font-weight="normal" fo:font-family="'JetBrains Mono'" style:font-family-asian="'JetBrains Mono'" style:font-family-complex="'JetBrains Mono'" fo:background-color="transparent" fo:color="#6a8759"/>
    </style:style>
    <style:style style:name="T904" style:family="text">
      <style:text-properties fo:font-size="10.00pt" fo:font-weight="normal" fo:font-family="'JetBrains Mono'" style:font-family-asian="'JetBrains Mono'" style:font-family-complex="'JetBrains Mono'" fo:background-color="transparent" fo:color="#a9b7c6"/>
    </style:style>
    <style:style style:name="T905" style:family="text">
      <style:text-properties fo:font-size="10.00pt" fo:font-weight="normal" fo:font-family="'JetBrains Mono'" style:font-family-asian="'JetBrains Mono'" style:font-family-complex="'JetBrains Mono'" fo:background-color="transparent" fo:color="#bababa"/>
    </style:style>
    <style:style style:name="T906" style:family="text">
      <style:text-properties fo:font-size="10.00pt" fo:font-weight="normal" fo:font-family="'JetBrains Mono'" style:font-family-asian="'JetBrains Mono'" style:font-family-complex="'JetBrains Mono'" fo:background-color="transparent" fo:color="#6a8759"/>
    </style:style>
    <style:style style:name="T907" style:family="text">
      <style:text-properties fo:font-size="10.00pt" fo:font-weight="normal" fo:font-family="'JetBrains Mono'" style:font-family-asian="'JetBrains Mono'" style:font-family-complex="'JetBrains Mono'" fo:background-color="transparent" fo:color="#a9b7c6"/>
    </style:style>
    <style:style style:name="T908" style:family="text">
      <style:text-properties fo:font-size="10.00pt" fo:font-weight="normal" fo:font-family="'JetBrains Mono'" style:font-family-asian="'JetBrains Mono'" style:font-family-complex="'JetBrains Mono'" fo:background-color="transparent" fo:color="#9876aa"/>
    </style:style>
    <style:style style:name="T909" style:family="text">
      <style:text-properties fo:font-size="10.00pt" fo:font-weight="normal" fo:font-family="'JetBrains Mono'" style:font-family-asian="'JetBrains Mono'" style:font-family-complex="'JetBrains Mono'" fo:background-color="transparent" fo:color="#a9b7c6"/>
    </style:style>
    <style:style style:name="T910" style:family="text">
      <style:text-properties fo:font-size="10.00pt" fo:font-weight="normal" fo:font-family="'JetBrains Mono'" style:font-family-asian="'JetBrains Mono'" style:font-family-complex="'JetBrains Mono'" fo:background-color="transparent" fo:color="#9876aa"/>
    </style:style>
    <style:style style:name="T911" style:family="text">
      <style:text-properties fo:font-size="10.00pt" fo:font-weight="normal" fo:font-family="'JetBrains Mono'" style:font-family-asian="'JetBrains Mono'" style:font-family-complex="'JetBrains Mono'" fo:background-color="transparent" fo:color="#a9b7c6"/>
    </style:style>
    <style:style style:name="T912" style:family="text">
      <style:text-properties fo:font-size="10.00pt" fo:font-weight="normal" fo:font-family="'JetBrains Mono'" style:font-family-asian="'JetBrains Mono'" style:font-family-complex="'JetBrains Mono'" fo:background-color="transparent" fo:color="#e8bf6a"/>
    </style:style>
    <style:style style:name="T913" style:family="text">
      <style:text-properties fo:font-size="10.00pt" fo:font-weight="normal" fo:font-family="'JetBrains Mono'" style:font-family-asian="'JetBrains Mono'" style:font-family-complex="'JetBrains Mono'" fo:background-color="transparent" style:use-window-font-color="true"/>
    </style:style>
    <style:style style:name="T914" style:family="text">
      <style:text-properties fo:font-size="10.00pt" fo:font-weight="normal" fo:font-family="Calibri" style:font-family-asian="Calibri" style:font-family-complex="Calibri" fo:background-color="transparent" style:use-window-font-color="true"/>
    </style:style>
    <style:style style:name="T915" style:family="text">
      <style:text-properties fo:font-size="10.00pt" fo:font-weight="normal" fo:font-family="'JetBrains Mono'" style:font-family-asian="'JetBrains Mono'" style:font-family-complex="'JetBrains Mono'" fo:background-color="transparent" style:use-window-font-color="true"/>
    </style:style>
    <style:style style:name="T916" style:family="text">
      <style:text-properties fo:font-size="10.00pt" fo:font-weight="normal" fo:font-family="'JetBrains Mono'" style:font-family-asian="'JetBrains Mono'" style:font-family-complex="'JetBrains Mono'" fo:background-color="transparent" fo:color="#e8bf6a"/>
    </style:style>
    <style:style style:name="T917" style:family="text">
      <style:text-properties fo:font-size="10.00pt" fo:font-weight="normal" fo:font-family="'JetBrains Mono'" style:font-family-asian="'JetBrains Mono'" style:font-family-complex="'JetBrains Mono'" fo:background-color="transparent" fo:color="#bababa"/>
    </style:style>
    <style:style style:name="T918" style:family="text">
      <style:text-properties fo:font-size="10.00pt" fo:font-weight="normal" fo:font-family="'JetBrains Mono'" style:font-family-asian="'JetBrains Mono'" style:font-family-complex="'JetBrains Mono'" fo:background-color="transparent" fo:color="#6a8759"/>
    </style:style>
    <style:style style:name="T919" style:family="text">
      <style:text-properties fo:font-size="10.00pt" fo:font-weight="normal" fo:font-family="'JetBrains Mono'" style:font-family-asian="'JetBrains Mono'" style:font-family-complex="'JetBrains Mono'" fo:background-color="transparent" fo:color="#e8bf6a"/>
    </style:style>
    <style:style style:name="T920" style:family="text">
      <style:text-properties fo:font-size="10.00pt" fo:font-weight="normal" fo:font-family="'JetBrains Mono'" style:font-family-asian="'JetBrains Mono'" style:font-family-complex="'JetBrains Mono'" fo:background-color="transparent" fo:color="#a9b7c6"/>
    </style:style>
    <style:style style:name="T921" style:family="text">
      <style:text-properties fo:font-size="10.00pt" fo:font-weight="normal" fo:font-family="'JetBrains Mono'" style:font-family-asian="'JetBrains Mono'" style:font-family-complex="'JetBrains Mono'" fo:background-color="transparent" fo:color="#e8bf6a"/>
    </style:style>
    <style:style style:name="T922" style:family="text">
      <style:text-properties fo:font-size="10.00pt" fo:font-weight="normal" fo:font-family="'JetBrains Mono'" style:font-family-asian="'JetBrains Mono'" style:font-family-complex="'JetBrains Mono'" fo:background-color="transparent" fo:color="#bababa"/>
    </style:style>
    <style:style style:name="T923" style:family="text">
      <style:text-properties fo:font-size="10.00pt" fo:font-weight="normal" fo:font-family="'JetBrains Mono'" style:font-family-asian="'JetBrains Mono'" style:font-family-complex="'JetBrains Mono'" fo:background-color="transparent" fo:color="#6a8759"/>
    </style:style>
    <style:style style:name="T924" style:family="text">
      <style:text-properties fo:font-size="10.00pt" fo:font-weight="normal" fo:font-family="'JetBrains Mono'" style:font-family-asian="'JetBrains Mono'" style:font-family-complex="'JetBrains Mono'" fo:background-color="transparent" fo:color="#bababa"/>
    </style:style>
    <style:style style:name="T925" style:family="text">
      <style:text-properties fo:font-size="10.00pt" fo:font-weight="normal" fo:font-family="'JetBrains Mono'" style:font-family-asian="'JetBrains Mono'" style:font-family-complex="'JetBrains Mono'" fo:background-color="transparent" fo:color="#6a8759"/>
    </style:style>
    <style:style style:name="T926" style:family="text">
      <style:text-properties fo:font-size="10.00pt" fo:font-weight="normal" fo:font-family="'JetBrains Mono'" style:font-family-asian="'JetBrains Mono'" style:font-family-complex="'JetBrains Mono'" fo:background-color="transparent" fo:color="#bababa"/>
    </style:style>
    <style:style style:name="T927" style:family="text">
      <style:text-properties fo:font-size="10.00pt" fo:font-weight="normal" fo:font-family="'JetBrains Mono'" style:font-family-asian="'JetBrains Mono'" style:font-family-complex="'JetBrains Mono'" fo:background-color="transparent" fo:color="#6a8759"/>
    </style:style>
    <style:style style:name="T928" style:family="text">
      <style:text-properties fo:font-size="10.00pt" fo:font-weight="normal" fo:font-family="'JetBrains Mono'" style:font-family-asian="'JetBrains Mono'" style:font-family-complex="'JetBrains Mono'" fo:background-color="transparent" fo:color="#bababa"/>
    </style:style>
    <style:style style:name="T929" style:family="text">
      <style:text-properties fo:font-size="10.00pt" fo:font-weight="normal" fo:font-family="'JetBrains Mono'" style:font-family-asian="'JetBrains Mono'" style:font-family-complex="'JetBrains Mono'" fo:background-color="transparent" fo:color="#6a8759"/>
    </style:style>
    <style:style style:name="T930" style:family="text">
      <style:text-properties fo:font-size="10.00pt" fo:font-weight="normal" fo:font-family="'JetBrains Mono'" style:font-family-asian="'JetBrains Mono'" style:font-family-complex="'JetBrains Mono'" fo:background-color="transparent" fo:color="#a9b7c6"/>
    </style:style>
    <style:style style:name="T931" style:family="text">
      <style:text-properties fo:font-size="10.00pt" fo:font-weight="normal" fo:font-family="'JetBrains Mono'" style:font-family-asian="'JetBrains Mono'" style:font-family-complex="'JetBrains Mono'" fo:background-color="transparent" fo:color="#bababa"/>
    </style:style>
    <style:style style:name="T932" style:family="text">
      <style:text-properties fo:font-size="10.00pt" fo:font-weight="normal" fo:font-family="'JetBrains Mono'" style:font-family-asian="'JetBrains Mono'" style:font-family-complex="'JetBrains Mono'" fo:background-color="transparent" fo:color="#6a8759"/>
    </style:style>
    <style:style style:name="T933" style:family="text">
      <style:text-properties fo:font-size="10.00pt" fo:font-weight="normal" fo:font-family="'JetBrains Mono'" style:font-family-asian="'JetBrains Mono'" style:font-family-complex="'JetBrains Mono'" fo:background-color="transparent" fo:color="#a9b7c6"/>
    </style:style>
    <style:style style:name="T934" style:family="text">
      <style:text-properties fo:font-size="10.00pt" fo:font-weight="normal" fo:font-family="'JetBrains Mono'" style:font-family-asian="'JetBrains Mono'" style:font-family-complex="'JetBrains Mono'" fo:background-color="transparent" fo:color="#9876aa"/>
    </style:style>
    <style:style style:name="T935" style:family="text">
      <style:text-properties fo:font-size="10.00pt" fo:font-weight="normal" fo:font-family="'JetBrains Mono'" style:font-family-asian="'JetBrains Mono'" style:font-family-complex="'JetBrains Mono'" fo:background-color="transparent" fo:color="#a9b7c6"/>
    </style:style>
    <style:style style:name="T936" style:family="text">
      <style:text-properties fo:font-size="10.00pt" fo:font-weight="normal" fo:font-family="'JetBrains Mono'" style:font-family-asian="'JetBrains Mono'" style:font-family-complex="'JetBrains Mono'" fo:background-color="transparent" fo:color="#9876aa"/>
    </style:style>
    <style:style style:name="T937" style:family="text">
      <style:text-properties fo:font-size="10.00pt" fo:font-weight="normal" fo:font-family="'JetBrains Mono'" style:font-family-asian="'JetBrains Mono'" style:font-family-complex="'JetBrains Mono'" fo:background-color="transparent" fo:color="#a9b7c6"/>
    </style:style>
    <style:style style:name="T938" style:family="text">
      <style:text-properties fo:font-size="10.00pt" fo:font-weight="normal" fo:font-family="'JetBrains Mono'" style:font-family-asian="'JetBrains Mono'" style:font-family-complex="'JetBrains Mono'" fo:background-color="transparent" fo:color="#e8bf6a"/>
    </style:style>
    <style:style style:name="T939" style:family="text">
      <style:text-properties fo:font-size="10.00pt" fo:font-weight="normal" fo:font-family="'JetBrains Mono'" style:font-family-asian="'JetBrains Mono'" style:font-family-complex="'JetBrains Mono'" fo:background-color="transparent" style:use-window-font-color="true"/>
    </style:style>
    <style:style style:name="T940" style:family="text">
      <style:text-properties fo:font-size="10.00pt" fo:font-weight="normal" fo:font-family="Calibri" style:font-family-asian="Calibri" style:font-family-complex="Calibri" fo:background-color="transparent" style:use-window-font-color="true"/>
    </style:style>
    <style:style style:name="T941" style:family="text">
      <style:text-properties fo:font-size="10.00pt" fo:font-weight="normal" fo:font-family="'JetBrains Mono'" style:font-family-asian="'JetBrains Mono'" style:font-family-complex="'JetBrains Mono'" fo:background-color="transparent" style:use-window-font-color="true"/>
    </style:style>
    <style:style style:name="T942" style:family="text">
      <style:text-properties fo:font-size="10.00pt" fo:font-weight="normal" fo:font-family="'JetBrains Mono'" style:font-family-asian="'JetBrains Mono'" style:font-family-complex="'JetBrains Mono'" fo:background-color="transparent" fo:color="#e8bf6a"/>
    </style:style>
    <style:style style:name="T943" style:family="text">
      <style:text-properties fo:font-size="10.00pt" fo:font-weight="normal" fo:font-family="'JetBrains Mono'" style:font-family-asian="'JetBrains Mono'" style:font-family-complex="'JetBrains Mono'" fo:background-color="transparent" fo:color="#bababa"/>
    </style:style>
    <style:style style:name="T944" style:family="text">
      <style:text-properties fo:font-size="10.00pt" fo:font-weight="normal" fo:font-family="'JetBrains Mono'" style:font-family-asian="'JetBrains Mono'" style:font-family-complex="'JetBrains Mono'" fo:background-color="transparent" fo:color="#6a8759"/>
    </style:style>
    <style:style style:name="T945" style:family="text">
      <style:text-properties fo:font-size="10.00pt" fo:font-weight="normal" fo:font-family="'JetBrains Mono'" style:font-family-asian="'JetBrains Mono'" style:font-family-complex="'JetBrains Mono'" fo:background-color="transparent" fo:color="#bababa"/>
    </style:style>
    <style:style style:name="T946" style:family="text">
      <style:text-properties fo:font-size="10.00pt" fo:font-weight="normal" fo:font-family="'JetBrains Mono'" style:font-family-asian="'JetBrains Mono'" style:font-family-complex="'JetBrains Mono'" fo:background-color="transparent" fo:color="#6a8759"/>
    </style:style>
    <style:style style:name="T947" style:family="text">
      <style:text-properties fo:font-size="10.00pt" fo:font-weight="normal" fo:font-family="'JetBrains Mono'" style:font-family-asian="'JetBrains Mono'" style:font-family-complex="'JetBrains Mono'" fo:background-color="transparent" fo:color="#e8bf6a"/>
    </style:style>
    <style:style style:name="T948" style:family="text">
      <style:text-properties fo:font-size="10.00pt" fo:font-weight="normal" fo:font-family="'JetBrains Mono'" style:font-family-asian="'JetBrains Mono'" style:font-family-complex="'JetBrains Mono'" fo:background-color="transparent" fo:color="#a9b7c6"/>
    </style:style>
    <style:style style:name="T949" style:family="text">
      <style:text-properties fo:font-size="10.00pt" fo:font-weight="normal" fo:font-family="'JetBrains Mono'" style:font-family-asian="'JetBrains Mono'" style:font-family-complex="'JetBrains Mono'" fo:background-color="transparent" fo:color="#e8bf6a"/>
    </style:style>
    <style:style style:name="T950" style:family="text">
      <style:text-properties fo:font-size="10.00pt" fo:font-weight="normal" fo:font-family="'JetBrains Mono'" style:font-family-asian="'JetBrains Mono'" style:font-family-complex="'JetBrains Mono'" fo:background-color="transparent" style:use-window-font-color="true"/>
    </style:style>
    <style:style style:name="T951" style:family="text">
      <style:text-properties fo:font-size="10.00pt" fo:font-weight="normal" fo:font-family="Calibri" style:font-family-asian="Calibri" style:font-family-complex="Calibri" fo:background-color="transparent" style:use-window-font-color="true"/>
    </style:style>
    <style:style style:name="T952" style:family="text">
      <style:text-properties fo:font-size="10.00pt" fo:font-weight="normal" fo:font-family="'JetBrains Mono'" style:font-family-asian="'JetBrains Mono'" style:font-family-complex="'JetBrains Mono'" fo:background-color="transparent" fo:color="#cc7832"/>
    </style:style>
    <style:style style:name="T953" style:family="text">
      <style:text-properties fo:font-size="10.00pt" fo:font-weight="bold" fo:font-family="'JetBrains Mono'" style:font-family-asian="'JetBrains Mono'" style:font-family-complex="'JetBrains Mono'" fo:background-color="transparent" fo:color="#9876aa" fo:font-style="italic"/>
    </style:style>
    <style:style style:name="T954" style:family="text">
      <style:text-properties fo:font-size="10.00pt" fo:font-weight="normal" fo:font-family="'JetBrains Mono'" style:font-family-asian="'JetBrains Mono'" style:font-family-complex="'JetBrains Mono'" fo:background-color="transparent" fo:color="#cc7832"/>
    </style:style>
    <style:style style:name="T955" style:family="text">
      <style:text-properties fo:font-size="10.00pt" fo:font-weight="normal" fo:font-family="'JetBrains Mono'" style:font-family-asian="'JetBrains Mono'" style:font-family-complex="'JetBrains Mono'" fo:background-color="transparent" fo:color="#a9b7c6"/>
    </style:style>
    <style:style style:name="T956" style:family="text">
      <style:text-properties fo:font-size="10.00pt" fo:font-weight="normal" fo:font-family="'JetBrains Mono'" style:font-family-asian="'JetBrains Mono'" style:font-family-complex="'JetBrains Mono'" fo:background-color="transparent" fo:color="#ffc66d"/>
    </style:style>
    <style:style style:name="T957" style:family="text">
      <style:text-properties fo:font-size="10.00pt" fo:font-weight="normal" fo:font-family="'JetBrains Mono'" style:font-family-asian="'JetBrains Mono'" style:font-family-complex="'JetBrains Mono'" fo:background-color="transparent" fo:color="#cc7832"/>
    </style:style>
    <style:style style:name="T958" style:family="text">
      <style:text-properties fo:font-size="10.00pt" fo:font-weight="normal" fo:font-family="'JetBrains Mono'" style:font-family-asian="'JetBrains Mono'" style:font-family-complex="'JetBrains Mono'" fo:background-color="transparent" fo:color="#ffc66d"/>
    </style:style>
    <style:style style:name="T959" style:family="text">
      <style:text-properties fo:font-size="10.00pt" fo:font-weight="normal" fo:font-family="'JetBrains Mono'" style:font-family-asian="'JetBrains Mono'" style:font-family-complex="'JetBrains Mono'" fo:background-color="transparent" fo:color="#a9b7c6"/>
    </style:style>
    <style:style style:name="T960" style:family="text">
      <style:text-properties fo:font-size="10.00pt" fo:font-weight="normal" fo:font-family="'JetBrains Mono'" style:font-family-asian="'JetBrains Mono'" style:font-family-complex="'JetBrains Mono'" fo:background-color="transparent" fo:color="#cc7832"/>
    </style:style>
    <style:style style:name="T961" style:family="text">
      <style:text-properties fo:font-size="10.00pt" fo:font-weight="normal" fo:font-family="'JetBrains Mono'" style:font-family-asian="'JetBrains Mono'" style:font-family-complex="'JetBrains Mono'" fo:background-color="transparent" fo:color="#6a8759"/>
    </style:style>
    <style:style style:name="T962" style:family="text">
      <style:text-properties fo:font-size="10.00pt" fo:font-weight="normal" fo:font-family="'JetBrains Mono'" style:font-family-asian="'JetBrains Mono'" style:font-family-complex="'JetBrains Mono'" fo:background-color="transparent" fo:color="#cc7832"/>
    </style:style>
    <style:style style:name="T963" style:family="text">
      <style:text-properties fo:font-size="10.00pt" fo:font-weight="normal" fo:font-family="'JetBrains Mono'" style:font-family-asian="'JetBrains Mono'" style:font-family-complex="'JetBrains Mono'" fo:background-color="transparent" fo:color="#a9b7c6"/>
    </style:style>
    <style:style style:name="T964" style:family="text">
      <style:text-properties fo:font-size="10.00pt" fo:font-weight="normal" fo:font-family="'JetBrains Mono'" style:font-family-asian="'JetBrains Mono'" style:font-family-complex="'JetBrains Mono'" fo:background-color="transparent" fo:color="#ffc66d"/>
    </style:style>
    <style:style style:name="T965" style:family="text">
      <style:text-properties fo:font-size="10.00pt" fo:font-weight="normal" fo:font-family="'JetBrains Mono'" style:font-family-asian="'JetBrains Mono'" style:font-family-complex="'JetBrains Mono'" fo:background-color="transparent" fo:color="#a9b7c6"/>
    </style:style>
    <style:style style:name="T966" style:family="text">
      <style:text-properties fo:font-size="10.00pt" fo:font-weight="normal" fo:font-family="'JetBrains Mono'" style:font-family-asian="'JetBrains Mono'" style:font-family-complex="'JetBrains Mono'" fo:background-color="transparent" fo:color="#cc7832"/>
    </style:style>
    <style:style style:name="T967" style:family="text">
      <style:text-properties fo:font-size="10.00pt" fo:font-weight="normal" fo:font-family="'JetBrains Mono'" style:font-family-asian="'JetBrains Mono'" style:font-family-complex="'JetBrains Mono'" fo:background-color="transparent" fo:color="#6a8759"/>
    </style:style>
    <style:style style:name="T968" style:family="text">
      <style:text-properties fo:font-size="10.00pt" fo:font-weight="normal" fo:font-family="'JetBrains Mono'" style:font-family-asian="'JetBrains Mono'" style:font-family-complex="'JetBrains Mono'" fo:background-color="transparent" fo:color="#cc7832"/>
    </style:style>
    <style:style style:name="T969" style:family="text">
      <style:text-properties fo:font-size="10.00pt" fo:font-weight="normal" fo:font-family="'JetBrains Mono'" style:font-family-asian="'JetBrains Mono'" style:font-family-complex="'JetBrains Mono'" fo:background-color="transparent" fo:color="#a9b7c6"/>
    </style:style>
    <style:style style:name="T970" style:family="text">
      <style:text-properties fo:font-size="10.00pt" fo:font-weight="bold" fo:font-family="'JetBrains Mono'" style:font-family-asian="'JetBrains Mono'" style:font-family-complex="'JetBrains Mono'" fo:background-color="transparent" fo:color="#9876aa" fo:font-style="italic"/>
    </style:style>
    <style:style style:name="T971" style:family="text">
      <style:text-properties fo:font-size="10.00pt" fo:font-weight="normal" fo:font-family="'JetBrains Mono'" style:font-family-asian="'JetBrains Mono'" style:font-family-complex="'JetBrains Mono'" fo:background-color="transparent" fo:color="#a9b7c6"/>
    </style:style>
    <style:style style:name="T972" style:family="text">
      <style:text-properties fo:font-size="10.00pt" fo:font-weight="normal" fo:font-family="'JetBrains Mono'" style:font-family-asian="'JetBrains Mono'" style:font-family-complex="'JetBrains Mono'" fo:background-color="transparent" fo:color="#cc7832"/>
    </style:style>
    <style:style style:name="T973" style:family="text">
      <style:text-properties fo:font-size="10.00pt" fo:font-weight="normal" fo:font-family="'JetBrains Mono'" style:font-family-asian="'JetBrains Mono'" style:font-family-complex="'JetBrains Mono'" fo:background-color="transparent" fo:color="#6a8759"/>
    </style:style>
    <style:style style:name="T974" style:family="text">
      <style:text-properties fo:font-size="10.00pt" fo:font-weight="normal" fo:font-family="'JetBrains Mono'" style:font-family-asian="'JetBrains Mono'" style:font-family-complex="'JetBrains Mono'" fo:background-color="transparent" fo:color="#cc7832"/>
    </style:style>
    <style:style style:name="T975" style:family="text">
      <style:text-properties fo:font-size="10.00pt" fo:font-weight="normal" fo:font-family="'JetBrains Mono'" style:font-family-asian="'JetBrains Mono'" style:font-family-complex="'JetBrains Mono'" fo:background-color="transparent" fo:color="#ffc66d"/>
    </style:style>
    <style:style style:name="T976" style:family="text">
      <style:text-properties fo:font-size="10.00pt" fo:font-weight="normal" fo:font-family="'JetBrains Mono'" style:font-family-asian="'JetBrains Mono'" style:font-family-complex="'JetBrains Mono'" fo:background-color="transparent" fo:color="#a9b7c6"/>
    </style:style>
    <style:style style:name="T977" style:family="text">
      <style:text-properties fo:font-size="10.00pt" fo:font-weight="normal" fo:font-family="'JetBrains Mono'" style:font-family-asian="'JetBrains Mono'" style:font-family-complex="'JetBrains Mono'" fo:background-color="transparent" fo:color="#cc7832"/>
    </style:style>
    <style:style style:name="T978" style:family="text">
      <style:text-properties fo:font-size="10.00pt" fo:font-weight="normal" fo:font-family="'JetBrains Mono'" style:font-family-asian="'JetBrains Mono'" style:font-family-complex="'JetBrains Mono'" fo:background-color="transparent" fo:color="#a9b7c6"/>
    </style:style>
    <style:style style:name="T979" style:family="text">
      <style:text-properties fo:font-size="10.00pt" fo:font-weight="normal" fo:font-family="'JetBrains Mono'" style:font-family-asian="'JetBrains Mono'" style:font-family-complex="'JetBrains Mono'" fo:background-color="transparent" fo:color="#cc7832"/>
    </style:style>
    <style:style style:name="T980" style:family="text">
      <style:text-properties fo:font-size="10.00pt" fo:font-weight="normal" fo:font-family="'JetBrains Mono'" style:font-family-asian="'JetBrains Mono'" style:font-family-complex="'JetBrains Mono'" fo:background-color="transparent" fo:color="#a9b7c6"/>
    </style:style>
    <style:style style:name="T981" style:family="text">
      <style:text-properties fo:font-size="10.00pt" fo:font-weight="normal" fo:font-family="'JetBrains Mono'" style:font-family-asian="'JetBrains Mono'" style:font-family-complex="'JetBrains Mono'" fo:background-color="transparent" fo:color="#ffc66d"/>
    </style:style>
    <style:style style:name="T982" style:family="text">
      <style:text-properties fo:font-size="10.00pt" fo:font-weight="normal" fo:font-family="'JetBrains Mono'" style:font-family-asian="'JetBrains Mono'" style:font-family-complex="'JetBrains Mono'" fo:background-color="transparent" fo:color="#a9b7c6"/>
    </style:style>
    <style:style style:name="T983" style:family="text">
      <style:text-properties fo:font-size="10.00pt" fo:font-weight="normal" fo:font-family="'JetBrains Mono'" style:font-family-asian="'JetBrains Mono'" style:font-family-complex="'JetBrains Mono'" fo:background-color="transparent" fo:color="#6a8759"/>
    </style:style>
    <style:style style:name="T984" style:family="text">
      <style:text-properties fo:font-size="10.00pt" fo:font-weight="normal" fo:font-family="'JetBrains Mono'" style:font-family-asian="'JetBrains Mono'" style:font-family-complex="'JetBrains Mono'" fo:background-color="transparent" fo:color="#a9b7c6"/>
    </style:style>
    <style:style style:name="T985" style:family="text">
      <style:text-properties fo:font-size="10.00pt" fo:font-weight="normal" fo:font-family="'JetBrains Mono'" style:font-family-asian="'JetBrains Mono'" style:font-family-complex="'JetBrains Mono'" fo:background-color="transparent" fo:color="#cc7832"/>
    </style:style>
    <style:style style:name="T986" style:family="text">
      <style:text-properties fo:font-size="10.00pt" fo:font-weight="normal" fo:font-family="'JetBrains Mono'" style:font-family-asian="'JetBrains Mono'" style:font-family-complex="'JetBrains Mono'" fo:background-color="transparent" fo:color="#a9b7c6"/>
    </style:style>
    <style:style style:name="T987" style:family="text">
      <style:text-properties fo:font-size="10.00pt" fo:font-weight="normal" fo:font-family="'JetBrains Mono'" style:font-family-asian="'JetBrains Mono'" style:font-family-complex="'JetBrains Mono'" fo:background-color="transparent" fo:color="#cc7832"/>
    </style:style>
    <style:style style:name="T988" style:family="text">
      <style:text-properties fo:font-size="10.00pt" fo:font-weight="normal" fo:font-family="'JetBrains Mono'" style:font-family-asian="'JetBrains Mono'" style:font-family-complex="'JetBrains Mono'" fo:background-color="transparent" fo:color="#a9b7c6"/>
    </style:style>
    <style:style style:name="T989" style:family="text">
      <style:text-properties fo:font-size="10.00pt" fo:font-weight="normal" fo:font-family="'JetBrains Mono'" style:font-family-asian="'JetBrains Mono'" style:font-family-complex="'JetBrains Mono'" fo:background-color="transparent" fo:color="#ffc66d"/>
    </style:style>
    <style:style style:name="T990" style:family="text">
      <style:text-properties fo:font-size="10.00pt" fo:font-weight="normal" fo:font-family="'JetBrains Mono'" style:font-family-asian="'JetBrains Mono'" style:font-family-complex="'JetBrains Mono'" fo:background-color="transparent" fo:color="#a9b7c6"/>
    </style:style>
    <style:style style:name="T991" style:family="text">
      <style:text-properties fo:font-size="10.00pt" fo:font-weight="normal" fo:font-family="'JetBrains Mono'" style:font-family-asian="'JetBrains Mono'" style:font-family-complex="'JetBrains Mono'" fo:background-color="transparent" fo:color="#6a8759"/>
    </style:style>
    <style:style style:name="T992" style:family="text">
      <style:text-properties fo:font-size="10.00pt" fo:font-weight="normal" fo:font-family="'JetBrains Mono'" style:font-family-asian="'JetBrains Mono'" style:font-family-complex="'JetBrains Mono'" fo:background-color="transparent" fo:color="#a9b7c6"/>
    </style:style>
    <style:style style:name="T993" style:family="text">
      <style:text-properties fo:font-size="10.00pt" fo:font-weight="normal" fo:font-family="'JetBrains Mono'" style:font-family-asian="'JetBrains Mono'" style:font-family-complex="'JetBrains Mono'" fo:background-color="transparent" fo:color="#cc7832"/>
    </style:style>
    <style:style style:name="T994" style:family="text">
      <style:text-properties fo:font-size="10.00pt" fo:font-weight="normal" fo:font-family="'JetBrains Mono'" style:font-family-asian="'JetBrains Mono'" style:font-family-complex="'JetBrains Mono'" fo:background-color="transparent" fo:color="#a9b7c6"/>
    </style:style>
    <style:style style:name="T995" style:family="text">
      <style:text-properties fo:font-size="10.00pt" fo:font-weight="normal" fo:font-family="'JetBrains Mono'" style:font-family-asian="'JetBrains Mono'" style:font-family-complex="'JetBrains Mono'" fo:background-color="transparent" fo:color="#ffc66d"/>
    </style:style>
    <style:style style:name="T996" style:family="text">
      <style:text-properties fo:font-size="10.00pt" fo:font-weight="normal" fo:font-family="'JetBrains Mono'" style:font-family-asian="'JetBrains Mono'" style:font-family-complex="'JetBrains Mono'" fo:background-color="transparent" fo:color="#a9b7c6"/>
    </style:style>
    <style:style style:name="T997" style:family="text">
      <style:text-properties fo:font-size="10.00pt" fo:font-weight="bold" fo:font-family="'JetBrains Mono'" style:font-family-asian="'JetBrains Mono'" style:font-family-complex="'JetBrains Mono'" fo:background-color="transparent" fo:color="#9876aa" fo:font-style="italic"/>
    </style:style>
    <style:style style:name="T998" style:family="text">
      <style:text-properties fo:font-size="10.00pt" fo:font-weight="normal" fo:font-family="'JetBrains Mono'" style:font-family-asian="'JetBrains Mono'" style:font-family-complex="'JetBrains Mono'" fo:background-color="transparent" fo:color="#a9b7c6"/>
    </style:style>
    <style:style style:name="T999" style:family="text">
      <style:text-properties fo:font-size="10.00pt" fo:font-weight="normal" fo:font-family="'JetBrains Mono'" style:font-family-asian="'JetBrains Mono'" style:font-family-complex="'JetBrains Mono'" fo:background-color="transparent" fo:color="#cc7832"/>
    </style:style>
    <style:style style:name="T1000" style:family="text">
      <style:text-properties fo:font-size="10.00pt" fo:font-weight="normal" fo:font-family="'JetBrains Mono'" style:font-family-asian="'JetBrains Mono'" style:font-family-complex="'JetBrains Mono'" fo:background-color="transparent" fo:color="#ffc66d"/>
    </style:style>
    <style:style style:name="T1001" style:family="text">
      <style:text-properties fo:font-size="10.00pt" fo:font-weight="normal" fo:font-family="'JetBrains Mono'" style:font-family-asian="'JetBrains Mono'" style:font-family-complex="'JetBrains Mono'" fo:background-color="transparent" fo:color="#a9b7c6"/>
    </style:style>
    <style:style style:name="T1002" style:family="text">
      <style:text-properties fo:font-size="10.00pt" fo:font-weight="normal" fo:font-family="'JetBrains Mono'" style:font-family-asian="'JetBrains Mono'" style:font-family-complex="'JetBrains Mono'" fo:background-color="transparent" fo:color="#ffc66d"/>
    </style:style>
    <style:style style:name="T1003" style:family="text">
      <style:text-properties fo:font-size="10.00pt" fo:font-weight="normal" fo:font-family="'JetBrains Mono'" style:font-family-asian="'JetBrains Mono'" style:font-family-complex="'JetBrains Mono'" fo:background-color="transparent" fo:color="#a9b7c6"/>
    </style:style>
    <style:style style:name="T1004" style:family="text">
      <style:text-properties fo:font-size="10.00pt" fo:font-weight="normal" fo:font-family="'JetBrains Mono'" style:font-family-asian="'JetBrains Mono'" style:font-family-complex="'JetBrains Mono'" fo:background-color="transparent" fo:color="#cc7832"/>
    </style:style>
    <style:style style:name="T1005" style:family="text">
      <style:text-properties fo:font-size="10.00pt" fo:font-weight="bold" fo:font-family="'JetBrains Mono'" style:font-family-asian="'JetBrains Mono'" style:font-family-complex="'JetBrains Mono'" fo:background-color="transparent" fo:color="#9876aa" fo:font-style="italic"/>
    </style:style>
    <style:style style:name="T1006" style:family="text">
      <style:text-properties fo:font-size="10.00pt" fo:font-weight="normal" fo:font-family="'JetBrains Mono'" style:font-family-asian="'JetBrains Mono'" style:font-family-complex="'JetBrains Mono'" fo:background-color="transparent" fo:color="#a9b7c6"/>
    </style:style>
    <style:style style:name="T1007" style:family="text">
      <style:text-properties fo:font-size="10.00pt" fo:font-weight="normal" fo:font-family="'JetBrains Mono'" style:font-family-asian="'JetBrains Mono'" style:font-family-complex="'JetBrains Mono'" fo:background-color="transparent" fo:color="#ffc66d"/>
    </style:style>
    <style:style style:name="T1008" style:family="text">
      <style:text-properties fo:font-size="10.00pt" fo:font-weight="normal" fo:font-family="'JetBrains Mono'" style:font-family-asian="'JetBrains Mono'" style:font-family-complex="'JetBrains Mono'" fo:background-color="transparent" fo:color="#a9b7c6"/>
    </style:style>
    <style:style style:name="T1009" style:family="text">
      <style:text-properties fo:font-size="10.00pt" fo:font-weight="normal" fo:font-family="'JetBrains Mono'" style:font-family-asian="'JetBrains Mono'" style:font-family-complex="'JetBrains Mono'" fo:background-color="transparent" fo:color="#9876aa"/>
    </style:style>
    <style:style style:name="T1010" style:family="text">
      <style:text-properties fo:font-size="10.00pt" fo:font-weight="normal" fo:font-family="'JetBrains Mono'" style:font-family-asian="'JetBrains Mono'" style:font-family-complex="'JetBrains Mono'" fo:background-color="transparent" fo:color="#a9b7c6"/>
    </style:style>
    <style:style style:name="T1011" style:family="text">
      <style:text-properties fo:font-size="10.00pt" fo:font-weight="normal" fo:font-family="'JetBrains Mono'" style:font-family-asian="'JetBrains Mono'" style:font-family-complex="'JetBrains Mono'" fo:background-color="transparent" fo:color="#cc7832"/>
    </style:style>
    <style:style style:name="T1012" style:family="text">
      <style:text-properties fo:font-size="10.00pt" fo:font-weight="normal" fo:font-family="'JetBrains Mono'" style:font-family-asian="'JetBrains Mono'" style:font-family-complex="'JetBrains Mono'" fo:background-color="transparent" fo:color="#9876aa"/>
    </style:style>
    <style:style style:name="T1013" style:family="text">
      <style:text-properties fo:font-size="10.00pt" fo:font-weight="normal" fo:font-family="'JetBrains Mono'" style:font-family-asian="'JetBrains Mono'" style:font-family-complex="'JetBrains Mono'" fo:background-color="transparent" fo:color="#a9b7c6"/>
    </style:style>
    <style:style style:name="T1014" style:family="text">
      <style:text-properties fo:font-size="10.00pt" fo:font-weight="normal" fo:font-family="'JetBrains Mono'" style:font-family-asian="'JetBrains Mono'" style:font-family-complex="'JetBrains Mono'" fo:background-color="transparent" fo:color="#cc7832"/>
    </style:style>
    <style:style style:name="T1015" style:family="text">
      <style:text-properties fo:font-size="10.00pt" fo:font-weight="normal" fo:font-family="'JetBrains Mono'" style:font-family-asian="'JetBrains Mono'" style:font-family-complex="'JetBrains Mono'" fo:background-color="transparent" fo:color="#a9b7c6"/>
    </style:style>
    <style:style style:name="T1016" style:family="text">
      <style:text-properties fo:font-size="10.00pt" fo:font-weight="normal" fo:font-family="'JetBrains Mono'" style:font-family-asian="'JetBrains Mono'" style:font-family-complex="'JetBrains Mono'" fo:background-color="transparent" fo:color="#cc7832"/>
    </style:style>
    <style:style style:name="T1017" style:family="text">
      <style:text-properties fo:font-size="10.00pt" fo:font-weight="normal" fo:font-family="'JetBrains Mono'" style:font-family-asian="'JetBrains Mono'" style:font-family-complex="'JetBrains Mono'" fo:background-color="transparent" fo:color="#a9b7c6"/>
    </style:style>
    <style:style style:name="T1018" style:family="text">
      <style:text-properties fo:font-size="10.00pt" fo:font-weight="normal" fo:font-family="'JetBrains Mono'" style:font-family-asian="'JetBrains Mono'" style:font-family-complex="'JetBrains Mono'" fo:background-color="transparent" fo:color="#cc7832"/>
    </style:style>
    <style:style style:name="T1019" style:family="text">
      <style:text-properties fo:font-size="10.00pt" fo:font-weight="normal" fo:font-family="'JetBrains Mono'" style:font-family-asian="'JetBrains Mono'" style:font-family-complex="'JetBrains Mono'" fo:background-color="transparent" fo:color="#a9b7c6"/>
    </style:style>
    <style:style style:name="T1020" style:family="text">
      <style:text-properties fo:font-size="10.00pt" fo:font-weight="normal" fo:font-family="'JetBrains Mono'" style:font-family-asian="'JetBrains Mono'" style:font-family-complex="'JetBrains Mono'" fo:background-color="transparent" fo:color="#cc7832"/>
    </style:style>
    <style:style style:name="T1021" style:family="text">
      <style:text-properties fo:font-size="10.00pt" fo:font-weight="normal" fo:font-family="'JetBrains Mono'" style:font-family-asian="'JetBrains Mono'" style:font-family-complex="'JetBrains Mono'" fo:background-color="transparent" fo:color="#a9b7c6"/>
    </style:style>
    <style:style style:name="T1022" style:family="text">
      <style:text-properties fo:font-size="10.00pt" fo:font-weight="normal" fo:font-family="'JetBrains Mono'" style:font-family-asian="'JetBrains Mono'" style:font-family-complex="'JetBrains Mono'" fo:background-color="transparent" fo:color="#e8bf6a"/>
    </style:style>
    <style:style style:name="T1023" style:family="text">
      <style:text-properties fo:font-size="10.00pt" fo:font-weight="normal" fo:font-family="'JetBrains Mono'" style:font-family-asian="'JetBrains Mono'" style:font-family-complex="'JetBrains Mono'" fo:background-color="transparent" fo:color="#a9b7c6"/>
    </style:style>
    <style:style style:name="T1024" style:family="text">
      <style:text-properties fo:font-size="10.00pt" fo:font-weight="normal" fo:font-family="'JetBrains Mono'" style:font-family-asian="'JetBrains Mono'" style:font-family-complex="'JetBrains Mono'" fo:background-color="transparent" fo:color="#e8bf6a"/>
    </style:style>
    <style:style style:name="T1025" style:family="text">
      <style:text-properties fo:font-size="10.00pt" fo:font-weight="normal" fo:font-family="'JetBrains Mono'" style:font-family-asian="'JetBrains Mono'" style:font-family-complex="'JetBrains Mono'" fo:background-color="transparent" fo:color="#a9b7c6"/>
    </style:style>
    <style:style style:name="T1026" style:family="text">
      <style:text-properties fo:font-size="10.00pt" fo:font-weight="normal" fo:font-family="'JetBrains Mono'" style:font-family-asian="'JetBrains Mono'" style:font-family-complex="'JetBrains Mono'" fo:background-color="transparent" fo:color="#e8bf6a"/>
    </style:style>
    <style:style style:name="T1027" style:family="text">
      <style:text-properties fo:font-size="10.00pt" fo:font-weight="normal" fo:font-family="'JetBrains Mono'" style:font-family-asian="'JetBrains Mono'" style:font-family-complex="'JetBrains Mono'" fo:background-color="transparent" fo:color="#bababa"/>
    </style:style>
    <style:style style:name="T1028" style:family="text">
      <style:text-properties fo:font-size="10.00pt" fo:font-weight="normal" fo:font-family="'JetBrains Mono'" style:font-family-asian="'JetBrains Mono'" style:font-family-complex="'JetBrains Mono'" fo:background-color="transparent" fo:color="#6a8759"/>
    </style:style>
    <style:style style:name="T1029" style:family="text">
      <style:text-properties fo:font-size="10.00pt" fo:font-weight="normal" fo:font-family="'JetBrains Mono'" style:font-family-asian="'JetBrains Mono'" style:font-family-complex="'JetBrains Mono'" fo:background-color="transparent" fo:color="#a9b7c6"/>
    </style:style>
    <style:style style:name="T1030" style:family="text">
      <style:text-properties fo:font-size="10.00pt" fo:font-weight="normal" fo:font-family="'JetBrains Mono'" style:font-family-asian="'JetBrains Mono'" style:font-family-complex="'JetBrains Mono'" fo:background-color="transparent" fo:color="#ffc66d"/>
    </style:style>
    <style:style style:name="T1031" style:family="text">
      <style:text-properties fo:font-size="10.00pt" fo:font-weight="normal" fo:font-family="'JetBrains Mono'" style:font-family-asian="'JetBrains Mono'" style:font-family-complex="'JetBrains Mono'" fo:background-color="transparent" fo:color="#a9b7c6"/>
    </style:style>
    <style:style style:name="T1032" style:family="text">
      <style:text-properties fo:font-size="10.00pt" fo:font-weight="normal" fo:font-family="'JetBrains Mono'" style:font-family-asian="'JetBrains Mono'" style:font-family-complex="'JetBrains Mono'" fo:background-color="transparent" fo:color="#e8bf6a"/>
    </style:style>
    <style:style style:name="T1033" style:family="text">
      <style:text-properties fo:font-size="10.00pt" fo:font-weight="normal" fo:font-family="'JetBrains Mono'" style:font-family-asian="'JetBrains Mono'" style:font-family-complex="'JetBrains Mono'" fo:background-color="transparent" fo:color="#bababa"/>
    </style:style>
    <style:style style:name="T1034" style:family="text">
      <style:text-properties fo:font-size="10.00pt" fo:font-weight="normal" fo:font-family="'JetBrains Mono'" style:font-family-asian="'JetBrains Mono'" style:font-family-complex="'JetBrains Mono'" fo:background-color="transparent" fo:color="#6a8759"/>
    </style:style>
    <style:style style:name="T1035" style:family="text">
      <style:text-properties fo:font-size="10.00pt" fo:font-weight="normal" fo:font-family="'JetBrains Mono'" style:font-family-asian="'JetBrains Mono'" style:font-family-complex="'JetBrains Mono'" fo:background-color="transparent" fo:color="#e8bf6a"/>
    </style:style>
    <style:style style:name="T1036" style:family="text">
      <style:text-properties fo:font-size="10.00pt" fo:font-weight="normal" fo:font-family="'JetBrains Mono'" style:font-family-asian="'JetBrains Mono'" style:font-family-complex="'JetBrains Mono'" fo:background-color="transparent" fo:color="#a9b7c6"/>
    </style:style>
    <style:style style:name="T1037" style:family="text">
      <style:text-properties fo:font-size="10.00pt" fo:font-weight="normal" fo:font-family="'JetBrains Mono'" style:font-family-asian="'JetBrains Mono'" style:font-family-complex="'JetBrains Mono'" fo:background-color="transparent" fo:color="#e8bf6a"/>
    </style:style>
    <style:style style:name="T1038" style:family="text">
      <style:text-properties fo:font-size="10.00pt" fo:font-weight="normal" fo:font-family="'JetBrains Mono'" style:font-family-asian="'JetBrains Mono'" style:font-family-complex="'JetBrains Mono'" fo:background-color="transparent" fo:color="#bababa"/>
    </style:style>
    <style:style style:name="T1039" style:family="text">
      <style:text-properties fo:font-size="10.00pt" fo:font-weight="normal" fo:font-family="'JetBrains Mono'" style:font-family-asian="'JetBrains Mono'" style:font-family-complex="'JetBrains Mono'" fo:background-color="transparent" fo:color="#6a8759"/>
    </style:style>
    <style:style style:name="T1040" style:family="text">
      <style:text-properties fo:font-size="10.00pt" fo:font-weight="normal" fo:font-family="'JetBrains Mono'" style:font-family-asian="'JetBrains Mono'" style:font-family-complex="'JetBrains Mono'" fo:background-color="transparent" fo:color="#bababa"/>
    </style:style>
    <style:style style:name="T1041" style:family="text">
      <style:text-properties fo:font-size="10.00pt" fo:font-weight="normal" fo:font-family="'JetBrains Mono'" style:font-family-asian="'JetBrains Mono'" style:font-family-complex="'JetBrains Mono'" fo:background-color="transparent" fo:color="#6a8759"/>
    </style:style>
    <style:style style:name="T1042" style:family="text">
      <style:text-properties fo:font-size="10.00pt" fo:font-weight="normal" fo:font-family="'JetBrains Mono'" style:font-family-asian="'JetBrains Mono'" style:font-family-complex="'JetBrains Mono'" fo:background-color="transparent" fo:color="#bababa"/>
    </style:style>
    <style:style style:name="T1043" style:family="text">
      <style:text-properties fo:font-size="10.00pt" fo:font-weight="normal" fo:font-family="'JetBrains Mono'" style:font-family-asian="'JetBrains Mono'" style:font-family-complex="'JetBrains Mono'" fo:background-color="transparent" fo:color="#6a8759"/>
    </style:style>
    <style:style style:name="T1044" style:family="text">
      <style:text-properties fo:font-size="10.00pt" fo:font-weight="normal" fo:font-family="'JetBrains Mono'" style:font-family-asian="'JetBrains Mono'" style:font-family-complex="'JetBrains Mono'" fo:background-color="transparent" fo:color="#bababa"/>
    </style:style>
    <style:style style:name="T1045" style:family="text">
      <style:text-properties fo:font-size="10.00pt" fo:font-weight="normal" fo:font-family="'JetBrains Mono'" style:font-family-asian="'JetBrains Mono'" style:font-family-complex="'JetBrains Mono'" fo:background-color="transparent" fo:color="#6a8759"/>
    </style:style>
    <style:style style:name="T1046" style:family="text">
      <style:text-properties fo:font-size="10.00pt" fo:font-weight="normal" fo:font-family="'JetBrains Mono'" style:font-family-asian="'JetBrains Mono'" style:font-family-complex="'JetBrains Mono'" fo:background-color="transparent" fo:color="#a9b7c6"/>
    </style:style>
    <style:style style:name="T1047" style:family="text">
      <style:text-properties fo:font-size="10.00pt" fo:font-weight="normal" fo:font-family="'JetBrains Mono'" style:font-family-asian="'JetBrains Mono'" style:font-family-complex="'JetBrains Mono'" fo:background-color="transparent" fo:color="#bababa"/>
    </style:style>
    <style:style style:name="T1048" style:family="text">
      <style:text-properties fo:font-size="10.00pt" fo:font-weight="normal" fo:font-family="'JetBrains Mono'" style:font-family-asian="'JetBrains Mono'" style:font-family-complex="'JetBrains Mono'" fo:background-color="transparent" fo:color="#6a8759"/>
    </style:style>
    <style:style style:name="T1049" style:family="text">
      <style:text-properties fo:font-size="10.00pt" fo:font-weight="normal" fo:font-family="'JetBrains Mono'" style:font-family-asian="'JetBrains Mono'" style:font-family-complex="'JetBrains Mono'" fo:background-color="transparent" fo:color="#a9b7c6"/>
    </style:style>
    <style:style style:name="T1050" style:family="text">
      <style:text-properties fo:font-size="10.00pt" fo:font-weight="normal" fo:font-family="'JetBrains Mono'" style:font-family-asian="'JetBrains Mono'" style:font-family-complex="'JetBrains Mono'" fo:background-color="transparent" fo:color="#9876aa"/>
    </style:style>
    <style:style style:name="T1051" style:family="text">
      <style:text-properties fo:font-size="10.00pt" fo:font-weight="normal" fo:font-family="'JetBrains Mono'" style:font-family-asian="'JetBrains Mono'" style:font-family-complex="'JetBrains Mono'" fo:background-color="transparent" fo:color="#a9b7c6"/>
    </style:style>
    <style:style style:name="T1052" style:family="text">
      <style:text-properties fo:font-size="10.00pt" fo:font-weight="normal" fo:font-family="'JetBrains Mono'" style:font-family-asian="'JetBrains Mono'" style:font-family-complex="'JetBrains Mono'" fo:background-color="transparent" fo:color="#9876aa"/>
    </style:style>
    <style:style style:name="T1053" style:family="text">
      <style:text-properties fo:font-size="10.00pt" fo:font-weight="normal" fo:font-family="'JetBrains Mono'" style:font-family-asian="'JetBrains Mono'" style:font-family-complex="'JetBrains Mono'" fo:background-color="transparent" fo:color="#a9b7c6"/>
    </style:style>
    <style:style style:name="T1054" style:family="text">
      <style:text-properties fo:font-size="10.00pt" fo:font-weight="normal" fo:font-family="'JetBrains Mono'" style:font-family-asian="'JetBrains Mono'" style:font-family-complex="'JetBrains Mono'" fo:background-color="transparent" fo:color="#e8bf6a"/>
    </style:style>
    <style:style style:name="T1055" style:family="text">
      <style:text-properties fo:font-size="10.00pt" fo:font-weight="normal" fo:font-family="'JetBrains Mono'" style:font-family-asian="'JetBrains Mono'" style:font-family-complex="'JetBrains Mono'" fo:background-color="transparent" fo:color="#bababa"/>
    </style:style>
    <style:style style:name="T1056" style:family="text">
      <style:text-properties fo:font-size="10.00pt" fo:font-weight="normal" fo:font-family="'JetBrains Mono'" style:font-family-asian="'JetBrains Mono'" style:font-family-complex="'JetBrains Mono'" fo:background-color="transparent" fo:color="#6a8759"/>
    </style:style>
    <style:style style:name="T1057" style:family="text">
      <style:text-properties fo:font-size="10.00pt" fo:font-weight="normal" fo:font-family="'JetBrains Mono'" style:font-family-asian="'JetBrains Mono'" style:font-family-complex="'JetBrains Mono'" fo:background-color="transparent" fo:color="#e8bf6a"/>
    </style:style>
    <style:style style:name="T1058" style:family="text">
      <style:text-properties fo:font-size="10.00pt" fo:font-weight="normal" fo:font-family="'JetBrains Mono'" style:font-family-asian="'JetBrains Mono'" style:font-family-complex="'JetBrains Mono'" fo:background-color="transparent" fo:color="#a9b7c6"/>
    </style:style>
    <style:style style:name="T1059" style:family="text">
      <style:text-properties fo:font-size="10.00pt" fo:font-weight="normal" fo:font-family="'JetBrains Mono'" style:font-family-asian="'JetBrains Mono'" style:font-family-complex="'JetBrains Mono'" fo:background-color="transparent" fo:color="#e8bf6a"/>
    </style:style>
    <style:style style:name="T1060" style:family="text">
      <style:text-properties fo:font-size="10.00pt" fo:font-weight="normal" fo:font-family="'JetBrains Mono'" style:font-family-asian="'JetBrains Mono'" style:font-family-complex="'JetBrains Mono'" fo:background-color="transparent" fo:color="#bababa"/>
    </style:style>
    <style:style style:name="T1061" style:family="text">
      <style:text-properties fo:font-size="10.00pt" fo:font-weight="normal" fo:font-family="'JetBrains Mono'" style:font-family-asian="'JetBrains Mono'" style:font-family-complex="'JetBrains Mono'" fo:background-color="transparent" fo:color="#6a8759"/>
    </style:style>
    <style:style style:name="T1062" style:family="text">
      <style:text-properties fo:font-size="10.00pt" fo:font-weight="normal" fo:font-family="'JetBrains Mono'" style:font-family-asian="'JetBrains Mono'" style:font-family-complex="'JetBrains Mono'" fo:background-color="transparent" fo:color="#bababa"/>
    </style:style>
    <style:style style:name="T1063" style:family="text">
      <style:text-properties fo:font-size="10.00pt" fo:font-weight="normal" fo:font-family="'JetBrains Mono'" style:font-family-asian="'JetBrains Mono'" style:font-family-complex="'JetBrains Mono'" fo:background-color="transparent" fo:color="#6a8759"/>
    </style:style>
    <style:style style:name="T1064" style:family="text">
      <style:text-properties fo:font-size="10.00pt" fo:font-weight="normal" fo:font-family="'JetBrains Mono'" style:font-family-asian="'JetBrains Mono'" style:font-family-complex="'JetBrains Mono'" fo:background-color="transparent" fo:color="#bababa"/>
    </style:style>
    <style:style style:name="T1065" style:family="text">
      <style:text-properties fo:font-size="10.00pt" fo:font-weight="normal" fo:font-family="'JetBrains Mono'" style:font-family-asian="'JetBrains Mono'" style:font-family-complex="'JetBrains Mono'" fo:background-color="transparent" fo:color="#6a8759"/>
    </style:style>
    <style:style style:name="T1066" style:family="text">
      <style:text-properties fo:font-size="10.00pt" fo:font-weight="normal" fo:font-family="'JetBrains Mono'" style:font-family-asian="'JetBrains Mono'" style:font-family-complex="'JetBrains Mono'" fo:background-color="transparent" fo:color="#bababa"/>
    </style:style>
    <style:style style:name="T1067" style:family="text">
      <style:text-properties fo:font-size="10.00pt" fo:font-weight="normal" fo:font-family="'JetBrains Mono'" style:font-family-asian="'JetBrains Mono'" style:font-family-complex="'JetBrains Mono'" fo:background-color="transparent" fo:color="#6a8759"/>
    </style:style>
    <style:style style:name="T1068" style:family="text">
      <style:text-properties fo:font-size="10.00pt" fo:font-weight="normal" fo:font-family="'JetBrains Mono'" style:font-family-asian="'JetBrains Mono'" style:font-family-complex="'JetBrains Mono'" fo:background-color="transparent" fo:color="#a9b7c6"/>
    </style:style>
    <style:style style:name="T1069" style:family="text">
      <style:text-properties fo:font-size="10.00pt" fo:font-weight="normal" fo:font-family="'JetBrains Mono'" style:font-family-asian="'JetBrains Mono'" style:font-family-complex="'JetBrains Mono'" fo:background-color="transparent" fo:color="#bababa"/>
    </style:style>
    <style:style style:name="T1070" style:family="text">
      <style:text-properties fo:font-size="10.00pt" fo:font-weight="normal" fo:font-family="'JetBrains Mono'" style:font-family-asian="'JetBrains Mono'" style:font-family-complex="'JetBrains Mono'" fo:background-color="transparent" fo:color="#6a8759"/>
    </style:style>
    <style:style style:name="T1071" style:family="text">
      <style:text-properties fo:font-size="10.00pt" fo:font-weight="normal" fo:font-family="'JetBrains Mono'" style:font-family-asian="'JetBrains Mono'" style:font-family-complex="'JetBrains Mono'" fo:background-color="transparent" fo:color="#a9b7c6"/>
    </style:style>
    <style:style style:name="T1072" style:family="text">
      <style:text-properties fo:font-size="10.00pt" fo:font-weight="normal" fo:font-family="'JetBrains Mono'" style:font-family-asian="'JetBrains Mono'" style:font-family-complex="'JetBrains Mono'" fo:background-color="transparent" fo:color="#9876aa"/>
    </style:style>
    <style:style style:name="T1073" style:family="text">
      <style:text-properties fo:font-size="10.00pt" fo:font-weight="normal" fo:font-family="'JetBrains Mono'" style:font-family-asian="'JetBrains Mono'" style:font-family-complex="'JetBrains Mono'" fo:background-color="transparent" fo:color="#a9b7c6"/>
    </style:style>
    <style:style style:name="T1074" style:family="text">
      <style:text-properties fo:font-size="10.00pt" fo:font-weight="normal" fo:font-family="'JetBrains Mono'" style:font-family-asian="'JetBrains Mono'" style:font-family-complex="'JetBrains Mono'" fo:background-color="transparent" fo:color="#9876aa"/>
    </style:style>
    <style:style style:name="T1075" style:family="text">
      <style:text-properties fo:font-size="10.00pt" fo:font-weight="normal" fo:font-family="'JetBrains Mono'" style:font-family-asian="'JetBrains Mono'" style:font-family-complex="'JetBrains Mono'" fo:background-color="transparent" fo:color="#a9b7c6"/>
    </style:style>
    <style:style style:name="T1076" style:family="text">
      <style:text-properties fo:font-size="10.00pt" fo:font-weight="normal" fo:font-family="'JetBrains Mono'" style:font-family-asian="'JetBrains Mono'" style:font-family-complex="'JetBrains Mono'" fo:background-color="transparent" fo:color="#e8bf6a"/>
    </style:style>
    <style:style style:name="T1077" style:family="text">
      <style:text-properties fo:font-size="10.00pt" fo:font-weight="normal" fo:font-family="'JetBrains Mono'" style:font-family-asian="'JetBrains Mono'" style:font-family-complex="'JetBrains Mono'" fo:background-color="transparent" fo:color="#a9b7c6"/>
    </style:style>
    <style:style style:name="T1078" style:family="text">
      <style:text-properties fo:font-size="10.00pt" fo:font-weight="normal" fo:font-family="'JetBrains Mono'" style:font-family-asian="'JetBrains Mono'" style:font-family-complex="'JetBrains Mono'" fo:background-color="transparent" fo:color="#e8bf6a"/>
    </style:style>
    <style:style style:name="T1079" style:family="text">
      <style:text-properties fo:font-size="10.00pt" fo:font-weight="normal" fo:font-family="'JetBrains Mono'" style:font-family-asian="'JetBrains Mono'" style:font-family-complex="'JetBrains Mono'" fo:background-color="transparent" fo:color="#a9b7c6"/>
    </style:style>
    <style:style style:name="T1080" style:family="text">
      <style:text-properties fo:font-size="10.00pt" fo:font-weight="normal" fo:font-family="'JetBrains Mono'" style:font-family-asian="'JetBrains Mono'" style:font-family-complex="'JetBrains Mono'" fo:background-color="transparent" fo:color="#e8bf6a"/>
    </style:style>
    <style:style style:name="T1081" style:family="text">
      <style:text-properties fo:font-size="10.00pt" fo:font-weight="normal" fo:font-family="'JetBrains Mono'" style:font-family-asian="'JetBrains Mono'" style:font-family-complex="'JetBrains Mono'" fo:background-color="transparent" fo:color="#bababa"/>
    </style:style>
    <style:style style:name="T1082" style:family="text">
      <style:text-properties fo:font-size="10.00pt" fo:font-weight="normal" fo:font-family="'JetBrains Mono'" style:font-family-asian="'JetBrains Mono'" style:font-family-complex="'JetBrains Mono'" fo:background-color="transparent" fo:color="#6a8759"/>
    </style:style>
    <style:style style:name="T1083" style:family="text">
      <style:text-properties fo:font-size="10.00pt" fo:font-weight="normal" fo:font-family="'JetBrains Mono'" style:font-family-asian="'JetBrains Mono'" style:font-family-complex="'JetBrains Mono'" fo:background-color="transparent" fo:color="#bababa"/>
    </style:style>
    <style:style style:name="T1084" style:family="text">
      <style:text-properties fo:font-size="10.00pt" fo:font-weight="normal" fo:font-family="'JetBrains Mono'" style:font-family-asian="'JetBrains Mono'" style:font-family-complex="'JetBrains Mono'" fo:background-color="transparent" fo:color="#6a8759"/>
    </style:style>
    <style:style style:name="T1085" style:family="text">
      <style:text-properties fo:font-size="10.00pt" fo:font-weight="normal" fo:font-family="'JetBrains Mono'" style:font-family-asian="'JetBrains Mono'" style:font-family-complex="'JetBrains Mono'" fo:background-color="transparent" fo:color="#e8bf6a"/>
    </style:style>
    <style:style style:name="T1086" style:family="text">
      <style:text-properties fo:font-size="10.00pt" fo:font-weight="normal" fo:font-family="'JetBrains Mono'" style:font-family-asian="'JetBrains Mono'" style:font-family-complex="'JetBrains Mono'" fo:background-color="transparent" fo:color="#a9b7c6"/>
    </style:style>
    <style:style style:name="T1087" style:family="text">
      <style:text-properties fo:font-size="10.00pt" fo:font-weight="normal" fo:font-family="'JetBrains Mono'" style:font-family-asian="'JetBrains Mono'" style:font-family-complex="'JetBrains Mono'" fo:background-color="transparent" fo:color="#e8bf6a"/>
    </style:style>
    <style:style style:name="T1088" style:family="text">
      <style:text-properties fo:font-size="10.00pt" fo:font-weight="normal" fo:font-family="'JetBrains Mono'" style:font-family-asian="'JetBrains Mono'" style:font-family-complex="'JetBrains Mono'" fo:background-color="transparent" fo:color="#a9b7c6"/>
    </style:style>
    <style:style style:name="T1089" style:family="text">
      <style:text-properties fo:font-size="10.00pt" fo:font-weight="normal" fo:font-family="'JetBrains Mono'" style:font-family-asian="'JetBrains Mono'" style:font-family-complex="'JetBrains Mono'" fo:background-color="transparent" fo:color="#e8bf6a"/>
    </style:style>
    <style:style style:name="T1090" style:family="text">
      <style:text-properties fo:font-size="10.00pt" fo:font-weight="normal" fo:font-family="'JetBrains Mono'" style:font-family-asian="'JetBrains Mono'" style:font-family-complex="'JetBrains Mono'" fo:background-color="transparent" fo:color="#bababa"/>
    </style:style>
    <style:style style:name="T1091" style:family="text">
      <style:text-properties fo:font-size="10.00pt" fo:font-weight="normal" fo:font-family="'JetBrains Mono'" style:font-family-asian="'JetBrains Mono'" style:font-family-complex="'JetBrains Mono'" fo:background-color="transparent" fo:color="#6a8759"/>
    </style:style>
    <style:style style:name="T1092" style:family="text">
      <style:text-properties fo:font-size="10.00pt" fo:font-weight="normal" fo:font-family="'JetBrains Mono'" style:font-family-asian="'JetBrains Mono'" style:font-family-complex="'JetBrains Mono'" fo:background-color="transparent" fo:color="#e8bf6a"/>
    </style:style>
    <style:style style:name="T1093" style:family="text">
      <style:text-properties fo:font-size="10.00pt" fo:font-weight="normal" fo:font-family="'JetBrains Mono'" style:font-family-asian="'JetBrains Mono'" style:font-family-complex="'JetBrains Mono'" fo:background-color="transparent" fo:color="#a9b7c6"/>
    </style:style>
    <style:style style:name="T1094" style:family="text">
      <style:text-properties fo:font-size="10.00pt" fo:font-weight="normal" fo:font-family="'JetBrains Mono'" style:font-family-asian="'JetBrains Mono'" style:font-family-complex="'JetBrains Mono'" fo:background-color="transparent" fo:color="#e8bf6a"/>
    </style:style>
    <style:style style:name="T1095" style:family="text">
      <style:text-properties fo:font-size="10.00pt" fo:font-weight="normal" fo:font-family="'JetBrains Mono'" style:font-family-asian="'JetBrains Mono'" style:font-family-complex="'JetBrains Mono'" fo:background-color="transparent" fo:color="#a9b7c6"/>
    </style:style>
    <style:style style:name="T1096" style:family="text">
      <style:text-properties fo:font-size="10.00pt" fo:font-weight="normal" fo:font-family="'JetBrains Mono'" style:font-family-asian="'JetBrains Mono'" style:font-family-complex="'JetBrains Mono'" fo:background-color="transparent" fo:color="#e8bf6a"/>
    </style:style>
    <style:style style:name="T1097" style:family="text">
      <style:text-properties fo:font-size="10.00pt" fo:font-weight="normal" fo:font-family="'JetBrains Mono'" style:font-family-asian="'JetBrains Mono'" style:font-family-complex="'JetBrains Mono'" fo:background-color="transparent" fo:color="#a9b7c6"/>
    </style:style>
    <style:style style:name="T1098" style:family="text">
      <style:text-properties fo:font-size="10.00pt" fo:font-weight="normal" fo:font-family="'JetBrains Mono'" style:font-family-asian="'JetBrains Mono'" style:font-family-complex="'JetBrains Mono'" fo:background-color="transparent" fo:color="#cc7832"/>
    </style:style>
    <style:style style:name="T1099" style:family="text">
      <style:text-properties fo:font-size="10.00pt" fo:font-weight="normal" fo:font-family="'JetBrains Mono'" style:font-family-asian="'JetBrains Mono'" style:font-family-complex="'JetBrains Mono'" fo:background-color="transparent" fo:color="#a9b7c6"/>
    </style:style>
    <style:style style:name="T1100" style:family="text">
      <style:text-properties fo:font-size="10.00pt" fo:font-weight="normal" fo:font-family="'JetBrains Mono'" style:font-family-asian="'JetBrains Mono'" style:font-family-complex="'JetBrains Mono'" fo:background-color="transparent" fo:color="#cc7832"/>
    </style:style>
    <style:style style:name="T1101" style:family="text">
      <style:text-properties fo:font-size="10.00pt" fo:font-weight="normal" fo:font-family="'JetBrains Mono'" style:font-family-asian="'JetBrains Mono'" style:font-family-complex="'JetBrains Mono'" fo:background-color="transparent" fo:color="#ffc66d"/>
    </style:style>
    <style:style style:name="T1102" style:family="text">
      <style:text-properties fo:font-size="10.00pt" fo:font-weight="normal" fo:font-family="'JetBrains Mono'" style:font-family-asian="'JetBrains Mono'" style:font-family-complex="'JetBrains Mono'" fo:background-color="transparent" fo:color="#cc7832"/>
    </style:style>
    <style:style style:name="T1103" style:family="text">
      <style:text-properties fo:font-size="10.00pt" fo:font-weight="normal" fo:font-family="'JetBrains Mono'" style:font-family-asian="'JetBrains Mono'" style:font-family-complex="'JetBrains Mono'" fo:background-color="transparent" style:use-window-font-color="true"/>
    </style:style>
    <style:style style:name="T1104" style:family="text">
      <style:text-properties fo:font-size="10.00pt" fo:font-weight="normal" fo:font-family="Calibri" style:font-family-asian="Calibri" style:font-family-complex="Calibri" fo:background-color="transparent" style:use-window-font-color="true"/>
    </style:style>
    <style:style style:name="T1105" style:family="text">
      <style:text-properties fo:font-size="10.00pt" fo:font-weight="normal" fo:font-family="'JetBrains Mono'" style:font-family-asian="'JetBrains Mono'" style:font-family-complex="'JetBrains Mono'" fo:background-color="transparent" fo:color="#cc7832"/>
    </style:style>
    <style:style style:name="T1106" style:family="text">
      <style:text-properties fo:font-size="10.00pt" fo:font-weight="normal" fo:font-family="'JetBrains Mono'" style:font-family-asian="'JetBrains Mono'" style:font-family-complex="'JetBrains Mono'" fo:background-color="transparent" fo:color="#ffc66d"/>
    </style:style>
    <style:style style:name="T1107" style:family="text">
      <style:text-properties fo:font-size="10.00pt" fo:font-weight="normal" fo:font-family="'JetBrains Mono'" style:font-family-asian="'JetBrains Mono'" style:font-family-complex="'JetBrains Mono'" fo:background-color="transparent" fo:color="#a9b7c6"/>
    </style:style>
    <style:style style:name="T1108" style:family="text">
      <style:text-properties fo:font-size="10.00pt" fo:font-weight="normal" fo:font-family="'JetBrains Mono'" style:font-family-asian="'JetBrains Mono'" style:font-family-complex="'JetBrains Mono'" fo:background-color="transparent" fo:color="#ffc66d"/>
    </style:style>
    <style:style style:name="T1109" style:family="text">
      <style:text-properties fo:font-size="10.00pt" fo:font-weight="normal" fo:font-family="'JetBrains Mono'" style:font-family-asian="'JetBrains Mono'" style:font-family-complex="'JetBrains Mono'" fo:background-color="transparent" fo:color="#a9b7c6"/>
    </style:style>
    <style:style style:name="T1110" style:family="text">
      <style:text-properties fo:font-size="10.00pt" fo:font-weight="normal" fo:font-family="'JetBrains Mono'" style:font-family-asian="'JetBrains Mono'" style:font-family-complex="'JetBrains Mono'" fo:background-color="transparent" fo:color="#cc7832"/>
    </style:style>
    <style:style style:name="T1111" style:family="text">
      <style:text-properties fo:font-size="10.00pt" fo:font-weight="bold" fo:font-family="'JetBrains Mono'" style:font-family-asian="'JetBrains Mono'" style:font-family-complex="'JetBrains Mono'" fo:background-color="transparent" fo:color="#9876aa" fo:font-style="italic"/>
    </style:style>
    <style:style style:name="T1112" style:family="text">
      <style:text-properties fo:font-size="10.00pt" fo:font-weight="normal" fo:font-family="'JetBrains Mono'" style:font-family-asian="'JetBrains Mono'" style:font-family-complex="'JetBrains Mono'" fo:background-color="transparent" fo:color="#a9b7c6"/>
    </style:style>
    <style:style style:name="T1113" style:family="text">
      <style:text-properties fo:font-size="10.00pt" fo:font-weight="normal" fo:font-family="'JetBrains Mono'" style:font-family-asian="'JetBrains Mono'" style:font-family-complex="'JetBrains Mono'" fo:background-color="transparent" fo:color="#ffc66d"/>
    </style:style>
    <style:style style:name="T1114" style:family="text">
      <style:text-properties fo:font-size="10.00pt" fo:font-weight="normal" fo:font-family="'JetBrains Mono'" style:font-family-asian="'JetBrains Mono'" style:font-family-complex="'JetBrains Mono'" fo:background-color="transparent" fo:color="#a9b7c6"/>
    </style:style>
    <style:style style:name="T1115" style:family="text">
      <style:text-properties fo:font-size="10.00pt" fo:font-weight="normal" fo:font-family="'JetBrains Mono'" style:font-family-asian="'JetBrains Mono'" style:font-family-complex="'JetBrains Mono'" fo:background-color="transparent" fo:color="#9876aa"/>
    </style:style>
    <style:style style:name="T1116" style:family="text">
      <style:text-properties fo:font-size="10.00pt" fo:font-weight="normal" fo:font-family="'JetBrains Mono'" style:font-family-asian="'JetBrains Mono'" style:font-family-complex="'JetBrains Mono'" fo:background-color="transparent" fo:color="#a9b7c6"/>
    </style:style>
    <style:style style:name="T1117" style:family="text">
      <style:text-properties fo:font-size="10.00pt" fo:font-weight="normal" fo:font-family="'JetBrains Mono'" style:font-family-asian="'JetBrains Mono'" style:font-family-complex="'JetBrains Mono'" fo:background-color="transparent" fo:color="#cc7832"/>
    </style:style>
    <style:style style:name="T1118" style:family="text">
      <style:text-properties fo:font-size="10.00pt" fo:font-weight="normal" fo:font-family="'JetBrains Mono'" style:font-family-asian="'JetBrains Mono'" style:font-family-complex="'JetBrains Mono'" fo:background-color="transparent" fo:color="#9876aa"/>
    </style:style>
    <style:style style:name="T1119" style:family="text">
      <style:text-properties fo:font-size="10.00pt" fo:font-weight="normal" fo:font-family="'JetBrains Mono'" style:font-family-asian="'JetBrains Mono'" style:font-family-complex="'JetBrains Mono'" fo:background-color="transparent" fo:color="#a9b7c6"/>
    </style:style>
    <style:style style:name="T1120" style:family="text">
      <style:text-properties fo:font-size="10.00pt" fo:font-weight="normal" fo:font-family="'JetBrains Mono'" style:font-family-asian="'JetBrains Mono'" style:font-family-complex="'JetBrains Mono'" fo:background-color="transparent" fo:color="#cc7832"/>
    </style:style>
    <style:style style:name="T1121" style:family="text">
      <style:text-properties fo:font-size="10.00pt" fo:font-weight="normal" fo:font-family="'JetBrains Mono'" style:font-family-asian="'JetBrains Mono'" style:font-family-complex="'JetBrains Mono'" fo:background-color="transparent" fo:color="#a9b7c6"/>
    </style:style>
    <style:style style:name="T1122" style:family="text">
      <style:text-properties fo:font-size="10.00pt" fo:font-weight="normal" fo:font-family="'JetBrains Mono'" style:font-family-asian="'JetBrains Mono'" style:font-family-complex="'JetBrains Mono'" fo:background-color="transparent" fo:color="#cc7832"/>
    </style:style>
    <style:style style:name="T1123" style:family="text">
      <style:text-properties fo:font-size="10.00pt" fo:font-weight="normal" fo:font-family="'JetBrains Mono'" style:font-family-asian="'JetBrains Mono'" style:font-family-complex="'JetBrains Mono'" fo:background-color="transparent" fo:color="#a9b7c6"/>
    </style:style>
    <style:style style:name="T1124" style:family="text">
      <style:text-properties fo:font-size="10.00pt" fo:font-weight="normal" fo:font-family="'JetBrains Mono'" style:font-family-asian="'JetBrains Mono'" style:font-family-complex="'JetBrains Mono'" fo:background-color="transparent" fo:color="#cc7832"/>
    </style:style>
    <style:style style:name="T1125" style:family="text">
      <style:text-properties fo:font-size="10.00pt" fo:font-weight="normal" fo:font-family="'JetBrains Mono'" style:font-family-asian="'JetBrains Mono'" style:font-family-complex="'JetBrains Mono'" fo:background-color="transparent" fo:color="#a9b7c6"/>
    </style:style>
    <style:style style:name="T1126" style:family="text">
      <style:text-properties fo:font-size="10.00pt" fo:font-weight="normal" fo:font-family="'JetBrains Mono'" style:font-family-asian="'JetBrains Mono'" style:font-family-complex="'JetBrains Mono'" fo:background-color="transparent" style:use-window-font-color="true"/>
    </style:style>
    <style:style style:name="T1127" style:family="text">
      <style:text-properties fo:font-size="10.00pt" fo:font-weight="normal" fo:font-family="Calibri" style:font-family-asian="Calibri" style:font-family-complex="Calibri" fo:background-color="transparent" style:use-window-font-color="true"/>
    </style:style>
    <style:style style:name="T1128" style:family="text">
      <style:text-properties fo:font-size="10.00pt" fo:font-weight="normal" fo:font-family="'JetBrains Mono'" style:font-family-asian="'JetBrains Mono'" style:font-family-complex="'JetBrains Mono'" fo:background-color="transparent" style:use-window-font-color="true"/>
    </style:style>
    <style:style style:name="T1129" style:family="text">
      <style:text-properties fo:font-size="10.00pt" fo:font-weight="normal" fo:font-family="Calibri" style:font-family-asian="Calibri" style:font-family-complex="Calibri" fo:background-color="transparent" style:use-window-font-color="true"/>
    </style:style>
    <style:style style:name="T1130" style:family="text">
      <style:text-properties fo:font-size="10.00pt" fo:font-weight="normal" fo:font-family="'JetBrains Mono'" style:font-family-asian="'JetBrains Mono'" style:font-family-complex="'JetBrains Mono'" fo:background-color="transparent" fo:color="#a9b7c6"/>
    </style:style>
    <style:style style:name="T1131" style:family="text">
      <style:text-properties fo:font-size="10.00pt" fo:font-weight="normal" fo:font-family="'JetBrains Mono'" style:font-family-asian="'JetBrains Mono'" style:font-family-complex="'JetBrains Mono'" fo:background-color="transparent" fo:color="#cc7832"/>
    </style:style>
    <style:style style:name="T1132" style:family="text">
      <style:text-properties fo:font-size="10.00pt" fo:font-weight="normal" fo:font-family="'JetBrains Mono'" style:font-family-asian="'JetBrains Mono'" style:font-family-complex="'JetBrains Mono'" fo:background-color="transparent" fo:color="#a9b7c6"/>
    </style:style>
    <style:style style:name="T1133" style:family="text">
      <style:text-properties fo:font-size="10.00pt" fo:font-weight="normal" fo:font-family="'JetBrains Mono'" style:font-family-asian="'JetBrains Mono'" style:font-family-complex="'JetBrains Mono'" fo:background-color="transparent" fo:color="#e8bf6a"/>
    </style:style>
    <style:style style:name="T1134" style:family="text">
      <style:text-properties fo:font-size="10.00pt" fo:font-weight="normal" fo:font-family="'JetBrains Mono'" style:font-family-asian="'JetBrains Mono'" style:font-family-complex="'JetBrains Mono'" fo:background-color="transparent" fo:color="#a9b7c6"/>
    </style:style>
    <style:style style:name="T1135" style:family="text">
      <style:text-properties fo:font-size="10.00pt" fo:font-weight="normal" fo:font-family="'JetBrains Mono'" style:font-family-asian="'JetBrains Mono'" style:font-family-complex="'JetBrains Mono'" fo:background-color="transparent" fo:color="#e8bf6a"/>
    </style:style>
    <style:style style:name="T1136" style:family="text">
      <style:text-properties fo:font-size="10.00pt" fo:font-weight="normal" fo:font-family="'JetBrains Mono'" style:font-family-asian="'JetBrains Mono'" style:font-family-complex="'JetBrains Mono'" fo:background-color="transparent" fo:color="#a9b7c6"/>
    </style:style>
    <style:style style:name="T1137" style:family="text">
      <style:text-properties fo:font-size="10.00pt" fo:font-weight="normal" fo:font-family="'JetBrains Mono'" style:font-family-asian="'JetBrains Mono'" style:font-family-complex="'JetBrains Mono'" fo:background-color="transparent" fo:color="#e8bf6a"/>
    </style:style>
    <style:style style:name="T1138" style:family="text">
      <style:text-properties fo:font-size="10.00pt" fo:font-weight="normal" fo:font-family="'JetBrains Mono'" style:font-family-asian="'JetBrains Mono'" style:font-family-complex="'JetBrains Mono'" fo:background-color="transparent" fo:color="#bababa"/>
    </style:style>
    <style:style style:name="T1139" style:family="text">
      <style:text-properties fo:font-size="10.00pt" fo:font-weight="normal" fo:font-family="'JetBrains Mono'" style:font-family-asian="'JetBrains Mono'" style:font-family-complex="'JetBrains Mono'" fo:background-color="transparent" fo:color="#6a8759"/>
    </style:style>
    <style:style style:name="T1140" style:family="text">
      <style:text-properties fo:font-size="10.00pt" fo:font-weight="normal" fo:font-family="'JetBrains Mono'" style:font-family-asian="'JetBrains Mono'" style:font-family-complex="'JetBrains Mono'" fo:background-color="transparent" fo:color="#a9b7c6"/>
    </style:style>
    <style:style style:name="T1141" style:family="text">
      <style:text-properties fo:font-size="10.00pt" fo:font-weight="normal" fo:font-family="'JetBrains Mono'" style:font-family-asian="'JetBrains Mono'" style:font-family-complex="'JetBrains Mono'" fo:background-color="transparent" fo:color="#ffc66d"/>
    </style:style>
    <style:style style:name="T1142" style:family="text">
      <style:text-properties fo:font-size="10.00pt" fo:font-weight="normal" fo:font-family="'JetBrains Mono'" style:font-family-asian="'JetBrains Mono'" style:font-family-complex="'JetBrains Mono'" fo:background-color="transparent" fo:color="#a9b7c6"/>
    </style:style>
    <style:style style:name="T1143" style:family="text">
      <style:text-properties fo:font-size="10.00pt" fo:font-weight="normal" fo:font-family="'JetBrains Mono'" style:font-family-asian="'JetBrains Mono'" style:font-family-complex="'JetBrains Mono'" fo:background-color="transparent" fo:color="#e8bf6a"/>
    </style:style>
    <style:style style:name="T1144" style:family="text">
      <style:text-properties fo:font-size="10.00pt" fo:font-weight="normal" fo:font-family="'JetBrains Mono'" style:font-family-asian="'JetBrains Mono'" style:font-family-complex="'JetBrains Mono'" fo:background-color="transparent" fo:color="#bababa"/>
    </style:style>
    <style:style style:name="T1145" style:family="text">
      <style:text-properties fo:font-size="10.00pt" fo:font-weight="normal" fo:font-family="'JetBrains Mono'" style:font-family-asian="'JetBrains Mono'" style:font-family-complex="'JetBrains Mono'" fo:background-color="transparent" fo:color="#6a8759"/>
    </style:style>
    <style:style style:name="T1146" style:family="text">
      <style:text-properties fo:font-size="10.00pt" fo:font-weight="normal" fo:font-family="'JetBrains Mono'" style:font-family-asian="'JetBrains Mono'" style:font-family-complex="'JetBrains Mono'" fo:background-color="transparent" fo:color="#e8bf6a"/>
    </style:style>
    <style:style style:name="T1147" style:family="text">
      <style:text-properties fo:font-size="10.00pt" fo:font-weight="normal" fo:font-family="'JetBrains Mono'" style:font-family-asian="'JetBrains Mono'" style:font-family-complex="'JetBrains Mono'" fo:background-color="transparent" fo:color="#a9b7c6"/>
    </style:style>
    <style:style style:name="T1148" style:family="text">
      <style:text-properties fo:font-size="10.00pt" fo:font-weight="normal" fo:font-family="'JetBrains Mono'" style:font-family-asian="'JetBrains Mono'" style:font-family-complex="'JetBrains Mono'" fo:background-color="transparent" fo:color="#e8bf6a"/>
    </style:style>
    <style:style style:name="T1149" style:family="text">
      <style:text-properties fo:font-size="10.00pt" fo:font-weight="normal" fo:font-family="'JetBrains Mono'" style:font-family-asian="'JetBrains Mono'" style:font-family-complex="'JetBrains Mono'" fo:background-color="transparent" fo:color="#bababa"/>
    </style:style>
    <style:style style:name="T1150" style:family="text">
      <style:text-properties fo:font-size="10.00pt" fo:font-weight="normal" fo:font-family="'JetBrains Mono'" style:font-family-asian="'JetBrains Mono'" style:font-family-complex="'JetBrains Mono'" fo:background-color="transparent" fo:color="#6a8759"/>
    </style:style>
    <style:style style:name="T1151" style:family="text">
      <style:text-properties fo:font-size="10.00pt" fo:font-weight="normal" fo:font-family="'JetBrains Mono'" style:font-family-asian="'JetBrains Mono'" style:font-family-complex="'JetBrains Mono'" fo:background-color="transparent" fo:color="#bababa"/>
    </style:style>
    <style:style style:name="T1152" style:family="text">
      <style:text-properties fo:font-size="10.00pt" fo:font-weight="normal" fo:font-family="'JetBrains Mono'" style:font-family-asian="'JetBrains Mono'" style:font-family-complex="'JetBrains Mono'" fo:background-color="transparent" fo:color="#6a8759"/>
    </style:style>
    <style:style style:name="T1153" style:family="text">
      <style:text-properties fo:font-size="10.00pt" fo:font-weight="normal" fo:font-family="'JetBrains Mono'" style:font-family-asian="'JetBrains Mono'" style:font-family-complex="'JetBrains Mono'" fo:background-color="transparent" fo:color="#bababa"/>
    </style:style>
    <style:style style:name="T1154" style:family="text">
      <style:text-properties fo:font-size="10.00pt" fo:font-weight="normal" fo:font-family="'JetBrains Mono'" style:font-family-asian="'JetBrains Mono'" style:font-family-complex="'JetBrains Mono'" fo:background-color="transparent" fo:color="#6a8759"/>
    </style:style>
    <style:style style:name="T1155" style:family="text">
      <style:text-properties fo:font-size="10.00pt" fo:font-weight="normal" fo:font-family="'JetBrains Mono'" style:font-family-asian="'JetBrains Mono'" style:font-family-complex="'JetBrains Mono'" fo:background-color="transparent" fo:color="#bababa"/>
    </style:style>
    <style:style style:name="T1156" style:family="text">
      <style:text-properties fo:font-size="10.00pt" fo:font-weight="normal" fo:font-family="'JetBrains Mono'" style:font-family-asian="'JetBrains Mono'" style:font-family-complex="'JetBrains Mono'" fo:background-color="transparent" fo:color="#6a8759"/>
    </style:style>
    <style:style style:name="T1157" style:family="text">
      <style:text-properties fo:font-size="10.00pt" fo:font-weight="normal" fo:font-family="'JetBrains Mono'" style:font-family-asian="'JetBrains Mono'" style:font-family-complex="'JetBrains Mono'" fo:background-color="transparent" fo:color="#a9b7c6"/>
    </style:style>
    <style:style style:name="T1158" style:family="text">
      <style:text-properties fo:font-size="10.00pt" fo:font-weight="normal" fo:font-family="'JetBrains Mono'" style:font-family-asian="'JetBrains Mono'" style:font-family-complex="'JetBrains Mono'" fo:background-color="transparent" fo:color="#bababa"/>
    </style:style>
    <style:style style:name="T1159" style:family="text">
      <style:text-properties fo:font-size="10.00pt" fo:font-weight="normal" fo:font-family="'JetBrains Mono'" style:font-family-asian="'JetBrains Mono'" style:font-family-complex="'JetBrains Mono'" fo:background-color="transparent" fo:color="#6a8759"/>
    </style:style>
    <style:style style:name="T1160" style:family="text">
      <style:text-properties fo:font-size="10.00pt" fo:font-weight="normal" fo:font-family="'JetBrains Mono'" style:font-family-asian="'JetBrains Mono'" style:font-family-complex="'JetBrains Mono'" fo:background-color="transparent" fo:color="#a9b7c6"/>
    </style:style>
    <style:style style:name="T1161" style:family="text">
      <style:text-properties fo:font-size="10.00pt" fo:font-weight="normal" fo:font-family="'JetBrains Mono'" style:font-family-asian="'JetBrains Mono'" style:font-family-complex="'JetBrains Mono'" fo:background-color="transparent" fo:color="#9876aa"/>
    </style:style>
    <style:style style:name="T1162" style:family="text">
      <style:text-properties fo:font-size="10.00pt" fo:font-weight="normal" fo:font-family="'JetBrains Mono'" style:font-family-asian="'JetBrains Mono'" style:font-family-complex="'JetBrains Mono'" fo:background-color="transparent" fo:color="#a9b7c6"/>
    </style:style>
    <style:style style:name="T1163" style:family="text">
      <style:text-properties fo:font-size="10.00pt" fo:font-weight="normal" fo:font-family="'JetBrains Mono'" style:font-family-asian="'JetBrains Mono'" style:font-family-complex="'JetBrains Mono'" fo:background-color="transparent" fo:color="#9876aa"/>
    </style:style>
    <style:style style:name="T1164" style:family="text">
      <style:text-properties fo:font-size="10.00pt" fo:font-weight="normal" fo:font-family="'JetBrains Mono'" style:font-family-asian="'JetBrains Mono'" style:font-family-complex="'JetBrains Mono'" fo:background-color="transparent" fo:color="#a9b7c6"/>
    </style:style>
    <style:style style:name="T1165" style:family="text">
      <style:text-properties fo:font-size="10.00pt" fo:font-weight="normal" fo:font-family="'JetBrains Mono'" style:font-family-asian="'JetBrains Mono'" style:font-family-complex="'JetBrains Mono'" fo:background-color="transparent" fo:color="#e8bf6a"/>
    </style:style>
    <style:style style:name="T1166" style:family="text">
      <style:text-properties fo:font-size="10.00pt" fo:font-weight="normal" fo:font-family="'JetBrains Mono'" style:font-family-asian="'JetBrains Mono'" style:font-family-complex="'JetBrains Mono'" fo:background-color="transparent" fo:color="#bababa"/>
    </style:style>
    <style:style style:name="T1167" style:family="text">
      <style:text-properties fo:font-size="10.00pt" fo:font-weight="normal" fo:font-family="'JetBrains Mono'" style:font-family-asian="'JetBrains Mono'" style:font-family-complex="'JetBrains Mono'" fo:background-color="transparent" fo:color="#6a8759"/>
    </style:style>
    <style:style style:name="T1168" style:family="text">
      <style:text-properties fo:font-size="10.00pt" fo:font-weight="normal" fo:font-family="'JetBrains Mono'" style:font-family-asian="'JetBrains Mono'" style:font-family-complex="'JetBrains Mono'" fo:background-color="transparent" fo:color="#e8bf6a"/>
    </style:style>
    <style:style style:name="T1169" style:family="text">
      <style:text-properties fo:font-size="10.00pt" fo:font-weight="normal" fo:font-family="'JetBrains Mono'" style:font-family-asian="'JetBrains Mono'" style:font-family-complex="'JetBrains Mono'" fo:background-color="transparent" fo:color="#a9b7c6"/>
    </style:style>
    <style:style style:name="T1170" style:family="text">
      <style:text-properties fo:font-size="10.00pt" fo:font-weight="normal" fo:font-family="'JetBrains Mono'" style:font-family-asian="'JetBrains Mono'" style:font-family-complex="'JetBrains Mono'" fo:background-color="transparent" fo:color="#e8bf6a"/>
    </style:style>
    <style:style style:name="T1171" style:family="text">
      <style:text-properties fo:font-size="10.00pt" fo:font-weight="normal" fo:font-family="'JetBrains Mono'" style:font-family-asian="'JetBrains Mono'" style:font-family-complex="'JetBrains Mono'" fo:background-color="transparent" fo:color="#bababa"/>
    </style:style>
    <style:style style:name="T1172" style:family="text">
      <style:text-properties fo:font-size="10.00pt" fo:font-weight="normal" fo:font-family="'JetBrains Mono'" style:font-family-asian="'JetBrains Mono'" style:font-family-complex="'JetBrains Mono'" fo:background-color="transparent" fo:color="#6a8759"/>
    </style:style>
    <style:style style:name="T1173" style:family="text">
      <style:text-properties fo:font-size="10.00pt" fo:font-weight="normal" fo:font-family="'JetBrains Mono'" style:font-family-asian="'JetBrains Mono'" style:font-family-complex="'JetBrains Mono'" fo:background-color="transparent" fo:color="#bababa"/>
    </style:style>
    <style:style style:name="T1174" style:family="text">
      <style:text-properties fo:font-size="10.00pt" fo:font-weight="normal" fo:font-family="'JetBrains Mono'" style:font-family-asian="'JetBrains Mono'" style:font-family-complex="'JetBrains Mono'" fo:background-color="transparent" fo:color="#6a8759"/>
    </style:style>
    <style:style style:name="T1175" style:family="text">
      <style:text-properties fo:font-size="10.00pt" fo:font-weight="normal" fo:font-family="'JetBrains Mono'" style:font-family-asian="'JetBrains Mono'" style:font-family-complex="'JetBrains Mono'" fo:background-color="transparent" fo:color="#bababa"/>
    </style:style>
    <style:style style:name="T1176" style:family="text">
      <style:text-properties fo:font-size="10.00pt" fo:font-weight="normal" fo:font-family="'JetBrains Mono'" style:font-family-asian="'JetBrains Mono'" style:font-family-complex="'JetBrains Mono'" fo:background-color="transparent" fo:color="#6a8759"/>
    </style:style>
    <style:style style:name="T1177" style:family="text">
      <style:text-properties fo:font-size="10.00pt" fo:font-weight="normal" fo:font-family="'JetBrains Mono'" style:font-family-asian="'JetBrains Mono'" style:font-family-complex="'JetBrains Mono'" fo:background-color="transparent" fo:color="#bababa"/>
    </style:style>
    <style:style style:name="T1178" style:family="text">
      <style:text-properties fo:font-size="10.00pt" fo:font-weight="normal" fo:font-family="'JetBrains Mono'" style:font-family-asian="'JetBrains Mono'" style:font-family-complex="'JetBrains Mono'" fo:background-color="transparent" fo:color="#6a8759"/>
    </style:style>
    <style:style style:name="T1179" style:family="text">
      <style:text-properties fo:font-size="10.00pt" fo:font-weight="normal" fo:font-family="'JetBrains Mono'" style:font-family-asian="'JetBrains Mono'" style:font-family-complex="'JetBrains Mono'" fo:background-color="transparent" fo:color="#a9b7c6"/>
    </style:style>
    <style:style style:name="T1180" style:family="text">
      <style:text-properties fo:font-size="10.00pt" fo:font-weight="normal" fo:font-family="'JetBrains Mono'" style:font-family-asian="'JetBrains Mono'" style:font-family-complex="'JetBrains Mono'" fo:background-color="transparent" fo:color="#bababa"/>
    </style:style>
    <style:style style:name="T1181" style:family="text">
      <style:text-properties fo:font-size="10.00pt" fo:font-weight="normal" fo:font-family="'JetBrains Mono'" style:font-family-asian="'JetBrains Mono'" style:font-family-complex="'JetBrains Mono'" fo:background-color="transparent" fo:color="#6a8759"/>
    </style:style>
    <style:style style:name="T1182" style:family="text">
      <style:text-properties fo:font-size="10.00pt" fo:font-weight="normal" fo:font-family="'JetBrains Mono'" style:font-family-asian="'JetBrains Mono'" style:font-family-complex="'JetBrains Mono'" fo:background-color="transparent" fo:color="#a9b7c6"/>
    </style:style>
    <style:style style:name="T1183" style:family="text">
      <style:text-properties fo:font-size="10.00pt" fo:font-weight="normal" fo:font-family="'JetBrains Mono'" style:font-family-asian="'JetBrains Mono'" style:font-family-complex="'JetBrains Mono'" fo:background-color="transparent" fo:color="#9876aa"/>
    </style:style>
    <style:style style:name="T1184" style:family="text">
      <style:text-properties fo:font-size="10.00pt" fo:font-weight="normal" fo:font-family="'JetBrains Mono'" style:font-family-asian="'JetBrains Mono'" style:font-family-complex="'JetBrains Mono'" fo:background-color="transparent" fo:color="#a9b7c6"/>
    </style:style>
    <style:style style:name="T1185" style:family="text">
      <style:text-properties fo:font-size="10.00pt" fo:font-weight="normal" fo:font-family="'JetBrains Mono'" style:font-family-asian="'JetBrains Mono'" style:font-family-complex="'JetBrains Mono'" fo:background-color="transparent" fo:color="#9876aa"/>
    </style:style>
    <style:style style:name="T1186" style:family="text">
      <style:text-properties fo:font-size="10.00pt" fo:font-weight="normal" fo:font-family="'JetBrains Mono'" style:font-family-asian="'JetBrains Mono'" style:font-family-complex="'JetBrains Mono'" fo:background-color="transparent" fo:color="#a9b7c6"/>
    </style:style>
    <style:style style:name="T1187" style:family="text">
      <style:text-properties fo:font-size="10.00pt" fo:font-weight="normal" fo:font-family="'JetBrains Mono'" style:font-family-asian="'JetBrains Mono'" style:font-family-complex="'JetBrains Mono'" fo:background-color="transparent" fo:color="#e8bf6a"/>
    </style:style>
    <style:style style:name="T1188" style:family="text">
      <style:text-properties fo:font-size="10.00pt" fo:font-weight="normal" fo:font-family="'JetBrains Mono'" style:font-family-asian="'JetBrains Mono'" style:font-family-complex="'JetBrains Mono'" fo:background-color="transparent" fo:color="#a9b7c6"/>
    </style:style>
    <style:style style:name="T1189" style:family="text">
      <style:text-properties fo:font-size="10.00pt" fo:font-weight="normal" fo:font-family="'JetBrains Mono'" style:font-family-asian="'JetBrains Mono'" style:font-family-complex="'JetBrains Mono'" fo:background-color="transparent" fo:color="#e8bf6a"/>
    </style:style>
    <style:style style:name="T1190" style:family="text">
      <style:text-properties fo:font-size="10.00pt" fo:font-weight="normal" fo:font-family="'JetBrains Mono'" style:font-family-asian="'JetBrains Mono'" style:font-family-complex="'JetBrains Mono'" fo:background-color="transparent" fo:color="#a9b7c6"/>
    </style:style>
    <style:style style:name="T1191" style:family="text">
      <style:text-properties fo:font-size="10.00pt" fo:font-weight="normal" fo:font-family="'JetBrains Mono'" style:font-family-asian="'JetBrains Mono'" style:font-family-complex="'JetBrains Mono'" fo:background-color="transparent" fo:color="#e8bf6a"/>
    </style:style>
    <style:style style:name="T1192" style:family="text">
      <style:text-properties fo:font-size="10.00pt" fo:font-weight="normal" fo:font-family="'JetBrains Mono'" style:font-family-asian="'JetBrains Mono'" style:font-family-complex="'JetBrains Mono'" fo:background-color="transparent" fo:color="#bababa"/>
    </style:style>
    <style:style style:name="T1193" style:family="text">
      <style:text-properties fo:font-size="10.00pt" fo:font-weight="normal" fo:font-family="'JetBrains Mono'" style:font-family-asian="'JetBrains Mono'" style:font-family-complex="'JetBrains Mono'" fo:background-color="transparent" fo:color="#6a8759"/>
    </style:style>
    <style:style style:name="T1194" style:family="text">
      <style:text-properties fo:font-size="10.00pt" fo:font-weight="normal" fo:font-family="'JetBrains Mono'" style:font-family-asian="'JetBrains Mono'" style:font-family-complex="'JetBrains Mono'" fo:background-color="transparent" fo:color="#bababa"/>
    </style:style>
    <style:style style:name="T1195" style:family="text">
      <style:text-properties fo:font-size="10.00pt" fo:font-weight="normal" fo:font-family="'JetBrains Mono'" style:font-family-asian="'JetBrains Mono'" style:font-family-complex="'JetBrains Mono'" fo:background-color="transparent" fo:color="#6a8759"/>
    </style:style>
    <style:style style:name="T1196" style:family="text">
      <style:text-properties fo:font-size="10.00pt" fo:font-weight="normal" fo:font-family="'JetBrains Mono'" style:font-family-asian="'JetBrains Mono'" style:font-family-complex="'JetBrains Mono'" fo:background-color="transparent" fo:color="#e8bf6a"/>
    </style:style>
    <style:style style:name="T1197" style:family="text">
      <style:text-properties fo:font-size="10.00pt" fo:font-weight="normal" fo:font-family="'JetBrains Mono'" style:font-family-asian="'JetBrains Mono'" style:font-family-complex="'JetBrains Mono'" fo:background-color="transparent" fo:color="#a9b7c6"/>
    </style:style>
    <style:style style:name="T1198" style:family="text">
      <style:text-properties fo:font-size="10.00pt" fo:font-weight="normal" fo:font-family="'JetBrains Mono'" style:font-family-asian="'JetBrains Mono'" style:font-family-complex="'JetBrains Mono'" fo:background-color="transparent" fo:color="#e8bf6a"/>
    </style:style>
    <style:style style:name="T1199" style:family="text">
      <style:text-properties fo:font-size="10.00pt" fo:font-weight="normal" fo:font-family="'JetBrains Mono'" style:font-family-asian="'JetBrains Mono'" style:font-family-complex="'JetBrains Mono'" fo:background-color="transparent" fo:color="#a9b7c6"/>
    </style:style>
    <style:style style:name="T1200" style:family="text">
      <style:text-properties fo:font-size="10.00pt" fo:font-weight="normal" fo:font-family="'JetBrains Mono'" style:font-family-asian="'JetBrains Mono'" style:font-family-complex="'JetBrains Mono'" fo:background-color="transparent" fo:color="#e8bf6a"/>
    </style:style>
    <style:style style:name="T1201" style:family="text">
      <style:text-properties fo:font-size="10.00pt" fo:font-weight="normal" fo:font-family="'JetBrains Mono'" style:font-family-asian="'JetBrains Mono'" style:font-family-complex="'JetBrains Mono'" fo:background-color="transparent" fo:color="#bababa"/>
    </style:style>
    <style:style style:name="T1202" style:family="text">
      <style:text-properties fo:font-size="10.00pt" fo:font-weight="normal" fo:font-family="'JetBrains Mono'" style:font-family-asian="'JetBrains Mono'" style:font-family-complex="'JetBrains Mono'" fo:background-color="transparent" fo:color="#6a8759"/>
    </style:style>
    <style:style style:name="T1203" style:family="text">
      <style:text-properties fo:font-size="10.00pt" fo:font-weight="normal" fo:font-family="'JetBrains Mono'" style:font-family-asian="'JetBrains Mono'" style:font-family-complex="'JetBrains Mono'" fo:background-color="transparent" fo:color="#e8bf6a"/>
    </style:style>
    <style:style style:name="T1204" style:family="text">
      <style:text-properties fo:font-size="10.00pt" fo:font-weight="normal" fo:font-family="'JetBrains Mono'" style:font-family-asian="'JetBrains Mono'" style:font-family-complex="'JetBrains Mono'" fo:background-color="transparent" fo:color="#a9b7c6"/>
    </style:style>
    <style:style style:name="T1205" style:family="text">
      <style:text-properties fo:font-size="10.00pt" fo:font-weight="normal" fo:font-family="'JetBrains Mono'" style:font-family-asian="'JetBrains Mono'" style:font-family-complex="'JetBrains Mono'" fo:background-color="transparent" fo:color="#e8bf6a"/>
    </style:style>
    <style:style style:name="T1206" style:family="text">
      <style:text-properties fo:font-size="10.00pt" fo:font-weight="normal" fo:font-family="'JetBrains Mono'" style:font-family-asian="'JetBrains Mono'" style:font-family-complex="'JetBrains Mono'" fo:background-color="transparent" fo:color="#a9b7c6"/>
    </style:style>
    <style:style style:name="T1207" style:family="text">
      <style:text-properties fo:font-size="10.00pt" fo:font-weight="normal" fo:font-family="'JetBrains Mono'" style:font-family-asian="'JetBrains Mono'" style:font-family-complex="'JetBrains Mono'" fo:background-color="transparent" fo:color="#e8bf6a"/>
    </style:style>
    <style:style style:name="T1208" style:family="text">
      <style:text-properties fo:font-size="10.00pt" fo:font-weight="normal" fo:font-family="'JetBrains Mono'" style:font-family-asian="'JetBrains Mono'" style:font-family-complex="'JetBrains Mono'" fo:background-color="transparent" fo:color="#a9b7c6"/>
    </style:style>
    <style:style style:name="T1209" style:family="text">
      <style:text-properties fo:font-size="10.00pt" fo:font-weight="normal" fo:font-family="'JetBrains Mono'" style:font-family-asian="'JetBrains Mono'" style:font-family-complex="'JetBrains Mono'" fo:background-color="transparent" fo:color="#cc7832"/>
    </style:style>
    <style:style style:name="T1210" style:family="text">
      <style:text-properties fo:font-size="10.00pt" fo:font-weight="normal" fo:font-family="'JetBrains Mono'" style:font-family-asian="'JetBrains Mono'" style:font-family-complex="'JetBrains Mono'" fo:background-color="transparent" fo:color="#a9b7c6"/>
    </style:style>
    <style:style style:name="T1211" style:family="text">
      <style:text-properties fo:font-size="10.00pt" fo:font-weight="normal" fo:font-family="'JetBrains Mono'" style:font-family-asian="'JetBrains Mono'" style:font-family-complex="'JetBrains Mono'" fo:background-color="transparent" fo:color="#cc7832"/>
    </style:style>
    <style:style style:name="T1212" style:family="text">
      <style:text-properties fo:font-size="10.00pt" fo:font-weight="normal" fo:font-family="'JetBrains Mono'" style:font-family-asian="'JetBrains Mono'" style:font-family-complex="'JetBrains Mono'" fo:background-color="transparent" fo:color="#ffc66d"/>
    </style:style>
    <style:style style:name="T1213" style:family="text">
      <style:text-properties fo:font-size="10.00pt" fo:font-weight="normal" fo:font-family="'JetBrains Mono'" style:font-family-asian="'JetBrains Mono'" style:font-family-complex="'JetBrains Mono'" fo:background-color="transparent" fo:color="#cc7832"/>
    </style:style>
    <style:style style:name="T1214" style:family="text">
      <style:text-properties fo:font-size="14.00pt" fo:font-weight="bold" fo:font-family="Calibri" style:font-family-asian="Calibri" style:font-family-complex="Calibri" fo:background-color="transparent" style:use-window-font-color="true"/>
    </style:style>
    <style:style style:name="T1215" style:family="text">
      <style:text-properties fo:font-size="10.00pt" fo:font-weight="normal" fo:font-family="'JetBrains Mono'" style:font-family-asian="'JetBrains Mono'" style:font-family-complex="'JetBrains Mono'" fo:background-color="transparent" fo:color="#cc7832"/>
    </style:style>
    <style:style style:name="T1216" style:family="text">
      <style:text-properties fo:font-size="14.00pt" fo:font-weight="bold" fo:font-family="Calibri" style:font-family-asian="Calibri" style:font-family-complex="Calibri" fo:background-color="transparent" style:use-window-font-color="true"/>
    </style:style>
    <style:style style:name="T1217" style:family="text">
      <style:text-properties fo:font-size="12.00pt" fo:font-weight="bold" fo:font-family="Calibri" style:font-family-asian="Calibri" style:font-family-complex="Calibri" fo:background-color="transparent" style:use-window-font-color="true"/>
    </style:style>
    <style:style style:name="T121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21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220" style:family="text">
      <style:text-properties fo:font-size="12.00pt" fo:font-weight="bold" fo:font-family="Calibri" style:font-family-asian="Calibri" style:font-family-complex="Calibri" fo:background-color="transparent" style:use-window-font-color="true"/>
    </style:style>
    <style:style style:name="T122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22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223" style:family="text">
      <style:text-properties fo:font-size="12.00pt" fo:font-weight="bold" fo:font-family="Calibri" style:font-family-asian="Calibri" style:font-family-complex="Calibri" fo:background-color="transparent" style:use-window-font-color="true"/>
    </style:style>
    <style:style style:name="T1224" style:family="text">
      <style:text-properties fo:font-size="14.00pt" fo:font-weight="bold" fo:font-family="Calibri" style:font-family-asian="Calibri" style:font-family-complex="Calibri" fo:background-color="transparent" style:use-window-font-color="true"/>
    </style:style>
    <style:style style:name="T1225" style:family="text">
      <style:text-properties fo:font-size="11.00pt" fo:font-weight="normal" fo:font-family="Calibri" style:font-family-asian="Calibri" style:font-family-complex="Calibri" fo:background-color="transparent" style:use-window-font-color="true"/>
    </style:style>
    <style:style style:name="T122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27" style:family="text">
      <style:text-properties fo:font-size="11.00pt" fo:font-weight="normal" fo:font-family="Calibri" style:font-family-asian="Calibri" style:font-family-complex="Calibri" fo:background-color="transparent" style:use-window-font-color="true"/>
    </style:style>
    <style:style style:name="T1228" style:family="text">
      <style:text-properties fo:font-size="10.00pt" fo:font-weight="normal" fo:font-family="'JetBrains Mono'" style:font-family-asian="'JetBrains Mono'" style:font-family-complex="'JetBrains Mono'" fo:background-color="transparent" fo:color="#cc7832"/>
    </style:style>
    <style:style style:name="T1229" style:family="text">
      <style:text-properties fo:font-size="10.00pt" fo:font-weight="bold" fo:font-family="'JetBrains Mono'" style:font-family-asian="'JetBrains Mono'" style:font-family-complex="'JetBrains Mono'" fo:background-color="transparent" fo:color="#9876aa" fo:font-style="italic"/>
    </style:style>
    <style:style style:name="T1230" style:family="text">
      <style:text-properties fo:font-size="10.00pt" fo:font-weight="normal" fo:font-family="'JetBrains Mono'" style:font-family-asian="'JetBrains Mono'" style:font-family-complex="'JetBrains Mono'" fo:background-color="transparent" fo:color="#cc7832"/>
    </style:style>
    <style:style style:name="T1231" style:family="text">
      <style:text-properties fo:font-size="10.00pt" fo:font-weight="normal" fo:font-family="'JetBrains Mono'" style:font-family-asian="'JetBrains Mono'" style:font-family-complex="'JetBrains Mono'" fo:background-color="transparent" fo:color="#a9b7c6"/>
    </style:style>
    <style:style style:name="T1232" style:family="text">
      <style:text-properties fo:font-size="10.00pt" fo:font-weight="normal" fo:font-family="'JetBrains Mono'" style:font-family-asian="'JetBrains Mono'" style:font-family-complex="'JetBrains Mono'" fo:background-color="transparent" fo:color="#ffc66d"/>
    </style:style>
    <style:style style:name="T1233" style:family="text">
      <style:text-properties fo:font-size="10.00pt" fo:font-weight="normal" fo:font-family="'JetBrains Mono'" style:font-family-asian="'JetBrains Mono'" style:font-family-complex="'JetBrains Mono'" fo:background-color="transparent" fo:color="#cc7832"/>
    </style:style>
    <style:style style:name="T1234" style:family="text">
      <style:text-properties fo:font-size="10.00pt" fo:font-weight="normal" fo:font-family="'JetBrains Mono'" style:font-family-asian="'JetBrains Mono'" style:font-family-complex="'JetBrains Mono'" fo:background-color="transparent" fo:color="#ffc66d"/>
    </style:style>
    <style:style style:name="T1235" style:family="text">
      <style:text-properties fo:font-size="10.00pt" fo:font-weight="normal" fo:font-family="'JetBrains Mono'" style:font-family-asian="'JetBrains Mono'" style:font-family-complex="'JetBrains Mono'" fo:background-color="transparent" fo:color="#a9b7c6"/>
    </style:style>
    <style:style style:name="T1236" style:family="text">
      <style:text-properties fo:font-size="10.00pt" fo:font-weight="normal" fo:font-family="'JetBrains Mono'" style:font-family-asian="'JetBrains Mono'" style:font-family-complex="'JetBrains Mono'" fo:background-color="transparent" fo:color="#cc7832"/>
    </style:style>
    <style:style style:name="T1237" style:family="text">
      <style:text-properties fo:font-size="10.00pt" fo:font-weight="normal" fo:font-family="'JetBrains Mono'" style:font-family-asian="'JetBrains Mono'" style:font-family-complex="'JetBrains Mono'" fo:background-color="transparent" fo:color="#6a8759"/>
    </style:style>
    <style:style style:name="T1238" style:family="text">
      <style:text-properties fo:font-size="10.00pt" fo:font-weight="normal" fo:font-family="'JetBrains Mono'" style:font-family-asian="'JetBrains Mono'" style:font-family-complex="'JetBrains Mono'" fo:background-color="transparent" fo:color="#cc7832"/>
    </style:style>
    <style:style style:name="T1239" style:family="text">
      <style:text-properties fo:font-size="10.00pt" fo:font-weight="normal" fo:font-family="'JetBrains Mono'" style:font-family-asian="'JetBrains Mono'" style:font-family-complex="'JetBrains Mono'" fo:background-color="transparent" fo:color="#a9b7c6"/>
    </style:style>
    <style:style style:name="T1240" style:family="text">
      <style:text-properties fo:font-size="10.00pt" fo:font-weight="normal" fo:font-family="'JetBrains Mono'" style:font-family-asian="'JetBrains Mono'" style:font-family-complex="'JetBrains Mono'" fo:background-color="transparent" fo:color="#ffc66d"/>
    </style:style>
    <style:style style:name="T1241" style:family="text">
      <style:text-properties fo:font-size="10.00pt" fo:font-weight="normal" fo:font-family="'JetBrains Mono'" style:font-family-asian="'JetBrains Mono'" style:font-family-complex="'JetBrains Mono'" fo:background-color="transparent" fo:color="#cc7832"/>
    </style:style>
    <style:style style:name="T1242" style:family="text">
      <style:text-properties fo:font-size="10.00pt" fo:font-weight="normal" fo:font-family="'JetBrains Mono'" style:font-family-asian="'JetBrains Mono'" style:font-family-complex="'JetBrains Mono'" fo:background-color="transparent" fo:color="#ffc66d"/>
    </style:style>
    <style:style style:name="T1243" style:family="text">
      <style:text-properties fo:font-size="10.00pt" fo:font-weight="normal" fo:font-family="'JetBrains Mono'" style:font-family-asian="'JetBrains Mono'" style:font-family-complex="'JetBrains Mono'" fo:background-color="transparent" fo:color="#a9b7c6"/>
    </style:style>
    <style:style style:name="T1244" style:family="text">
      <style:text-properties fo:font-size="10.00pt" fo:font-weight="normal" fo:font-family="'JetBrains Mono'" style:font-family-asian="'JetBrains Mono'" style:font-family-complex="'JetBrains Mono'" fo:background-color="transparent" fo:color="#cc7832"/>
    </style:style>
    <style:style style:name="T1245" style:family="text">
      <style:text-properties fo:font-size="10.00pt" fo:font-weight="normal" fo:font-family="'JetBrains Mono'" style:font-family-asian="'JetBrains Mono'" style:font-family-complex="'JetBrains Mono'" fo:background-color="transparent" fo:color="#6a8759"/>
    </style:style>
    <style:style style:name="T1246" style:family="text">
      <style:text-properties fo:font-size="10.00pt" fo:font-weight="normal" fo:font-family="'JetBrains Mono'" style:font-family-asian="'JetBrains Mono'" style:font-family-complex="'JetBrains Mono'" fo:background-color="transparent" fo:color="#cc7832"/>
    </style:style>
    <style:style style:name="T1247" style:family="text">
      <style:text-properties fo:font-size="10.00pt" fo:font-weight="bold" fo:font-family="'JetBrains Mono'" style:font-family-asian="'JetBrains Mono'" style:font-family-complex="'JetBrains Mono'" fo:background-color="transparent" fo:color="#9876aa" fo:font-style="italic"/>
    </style:style>
    <style:style style:name="T1248" style:family="text">
      <style:text-properties fo:font-size="10.00pt" fo:font-weight="normal" fo:font-family="'JetBrains Mono'" style:font-family-asian="'JetBrains Mono'" style:font-family-complex="'JetBrains Mono'" fo:background-color="transparent" fo:color="#cc7832"/>
    </style:style>
    <style:style style:name="T1249" style:family="text">
      <style:text-properties fo:font-size="10.00pt" fo:font-weight="normal" fo:font-family="'JetBrains Mono'" style:font-family-asian="'JetBrains Mono'" style:font-family-complex="'JetBrains Mono'" fo:background-color="transparent" fo:color="#6a8759"/>
    </style:style>
    <style:style style:name="T1250" style:family="text">
      <style:text-properties fo:font-size="10.00pt" fo:font-weight="normal" fo:font-family="'JetBrains Mono'" style:font-family-asian="'JetBrains Mono'" style:font-family-complex="'JetBrains Mono'" fo:background-color="transparent" fo:color="#cc7832"/>
    </style:style>
    <style:style style:name="T1251" style:family="text">
      <style:text-properties fo:font-size="10.00pt" fo:font-weight="normal" fo:font-family="'JetBrains Mono'" style:font-family-asian="'JetBrains Mono'" style:font-family-complex="'JetBrains Mono'" fo:background-color="transparent" fo:color="#ffc66d"/>
    </style:style>
    <style:style style:name="T1252" style:family="text">
      <style:text-properties fo:font-size="10.00pt" fo:font-weight="normal" fo:font-family="'JetBrains Mono'" style:font-family-asian="'JetBrains Mono'" style:font-family-complex="'JetBrains Mono'" fo:background-color="transparent" fo:color="#a9b7c6"/>
    </style:style>
    <style:style style:name="T1253" style:family="text">
      <style:text-properties fo:font-size="10.00pt" fo:font-weight="normal" fo:font-family="'JetBrains Mono'" style:font-family-asian="'JetBrains Mono'" style:font-family-complex="'JetBrains Mono'" fo:background-color="transparent" fo:color="#808080"/>
    </style:style>
    <style:style style:name="T1254" style:family="text">
      <style:text-properties fo:font-size="10.00pt" fo:font-weight="normal" fo:font-family="'JetBrains Mono'" style:font-family-asian="'JetBrains Mono'" style:font-family-complex="'JetBrains Mono'" fo:background-color="transparent" fo:color="#cc7832"/>
    </style:style>
    <style:style style:name="T1255" style:family="text">
      <style:text-properties fo:font-size="10.00pt" fo:font-weight="normal" fo:font-family="'JetBrains Mono'" style:font-family-asian="'JetBrains Mono'" style:font-family-complex="'JetBrains Mono'" fo:background-color="transparent" fo:color="#a9b7c6"/>
    </style:style>
    <style:style style:name="T1256" style:family="text">
      <style:text-properties fo:font-size="10.00pt" fo:font-weight="normal" fo:font-family="'JetBrains Mono'" style:font-family-asian="'JetBrains Mono'" style:font-family-complex="'JetBrains Mono'" fo:background-color="transparent" fo:color="#cc7832"/>
    </style:style>
    <style:style style:name="T1257" style:family="text">
      <style:text-properties fo:font-size="10.00pt" fo:font-weight="normal" fo:font-family="'JetBrains Mono'" style:font-family-asian="'JetBrains Mono'" style:font-family-complex="'JetBrains Mono'" fo:background-color="transparent" fo:color="#a9b7c6"/>
    </style:style>
    <style:style style:name="T1258" style:family="text">
      <style:text-properties fo:font-size="10.00pt" fo:font-weight="normal" fo:font-family="'JetBrains Mono'" style:font-family-asian="'JetBrains Mono'" style:font-family-complex="'JetBrains Mono'" fo:background-color="transparent" fo:color="#ffc66d"/>
    </style:style>
    <style:style style:name="T1259" style:family="text">
      <style:text-properties fo:font-size="10.00pt" fo:font-weight="normal" fo:font-family="'JetBrains Mono'" style:font-family-asian="'JetBrains Mono'" style:font-family-complex="'JetBrains Mono'" fo:background-color="transparent" fo:color="#a9b7c6"/>
    </style:style>
    <style:style style:name="T1260" style:family="text">
      <style:text-properties fo:font-size="10.00pt" fo:font-weight="normal" fo:font-family="'JetBrains Mono'" style:font-family-asian="'JetBrains Mono'" style:font-family-complex="'JetBrains Mono'" fo:background-color="transparent" fo:color="#6a8759"/>
    </style:style>
    <style:style style:name="T1261" style:family="text">
      <style:text-properties fo:font-size="10.00pt" fo:font-weight="normal" fo:font-family="'JetBrains Mono'" style:font-family-asian="'JetBrains Mono'" style:font-family-complex="'JetBrains Mono'" fo:background-color="transparent" fo:color="#a9b7c6"/>
    </style:style>
    <style:style style:name="T1262" style:family="text">
      <style:text-properties fo:font-size="10.00pt" fo:font-weight="normal" fo:font-family="'JetBrains Mono'" style:font-family-asian="'JetBrains Mono'" style:font-family-complex="'JetBrains Mono'" fo:background-color="transparent" fo:color="#cc7832"/>
    </style:style>
    <style:style style:name="T1263" style:family="text">
      <style:text-properties fo:font-size="10.00pt" fo:font-weight="normal" fo:font-family="'JetBrains Mono'" style:font-family-asian="'JetBrains Mono'" style:font-family-complex="'JetBrains Mono'" fo:background-color="transparent" fo:color="#a9b7c6"/>
    </style:style>
    <style:style style:name="T1264" style:family="text">
      <style:text-properties fo:font-size="10.00pt" fo:font-weight="normal" fo:font-family="'JetBrains Mono'" style:font-family-asian="'JetBrains Mono'" style:font-family-complex="'JetBrains Mono'" fo:background-color="transparent" fo:color="#cc7832"/>
    </style:style>
    <style:style style:name="T1265" style:family="text">
      <style:text-properties fo:font-size="10.00pt" fo:font-weight="normal" fo:font-family="'JetBrains Mono'" style:font-family-asian="'JetBrains Mono'" style:font-family-complex="'JetBrains Mono'" fo:background-color="transparent" fo:color="#a9b7c6"/>
    </style:style>
    <style:style style:name="T1266" style:family="text">
      <style:text-properties fo:font-size="10.00pt" fo:font-weight="normal" fo:font-family="'JetBrains Mono'" style:font-family-asian="'JetBrains Mono'" style:font-family-complex="'JetBrains Mono'" fo:background-color="transparent" fo:color="#ffc66d"/>
    </style:style>
    <style:style style:name="T1267" style:family="text">
      <style:text-properties fo:font-size="10.00pt" fo:font-weight="normal" fo:font-family="'JetBrains Mono'" style:font-family-asian="'JetBrains Mono'" style:font-family-complex="'JetBrains Mono'" fo:background-color="transparent" fo:color="#a9b7c6"/>
    </style:style>
    <style:style style:name="T1268" style:family="text">
      <style:text-properties fo:font-size="10.00pt" fo:font-weight="normal" fo:font-family="'JetBrains Mono'" style:font-family-asian="'JetBrains Mono'" style:font-family-complex="'JetBrains Mono'" fo:background-color="transparent" fo:color="#6a8759"/>
    </style:style>
    <style:style style:name="T1269" style:family="text">
      <style:text-properties fo:font-size="10.00pt" fo:font-weight="normal" fo:font-family="'JetBrains Mono'" style:font-family-asian="'JetBrains Mono'" style:font-family-complex="'JetBrains Mono'" fo:background-color="transparent" fo:color="#a9b7c6"/>
    </style:style>
    <style:style style:name="T1270" style:family="text">
      <style:text-properties fo:font-size="10.00pt" fo:font-weight="normal" fo:font-family="'JetBrains Mono'" style:font-family-asian="'JetBrains Mono'" style:font-family-complex="'JetBrains Mono'" fo:background-color="transparent" fo:color="#cc7832"/>
    </style:style>
    <style:style style:name="T1271" style:family="text">
      <style:text-properties fo:font-size="10.00pt" fo:font-weight="normal" fo:font-family="'JetBrains Mono'" style:font-family-asian="'JetBrains Mono'" style:font-family-complex="'JetBrains Mono'" fo:background-color="transparent" fo:color="#a9b7c6"/>
    </style:style>
    <style:style style:name="T1272" style:family="text">
      <style:text-properties fo:font-size="10.00pt" fo:font-weight="normal" fo:font-family="'JetBrains Mono'" style:font-family-asian="'JetBrains Mono'" style:font-family-complex="'JetBrains Mono'" fo:background-color="transparent" fo:color="#cc7832"/>
    </style:style>
    <style:style style:name="T1273" style:family="text">
      <style:text-properties fo:font-size="10.00pt" fo:font-weight="normal" fo:font-family="'JetBrains Mono'" style:font-family-asian="'JetBrains Mono'" style:font-family-complex="'JetBrains Mono'" fo:background-color="transparent" fo:color="#a9b7c6"/>
    </style:style>
    <style:style style:name="T1274" style:family="text">
      <style:text-properties fo:font-size="10.00pt" fo:font-weight="normal" fo:font-family="'JetBrains Mono'" style:font-family-asian="'JetBrains Mono'" style:font-family-complex="'JetBrains Mono'" fo:background-color="transparent" fo:color="#ffc66d"/>
    </style:style>
    <style:style style:name="T1275" style:family="text">
      <style:text-properties fo:font-size="10.00pt" fo:font-weight="normal" fo:font-family="'JetBrains Mono'" style:font-family-asian="'JetBrains Mono'" style:font-family-complex="'JetBrains Mono'" fo:background-color="transparent" fo:color="#a9b7c6"/>
    </style:style>
    <style:style style:name="T1276" style:family="text">
      <style:text-properties fo:font-size="10.00pt" fo:font-weight="normal" fo:font-family="'JetBrains Mono'" style:font-family-asian="'JetBrains Mono'" style:font-family-complex="'JetBrains Mono'" fo:background-color="transparent" fo:color="#6a8759"/>
    </style:style>
    <style:style style:name="T1277" style:family="text">
      <style:text-properties fo:font-size="10.00pt" fo:font-weight="normal" fo:font-family="'JetBrains Mono'" style:font-family-asian="'JetBrains Mono'" style:font-family-complex="'JetBrains Mono'" fo:background-color="transparent" fo:color="#a9b7c6"/>
    </style:style>
    <style:style style:name="T1278" style:family="text">
      <style:text-properties fo:font-size="10.00pt" fo:font-weight="normal" fo:font-family="'JetBrains Mono'" style:font-family-asian="'JetBrains Mono'" style:font-family-complex="'JetBrains Mono'" fo:background-color="transparent" fo:color="#cc7832"/>
    </style:style>
    <style:style style:name="T1279" style:family="text">
      <style:text-properties fo:font-size="10.00pt" fo:font-weight="normal" fo:font-family="'JetBrains Mono'" style:font-family-asian="'JetBrains Mono'" style:font-family-complex="'JetBrains Mono'" fo:background-color="transparent" fo:color="#808080"/>
    </style:style>
    <style:style style:name="T1280" style:family="text">
      <style:text-properties fo:font-size="10.00pt" fo:font-weight="normal" fo:font-family="'JetBrains Mono'" style:font-family-asian="'JetBrains Mono'" style:font-family-complex="'JetBrains Mono'" fo:background-color="transparent" fo:color="#cc7832"/>
    </style:style>
    <style:style style:name="T1281" style:family="text">
      <style:text-properties fo:font-size="10.00pt" fo:font-weight="normal" fo:font-family="'JetBrains Mono'" style:font-family-asian="'JetBrains Mono'" style:font-family-complex="'JetBrains Mono'" fo:background-color="transparent" fo:color="#a9b7c6"/>
    </style:style>
    <style:style style:name="T1282" style:family="text">
      <style:text-properties fo:font-size="10.00pt" fo:font-weight="normal" fo:font-family="'JetBrains Mono'" style:font-family-asian="'JetBrains Mono'" style:font-family-complex="'JetBrains Mono'" fo:background-color="transparent" fo:color="#cc7832"/>
    </style:style>
    <style:style style:name="T1283" style:family="text">
      <style:text-properties fo:font-size="10.00pt" fo:font-weight="normal" fo:font-family="'JetBrains Mono'" style:font-family-asian="'JetBrains Mono'" style:font-family-complex="'JetBrains Mono'" fo:background-color="transparent" fo:color="#a9b7c6"/>
    </style:style>
    <style:style style:name="T1284" style:family="text">
      <style:text-properties fo:font-size="10.00pt" fo:font-weight="normal" fo:font-family="'JetBrains Mono'" style:font-family-asian="'JetBrains Mono'" style:font-family-complex="'JetBrains Mono'" fo:background-color="transparent" fo:color="#ffc66d"/>
    </style:style>
    <style:style style:name="T1285" style:family="text">
      <style:text-properties fo:font-size="10.00pt" fo:font-weight="normal" fo:font-family="'JetBrains Mono'" style:font-family-asian="'JetBrains Mono'" style:font-family-complex="'JetBrains Mono'" fo:background-color="transparent" fo:color="#a9b7c6"/>
    </style:style>
    <style:style style:name="T1286" style:family="text">
      <style:text-properties fo:font-size="10.00pt" fo:font-weight="normal" fo:font-family="'JetBrains Mono'" style:font-family-asian="'JetBrains Mono'" style:font-family-complex="'JetBrains Mono'" fo:background-color="transparent" fo:color="#cc7832"/>
    </style:style>
    <style:style style:name="T1287" style:family="text">
      <style:text-properties fo:font-size="10.00pt" fo:font-weight="normal" fo:font-family="'JetBrains Mono'" style:font-family-asian="'JetBrains Mono'" style:font-family-complex="'JetBrains Mono'" fo:background-color="transparent" fo:color="#a9b7c6"/>
    </style:style>
    <style:style style:name="T1288" style:family="text">
      <style:text-properties fo:font-size="10.00pt" fo:font-weight="normal" fo:font-family="'JetBrains Mono'" style:font-family-asian="'JetBrains Mono'" style:font-family-complex="'JetBrains Mono'" fo:background-color="transparent" fo:color="#cc7832"/>
    </style:style>
    <style:style style:name="T1289" style:family="text">
      <style:text-properties fo:font-size="10.00pt" fo:font-weight="normal" fo:font-family="'JetBrains Mono'" style:font-family-asian="'JetBrains Mono'" style:font-family-complex="'JetBrains Mono'" fo:background-color="transparent" fo:color="#a9b7c6"/>
    </style:style>
    <style:style style:name="T1290" style:family="text">
      <style:text-properties fo:font-size="10.00pt" fo:font-weight="normal" fo:font-family="'JetBrains Mono'" style:font-family-asian="'JetBrains Mono'" style:font-family-complex="'JetBrains Mono'" fo:background-color="transparent" fo:color="#cc7832"/>
    </style:style>
    <style:style style:name="T1291" style:family="text">
      <style:text-properties fo:font-size="10.00pt" fo:font-weight="normal" fo:font-family="'JetBrains Mono'" style:font-family-asian="'JetBrains Mono'" style:font-family-complex="'JetBrains Mono'" fo:background-color="transparent" fo:color="#a9b7c6"/>
    </style:style>
    <style:style style:name="T1292" style:family="text">
      <style:text-properties fo:font-size="10.00pt" fo:font-weight="normal" fo:font-family="'JetBrains Mono'" style:font-family-asian="'JetBrains Mono'" style:font-family-complex="'JetBrains Mono'" fo:background-color="transparent" fo:color="#ffc66d"/>
    </style:style>
    <style:style style:name="T1293" style:family="text">
      <style:text-properties fo:font-size="10.00pt" fo:font-weight="normal" fo:font-family="'JetBrains Mono'" style:font-family-asian="'JetBrains Mono'" style:font-family-complex="'JetBrains Mono'" fo:background-color="transparent" fo:color="#a9b7c6"/>
    </style:style>
    <style:style style:name="T1294" style:family="text">
      <style:text-properties fo:font-size="10.00pt" fo:font-weight="normal" fo:font-family="'JetBrains Mono'" style:font-family-asian="'JetBrains Mono'" style:font-family-complex="'JetBrains Mono'" fo:background-color="transparent" fo:color="#cc7832"/>
    </style:style>
    <style:style style:name="T1295" style:family="text">
      <style:text-properties fo:font-size="10.00pt" fo:font-weight="normal" fo:font-family="'JetBrains Mono'" style:font-family-asian="'JetBrains Mono'" style:font-family-complex="'JetBrains Mono'" fo:background-color="transparent" fo:color="#a9b7c6"/>
    </style:style>
    <style:style style:name="T1296" style:family="text">
      <style:text-properties fo:font-size="10.00pt" fo:font-weight="normal" fo:font-family="'JetBrains Mono'" style:font-family-asian="'JetBrains Mono'" style:font-family-complex="'JetBrains Mono'" fo:background-color="transparent" fo:color="#cc7832"/>
    </style:style>
    <style:style style:name="T1297" style:family="text">
      <style:text-properties fo:font-size="10.00pt" fo:font-weight="normal" fo:font-family="'JetBrains Mono'" style:font-family-asian="'JetBrains Mono'" style:font-family-complex="'JetBrains Mono'" fo:background-color="transparent" fo:color="#808080"/>
    </style:style>
    <style:style style:name="T1298" style:family="text">
      <style:text-properties fo:font-size="10.00pt" fo:font-weight="normal" fo:font-family="'JetBrains Mono'" style:font-family-asian="'JetBrains Mono'" style:font-family-complex="'JetBrains Mono'" fo:background-color="transparent" fo:color="#cc7832"/>
    </style:style>
    <style:style style:name="T1299" style:family="text">
      <style:text-properties fo:font-size="10.00pt" fo:font-weight="normal" fo:font-family="'JetBrains Mono'" style:font-family-asian="'JetBrains Mono'" style:font-family-complex="'JetBrains Mono'" fo:background-color="transparent" fo:color="#a9b7c6"/>
    </style:style>
    <style:style style:name="T1300" style:family="text">
      <style:text-properties fo:font-size="10.00pt" fo:font-weight="bold" fo:font-family="'JetBrains Mono'" style:font-family-asian="'JetBrains Mono'" style:font-family-complex="'JetBrains Mono'" fo:background-color="transparent" fo:color="#9876aa" fo:font-style="italic"/>
    </style:style>
    <style:style style:name="T1301" style:family="text">
      <style:text-properties fo:font-size="10.00pt" fo:font-weight="normal" fo:font-family="'JetBrains Mono'" style:font-family-asian="'JetBrains Mono'" style:font-family-complex="'JetBrains Mono'" fo:background-color="transparent" fo:color="#a9b7c6"/>
    </style:style>
    <style:style style:name="T1302" style:family="text">
      <style:text-properties fo:font-size="10.00pt" fo:font-weight="normal" fo:font-family="'JetBrains Mono'" style:font-family-asian="'JetBrains Mono'" style:font-family-complex="'JetBrains Mono'" fo:background-color="transparent" fo:color="#9876aa"/>
    </style:style>
    <style:style style:name="T1303" style:family="text">
      <style:text-properties fo:font-size="10.00pt" fo:font-weight="normal" fo:font-family="'JetBrains Mono'" style:font-family-asian="'JetBrains Mono'" style:font-family-complex="'JetBrains Mono'" fo:background-color="transparent" fo:color="#a9b7c6"/>
    </style:style>
    <style:style style:name="T1304" style:family="text">
      <style:text-properties fo:font-size="10.00pt" fo:font-weight="normal" fo:font-family="'JetBrains Mono'" style:font-family-asian="'JetBrains Mono'" style:font-family-complex="'JetBrains Mono'" fo:background-color="transparent" fo:color="#ffc66d"/>
    </style:style>
    <style:style style:name="T1305" style:family="text">
      <style:text-properties fo:font-size="10.00pt" fo:font-weight="normal" fo:font-family="'JetBrains Mono'" style:font-family-asian="'JetBrains Mono'" style:font-family-complex="'JetBrains Mono'" fo:background-color="transparent" fo:color="#a9b7c6"/>
    </style:style>
    <style:style style:name="T1306" style:family="text">
      <style:text-properties fo:font-size="10.00pt" fo:font-weight="normal" fo:font-family="'JetBrains Mono'" style:font-family-asian="'JetBrains Mono'" style:font-family-complex="'JetBrains Mono'" fo:background-color="transparent" fo:color="#cc7832"/>
    </style:style>
    <style:style style:name="T1307" style:family="text">
      <style:text-properties fo:font-size="10.00pt" fo:font-weight="normal" fo:font-family="'JetBrains Mono'" style:font-family-asian="'JetBrains Mono'" style:font-family-complex="'JetBrains Mono'" fo:background-color="transparent" fo:color="#a9b7c6"/>
    </style:style>
    <style:style style:name="T1308" style:family="text">
      <style:text-properties fo:font-size="10.00pt" fo:font-weight="normal" fo:font-family="'JetBrains Mono'" style:font-family-asian="'JetBrains Mono'" style:font-family-complex="'JetBrains Mono'" fo:background-color="transparent" fo:color="#ffc66d"/>
    </style:style>
    <style:style style:name="T1309" style:family="text">
      <style:text-properties fo:font-size="10.00pt" fo:font-weight="normal" fo:font-family="'JetBrains Mono'" style:font-family-asian="'JetBrains Mono'" style:font-family-complex="'JetBrains Mono'" fo:background-color="transparent" fo:color="#a9b7c6"/>
    </style:style>
    <style:style style:name="T1310" style:family="text">
      <style:text-properties fo:font-size="10.00pt" fo:font-weight="normal" fo:font-family="'JetBrains Mono'" style:font-family-asian="'JetBrains Mono'" style:font-family-complex="'JetBrains Mono'" fo:background-color="transparent" fo:color="#cc7832"/>
    </style:style>
    <style:style style:name="T1311" style:family="text">
      <style:text-properties fo:font-size="10.00pt" fo:font-weight="normal" fo:font-family="'JetBrains Mono'" style:font-family-asian="'JetBrains Mono'" style:font-family-complex="'JetBrains Mono'" fo:background-color="transparent" fo:color="#808080"/>
    </style:style>
    <style:style style:name="T1312" style:family="text">
      <style:text-properties fo:font-size="10.00pt" fo:font-weight="normal" fo:font-family="'JetBrains Mono'" style:font-family-asian="'JetBrains Mono'" style:font-family-complex="'JetBrains Mono'" fo:background-color="transparent" fo:color="#ffc66d"/>
    </style:style>
    <style:style style:name="T1313" style:family="text">
      <style:text-properties fo:font-size="10.00pt" fo:font-weight="normal" fo:font-family="'JetBrains Mono'" style:font-family-asian="'JetBrains Mono'" style:font-family-complex="'JetBrains Mono'" fo:background-color="transparent" fo:color="#a9b7c6"/>
    </style:style>
    <style:style style:name="T1314" style:family="text">
      <style:text-properties fo:font-size="10.00pt" fo:font-weight="normal" fo:font-family="'JetBrains Mono'" style:font-family-asian="'JetBrains Mono'" style:font-family-complex="'JetBrains Mono'" fo:background-color="transparent" fo:color="#cc7832"/>
    </style:style>
    <style:style style:name="T1315" style:family="text">
      <style:text-properties fo:font-size="10.00pt" fo:font-weight="normal" fo:font-family="'JetBrains Mono'" style:font-family-asian="'JetBrains Mono'" style:font-family-complex="'JetBrains Mono'" fo:background-color="transparent" fo:color="#ffc66d"/>
    </style:style>
    <style:style style:name="T1316" style:family="text">
      <style:text-properties fo:font-size="10.00pt" fo:font-weight="normal" fo:font-family="'JetBrains Mono'" style:font-family-asian="'JetBrains Mono'" style:font-family-complex="'JetBrains Mono'" fo:background-color="transparent" fo:color="#a9b7c6"/>
    </style:style>
    <style:style style:name="T1317" style:family="text">
      <style:text-properties fo:font-size="10.00pt" fo:font-weight="normal" fo:font-family="'JetBrains Mono'" style:font-family-asian="'JetBrains Mono'" style:font-family-complex="'JetBrains Mono'" fo:background-color="transparent" fo:color="#ffc66d"/>
    </style:style>
    <style:style style:name="T1318" style:family="text">
      <style:text-properties fo:font-size="10.00pt" fo:font-weight="normal" fo:font-family="'JetBrains Mono'" style:font-family-asian="'JetBrains Mono'" style:font-family-complex="'JetBrains Mono'" fo:background-color="transparent" fo:color="#a9b7c6"/>
    </style:style>
    <style:style style:name="T1319" style:family="text">
      <style:text-properties fo:font-size="10.00pt" fo:font-weight="normal" fo:font-family="'JetBrains Mono'" style:font-family-asian="'JetBrains Mono'" style:font-family-complex="'JetBrains Mono'" fo:background-color="transparent" fo:color="#cc7832"/>
    </style:style>
    <style:style style:name="T1320" style:family="text">
      <style:text-properties fo:font-size="10.00pt" fo:font-weight="normal" fo:font-family="'JetBrains Mono'" style:font-family-asian="'JetBrains Mono'" style:font-family-complex="'JetBrains Mono'" fo:background-color="transparent" fo:color="#a9b7c6"/>
    </style:style>
    <style:style style:name="T1321" style:family="text">
      <style:text-properties fo:font-size="10.00pt" fo:font-weight="normal" fo:font-family="'JetBrains Mono'" style:font-family-asian="'JetBrains Mono'" style:font-family-complex="'JetBrains Mono'" fo:background-color="transparent" fo:color="#cc7832"/>
    </style:style>
    <style:style style:name="T1322" style:family="text">
      <style:text-properties fo:font-size="10.00pt" fo:font-weight="normal" fo:font-family="'JetBrains Mono'" style:font-family-asian="'JetBrains Mono'" style:font-family-complex="'JetBrains Mono'" fo:background-color="transparent" fo:color="#a9b7c6"/>
    </style:style>
    <style:style style:name="T1323" style:family="text">
      <style:text-properties fo:font-size="10.00pt" fo:font-weight="normal" fo:font-family="'JetBrains Mono'" style:font-family-asian="'JetBrains Mono'" style:font-family-complex="'JetBrains Mono'" fo:background-color="transparent" fo:color="#cc7832"/>
    </style:style>
    <style:style style:name="T1324" style:family="text">
      <style:text-properties fo:font-size="10.00pt" fo:font-weight="normal" fo:font-family="'JetBrains Mono'" style:font-family-asian="'JetBrains Mono'" style:font-family-complex="'JetBrains Mono'" fo:background-color="transparent" fo:color="#ffc66d"/>
    </style:style>
    <style:style style:name="T1325" style:family="text">
      <style:text-properties fo:font-size="10.00pt" fo:font-weight="normal" fo:font-family="'JetBrains Mono'" style:font-family-asian="'JetBrains Mono'" style:font-family-complex="'JetBrains Mono'" fo:background-color="transparent" fo:color="#a9b7c6"/>
    </style:style>
    <style:style style:name="T1326" style:family="text">
      <style:text-properties fo:font-size="10.00pt" fo:font-weight="normal" fo:font-family="'JetBrains Mono'" style:font-family-asian="'JetBrains Mono'" style:font-family-complex="'JetBrains Mono'" fo:background-color="transparent" fo:color="#ffc66d"/>
    </style:style>
    <style:style style:name="T1327" style:family="text">
      <style:text-properties fo:font-size="10.00pt" fo:font-weight="normal" fo:font-family="'JetBrains Mono'" style:font-family-asian="'JetBrains Mono'" style:font-family-complex="'JetBrains Mono'" fo:background-color="transparent" fo:color="#a9b7c6"/>
    </style:style>
    <style:style style:name="T1328" style:family="text">
      <style:text-properties fo:font-size="10.00pt" fo:font-weight="normal" fo:font-family="'JetBrains Mono'" style:font-family-asian="'JetBrains Mono'" style:font-family-complex="'JetBrains Mono'" fo:background-color="transparent" fo:color="#cc7832"/>
    </style:style>
    <style:style style:name="T1329" style:family="text">
      <style:text-properties fo:font-size="10.00pt" fo:font-weight="normal" fo:font-family="'JetBrains Mono'" style:font-family-asian="'JetBrains Mono'" style:font-family-complex="'JetBrains Mono'" fo:background-color="transparent" fo:color="#a9b7c6"/>
    </style:style>
    <style:style style:name="T1330" style:family="text">
      <style:text-properties fo:font-size="10.00pt" fo:font-weight="normal" fo:font-family="'JetBrains Mono'" style:font-family-asian="'JetBrains Mono'" style:font-family-complex="'JetBrains Mono'" fo:background-color="transparent" fo:color="#cc7832"/>
    </style:style>
    <style:style style:name="T1331" style:family="text">
      <style:text-properties fo:font-size="10.00pt" fo:font-weight="normal" fo:font-family="'JetBrains Mono'" style:font-family-asian="'JetBrains Mono'" style:font-family-complex="'JetBrains Mono'" fo:background-color="transparent" fo:color="#a9b7c6"/>
    </style:style>
    <style:style style:name="T1332" style:family="text">
      <style:text-properties fo:font-size="10.00pt" fo:font-weight="normal" fo:font-family="'JetBrains Mono'" style:font-family-asian="'JetBrains Mono'" style:font-family-complex="'JetBrains Mono'" fo:background-color="transparent" fo:color="#cc7832"/>
    </style:style>
    <style:style style:name="T1333" style:family="text">
      <style:text-properties fo:font-size="10.00pt" fo:font-weight="normal" fo:font-family="'JetBrains Mono'" style:font-family-asian="'JetBrains Mono'" style:font-family-complex="'JetBrains Mono'" fo:background-color="transparent" fo:color="#a9b7c6"/>
    </style:style>
    <style:style style:name="T1334" style:family="text">
      <style:text-properties fo:font-size="10.00pt" fo:font-weight="normal" fo:font-family="'JetBrains Mono'" style:font-family-asian="'JetBrains Mono'" style:font-family-complex="'JetBrains Mono'" fo:background-color="transparent" fo:color="#cc7832"/>
    </style:style>
    <style:style style:name="T1335" style:family="text">
      <style:text-properties fo:font-size="10.00pt" fo:font-weight="normal" fo:font-family="'JetBrains Mono'" style:font-family-asian="'JetBrains Mono'" style:font-family-complex="'JetBrains Mono'" fo:background-color="transparent" fo:color="#a9b7c6"/>
    </style:style>
    <style:style style:name="T1336" style:family="text">
      <style:text-properties fo:font-size="10.00pt" fo:font-weight="normal" fo:font-family="'JetBrains Mono'" style:font-family-asian="'JetBrains Mono'" style:font-family-complex="'JetBrains Mono'" fo:background-color="transparent" fo:color="#cc7832"/>
    </style:style>
    <style:style style:name="T1337" style:family="text">
      <style:text-properties fo:font-size="10.00pt" fo:font-weight="normal" fo:font-family="'JetBrains Mono'" style:font-family-asian="'JetBrains Mono'" style:font-family-complex="'JetBrains Mono'" fo:background-color="transparent" fo:color="#a9b7c6"/>
    </style:style>
    <style:style style:name="T1338" style:family="text">
      <style:text-properties fo:font-size="10.00pt" fo:font-weight="normal" fo:font-family="'JetBrains Mono'" style:font-family-asian="'JetBrains Mono'" style:font-family-complex="'JetBrains Mono'" fo:background-color="transparent" fo:color="#cc7832"/>
    </style:style>
    <style:style style:name="T1339" style:family="text">
      <style:text-properties fo:font-size="10.00pt" fo:font-weight="bold" fo:font-family="'JetBrains Mono'" style:font-family-asian="'JetBrains Mono'" style:font-family-complex="'JetBrains Mono'" fo:background-color="transparent" fo:color="#9876aa" fo:font-style="italic"/>
    </style:style>
    <style:style style:name="T1340" style:family="text">
      <style:text-properties fo:font-size="10.00pt" fo:font-weight="normal" fo:font-family="'JetBrains Mono'" style:font-family-asian="'JetBrains Mono'" style:font-family-complex="'JetBrains Mono'" fo:background-color="transparent" fo:color="#a9b7c6"/>
    </style:style>
    <style:style style:name="T1341" style:family="text">
      <style:text-properties fo:font-size="10.00pt" fo:font-weight="normal" fo:font-family="'JetBrains Mono'" style:font-family-asian="'JetBrains Mono'" style:font-family-complex="'JetBrains Mono'" fo:background-color="transparent" fo:color="#ffc66d"/>
    </style:style>
    <style:style style:name="T1342" style:family="text">
      <style:text-properties fo:font-size="10.00pt" fo:font-weight="normal" fo:font-family="'JetBrains Mono'" style:font-family-asian="'JetBrains Mono'" style:font-family-complex="'JetBrains Mono'" fo:background-color="transparent" fo:color="#a9b7c6"/>
    </style:style>
    <style:style style:name="T1343" style:family="text">
      <style:text-properties fo:font-size="10.00pt" fo:font-weight="normal" fo:font-family="'JetBrains Mono'" style:font-family-asian="'JetBrains Mono'" style:font-family-complex="'JetBrains Mono'" fo:background-color="transparent" fo:color="#6a8759"/>
    </style:style>
    <style:style style:name="T1344" style:family="text">
      <style:text-properties fo:font-size="10.00pt" fo:font-weight="normal" fo:font-family="'JetBrains Mono'" style:font-family-asian="'JetBrains Mono'" style:font-family-complex="'JetBrains Mono'" fo:background-color="transparent" fo:color="#cc7832"/>
    </style:style>
    <style:style style:name="T1345" style:family="text">
      <style:text-properties fo:font-size="10.00pt" fo:font-weight="normal" fo:font-family="'JetBrains Mono'" style:font-family-asian="'JetBrains Mono'" style:font-family-complex="'JetBrains Mono'" fo:background-color="transparent" fo:color="#a9b7c6"/>
    </style:style>
    <style:style style:name="T1346" style:family="text">
      <style:text-properties fo:font-size="10.00pt" fo:font-weight="normal" fo:font-family="'JetBrains Mono'" style:font-family-asian="'JetBrains Mono'" style:font-family-complex="'JetBrains Mono'" fo:background-color="transparent" fo:color="#9876aa"/>
    </style:style>
    <style:style style:name="T1347" style:family="text">
      <style:text-properties fo:font-size="10.00pt" fo:font-weight="normal" fo:font-family="'JetBrains Mono'" style:font-family-asian="'JetBrains Mono'" style:font-family-complex="'JetBrains Mono'" fo:background-color="transparent" fo:color="#a9b7c6"/>
    </style:style>
    <style:style style:name="T1348" style:family="text">
      <style:text-properties fo:font-size="10.00pt" fo:font-weight="normal" fo:font-family="'JetBrains Mono'" style:font-family-asian="'JetBrains Mono'" style:font-family-complex="'JetBrains Mono'" fo:background-color="transparent" fo:color="#cc7832"/>
    </style:style>
    <style:style style:name="T1349" style:family="text">
      <style:text-properties fo:font-size="10.00pt" fo:font-weight="normal" fo:font-family="'JetBrains Mono'" style:font-family-asian="'JetBrains Mono'" style:font-family-complex="'JetBrains Mono'" fo:background-color="transparent" fo:color="#9876aa"/>
    </style:style>
    <style:style style:name="T1350" style:family="text">
      <style:text-properties fo:font-size="10.00pt" fo:font-weight="normal" fo:font-family="'JetBrains Mono'" style:font-family-asian="'JetBrains Mono'" style:font-family-complex="'JetBrains Mono'" fo:background-color="transparent" fo:color="#a9b7c6"/>
    </style:style>
    <style:style style:name="T1351" style:family="text">
      <style:text-properties fo:font-size="10.00pt" fo:font-weight="normal" fo:font-family="'JetBrains Mono'" style:font-family-asian="'JetBrains Mono'" style:font-family-complex="'JetBrains Mono'" fo:background-color="transparent" fo:color="#cc7832"/>
    </style:style>
    <style:style style:name="T1352" style:family="text">
      <style:text-properties fo:font-size="10.00pt" fo:font-weight="normal" fo:font-family="'JetBrains Mono'" style:font-family-asian="'JetBrains Mono'" style:font-family-complex="'JetBrains Mono'" fo:background-color="transparent" fo:color="#9876aa"/>
    </style:style>
    <style:style style:name="T1353" style:family="text">
      <style:text-properties fo:font-size="10.00pt" fo:font-weight="normal" fo:font-family="'JetBrains Mono'" style:font-family-asian="'JetBrains Mono'" style:font-family-complex="'JetBrains Mono'" fo:background-color="transparent" fo:color="#a9b7c6"/>
    </style:style>
    <style:style style:name="T1354" style:family="text">
      <style:text-properties fo:font-size="10.00pt" fo:font-weight="normal" fo:font-family="'JetBrains Mono'" style:font-family-asian="'JetBrains Mono'" style:font-family-complex="'JetBrains Mono'" fo:background-color="transparent" fo:color="#cc7832"/>
    </style:style>
    <style:style style:name="T1355" style:family="text">
      <style:text-properties fo:font-size="10.00pt" fo:font-weight="normal" fo:font-family="'JetBrains Mono'" style:font-family-asian="'JetBrains Mono'" style:font-family-complex="'JetBrains Mono'" fo:background-color="transparent" fo:color="#a9b7c6"/>
    </style:style>
    <style:style style:name="T1356" style:family="text">
      <style:text-properties fo:font-size="10.00pt" fo:font-weight="normal" fo:font-family="'JetBrains Mono'" style:font-family-asian="'JetBrains Mono'" style:font-family-complex="'JetBrains Mono'" fo:background-color="transparent" fo:color="#cc7832"/>
    </style:style>
    <style:style style:name="T1357" style:family="text">
      <style:text-properties fo:font-size="10.00pt" fo:font-weight="normal" fo:font-family="'JetBrains Mono'" style:font-family-asian="'JetBrains Mono'" style:font-family-complex="'JetBrains Mono'" fo:background-color="transparent" fo:color="#a9b7c6"/>
    </style:style>
    <style:style style:name="T1358" style:family="text">
      <style:text-properties fo:font-size="10.00pt" fo:font-weight="normal" fo:font-family="'JetBrains Mono'" style:font-family-asian="'JetBrains Mono'" style:font-family-complex="'JetBrains Mono'" fo:background-color="transparent" fo:color="#9876aa"/>
    </style:style>
    <style:style style:name="T1359" style:family="text">
      <style:text-properties fo:font-size="10.00pt" fo:font-weight="normal" fo:font-family="'JetBrains Mono'" style:font-family-asian="'JetBrains Mono'" style:font-family-complex="'JetBrains Mono'" fo:background-color="transparent" fo:color="#a9b7c6"/>
    </style:style>
    <style:style style:name="T1360" style:family="text">
      <style:text-properties fo:font-size="10.00pt" fo:font-weight="normal" fo:font-family="'JetBrains Mono'" style:font-family-asian="'JetBrains Mono'" style:font-family-complex="'JetBrains Mono'" fo:background-color="transparent" fo:color="#9876aa"/>
    </style:style>
    <style:style style:name="T1361" style:family="text">
      <style:text-properties fo:font-size="10.00pt" fo:font-weight="normal" fo:font-family="'JetBrains Mono'" style:font-family-asian="'JetBrains Mono'" style:font-family-complex="'JetBrains Mono'" fo:background-color="transparent" fo:color="#cc7832"/>
    </style:style>
    <style:style style:name="T1362" style:family="text">
      <style:text-properties fo:font-size="10.00pt" fo:font-weight="normal" fo:font-family="'JetBrains Mono'" style:font-family-asian="'JetBrains Mono'" style:font-family-complex="'JetBrains Mono'" fo:background-color="transparent" fo:color="#a9b7c6"/>
    </style:style>
    <style:style style:name="T1363" style:family="text">
      <style:text-properties fo:font-size="10.00pt" fo:font-weight="normal" fo:font-family="'JetBrains Mono'" style:font-family-asian="'JetBrains Mono'" style:font-family-complex="'JetBrains Mono'" fo:background-color="transparent" fo:color="#cc7832"/>
    </style:style>
    <style:style style:name="T1364" style:family="text">
      <style:text-properties fo:font-size="10.00pt" fo:font-weight="normal" fo:font-family="'JetBrains Mono'" style:font-family-asian="'JetBrains Mono'" style:font-family-complex="'JetBrains Mono'" fo:background-color="transparent" fo:color="#808080"/>
    </style:style>
    <style:style style:name="T1365" style:family="text">
      <style:text-properties fo:font-size="10.00pt" fo:font-weight="normal" fo:font-family="'JetBrains Mono'" style:font-family-asian="'JetBrains Mono'" style:font-family-complex="'JetBrains Mono'" fo:background-color="transparent" fo:color="#a9b7c6"/>
    </style:style>
    <style:style style:name="T1366" style:family="text">
      <style:text-properties fo:font-size="10.00pt" fo:font-weight="normal" fo:font-family="'JetBrains Mono'" style:font-family-asian="'JetBrains Mono'" style:font-family-complex="'JetBrains Mono'" fo:background-color="transparent" fo:color="#ffc66d"/>
    </style:style>
    <style:style style:name="T1367" style:family="text">
      <style:text-properties fo:font-size="10.00pt" fo:font-weight="normal" fo:font-family="'JetBrains Mono'" style:font-family-asian="'JetBrains Mono'" style:font-family-complex="'JetBrains Mono'" fo:background-color="transparent" fo:color="#a9b7c6"/>
    </style:style>
    <style:style style:name="T1368" style:family="text">
      <style:text-properties fo:font-size="10.00pt" fo:font-weight="normal" fo:font-family="'JetBrains Mono'" style:font-family-asian="'JetBrains Mono'" style:font-family-complex="'JetBrains Mono'" fo:background-color="transparent" fo:color="#6a8759"/>
    </style:style>
    <style:style style:name="T1369" style:family="text">
      <style:text-properties fo:font-size="10.00pt" fo:font-weight="normal" fo:font-family="'JetBrains Mono'" style:font-family-asian="'JetBrains Mono'" style:font-family-complex="'JetBrains Mono'" fo:background-color="transparent" fo:color="#a9b7c6"/>
    </style:style>
    <style:style style:name="T1370" style:family="text">
      <style:text-properties fo:font-size="10.00pt" fo:font-weight="normal" fo:font-family="'JetBrains Mono'" style:font-family-asian="'JetBrains Mono'" style:font-family-complex="'JetBrains Mono'" fo:background-color="transparent" fo:color="#cc7832"/>
    </style:style>
    <style:style style:name="T1371" style:family="text">
      <style:text-properties fo:font-size="10.00pt" fo:font-weight="normal" fo:font-family="'JetBrains Mono'" style:font-family-asian="'JetBrains Mono'" style:font-family-complex="'JetBrains Mono'" fo:background-color="transparent" fo:color="#a9b7c6"/>
    </style:style>
    <style:style style:name="T1372" style:family="text">
      <style:text-properties fo:font-size="10.00pt" fo:font-weight="normal" fo:font-family="'JetBrains Mono'" style:font-family-asian="'JetBrains Mono'" style:font-family-complex="'JetBrains Mono'" fo:background-color="transparent" fo:color="#cc7832"/>
    </style:style>
    <style:style style:name="T1373" style:family="text">
      <style:text-properties fo:font-size="10.00pt" fo:font-weight="normal" fo:font-family="'JetBrains Mono'" style:font-family-asian="'JetBrains Mono'" style:font-family-complex="'JetBrains Mono'" fo:background-color="transparent" fo:color="#a9b7c6"/>
    </style:style>
    <style:style style:name="T1374" style:family="text">
      <style:text-properties fo:font-size="10.00pt" fo:font-weight="bold" fo:font-family="'JetBrains Mono'" style:font-family-asian="'JetBrains Mono'" style:font-family-complex="'JetBrains Mono'" fo:background-color="transparent" fo:color="#9876aa" fo:font-style="italic"/>
    </style:style>
    <style:style style:name="T1375" style:family="text">
      <style:text-properties fo:font-size="10.00pt" fo:font-weight="normal" fo:font-family="'JetBrains Mono'" style:font-family-asian="'JetBrains Mono'" style:font-family-complex="'JetBrains Mono'" fo:background-color="transparent" fo:color="#a9b7c6"/>
    </style:style>
    <style:style style:name="T1376" style:family="text">
      <style:text-properties fo:font-size="10.00pt" fo:font-weight="normal" fo:font-family="'JetBrains Mono'" style:font-family-asian="'JetBrains Mono'" style:font-family-complex="'JetBrains Mono'" fo:background-color="transparent" fo:color="#ffc66d"/>
    </style:style>
    <style:style style:name="T1377" style:family="text">
      <style:text-properties fo:font-size="10.00pt" fo:font-weight="normal" fo:font-family="'JetBrains Mono'" style:font-family-asian="'JetBrains Mono'" style:font-family-complex="'JetBrains Mono'" fo:background-color="transparent" fo:color="#a9b7c6"/>
    </style:style>
    <style:style style:name="T1378" style:family="text">
      <style:text-properties fo:font-size="10.00pt" fo:font-weight="normal" fo:font-family="'JetBrains Mono'" style:font-family-asian="'JetBrains Mono'" style:font-family-complex="'JetBrains Mono'" fo:background-color="transparent" fo:color="#cc7832"/>
    </style:style>
    <style:style style:name="T1379" style:family="text">
      <style:text-properties fo:font-size="10.00pt" fo:font-weight="normal" fo:font-family="'JetBrains Mono'" style:font-family-asian="'JetBrains Mono'" style:font-family-complex="'JetBrains Mono'" fo:background-color="transparent" fo:color="#a9b7c6"/>
    </style:style>
    <style:style style:name="T1380" style:family="text">
      <style:text-properties fo:font-size="10.00pt" fo:font-weight="normal" fo:font-family="'JetBrains Mono'" style:font-family-asian="'JetBrains Mono'" style:font-family-complex="'JetBrains Mono'" fo:background-color="transparent" fo:color="#cc7832"/>
    </style:style>
    <style:style style:name="T1381" style:family="text">
      <style:text-properties fo:font-size="10.00pt" fo:font-weight="normal" fo:font-family="'JetBrains Mono'" style:font-family-asian="'JetBrains Mono'" style:font-family-complex="'JetBrains Mono'" fo:background-color="transparent" fo:color="#a9b7c6"/>
    </style:style>
    <style:style style:name="T1382" style:family="text">
      <style:text-properties fo:font-size="10.00pt" fo:font-weight="normal" fo:font-family="'JetBrains Mono'" style:font-family-asian="'JetBrains Mono'" style:font-family-complex="'JetBrains Mono'" fo:background-color="transparent" fo:color="#cc7832"/>
    </style:style>
    <style:style style:name="T1383" style:family="text">
      <style:text-properties fo:font-size="10.00pt" fo:font-weight="normal" fo:font-family="'JetBrains Mono'" style:font-family-asian="'JetBrains Mono'" style:font-family-complex="'JetBrains Mono'" fo:background-color="transparent" fo:color="#a9b7c6"/>
    </style:style>
    <style:style style:name="T1384" style:family="text">
      <style:text-properties fo:font-size="10.00pt" fo:font-weight="normal" fo:font-family="'JetBrains Mono'" style:font-family-asian="'JetBrains Mono'" style:font-family-complex="'JetBrains Mono'" fo:background-color="transparent" fo:color="#cc7832"/>
    </style:style>
    <style:style style:name="T1385" style:family="text">
      <style:text-properties fo:font-size="10.00pt" fo:font-weight="normal" fo:font-family="'JetBrains Mono'" style:font-family-asian="'JetBrains Mono'" style:font-family-complex="'JetBrains Mono'" fo:background-color="transparent" fo:color="#a9b7c6"/>
    </style:style>
    <style:style style:name="T1386" style:family="text">
      <style:text-properties fo:font-size="10.00pt" fo:font-weight="normal" fo:font-family="'JetBrains Mono'" style:font-family-asian="'JetBrains Mono'" style:font-family-complex="'JetBrains Mono'" fo:background-color="transparent" fo:color="#cc7832"/>
    </style:style>
    <style:style style:name="T1387" style:family="text">
      <style:text-properties fo:font-size="10.00pt" fo:font-weight="normal" fo:font-family="'JetBrains Mono'" style:font-family-asian="'JetBrains Mono'" style:font-family-complex="'JetBrains Mono'" fo:background-color="transparent" fo:color="#a9b7c6"/>
    </style:style>
    <style:style style:name="T1388" style:family="text">
      <style:text-properties fo:font-size="10.00pt" fo:font-weight="normal" fo:font-family="'JetBrains Mono'" style:font-family-asian="'JetBrains Mono'" style:font-family-complex="'JetBrains Mono'" fo:background-color="transparent" fo:color="#cc7832"/>
    </style:style>
    <style:style style:name="T1389" style:family="text">
      <style:text-properties fo:font-size="10.00pt" fo:font-weight="normal" fo:font-family="'JetBrains Mono'" style:font-family-asian="'JetBrains Mono'" style:font-family-complex="'JetBrains Mono'" fo:background-color="transparent" fo:color="#a9b7c6"/>
    </style:style>
    <style:style style:name="T1390" style:family="text">
      <style:text-properties fo:font-size="10.00pt" fo:font-weight="normal" fo:font-family="'JetBrains Mono'" style:font-family-asian="'JetBrains Mono'" style:font-family-complex="'JetBrains Mono'" fo:background-color="transparent" fo:color="#e8bf6a"/>
    </style:style>
    <style:style style:name="T1391" style:family="text">
      <style:text-properties fo:font-size="10.00pt" fo:font-weight="normal" fo:font-family="'JetBrains Mono'" style:font-family-asian="'JetBrains Mono'" style:font-family-complex="'JetBrains Mono'" fo:background-color="transparent" fo:color="#a9b7c6"/>
    </style:style>
    <style:style style:name="T1392" style:family="text">
      <style:text-properties fo:font-size="10.00pt" fo:font-weight="normal" fo:font-family="'JetBrains Mono'" style:font-family-asian="'JetBrains Mono'" style:font-family-complex="'JetBrains Mono'" fo:background-color="transparent" fo:color="#e8bf6a"/>
    </style:style>
    <style:style style:name="T1393" style:family="text">
      <style:text-properties fo:font-size="10.00pt" fo:font-weight="normal" fo:font-family="'JetBrains Mono'" style:font-family-asian="'JetBrains Mono'" style:font-family-complex="'JetBrains Mono'" fo:background-color="transparent" fo:color="#a9b7c6"/>
    </style:style>
    <style:style style:name="T1394" style:family="text">
      <style:text-properties fo:font-size="10.00pt" fo:font-weight="normal" fo:font-family="'JetBrains Mono'" style:font-family-asian="'JetBrains Mono'" style:font-family-complex="'JetBrains Mono'" fo:background-color="transparent" fo:color="#e8bf6a"/>
    </style:style>
    <style:style style:name="T1395" style:family="text">
      <style:text-properties fo:font-size="10.00pt" fo:font-weight="normal" fo:font-family="'JetBrains Mono'" style:font-family-asian="'JetBrains Mono'" style:font-family-complex="'JetBrains Mono'" fo:background-color="transparent" fo:color="#bababa"/>
    </style:style>
    <style:style style:name="T1396" style:family="text">
      <style:text-properties fo:font-size="10.00pt" fo:font-weight="normal" fo:font-family="'JetBrains Mono'" style:font-family-asian="'JetBrains Mono'" style:font-family-complex="'JetBrains Mono'" fo:background-color="transparent" fo:color="#6a8759"/>
    </style:style>
    <style:style style:name="T1397" style:family="text">
      <style:text-properties fo:font-size="10.00pt" fo:font-weight="normal" fo:font-family="'JetBrains Mono'" style:font-family-asian="'JetBrains Mono'" style:font-family-complex="'JetBrains Mono'" fo:background-color="transparent" fo:color="#a9b7c6"/>
    </style:style>
    <style:style style:name="T1398" style:family="text">
      <style:text-properties fo:font-size="10.00pt" fo:font-weight="normal" fo:font-family="'JetBrains Mono'" style:font-family-asian="'JetBrains Mono'" style:font-family-complex="'JetBrains Mono'" fo:background-color="transparent" fo:color="#ffc66d"/>
    </style:style>
    <style:style style:name="T1399" style:family="text">
      <style:text-properties fo:font-size="10.00pt" fo:font-weight="normal" fo:font-family="'JetBrains Mono'" style:font-family-asian="'JetBrains Mono'" style:font-family-complex="'JetBrains Mono'" fo:background-color="transparent" fo:color="#a9b7c6"/>
    </style:style>
    <style:style style:name="T1400" style:family="text">
      <style:text-properties fo:font-size="10.00pt" fo:font-weight="normal" fo:font-family="'JetBrains Mono'" style:font-family-asian="'JetBrains Mono'" style:font-family-complex="'JetBrains Mono'" fo:background-color="transparent" fo:color="#e8bf6a"/>
    </style:style>
    <style:style style:name="T1401" style:family="text">
      <style:text-properties fo:font-size="10.00pt" fo:font-weight="normal" fo:font-family="'JetBrains Mono'" style:font-family-asian="'JetBrains Mono'" style:font-family-complex="'JetBrains Mono'" fo:background-color="transparent" fo:color="#bababa"/>
    </style:style>
    <style:style style:name="T1402" style:family="text">
      <style:text-properties fo:font-size="10.00pt" fo:font-weight="normal" fo:font-family="'JetBrains Mono'" style:font-family-asian="'JetBrains Mono'" style:font-family-complex="'JetBrains Mono'" fo:background-color="transparent" fo:color="#6a8759"/>
    </style:style>
    <style:style style:name="T1403" style:family="text">
      <style:text-properties fo:font-size="10.00pt" fo:font-weight="normal" fo:font-family="'JetBrains Mono'" style:font-family-asian="'JetBrains Mono'" style:font-family-complex="'JetBrains Mono'" fo:background-color="transparent" fo:color="#e8bf6a"/>
    </style:style>
    <style:style style:name="T1404" style:family="text">
      <style:text-properties fo:font-size="10.00pt" fo:font-weight="normal" fo:font-family="'JetBrains Mono'" style:font-family-asian="'JetBrains Mono'" style:font-family-complex="'JetBrains Mono'" fo:background-color="transparent" fo:color="#a9b7c6"/>
    </style:style>
    <style:style style:name="T1405" style:family="text">
      <style:text-properties fo:font-size="10.00pt" fo:font-weight="normal" fo:font-family="'JetBrains Mono'" style:font-family-asian="'JetBrains Mono'" style:font-family-complex="'JetBrains Mono'" fo:background-color="transparent" fo:color="#e8bf6a"/>
    </style:style>
    <style:style style:name="T1406" style:family="text">
      <style:text-properties fo:font-size="10.00pt" fo:font-weight="normal" fo:font-family="'JetBrains Mono'" style:font-family-asian="'JetBrains Mono'" style:font-family-complex="'JetBrains Mono'" fo:background-color="transparent" fo:color="#bababa"/>
    </style:style>
    <style:style style:name="T1407" style:family="text">
      <style:text-properties fo:font-size="10.00pt" fo:font-weight="normal" fo:font-family="'JetBrains Mono'" style:font-family-asian="'JetBrains Mono'" style:font-family-complex="'JetBrains Mono'" fo:background-color="transparent" fo:color="#6a8759"/>
    </style:style>
    <style:style style:name="T1408" style:family="text">
      <style:text-properties fo:font-size="10.00pt" fo:font-weight="normal" fo:font-family="'JetBrains Mono'" style:font-family-asian="'JetBrains Mono'" style:font-family-complex="'JetBrains Mono'" fo:background-color="transparent" fo:color="#bababa"/>
    </style:style>
    <style:style style:name="T1409" style:family="text">
      <style:text-properties fo:font-size="10.00pt" fo:font-weight="normal" fo:font-family="'JetBrains Mono'" style:font-family-asian="'JetBrains Mono'" style:font-family-complex="'JetBrains Mono'" fo:background-color="transparent" fo:color="#6a8759"/>
    </style:style>
    <style:style style:name="T1410" style:family="text">
      <style:text-properties fo:font-size="10.00pt" fo:font-weight="normal" fo:font-family="'JetBrains Mono'" style:font-family-asian="'JetBrains Mono'" style:font-family-complex="'JetBrains Mono'" fo:background-color="transparent" fo:color="#bababa"/>
    </style:style>
    <style:style style:name="T1411" style:family="text">
      <style:text-properties fo:font-size="10.00pt" fo:font-weight="normal" fo:font-family="'JetBrains Mono'" style:font-family-asian="'JetBrains Mono'" style:font-family-complex="'JetBrains Mono'" fo:background-color="transparent" fo:color="#6a8759"/>
    </style:style>
    <style:style style:name="T1412" style:family="text">
      <style:text-properties fo:font-size="10.00pt" fo:font-weight="normal" fo:font-family="'JetBrains Mono'" style:font-family-asian="'JetBrains Mono'" style:font-family-complex="'JetBrains Mono'" fo:background-color="transparent" fo:color="#bababa"/>
    </style:style>
    <style:style style:name="T1413" style:family="text">
      <style:text-properties fo:font-size="10.00pt" fo:font-weight="normal" fo:font-family="'JetBrains Mono'" style:font-family-asian="'JetBrains Mono'" style:font-family-complex="'JetBrains Mono'" fo:background-color="transparent" fo:color="#6a8759"/>
    </style:style>
    <style:style style:name="T1414" style:family="text">
      <style:text-properties fo:font-size="10.00pt" fo:font-weight="normal" fo:font-family="'JetBrains Mono'" style:font-family-asian="'JetBrains Mono'" style:font-family-complex="'JetBrains Mono'" fo:background-color="transparent" fo:color="#a9b7c6"/>
    </style:style>
    <style:style style:name="T1415" style:family="text">
      <style:text-properties fo:font-size="10.00pt" fo:font-weight="normal" fo:font-family="'JetBrains Mono'" style:font-family-asian="'JetBrains Mono'" style:font-family-complex="'JetBrains Mono'" fo:background-color="transparent" fo:color="#bababa"/>
    </style:style>
    <style:style style:name="T1416" style:family="text">
      <style:text-properties fo:font-size="10.00pt" fo:font-weight="normal" fo:font-family="'JetBrains Mono'" style:font-family-asian="'JetBrains Mono'" style:font-family-complex="'JetBrains Mono'" fo:background-color="transparent" fo:color="#6a8759"/>
    </style:style>
    <style:style style:name="T1417" style:family="text">
      <style:text-properties fo:font-size="10.00pt" fo:font-weight="normal" fo:font-family="'JetBrains Mono'" style:font-family-asian="'JetBrains Mono'" style:font-family-complex="'JetBrains Mono'" fo:background-color="transparent" fo:color="#a9b7c6"/>
    </style:style>
    <style:style style:name="T1418" style:family="text">
      <style:text-properties fo:font-size="10.00pt" fo:font-weight="normal" fo:font-family="'JetBrains Mono'" style:font-family-asian="'JetBrains Mono'" style:font-family-complex="'JetBrains Mono'" fo:background-color="transparent" fo:color="#9876aa"/>
    </style:style>
    <style:style style:name="T1419" style:family="text">
      <style:text-properties fo:font-size="10.00pt" fo:font-weight="normal" fo:font-family="'JetBrains Mono'" style:font-family-asian="'JetBrains Mono'" style:font-family-complex="'JetBrains Mono'" fo:background-color="transparent" fo:color="#a9b7c6"/>
    </style:style>
    <style:style style:name="T1420" style:family="text">
      <style:text-properties fo:font-size="10.00pt" fo:font-weight="normal" fo:font-family="'JetBrains Mono'" style:font-family-asian="'JetBrains Mono'" style:font-family-complex="'JetBrains Mono'" fo:background-color="transparent" fo:color="#9876aa"/>
    </style:style>
    <style:style style:name="T1421" style:family="text">
      <style:text-properties fo:font-size="10.00pt" fo:font-weight="normal" fo:font-family="'JetBrains Mono'" style:font-family-asian="'JetBrains Mono'" style:font-family-complex="'JetBrains Mono'" fo:background-color="transparent" fo:color="#a9b7c6"/>
    </style:style>
    <style:style style:name="T1422" style:family="text">
      <style:text-properties fo:font-size="10.00pt" fo:font-weight="normal" fo:font-family="'JetBrains Mono'" style:font-family-asian="'JetBrains Mono'" style:font-family-complex="'JetBrains Mono'" fo:background-color="transparent" fo:color="#e8bf6a"/>
    </style:style>
    <style:style style:name="T1423" style:family="text">
      <style:text-properties fo:font-size="10.00pt" fo:font-weight="normal" fo:font-family="'JetBrains Mono'" style:font-family-asian="'JetBrains Mono'" style:font-family-complex="'JetBrains Mono'" fo:background-color="transparent" fo:color="#bababa"/>
    </style:style>
    <style:style style:name="T1424" style:family="text">
      <style:text-properties fo:font-size="10.00pt" fo:font-weight="normal" fo:font-family="'JetBrains Mono'" style:font-family-asian="'JetBrains Mono'" style:font-family-complex="'JetBrains Mono'" fo:background-color="transparent" fo:color="#6a8759"/>
    </style:style>
    <style:style style:name="T1425" style:family="text">
      <style:text-properties fo:font-size="10.00pt" fo:font-weight="normal" fo:font-family="'JetBrains Mono'" style:font-family-asian="'JetBrains Mono'" style:font-family-complex="'JetBrains Mono'" fo:background-color="transparent" fo:color="#e8bf6a"/>
    </style:style>
    <style:style style:name="T1426" style:family="text">
      <style:text-properties fo:font-size="10.00pt" fo:font-weight="normal" fo:font-family="'JetBrains Mono'" style:font-family-asian="'JetBrains Mono'" style:font-family-complex="'JetBrains Mono'" fo:background-color="transparent" fo:color="#a9b7c6"/>
    </style:style>
    <style:style style:name="T1427" style:family="text">
      <style:text-properties fo:font-size="10.00pt" fo:font-weight="normal" fo:font-family="'JetBrains Mono'" style:font-family-asian="'JetBrains Mono'" style:font-family-complex="'JetBrains Mono'" fo:background-color="transparent" fo:color="#e8bf6a"/>
    </style:style>
    <style:style style:name="T1428" style:family="text">
      <style:text-properties fo:font-size="10.00pt" fo:font-weight="normal" fo:font-family="'JetBrains Mono'" style:font-family-asian="'JetBrains Mono'" style:font-family-complex="'JetBrains Mono'" fo:background-color="transparent" fo:color="#bababa"/>
    </style:style>
    <style:style style:name="T1429" style:family="text">
      <style:text-properties fo:font-size="10.00pt" fo:font-weight="normal" fo:font-family="'JetBrains Mono'" style:font-family-asian="'JetBrains Mono'" style:font-family-complex="'JetBrains Mono'" fo:background-color="transparent" fo:color="#6a8759"/>
    </style:style>
    <style:style style:name="T1430" style:family="text">
      <style:text-properties fo:font-size="10.00pt" fo:font-weight="normal" fo:font-family="'JetBrains Mono'" style:font-family-asian="'JetBrains Mono'" style:font-family-complex="'JetBrains Mono'" fo:background-color="transparent" fo:color="#bababa"/>
    </style:style>
    <style:style style:name="T1431" style:family="text">
      <style:text-properties fo:font-size="10.00pt" fo:font-weight="normal" fo:font-family="'JetBrains Mono'" style:font-family-asian="'JetBrains Mono'" style:font-family-complex="'JetBrains Mono'" fo:background-color="transparent" fo:color="#6a8759"/>
    </style:style>
    <style:style style:name="T1432" style:family="text">
      <style:text-properties fo:font-size="10.00pt" fo:font-weight="normal" fo:font-family="'JetBrains Mono'" style:font-family-asian="'JetBrains Mono'" style:font-family-complex="'JetBrains Mono'" fo:background-color="transparent" fo:color="#bababa"/>
    </style:style>
    <style:style style:name="T1433" style:family="text">
      <style:text-properties fo:font-size="10.00pt" fo:font-weight="normal" fo:font-family="'JetBrains Mono'" style:font-family-asian="'JetBrains Mono'" style:font-family-complex="'JetBrains Mono'" fo:background-color="transparent" fo:color="#6a8759"/>
    </style:style>
    <style:style style:name="T1434" style:family="text">
      <style:text-properties fo:font-size="10.00pt" fo:font-weight="normal" fo:font-family="'JetBrains Mono'" style:font-family-asian="'JetBrains Mono'" style:font-family-complex="'JetBrains Mono'" fo:background-color="transparent" fo:color="#a9b7c6"/>
    </style:style>
    <style:style style:name="T1435" style:family="text">
      <style:text-properties fo:font-size="10.00pt" fo:font-weight="normal" fo:font-family="'JetBrains Mono'" style:font-family-asian="'JetBrains Mono'" style:font-family-complex="'JetBrains Mono'" fo:background-color="transparent" fo:color="#bababa"/>
    </style:style>
    <style:style style:name="T1436" style:family="text">
      <style:text-properties fo:font-size="10.00pt" fo:font-weight="normal" fo:font-family="'JetBrains Mono'" style:font-family-asian="'JetBrains Mono'" style:font-family-complex="'JetBrains Mono'" fo:background-color="transparent" fo:color="#6a8759"/>
    </style:style>
    <style:style style:name="T1437" style:family="text">
      <style:text-properties fo:font-size="10.00pt" fo:font-weight="normal" fo:font-family="'JetBrains Mono'" style:font-family-asian="'JetBrains Mono'" style:font-family-complex="'JetBrains Mono'" fo:background-color="transparent" fo:color="#a9b7c6"/>
    </style:style>
    <style:style style:name="T1438" style:family="text">
      <style:text-properties fo:font-size="10.00pt" fo:font-weight="normal" fo:font-family="'JetBrains Mono'" style:font-family-asian="'JetBrains Mono'" style:font-family-complex="'JetBrains Mono'" fo:background-color="transparent" fo:color="#9876aa"/>
    </style:style>
    <style:style style:name="T1439" style:family="text">
      <style:text-properties fo:font-size="10.00pt" fo:font-weight="normal" fo:font-family="'JetBrains Mono'" style:font-family-asian="'JetBrains Mono'" style:font-family-complex="'JetBrains Mono'" fo:background-color="transparent" fo:color="#a9b7c6"/>
    </style:style>
    <style:style style:name="T1440" style:family="text">
      <style:text-properties fo:font-size="10.00pt" fo:font-weight="normal" fo:font-family="'JetBrains Mono'" style:font-family-asian="'JetBrains Mono'" style:font-family-complex="'JetBrains Mono'" fo:background-color="transparent" fo:color="#9876aa"/>
    </style:style>
    <style:style style:name="T1441" style:family="text">
      <style:text-properties fo:font-size="10.00pt" fo:font-weight="normal" fo:font-family="'JetBrains Mono'" style:font-family-asian="'JetBrains Mono'" style:font-family-complex="'JetBrains Mono'" fo:background-color="transparent" fo:color="#a9b7c6"/>
    </style:style>
    <style:style style:name="T1442" style:family="text">
      <style:text-properties fo:font-size="10.00pt" fo:font-weight="normal" fo:font-family="'JetBrains Mono'" style:font-family-asian="'JetBrains Mono'" style:font-family-complex="'JetBrains Mono'" fo:background-color="transparent" fo:color="#e8bf6a"/>
    </style:style>
    <style:style style:name="T1443" style:family="text">
      <style:text-properties fo:font-size="10.00pt" fo:font-weight="normal" fo:font-family="'JetBrains Mono'" style:font-family-asian="'JetBrains Mono'" style:font-family-complex="'JetBrains Mono'" fo:background-color="transparent" fo:color="#bababa"/>
    </style:style>
    <style:style style:name="T1444" style:family="text">
      <style:text-properties fo:font-size="10.00pt" fo:font-weight="normal" fo:font-family="'JetBrains Mono'" style:font-family-asian="'JetBrains Mono'" style:font-family-complex="'JetBrains Mono'" fo:background-color="transparent" fo:color="#6a8759"/>
    </style:style>
    <style:style style:name="T1445" style:family="text">
      <style:text-properties fo:font-size="10.00pt" fo:font-weight="normal" fo:font-family="'JetBrains Mono'" style:font-family-asian="'JetBrains Mono'" style:font-family-complex="'JetBrains Mono'" fo:background-color="transparent" fo:color="#e8bf6a"/>
    </style:style>
    <style:style style:name="T1446" style:family="text">
      <style:text-properties fo:font-size="10.00pt" fo:font-weight="normal" fo:font-family="'JetBrains Mono'" style:font-family-asian="'JetBrains Mono'" style:font-family-complex="'JetBrains Mono'" fo:background-color="transparent" fo:color="#a9b7c6"/>
    </style:style>
    <style:style style:name="T1447" style:family="text">
      <style:text-properties fo:font-size="10.00pt" fo:font-weight="normal" fo:font-family="'JetBrains Mono'" style:font-family-asian="'JetBrains Mono'" style:font-family-complex="'JetBrains Mono'" fo:background-color="transparent" fo:color="#e8bf6a"/>
    </style:style>
    <style:style style:name="T1448" style:family="text">
      <style:text-properties fo:font-size="10.00pt" fo:font-weight="normal" fo:font-family="'JetBrains Mono'" style:font-family-asian="'JetBrains Mono'" style:font-family-complex="'JetBrains Mono'" fo:background-color="transparent" fo:color="#bababa"/>
    </style:style>
    <style:style style:name="T1449" style:family="text">
      <style:text-properties fo:font-size="10.00pt" fo:font-weight="normal" fo:font-family="'JetBrains Mono'" style:font-family-asian="'JetBrains Mono'" style:font-family-complex="'JetBrains Mono'" fo:background-color="transparent" fo:color="#6a8759"/>
    </style:style>
    <style:style style:name="T1450" style:family="text">
      <style:text-properties fo:font-size="10.00pt" fo:font-weight="normal" fo:font-family="'JetBrains Mono'" style:font-family-asian="'JetBrains Mono'" style:font-family-complex="'JetBrains Mono'" fo:background-color="transparent" fo:color="#bababa"/>
    </style:style>
    <style:style style:name="T1451" style:family="text">
      <style:text-properties fo:font-size="10.00pt" fo:font-weight="normal" fo:font-family="'JetBrains Mono'" style:font-family-asian="'JetBrains Mono'" style:font-family-complex="'JetBrains Mono'" fo:background-color="transparent" fo:color="#6a8759"/>
    </style:style>
    <style:style style:name="T1452" style:family="text">
      <style:text-properties fo:font-size="10.00pt" fo:font-weight="normal" fo:font-family="'JetBrains Mono'" style:font-family-asian="'JetBrains Mono'" style:font-family-complex="'JetBrains Mono'" fo:background-color="transparent" fo:color="#bababa"/>
    </style:style>
    <style:style style:name="T1453" style:family="text">
      <style:text-properties fo:font-size="10.00pt" fo:font-weight="normal" fo:font-family="'JetBrains Mono'" style:font-family-asian="'JetBrains Mono'" style:font-family-complex="'JetBrains Mono'" fo:background-color="transparent" fo:color="#6a8759"/>
    </style:style>
    <style:style style:name="T1454" style:family="text">
      <style:text-properties fo:font-size="10.00pt" fo:font-weight="normal" fo:font-family="'JetBrains Mono'" style:font-family-asian="'JetBrains Mono'" style:font-family-complex="'JetBrains Mono'" fo:background-color="transparent" fo:color="#bababa"/>
    </style:style>
    <style:style style:name="T1455" style:family="text">
      <style:text-properties fo:font-size="10.00pt" fo:font-weight="normal" fo:font-family="'JetBrains Mono'" style:font-family-asian="'JetBrains Mono'" style:font-family-complex="'JetBrains Mono'" fo:background-color="transparent" fo:color="#6a8759"/>
    </style:style>
    <style:style style:name="T1456" style:family="text">
      <style:text-properties fo:font-size="10.00pt" fo:font-weight="normal" fo:font-family="'JetBrains Mono'" style:font-family-asian="'JetBrains Mono'" style:font-family-complex="'JetBrains Mono'" fo:background-color="transparent" fo:color="#a9b7c6"/>
    </style:style>
    <style:style style:name="T1457" style:family="text">
      <style:text-properties fo:font-size="10.00pt" fo:font-weight="normal" fo:font-family="'JetBrains Mono'" style:font-family-asian="'JetBrains Mono'" style:font-family-complex="'JetBrains Mono'" fo:background-color="transparent" fo:color="#bababa"/>
    </style:style>
    <style:style style:name="T1458" style:family="text">
      <style:text-properties fo:font-size="10.00pt" fo:font-weight="normal" fo:font-family="'JetBrains Mono'" style:font-family-asian="'JetBrains Mono'" style:font-family-complex="'JetBrains Mono'" fo:background-color="transparent" fo:color="#6a8759"/>
    </style:style>
    <style:style style:name="T1459" style:family="text">
      <style:text-properties fo:font-size="10.00pt" fo:font-weight="normal" fo:font-family="'JetBrains Mono'" style:font-family-asian="'JetBrains Mono'" style:font-family-complex="'JetBrains Mono'" fo:background-color="transparent" fo:color="#a9b7c6"/>
    </style:style>
    <style:style style:name="T1460" style:family="text">
      <style:text-properties fo:font-size="10.00pt" fo:font-weight="normal" fo:font-family="'JetBrains Mono'" style:font-family-asian="'JetBrains Mono'" style:font-family-complex="'JetBrains Mono'" fo:background-color="transparent" fo:color="#9876aa"/>
    </style:style>
    <style:style style:name="T1461" style:family="text">
      <style:text-properties fo:font-size="10.00pt" fo:font-weight="normal" fo:font-family="'JetBrains Mono'" style:font-family-asian="'JetBrains Mono'" style:font-family-complex="'JetBrains Mono'" fo:background-color="transparent" fo:color="#a9b7c6"/>
    </style:style>
    <style:style style:name="T1462" style:family="text">
      <style:text-properties fo:font-size="10.00pt" fo:font-weight="normal" fo:font-family="'JetBrains Mono'" style:font-family-asian="'JetBrains Mono'" style:font-family-complex="'JetBrains Mono'" fo:background-color="transparent" fo:color="#9876aa"/>
    </style:style>
    <style:style style:name="T1463" style:family="text">
      <style:text-properties fo:font-size="10.00pt" fo:font-weight="normal" fo:font-family="'JetBrains Mono'" style:font-family-asian="'JetBrains Mono'" style:font-family-complex="'JetBrains Mono'" fo:background-color="transparent" fo:color="#a9b7c6"/>
    </style:style>
    <style:style style:name="T1464" style:family="text">
      <style:text-properties fo:font-size="10.00pt" fo:font-weight="normal" fo:font-family="'JetBrains Mono'" style:font-family-asian="'JetBrains Mono'" style:font-family-complex="'JetBrains Mono'" fo:background-color="transparent" fo:color="#e8bf6a"/>
    </style:style>
    <style:style style:name="T1465" style:family="text">
      <style:text-properties fo:font-size="10.00pt" fo:font-weight="normal" fo:font-family="'JetBrains Mono'" style:font-family-asian="'JetBrains Mono'" style:font-family-complex="'JetBrains Mono'" fo:background-color="transparent" fo:color="#a9b7c6"/>
    </style:style>
    <style:style style:name="T1466" style:family="text">
      <style:text-properties fo:font-size="10.00pt" fo:font-weight="normal" fo:font-family="'JetBrains Mono'" style:font-family-asian="'JetBrains Mono'" style:font-family-complex="'JetBrains Mono'" fo:background-color="transparent" fo:color="#e8bf6a"/>
    </style:style>
    <style:style style:name="T1467" style:family="text">
      <style:text-properties fo:font-size="10.00pt" fo:font-weight="normal" fo:font-family="'JetBrains Mono'" style:font-family-asian="'JetBrains Mono'" style:font-family-complex="'JetBrains Mono'" fo:background-color="transparent" fo:color="#bababa"/>
    </style:style>
    <style:style style:name="T1468" style:family="text">
      <style:text-properties fo:font-size="10.00pt" fo:font-weight="normal" fo:font-family="'JetBrains Mono'" style:font-family-asian="'JetBrains Mono'" style:font-family-complex="'JetBrains Mono'" fo:background-color="transparent" fo:color="#6a8759"/>
    </style:style>
    <style:style style:name="T1469" style:family="text">
      <style:text-properties fo:font-size="10.00pt" fo:font-weight="normal" fo:font-family="'JetBrains Mono'" style:font-family-asian="'JetBrains Mono'" style:font-family-complex="'JetBrains Mono'" fo:background-color="transparent" fo:color="#e8bf6a"/>
    </style:style>
    <style:style style:name="T1470" style:family="text">
      <style:text-properties fo:font-size="10.00pt" fo:font-weight="normal" fo:font-family="'JetBrains Mono'" style:font-family-asian="'JetBrains Mono'" style:font-family-complex="'JetBrains Mono'" fo:background-color="transparent" fo:color="#a9b7c6"/>
    </style:style>
    <style:style style:name="T1471" style:family="text">
      <style:text-properties fo:font-size="10.00pt" fo:font-weight="normal" fo:font-family="'JetBrains Mono'" style:font-family-asian="'JetBrains Mono'" style:font-family-complex="'JetBrains Mono'" fo:background-color="transparent" fo:color="#e8bf6a"/>
    </style:style>
    <style:style style:name="T1472" style:family="text">
      <style:text-properties fo:font-size="10.00pt" fo:font-weight="normal" fo:font-family="'JetBrains Mono'" style:font-family-asian="'JetBrains Mono'" style:font-family-complex="'JetBrains Mono'" fo:background-color="transparent" fo:color="#a9b7c6"/>
    </style:style>
    <style:style style:name="T1473" style:family="text">
      <style:text-properties fo:font-size="10.00pt" fo:font-weight="normal" fo:font-family="'JetBrains Mono'" style:font-family-asian="'JetBrains Mono'" style:font-family-complex="'JetBrains Mono'" fo:background-color="transparent" fo:color="#e8bf6a"/>
    </style:style>
    <style:style style:name="T1474" style:family="text">
      <style:text-properties fo:font-size="10.00pt" fo:font-weight="normal" fo:font-family="'JetBrains Mono'" style:font-family-asian="'JetBrains Mono'" style:font-family-complex="'JetBrains Mono'" fo:background-color="transparent" fo:color="#bababa"/>
    </style:style>
    <style:style style:name="T1475" style:family="text">
      <style:text-properties fo:font-size="10.00pt" fo:font-weight="normal" fo:font-family="'JetBrains Mono'" style:font-family-asian="'JetBrains Mono'" style:font-family-complex="'JetBrains Mono'" fo:background-color="transparent" fo:color="#6a8759"/>
    </style:style>
    <style:style style:name="T1476" style:family="text">
      <style:text-properties fo:font-size="10.00pt" fo:font-weight="normal" fo:font-family="'JetBrains Mono'" style:font-family-asian="'JetBrains Mono'" style:font-family-complex="'JetBrains Mono'" fo:background-color="transparent" fo:color="#bababa"/>
    </style:style>
    <style:style style:name="T1477" style:family="text">
      <style:text-properties fo:font-size="10.00pt" fo:font-weight="normal" fo:font-family="'JetBrains Mono'" style:font-family-asian="'JetBrains Mono'" style:font-family-complex="'JetBrains Mono'" fo:background-color="transparent" fo:color="#6a8759"/>
    </style:style>
    <style:style style:name="T1478" style:family="text">
      <style:text-properties fo:font-size="10.00pt" fo:font-weight="normal" fo:font-family="'JetBrains Mono'" style:font-family-asian="'JetBrains Mono'" style:font-family-complex="'JetBrains Mono'" fo:background-color="transparent" fo:color="#bababa"/>
    </style:style>
    <style:style style:name="T1479" style:family="text">
      <style:text-properties fo:font-size="10.00pt" fo:font-weight="normal" fo:font-family="'JetBrains Mono'" style:font-family-asian="'JetBrains Mono'" style:font-family-complex="'JetBrains Mono'" fo:background-color="transparent" fo:color="#6a8759"/>
    </style:style>
    <style:style style:name="T1480" style:family="text">
      <style:text-properties fo:font-size="10.00pt" fo:font-weight="normal" fo:font-family="'JetBrains Mono'" style:font-family-asian="'JetBrains Mono'" style:font-family-complex="'JetBrains Mono'" fo:background-color="transparent" fo:color="#a9b7c6"/>
    </style:style>
    <style:style style:name="T1481" style:family="text">
      <style:text-properties fo:font-size="10.00pt" fo:font-weight="normal" fo:font-family="'JetBrains Mono'" style:font-family-asian="'JetBrains Mono'" style:font-family-complex="'JetBrains Mono'" fo:background-color="transparent" fo:color="#e8bf6a"/>
    </style:style>
    <style:style style:name="T1482" style:family="text">
      <style:text-properties fo:font-size="10.00pt" fo:font-weight="normal" fo:font-family="'JetBrains Mono'" style:font-family-asian="'JetBrains Mono'" style:font-family-complex="'JetBrains Mono'" fo:background-color="transparent" fo:color="#a9b7c6"/>
    </style:style>
    <style:style style:name="T1483" style:family="text">
      <style:text-properties fo:font-size="10.00pt" fo:font-weight="normal" fo:font-family="'JetBrains Mono'" style:font-family-asian="'JetBrains Mono'" style:font-family-complex="'JetBrains Mono'" fo:background-color="transparent" fo:color="#e8bf6a"/>
    </style:style>
    <style:style style:name="T1484" style:family="text">
      <style:text-properties fo:font-size="10.00pt" fo:font-weight="normal" fo:font-family="'JetBrains Mono'" style:font-family-asian="'JetBrains Mono'" style:font-family-complex="'JetBrains Mono'" fo:background-color="transparent" fo:color="#a9b7c6"/>
    </style:style>
    <style:style style:name="T1485" style:family="text">
      <style:text-properties fo:font-size="10.00pt" fo:font-weight="normal" fo:font-family="'JetBrains Mono'" style:font-family-asian="'JetBrains Mono'" style:font-family-complex="'JetBrains Mono'" fo:background-color="transparent" fo:color="#e8bf6a"/>
    </style:style>
    <style:style style:name="T1486" style:family="text">
      <style:text-properties fo:font-size="10.00pt" fo:font-weight="normal" fo:font-family="'JetBrains Mono'" style:font-family-asian="'JetBrains Mono'" style:font-family-complex="'JetBrains Mono'" fo:background-color="transparent" fo:color="#bababa"/>
    </style:style>
    <style:style style:name="T1487" style:family="text">
      <style:text-properties fo:font-size="10.00pt" fo:font-weight="normal" fo:font-family="'JetBrains Mono'" style:font-family-asian="'JetBrains Mono'" style:font-family-complex="'JetBrains Mono'" fo:background-color="transparent" fo:color="#6a8759"/>
    </style:style>
    <style:style style:name="T1488" style:family="text">
      <style:text-properties fo:font-size="10.00pt" fo:font-weight="normal" fo:font-family="'JetBrains Mono'" style:font-family-asian="'JetBrains Mono'" style:font-family-complex="'JetBrains Mono'" fo:background-color="transparent" fo:color="#e8bf6a"/>
    </style:style>
    <style:style style:name="T1489" style:family="text">
      <style:text-properties fo:font-size="10.00pt" fo:font-weight="normal" fo:font-family="'JetBrains Mono'" style:font-family-asian="'JetBrains Mono'" style:font-family-complex="'JetBrains Mono'" fo:background-color="transparent" fo:color="#a9b7c6"/>
    </style:style>
    <style:style style:name="T1490" style:family="text">
      <style:text-properties fo:font-size="10.00pt" fo:font-weight="normal" fo:font-family="'JetBrains Mono'" style:font-family-asian="'JetBrains Mono'" style:font-family-complex="'JetBrains Mono'" fo:background-color="transparent" fo:color="#e8bf6a"/>
    </style:style>
    <style:style style:name="T1491" style:family="text">
      <style:text-properties fo:font-size="10.00pt" fo:font-weight="normal" fo:font-family="'JetBrains Mono'" style:font-family-asian="'JetBrains Mono'" style:font-family-complex="'JetBrains Mono'" fo:background-color="transparent" fo:color="#a9b7c6"/>
    </style:style>
    <style:style style:name="T1492" style:family="text">
      <style:text-properties fo:font-size="10.00pt" fo:font-weight="normal" fo:font-family="'JetBrains Mono'" style:font-family-asian="'JetBrains Mono'" style:font-family-complex="'JetBrains Mono'" fo:background-color="transparent" fo:color="#e8bf6a"/>
    </style:style>
    <style:style style:name="T1493" style:family="text">
      <style:text-properties fo:font-size="10.00pt" fo:font-weight="normal" fo:font-family="'JetBrains Mono'" style:font-family-asian="'JetBrains Mono'" style:font-family-complex="'JetBrains Mono'" fo:background-color="transparent" fo:color="#a9b7c6"/>
    </style:style>
    <style:style style:name="T1494" style:family="text">
      <style:text-properties fo:font-size="10.00pt" fo:font-weight="normal" fo:font-family="'JetBrains Mono'" style:font-family-asian="'JetBrains Mono'" style:font-family-complex="'JetBrains Mono'" fo:background-color="transparent" fo:color="#cc7832"/>
    </style:style>
    <style:style style:name="T1495" style:family="text">
      <style:text-properties fo:font-size="10.00pt" fo:font-weight="normal" fo:font-family="'JetBrains Mono'" style:font-family-asian="'JetBrains Mono'" style:font-family-complex="'JetBrains Mono'" fo:background-color="transparent" fo:color="#a9b7c6"/>
    </style:style>
    <style:style style:name="T1496" style:family="text">
      <style:text-properties fo:font-size="10.00pt" fo:font-weight="normal" fo:font-family="'JetBrains Mono'" style:font-family-asian="'JetBrains Mono'" style:font-family-complex="'JetBrains Mono'" fo:background-color="transparent" fo:color="#cc7832"/>
    </style:style>
    <style:style style:name="T1497" style:family="text">
      <style:text-properties fo:font-size="10.00pt" fo:font-weight="normal" fo:font-family="'JetBrains Mono'" style:font-family-asian="'JetBrains Mono'" style:font-family-complex="'JetBrains Mono'" fo:background-color="transparent" fo:color="#ffc66d"/>
    </style:style>
    <style:style style:name="T1498" style:family="text">
      <style:text-properties fo:font-size="10.00pt" fo:font-weight="normal" fo:font-family="'JetBrains Mono'" style:font-family-asian="'JetBrains Mono'" style:font-family-complex="'JetBrains Mono'" fo:background-color="transparent" fo:color="#cc7832"/>
    </style:style>
    <style:style style:name="T149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00" style:family="text">
      <style:text-properties fo:font-size="10.00pt" fo:font-weight="normal" fo:font-family="'JetBrains Mono'" style:font-family-asian="'JetBrains Mono'" style:font-family-complex="'JetBrains Mono'" fo:background-color="transparent" fo:color="#cc7832"/>
    </style:style>
    <style:style style:name="T1501" style:family="text">
      <style:text-properties fo:font-size="10.00pt" fo:font-weight="bold" fo:font-family="'JetBrains Mono'" style:font-family-asian="'JetBrains Mono'" style:font-family-complex="'JetBrains Mono'" fo:background-color="transparent" fo:color="#9876aa" fo:font-style="italic"/>
    </style:style>
    <style:style style:name="T1502" style:family="text">
      <style:text-properties fo:font-size="10.00pt" fo:font-weight="normal" fo:font-family="'JetBrains Mono'" style:font-family-asian="'JetBrains Mono'" style:font-family-complex="'JetBrains Mono'" fo:background-color="transparent" fo:color="#cc7832"/>
    </style:style>
    <style:style style:name="T1503" style:family="text">
      <style:text-properties fo:font-size="10.00pt" fo:font-weight="normal" fo:font-family="'JetBrains Mono'" style:font-family-asian="'JetBrains Mono'" style:font-family-complex="'JetBrains Mono'" fo:background-color="transparent" fo:color="#a9b7c6"/>
    </style:style>
    <style:style style:name="T1504" style:family="text">
      <style:text-properties fo:font-size="10.00pt" fo:font-weight="normal" fo:font-family="'JetBrains Mono'" style:font-family-asian="'JetBrains Mono'" style:font-family-complex="'JetBrains Mono'" fo:background-color="transparent" fo:color="#ffc66d"/>
    </style:style>
    <style:style style:name="T1505" style:family="text">
      <style:text-properties fo:font-size="10.00pt" fo:font-weight="normal" fo:font-family="'JetBrains Mono'" style:font-family-asian="'JetBrains Mono'" style:font-family-complex="'JetBrains Mono'" fo:background-color="transparent" fo:color="#cc7832"/>
    </style:style>
    <style:style style:name="T1506" style:family="text">
      <style:text-properties fo:font-size="10.00pt" fo:font-weight="normal" fo:font-family="'JetBrains Mono'" style:font-family-asian="'JetBrains Mono'" style:font-family-complex="'JetBrains Mono'" fo:background-color="transparent" fo:color="#ffc66d"/>
    </style:style>
    <style:style style:name="T1507" style:family="text">
      <style:text-properties fo:font-size="10.00pt" fo:font-weight="normal" fo:font-family="'JetBrains Mono'" style:font-family-asian="'JetBrains Mono'" style:font-family-complex="'JetBrains Mono'" fo:background-color="transparent" fo:color="#a9b7c6"/>
    </style:style>
    <style:style style:name="T1508" style:family="text">
      <style:text-properties fo:font-size="10.00pt" fo:font-weight="normal" fo:font-family="'JetBrains Mono'" style:font-family-asian="'JetBrains Mono'" style:font-family-complex="'JetBrains Mono'" fo:background-color="transparent" fo:color="#cc7832"/>
    </style:style>
    <style:style style:name="T1509" style:family="text">
      <style:text-properties fo:font-size="10.00pt" fo:font-weight="normal" fo:font-family="'JetBrains Mono'" style:font-family-asian="'JetBrains Mono'" style:font-family-complex="'JetBrains Mono'" fo:background-color="transparent" fo:color="#6a8759"/>
    </style:style>
    <style:style style:name="T1510" style:family="text">
      <style:text-properties fo:font-size="10.00pt" fo:font-weight="normal" fo:font-family="'JetBrains Mono'" style:font-family-asian="'JetBrains Mono'" style:font-family-complex="'JetBrains Mono'" fo:background-color="transparent" fo:color="#cc7832"/>
    </style:style>
    <style:style style:name="T1511" style:family="text">
      <style:text-properties fo:font-size="10.00pt" fo:font-weight="normal" fo:font-family="'JetBrains Mono'" style:font-family-asian="'JetBrains Mono'" style:font-family-complex="'JetBrains Mono'" fo:background-color="transparent" fo:color="#a9b7c6"/>
    </style:style>
    <style:style style:name="T1512" style:family="text">
      <style:text-properties fo:font-size="10.00pt" fo:font-weight="normal" fo:font-family="'JetBrains Mono'" style:font-family-asian="'JetBrains Mono'" style:font-family-complex="'JetBrains Mono'" fo:background-color="transparent" fo:color="#ffc66d"/>
    </style:style>
    <style:style style:name="T1513" style:family="text">
      <style:text-properties fo:font-size="10.00pt" fo:font-weight="normal" fo:font-family="'JetBrains Mono'" style:font-family-asian="'JetBrains Mono'" style:font-family-complex="'JetBrains Mono'" fo:background-color="transparent" fo:color="#cc7832"/>
    </style:style>
    <style:style style:name="T1514" style:family="text">
      <style:text-properties fo:font-size="10.00pt" fo:font-weight="normal" fo:font-family="'JetBrains Mono'" style:font-family-asian="'JetBrains Mono'" style:font-family-complex="'JetBrains Mono'" fo:background-color="transparent" fo:color="#ffc66d"/>
    </style:style>
    <style:style style:name="T1515" style:family="text">
      <style:text-properties fo:font-size="10.00pt" fo:font-weight="normal" fo:font-family="'JetBrains Mono'" style:font-family-asian="'JetBrains Mono'" style:font-family-complex="'JetBrains Mono'" fo:background-color="transparent" fo:color="#a9b7c6"/>
    </style:style>
    <style:style style:name="T1516" style:family="text">
      <style:text-properties fo:font-size="10.00pt" fo:font-weight="normal" fo:font-family="'JetBrains Mono'" style:font-family-asian="'JetBrains Mono'" style:font-family-complex="'JetBrains Mono'" fo:background-color="transparent" fo:color="#cc7832"/>
    </style:style>
    <style:style style:name="T1517" style:family="text">
      <style:text-properties fo:font-size="10.00pt" fo:font-weight="normal" fo:font-family="'JetBrains Mono'" style:font-family-asian="'JetBrains Mono'" style:font-family-complex="'JetBrains Mono'" fo:background-color="transparent" fo:color="#6a8759"/>
    </style:style>
    <style:style style:name="T1518" style:family="text">
      <style:text-properties fo:font-size="10.00pt" fo:font-weight="normal" fo:font-family="'JetBrains Mono'" style:font-family-asian="'JetBrains Mono'" style:font-family-complex="'JetBrains Mono'" fo:background-color="transparent" fo:color="#cc7832"/>
    </style:style>
    <style:style style:name="T1519" style:family="text">
      <style:text-properties fo:font-size="10.00pt" fo:font-weight="bold" fo:font-family="'JetBrains Mono'" style:font-family-asian="'JetBrains Mono'" style:font-family-complex="'JetBrains Mono'" fo:background-color="transparent" fo:color="#9876aa" fo:font-style="italic"/>
    </style:style>
    <style:style style:name="T1520" style:family="text">
      <style:text-properties fo:font-size="10.00pt" fo:font-weight="normal" fo:font-family="'JetBrains Mono'" style:font-family-asian="'JetBrains Mono'" style:font-family-complex="'JetBrains Mono'" fo:background-color="transparent" fo:color="#cc7832"/>
    </style:style>
    <style:style style:name="T1521" style:family="text">
      <style:text-properties fo:font-size="10.00pt" fo:font-weight="normal" fo:font-family="'JetBrains Mono'" style:font-family-asian="'JetBrains Mono'" style:font-family-complex="'JetBrains Mono'" fo:background-color="transparent" fo:color="#6a8759"/>
    </style:style>
    <style:style style:name="T1522" style:family="text">
      <style:text-properties fo:font-size="10.00pt" fo:font-weight="normal" fo:font-family="'JetBrains Mono'" style:font-family-asian="'JetBrains Mono'" style:font-family-complex="'JetBrains Mono'" fo:background-color="transparent" fo:color="#cc7832"/>
    </style:style>
    <style:style style:name="T1523" style:family="text">
      <style:text-properties fo:font-size="10.00pt" fo:font-weight="normal" fo:font-family="Calibri" style:font-family-asian="Calibri" style:font-family-complex="Calibri" fo:background-color="transparent" style:use-window-font-color="true"/>
    </style:style>
    <style:style style:name="T1524" style:family="text">
      <style:text-properties fo:font-size="10.00pt" fo:font-weight="bold" fo:font-family="Calibri" style:font-family-asian="Calibri" style:font-family-complex="Calibri" fo:background-color="transparent" style:use-window-font-color="true"/>
    </style:style>
    <style:style style:name="T1525" style:family="text">
      <style:text-properties fo:font-size="10.00pt" fo:font-weight="normal" fo:font-family="Calibri" style:font-family-asian="Calibri" style:font-family-complex="Calibri" fo:background-color="transparent" style:use-window-font-color="true"/>
    </style:style>
    <style:style style:name="T1526" style:family="text">
      <style:text-properties fo:font-size="10.00pt" fo:font-weight="bold" fo:font-family="Calibri" style:font-family-asian="Calibri" style:font-family-complex="Calibri" fo:background-color="transparent" style:use-window-font-color="true"/>
    </style:style>
    <style:style style:name="T1527" style:family="text">
      <style:text-properties fo:font-size="10.00pt" fo:font-weight="normal" fo:font-family="Calibri" style:font-family-asian="Calibri" style:font-family-complex="Calibri" fo:background-color="transparent" style:use-window-font-color="true"/>
    </style:style>
    <style:style style:name="T1528" style:family="text">
      <style:text-properties fo:font-size="10.00pt" fo:font-weight="normal" fo:font-family="'JetBrains Mono'" style:font-family-asian="'JetBrains Mono'" style:font-family-complex="'JetBrains Mono'" fo:background-color="transparent" fo:color="#cc7832"/>
    </style:style>
    <style:style style:name="T1529" style:family="text">
      <style:text-properties fo:font-size="10.00pt" fo:font-weight="normal" fo:font-family="'JetBrains Mono'" style:font-family-asian="'JetBrains Mono'" style:font-family-complex="'JetBrains Mono'" fo:background-color="transparent" fo:color="#ffc66d"/>
    </style:style>
    <style:style style:name="T1530" style:family="text">
      <style:text-properties fo:font-size="10.00pt" fo:font-weight="normal" fo:font-family="'JetBrains Mono'" style:font-family-asian="'JetBrains Mono'" style:font-family-complex="'JetBrains Mono'" fo:background-color="transparent" fo:color="#a9b7c6"/>
    </style:style>
    <style:style style:name="T1531" style:family="text">
      <style:text-properties fo:font-size="10.00pt" fo:font-weight="normal" fo:font-family="'JetBrains Mono'" style:font-family-asian="'JetBrains Mono'" style:font-family-complex="'JetBrains Mono'" fo:background-color="transparent" fo:color="#808080"/>
    </style:style>
    <style:style style:name="T1532" style:family="text">
      <style:text-properties fo:font-size="10.00pt" fo:font-weight="normal" fo:font-family="'JetBrains Mono'" style:font-family-asian="'JetBrains Mono'" style:font-family-complex="'JetBrains Mono'" fo:background-color="transparent" fo:color="#cc7832"/>
    </style:style>
    <style:style style:name="T1533" style:family="text">
      <style:text-properties fo:font-size="10.00pt" fo:font-weight="normal" fo:font-family="'JetBrains Mono'" style:font-family-asian="'JetBrains Mono'" style:font-family-complex="'JetBrains Mono'" fo:background-color="transparent" fo:color="#a9b7c6"/>
    </style:style>
    <style:style style:name="T1534" style:family="text">
      <style:text-properties fo:font-size="10.00pt" fo:font-weight="normal" fo:font-family="'JetBrains Mono'" style:font-family-asian="'JetBrains Mono'" style:font-family-complex="'JetBrains Mono'" fo:background-color="transparent" fo:color="#cc7832"/>
    </style:style>
    <style:style style:name="T1535" style:family="text">
      <style:text-properties fo:font-size="10.00pt" fo:font-weight="normal" fo:font-family="'JetBrains Mono'" style:font-family-asian="'JetBrains Mono'" style:font-family-complex="'JetBrains Mono'" fo:background-color="transparent" fo:color="#a9b7c6"/>
    </style:style>
    <style:style style:name="T1536" style:family="text">
      <style:text-properties fo:font-size="10.00pt" fo:font-weight="normal" fo:font-family="'JetBrains Mono'" style:font-family-asian="'JetBrains Mono'" style:font-family-complex="'JetBrains Mono'" fo:background-color="transparent" fo:color="#ffc66d"/>
    </style:style>
    <style:style style:name="T1537" style:family="text">
      <style:text-properties fo:font-size="10.00pt" fo:font-weight="normal" fo:font-family="'JetBrains Mono'" style:font-family-asian="'JetBrains Mono'" style:font-family-complex="'JetBrains Mono'" fo:background-color="transparent" fo:color="#a9b7c6"/>
    </style:style>
    <style:style style:name="T1538" style:family="text">
      <style:text-properties fo:font-size="10.00pt" fo:font-weight="normal" fo:font-family="'JetBrains Mono'" style:font-family-asian="'JetBrains Mono'" style:font-family-complex="'JetBrains Mono'" fo:background-color="transparent" fo:color="#6a8759"/>
    </style:style>
    <style:style style:name="T1539" style:family="text">
      <style:text-properties fo:font-size="10.00pt" fo:font-weight="normal" fo:font-family="'JetBrains Mono'" style:font-family-asian="'JetBrains Mono'" style:font-family-complex="'JetBrains Mono'" fo:background-color="transparent" fo:color="#a9b7c6"/>
    </style:style>
    <style:style style:name="T1540" style:family="text">
      <style:text-properties fo:font-size="10.00pt" fo:font-weight="normal" fo:font-family="'JetBrains Mono'" style:font-family-asian="'JetBrains Mono'" style:font-family-complex="'JetBrains Mono'" fo:background-color="transparent" fo:color="#cc7832"/>
    </style:style>
    <style:style style:name="T1541" style:family="text">
      <style:text-properties fo:font-size="10.00pt" fo:font-weight="normal" fo:font-family="'JetBrains Mono'" style:font-family-asian="'JetBrains Mono'" style:font-family-complex="'JetBrains Mono'" fo:background-color="transparent" fo:color="#a9b7c6"/>
    </style:style>
    <style:style style:name="T1542" style:family="text">
      <style:text-properties fo:font-size="10.00pt" fo:font-weight="normal" fo:font-family="'JetBrains Mono'" style:font-family-asian="'JetBrains Mono'" style:font-family-complex="'JetBrains Mono'" fo:background-color="transparent" fo:color="#cc7832"/>
    </style:style>
    <style:style style:name="T1543" style:family="text">
      <style:text-properties fo:font-size="10.00pt" fo:font-weight="normal" fo:font-family="'JetBrains Mono'" style:font-family-asian="'JetBrains Mono'" style:font-family-complex="'JetBrains Mono'" fo:background-color="transparent" fo:color="#a9b7c6"/>
    </style:style>
    <style:style style:name="T1544" style:family="text">
      <style:text-properties fo:font-size="10.00pt" fo:font-weight="normal" fo:font-family="'JetBrains Mono'" style:font-family-asian="'JetBrains Mono'" style:font-family-complex="'JetBrains Mono'" fo:background-color="transparent" fo:color="#ffc66d"/>
    </style:style>
    <style:style style:name="T1545" style:family="text">
      <style:text-properties fo:font-size="10.00pt" fo:font-weight="normal" fo:font-family="'JetBrains Mono'" style:font-family-asian="'JetBrains Mono'" style:font-family-complex="'JetBrains Mono'" fo:background-color="transparent" fo:color="#a9b7c6"/>
    </style:style>
    <style:style style:name="T1546" style:family="text">
      <style:text-properties fo:font-size="10.00pt" fo:font-weight="normal" fo:font-family="'JetBrains Mono'" style:font-family-asian="'JetBrains Mono'" style:font-family-complex="'JetBrains Mono'" fo:background-color="transparent" fo:color="#6a8759"/>
    </style:style>
    <style:style style:name="T1547" style:family="text">
      <style:text-properties fo:font-size="10.00pt" fo:font-weight="normal" fo:font-family="'JetBrains Mono'" style:font-family-asian="'JetBrains Mono'" style:font-family-complex="'JetBrains Mono'" fo:background-color="transparent" fo:color="#a9b7c6"/>
    </style:style>
    <style:style style:name="T1548" style:family="text">
      <style:text-properties fo:font-size="10.00pt" fo:font-weight="normal" fo:font-family="'JetBrains Mono'" style:font-family-asian="'JetBrains Mono'" style:font-family-complex="'JetBrains Mono'" fo:background-color="transparent" fo:color="#cc7832"/>
    </style:style>
    <style:style style:name="T1549" style:family="text">
      <style:text-properties fo:font-size="10.00pt" fo:font-weight="normal" fo:font-family="'JetBrains Mono'" style:font-family-asian="'JetBrains Mono'" style:font-family-complex="'JetBrains Mono'" fo:background-color="transparent" fo:color="#a9b7c6"/>
    </style:style>
    <style:style style:name="T1550" style:family="text">
      <style:text-properties fo:font-size="10.00pt" fo:font-weight="normal" fo:font-family="'JetBrains Mono'" style:font-family-asian="'JetBrains Mono'" style:font-family-complex="'JetBrains Mono'" fo:background-color="transparent" fo:color="#cc7832"/>
    </style:style>
    <style:style style:name="T1551" style:family="text">
      <style:text-properties fo:font-size="10.00pt" fo:font-weight="normal" fo:font-family="'JetBrains Mono'" style:font-family-asian="'JetBrains Mono'" style:font-family-complex="'JetBrains Mono'" fo:background-color="transparent" fo:color="#a9b7c6"/>
    </style:style>
    <style:style style:name="T1552" style:family="text">
      <style:text-properties fo:font-size="10.00pt" fo:font-weight="normal" fo:font-family="'JetBrains Mono'" style:font-family-asian="'JetBrains Mono'" style:font-family-complex="'JetBrains Mono'" fo:background-color="transparent" fo:color="#ffc66d"/>
    </style:style>
    <style:style style:name="T1553" style:family="text">
      <style:text-properties fo:font-size="10.00pt" fo:font-weight="normal" fo:font-family="'JetBrains Mono'" style:font-family-asian="'JetBrains Mono'" style:font-family-complex="'JetBrains Mono'" fo:background-color="transparent" fo:color="#a9b7c6"/>
    </style:style>
    <style:style style:name="T1554" style:family="text">
      <style:text-properties fo:font-size="10.00pt" fo:font-weight="normal" fo:font-family="'JetBrains Mono'" style:font-family-asian="'JetBrains Mono'" style:font-family-complex="'JetBrains Mono'" fo:background-color="transparent" fo:color="#6a8759"/>
    </style:style>
    <style:style style:name="T1555" style:family="text">
      <style:text-properties fo:font-size="10.00pt" fo:font-weight="normal" fo:font-family="'JetBrains Mono'" style:font-family-asian="'JetBrains Mono'" style:font-family-complex="'JetBrains Mono'" fo:background-color="transparent" fo:color="#a9b7c6"/>
    </style:style>
    <style:style style:name="T1556" style:family="text">
      <style:text-properties fo:font-size="10.00pt" fo:font-weight="normal" fo:font-family="'JetBrains Mono'" style:font-family-asian="'JetBrains Mono'" style:font-family-complex="'JetBrains Mono'" fo:background-color="transparent" fo:color="#cc7832"/>
    </style:style>
    <style:style style:name="T1557" style:family="text">
      <style:text-properties fo:font-size="10.00pt" fo:font-weight="bold" fo:font-family="Calibri" style:font-family-asian="Calibri" style:font-family-complex="Calibri" fo:background-color="transparent" style:use-window-font-color="true"/>
    </style:style>
    <style:style style:name="T1558" style:family="text">
      <style:text-properties fo:font-size="10.00pt" fo:font-weight="normal" fo:font-family="Calibri" style:font-family-asian="Calibri" style:font-family-complex="Calibri" fo:background-color="transparent" style:use-window-font-color="true"/>
    </style:style>
    <style:style style:name="T1559" style:family="text">
      <style:text-properties fo:font-size="10.00pt" fo:font-weight="normal" fo:font-family="'JetBrains Mono'" style:font-family-asian="'JetBrains Mono'" style:font-family-complex="'JetBrains Mono'" fo:background-color="transparent" fo:color="#cc7832"/>
    </style:style>
    <style:style style:name="T1560" style:family="text">
      <style:text-properties fo:font-size="10.00pt" fo:font-weight="normal" fo:font-family="'JetBrains Mono'" style:font-family-asian="'JetBrains Mono'" style:font-family-complex="'JetBrains Mono'" fo:background-color="transparent" fo:color="#808080"/>
    </style:style>
    <style:style style:name="T1561" style:family="text">
      <style:text-properties fo:font-size="10.00pt" fo:font-weight="normal" fo:font-family="'JetBrains Mono'" style:font-family-asian="'JetBrains Mono'" style:font-family-complex="'JetBrains Mono'" fo:background-color="transparent" fo:color="#cc7832"/>
    </style:style>
    <style:style style:name="T1562" style:family="text">
      <style:text-properties fo:font-size="10.00pt" fo:font-weight="normal" fo:font-family="'JetBrains Mono'" style:font-family-asian="'JetBrains Mono'" style:font-family-complex="'JetBrains Mono'" fo:background-color="transparent" fo:color="#a9b7c6"/>
    </style:style>
    <style:style style:name="T1563" style:family="text">
      <style:text-properties fo:font-size="10.00pt" fo:font-weight="normal" fo:font-family="'JetBrains Mono'" style:font-family-asian="'JetBrains Mono'" style:font-family-complex="'JetBrains Mono'" fo:background-color="transparent" fo:color="#cc7832"/>
    </style:style>
    <style:style style:name="T1564" style:family="text">
      <style:text-properties fo:font-size="10.00pt" fo:font-weight="normal" fo:font-family="'JetBrains Mono'" style:font-family-asian="'JetBrains Mono'" style:font-family-complex="'JetBrains Mono'" fo:background-color="transparent" fo:color="#a9b7c6"/>
    </style:style>
    <style:style style:name="T1565" style:family="text">
      <style:text-properties fo:font-size="10.00pt" fo:font-weight="normal" fo:font-family="'JetBrains Mono'" style:font-family-asian="'JetBrains Mono'" style:font-family-complex="'JetBrains Mono'" fo:background-color="transparent" fo:color="#ffc66d"/>
    </style:style>
    <style:style style:name="T1566" style:family="text">
      <style:text-properties fo:font-size="10.00pt" fo:font-weight="normal" fo:font-family="'JetBrains Mono'" style:font-family-asian="'JetBrains Mono'" style:font-family-complex="'JetBrains Mono'" fo:background-color="transparent" fo:color="#a9b7c6"/>
    </style:style>
    <style:style style:name="T1567" style:family="text">
      <style:text-properties fo:font-size="10.00pt" fo:font-weight="normal" fo:font-family="'JetBrains Mono'" style:font-family-asian="'JetBrains Mono'" style:font-family-complex="'JetBrains Mono'" fo:background-color="transparent" fo:color="#cc7832"/>
    </style:style>
    <style:style style:name="T1568" style:family="text">
      <style:text-properties fo:font-size="10.00pt" fo:font-weight="normal" fo:font-family="'JetBrains Mono'" style:font-family-asian="'JetBrains Mono'" style:font-family-complex="'JetBrains Mono'" fo:background-color="transparent" fo:color="#a9b7c6"/>
    </style:style>
    <style:style style:name="T1569" style:family="text">
      <style:text-properties fo:font-size="10.00pt" fo:font-weight="normal" fo:font-family="'JetBrains Mono'" style:font-family-asian="'JetBrains Mono'" style:font-family-complex="'JetBrains Mono'" fo:background-color="transparent" fo:color="#cc7832"/>
    </style:style>
    <style:style style:name="T1570" style:family="text">
      <style:text-properties fo:font-size="10.00pt" fo:font-weight="normal" fo:font-family="'JetBrains Mono'" style:font-family-asian="'JetBrains Mono'" style:font-family-complex="'JetBrains Mono'" fo:background-color="transparent" fo:color="#a9b7c6"/>
    </style:style>
    <style:style style:name="T1571" style:family="text">
      <style:text-properties fo:font-size="10.00pt" fo:font-weight="normal" fo:font-family="'JetBrains Mono'" style:font-family-asian="'JetBrains Mono'" style:font-family-complex="'JetBrains Mono'" fo:background-color="transparent" fo:color="#cc7832"/>
    </style:style>
    <style:style style:name="T1572" style:family="text">
      <style:text-properties fo:font-size="10.00pt" fo:font-weight="normal" fo:font-family="'JetBrains Mono'" style:font-family-asian="'JetBrains Mono'" style:font-family-complex="'JetBrains Mono'" fo:background-color="transparent" fo:color="#a9b7c6"/>
    </style:style>
    <style:style style:name="T1573" style:family="text">
      <style:text-properties fo:font-size="10.00pt" fo:font-weight="normal" fo:font-family="'JetBrains Mono'" style:font-family-asian="'JetBrains Mono'" style:font-family-complex="'JetBrains Mono'" fo:background-color="transparent" fo:color="#ffc66d"/>
    </style:style>
    <style:style style:name="T1574" style:family="text">
      <style:text-properties fo:font-size="10.00pt" fo:font-weight="normal" fo:font-family="'JetBrains Mono'" style:font-family-asian="'JetBrains Mono'" style:font-family-complex="'JetBrains Mono'" fo:background-color="transparent" fo:color="#a9b7c6"/>
    </style:style>
    <style:style style:name="T1575" style:family="text">
      <style:text-properties fo:font-size="10.00pt" fo:font-weight="normal" fo:font-family="'JetBrains Mono'" style:font-family-asian="'JetBrains Mono'" style:font-family-complex="'JetBrains Mono'" fo:background-color="transparent" fo:color="#cc7832"/>
    </style:style>
    <style:style style:name="T1576" style:family="text">
      <style:text-properties fo:font-size="10.00pt" fo:font-weight="normal" fo:font-family="'JetBrains Mono'" style:font-family-asian="'JetBrains Mono'" style:font-family-complex="'JetBrains Mono'" fo:background-color="transparent" fo:color="#a9b7c6"/>
    </style:style>
    <style:style style:name="T1577" style:family="text">
      <style:text-properties fo:font-size="10.00pt" fo:font-weight="normal" fo:font-family="'JetBrains Mono'" style:font-family-asian="'JetBrains Mono'" style:font-family-complex="'JetBrains Mono'" fo:background-color="transparent" fo:color="#cc7832"/>
    </style:style>
    <style:style style:name="T1578" style:family="text">
      <style:text-properties fo:font-size="10.00pt" fo:font-weight="bold" fo:font-family="Calibri" style:font-family-asian="Calibri" style:font-family-complex="Calibri" fo:background-color="transparent" style:use-window-font-color="true"/>
    </style:style>
    <style:style style:name="T1579" style:family="text">
      <style:text-properties fo:font-size="10.00pt" fo:font-weight="normal" fo:font-family="Calibri" style:font-family-asian="Calibri" style:font-family-complex="Calibri" fo:background-color="transparent" style:use-window-font-color="true"/>
    </style:style>
    <style:style style:name="T1580" style:family="text">
      <style:text-properties fo:font-size="10.00pt" fo:font-weight="normal" fo:font-family="'JetBrains Mono'" style:font-family-asian="'JetBrains Mono'" style:font-family-complex="'JetBrains Mono'" fo:background-color="transparent" fo:color="#cc7832"/>
    </style:style>
    <style:style style:name="T1581" style:family="text">
      <style:text-properties fo:font-size="10.00pt" fo:font-weight="normal" fo:font-family="'JetBrains Mono'" style:font-family-asian="'JetBrains Mono'" style:font-family-complex="'JetBrains Mono'" fo:background-color="transparent" fo:color="#808080"/>
    </style:style>
    <style:style style:name="T1582" style:family="text">
      <style:text-properties fo:font-size="10.00pt" fo:font-weight="normal" fo:font-family="'JetBrains Mono'" style:font-family-asian="'JetBrains Mono'" style:font-family-complex="'JetBrains Mono'" fo:background-color="transparent" fo:color="#cc7832"/>
    </style:style>
    <style:style style:name="T1583" style:family="text">
      <style:text-properties fo:font-size="10.00pt" fo:font-weight="normal" fo:font-family="'JetBrains Mono'" style:font-family-asian="'JetBrains Mono'" style:font-family-complex="'JetBrains Mono'" fo:background-color="transparent" fo:color="#a9b7c6"/>
    </style:style>
    <style:style style:name="T1584" style:family="text">
      <style:text-properties fo:font-size="10.00pt" fo:font-weight="bold" fo:font-family="'JetBrains Mono'" style:font-family-asian="'JetBrains Mono'" style:font-family-complex="'JetBrains Mono'" fo:background-color="transparent" fo:color="#9876aa" fo:font-style="italic"/>
    </style:style>
    <style:style style:name="T1585" style:family="text">
      <style:text-properties fo:font-size="10.00pt" fo:font-weight="normal" fo:font-family="'JetBrains Mono'" style:font-family-asian="'JetBrains Mono'" style:font-family-complex="'JetBrains Mono'" fo:background-color="transparent" fo:color="#a9b7c6"/>
    </style:style>
    <style:style style:name="T1586" style:family="text">
      <style:text-properties fo:font-size="10.00pt" fo:font-weight="normal" fo:font-family="'JetBrains Mono'" style:font-family-asian="'JetBrains Mono'" style:font-family-complex="'JetBrains Mono'" fo:background-color="transparent" fo:color="#9876aa"/>
    </style:style>
    <style:style style:name="T1587" style:family="text">
      <style:text-properties fo:font-size="10.00pt" fo:font-weight="normal" fo:font-family="'JetBrains Mono'" style:font-family-asian="'JetBrains Mono'" style:font-family-complex="'JetBrains Mono'" fo:background-color="transparent" fo:color="#a9b7c6"/>
    </style:style>
    <style:style style:name="T1588" style:family="text">
      <style:text-properties fo:font-size="10.00pt" fo:font-weight="normal" fo:font-family="'JetBrains Mono'" style:font-family-asian="'JetBrains Mono'" style:font-family-complex="'JetBrains Mono'" fo:background-color="transparent" fo:color="#ffc66d"/>
    </style:style>
    <style:style style:name="T1589" style:family="text">
      <style:text-properties fo:font-size="10.00pt" fo:font-weight="normal" fo:font-family="'JetBrains Mono'" style:font-family-asian="'JetBrains Mono'" style:font-family-complex="'JetBrains Mono'" fo:background-color="transparent" fo:color="#a9b7c6"/>
    </style:style>
    <style:style style:name="T1590" style:family="text">
      <style:text-properties fo:font-size="10.00pt" fo:font-weight="normal" fo:font-family="'JetBrains Mono'" style:font-family-asian="'JetBrains Mono'" style:font-family-complex="'JetBrains Mono'" fo:background-color="transparent" fo:color="#cc7832"/>
    </style:style>
    <style:style style:name="T1591" style:family="text">
      <style:text-properties fo:font-size="10.00pt" fo:font-weight="normal" fo:font-family="'JetBrains Mono'" style:font-family-asian="'JetBrains Mono'" style:font-family-complex="'JetBrains Mono'" fo:background-color="transparent" fo:color="#a9b7c6"/>
    </style:style>
    <style:style style:name="T1592" style:family="text">
      <style:text-properties fo:font-size="10.00pt" fo:font-weight="normal" fo:font-family="'JetBrains Mono'" style:font-family-asian="'JetBrains Mono'" style:font-family-complex="'JetBrains Mono'" fo:background-color="transparent" fo:color="#ffc66d"/>
    </style:style>
    <style:style style:name="T1593" style:family="text">
      <style:text-properties fo:font-size="10.00pt" fo:font-weight="normal" fo:font-family="'JetBrains Mono'" style:font-family-asian="'JetBrains Mono'" style:font-family-complex="'JetBrains Mono'" fo:background-color="transparent" fo:color="#a9b7c6"/>
    </style:style>
    <style:style style:name="T1594" style:family="text">
      <style:text-properties fo:font-size="10.00pt" fo:font-weight="normal" fo:font-family="'JetBrains Mono'" style:font-family-asian="'JetBrains Mono'" style:font-family-complex="'JetBrains Mono'" fo:background-color="transparent" fo:color="#cc7832"/>
    </style:style>
    <style:style style:name="T1595" style:family="text">
      <style:text-properties fo:font-size="10.00pt" fo:font-weight="bold" fo:font-family="Calibri" style:font-family-asian="Calibri" style:font-family-complex="Calibri" fo:background-color="transparent" style:use-window-font-color="true"/>
    </style:style>
    <style:style style:name="T1596" style:family="text">
      <style:text-properties fo:font-size="10.00pt" fo:font-weight="normal" fo:font-family="Calibri" style:font-family-asian="Calibri" style:font-family-complex="Calibri" fo:background-color="transparent" style:use-window-font-color="true"/>
    </style:style>
    <style:style style:name="T1597" style:family="text">
      <style:text-properties fo:font-size="10.00pt" fo:font-weight="normal" fo:font-family="'JetBrains Mono'" style:font-family-asian="'JetBrains Mono'" style:font-family-complex="'JetBrains Mono'" fo:background-color="transparent" fo:color="#cc7832"/>
    </style:style>
    <style:style style:name="T1598" style:family="text">
      <style:text-properties fo:font-size="10.00pt" fo:font-weight="normal" fo:font-family="'JetBrains Mono'" style:font-family-asian="'JetBrains Mono'" style:font-family-complex="'JetBrains Mono'" fo:background-color="transparent" fo:color="#808080"/>
    </style:style>
    <style:style style:name="T1599" style:family="text">
      <style:text-properties fo:font-size="10.00pt" fo:font-weight="normal" fo:font-family="'JetBrains Mono'" style:font-family-asian="'JetBrains Mono'" style:font-family-complex="'JetBrains Mono'" fo:background-color="transparent" fo:color="#ffc66d"/>
    </style:style>
    <style:style style:name="T1600" style:family="text">
      <style:text-properties fo:font-size="10.00pt" fo:font-weight="normal" fo:font-family="'JetBrains Mono'" style:font-family-asian="'JetBrains Mono'" style:font-family-complex="'JetBrains Mono'" fo:background-color="transparent" fo:color="#a9b7c6"/>
    </style:style>
    <style:style style:name="T1601" style:family="text">
      <style:text-properties fo:font-size="10.00pt" fo:font-weight="normal" fo:font-family="'JetBrains Mono'" style:font-family-asian="'JetBrains Mono'" style:font-family-complex="'JetBrains Mono'" fo:background-color="transparent" fo:color="#cc7832"/>
    </style:style>
    <style:style style:name="T1602" style:family="text">
      <style:text-properties fo:font-size="10.00pt" fo:font-weight="normal" fo:font-family="'JetBrains Mono'" style:font-family-asian="'JetBrains Mono'" style:font-family-complex="'JetBrains Mono'" fo:background-color="transparent" fo:color="#ffc66d"/>
    </style:style>
    <style:style style:name="T1603" style:family="text">
      <style:text-properties fo:font-size="10.00pt" fo:font-weight="normal" fo:font-family="'JetBrains Mono'" style:font-family-asian="'JetBrains Mono'" style:font-family-complex="'JetBrains Mono'" fo:background-color="transparent" fo:color="#a9b7c6"/>
    </style:style>
    <style:style style:name="T1604" style:family="text">
      <style:text-properties fo:font-size="10.00pt" fo:font-weight="normal" fo:font-family="'JetBrains Mono'" style:font-family-asian="'JetBrains Mono'" style:font-family-complex="'JetBrains Mono'" fo:background-color="transparent" fo:color="#ffc66d"/>
    </style:style>
    <style:style style:name="T1605" style:family="text">
      <style:text-properties fo:font-size="10.00pt" fo:font-weight="normal" fo:font-family="'JetBrains Mono'" style:font-family-asian="'JetBrains Mono'" style:font-family-complex="'JetBrains Mono'" fo:background-color="transparent" fo:color="#a9b7c6"/>
    </style:style>
    <style:style style:name="T1606" style:family="text">
      <style:text-properties fo:font-size="10.00pt" fo:font-weight="normal" fo:font-family="'JetBrains Mono'" style:font-family-asian="'JetBrains Mono'" style:font-family-complex="'JetBrains Mono'" fo:background-color="transparent" fo:color="#cc7832"/>
    </style:style>
    <style:style style:name="T1607" style:family="text">
      <style:text-properties fo:font-size="10.00pt" fo:font-weight="normal" fo:font-family="'JetBrains Mono'" style:font-family-asian="'JetBrains Mono'" style:font-family-complex="'JetBrains Mono'" fo:background-color="transparent" fo:color="#a9b7c6"/>
    </style:style>
    <style:style style:name="T1608" style:family="text">
      <style:text-properties fo:font-size="10.00pt" fo:font-weight="normal" fo:font-family="'JetBrains Mono'" style:font-family-asian="'JetBrains Mono'" style:font-family-complex="'JetBrains Mono'" fo:background-color="transparent" fo:color="#cc7832"/>
    </style:style>
    <style:style style:name="T1609" style:family="text">
      <style:text-properties fo:font-size="10.00pt" fo:font-weight="normal" fo:font-family="'JetBrains Mono'" style:font-family-asian="'JetBrains Mono'" style:font-family-complex="'JetBrains Mono'" fo:background-color="transparent" fo:color="#a9b7c6"/>
    </style:style>
    <style:style style:name="T1610" style:family="text">
      <style:text-properties fo:font-size="10.00pt" fo:font-weight="normal" fo:font-family="'JetBrains Mono'" style:font-family-asian="'JetBrains Mono'" style:font-family-complex="'JetBrains Mono'" fo:background-color="transparent" fo:color="#cc7832"/>
    </style:style>
    <style:style style:name="T1611" style:family="text">
      <style:text-properties fo:font-size="10.00pt" fo:font-weight="bold" fo:font-family="Calibri" style:font-family-asian="Calibri" style:font-family-complex="Calibri" fo:background-color="transparent" style:use-window-font-color="true"/>
    </style:style>
    <style:style style:name="T1612" style:family="text">
      <style:text-properties fo:font-size="10.00pt" fo:font-weight="normal" fo:font-family="Calibri" style:font-family-asian="Calibri" style:font-family-complex="Calibri" fo:background-color="transparent" style:use-window-font-color="true"/>
    </style:style>
    <style:style style:name="T161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14" style:family="text">
      <style:text-properties fo:font-size="10.00pt" fo:font-weight="normal" fo:font-family="Calibri" style:font-family-asian="Calibri" style:font-family-complex="Calibri" fo:background-color="transparent" style:use-window-font-color="true"/>
    </style:style>
    <style:style style:name="T1615" style:family="text">
      <style:text-properties fo:font-size="10.00pt" fo:font-weight="normal" fo:font-family="'JetBrains Mono'" style:font-family-asian="'JetBrains Mono'" style:font-family-complex="'JetBrains Mono'" fo:background-color="transparent" fo:color="#cc7832"/>
    </style:style>
    <style:style style:name="T1616" style:family="text">
      <style:text-properties fo:font-size="10.00pt" fo:font-weight="normal" fo:font-family="'JetBrains Mono'" style:font-family-asian="'JetBrains Mono'" style:font-family-complex="'JetBrains Mono'" fo:background-color="transparent" fo:color="#ffc66d"/>
    </style:style>
    <style:style style:name="T1617" style:family="text">
      <style:text-properties fo:font-size="10.00pt" fo:font-weight="normal" fo:font-family="'JetBrains Mono'" style:font-family-asian="'JetBrains Mono'" style:font-family-complex="'JetBrains Mono'" fo:background-color="transparent" fo:color="#a9b7c6"/>
    </style:style>
    <style:style style:name="T1618" style:family="text">
      <style:text-properties fo:font-size="10.00pt" fo:font-weight="normal" fo:font-family="'JetBrains Mono'" style:font-family-asian="'JetBrains Mono'" style:font-family-complex="'JetBrains Mono'" fo:background-color="transparent" fo:color="#ffc66d"/>
    </style:style>
    <style:style style:name="T1619" style:family="text">
      <style:text-properties fo:font-size="10.00pt" fo:font-weight="normal" fo:font-family="'JetBrains Mono'" style:font-family-asian="'JetBrains Mono'" style:font-family-complex="'JetBrains Mono'" fo:background-color="transparent" fo:color="#a9b7c6"/>
    </style:style>
    <style:style style:name="T1620" style:family="text">
      <style:text-properties fo:font-size="10.00pt" fo:font-weight="normal" fo:font-family="'JetBrains Mono'" style:font-family-asian="'JetBrains Mono'" style:font-family-complex="'JetBrains Mono'" fo:background-color="transparent" fo:color="#cc7832"/>
    </style:style>
    <style:style style:name="T1621" style:family="text">
      <style:text-properties fo:font-size="10.00pt" fo:font-weight="normal" fo:font-family="'JetBrains Mono'" style:font-family-asian="'JetBrains Mono'" style:font-family-complex="'JetBrains Mono'" fo:background-color="transparent" fo:color="#a9b7c6"/>
    </style:style>
    <style:style style:name="T1622" style:family="text">
      <style:text-properties fo:font-size="10.00pt" fo:font-weight="normal" fo:font-family="'JetBrains Mono'" style:font-family-asian="'JetBrains Mono'" style:font-family-complex="'JetBrains Mono'" fo:background-color="transparent" fo:color="#cc7832"/>
    </style:style>
    <style:style style:name="T1623" style:family="text">
      <style:text-properties fo:font-size="10.00pt" fo:font-weight="normal" fo:font-family="'JetBrains Mono'" style:font-family-asian="'JetBrains Mono'" style:font-family-complex="'JetBrains Mono'" fo:background-color="transparent" fo:color="#a9b7c6"/>
    </style:style>
    <style:style style:name="T1624" style:family="text">
      <style:text-properties fo:font-size="10.00pt" fo:font-weight="normal" fo:font-family="'JetBrains Mono'" style:font-family-asian="'JetBrains Mono'" style:font-family-complex="'JetBrains Mono'" fo:background-color="transparent" fo:color="#cc7832"/>
    </style:style>
    <style:style style:name="T1625" style:family="text">
      <style:text-properties fo:font-size="10.00pt" fo:font-weight="normal" fo:font-family="'JetBrains Mono'" style:font-family-asian="'JetBrains Mono'" style:font-family-complex="'JetBrains Mono'" fo:background-color="transparent" fo:color="#a9b7c6"/>
    </style:style>
    <style:style style:name="T1626" style:family="text">
      <style:text-properties fo:font-size="10.00pt" fo:font-weight="normal" fo:font-family="'JetBrains Mono'" style:font-family-asian="'JetBrains Mono'" style:font-family-complex="'JetBrains Mono'" fo:background-color="transparent" fo:color="#cc7832"/>
    </style:style>
    <style:style style:name="T1627" style:family="text">
      <style:text-properties fo:font-size="10.00pt" fo:font-weight="normal" fo:font-family="'JetBrains Mono'" style:font-family-asian="'JetBrains Mono'" style:font-family-complex="'JetBrains Mono'" fo:background-color="transparent" fo:color="#a9b7c6"/>
    </style:style>
    <style:style style:name="T1628" style:family="text">
      <style:text-properties fo:font-size="10.00pt" fo:font-weight="normal" fo:font-family="'JetBrains Mono'" style:font-family-asian="'JetBrains Mono'" style:font-family-complex="'JetBrains Mono'" fo:background-color="transparent" fo:color="#cc7832"/>
    </style:style>
    <style:style style:name="T1629" style:family="text">
      <style:text-properties fo:font-size="10.00pt" fo:font-weight="bold" fo:font-family="Calibri" style:font-family-asian="Calibri" style:font-family-complex="Calibri" fo:background-color="transparent" style:use-window-font-color="true"/>
    </style:style>
    <style:style style:name="T1630" style:family="text">
      <style:text-properties fo:font-size="10.00pt" fo:font-weight="normal" fo:font-family="Calibri" style:font-family-asian="Calibri" style:font-family-complex="Calibri" fo:background-color="transparent" style:use-window-font-color="true"/>
    </style:style>
    <style:style style:name="T1631" style:family="text">
      <style:text-properties fo:font-size="10.00pt" fo:font-weight="normal" fo:font-family="'JetBrains Mono'" style:font-family-asian="'JetBrains Mono'" style:font-family-complex="'JetBrains Mono'" fo:background-color="transparent" fo:color="#cc7832"/>
    </style:style>
    <style:style style:name="T1632" style:family="text">
      <style:text-properties fo:font-size="10.00pt" fo:font-weight="normal" fo:font-family="'JetBrains Mono'" style:font-family-asian="'JetBrains Mono'" style:font-family-complex="'JetBrains Mono'" fo:background-color="transparent" fo:color="#a9b7c6"/>
    </style:style>
    <style:style style:name="T1633" style:family="text">
      <style:text-properties fo:font-size="10.00pt" fo:font-weight="normal" fo:font-family="'JetBrains Mono'" style:font-family-asian="'JetBrains Mono'" style:font-family-complex="'JetBrains Mono'" fo:background-color="transparent" fo:color="#cc7832"/>
    </style:style>
    <style:style style:name="T1634" style:family="text">
      <style:text-properties fo:font-size="10.00pt" fo:font-weight="bold" fo:font-family="'JetBrains Mono'" style:font-family-asian="'JetBrains Mono'" style:font-family-complex="'JetBrains Mono'" fo:background-color="transparent" fo:color="#9876aa" fo:font-style="italic"/>
    </style:style>
    <style:style style:name="T1635" style:family="text">
      <style:text-properties fo:font-size="10.00pt" fo:font-weight="normal" fo:font-family="'JetBrains Mono'" style:font-family-asian="'JetBrains Mono'" style:font-family-complex="'JetBrains Mono'" fo:background-color="transparent" fo:color="#a9b7c6"/>
    </style:style>
    <style:style style:name="T1636" style:family="text">
      <style:text-properties fo:font-size="10.00pt" fo:font-weight="normal" fo:font-family="'JetBrains Mono'" style:font-family-asian="'JetBrains Mono'" style:font-family-complex="'JetBrains Mono'" fo:background-color="transparent" fo:color="#ffc66d"/>
    </style:style>
    <style:style style:name="T1637" style:family="text">
      <style:text-properties fo:font-size="10.00pt" fo:font-weight="normal" fo:font-family="'JetBrains Mono'" style:font-family-asian="'JetBrains Mono'" style:font-family-complex="'JetBrains Mono'" fo:background-color="transparent" fo:color="#a9b7c6"/>
    </style:style>
    <style:style style:name="T1638" style:family="text">
      <style:text-properties fo:font-size="10.00pt" fo:font-weight="normal" fo:font-family="'JetBrains Mono'" style:font-family-asian="'JetBrains Mono'" style:font-family-complex="'JetBrains Mono'" fo:background-color="transparent" fo:color="#6a8759"/>
    </style:style>
    <style:style style:name="T1639" style:family="text">
      <style:text-properties fo:font-size="10.00pt" fo:font-weight="normal" fo:font-family="'JetBrains Mono'" style:font-family-asian="'JetBrains Mono'" style:font-family-complex="'JetBrains Mono'" fo:background-color="transparent" fo:color="#cc7832"/>
    </style:style>
    <style:style style:name="T1640" style:family="text">
      <style:text-properties fo:font-size="10.00pt" fo:font-weight="normal" fo:font-family="'JetBrains Mono'" style:font-family-asian="'JetBrains Mono'" style:font-family-complex="'JetBrains Mono'" fo:background-color="transparent" fo:color="#a9b7c6"/>
    </style:style>
    <style:style style:name="T1641" style:family="text">
      <style:text-properties fo:font-size="10.00pt" fo:font-weight="normal" fo:font-family="'JetBrains Mono'" style:font-family-asian="'JetBrains Mono'" style:font-family-complex="'JetBrains Mono'" fo:background-color="transparent" fo:color="#9876aa"/>
    </style:style>
    <style:style style:name="T1642" style:family="text">
      <style:text-properties fo:font-size="10.00pt" fo:font-weight="normal" fo:font-family="'JetBrains Mono'" style:font-family-asian="'JetBrains Mono'" style:font-family-complex="'JetBrains Mono'" fo:background-color="transparent" fo:color="#a9b7c6"/>
    </style:style>
    <style:style style:name="T1643" style:family="text">
      <style:text-properties fo:font-size="10.00pt" fo:font-weight="normal" fo:font-family="'JetBrains Mono'" style:font-family-asian="'JetBrains Mono'" style:font-family-complex="'JetBrains Mono'" fo:background-color="transparent" fo:color="#cc7832"/>
    </style:style>
    <style:style style:name="T1644" style:family="text">
      <style:text-properties fo:font-size="10.00pt" fo:font-weight="normal" fo:font-family="'JetBrains Mono'" style:font-family-asian="'JetBrains Mono'" style:font-family-complex="'JetBrains Mono'" fo:background-color="transparent" fo:color="#9876aa"/>
    </style:style>
    <style:style style:name="T1645" style:family="text">
      <style:text-properties fo:font-size="10.00pt" fo:font-weight="normal" fo:font-family="'JetBrains Mono'" style:font-family-asian="'JetBrains Mono'" style:font-family-complex="'JetBrains Mono'" fo:background-color="transparent" fo:color="#a9b7c6"/>
    </style:style>
    <style:style style:name="T1646" style:family="text">
      <style:text-properties fo:font-size="10.00pt" fo:font-weight="normal" fo:font-family="'JetBrains Mono'" style:font-family-asian="'JetBrains Mono'" style:font-family-complex="'JetBrains Mono'" fo:background-color="transparent" fo:color="#cc7832"/>
    </style:style>
    <style:style style:name="T1647" style:family="text">
      <style:text-properties fo:font-size="10.00pt" fo:font-weight="normal" fo:font-family="'JetBrains Mono'" style:font-family-asian="'JetBrains Mono'" style:font-family-complex="'JetBrains Mono'" fo:background-color="transparent" fo:color="#9876aa"/>
    </style:style>
    <style:style style:name="T1648" style:family="text">
      <style:text-properties fo:font-size="10.00pt" fo:font-weight="normal" fo:font-family="'JetBrains Mono'" style:font-family-asian="'JetBrains Mono'" style:font-family-complex="'JetBrains Mono'" fo:background-color="transparent" fo:color="#a9b7c6"/>
    </style:style>
    <style:style style:name="T1649" style:family="text">
      <style:text-properties fo:font-size="10.00pt" fo:font-weight="normal" fo:font-family="'JetBrains Mono'" style:font-family-asian="'JetBrains Mono'" style:font-family-complex="'JetBrains Mono'" fo:background-color="transparent" fo:color="#cc7832"/>
    </style:style>
    <style:style style:name="T1650" style:family="text">
      <style:text-properties fo:font-size="10.00pt" fo:font-weight="normal" fo:font-family="'JetBrains Mono'" style:font-family-asian="'JetBrains Mono'" style:font-family-complex="'JetBrains Mono'" fo:background-color="transparent" fo:color="#a9b7c6"/>
    </style:style>
    <style:style style:name="T1651" style:family="text">
      <style:text-properties fo:font-size="10.00pt" fo:font-weight="normal" fo:font-family="'JetBrains Mono'" style:font-family-asian="'JetBrains Mono'" style:font-family-complex="'JetBrains Mono'" fo:background-color="transparent" fo:color="#cc7832"/>
    </style:style>
    <style:style style:name="T1652" style:family="text">
      <style:text-properties fo:font-size="10.00pt" fo:font-weight="normal" fo:font-family="'JetBrains Mono'" style:font-family-asian="'JetBrains Mono'" style:font-family-complex="'JetBrains Mono'" fo:background-color="transparent" fo:color="#a9b7c6"/>
    </style:style>
    <style:style style:name="T1653" style:family="text">
      <style:text-properties fo:font-size="10.00pt" fo:font-weight="normal" fo:font-family="'JetBrains Mono'" style:font-family-asian="'JetBrains Mono'" style:font-family-complex="'JetBrains Mono'" fo:background-color="transparent" fo:color="#9876aa"/>
    </style:style>
    <style:style style:name="T1654" style:family="text">
      <style:text-properties fo:font-size="10.00pt" fo:font-weight="normal" fo:font-family="'JetBrains Mono'" style:font-family-asian="'JetBrains Mono'" style:font-family-complex="'JetBrains Mono'" fo:background-color="transparent" fo:color="#a9b7c6"/>
    </style:style>
    <style:style style:name="T1655" style:family="text">
      <style:text-properties fo:font-size="10.00pt" fo:font-weight="normal" fo:font-family="'JetBrains Mono'" style:font-family-asian="'JetBrains Mono'" style:font-family-complex="'JetBrains Mono'" fo:background-color="transparent" fo:color="#9876aa"/>
    </style:style>
    <style:style style:name="T1656" style:family="text">
      <style:text-properties fo:font-size="10.00pt" fo:font-weight="normal" fo:font-family="'JetBrains Mono'" style:font-family-asian="'JetBrains Mono'" style:font-family-complex="'JetBrains Mono'" fo:background-color="transparent" fo:color="#cc7832"/>
    </style:style>
    <style:style style:name="T1657" style:family="text">
      <style:text-properties fo:font-size="10.00pt" fo:font-weight="normal" fo:font-family="'JetBrains Mono'" style:font-family-asian="'JetBrains Mono'" style:font-family-complex="'JetBrains Mono'" fo:background-color="transparent" fo:color="#a9b7c6"/>
    </style:style>
    <style:style style:name="T1658" style:family="text">
      <style:text-properties fo:font-size="10.00pt" fo:font-weight="normal" fo:font-family="'JetBrains Mono'" style:font-family-asian="'JetBrains Mono'" style:font-family-complex="'JetBrains Mono'" fo:background-color="transparent" fo:color="#cc7832"/>
    </style:style>
    <style:style style:name="T1659" style:family="text">
      <style:text-properties fo:font-size="10.00pt" fo:font-weight="bold" fo:font-family="Calibri" style:font-family-asian="Calibri" style:font-family-complex="Calibri" fo:background-color="transparent" style:use-window-font-color="true"/>
    </style:style>
    <style:style style:name="T1660" style:family="text">
      <style:text-properties fo:font-size="10.00pt" fo:font-weight="normal" fo:font-family="Calibri" style:font-family-asian="Calibri" style:font-family-complex="Calibri" fo:background-color="transparent" style:use-window-font-color="true"/>
    </style:style>
    <style:style style:name="T1661" style:family="text">
      <style:text-properties fo:font-size="10.00pt" fo:font-weight="normal" fo:font-family="'JetBrains Mono'" style:font-family-asian="'JetBrains Mono'" style:font-family-complex="'JetBrains Mono'" fo:background-color="transparent" fo:color="#cc7832"/>
    </style:style>
    <style:style style:name="T1662" style:family="text">
      <style:text-properties fo:font-size="10.00pt" fo:font-weight="normal" fo:font-family="'JetBrains Mono'" style:font-family-asian="'JetBrains Mono'" style:font-family-complex="'JetBrains Mono'" fo:background-color="transparent" fo:color="#808080"/>
    </style:style>
    <style:style style:name="T1663" style:family="text">
      <style:text-properties fo:font-size="10.00pt" fo:font-weight="normal" fo:font-family="'JetBrains Mono'" style:font-family-asian="'JetBrains Mono'" style:font-family-complex="'JetBrains Mono'" fo:background-color="transparent" fo:color="#a9b7c6"/>
    </style:style>
    <style:style style:name="T1664" style:family="text">
      <style:text-properties fo:font-size="10.00pt" fo:font-weight="normal" fo:font-family="'JetBrains Mono'" style:font-family-asian="'JetBrains Mono'" style:font-family-complex="'JetBrains Mono'" fo:background-color="transparent" fo:color="#ffc66d"/>
    </style:style>
    <style:style style:name="T1665" style:family="text">
      <style:text-properties fo:font-size="10.00pt" fo:font-weight="normal" fo:font-family="'JetBrains Mono'" style:font-family-asian="'JetBrains Mono'" style:font-family-complex="'JetBrains Mono'" fo:background-color="transparent" fo:color="#a9b7c6"/>
    </style:style>
    <style:style style:name="T1666" style:family="text">
      <style:text-properties fo:font-size="10.00pt" fo:font-weight="normal" fo:font-family="'JetBrains Mono'" style:font-family-asian="'JetBrains Mono'" style:font-family-complex="'JetBrains Mono'" fo:background-color="transparent" fo:color="#6a8759"/>
    </style:style>
    <style:style style:name="T1667" style:family="text">
      <style:text-properties fo:font-size="10.00pt" fo:font-weight="normal" fo:font-family="'JetBrains Mono'" style:font-family-asian="'JetBrains Mono'" style:font-family-complex="'JetBrains Mono'" fo:background-color="transparent" fo:color="#a9b7c6"/>
    </style:style>
    <style:style style:name="T1668" style:family="text">
      <style:text-properties fo:font-size="10.00pt" fo:font-weight="normal" fo:font-family="'JetBrains Mono'" style:font-family-asian="'JetBrains Mono'" style:font-family-complex="'JetBrains Mono'" fo:background-color="transparent" fo:color="#cc7832"/>
    </style:style>
    <style:style style:name="T1669" style:family="text">
      <style:text-properties fo:font-size="10.00pt" fo:font-weight="normal" fo:font-family="'JetBrains Mono'" style:font-family-asian="'JetBrains Mono'" style:font-family-complex="'JetBrains Mono'" fo:background-color="transparent" fo:color="#a9b7c6"/>
    </style:style>
    <style:style style:name="T1670" style:family="text">
      <style:text-properties fo:font-size="10.00pt" fo:font-weight="normal" fo:font-family="'JetBrains Mono'" style:font-family-asian="'JetBrains Mono'" style:font-family-complex="'JetBrains Mono'" fo:background-color="transparent" fo:color="#cc7832"/>
    </style:style>
    <style:style style:name="T1671" style:family="text">
      <style:text-properties fo:font-size="10.00pt" fo:font-weight="normal" fo:font-family="'JetBrains Mono'" style:font-family-asian="'JetBrains Mono'" style:font-family-complex="'JetBrains Mono'" fo:background-color="transparent" fo:color="#a9b7c6"/>
    </style:style>
    <style:style style:name="T1672" style:family="text">
      <style:text-properties fo:font-size="10.00pt" fo:font-weight="bold" fo:font-family="'JetBrains Mono'" style:font-family-asian="'JetBrains Mono'" style:font-family-complex="'JetBrains Mono'" fo:background-color="transparent" fo:color="#9876aa" fo:font-style="italic"/>
    </style:style>
    <style:style style:name="T1673" style:family="text">
      <style:text-properties fo:font-size="10.00pt" fo:font-weight="normal" fo:font-family="'JetBrains Mono'" style:font-family-asian="'JetBrains Mono'" style:font-family-complex="'JetBrains Mono'" fo:background-color="transparent" fo:color="#a9b7c6"/>
    </style:style>
    <style:style style:name="T1674" style:family="text">
      <style:text-properties fo:font-size="10.00pt" fo:font-weight="normal" fo:font-family="'JetBrains Mono'" style:font-family-asian="'JetBrains Mono'" style:font-family-complex="'JetBrains Mono'" fo:background-color="transparent" fo:color="#ffc66d"/>
    </style:style>
    <style:style style:name="T1675" style:family="text">
      <style:text-properties fo:font-size="10.00pt" fo:font-weight="normal" fo:font-family="'JetBrains Mono'" style:font-family-asian="'JetBrains Mono'" style:font-family-complex="'JetBrains Mono'" fo:background-color="transparent" fo:color="#a9b7c6"/>
    </style:style>
    <style:style style:name="T1676" style:family="text">
      <style:text-properties fo:font-size="10.00pt" fo:font-weight="normal" fo:font-family="'JetBrains Mono'" style:font-family-asian="'JetBrains Mono'" style:font-family-complex="'JetBrains Mono'" fo:background-color="transparent" fo:color="#cc7832"/>
    </style:style>
    <style:style style:name="T1677" style:family="text">
      <style:text-properties fo:font-size="10.00pt" fo:font-weight="normal" fo:font-family="'JetBrains Mono'" style:font-family-asian="'JetBrains Mono'" style:font-family-complex="'JetBrains Mono'" fo:background-color="transparent" fo:color="#a9b7c6"/>
    </style:style>
    <style:style style:name="T1678" style:family="text">
      <style:text-properties fo:font-size="10.00pt" fo:font-weight="normal" fo:font-family="'JetBrains Mono'" style:font-family-asian="'JetBrains Mono'" style:font-family-complex="'JetBrains Mono'" fo:background-color="transparent" fo:color="#cc7832"/>
    </style:style>
    <style:style style:name="T1679" style:family="text">
      <style:text-properties fo:font-size="10.00pt" fo:font-weight="normal" fo:font-family="'JetBrains Mono'" style:font-family-asian="'JetBrains Mono'" style:font-family-complex="'JetBrains Mono'" fo:background-color="transparent" fo:color="#a9b7c6"/>
    </style:style>
    <style:style style:name="T1680" style:family="text">
      <style:text-properties fo:font-size="10.00pt" fo:font-weight="normal" fo:font-family="'JetBrains Mono'" style:font-family-asian="'JetBrains Mono'" style:font-family-complex="'JetBrains Mono'" fo:background-color="transparent" fo:color="#cc7832"/>
    </style:style>
    <style:style style:name="T1681" style:family="text">
      <style:text-properties fo:font-size="10.00pt" fo:font-weight="normal" fo:font-family="'JetBrains Mono'" style:font-family-asian="'JetBrains Mono'" style:font-family-complex="'JetBrains Mono'" fo:background-color="transparent" fo:color="#a9b7c6"/>
    </style:style>
    <style:style style:name="T1682" style:family="text">
      <style:text-properties fo:font-size="10.00pt" fo:font-weight="normal" fo:font-family="'JetBrains Mono'" style:font-family-asian="'JetBrains Mono'" style:font-family-complex="'JetBrains Mono'" fo:background-color="transparent" fo:color="#cc7832"/>
    </style:style>
    <style:style style:name="T1683" style:family="text">
      <style:text-properties fo:font-size="10.00pt" fo:font-weight="normal" fo:font-family="'JetBrains Mono'" style:font-family-asian="'JetBrains Mono'" style:font-family-complex="'JetBrains Mono'" fo:background-color="transparent" fo:color="#a9b7c6"/>
    </style:style>
    <style:style style:name="T1684" style:family="text">
      <style:text-properties fo:font-size="10.00pt" fo:font-weight="normal" fo:font-family="'JetBrains Mono'" style:font-family-asian="'JetBrains Mono'" style:font-family-complex="'JetBrains Mono'" fo:background-color="transparent" fo:color="#cc7832"/>
    </style:style>
    <style:style style:name="T1685" style:family="text">
      <style:text-properties fo:font-size="10.00pt" fo:font-weight="normal" fo:font-family="'JetBrains Mono'" style:font-family-asian="'JetBrains Mono'" style:font-family-complex="'JetBrains Mono'" fo:background-color="transparent" fo:color="#a9b7c6"/>
    </style:style>
    <style:style style:name="T1686" style:family="text">
      <style:text-properties fo:font-size="10.00pt" fo:font-weight="bold" fo:font-family="Calibri" style:font-family-asian="Calibri" style:font-family-complex="Calibri" fo:background-color="transparent" style:use-window-font-color="true"/>
    </style:style>
    <style:style style:name="T1687" style:family="text">
      <style:text-properties fo:font-size="10.00pt" fo:font-weight="normal" fo:font-family="Calibri" style:font-family-asian="Calibri" style:font-family-complex="Calibri" fo:background-color="transparent" style:use-window-font-color="true"/>
    </style:style>
    <style:style style:name="T1688"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89" style:family="text">
      <style:text-properties fo:font-size="10.00pt" fo:font-weight="normal" fo:font-family="Calibri" style:font-family-asian="Calibri" style:font-family-complex="Calibri" fo:background-color="transparent" style:use-window-font-color="true"/>
    </style:style>
    <style:style style:name="T1690" style:family="text">
      <style:text-properties fo:font-size="14.00pt" fo:font-weight="bold" fo:font-family="Calibri" style:font-family-asian="Calibri" style:font-family-complex="Calibri" fo:background-color="transparent" style:use-window-font-color="true"/>
    </style:style>
    <style:style style:name="T1691" style:family="text">
      <style:text-properties fo:font-size="10.00pt" fo:font-weight="normal" fo:font-family="'JetBrains Mono'" style:font-family-asian="'JetBrains Mono'" style:font-family-complex="'JetBrains Mono'" fo:background-color="transparent" fo:color="#cc7832"/>
    </style:style>
    <style:style style:name="T1692" style:family="text">
      <style:text-properties fo:font-size="10.00pt" fo:font-weight="normal" fo:font-family="'JetBrains Mono'" style:font-family-asian="'JetBrains Mono'" style:font-family-complex="'JetBrains Mono'" fo:background-color="transparent" fo:color="#ffc66d"/>
    </style:style>
    <style:style style:name="T1693" style:family="text">
      <style:text-properties fo:font-size="10.00pt" fo:font-weight="normal" fo:font-family="'JetBrains Mono'" style:font-family-asian="'JetBrains Mono'" style:font-family-complex="'JetBrains Mono'" fo:background-color="transparent" fo:color="#cc7832"/>
    </style:style>
    <style:style style:name="T1694" style:family="text">
      <style:text-properties fo:font-size="10.00pt" fo:font-weight="normal" fo:font-family="'JetBrains Mono'" style:font-family-asian="'JetBrains Mono'" style:font-family-complex="'JetBrains Mono'" fo:background-color="transparent" fo:color="#6a8759"/>
    </style:style>
    <style:style style:name="T1695" style:family="text">
      <style:text-properties fo:font-size="10.00pt" fo:font-weight="normal" fo:font-family="'JetBrains Mono'" style:font-family-asian="'JetBrains Mono'" style:font-family-complex="'JetBrains Mono'" fo:background-color="transparent" fo:color="#cc7832"/>
    </style:style>
    <style:style style:name="T1696" style:family="text">
      <style:text-properties fo:font-size="10.00pt" fo:font-weight="normal" fo:font-family="'JetBrains Mono'" style:font-family-asian="'JetBrains Mono'" style:font-family-complex="'JetBrains Mono'" fo:background-color="transparent" fo:color="#ffc66d"/>
    </style:style>
    <style:style style:name="T1697" style:family="text">
      <style:text-properties fo:font-size="10.00pt" fo:font-weight="normal" fo:font-family="'JetBrains Mono'" style:font-family-asian="'JetBrains Mono'" style:font-family-complex="'JetBrains Mono'" fo:background-color="transparent" fo:color="#a9b7c6"/>
    </style:style>
    <style:style style:name="T1698" style:family="text">
      <style:text-properties fo:font-size="10.00pt" fo:font-weight="normal" fo:font-family="'JetBrains Mono'" style:font-family-asian="'JetBrains Mono'" style:font-family-complex="'JetBrains Mono'" fo:background-color="transparent" fo:color="#cc7832"/>
    </style:style>
    <style:style style:name="T1699" style:family="text">
      <style:text-properties fo:font-size="10.00pt" fo:font-weight="normal" fo:font-family="'JetBrains Mono'" style:font-family-asian="'JetBrains Mono'" style:font-family-complex="'JetBrains Mono'" fo:background-color="transparent" fo:color="#a9b7c6"/>
    </style:style>
    <style:style style:name="T1700" style:family="text">
      <style:text-properties fo:font-size="10.00pt" fo:font-weight="normal" fo:font-family="'JetBrains Mono'" style:font-family-asian="'JetBrains Mono'" style:font-family-complex="'JetBrains Mono'" fo:background-color="transparent" fo:color="#ffc66d"/>
    </style:style>
    <style:style style:name="T1701" style:family="text">
      <style:text-properties fo:font-size="10.00pt" fo:font-weight="normal" fo:font-family="'JetBrains Mono'" style:font-family-asian="'JetBrains Mono'" style:font-family-complex="'JetBrains Mono'" fo:background-color="transparent" fo:color="#a9b7c6"/>
    </style:style>
    <style:style style:name="T1702" style:family="text">
      <style:text-properties fo:font-size="10.00pt" fo:font-weight="normal" fo:font-family="'JetBrains Mono'" style:font-family-asian="'JetBrains Mono'" style:font-family-complex="'JetBrains Mono'" fo:background-color="transparent" fo:color="#cc7832"/>
    </style:style>
    <style:style style:name="T1703" style:family="text">
      <style:text-properties fo:font-size="10.00pt" fo:font-weight="normal" fo:font-family="'JetBrains Mono'" style:font-family-asian="'JetBrains Mono'" style:font-family-complex="'JetBrains Mono'" fo:background-color="transparent" fo:color="#a9b7c6"/>
    </style:style>
    <style:style style:name="T1704" style:family="text">
      <style:text-properties fo:font-size="10.00pt" fo:font-weight="bold" fo:font-family="'JetBrains Mono'" style:font-family-asian="'JetBrains Mono'" style:font-family-complex="'JetBrains Mono'" fo:background-color="transparent" fo:color="#9876aa" fo:font-style="italic"/>
    </style:style>
    <style:style style:name="T1705" style:family="text">
      <style:text-properties fo:font-size="10.00pt" fo:font-weight="normal" fo:font-family="'JetBrains Mono'" style:font-family-asian="'JetBrains Mono'" style:font-family-complex="'JetBrains Mono'" fo:background-color="transparent" fo:color="#cc7832"/>
    </style:style>
    <style:style style:name="T1706" style:family="text">
      <style:text-properties fo:font-size="10.00pt" fo:font-weight="normal" fo:font-family="'JetBrains Mono'" style:font-family-asian="'JetBrains Mono'" style:font-family-complex="'JetBrains Mono'" fo:background-color="transparent" fo:color="#808080"/>
    </style:style>
    <style:style style:name="T1707" style:family="text">
      <style:text-properties fo:font-size="10.00pt" fo:font-weight="normal" fo:font-family="'JetBrains Mono'" style:font-family-asian="'JetBrains Mono'" style:font-family-complex="'JetBrains Mono'" fo:background-color="transparent" fo:color="#cc7832"/>
    </style:style>
    <style:style style:name="T1708" style:family="text">
      <style:text-properties fo:font-size="10.00pt" fo:font-weight="normal" fo:font-family="'JetBrains Mono'" style:font-family-asian="'JetBrains Mono'" style:font-family-complex="'JetBrains Mono'" fo:background-color="transparent" fo:color="#a9b7c6"/>
    </style:style>
    <style:style style:name="T1709" style:family="text">
      <style:text-properties fo:font-size="10.00pt" fo:font-weight="normal" fo:font-family="'JetBrains Mono'" style:font-family-asian="'JetBrains Mono'" style:font-family-complex="'JetBrains Mono'" fo:background-color="transparent" fo:color="#cc7832"/>
    </style:style>
    <style:style style:name="T1710" style:family="text">
      <style:text-properties fo:font-size="10.00pt" fo:font-weight="bold" fo:font-family="'JetBrains Mono'" style:font-family-asian="'JetBrains Mono'" style:font-family-complex="'JetBrains Mono'" fo:background-color="transparent" fo:color="#9876aa" fo:font-style="italic"/>
    </style:style>
    <style:style style:name="T1711" style:family="text">
      <style:text-properties fo:font-size="10.00pt" fo:font-weight="normal" fo:font-family="'JetBrains Mono'" style:font-family-asian="'JetBrains Mono'" style:font-family-complex="'JetBrains Mono'" fo:background-color="transparent" fo:color="#a9b7c6"/>
    </style:style>
    <style:style style:name="T1712" style:family="text">
      <style:text-properties fo:font-size="10.00pt" fo:font-weight="normal" fo:font-family="'JetBrains Mono'" style:font-family-asian="'JetBrains Mono'" style:font-family-complex="'JetBrains Mono'" fo:background-color="transparent" fo:color="#ffc66d"/>
    </style:style>
    <style:style style:name="T1713" style:family="text">
      <style:text-properties fo:font-size="10.00pt" fo:font-weight="normal" fo:font-family="'JetBrains Mono'" style:font-family-asian="'JetBrains Mono'" style:font-family-complex="'JetBrains Mono'" fo:background-color="transparent" fo:color="#a9b7c6"/>
    </style:style>
    <style:style style:name="T1714" style:family="text">
      <style:text-properties fo:font-size="10.00pt" fo:font-weight="normal" fo:font-family="'JetBrains Mono'" style:font-family-asian="'JetBrains Mono'" style:font-family-complex="'JetBrains Mono'" fo:background-color="transparent" fo:color="#cc7832"/>
    </style:style>
    <style:style style:name="T1715" style:family="text">
      <style:text-properties fo:font-size="10.00pt" fo:font-weight="normal" fo:font-family="'JetBrains Mono'" style:font-family-asian="'JetBrains Mono'" style:font-family-complex="'JetBrains Mono'" fo:background-color="transparent" fo:color="#808080"/>
    </style:style>
    <style:style style:name="T1716" style:family="text">
      <style:text-properties fo:font-size="10.00pt" fo:font-weight="normal" fo:font-family="'JetBrains Mono'" style:font-family-asian="'JetBrains Mono'" style:font-family-complex="'JetBrains Mono'" fo:background-color="transparent" fo:color="#cc7832"/>
    </style:style>
    <style:style style:name="T1717" style:family="text">
      <style:text-properties fo:font-size="10.00pt" fo:font-weight="normal" fo:font-family="'JetBrains Mono'" style:font-family-asian="'JetBrains Mono'" style:font-family-complex="'JetBrains Mono'" fo:background-color="transparent" fo:color="#a9b7c6"/>
    </style:style>
    <style:style style:name="T1718" style:family="text">
      <style:text-properties fo:font-size="10.00pt" fo:font-weight="bold" fo:font-family="'JetBrains Mono'" style:font-family-asian="'JetBrains Mono'" style:font-family-complex="'JetBrains Mono'" fo:background-color="transparent" fo:color="#9876aa" fo:font-style="italic"/>
    </style:style>
    <style:style style:name="T1719" style:family="text">
      <style:text-properties fo:font-size="10.00pt" fo:font-weight="normal" fo:font-family="'JetBrains Mono'" style:font-family-asian="'JetBrains Mono'" style:font-family-complex="'JetBrains Mono'" fo:background-color="transparent" fo:color="#a9b7c6"/>
    </style:style>
    <style:style style:name="T1720" style:family="text">
      <style:text-properties fo:font-size="10.00pt" fo:font-weight="normal" fo:font-family="'JetBrains Mono'" style:font-family-asian="'JetBrains Mono'" style:font-family-complex="'JetBrains Mono'" fo:background-color="transparent" fo:color="#ffc66d"/>
    </style:style>
    <style:style style:name="T1721" style:family="text">
      <style:text-properties fo:font-size="10.00pt" fo:font-weight="normal" fo:font-family="'JetBrains Mono'" style:font-family-asian="'JetBrains Mono'" style:font-family-complex="'JetBrains Mono'" fo:background-color="transparent" fo:color="#a9b7c6"/>
    </style:style>
    <style:style style:name="T1722" style:family="text">
      <style:text-properties fo:font-size="10.00pt" fo:font-weight="normal" fo:font-family="'JetBrains Mono'" style:font-family-asian="'JetBrains Mono'" style:font-family-complex="'JetBrains Mono'" fo:background-color="transparent" fo:color="#6897bb"/>
    </style:style>
    <style:style style:name="T1723" style:family="text">
      <style:text-properties fo:font-size="10.00pt" fo:font-weight="normal" fo:font-family="'JetBrains Mono'" style:font-family-asian="'JetBrains Mono'" style:font-family-complex="'JetBrains Mono'" fo:background-color="transparent" fo:color="#a9b7c6"/>
    </style:style>
    <style:style style:name="T1724" style:family="text">
      <style:text-properties fo:font-size="10.00pt" fo:font-weight="normal" fo:font-family="'JetBrains Mono'" style:font-family-asian="'JetBrains Mono'" style:font-family-complex="'JetBrains Mono'" fo:background-color="transparent" fo:color="#cc7832"/>
    </style:style>
    <style:style style:name="T1725" style:family="text">
      <style:text-properties fo:font-size="10.00pt" fo:font-weight="normal" fo:font-family="'JetBrains Mono'" style:font-family-asian="'JetBrains Mono'" style:font-family-complex="'JetBrains Mono'" fo:background-color="transparent" fo:color="#808080"/>
    </style:style>
    <style:style style:name="T1726" style:family="text">
      <style:text-properties fo:font-size="10.00pt" fo:font-weight="normal" fo:font-family="'JetBrains Mono'" style:font-family-asian="'JetBrains Mono'" style:font-family-complex="'JetBrains Mono'" fo:background-color="transparent" fo:color="#cc7832"/>
    </style:style>
    <style:style style:name="T1727" style:family="text">
      <style:text-properties fo:font-size="10.00pt" fo:font-weight="normal" fo:font-family="'JetBrains Mono'" style:font-family-asian="'JetBrains Mono'" style:font-family-complex="'JetBrains Mono'" fo:background-color="transparent" fo:color="#a9b7c6"/>
    </style:style>
    <style:style style:name="T1728" style:family="text">
      <style:text-properties fo:font-size="10.00pt" fo:font-weight="normal" fo:font-family="'JetBrains Mono'" style:font-family-asian="'JetBrains Mono'" style:font-family-complex="'JetBrains Mono'" fo:background-color="transparent" fo:color="#6897bb"/>
    </style:style>
    <style:style style:name="T1729" style:family="text">
      <style:text-properties fo:font-size="10.00pt" fo:font-weight="normal" fo:font-family="'JetBrains Mono'" style:font-family-asian="'JetBrains Mono'" style:font-family-complex="'JetBrains Mono'" fo:background-color="transparent" fo:color="#a9b7c6"/>
    </style:style>
    <style:style style:name="T1730" style:family="text">
      <style:text-properties fo:font-size="10.00pt" fo:font-weight="normal" fo:font-family="'JetBrains Mono'" style:font-family-asian="'JetBrains Mono'" style:font-family-complex="'JetBrains Mono'" fo:background-color="transparent" fo:color="#cc7832"/>
    </style:style>
    <style:style style:name="T1731" style:family="text">
      <style:text-properties fo:font-size="10.00pt" fo:font-weight="normal" fo:font-family="'JetBrains Mono'" style:font-family-asian="'JetBrains Mono'" style:font-family-complex="'JetBrains Mono'" fo:background-color="transparent" fo:color="#a9b7c6"/>
    </style:style>
    <style:style style:name="T1732" style:family="text">
      <style:text-properties fo:font-size="10.00pt" fo:font-weight="normal" fo:font-family="'JetBrains Mono'" style:font-family-asian="'JetBrains Mono'" style:font-family-complex="'JetBrains Mono'" fo:background-color="transparent" fo:color="#cc7832"/>
    </style:style>
    <style:style style:name="T1733" style:family="text">
      <style:text-properties fo:font-size="10.00pt" fo:font-weight="normal" fo:font-family="'JetBrains Mono'" style:font-family-asian="'JetBrains Mono'" style:font-family-complex="'JetBrains Mono'" fo:background-color="transparent" fo:color="#a9b7c6"/>
    </style:style>
    <style:style style:name="T1734" style:family="text">
      <style:text-properties fo:font-size="10.00pt" fo:font-weight="normal" fo:font-family="'JetBrains Mono'" style:font-family-asian="'JetBrains Mono'" style:font-family-complex="'JetBrains Mono'" fo:background-color="transparent" fo:color="#cc7832"/>
    </style:style>
    <style:style style:name="T1735" style:family="text">
      <style:text-properties fo:font-size="10.00pt" fo:font-weight="normal" fo:font-family="'JetBrains Mono'" style:font-family-asian="'JetBrains Mono'" style:font-family-complex="'JetBrains Mono'" fo:background-color="transparent" fo:color="#a9b7c6"/>
    </style:style>
    <style:style style:name="T1736" style:family="text">
      <style:text-properties fo:font-size="10.00pt" fo:font-weight="normal" fo:font-family="'JetBrains Mono'" style:font-family-asian="'JetBrains Mono'" style:font-family-complex="'JetBrains Mono'" fo:background-color="transparent" fo:color="#808080"/>
    </style:style>
    <style:style style:name="T1737" style:family="text">
      <style:text-properties fo:font-size="10.00pt" fo:font-weight="normal" fo:font-family="'JetBrains Mono'" style:font-family-asian="'JetBrains Mono'" style:font-family-complex="'JetBrains Mono'" fo:background-color="transparent" fo:color="#a9b7c6"/>
    </style:style>
    <style:style style:name="T1738" style:family="text">
      <style:text-properties fo:font-size="10.00pt" fo:font-weight="normal" fo:font-family="'JetBrains Mono'" style:font-family-asian="'JetBrains Mono'" style:font-family-complex="'JetBrains Mono'" fo:background-color="transparent" fo:color="#cc7832"/>
    </style:style>
    <style:style style:name="T1739" style:family="text">
      <style:text-properties fo:font-size="10.00pt" fo:font-weight="normal" fo:font-family="'JetBrains Mono'" style:font-family-asian="'JetBrains Mono'" style:font-family-complex="'JetBrains Mono'" fo:background-color="transparent" fo:color="#ffc66d"/>
    </style:style>
    <style:style style:name="T1740" style:family="text">
      <style:text-properties fo:font-size="10.00pt" fo:font-weight="normal" fo:font-family="'JetBrains Mono'" style:font-family-asian="'JetBrains Mono'" style:font-family-complex="'JetBrains Mono'" fo:background-color="transparent" fo:color="#cc7832"/>
    </style:style>
    <style:style style:name="T1741"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42" style:family="text">
      <style:text-properties fo:font-size="10.00pt" fo:font-weight="normal" fo:font-family="Calibri" style:font-family-asian="Calibri" style:font-family-complex="Calibri" fo:background-color="transparent" style:use-window-font-color="true"/>
    </style:style>
    <style:style style:name="T1743" style:family="text">
      <style:text-properties fo:font-size="10.00pt" fo:font-weight="normal" fo:font-family="'JetBrains Mono'" style:font-family-asian="'JetBrains Mono'" style:font-family-complex="'JetBrains Mono'" fo:background-color="transparent" fo:color="#cc7832"/>
    </style:style>
    <style:style style:name="T1744" style:family="text">
      <style:text-properties fo:font-size="10.00pt" fo:font-weight="normal" fo:font-family="'JetBrains Mono'" style:font-family-asian="'JetBrains Mono'" style:font-family-complex="'JetBrains Mono'" fo:background-color="transparent" fo:color="#ffc66d"/>
    </style:style>
    <style:style style:name="T1745" style:family="text">
      <style:text-properties fo:font-size="10.00pt" fo:font-weight="normal" fo:font-family="'JetBrains Mono'" style:font-family-asian="'JetBrains Mono'" style:font-family-complex="'JetBrains Mono'" fo:background-color="transparent" fo:color="#cc7832"/>
    </style:style>
    <style:style style:name="T1746" style:family="text">
      <style:text-properties fo:font-size="10.00pt" fo:font-weight="normal" fo:font-family="'JetBrains Mono'" style:font-family-asian="'JetBrains Mono'" style:font-family-complex="'JetBrains Mono'" fo:background-color="transparent" fo:color="#6a8759"/>
    </style:style>
    <style:style style:name="T1747" style:family="text">
      <style:text-properties fo:font-size="10.00pt" fo:font-weight="normal" fo:font-family="'JetBrains Mono'" style:font-family-asian="'JetBrains Mono'" style:font-family-complex="'JetBrains Mono'" fo:background-color="transparent" fo:color="#cc7832"/>
    </style:style>
    <style:style style:name="T1748" style:family="text">
      <style:text-properties fo:font-size="10.00pt" fo:font-weight="normal" fo:font-family="Calibri" style:font-family-asian="Calibri" style:font-family-complex="Calibri" fo:background-color="transparent" style:use-window-font-color="true"/>
    </style:style>
    <style:style style:name="T1749" style:family="text">
      <style:text-properties fo:font-size="10.00pt" fo:font-weight="normal" fo:font-family="'JetBrains Mono'" style:font-family-asian="'JetBrains Mono'" style:font-family-complex="'JetBrains Mono'" fo:background-color="transparent" fo:color="#cc7832"/>
    </style:style>
    <style:style style:name="T1750" style:family="text">
      <style:text-properties fo:font-size="10.00pt" fo:font-weight="normal" fo:font-family="'JetBrains Mono'" style:font-family-asian="'JetBrains Mono'" style:font-family-complex="'JetBrains Mono'" fo:background-color="transparent" fo:color="#ffc66d"/>
    </style:style>
    <style:style style:name="T1751" style:family="text">
      <style:text-properties fo:font-size="10.00pt" fo:font-weight="normal" fo:font-family="'JetBrains Mono'" style:font-family-asian="'JetBrains Mono'" style:font-family-complex="'JetBrains Mono'" fo:background-color="transparent" fo:color="#a9b7c6"/>
    </style:style>
    <style:style style:name="T1752" style:family="text">
      <style:text-properties fo:font-size="10.00pt" fo:font-weight="normal" fo:font-family="Calibri" style:font-family-asian="Calibri" style:font-family-complex="Calibri" fo:background-color="transparent" style:use-window-font-color="true"/>
    </style:style>
    <style:style style:name="T1753" style:family="text">
      <style:text-properties fo:font-size="10.00pt" fo:font-weight="normal" fo:font-family="'JetBrains Mono'" style:font-family-asian="'JetBrains Mono'" style:font-family-complex="'JetBrains Mono'" fo:background-color="transparent" fo:color="#a9b7c6"/>
    </style:style>
    <style:style style:name="T1754" style:family="text">
      <style:text-properties fo:font-size="10.00pt" fo:font-weight="normal" fo:font-family="'JetBrains Mono'" style:font-family-asian="'JetBrains Mono'" style:font-family-complex="'JetBrains Mono'" fo:background-color="transparent" fo:color="#cc7832"/>
    </style:style>
    <style:style style:name="T1755" style:family="text">
      <style:text-properties fo:font-size="10.00pt" fo:font-weight="normal" fo:font-family="'JetBrains Mono'" style:font-family-asian="'JetBrains Mono'" style:font-family-complex="'JetBrains Mono'" fo:background-color="transparent" fo:color="#a9b7c6"/>
    </style:style>
    <style:style style:name="T1756" style:family="text">
      <style:text-properties fo:font-size="10.00pt" fo:font-weight="normal" fo:font-family="'JetBrains Mono'" style:font-family-asian="'JetBrains Mono'" style:font-family-complex="'JetBrains Mono'" fo:background-color="transparent" fo:color="#ffc66d"/>
    </style:style>
    <style:style style:name="T1757" style:family="text">
      <style:text-properties fo:font-size="10.00pt" fo:font-weight="normal" fo:font-family="'JetBrains Mono'" style:font-family-asian="'JetBrains Mono'" style:font-family-complex="'JetBrains Mono'" fo:background-color="transparent" fo:color="#a9b7c6"/>
    </style:style>
    <style:style style:name="T1758" style:family="text">
      <style:text-properties fo:font-size="10.00pt" fo:font-weight="normal" fo:font-family="'JetBrains Mono'" style:font-family-asian="'JetBrains Mono'" style:font-family-complex="'JetBrains Mono'" fo:background-color="transparent" fo:color="#cc7832"/>
    </style:style>
    <style:style style:name="T1759" style:family="text">
      <style:text-properties fo:font-size="10.00pt" fo:font-weight="normal" fo:font-family="'JetBrains Mono'" style:font-family-asian="'JetBrains Mono'" style:font-family-complex="'JetBrains Mono'" fo:background-color="transparent" fo:color="#a9b7c6"/>
    </style:style>
    <style:style style:name="T1760" style:family="text">
      <style:text-properties fo:font-size="10.00pt" fo:font-weight="bold" fo:font-family="'JetBrains Mono'" style:font-family-asian="'JetBrains Mono'" style:font-family-complex="'JetBrains Mono'" fo:background-color="transparent" fo:color="#9876aa" fo:font-style="italic"/>
    </style:style>
    <style:style style:name="T1761" style:family="text">
      <style:text-properties fo:font-size="10.00pt" fo:font-weight="normal" fo:font-family="'JetBrains Mono'" style:font-family-asian="'JetBrains Mono'" style:font-family-complex="'JetBrains Mono'" fo:background-color="transparent" fo:color="#cc7832"/>
    </style:style>
    <style:style style:name="T1762" style:family="text">
      <style:text-properties fo:font-size="10.00pt" fo:font-weight="normal" fo:font-family="'JetBrains Mono'" style:font-family-asian="'JetBrains Mono'" style:font-family-complex="'JetBrains Mono'" fo:background-color="transparent" fo:color="#808080"/>
    </style:style>
    <style:style style:name="T1763" style:family="text">
      <style:text-properties fo:font-size="10.00pt" fo:font-weight="normal" fo:font-family="Calibri" style:font-family-asian="Calibri" style:font-family-complex="Calibri" fo:background-color="transparent" fo:color="#808080"/>
    </style:style>
    <style:style style:name="T1764" style:family="text">
      <style:text-properties fo:font-size="10.00pt" fo:font-weight="normal" fo:font-family="Calibri" style:font-family-asian="Calibri" style:font-family-complex="Calibri" fo:background-color="transparent" style:use-window-font-color="true"/>
    </style:style>
    <style:style style:name="T1765" style:family="text">
      <style:text-properties fo:font-size="10.00pt" fo:font-weight="normal" fo:font-family="'JetBrains Mono'" style:font-family-asian="'JetBrains Mono'" style:font-family-complex="'JetBrains Mono'" fo:background-color="transparent" fo:color="#808080"/>
    </style:style>
    <style:style style:name="T1766" style:family="text">
      <style:text-properties fo:font-size="10.00pt" fo:font-weight="normal" fo:font-family="'JetBrains Mono'" style:font-family-asian="'JetBrains Mono'" style:font-family-complex="'JetBrains Mono'" fo:background-color="transparent" fo:color="#cc7832"/>
    </style:style>
    <style:style style:name="T1767" style:family="text">
      <style:text-properties fo:font-size="10.00pt" fo:font-weight="normal" fo:font-family="'JetBrains Mono'" style:font-family-asian="'JetBrains Mono'" style:font-family-complex="'JetBrains Mono'" fo:background-color="transparent" fo:color="#a9b7c6"/>
    </style:style>
    <style:style style:name="T1768" style:family="text">
      <style:text-properties fo:font-size="10.00pt" fo:font-weight="normal" fo:font-family="'JetBrains Mono'" style:font-family-asian="'JetBrains Mono'" style:font-family-complex="'JetBrains Mono'" fo:background-color="transparent" fo:color="#cc7832"/>
    </style:style>
    <style:style style:name="T1769" style:family="text">
      <style:text-properties fo:font-size="10.00pt" fo:font-weight="bold" fo:font-family="'JetBrains Mono'" style:font-family-asian="'JetBrains Mono'" style:font-family-complex="'JetBrains Mono'" fo:background-color="transparent" fo:color="#9876aa" fo:font-style="italic"/>
    </style:style>
    <style:style style:name="T1770" style:family="text">
      <style:text-properties fo:font-size="10.00pt" fo:font-weight="normal" fo:font-family="'JetBrains Mono'" style:font-family-asian="'JetBrains Mono'" style:font-family-complex="'JetBrains Mono'" fo:background-color="transparent" fo:color="#a9b7c6"/>
    </style:style>
    <style:style style:name="T1771" style:family="text">
      <style:text-properties fo:font-size="10.00pt" fo:font-weight="normal" fo:font-family="'JetBrains Mono'" style:font-family-asian="'JetBrains Mono'" style:font-family-complex="'JetBrains Mono'" fo:background-color="transparent" fo:color="#ffc66d"/>
    </style:style>
    <style:style style:name="T1772" style:family="text">
      <style:text-properties fo:font-size="10.00pt" fo:font-weight="normal" fo:font-family="'JetBrains Mono'" style:font-family-asian="'JetBrains Mono'" style:font-family-complex="'JetBrains Mono'" fo:background-color="transparent" fo:color="#a9b7c6"/>
    </style:style>
    <style:style style:name="T1773" style:family="text">
      <style:text-properties fo:font-size="10.00pt" fo:font-weight="normal" fo:font-family="'JetBrains Mono'" style:font-family-asian="'JetBrains Mono'" style:font-family-complex="'JetBrains Mono'" fo:background-color="transparent" fo:color="#cc7832"/>
    </style:style>
    <style:style style:name="T1774" style:family="text">
      <style:text-properties fo:font-size="10.00pt" fo:font-weight="normal" fo:font-family="'JetBrains Mono'" style:font-family-asian="'JetBrains Mono'" style:font-family-complex="'JetBrains Mono'" fo:background-color="transparent" fo:color="#808080"/>
    </style:style>
    <style:style style:name="T1775" style:family="text">
      <style:text-properties fo:font-size="10.00pt" fo:font-weight="normal" fo:font-family="'JetBrains Mono'" style:font-family-asian="'JetBrains Mono'" style:font-family-complex="'JetBrains Mono'" fo:background-color="transparent" fo:color="#cc7832"/>
    </style:style>
    <style:style style:name="T1776" style:family="text">
      <style:text-properties fo:font-size="10.00pt" fo:font-weight="normal" fo:font-family="'JetBrains Mono'" style:font-family-asian="'JetBrains Mono'" style:font-family-complex="'JetBrains Mono'" fo:background-color="transparent" fo:color="#a9b7c6"/>
    </style:style>
    <style:style style:name="T1777" style:family="text">
      <style:text-properties fo:font-size="10.00pt" fo:font-weight="bold" fo:font-family="'JetBrains Mono'" style:font-family-asian="'JetBrains Mono'" style:font-family-complex="'JetBrains Mono'" fo:background-color="transparent" fo:color="#9876aa" fo:font-style="italic"/>
    </style:style>
    <style:style style:name="T1778" style:family="text">
      <style:text-properties fo:font-size="10.00pt" fo:font-weight="normal" fo:font-family="'JetBrains Mono'" style:font-family-asian="'JetBrains Mono'" style:font-family-complex="'JetBrains Mono'" fo:background-color="transparent" fo:color="#a9b7c6"/>
    </style:style>
    <style:style style:name="T1779" style:family="text">
      <style:text-properties fo:font-size="10.00pt" fo:font-weight="normal" fo:font-family="'JetBrains Mono'" style:font-family-asian="'JetBrains Mono'" style:font-family-complex="'JetBrains Mono'" fo:background-color="transparent" fo:color="#ffc66d"/>
    </style:style>
    <style:style style:name="T1780" style:family="text">
      <style:text-properties fo:font-size="10.00pt" fo:font-weight="normal" fo:font-family="'JetBrains Mono'" style:font-family-asian="'JetBrains Mono'" style:font-family-complex="'JetBrains Mono'" fo:background-color="transparent" fo:color="#a9b7c6"/>
    </style:style>
    <style:style style:name="T1781" style:family="text">
      <style:text-properties fo:font-size="10.00pt" fo:font-weight="normal" fo:font-family="'JetBrains Mono'" style:font-family-asian="'JetBrains Mono'" style:font-family-complex="'JetBrains Mono'" fo:background-color="transparent" fo:color="#6897bb"/>
    </style:style>
    <style:style style:name="T1782" style:family="text">
      <style:text-properties fo:font-size="10.00pt" fo:font-weight="normal" fo:font-family="'JetBrains Mono'" style:font-family-asian="'JetBrains Mono'" style:font-family-complex="'JetBrains Mono'" fo:background-color="transparent" fo:color="#a9b7c6"/>
    </style:style>
    <style:style style:name="T1783" style:family="text">
      <style:text-properties fo:font-size="10.00pt" fo:font-weight="normal" fo:font-family="'JetBrains Mono'" style:font-family-asian="'JetBrains Mono'" style:font-family-complex="'JetBrains Mono'" fo:background-color="transparent" fo:color="#cc7832"/>
    </style:style>
    <style:style style:name="T1784" style:family="text">
      <style:text-properties fo:font-size="10.00pt" fo:font-weight="normal" fo:font-family="'JetBrains Mono'" style:font-family-asian="'JetBrains Mono'" style:font-family-complex="'JetBrains Mono'" fo:background-color="transparent" fo:color="#808080"/>
    </style:style>
    <style:style style:name="T1785" style:family="text">
      <style:text-properties fo:font-size="10.00pt" fo:font-weight="normal" fo:font-family="Calibri" style:font-family-asian="Calibri" style:font-family-complex="Calibri" fo:background-color="transparent" fo:color="#808080"/>
    </style:style>
    <style:style style:name="T1786" style:family="text">
      <style:text-properties fo:font-size="10.00pt" fo:font-weight="normal" fo:font-family="Calibri" style:font-family-asian="Calibri" style:font-family-complex="Calibri" fo:background-color="transparent" style:use-window-font-color="true"/>
    </style:style>
    <style:style style:name="T1787" style:family="text">
      <style:text-properties fo:font-size="10.00pt" fo:font-weight="normal" fo:font-family="'JetBrains Mono'" style:font-family-asian="'JetBrains Mono'" style:font-family-complex="'JetBrains Mono'" fo:background-color="transparent" fo:color="#808080"/>
    </style:style>
    <style:style style:name="T1788" style:family="text">
      <style:text-properties fo:font-size="10.00pt" fo:font-weight="normal" fo:font-family="Calibri" style:font-family-asian="Calibri" style:font-family-complex="Calibri" fo:background-color="transparent" style:use-window-font-color="true"/>
    </style:style>
    <style:style style:name="T1789"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90" style:family="text">
      <style:text-properties fo:font-size="10.00pt" fo:font-weight="normal" fo:font-family="'JetBrains Mono'" style:font-family-asian="'JetBrains Mono'" style:font-family-complex="'JetBrains Mono'" fo:background-color="transparent" fo:color="#808080"/>
    </style:style>
    <style:style style:name="T1791" style:family="text">
      <style:text-properties fo:font-size="10.00pt" fo:font-weight="normal" fo:font-family="'JetBrains Mono'" style:font-family-asian="'JetBrains Mono'" style:font-family-complex="'JetBrains Mono'" fo:background-color="transparent" fo:color="#cc7832"/>
    </style:style>
    <style:style style:name="T1792" style:family="text">
      <style:text-properties fo:font-size="10.00pt" fo:font-weight="normal" fo:font-family="'JetBrains Mono'" style:font-family-asian="'JetBrains Mono'" style:font-family-complex="'JetBrains Mono'" fo:background-color="transparent" fo:color="#a9b7c6"/>
    </style:style>
    <style:style style:name="T1793" style:family="text">
      <style:text-properties fo:font-size="10.00pt" fo:font-weight="normal" fo:font-family="'JetBrains Mono'" style:font-family-asian="'JetBrains Mono'" style:font-family-complex="'JetBrains Mono'" fo:background-color="transparent" fo:color="#6897bb"/>
    </style:style>
    <style:style style:name="T1794" style:family="text">
      <style:text-properties fo:font-size="10.00pt" fo:font-weight="normal" fo:font-family="'JetBrains Mono'" style:font-family-asian="'JetBrains Mono'" style:font-family-complex="'JetBrains Mono'" fo:background-color="transparent" fo:color="#a9b7c6"/>
    </style:style>
    <style:style style:name="T1795" style:family="text">
      <style:text-properties fo:font-size="10.00pt" fo:font-weight="normal" fo:font-family="'JetBrains Mono'" style:font-family-asian="'JetBrains Mono'" style:font-family-complex="'JetBrains Mono'" fo:background-color="transparent" fo:color="#cc7832"/>
    </style:style>
    <style:style style:name="T1796" style:family="text">
      <style:text-properties fo:font-size="10.00pt" fo:font-weight="normal" fo:font-family="'JetBrains Mono'" style:font-family-asian="'JetBrains Mono'" style:font-family-complex="'JetBrains Mono'" fo:background-color="transparent" fo:color="#a9b7c6"/>
    </style:style>
    <style:style style:name="T1797" style:family="text">
      <style:text-properties fo:font-size="10.00pt" fo:font-weight="normal" fo:font-family="'JetBrains Mono'" style:font-family-asian="'JetBrains Mono'" style:font-family-complex="'JetBrains Mono'" fo:background-color="transparent" fo:color="#cc7832"/>
    </style:style>
    <style:style style:name="T1798" style:family="text">
      <style:text-properties fo:font-size="10.00pt" fo:font-weight="normal" fo:font-family="'JetBrains Mono'" style:font-family-asian="'JetBrains Mono'" style:font-family-complex="'JetBrains Mono'" fo:background-color="transparent" fo:color="#a9b7c6"/>
    </style:style>
    <style:style style:name="T1799" style:family="text">
      <style:text-properties fo:font-size="10.00pt" fo:font-weight="normal" fo:font-family="'JetBrains Mono'" style:font-family-asian="'JetBrains Mono'" style:font-family-complex="'JetBrains Mono'" fo:background-color="transparent" fo:color="#cc7832"/>
    </style:style>
    <style:style style:name="T1800" style:family="text">
      <style:text-properties fo:font-size="10.00pt" fo:font-weight="normal" fo:font-family="'JetBrains Mono'" style:font-family-asian="'JetBrains Mono'" style:font-family-complex="'JetBrains Mono'" fo:background-color="transparent" fo:color="#a9b7c6"/>
    </style:style>
    <style:style style:name="T1801" style:family="text">
      <style:text-properties fo:font-size="10.00pt" fo:font-weight="normal" fo:font-family="Calibri" style:font-family-asian="Calibri" style:font-family-complex="Calibri" fo:background-color="transparent" style:use-window-font-color="true"/>
    </style:style>
    <style:style style:name="T1802" style:family="text">
      <style:text-properties fo:font-size="14.00pt" fo:font-weight="bold" fo:font-family="Calibri" style:font-family-asian="Calibri" style:font-family-complex="Calibri" fo:background-color="transparent" style:use-window-font-color="true"/>
    </style:style>
    <style:style style:name="T1803" style:family="text">
      <style:text-properties fo:font-size="11.00pt" fo:font-weight="normal" fo:font-family="Calibri" style:font-family-asian="Calibri" style:font-family-complex="Calibri" fo:background-color="transparent" style:use-window-font-color="true"/>
    </style:style>
    <style:style style:name="T1804" style:family="text">
      <style:text-properties fo:font-size="14.00pt" fo:font-weight="bold" fo:font-family="Calibri" style:font-family-asian="Calibri" style:font-family-complex="Calibri" fo:background-color="transparent" style:use-window-font-color="true"/>
    </style:style>
    <style:style style:name="T180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6" style:family="text">
      <style:text-properties fo:font-size="10.00pt" fo:font-weight="normal" fo:font-family="Calibri" style:font-family-asian="Calibri" style:font-family-complex="Calibri" fo:background-color="transparent" style:use-window-font-color="true"/>
    </style:style>
    <style:style style:name="T1807" style:family="text">
      <style:text-properties fo:font-size="10.00pt" fo:font-weight="normal" fo:font-family="'JetBrains Mono'" style:font-family-asian="'JetBrains Mono'" style:font-family-complex="'JetBrains Mono'" fo:background-color="transparent" fo:color="#cc7832"/>
    </style:style>
    <style:style style:name="T1808" style:family="text">
      <style:text-properties fo:font-size="10.00pt" fo:font-weight="bold" fo:font-family="'JetBrains Mono'" style:font-family-asian="'JetBrains Mono'" style:font-family-complex="'JetBrains Mono'" fo:background-color="transparent" fo:color="#9876aa" fo:font-style="italic"/>
    </style:style>
    <style:style style:name="T1809" style:family="text">
      <style:text-properties fo:font-size="10.00pt" fo:font-weight="normal" fo:font-family="'JetBrains Mono'" style:font-family-asian="'JetBrains Mono'" style:font-family-complex="'JetBrains Mono'" fo:background-color="transparent" fo:color="#cc7832"/>
    </style:style>
    <style:style style:name="T1810" style:family="text">
      <style:text-properties fo:font-size="10.00pt" fo:font-weight="normal" fo:font-family="'JetBrains Mono'" style:font-family-asian="'JetBrains Mono'" style:font-family-complex="'JetBrains Mono'" fo:background-color="transparent" fo:color="#a9b7c6"/>
    </style:style>
    <style:style style:name="T1811" style:family="text">
      <style:text-properties fo:font-size="10.00pt" fo:font-weight="normal" fo:font-family="'JetBrains Mono'" style:font-family-asian="'JetBrains Mono'" style:font-family-complex="'JetBrains Mono'" fo:background-color="transparent" fo:color="#ffc66d"/>
    </style:style>
    <style:style style:name="T1812" style:family="text">
      <style:text-properties fo:font-size="10.00pt" fo:font-weight="normal" fo:font-family="'JetBrains Mono'" style:font-family-asian="'JetBrains Mono'" style:font-family-complex="'JetBrains Mono'" fo:background-color="transparent" fo:color="#cc7832"/>
    </style:style>
    <style:style style:name="T1813" style:family="text">
      <style:text-properties fo:font-size="10.00pt" fo:font-weight="normal" fo:font-family="'JetBrains Mono'" style:font-family-asian="'JetBrains Mono'" style:font-family-complex="'JetBrains Mono'" fo:background-color="transparent" fo:color="#ffc66d"/>
    </style:style>
    <style:style style:name="T1814" style:family="text">
      <style:text-properties fo:font-size="10.00pt" fo:font-weight="normal" fo:font-family="'JetBrains Mono'" style:font-family-asian="'JetBrains Mono'" style:font-family-complex="'JetBrains Mono'" fo:background-color="transparent" fo:color="#cc7832"/>
    </style:style>
    <style:style style:name="T1815" style:family="text">
      <style:text-properties fo:font-size="10.00pt" fo:font-weight="normal" fo:font-family="'JetBrains Mono'" style:font-family-asian="'JetBrains Mono'" style:font-family-complex="'JetBrains Mono'" fo:background-color="transparent" fo:color="#ffc66d"/>
    </style:style>
    <style:style style:name="T1816" style:family="text">
      <style:text-properties fo:font-size="10.00pt" fo:font-weight="normal" fo:font-family="'JetBrains Mono'" style:font-family-asian="'JetBrains Mono'" style:font-family-complex="'JetBrains Mono'" fo:background-color="transparent" fo:color="#a9b7c6"/>
    </style:style>
    <style:style style:name="T1817" style:family="text">
      <style:text-properties fo:font-size="10.00pt" fo:font-weight="normal" fo:font-family="'JetBrains Mono'" style:font-family-asian="'JetBrains Mono'" style:font-family-complex="'JetBrains Mono'" fo:background-color="transparent" fo:color="#cc7832"/>
    </style:style>
    <style:style style:name="T1818" style:family="text">
      <style:text-properties fo:font-size="10.00pt" fo:font-weight="normal" fo:font-family="'JetBrains Mono'" style:font-family-asian="'JetBrains Mono'" style:font-family-complex="'JetBrains Mono'" fo:background-color="transparent" fo:color="#6a8759"/>
    </style:style>
    <style:style style:name="T1819" style:family="text">
      <style:text-properties fo:font-size="10.00pt" fo:font-weight="normal" fo:font-family="'JetBrains Mono'" style:font-family-asian="'JetBrains Mono'" style:font-family-complex="'JetBrains Mono'" fo:background-color="transparent" fo:color="#cc7832"/>
    </style:style>
    <style:style style:name="T1820" style:family="text">
      <style:text-properties fo:font-size="10.00pt" fo:font-weight="normal" fo:font-family="'JetBrains Mono'" style:font-family-asian="'JetBrains Mono'" style:font-family-complex="'JetBrains Mono'" fo:background-color="transparent" fo:color="#a9b7c6"/>
    </style:style>
    <style:style style:name="T1821" style:family="text">
      <style:text-properties fo:font-size="10.00pt" fo:font-weight="normal" fo:font-family="'JetBrains Mono'" style:font-family-asian="'JetBrains Mono'" style:font-family-complex="'JetBrains Mono'" fo:background-color="transparent" fo:color="#cc7832"/>
    </style:style>
    <style:style style:name="T1822" style:family="text">
      <style:text-properties fo:font-size="10.00pt" fo:font-weight="normal" fo:font-family="'JetBrains Mono'" style:font-family-asian="'JetBrains Mono'" style:font-family-complex="'JetBrains Mono'" fo:background-color="transparent" fo:color="#6a8759"/>
    </style:style>
    <style:style style:name="T1823" style:family="text">
      <style:text-properties fo:font-size="10.00pt" fo:font-weight="normal" fo:font-family="'JetBrains Mono'" style:font-family-asian="'JetBrains Mono'" style:font-family-complex="'JetBrains Mono'" fo:background-color="transparent" fo:color="#cc7832"/>
    </style:style>
    <style:style style:name="T1824" style:family="text">
      <style:text-properties fo:font-size="10.00pt" fo:font-weight="normal" fo:font-family="'JetBrains Mono'" style:font-family-asian="'JetBrains Mono'" style:font-family-complex="'JetBrains Mono'" fo:background-color="transparent" fo:color="#ffc66d"/>
    </style:style>
    <style:style style:name="T1825" style:family="text">
      <style:text-properties fo:font-size="10.00pt" fo:font-weight="normal" fo:font-family="'JetBrains Mono'" style:font-family-asian="'JetBrains Mono'" style:font-family-complex="'JetBrains Mono'" fo:background-color="transparent" fo:color="#cc7832"/>
    </style:style>
    <style:style style:name="T1826" style:family="text">
      <style:text-properties fo:font-size="10.00pt" fo:font-weight="normal" fo:font-family="'JetBrains Mono'" style:font-family-asian="'JetBrains Mono'" style:font-family-complex="'JetBrains Mono'" fo:background-color="transparent" fo:color="#6a8759"/>
    </style:style>
    <style:style style:name="T1827" style:family="text">
      <style:text-properties fo:font-size="10.00pt" fo:font-weight="normal" fo:font-family="'JetBrains Mono'" style:font-family-asian="'JetBrains Mono'" style:font-family-complex="'JetBrains Mono'" fo:background-color="transparent" fo:color="#cc7832"/>
    </style:style>
    <style:style style:name="T1828" style:family="text">
      <style:text-properties fo:font-size="10.00pt" fo:font-weight="bold" fo:font-family="'JetBrains Mono'" style:font-family-asian="'JetBrains Mono'" style:font-family-complex="'JetBrains Mono'" fo:background-color="transparent" fo:color="#9876aa" fo:font-style="italic"/>
    </style:style>
    <style:style style:name="T1829" style:family="text">
      <style:text-properties fo:font-size="10.00pt" fo:font-weight="normal" fo:font-family="'JetBrains Mono'" style:font-family-asian="'JetBrains Mono'" style:font-family-complex="'JetBrains Mono'" fo:background-color="transparent" fo:color="#cc7832"/>
    </style:style>
    <style:style style:name="T1830" style:family="text">
      <style:text-properties fo:font-size="10.00pt" fo:font-weight="normal" fo:font-family="'JetBrains Mono'" style:font-family-asian="'JetBrains Mono'" style:font-family-complex="'JetBrains Mono'" fo:background-color="transparent" fo:color="#6a8759"/>
    </style:style>
    <style:style style:name="T1831" style:family="text">
      <style:text-properties fo:font-size="10.00pt" fo:font-weight="normal" fo:font-family="'JetBrains Mono'" style:font-family-asian="'JetBrains Mono'" style:font-family-complex="'JetBrains Mono'" fo:background-color="transparent" fo:color="#cc7832"/>
    </style:style>
    <style:style style:name="T1832" style:family="text">
      <style:text-properties fo:font-size="10.00pt" fo:font-weight="normal" fo:font-family="'JetBrains Mono'" style:font-family-asian="'JetBrains Mono'" style:font-family-complex="'JetBrains Mono'" fo:background-color="transparent" fo:color="#ffc66d"/>
    </style:style>
    <style:style style:name="T1833" style:family="text">
      <style:text-properties fo:font-size="10.00pt" fo:font-weight="normal" fo:font-family="'JetBrains Mono'" style:font-family-asian="'JetBrains Mono'" style:font-family-complex="'JetBrains Mono'" fo:background-color="transparent" fo:color="#cc7832"/>
    </style:style>
    <style:style style:name="T1834" style:family="text">
      <style:text-properties fo:font-size="10.00pt" fo:font-weight="normal" fo:font-family="'JetBrains Mono'" style:font-family-asian="'JetBrains Mono'" style:font-family-complex="'JetBrains Mono'" fo:background-color="transparent" fo:color="#6a8759"/>
    </style:style>
    <style:style style:name="T1835" style:family="text">
      <style:text-properties fo:font-size="10.00pt" fo:font-weight="normal" fo:font-family="'JetBrains Mono'" style:font-family-asian="'JetBrains Mono'" style:font-family-complex="'JetBrains Mono'" fo:background-color="transparent" fo:color="#cc7832"/>
    </style:style>
    <style:style style:name="T1836" style:family="text">
      <style:text-properties fo:font-size="10.00pt" fo:font-weight="bold" fo:font-family="'JetBrains Mono'" style:font-family-asian="'JetBrains Mono'" style:font-family-complex="'JetBrains Mono'" fo:background-color="transparent" fo:color="#9876aa" fo:font-style="italic"/>
    </style:style>
    <style:style style:name="T1837" style:family="text">
      <style:text-properties fo:font-size="10.00pt" fo:font-weight="normal" fo:font-family="'JetBrains Mono'" style:font-family-asian="'JetBrains Mono'" style:font-family-complex="'JetBrains Mono'" fo:background-color="transparent" fo:color="#a9b7c6"/>
    </style:style>
    <style:style style:name="T1838" style:family="text">
      <style:text-properties fo:font-size="10.00pt" fo:font-weight="normal" fo:font-family="'JetBrains Mono'" style:font-family-asian="'JetBrains Mono'" style:font-family-complex="'JetBrains Mono'" fo:background-color="transparent" fo:color="#ffc66d"/>
    </style:style>
    <style:style style:name="T1839" style:family="text">
      <style:text-properties fo:font-size="10.00pt" fo:font-weight="normal" fo:font-family="'JetBrains Mono'" style:font-family-asian="'JetBrains Mono'" style:font-family-complex="'JetBrains Mono'" fo:background-color="transparent" fo:color="#a9b7c6"/>
    </style:style>
    <style:style style:name="T1840" style:family="text">
      <style:text-properties fo:font-size="10.00pt" fo:font-weight="normal" fo:font-family="'JetBrains Mono'" style:font-family-asian="'JetBrains Mono'" style:font-family-complex="'JetBrains Mono'" fo:background-color="transparent" fo:color="#cc7832"/>
    </style:style>
    <style:style style:name="T1841" style:family="text">
      <style:text-properties fo:font-size="10.00pt" fo:font-weight="normal" fo:font-family="'JetBrains Mono'" style:font-family-asian="'JetBrains Mono'" style:font-family-complex="'JetBrains Mono'" fo:background-color="transparent" fo:color="#ffc66d"/>
    </style:style>
    <style:style style:name="T1842" style:family="text">
      <style:text-properties fo:font-size="10.00pt" fo:font-weight="normal" fo:font-family="'JetBrains Mono'" style:font-family-asian="'JetBrains Mono'" style:font-family-complex="'JetBrains Mono'" fo:background-color="transparent" fo:color="#a9b7c6"/>
    </style:style>
    <style:style style:name="T1843" style:family="text">
      <style:text-properties fo:font-size="10.00pt" fo:font-weight="normal" fo:font-family="'JetBrains Mono'" style:font-family-asian="'JetBrains Mono'" style:font-family-complex="'JetBrains Mono'" fo:background-color="transparent" fo:color="#cc7832"/>
    </style:style>
    <style:style style:name="T1844" style:family="text">
      <style:text-properties fo:font-size="10.00pt" fo:font-weight="normal" fo:font-family="'JetBrains Mono'" style:font-family-asian="'JetBrains Mono'" style:font-family-complex="'JetBrains Mono'" fo:background-color="transparent" fo:color="#a9b7c6"/>
    </style:style>
    <style:style style:name="T1845" style:family="text">
      <style:text-properties fo:font-size="10.00pt" fo:font-weight="normal" fo:font-family="'JetBrains Mono'" style:font-family-asian="'JetBrains Mono'" style:font-family-complex="'JetBrains Mono'" fo:background-color="transparent" fo:color="#cc7832"/>
    </style:style>
    <style:style style:name="T1846" style:family="text">
      <style:text-properties fo:font-size="10.00pt" fo:font-weight="normal" fo:font-family="'JetBrains Mono'" style:font-family-asian="'JetBrains Mono'" style:font-family-complex="'JetBrains Mono'" fo:background-color="transparent" fo:color="#a9b7c6"/>
    </style:style>
    <style:style style:name="T1847" style:family="text">
      <style:text-properties fo:font-size="10.00pt" fo:font-weight="normal" fo:font-family="'JetBrains Mono'" style:font-family-asian="'JetBrains Mono'" style:font-family-complex="'JetBrains Mono'" fo:background-color="transparent" fo:color="#ffc66d"/>
    </style:style>
    <style:style style:name="T1848" style:family="text">
      <style:text-properties fo:font-size="10.00pt" fo:font-weight="normal" fo:font-family="'JetBrains Mono'" style:font-family-asian="'JetBrains Mono'" style:font-family-complex="'JetBrains Mono'" fo:background-color="transparent" fo:color="#a9b7c6"/>
    </style:style>
    <style:style style:name="T1849" style:family="text">
      <style:text-properties fo:font-size="10.00pt" fo:font-weight="normal" fo:font-family="'JetBrains Mono'" style:font-family-asian="'JetBrains Mono'" style:font-family-complex="'JetBrains Mono'" fo:background-color="transparent" fo:color="#9876aa"/>
    </style:style>
    <style:style style:name="T1850" style:family="text">
      <style:text-properties fo:font-size="10.00pt" fo:font-weight="normal" fo:font-family="'JetBrains Mono'" style:font-family-asian="'JetBrains Mono'" style:font-family-complex="'JetBrains Mono'" fo:background-color="transparent" fo:color="#a9b7c6"/>
    </style:style>
    <style:style style:name="T1851" style:family="text">
      <style:text-properties fo:font-size="10.00pt" fo:font-weight="normal" fo:font-family="'JetBrains Mono'" style:font-family-asian="'JetBrains Mono'" style:font-family-complex="'JetBrains Mono'" fo:background-color="transparent" fo:color="#cc7832"/>
    </style:style>
    <style:style style:name="T1852" style:family="text">
      <style:text-properties fo:font-size="10.00pt" fo:font-weight="normal" fo:font-family="'JetBrains Mono'" style:font-family-asian="'JetBrains Mono'" style:font-family-complex="'JetBrains Mono'" fo:background-color="transparent" fo:color="#9876aa"/>
    </style:style>
    <style:style style:name="T1853" style:family="text">
      <style:text-properties fo:font-size="10.00pt" fo:font-weight="normal" fo:font-family="'JetBrains Mono'" style:font-family-asian="'JetBrains Mono'" style:font-family-complex="'JetBrains Mono'" fo:background-color="transparent" fo:color="#a9b7c6"/>
    </style:style>
    <style:style style:name="T1854" style:family="text">
      <style:text-properties fo:font-size="10.00pt" fo:font-weight="normal" fo:font-family="'JetBrains Mono'" style:font-family-asian="'JetBrains Mono'" style:font-family-complex="'JetBrains Mono'" fo:background-color="transparent" fo:color="#cc7832"/>
    </style:style>
    <style:style style:name="T1855" style:family="text">
      <style:text-properties fo:font-size="10.00pt" fo:font-weight="normal" fo:font-family="'JetBrains Mono'" style:font-family-asian="'JetBrains Mono'" style:font-family-complex="'JetBrains Mono'" fo:background-color="transparent" fo:color="#9876aa"/>
    </style:style>
    <style:style style:name="T1856" style:family="text">
      <style:text-properties fo:font-size="10.00pt" fo:font-weight="normal" fo:font-family="'JetBrains Mono'" style:font-family-asian="'JetBrains Mono'" style:font-family-complex="'JetBrains Mono'" fo:background-color="transparent" fo:color="#a9b7c6"/>
    </style:style>
    <style:style style:name="T1857" style:family="text">
      <style:text-properties fo:font-size="10.00pt" fo:font-weight="normal" fo:font-family="'JetBrains Mono'" style:font-family-asian="'JetBrains Mono'" style:font-family-complex="'JetBrains Mono'" fo:background-color="transparent" fo:color="#6a8759"/>
    </style:style>
    <style:style style:name="T1858" style:family="text">
      <style:text-properties fo:font-size="10.00pt" fo:font-weight="normal" fo:font-family="'JetBrains Mono'" style:font-family-asian="'JetBrains Mono'" style:font-family-complex="'JetBrains Mono'" fo:background-color="transparent" fo:color="#cc7832"/>
    </style:style>
    <style:style style:name="T1859" style:family="text">
      <style:text-properties fo:font-size="10.00pt" fo:font-weight="normal" fo:font-family="'JetBrains Mono'" style:font-family-asian="'JetBrains Mono'" style:font-family-complex="'JetBrains Mono'" fo:background-color="transparent" fo:color="#a9b7c6"/>
    </style:style>
    <style:style style:name="T1860" style:family="text">
      <style:text-properties fo:font-size="10.00pt" fo:font-weight="normal" fo:font-family="'JetBrains Mono'" style:font-family-asian="'JetBrains Mono'" style:font-family-complex="'JetBrains Mono'" fo:background-color="transparent" fo:color="#cc7832"/>
    </style:style>
    <style:style style:name="T1861" style:family="text">
      <style:text-properties fo:font-size="10.00pt" fo:font-weight="normal" fo:font-family="'JetBrains Mono'" style:font-family-asian="'JetBrains Mono'" style:font-family-complex="'JetBrains Mono'" fo:background-color="transparent" fo:color="#a9b7c6"/>
    </style:style>
    <style:style style:name="T1862" style:family="text">
      <style:text-properties fo:font-size="10.00pt" fo:font-weight="normal" fo:font-family="'JetBrains Mono'" style:font-family-asian="'JetBrains Mono'" style:font-family-complex="'JetBrains Mono'" fo:background-color="transparent" fo:color="#cc7832"/>
    </style:style>
    <style:style style:name="T1863" style:family="text">
      <style:text-properties fo:font-size="10.00pt" fo:font-weight="normal" fo:font-family="'JetBrains Mono'" style:font-family-asian="'JetBrains Mono'" style:font-family-complex="'JetBrains Mono'" fo:background-color="transparent" fo:color="#808080"/>
    </style:style>
    <style:style style:name="T1864" style:family="text">
      <style:text-properties fo:font-size="10.00pt" fo:font-weight="normal" fo:font-family="'JetBrains Mono'" style:font-family-asian="'JetBrains Mono'" style:font-family-complex="'JetBrains Mono'" fo:background-color="transparent" fo:color="#ffc66d"/>
    </style:style>
    <style:style style:name="T1865" style:family="text">
      <style:text-properties fo:font-size="10.00pt" fo:font-weight="normal" fo:font-family="'JetBrains Mono'" style:font-family-asian="'JetBrains Mono'" style:font-family-complex="'JetBrains Mono'" fo:background-color="transparent" fo:color="#a9b7c6"/>
    </style:style>
    <style:style style:name="T1866" style:family="text">
      <style:text-properties fo:font-size="10.00pt" fo:font-weight="normal" fo:font-family="'JetBrains Mono'" style:font-family-asian="'JetBrains Mono'" style:font-family-complex="'JetBrains Mono'" fo:background-color="transparent" fo:color="#808080"/>
    </style:style>
    <style:style style:name="T1867" style:family="text">
      <style:text-properties fo:font-size="10.00pt" fo:font-weight="normal" fo:font-family="'JetBrains Mono'" style:font-family-asian="'JetBrains Mono'" style:font-family-complex="'JetBrains Mono'" fo:background-color="transparent" fo:color="#cc7832"/>
    </style:style>
    <style:style style:name="T1868" style:family="text">
      <style:text-properties fo:font-size="10.00pt" fo:font-weight="normal" fo:font-family="'JetBrains Mono'" style:font-family-asian="'JetBrains Mono'" style:font-family-complex="'JetBrains Mono'" fo:background-color="transparent" fo:color="#a9b7c6"/>
    </style:style>
    <style:style style:name="T1869" style:family="text">
      <style:text-properties fo:font-size="10.00pt" fo:font-weight="bold" fo:font-family="'JetBrains Mono'" style:font-family-asian="'JetBrains Mono'" style:font-family-complex="'JetBrains Mono'" fo:background-color="transparent" fo:color="#9876aa" fo:font-style="italic"/>
    </style:style>
    <style:style style:name="T1870" style:family="text">
      <style:text-properties fo:font-size="10.00pt" fo:font-weight="normal" fo:font-family="'JetBrains Mono'" style:font-family-asian="'JetBrains Mono'" style:font-family-complex="'JetBrains Mono'" fo:background-color="transparent" fo:color="#a9b7c6"/>
    </style:style>
    <style:style style:name="T1871" style:family="text">
      <style:text-properties fo:font-size="10.00pt" fo:font-weight="normal" fo:font-family="'JetBrains Mono'" style:font-family-asian="'JetBrains Mono'" style:font-family-complex="'JetBrains Mono'" fo:background-color="transparent" fo:color="#ffc66d"/>
    </style:style>
    <style:style style:name="T1872" style:family="text">
      <style:text-properties fo:font-size="10.00pt" fo:font-weight="normal" fo:font-family="'JetBrains Mono'" style:font-family-asian="'JetBrains Mono'" style:font-family-complex="'JetBrains Mono'" fo:background-color="transparent" fo:color="#a9b7c6"/>
    </style:style>
    <style:style style:name="T1873" style:family="text">
      <style:text-properties fo:font-size="10.00pt" fo:font-weight="normal" fo:font-family="'JetBrains Mono'" style:font-family-asian="'JetBrains Mono'" style:font-family-complex="'JetBrains Mono'" fo:background-color="transparent" fo:color="#6a8759"/>
    </style:style>
    <style:style style:name="T1874" style:family="text">
      <style:text-properties fo:font-size="10.00pt" fo:font-weight="normal" fo:font-family="'JetBrains Mono'" style:font-family-asian="'JetBrains Mono'" style:font-family-complex="'JetBrains Mono'" fo:background-color="transparent" fo:color="#a9b7c6"/>
    </style:style>
    <style:style style:name="T1875" style:family="text">
      <style:text-properties fo:font-size="10.00pt" fo:font-weight="normal" fo:font-family="'JetBrains Mono'" style:font-family-asian="'JetBrains Mono'" style:font-family-complex="'JetBrains Mono'" fo:background-color="transparent" fo:color="#cc7832"/>
    </style:style>
    <style:style style:name="T1876" style:family="text">
      <style:text-properties fo:font-size="10.00pt" fo:font-weight="normal" fo:font-family="'JetBrains Mono'" style:font-family-asian="'JetBrains Mono'" style:font-family-complex="'JetBrains Mono'" fo:background-color="transparent" fo:color="#808080"/>
    </style:style>
    <style:style style:name="T1877" style:family="text">
      <style:text-properties fo:font-size="10.00pt" fo:font-weight="normal" fo:font-family="'JetBrains Mono'" style:font-family-asian="'JetBrains Mono'" style:font-family-complex="'JetBrains Mono'" fo:background-color="transparent" fo:color="#cc7832"/>
    </style:style>
    <style:style style:name="T1878" style:family="text">
      <style:text-properties fo:font-size="10.00pt" fo:font-weight="normal" fo:font-family="'JetBrains Mono'" style:font-family-asian="'JetBrains Mono'" style:font-family-complex="'JetBrains Mono'" fo:background-color="transparent" fo:color="#a9b7c6"/>
    </style:style>
    <style:style style:name="T1879" style:family="text">
      <style:text-properties fo:font-size="10.00pt" fo:font-weight="normal" fo:font-family="'JetBrains Mono'" style:font-family-asian="'JetBrains Mono'" style:font-family-complex="'JetBrains Mono'" fo:background-color="transparent" fo:color="#ffc66d"/>
    </style:style>
    <style:style style:name="T1880" style:family="text">
      <style:text-properties fo:font-size="10.00pt" fo:font-weight="normal" fo:font-family="'JetBrains Mono'" style:font-family-asian="'JetBrains Mono'" style:font-family-complex="'JetBrains Mono'" fo:background-color="transparent" fo:color="#a9b7c6"/>
    </style:style>
    <style:style style:name="T1881" style:family="text">
      <style:text-properties fo:font-size="10.00pt" fo:font-weight="normal" fo:font-family="'JetBrains Mono'" style:font-family-asian="'JetBrains Mono'" style:font-family-complex="'JetBrains Mono'" fo:background-color="transparent" fo:color="#cc7832"/>
    </style:style>
    <style:style style:name="T1882" style:family="text">
      <style:text-properties fo:font-size="10.00pt" fo:font-weight="normal" fo:font-family="'JetBrains Mono'" style:font-family-asian="'JetBrains Mono'" style:font-family-complex="'JetBrains Mono'" fo:background-color="transparent" fo:color="#a9b7c6"/>
    </style:style>
    <style:style style:name="T1883" style:family="text">
      <style:text-properties fo:font-size="10.00pt" fo:font-weight="normal" fo:font-family="'JetBrains Mono'" style:font-family-asian="'JetBrains Mono'" style:font-family-complex="'JetBrains Mono'" fo:background-color="transparent" fo:color="#ffc66d"/>
    </style:style>
    <style:style style:name="T1884" style:family="text">
      <style:text-properties fo:font-size="10.00pt" fo:font-weight="normal" fo:font-family="'JetBrains Mono'" style:font-family-asian="'JetBrains Mono'" style:font-family-complex="'JetBrains Mono'" fo:background-color="transparent" fo:color="#a9b7c6"/>
    </style:style>
    <style:style style:name="T1885" style:family="text">
      <style:text-properties fo:font-size="10.00pt" fo:font-weight="normal" fo:font-family="'JetBrains Mono'" style:font-family-asian="'JetBrains Mono'" style:font-family-complex="'JetBrains Mono'" fo:background-color="transparent" fo:color="#cc7832"/>
    </style:style>
    <style:style style:name="T1886" style:family="text">
      <style:text-properties fo:font-size="10.00pt" fo:font-weight="normal" fo:font-family="'JetBrains Mono'" style:font-family-asian="'JetBrains Mono'" style:font-family-complex="'JetBrains Mono'" fo:background-color="transparent" fo:color="#ffc66d"/>
    </style:style>
    <style:style style:name="T1887" style:family="text">
      <style:text-properties fo:font-size="10.00pt" fo:font-weight="normal" fo:font-family="'JetBrains Mono'" style:font-family-asian="'JetBrains Mono'" style:font-family-complex="'JetBrains Mono'" fo:background-color="transparent" fo:color="#a9b7c6"/>
    </style:style>
    <style:style style:name="T1888" style:family="text">
      <style:text-properties fo:font-size="10.00pt" fo:font-weight="normal" fo:font-family="'JetBrains Mono'" style:font-family-asian="'JetBrains Mono'" style:font-family-complex="'JetBrains Mono'" fo:background-color="transparent" fo:color="#ffc66d"/>
    </style:style>
    <style:style style:name="T1889" style:family="text">
      <style:text-properties fo:font-size="10.00pt" fo:font-weight="normal" fo:font-family="'JetBrains Mono'" style:font-family-asian="'JetBrains Mono'" style:font-family-complex="'JetBrains Mono'" fo:background-color="transparent" fo:color="#cc7832"/>
    </style:style>
    <style:style style:name="T1890" style:family="text">
      <style:text-properties fo:font-size="10.00pt" fo:font-weight="normal" fo:font-family="'JetBrains Mono'" style:font-family-asian="'JetBrains Mono'" style:font-family-complex="'JetBrains Mono'" fo:background-color="transparent" fo:color="#a9b7c6"/>
    </style:style>
    <style:style style:name="T1891" style:family="text">
      <style:text-properties fo:font-size="10.00pt" fo:font-weight="normal" fo:font-family="'JetBrains Mono'" style:font-family-asian="'JetBrains Mono'" style:font-family-complex="'JetBrains Mono'" fo:background-color="transparent" fo:color="#cc7832"/>
    </style:style>
    <style:style style:name="T1892" style:family="text">
      <style:text-properties fo:font-size="10.00pt" fo:font-weight="normal" fo:font-family="'JetBrains Mono'" style:font-family-asian="'JetBrains Mono'" style:font-family-complex="'JetBrains Mono'" fo:background-color="transparent" fo:color="#a9b7c6"/>
    </style:style>
    <style:style style:name="T1893" style:family="text">
      <style:text-properties fo:font-size="10.00pt" fo:font-weight="normal" fo:font-family="'JetBrains Mono'" style:font-family-asian="'JetBrains Mono'" style:font-family-complex="'JetBrains Mono'" fo:background-color="transparent" fo:color="#cc7832"/>
    </style:style>
    <style:style style:name="T1894" style:family="text">
      <style:text-properties fo:font-size="10.00pt" fo:font-weight="normal" fo:font-family="'JetBrains Mono'" style:font-family-asian="'JetBrains Mono'" style:font-family-complex="'JetBrains Mono'" fo:background-color="transparent" fo:color="#a9b7c6"/>
    </style:style>
    <style:style style:name="T1895" style:family="text">
      <style:text-properties fo:font-size="10.00pt" fo:font-weight="normal" fo:font-family="'JetBrains Mono'" style:font-family-asian="'JetBrains Mono'" style:font-family-complex="'JetBrains Mono'" fo:background-color="transparent" fo:color="#808080"/>
    </style:style>
    <style:style style:name="T1896" style:family="text">
      <style:text-properties fo:font-size="10.00pt" fo:font-weight="normal" fo:font-family="'JetBrains Mono'" style:font-family-asian="'JetBrains Mono'" style:font-family-complex="'JetBrains Mono'" fo:background-color="transparent" fo:color="#a9b7c6"/>
    </style:style>
    <style:style style:name="T1897" style:family="text">
      <style:text-properties fo:font-size="10.00pt" fo:font-weight="normal" fo:font-family="'JetBrains Mono'" style:font-family-asian="'JetBrains Mono'" style:font-family-complex="'JetBrains Mono'" fo:background-color="transparent" fo:color="#9876aa"/>
    </style:style>
    <style:style style:name="T1898" style:family="text">
      <style:text-properties fo:font-size="10.00pt" fo:font-weight="normal" fo:font-family="'JetBrains Mono'" style:font-family-asian="'JetBrains Mono'" style:font-family-complex="'JetBrains Mono'" fo:background-color="transparent" fo:color="#a9b7c6"/>
    </style:style>
    <style:style style:name="T1899" style:family="text">
      <style:text-properties fo:font-size="10.00pt" fo:font-weight="normal" fo:font-family="'JetBrains Mono'" style:font-family-asian="'JetBrains Mono'" style:font-family-complex="'JetBrains Mono'" fo:background-color="transparent" fo:color="#cc7832"/>
    </style:style>
    <style:style style:name="T1900" style:family="text">
      <style:text-properties fo:font-size="10.00pt" fo:font-weight="normal" fo:font-family="'JetBrains Mono'" style:font-family-asian="'JetBrains Mono'" style:font-family-complex="'JetBrains Mono'" fo:background-color="transparent" fo:color="#9876aa"/>
    </style:style>
    <style:style style:name="T1901" style:family="text">
      <style:text-properties fo:font-size="10.00pt" fo:font-weight="normal" fo:font-family="'JetBrains Mono'" style:font-family-asian="'JetBrains Mono'" style:font-family-complex="'JetBrains Mono'" fo:background-color="transparent" fo:color="#a9b7c6"/>
    </style:style>
    <style:style style:name="T1902" style:family="text">
      <style:text-properties fo:font-size="10.00pt" fo:font-weight="normal" fo:font-family="'JetBrains Mono'" style:font-family-asian="'JetBrains Mono'" style:font-family-complex="'JetBrains Mono'" fo:background-color="transparent" fo:color="#cc7832"/>
    </style:style>
    <style:style style:name="T1903" style:family="text">
      <style:text-properties fo:font-size="10.00pt" fo:font-weight="normal" fo:font-family="'JetBrains Mono'" style:font-family-asian="'JetBrains Mono'" style:font-family-complex="'JetBrains Mono'" fo:background-color="transparent" fo:color="#9876aa"/>
    </style:style>
    <style:style style:name="T1904" style:family="text">
      <style:text-properties fo:font-size="10.00pt" fo:font-weight="normal" fo:font-family="'JetBrains Mono'" style:font-family-asian="'JetBrains Mono'" style:font-family-complex="'JetBrains Mono'" fo:background-color="transparent" fo:color="#a9b7c6"/>
    </style:style>
    <style:style style:name="T1905" style:family="text">
      <style:text-properties fo:font-size="10.00pt" fo:font-weight="normal" fo:font-family="'JetBrains Mono'" style:font-family-asian="'JetBrains Mono'" style:font-family-complex="'JetBrains Mono'" fo:background-color="transparent" fo:color="#6a8759"/>
    </style:style>
    <style:style style:name="T1906" style:family="text">
      <style:text-properties fo:font-size="10.00pt" fo:font-weight="normal" fo:font-family="'JetBrains Mono'" style:font-family-asian="'JetBrains Mono'" style:font-family-complex="'JetBrains Mono'" fo:background-color="transparent" fo:color="#cc7832"/>
    </style:style>
    <style:style style:name="T1907" style:family="text">
      <style:text-properties fo:font-size="10.00pt" fo:font-weight="normal" fo:font-family="'JetBrains Mono'" style:font-family-asian="'JetBrains Mono'" style:font-family-complex="'JetBrains Mono'" fo:background-color="transparent" fo:color="#a9b7c6"/>
    </style:style>
    <style:style style:name="T1908" style:family="text">
      <style:text-properties fo:font-size="10.00pt" fo:font-weight="normal" fo:font-family="'JetBrains Mono'" style:font-family-asian="'JetBrains Mono'" style:font-family-complex="'JetBrains Mono'" fo:background-color="transparent" fo:color="#cc7832"/>
    </style:style>
    <style:style style:name="T1909" style:family="text">
      <style:text-properties fo:font-size="10.00pt" fo:font-weight="normal" fo:font-family="'JetBrains Mono'" style:font-family-asian="'JetBrains Mono'" style:font-family-complex="'JetBrains Mono'" fo:background-color="transparent" fo:color="#a9b7c6"/>
    </style:style>
    <style:style style:name="T1910" style:family="text">
      <style:text-properties fo:font-size="10.00pt" fo:font-weight="normal" fo:font-family="'JetBrains Mono'" style:font-family-asian="'JetBrains Mono'" style:font-family-complex="'JetBrains Mono'" fo:background-color="transparent" fo:color="#cc7832"/>
    </style:style>
    <style:style style:name="T1911" style:family="text">
      <style:text-properties fo:font-size="10.00pt" fo:font-weight="normal" fo:font-family="'JetBrains Mono'" style:font-family-asian="'JetBrains Mono'" style:font-family-complex="'JetBrains Mono'" fo:background-color="transparent" fo:color="#a9b7c6"/>
    </style:style>
    <style:style style:name="T1912" style:family="text">
      <style:text-properties fo:font-size="10.00pt" fo:font-weight="normal" fo:font-family="'JetBrains Mono'" style:font-family-asian="'JetBrains Mono'" style:font-family-complex="'JetBrains Mono'" fo:background-color="transparent" fo:color="#cc7832"/>
    </style:style>
    <style:style style:name="T1913" style:family="text">
      <style:text-properties fo:font-size="10.00pt" fo:font-weight="normal" fo:font-family="'JetBrains Mono'" style:font-family-asian="'JetBrains Mono'" style:font-family-complex="'JetBrains Mono'" fo:background-color="transparent" fo:color="#ffc66d"/>
    </style:style>
    <style:style style:name="T1914" style:family="text">
      <style:text-properties fo:font-size="10.00pt" fo:font-weight="normal" fo:font-family="'JetBrains Mono'" style:font-family-asian="'JetBrains Mono'" style:font-family-complex="'JetBrains Mono'" fo:background-color="transparent" fo:color="#a9b7c6"/>
    </style:style>
    <style:style style:name="T1915" style:family="text">
      <style:text-properties fo:font-size="10.00pt" fo:font-weight="normal" fo:font-family="'JetBrains Mono'" style:font-family-asian="'JetBrains Mono'" style:font-family-complex="'JetBrains Mono'" fo:background-color="transparent" fo:color="#808080"/>
    </style:style>
    <style:style style:name="T1916" style:family="text">
      <style:text-properties fo:font-size="10.00pt" fo:font-weight="bold" fo:font-family="'JetBrains Mono'" style:font-family-asian="'JetBrains Mono'" style:font-family-complex="'JetBrains Mono'" fo:background-color="transparent" fo:color="#9876aa" fo:font-style="italic"/>
    </style:style>
    <style:style style:name="T1917" style:family="text">
      <style:text-properties fo:font-size="10.00pt" fo:font-weight="normal" fo:font-family="'JetBrains Mono'" style:font-family-asian="'JetBrains Mono'" style:font-family-complex="'JetBrains Mono'" fo:background-color="transparent" fo:color="#a9b7c6"/>
    </style:style>
    <style:style style:name="T1918" style:family="text">
      <style:text-properties fo:font-size="10.00pt" fo:font-weight="normal" fo:font-family="'JetBrains Mono'" style:font-family-asian="'JetBrains Mono'" style:font-family-complex="'JetBrains Mono'" fo:background-color="transparent" fo:color="#ffc66d"/>
    </style:style>
    <style:style style:name="T1919" style:family="text">
      <style:text-properties fo:font-size="10.00pt" fo:font-weight="normal" fo:font-family="'JetBrains Mono'" style:font-family-asian="'JetBrains Mono'" style:font-family-complex="'JetBrains Mono'" fo:background-color="transparent" fo:color="#a9b7c6"/>
    </style:style>
    <style:style style:name="T1920" style:family="text">
      <style:text-properties fo:font-size="10.00pt" fo:font-weight="normal" fo:font-family="'JetBrains Mono'" style:font-family-asian="'JetBrains Mono'" style:font-family-complex="'JetBrains Mono'" fo:background-color="transparent" fo:color="#6a8759"/>
    </style:style>
    <style:style style:name="T1921" style:family="text">
      <style:text-properties fo:font-size="10.00pt" fo:font-weight="normal" fo:font-family="'JetBrains Mono'" style:font-family-asian="'JetBrains Mono'" style:font-family-complex="'JetBrains Mono'" fo:background-color="transparent" fo:color="#cc7832"/>
    </style:style>
    <style:style style:name="T1922" style:family="text">
      <style:text-properties fo:font-size="10.00pt" fo:font-weight="normal" fo:font-family="'JetBrains Mono'" style:font-family-asian="'JetBrains Mono'" style:font-family-complex="'JetBrains Mono'" fo:background-color="transparent" fo:color="#a9b7c6"/>
    </style:style>
    <style:style style:name="T1923" style:family="text">
      <style:text-properties fo:font-size="10.00pt" fo:font-weight="normal" fo:font-family="'JetBrains Mono'" style:font-family-asian="'JetBrains Mono'" style:font-family-complex="'JetBrains Mono'" fo:background-color="transparent" fo:color="#cc7832"/>
    </style:style>
    <style:style style:name="T1924" style:family="text">
      <style:text-properties fo:font-size="10.00pt" fo:font-weight="normal" fo:font-family="'JetBrains Mono'" style:font-family-asian="'JetBrains Mono'" style:font-family-complex="'JetBrains Mono'" fo:background-color="transparent" fo:color="#808080"/>
    </style:style>
    <style:style style:name="T1925" style:family="text">
      <style:text-properties fo:font-size="10.00pt" fo:font-weight="normal" fo:font-family="'JetBrains Mono'" style:font-family-asian="'JetBrains Mono'" style:font-family-complex="'JetBrains Mono'" fo:background-color="transparent" fo:color="#cc7832"/>
    </style:style>
    <style:style style:name="T1926" style:family="text">
      <style:text-properties fo:font-size="10.00pt" fo:font-weight="normal" fo:font-family="'JetBrains Mono'" style:font-family-asian="'JetBrains Mono'" style:font-family-complex="'JetBrains Mono'" fo:background-color="transparent" fo:color="#a9b7c6"/>
    </style:style>
    <style:style style:name="T1927" style:family="text">
      <style:text-properties fo:font-size="10.00pt" fo:font-weight="normal" fo:font-family="'JetBrains Mono'" style:font-family-asian="'JetBrains Mono'" style:font-family-complex="'JetBrains Mono'" fo:background-color="transparent" fo:color="#ffc66d"/>
    </style:style>
    <style:style style:name="T1928" style:family="text">
      <style:text-properties fo:font-size="10.00pt" fo:font-weight="normal" fo:font-family="'JetBrains Mono'" style:font-family-asian="'JetBrains Mono'" style:font-family-complex="'JetBrains Mono'" fo:background-color="transparent" fo:color="#a9b7c6"/>
    </style:style>
    <style:style style:name="T1929" style:family="text">
      <style:text-properties fo:font-size="10.00pt" fo:font-weight="normal" fo:font-family="'JetBrains Mono'" style:font-family-asian="'JetBrains Mono'" style:font-family-complex="'JetBrains Mono'" fo:background-color="transparent" fo:color="#cc7832"/>
    </style:style>
    <style:style style:name="T1930" style:family="text">
      <style:text-properties fo:font-size="10.00pt" fo:font-weight="normal" fo:font-family="'JetBrains Mono'" style:font-family-asian="'JetBrains Mono'" style:font-family-complex="'JetBrains Mono'" fo:background-color="transparent" fo:color="#808080"/>
    </style:style>
    <style:style style:name="T1931" style:family="text">
      <style:text-properties fo:font-size="10.00pt" fo:font-weight="normal" fo:font-family="'JetBrains Mono'" style:font-family-asian="'JetBrains Mono'" style:font-family-complex="'JetBrains Mono'" fo:background-color="transparent" fo:color="#ffc66d"/>
    </style:style>
    <style:style style:name="T1932" style:family="text">
      <style:text-properties fo:font-size="10.00pt" fo:font-weight="normal" fo:font-family="'JetBrains Mono'" style:font-family-asian="'JetBrains Mono'" style:font-family-complex="'JetBrains Mono'" fo:background-color="transparent" fo:color="#a9b7c6"/>
    </style:style>
    <style:style style:name="T1933" style:family="text">
      <style:text-properties fo:font-size="10.00pt" fo:font-weight="normal" fo:font-family="'JetBrains Mono'" style:font-family-asian="'JetBrains Mono'" style:font-family-complex="'JetBrains Mono'" fo:background-color="transparent" fo:color="#ffc66d"/>
    </style:style>
    <style:style style:name="T1934" style:family="text">
      <style:text-properties fo:font-size="10.00pt" fo:font-weight="normal" fo:font-family="'JetBrains Mono'" style:font-family-asian="'JetBrains Mono'" style:font-family-complex="'JetBrains Mono'" fo:background-color="transparent" fo:color="#cc7832"/>
    </style:style>
    <style:style style:name="T1935" style:family="text">
      <style:text-properties fo:font-size="10.00pt" fo:font-weight="normal" fo:font-family="'JetBrains Mono'" style:font-family-asian="'JetBrains Mono'" style:font-family-complex="'JetBrains Mono'" fo:background-color="transparent" fo:color="#a9b7c6"/>
    </style:style>
    <style:style style:name="T1936" style:family="text">
      <style:text-properties fo:font-size="10.00pt" fo:font-weight="normal" fo:font-family="'JetBrains Mono'" style:font-family-asian="'JetBrains Mono'" style:font-family-complex="'JetBrains Mono'" fo:background-color="transparent" fo:color="#cc7832"/>
    </style:style>
    <style:style style:name="T1937" style:family="text">
      <style:text-properties fo:font-size="10.00pt" fo:font-weight="normal" fo:font-family="'JetBrains Mono'" style:font-family-asian="'JetBrains Mono'" style:font-family-complex="'JetBrains Mono'" fo:background-color="transparent" fo:color="#6a8759"/>
    </style:style>
    <style:style style:name="T1938" style:family="text">
      <style:text-properties fo:font-size="10.00pt" fo:font-weight="normal" fo:font-family="'JetBrains Mono'" style:font-family-asian="'JetBrains Mono'" style:font-family-complex="'JetBrains Mono'" fo:background-color="transparent" fo:color="#a9b7c6"/>
    </style:style>
    <style:style style:name="T1939" style:family="text">
      <style:text-properties fo:font-size="10.00pt" fo:font-weight="normal" fo:font-family="'JetBrains Mono'" style:font-family-asian="'JetBrains Mono'" style:font-family-complex="'JetBrains Mono'" fo:background-color="transparent" fo:color="#cc7832"/>
    </style:style>
    <style:style style:name="T1940" style:family="text">
      <style:text-properties fo:font-size="10.00pt" fo:font-weight="normal" fo:font-family="'JetBrains Mono'" style:font-family-asian="'JetBrains Mono'" style:font-family-complex="'JetBrains Mono'" fo:background-color="transparent" fo:color="#808080"/>
    </style:style>
    <style:style style:name="T1941" style:family="text">
      <style:text-properties fo:font-size="10.00pt" fo:font-weight="normal" fo:font-family="'JetBrains Mono'" style:font-family-asian="'JetBrains Mono'" style:font-family-complex="'JetBrains Mono'" fo:background-color="transparent" fo:color="#a9b7c6"/>
    </style:style>
    <style:style style:name="T1942" style:family="text">
      <style:text-properties fo:font-size="10.00pt" fo:font-weight="normal" fo:font-family="'JetBrains Mono'" style:font-family-asian="'JetBrains Mono'" style:font-family-complex="'JetBrains Mono'" fo:background-color="transparent" fo:color="#cc7832"/>
    </style:style>
    <style:style style:name="T1943" style:family="text">
      <style:text-properties fo:font-size="10.00pt" fo:font-weight="normal" fo:font-family="'JetBrains Mono'" style:font-family-asian="'JetBrains Mono'" style:font-family-complex="'JetBrains Mono'" fo:background-color="transparent" fo:color="#ffc66d"/>
    </style:style>
    <style:style style:name="T1944" style:family="text">
      <style:text-properties fo:font-size="10.00pt" fo:font-weight="normal" fo:font-family="'JetBrains Mono'" style:font-family-asian="'JetBrains Mono'" style:font-family-complex="'JetBrains Mono'" fo:background-color="transparent" fo:color="#a9b7c6"/>
    </style:style>
    <style:style style:name="T1945" style:family="text">
      <style:text-properties fo:font-size="10.00pt" fo:font-weight="bold" fo:font-family="'JetBrains Mono'" style:font-family-asian="'JetBrains Mono'" style:font-family-complex="'JetBrains Mono'" fo:background-color="transparent" fo:color="#9876aa" fo:font-style="italic"/>
    </style:style>
    <style:style style:name="T1946" style:family="text">
      <style:text-properties fo:font-size="10.00pt" fo:font-weight="normal" fo:font-family="'JetBrains Mono'" style:font-family-asian="'JetBrains Mono'" style:font-family-complex="'JetBrains Mono'" fo:background-color="transparent" fo:color="#a9b7c6"/>
    </style:style>
    <style:style style:name="T1947" style:family="text">
      <style:text-properties fo:font-size="10.00pt" fo:font-weight="normal" fo:font-family="'JetBrains Mono'" style:font-family-asian="'JetBrains Mono'" style:font-family-complex="'JetBrains Mono'" fo:background-color="transparent" fo:color="#ffc66d"/>
    </style:style>
    <style:style style:name="T1948" style:family="text">
      <style:text-properties fo:font-size="10.00pt" fo:font-weight="normal" fo:font-family="'JetBrains Mono'" style:font-family-asian="'JetBrains Mono'" style:font-family-complex="'JetBrains Mono'" fo:background-color="transparent" fo:color="#a9b7c6"/>
    </style:style>
    <style:style style:name="T1949" style:family="text">
      <style:text-properties fo:font-size="10.00pt" fo:font-weight="normal" fo:font-family="'JetBrains Mono'" style:font-family-asian="'JetBrains Mono'" style:font-family-complex="'JetBrains Mono'" fo:background-color="transparent" fo:color="#cc7832"/>
    </style:style>
    <style:style style:name="T1950" style:family="text">
      <style:text-properties fo:font-size="10.00pt" fo:font-weight="normal" fo:font-family="'JetBrains Mono'" style:font-family-asian="'JetBrains Mono'" style:font-family-complex="'JetBrains Mono'" fo:background-color="transparent" fo:color="#a9b7c6"/>
    </style:style>
    <style:style style:name="T1951" style:family="text">
      <style:text-properties fo:font-size="10.00pt" fo:font-weight="normal" fo:font-family="'JetBrains Mono'" style:font-family-asian="'JetBrains Mono'" style:font-family-complex="'JetBrains Mono'" fo:background-color="transparent" fo:color="#9876aa"/>
    </style:style>
    <style:style style:name="T1952" style:family="text">
      <style:text-properties fo:font-size="10.00pt" fo:font-weight="normal" fo:font-family="'JetBrains Mono'" style:font-family-asian="'JetBrains Mono'" style:font-family-complex="'JetBrains Mono'" fo:background-color="transparent" fo:color="#a9b7c6"/>
    </style:style>
    <style:style style:name="T1953" style:family="text">
      <style:text-properties fo:font-size="10.00pt" fo:font-weight="normal" fo:font-family="'JetBrains Mono'" style:font-family-asian="'JetBrains Mono'" style:font-family-complex="'JetBrains Mono'" fo:background-color="transparent" fo:color="#cc7832"/>
    </style:style>
    <style:style style:name="T1954" style:family="text">
      <style:text-properties fo:font-size="10.00pt" fo:font-weight="normal" fo:font-family="'JetBrains Mono'" style:font-family-asian="'JetBrains Mono'" style:font-family-complex="'JetBrains Mono'" fo:background-color="transparent" fo:color="#9876aa"/>
    </style:style>
    <style:style style:name="T1955" style:family="text">
      <style:text-properties fo:font-size="10.00pt" fo:font-weight="normal" fo:font-family="'JetBrains Mono'" style:font-family-asian="'JetBrains Mono'" style:font-family-complex="'JetBrains Mono'" fo:background-color="transparent" fo:color="#a9b7c6"/>
    </style:style>
    <style:style style:name="T1956" style:family="text">
      <style:text-properties fo:font-size="10.00pt" fo:font-weight="normal" fo:font-family="'JetBrains Mono'" style:font-family-asian="'JetBrains Mono'" style:font-family-complex="'JetBrains Mono'" fo:background-color="transparent" fo:color="#cc7832"/>
    </style:style>
    <style:style style:name="T1957" style:family="text">
      <style:text-properties fo:font-size="10.00pt" fo:font-weight="normal" fo:font-family="'JetBrains Mono'" style:font-family-asian="'JetBrains Mono'" style:font-family-complex="'JetBrains Mono'" fo:background-color="transparent" fo:color="#9876aa"/>
    </style:style>
    <style:style style:name="T1958" style:family="text">
      <style:text-properties fo:font-size="10.00pt" fo:font-weight="normal" fo:font-family="'JetBrains Mono'" style:font-family-asian="'JetBrains Mono'" style:font-family-complex="'JetBrains Mono'" fo:background-color="transparent" fo:color="#a9b7c6"/>
    </style:style>
    <style:style style:name="T1959" style:family="text">
      <style:text-properties fo:font-size="10.00pt" fo:font-weight="normal" fo:font-family="'JetBrains Mono'" style:font-family-asian="'JetBrains Mono'" style:font-family-complex="'JetBrains Mono'" fo:background-color="transparent" fo:color="#6a8759"/>
    </style:style>
    <style:style style:name="T1960" style:family="text">
      <style:text-properties fo:font-size="10.00pt" fo:font-weight="normal" fo:font-family="'JetBrains Mono'" style:font-family-asian="'JetBrains Mono'" style:font-family-complex="'JetBrains Mono'" fo:background-color="transparent" fo:color="#cc7832"/>
    </style:style>
    <style:style style:name="T1961" style:family="text">
      <style:text-properties fo:font-size="10.00pt" fo:font-weight="normal" fo:font-family="'JetBrains Mono'" style:font-family-asian="'JetBrains Mono'" style:font-family-complex="'JetBrains Mono'" fo:background-color="transparent" fo:color="#a9b7c6"/>
    </style:style>
    <style:style style:name="T1962" style:family="text">
      <style:text-properties fo:font-size="10.00pt" fo:font-weight="normal" fo:font-family="'JetBrains Mono'" style:font-family-asian="'JetBrains Mono'" style:font-family-complex="'JetBrains Mono'" fo:background-color="transparent" fo:color="#cc7832"/>
    </style:style>
    <style:style style:name="T1963" style:family="text">
      <style:text-properties fo:font-size="10.00pt" fo:font-weight="bold" fo:font-family="'JetBrains Mono'" style:font-family-asian="'JetBrains Mono'" style:font-family-complex="'JetBrains Mono'" fo:background-color="transparent" fo:color="#9876aa" fo:font-style="italic"/>
    </style:style>
    <style:style style:name="T1964" style:family="text">
      <style:text-properties fo:font-size="10.00pt" fo:font-weight="normal" fo:font-family="'JetBrains Mono'" style:font-family-asian="'JetBrains Mono'" style:font-family-complex="'JetBrains Mono'" fo:background-color="transparent" fo:color="#a9b7c6"/>
    </style:style>
    <style:style style:name="T1965" style:family="text">
      <style:text-properties fo:font-size="10.00pt" fo:font-weight="normal" fo:font-family="'JetBrains Mono'" style:font-family-asian="'JetBrains Mono'" style:font-family-complex="'JetBrains Mono'" fo:background-color="transparent" fo:color="#ffc66d"/>
    </style:style>
    <style:style style:name="T1966" style:family="text">
      <style:text-properties fo:font-size="10.00pt" fo:font-weight="normal" fo:font-family="'JetBrains Mono'" style:font-family-asian="'JetBrains Mono'" style:font-family-complex="'JetBrains Mono'" fo:background-color="transparent" fo:color="#a9b7c6"/>
    </style:style>
    <style:style style:name="T1967" style:family="text">
      <style:text-properties fo:font-size="10.00pt" fo:font-weight="normal" fo:font-family="'JetBrains Mono'" style:font-family-asian="'JetBrains Mono'" style:font-family-complex="'JetBrains Mono'" fo:background-color="transparent" fo:color="#6a8759"/>
    </style:style>
    <style:style style:name="T1968" style:family="text">
      <style:text-properties fo:font-size="10.00pt" fo:font-weight="normal" fo:font-family="'JetBrains Mono'" style:font-family-asian="'JetBrains Mono'" style:font-family-complex="'JetBrains Mono'" fo:background-color="transparent" fo:color="#a9b7c6"/>
    </style:style>
    <style:style style:name="T1969" style:family="text">
      <style:text-properties fo:font-size="10.00pt" fo:font-weight="normal" fo:font-family="'JetBrains Mono'" style:font-family-asian="'JetBrains Mono'" style:font-family-complex="'JetBrains Mono'" fo:background-color="transparent" fo:color="#cc7832"/>
    </style:style>
    <style:style style:name="T1970" style:family="text">
      <style:text-properties fo:font-size="10.00pt" fo:font-weight="normal" fo:font-family="'JetBrains Mono'" style:font-family-asian="'JetBrains Mono'" style:font-family-complex="'JetBrains Mono'" fo:background-color="transparent" fo:color="#a9b7c6"/>
    </style:style>
    <style:style style:name="T1971" style:family="text">
      <style:text-properties fo:font-size="10.00pt" fo:font-weight="normal" fo:font-family="'JetBrains Mono'" style:font-family-asian="'JetBrains Mono'" style:font-family-complex="'JetBrains Mono'" fo:background-color="transparent" fo:color="#ffc66d"/>
    </style:style>
    <style:style style:name="T1972" style:family="text">
      <style:text-properties fo:font-size="10.00pt" fo:font-weight="normal" fo:font-family="'JetBrains Mono'" style:font-family-asian="'JetBrains Mono'" style:font-family-complex="'JetBrains Mono'" fo:background-color="transparent" fo:color="#a9b7c6"/>
    </style:style>
    <style:style style:name="T1973" style:family="text">
      <style:text-properties fo:font-size="10.00pt" fo:font-weight="normal" fo:font-family="'JetBrains Mono'" style:font-family-asian="'JetBrains Mono'" style:font-family-complex="'JetBrains Mono'" fo:background-color="transparent" fo:color="#6a8759"/>
    </style:style>
    <style:style style:name="T1974" style:family="text">
      <style:text-properties fo:font-size="10.00pt" fo:font-weight="normal" fo:font-family="'JetBrains Mono'" style:font-family-asian="'JetBrains Mono'" style:font-family-complex="'JetBrains Mono'" fo:background-color="transparent" fo:color="#a9b7c6"/>
    </style:style>
    <style:style style:name="T1975" style:family="text">
      <style:text-properties fo:font-size="10.00pt" fo:font-weight="normal" fo:font-family="'JetBrains Mono'" style:font-family-asian="'JetBrains Mono'" style:font-family-complex="'JetBrains Mono'" fo:background-color="transparent" fo:color="#cc7832"/>
    </style:style>
    <style:style style:name="T1976" style:family="text">
      <style:text-properties fo:font-size="10.00pt" fo:font-weight="normal" fo:font-family="'JetBrains Mono'" style:font-family-asian="'JetBrains Mono'" style:font-family-complex="'JetBrains Mono'" fo:background-color="transparent" fo:color="#a9b7c6"/>
    </style:style>
    <style:style style:name="T1977" style:family="text">
      <style:text-properties fo:font-size="10.00pt" fo:font-weight="normal" fo:font-family="'JetBrains Mono'" style:font-family-asian="'JetBrains Mono'" style:font-family-complex="'JetBrains Mono'" fo:background-color="transparent" fo:color="#808080"/>
    </style:style>
    <style:style style:name="T1978" style:family="text">
      <style:text-properties fo:font-size="10.00pt" fo:font-weight="normal" fo:font-family="'JetBrains Mono'" style:font-family-asian="'JetBrains Mono'" style:font-family-complex="'JetBrains Mono'" fo:background-color="transparent" fo:color="#cc7832"/>
    </style:style>
    <style:style style:name="T1979" style:family="text">
      <style:text-properties fo:font-size="10.00pt" fo:font-weight="normal" fo:font-family="'JetBrains Mono'" style:font-family-asian="'JetBrains Mono'" style:font-family-complex="'JetBrains Mono'" fo:background-color="transparent" fo:color="#ffc66d"/>
    </style:style>
    <style:style style:name="T1980" style:family="text">
      <style:text-properties fo:font-size="10.00pt" fo:font-weight="normal" fo:font-family="'JetBrains Mono'" style:font-family-asian="'JetBrains Mono'" style:font-family-complex="'JetBrains Mono'" fo:background-color="transparent" fo:color="#a9b7c6"/>
    </style:style>
    <style:style style:name="T1981" style:family="text">
      <style:text-properties fo:font-size="10.00pt" fo:font-weight="normal" fo:font-family="'JetBrains Mono'" style:font-family-asian="'JetBrains Mono'" style:font-family-complex="'JetBrains Mono'" fo:background-color="transparent" fo:color="#cc7832"/>
    </style:style>
    <style:style style:name="T1982" style:family="text">
      <style:text-properties fo:font-size="10.00pt" fo:font-weight="normal" fo:font-family="'JetBrains Mono'" style:font-family-asian="'JetBrains Mono'" style:font-family-complex="'JetBrains Mono'" fo:background-color="transparent" fo:color="#a9b7c6"/>
    </style:style>
    <style:style style:name="T1983" style:family="text">
      <style:text-properties fo:font-size="10.00pt" fo:font-weight="normal" fo:font-family="'JetBrains Mono'" style:font-family-asian="'JetBrains Mono'" style:font-family-complex="'JetBrains Mono'" fo:background-color="transparent" fo:color="#cc7832"/>
    </style:style>
    <style:style style:name="T1984" style:family="text">
      <style:text-properties fo:font-size="10.00pt" fo:font-weight="normal" fo:font-family="'JetBrains Mono'" style:font-family-asian="'JetBrains Mono'" style:font-family-complex="'JetBrains Mono'" fo:background-color="transparent" fo:color="#a9b7c6"/>
    </style:style>
    <style:style style:name="T1985" style:family="text">
      <style:text-properties fo:font-size="10.00pt" fo:font-weight="normal" fo:font-family="'JetBrains Mono'" style:font-family-asian="'JetBrains Mono'" style:font-family-complex="'JetBrains Mono'" fo:background-color="transparent" fo:color="#cc7832"/>
    </style:style>
    <style:style style:name="T1986" style:family="text">
      <style:text-properties fo:font-size="10.00pt" fo:font-weight="normal" fo:font-family="'JetBrains Mono'" style:font-family-asian="'JetBrains Mono'" style:font-family-complex="'JetBrains Mono'" fo:background-color="transparent" fo:color="#a9b7c6"/>
    </style:style>
    <style:style style:name="T1987" style:family="text">
      <style:text-properties fo:font-size="10.00pt" fo:font-weight="normal" fo:font-family="'JetBrains Mono'" style:font-family-asian="'JetBrains Mono'" style:font-family-complex="'JetBrains Mono'" fo:background-color="transparent" fo:color="#808080"/>
    </style:style>
    <style:style style:name="T1988" style:family="text">
      <style:text-properties fo:font-size="10.00pt" fo:font-weight="normal" fo:font-family="'JetBrains Mono'" style:font-family-asian="'JetBrains Mono'" style:font-family-complex="'JetBrains Mono'" fo:background-color="transparent" fo:color="#cc7832"/>
    </style:style>
    <style:style style:name="T1989" style:family="text">
      <style:text-properties fo:font-size="10.00pt" fo:font-weight="normal" fo:font-family="'JetBrains Mono'" style:font-family-asian="'JetBrains Mono'" style:font-family-complex="'JetBrains Mono'" fo:background-color="transparent" fo:color="#a9b7c6"/>
    </style:style>
    <style:style style:name="T1990" style:family="text">
      <style:text-properties fo:font-size="10.00pt" fo:font-weight="normal" fo:font-family="'JetBrains Mono'" style:font-family-asian="'JetBrains Mono'" style:font-family-complex="'JetBrains Mono'" fo:background-color="transparent" fo:color="#cc7832"/>
    </style:style>
    <style:style style:name="T1991" style:family="text">
      <style:text-properties fo:font-size="10.00pt" fo:font-weight="bold" fo:font-family="'JetBrains Mono'" style:font-family-asian="'JetBrains Mono'" style:font-family-complex="'JetBrains Mono'" fo:background-color="transparent" fo:color="#9876aa" fo:font-style="italic"/>
    </style:style>
    <style:style style:name="T1992" style:family="text">
      <style:text-properties fo:font-size="10.00pt" fo:font-weight="normal" fo:font-family="'JetBrains Mono'" style:font-family-asian="'JetBrains Mono'" style:font-family-complex="'JetBrains Mono'" fo:background-color="transparent" fo:color="#a9b7c6"/>
    </style:style>
    <style:style style:name="T1993" style:family="text">
      <style:text-properties fo:font-size="10.00pt" fo:font-weight="normal" fo:font-family="'JetBrains Mono'" style:font-family-asian="'JetBrains Mono'" style:font-family-complex="'JetBrains Mono'" fo:background-color="transparent" fo:color="#ffc66d"/>
    </style:style>
    <style:style style:name="T1994" style:family="text">
      <style:text-properties fo:font-size="10.00pt" fo:font-weight="normal" fo:font-family="'JetBrains Mono'" style:font-family-asian="'JetBrains Mono'" style:font-family-complex="'JetBrains Mono'" fo:background-color="transparent" fo:color="#a9b7c6"/>
    </style:style>
    <style:style style:name="T1995" style:family="text">
      <style:text-properties fo:font-size="10.00pt" fo:font-weight="normal" fo:font-family="'JetBrains Mono'" style:font-family-asian="'JetBrains Mono'" style:font-family-complex="'JetBrains Mono'" fo:background-color="transparent" fo:color="#6a8759"/>
    </style:style>
    <style:style style:name="T1996" style:family="text">
      <style:text-properties fo:font-size="10.00pt" fo:font-weight="normal" fo:font-family="'JetBrains Mono'" style:font-family-asian="'JetBrains Mono'" style:font-family-complex="'JetBrains Mono'" fo:background-color="transparent" fo:color="#a9b7c6"/>
    </style:style>
    <style:style style:name="T1997" style:family="text">
      <style:text-properties fo:font-size="10.00pt" fo:font-weight="normal" fo:font-family="'JetBrains Mono'" style:font-family-asian="'JetBrains Mono'" style:font-family-complex="'JetBrains Mono'" fo:background-color="transparent" fo:color="#6a8759"/>
    </style:style>
    <style:style style:name="T1998" style:family="text">
      <style:text-properties fo:font-size="10.00pt" fo:font-weight="normal" fo:font-family="'JetBrains Mono'" style:font-family-asian="'JetBrains Mono'" style:font-family-complex="'JetBrains Mono'" fo:background-color="transparent" fo:color="#cc7832"/>
    </style:style>
    <style:style style:name="T1999" style:family="text">
      <style:text-properties fo:font-size="10.00pt" fo:font-weight="normal" fo:font-family="'JetBrains Mono'" style:font-family-asian="'JetBrains Mono'" style:font-family-complex="'JetBrains Mono'" fo:background-color="transparent" fo:color="#a9b7c6"/>
    </style:style>
    <style:style style:name="T2000" style:family="text">
      <style:text-properties fo:font-size="10.00pt" fo:font-weight="normal" fo:font-family="'JetBrains Mono'" style:font-family-asian="'JetBrains Mono'" style:font-family-complex="'JetBrains Mono'" fo:background-color="transparent" fo:color="#9876aa"/>
    </style:style>
    <style:style style:name="T2001" style:family="text">
      <style:text-properties fo:font-size="10.00pt" fo:font-weight="normal" fo:font-family="'JetBrains Mono'" style:font-family-asian="'JetBrains Mono'" style:font-family-complex="'JetBrains Mono'" fo:background-color="transparent" fo:color="#a9b7c6"/>
    </style:style>
    <style:style style:name="T2002" style:family="text">
      <style:text-properties fo:font-size="10.00pt" fo:font-weight="normal" fo:font-family="'JetBrains Mono'" style:font-family-asian="'JetBrains Mono'" style:font-family-complex="'JetBrains Mono'" fo:background-color="transparent" fo:color="#6a8759"/>
    </style:style>
    <style:style style:name="T2003" style:family="text">
      <style:text-properties fo:font-size="10.00pt" fo:font-weight="normal" fo:font-family="'JetBrains Mono'" style:font-family-asian="'JetBrains Mono'" style:font-family-complex="'JetBrains Mono'" fo:background-color="transparent" fo:color="#a9b7c6"/>
    </style:style>
    <style:style style:name="T2004" style:family="text">
      <style:text-properties fo:font-size="10.00pt" fo:font-weight="normal" fo:font-family="'JetBrains Mono'" style:font-family-asian="'JetBrains Mono'" style:font-family-complex="'JetBrains Mono'" fo:background-color="transparent" fo:color="#6a8759"/>
    </style:style>
    <style:style style:name="T2005" style:family="text">
      <style:text-properties fo:font-size="10.00pt" fo:font-weight="normal" fo:font-family="'JetBrains Mono'" style:font-family-asian="'JetBrains Mono'" style:font-family-complex="'JetBrains Mono'" fo:background-color="transparent" fo:color="#cc7832"/>
    </style:style>
    <style:style style:name="T2006" style:family="text">
      <style:text-properties fo:font-size="10.00pt" fo:font-weight="normal" fo:font-family="'JetBrains Mono'" style:font-family-asian="'JetBrains Mono'" style:font-family-complex="'JetBrains Mono'" fo:background-color="transparent" fo:color="#9876aa"/>
    </style:style>
    <style:style style:name="T2007" style:family="text">
      <style:text-properties fo:font-size="10.00pt" fo:font-weight="normal" fo:font-family="'JetBrains Mono'" style:font-family-asian="'JetBrains Mono'" style:font-family-complex="'JetBrains Mono'" fo:background-color="transparent" fo:color="#a9b7c6"/>
    </style:style>
    <style:style style:name="T2008" style:family="text">
      <style:text-properties fo:font-size="10.00pt" fo:font-weight="normal" fo:font-family="'JetBrains Mono'" style:font-family-asian="'JetBrains Mono'" style:font-family-complex="'JetBrains Mono'" fo:background-color="transparent" fo:color="#6a8759"/>
    </style:style>
    <style:style style:name="T2009" style:family="text">
      <style:text-properties fo:font-size="10.00pt" fo:font-weight="normal" fo:font-family="'JetBrains Mono'" style:font-family-asian="'JetBrains Mono'" style:font-family-complex="'JetBrains Mono'" fo:background-color="transparent" fo:color="#a9b7c6"/>
    </style:style>
    <style:style style:name="T2010" style:family="text">
      <style:text-properties fo:font-size="10.00pt" fo:font-weight="normal" fo:font-family="'JetBrains Mono'" style:font-family-asian="'JetBrains Mono'" style:font-family-complex="'JetBrains Mono'" fo:background-color="transparent" fo:color="#6a8759"/>
    </style:style>
    <style:style style:name="T2011" style:family="text">
      <style:text-properties fo:font-size="10.00pt" fo:font-weight="normal" fo:font-family="'JetBrains Mono'" style:font-family-asian="'JetBrains Mono'" style:font-family-complex="'JetBrains Mono'" fo:background-color="transparent" fo:color="#cc7832"/>
    </style:style>
    <style:style style:name="T2012" style:family="text">
      <style:text-properties fo:font-size="10.00pt" fo:font-weight="normal" fo:font-family="'JetBrains Mono'" style:font-family-asian="'JetBrains Mono'" style:font-family-complex="'JetBrains Mono'" fo:background-color="transparent" fo:color="#a9b7c6"/>
    </style:style>
    <style:style style:name="T2013" style:family="text">
      <style:text-properties fo:font-size="10.00pt" fo:font-weight="normal" fo:font-family="'JetBrains Mono'" style:font-family-asian="'JetBrains Mono'" style:font-family-complex="'JetBrains Mono'" fo:background-color="transparent" fo:color="#cc7832"/>
    </style:style>
    <style:style style:name="T2014" style:family="text">
      <style:text-properties fo:font-size="10.00pt" fo:font-weight="normal" fo:font-family="'JetBrains Mono'" style:font-family-asian="'JetBrains Mono'" style:font-family-complex="'JetBrains Mono'" fo:background-color="transparent" fo:color="#a9b7c6"/>
    </style:style>
    <style:style style:name="T2015" style:family="text">
      <style:text-properties fo:font-size="10.00pt" fo:font-weight="normal" fo:font-family="'JetBrains Mono'" style:font-family-asian="'JetBrains Mono'" style:font-family-complex="'JetBrains Mono'" fo:background-color="transparent" fo:color="#cc7832"/>
    </style:style>
    <style:style style:name="T2016" style:family="text">
      <style:text-properties fo:font-size="10.00pt" fo:font-weight="normal" fo:font-family="'JetBrains Mono'" style:font-family-asian="'JetBrains Mono'" style:font-family-complex="'JetBrains Mono'" fo:background-color="transparent" fo:color="#808080"/>
    </style:style>
    <style:style style:name="T2017" style:family="text">
      <style:text-properties fo:font-size="10.00pt" fo:font-weight="normal" fo:font-family="'JetBrains Mono'" style:font-family-asian="'JetBrains Mono'" style:font-family-complex="'JetBrains Mono'" fo:background-color="transparent" fo:color="#a9b7c6"/>
    </style:style>
    <style:style style:name="T2018" style:family="text">
      <style:text-properties fo:font-size="10.00pt" fo:font-weight="normal" fo:font-family="'JetBrains Mono'" style:font-family-asian="'JetBrains Mono'" style:font-family-complex="'JetBrains Mono'" fo:background-color="transparent" fo:color="#cc7832"/>
    </style:style>
    <style:style style:name="T2019" style:family="text">
      <style:text-properties fo:font-size="10.00pt" fo:font-weight="normal" fo:font-family="'JetBrains Mono'" style:font-family-asian="'JetBrains Mono'" style:font-family-complex="'JetBrains Mono'" fo:background-color="transparent" fo:color="#9876aa"/>
    </style:style>
    <style:style style:name="T2020" style:family="text">
      <style:text-properties fo:font-size="10.00pt" fo:font-weight="normal" fo:font-family="'JetBrains Mono'" style:font-family-asian="'JetBrains Mono'" style:font-family-complex="'JetBrains Mono'" fo:background-color="transparent" fo:color="#a9b7c6"/>
    </style:style>
    <style:style style:name="T2021" style:family="text">
      <style:text-properties fo:font-size="10.00pt" fo:font-weight="normal" fo:font-family="'JetBrains Mono'" style:font-family-asian="'JetBrains Mono'" style:font-family-complex="'JetBrains Mono'" fo:background-color="transparent" fo:color="#cc7832"/>
    </style:style>
    <style:style style:name="T2022" style:family="text">
      <style:text-properties fo:font-size="10.00pt" fo:font-weight="normal" fo:font-family="'JetBrains Mono'" style:font-family-asian="'JetBrains Mono'" style:font-family-complex="'JetBrains Mono'" fo:background-color="transparent" fo:color="#9876aa"/>
    </style:style>
    <style:style style:name="T2023" style:family="text">
      <style:text-properties fo:font-size="10.00pt" fo:font-weight="normal" fo:font-family="'JetBrains Mono'" style:font-family-asian="'JetBrains Mono'" style:font-family-complex="'JetBrains Mono'" fo:background-color="transparent" fo:color="#a9b7c6"/>
    </style:style>
    <style:style style:name="T2024" style:family="text">
      <style:text-properties fo:font-size="10.00pt" fo:font-weight="normal" fo:font-family="'JetBrains Mono'" style:font-family-asian="'JetBrains Mono'" style:font-family-complex="'JetBrains Mono'" fo:background-color="transparent" fo:color="#9876aa"/>
    </style:style>
    <style:style style:name="T2025" style:family="text">
      <style:text-properties fo:font-size="10.00pt" fo:font-weight="normal" fo:font-family="'JetBrains Mono'" style:font-family-asian="'JetBrains Mono'" style:font-family-complex="'JetBrains Mono'" fo:background-color="transparent" fo:color="#a9b7c6"/>
    </style:style>
    <style:style style:name="T2026" style:family="text">
      <style:text-properties fo:font-size="10.00pt" fo:font-weight="normal" fo:font-family="'JetBrains Mono'" style:font-family-asian="'JetBrains Mono'" style:font-family-complex="'JetBrains Mono'" fo:background-color="transparent" fo:color="#9876aa"/>
    </style:style>
    <style:style style:name="T2027" style:family="text">
      <style:text-properties fo:font-size="10.00pt" fo:font-weight="normal" fo:font-family="'JetBrains Mono'" style:font-family-asian="'JetBrains Mono'" style:font-family-complex="'JetBrains Mono'" fo:background-color="transparent" fo:color="#a9b7c6"/>
    </style:style>
    <style:style style:name="T2028" style:family="text">
      <style:text-properties fo:font-size="10.00pt" fo:font-weight="normal" fo:font-family="'JetBrains Mono'" style:font-family-asian="'JetBrains Mono'" style:font-family-complex="'JetBrains Mono'" fo:background-color="transparent" fo:color="#9876aa"/>
    </style:style>
    <style:style style:name="T2029" style:family="text">
      <style:text-properties fo:font-size="10.00pt" fo:font-weight="normal" fo:font-family="'JetBrains Mono'" style:font-family-asian="'JetBrains Mono'" style:font-family-complex="'JetBrains Mono'" fo:background-color="transparent" fo:color="#cc7832"/>
    </style:style>
    <style:style style:name="T2030" style:family="text">
      <style:text-properties fo:font-size="10.00pt" fo:font-weight="normal" fo:font-family="'JetBrains Mono'" style:font-family-asian="'JetBrains Mono'" style:font-family-complex="'JetBrains Mono'" fo:background-color="transparent" fo:color="#9876aa"/>
    </style:style>
    <style:style style:name="T2031" style:family="text">
      <style:text-properties fo:font-size="10.00pt" fo:font-weight="normal" fo:font-family="'JetBrains Mono'" style:font-family-asian="'JetBrains Mono'" style:font-family-complex="'JetBrains Mono'" fo:background-color="transparent" fo:color="#a9b7c6"/>
    </style:style>
    <style:style style:name="T2032" style:family="text">
      <style:text-properties fo:font-size="10.00pt" fo:font-weight="normal" fo:font-family="'JetBrains Mono'" style:font-family-asian="'JetBrains Mono'" style:font-family-complex="'JetBrains Mono'" fo:background-color="transparent" fo:color="#9876aa"/>
    </style:style>
    <style:style style:name="T2033" style:family="text">
      <style:text-properties fo:font-size="10.00pt" fo:font-weight="normal" fo:font-family="'JetBrains Mono'" style:font-family-asian="'JetBrains Mono'" style:font-family-complex="'JetBrains Mono'" fo:background-color="transparent" fo:color="#a9b7c6"/>
    </style:style>
    <style:style style:name="T2034" style:family="text">
      <style:text-properties fo:font-size="10.00pt" fo:font-weight="normal" fo:font-family="'JetBrains Mono'" style:font-family-asian="'JetBrains Mono'" style:font-family-complex="'JetBrains Mono'" fo:background-color="transparent" fo:color="#9876aa"/>
    </style:style>
    <style:style style:name="T2035" style:family="text">
      <style:text-properties fo:font-size="10.00pt" fo:font-weight="normal" fo:font-family="'JetBrains Mono'" style:font-family-asian="'JetBrains Mono'" style:font-family-complex="'JetBrains Mono'" fo:background-color="transparent" fo:color="#cc7832"/>
    </style:style>
    <style:style style:name="T2036" style:family="text">
      <style:text-properties fo:font-size="10.00pt" fo:font-weight="normal" fo:font-family="'JetBrains Mono'" style:font-family-asian="'JetBrains Mono'" style:font-family-complex="'JetBrains Mono'" fo:background-color="transparent" fo:color="#9876aa"/>
    </style:style>
    <style:style style:name="T2037" style:family="text">
      <style:text-properties fo:font-size="10.00pt" fo:font-weight="normal" fo:font-family="'JetBrains Mono'" style:font-family-asian="'JetBrains Mono'" style:font-family-complex="'JetBrains Mono'" fo:background-color="transparent" fo:color="#a9b7c6"/>
    </style:style>
    <style:style style:name="T2038" style:family="text">
      <style:text-properties fo:font-size="10.00pt" fo:font-weight="normal" fo:font-family="'JetBrains Mono'" style:font-family-asian="'JetBrains Mono'" style:font-family-complex="'JetBrains Mono'" fo:background-color="transparent" fo:color="#9876aa"/>
    </style:style>
    <style:style style:name="T2039" style:family="text">
      <style:text-properties fo:font-size="10.00pt" fo:font-weight="normal" fo:font-family="'JetBrains Mono'" style:font-family-asian="'JetBrains Mono'" style:font-family-complex="'JetBrains Mono'" fo:background-color="transparent" fo:color="#a9b7c6"/>
    </style:style>
    <style:style style:name="T2040" style:family="text">
      <style:text-properties fo:font-size="10.00pt" fo:font-weight="normal" fo:font-family="'JetBrains Mono'" style:font-family-asian="'JetBrains Mono'" style:font-family-complex="'JetBrains Mono'" fo:background-color="transparent" fo:color="#9876aa"/>
    </style:style>
    <style:style style:name="T2041" style:family="text">
      <style:text-properties fo:font-size="10.00pt" fo:font-weight="normal" fo:font-family="'JetBrains Mono'" style:font-family-asian="'JetBrains Mono'" style:font-family-complex="'JetBrains Mono'" fo:background-color="transparent" fo:color="#cc7832"/>
    </style:style>
    <style:style style:name="T2042" style:family="text">
      <style:text-properties fo:font-size="10.00pt" fo:font-weight="normal" fo:font-family="'JetBrains Mono'" style:font-family-asian="'JetBrains Mono'" style:font-family-complex="'JetBrains Mono'" fo:background-color="transparent" fo:color="#a9b7c6"/>
    </style:style>
    <style:style style:name="T2043" style:family="text">
      <style:text-properties fo:font-size="10.00pt" fo:font-weight="normal" fo:font-family="'JetBrains Mono'" style:font-family-asian="'JetBrains Mono'" style:font-family-complex="'JetBrains Mono'" fo:background-color="transparent" fo:color="#cc7832"/>
    </style:style>
    <style:style style:name="T2044" style:family="text">
      <style:text-properties fo:font-size="10.00pt" fo:font-weight="normal" fo:font-family="'JetBrains Mono'" style:font-family-asian="'JetBrains Mono'" style:font-family-complex="'JetBrains Mono'" fo:background-color="transparent" fo:color="#9876aa"/>
    </style:style>
    <style:style style:name="T2045" style:family="text">
      <style:text-properties fo:font-size="10.00pt" fo:font-weight="normal" fo:font-family="'JetBrains Mono'" style:font-family-asian="'JetBrains Mono'" style:font-family-complex="'JetBrains Mono'" fo:background-color="transparent" fo:color="#a9b7c6"/>
    </style:style>
    <style:style style:name="T2046" style:family="text">
      <style:text-properties fo:font-size="10.00pt" fo:font-weight="normal" fo:font-family="'JetBrains Mono'" style:font-family-asian="'JetBrains Mono'" style:font-family-complex="'JetBrains Mono'" fo:background-color="transparent" fo:color="#6a8759"/>
    </style:style>
    <style:style style:name="T2047" style:family="text">
      <style:text-properties fo:font-size="10.00pt" fo:font-weight="normal" fo:font-family="'JetBrains Mono'" style:font-family-asian="'JetBrains Mono'" style:font-family-complex="'JetBrains Mono'" fo:background-color="transparent" fo:color="#cc7832"/>
    </style:style>
    <style:style style:name="T2048" style:family="text">
      <style:text-properties fo:font-size="10.00pt" fo:font-weight="normal" fo:font-family="'JetBrains Mono'" style:font-family-asian="'JetBrains Mono'" style:font-family-complex="'JetBrains Mono'" fo:background-color="transparent" fo:color="#a9b7c6"/>
    </style:style>
    <style:style style:name="T2049" style:family="text">
      <style:text-properties fo:font-size="10.00pt" fo:font-weight="normal" fo:font-family="'JetBrains Mono'" style:font-family-asian="'JetBrains Mono'" style:font-family-complex="'JetBrains Mono'" fo:background-color="transparent" fo:color="#cc7832"/>
    </style:style>
    <style:style style:name="T2050" style:family="text">
      <style:text-properties fo:font-size="10.00pt" fo:font-weight="normal" fo:font-family="'JetBrains Mono'" style:font-family-asian="'JetBrains Mono'" style:font-family-complex="'JetBrains Mono'" fo:background-color="transparent" fo:color="#808080"/>
    </style:style>
    <style:style style:name="T2051" style:family="text">
      <style:text-properties fo:font-size="10.00pt" fo:font-weight="normal" fo:font-family="'JetBrains Mono'" style:font-family-asian="'JetBrains Mono'" style:font-family-complex="'JetBrains Mono'" fo:background-color="transparent" fo:color="#cc7832"/>
    </style:style>
    <style:style style:name="T2052" style:family="text">
      <style:text-properties fo:font-size="10.00pt" fo:font-weight="normal" fo:font-family="'JetBrains Mono'" style:font-family-asian="'JetBrains Mono'" style:font-family-complex="'JetBrains Mono'" fo:background-color="transparent" fo:color="#a9b7c6"/>
    </style:style>
    <style:style style:name="T2053" style:family="text">
      <style:text-properties fo:font-size="10.00pt" fo:font-weight="normal" fo:font-family="'JetBrains Mono'" style:font-family-asian="'JetBrains Mono'" style:font-family-complex="'JetBrains Mono'" fo:background-color="transparent" fo:color="#ffc66d"/>
    </style:style>
    <style:style style:name="T2054" style:family="text">
      <style:text-properties fo:font-size="10.00pt" fo:font-weight="normal" fo:font-family="'JetBrains Mono'" style:font-family-asian="'JetBrains Mono'" style:font-family-complex="'JetBrains Mono'" fo:background-color="transparent" fo:color="#a9b7c6"/>
    </style:style>
    <style:style style:name="T2055" style:family="text">
      <style:text-properties fo:font-size="10.00pt" fo:font-weight="normal" fo:font-family="'JetBrains Mono'" style:font-family-asian="'JetBrains Mono'" style:font-family-complex="'JetBrains Mono'" fo:background-color="transparent" fo:color="#cc7832"/>
    </style:style>
    <style:style style:name="T2056" style:family="text">
      <style:text-properties fo:font-size="10.00pt" fo:font-weight="normal" fo:font-family="'JetBrains Mono'" style:font-family-asian="'JetBrains Mono'" style:font-family-complex="'JetBrains Mono'" fo:background-color="transparent" fo:color="#a9b7c6"/>
    </style:style>
    <style:style style:name="T2057" style:family="text">
      <style:text-properties fo:font-size="10.00pt" fo:font-weight="normal" fo:font-family="'JetBrains Mono'" style:font-family-asian="'JetBrains Mono'" style:font-family-complex="'JetBrains Mono'" fo:background-color="transparent" fo:color="#cc7832"/>
    </style:style>
    <style:style style:name="T2058" style:family="text">
      <style:text-properties fo:font-size="10.00pt" fo:font-weight="normal" fo:font-family="'JetBrains Mono'" style:font-family-asian="'JetBrains Mono'" style:font-family-complex="'JetBrains Mono'" fo:background-color="transparent" fo:color="#a9b7c6"/>
    </style:style>
    <style:style style:name="T2059" style:family="text">
      <style:text-properties fo:font-size="10.00pt" fo:font-weight="bold" fo:font-family="'JetBrains Mono'" style:font-family-asian="'JetBrains Mono'" style:font-family-complex="'JetBrains Mono'" fo:background-color="transparent" fo:color="#9876aa" fo:font-style="italic"/>
    </style:style>
    <style:style style:name="T2060" style:family="text">
      <style:text-properties fo:font-size="10.00pt" fo:font-weight="normal" fo:font-family="'JetBrains Mono'" style:font-family-asian="'JetBrains Mono'" style:font-family-complex="'JetBrains Mono'" fo:background-color="transparent" fo:color="#a9b7c6"/>
    </style:style>
    <style:style style:name="T2061" style:family="text">
      <style:text-properties fo:font-size="10.00pt" fo:font-weight="normal" fo:font-family="'JetBrains Mono'" style:font-family-asian="'JetBrains Mono'" style:font-family-complex="'JetBrains Mono'" fo:background-color="transparent" fo:color="#ffc66d"/>
    </style:style>
    <style:style style:name="T2062" style:family="text">
      <style:text-properties fo:font-size="10.00pt" fo:font-weight="normal" fo:font-family="'JetBrains Mono'" style:font-family-asian="'JetBrains Mono'" style:font-family-complex="'JetBrains Mono'" fo:background-color="transparent" fo:color="#a9b7c6"/>
    </style:style>
    <style:style style:name="T2063" style:family="text">
      <style:text-properties fo:font-size="10.00pt" fo:font-weight="normal" fo:font-family="'JetBrains Mono'" style:font-family-asian="'JetBrains Mono'" style:font-family-complex="'JetBrains Mono'" fo:background-color="transparent" fo:color="#cc7832"/>
    </style:style>
    <style:style style:name="T2064" style:family="text">
      <style:text-properties fo:font-size="10.00pt" fo:font-weight="normal" fo:font-family="'JetBrains Mono'" style:font-family-asian="'JetBrains Mono'" style:font-family-complex="'JetBrains Mono'" fo:background-color="transparent" fo:color="#808080"/>
    </style:style>
    <style:style style:name="T2065" style:family="text">
      <style:text-properties fo:font-size="10.00pt" fo:font-weight="normal" fo:font-family="'JetBrains Mono'" style:font-family-asian="'JetBrains Mono'" style:font-family-complex="'JetBrains Mono'" fo:background-color="transparent" fo:color="#a9b7c6"/>
    </style:style>
    <style:style style:name="T2066" style:family="text">
      <style:text-properties fo:font-size="10.00pt" fo:font-weight="normal" fo:font-family="'JetBrains Mono'" style:font-family-asian="'JetBrains Mono'" style:font-family-complex="'JetBrains Mono'" fo:background-color="transparent" fo:color="#9876aa"/>
    </style:style>
    <style:style style:name="T2067" style:family="text">
      <style:text-properties fo:font-size="10.00pt" fo:font-weight="normal" fo:font-family="'JetBrains Mono'" style:font-family-asian="'JetBrains Mono'" style:font-family-complex="'JetBrains Mono'" fo:background-color="transparent" fo:color="#a9b7c6"/>
    </style:style>
    <style:style style:name="T2068" style:family="text">
      <style:text-properties fo:font-size="10.00pt" fo:font-weight="normal" fo:font-family="'JetBrains Mono'" style:font-family-asian="'JetBrains Mono'" style:font-family-complex="'JetBrains Mono'" fo:background-color="transparent" fo:color="#cc7832"/>
    </style:style>
    <style:style style:name="T2069" style:family="text">
      <style:text-properties fo:font-size="10.00pt" fo:font-weight="normal" fo:font-family="'JetBrains Mono'" style:font-family-asian="'JetBrains Mono'" style:font-family-complex="'JetBrains Mono'" fo:background-color="transparent" fo:color="#9876aa"/>
    </style:style>
    <style:style style:name="T2070" style:family="text">
      <style:text-properties fo:font-size="10.00pt" fo:font-weight="normal" fo:font-family="'JetBrains Mono'" style:font-family-asian="'JetBrains Mono'" style:font-family-complex="'JetBrains Mono'" fo:background-color="transparent" fo:color="#a9b7c6"/>
    </style:style>
    <style:style style:name="T2071" style:family="text">
      <style:text-properties fo:font-size="10.00pt" fo:font-weight="normal" fo:font-family="'JetBrains Mono'" style:font-family-asian="'JetBrains Mono'" style:font-family-complex="'JetBrains Mono'" fo:background-color="transparent" fo:color="#cc7832"/>
    </style:style>
    <style:style style:name="T2072" style:family="text">
      <style:text-properties fo:font-size="10.00pt" fo:font-weight="normal" fo:font-family="'JetBrains Mono'" style:font-family-asian="'JetBrains Mono'" style:font-family-complex="'JetBrains Mono'" fo:background-color="transparent" fo:color="#9876aa"/>
    </style:style>
    <style:style style:name="T2073" style:family="text">
      <style:text-properties fo:font-size="10.00pt" fo:font-weight="normal" fo:font-family="'JetBrains Mono'" style:font-family-asian="'JetBrains Mono'" style:font-family-complex="'JetBrains Mono'" fo:background-color="transparent" fo:color="#a9b7c6"/>
    </style:style>
    <style:style style:name="T2074" style:family="text">
      <style:text-properties fo:font-size="10.00pt" fo:font-weight="normal" fo:font-family="'JetBrains Mono'" style:font-family-asian="'JetBrains Mono'" style:font-family-complex="'JetBrains Mono'" fo:background-color="transparent" fo:color="#6a8759"/>
    </style:style>
    <style:style style:name="T2075" style:family="text">
      <style:text-properties fo:font-size="10.00pt" fo:font-weight="normal" fo:font-family="'JetBrains Mono'" style:font-family-asian="'JetBrains Mono'" style:font-family-complex="'JetBrains Mono'" fo:background-color="transparent" fo:color="#cc7832"/>
    </style:style>
    <style:style style:name="T2076" style:family="text">
      <style:text-properties fo:font-size="10.00pt" fo:font-weight="normal" fo:font-family="'JetBrains Mono'" style:font-family-asian="'JetBrains Mono'" style:font-family-complex="'JetBrains Mono'" fo:background-color="transparent" fo:color="#a9b7c6"/>
    </style:style>
    <style:style style:name="T2077" style:family="text">
      <style:text-properties fo:font-size="10.00pt" fo:font-weight="normal" fo:font-family="'JetBrains Mono'" style:font-family-asian="'JetBrains Mono'" style:font-family-complex="'JetBrains Mono'" fo:background-color="transparent" fo:color="#cc7832"/>
    </style:style>
    <style:style style:name="T2078" style:family="text">
      <style:text-properties fo:font-size="10.00pt" fo:font-weight="normal" fo:font-family="'JetBrains Mono'" style:font-family-asian="'JetBrains Mono'" style:font-family-complex="'JetBrains Mono'" fo:background-color="transparent" fo:color="#a9b7c6"/>
    </style:style>
    <style:style style:name="T2079" style:family="text">
      <style:text-properties fo:font-size="10.00pt" fo:font-weight="normal" fo:font-family="'JetBrains Mono'" style:font-family-asian="'JetBrains Mono'" style:font-family-complex="'JetBrains Mono'" fo:background-color="transparent" fo:color="#cc7832"/>
    </style:style>
    <style:style style:name="T2080" style:family="text">
      <style:text-properties fo:font-size="10.00pt" fo:font-weight="normal" fo:font-family="'JetBrains Mono'" style:font-family-asian="'JetBrains Mono'" style:font-family-complex="'JetBrains Mono'" fo:background-color="transparent" fo:color="#a9b7c6"/>
    </style:style>
    <style:style style:name="T2081" style:family="text">
      <style:text-properties fo:font-size="10.00pt" fo:font-weight="normal" fo:font-family="'JetBrains Mono'" style:font-family-asian="'JetBrains Mono'" style:font-family-complex="'JetBrains Mono'" fo:background-color="transparent" fo:color="#9876aa"/>
    </style:style>
    <style:style style:name="T2082" style:family="text">
      <style:text-properties fo:font-size="10.00pt" fo:font-weight="normal" fo:font-family="'JetBrains Mono'" style:font-family-asian="'JetBrains Mono'" style:font-family-complex="'JetBrains Mono'" fo:background-color="transparent" fo:color="#a9b7c6"/>
    </style:style>
    <style:style style:name="T2083" style:family="text">
      <style:text-properties fo:font-size="10.00pt" fo:font-weight="normal" fo:font-family="'JetBrains Mono'" style:font-family-asian="'JetBrains Mono'" style:font-family-complex="'JetBrains Mono'" fo:background-color="transparent" fo:color="#9876aa"/>
    </style:style>
    <style:style style:name="T2084" style:family="text">
      <style:text-properties fo:font-size="10.00pt" fo:font-weight="normal" fo:font-family="'JetBrains Mono'" style:font-family-asian="'JetBrains Mono'" style:font-family-complex="'JetBrains Mono'" fo:background-color="transparent" fo:color="#cc7832"/>
    </style:style>
    <style:style style:name="T2085" style:family="text">
      <style:text-properties fo:font-size="10.00pt" fo:font-weight="normal" fo:font-family="'JetBrains Mono'" style:font-family-asian="'JetBrains Mono'" style:font-family-complex="'JetBrains Mono'" fo:background-color="transparent" fo:color="#9876aa"/>
    </style:style>
    <style:style style:name="T2086" style:family="text">
      <style:text-properties fo:font-size="10.00pt" fo:font-weight="normal" fo:font-family="'JetBrains Mono'" style:font-family-asian="'JetBrains Mono'" style:font-family-complex="'JetBrains Mono'" fo:background-color="transparent" fo:color="#a9b7c6"/>
    </style:style>
    <style:style style:name="T2087" style:family="text">
      <style:text-properties fo:font-size="10.00pt" fo:font-weight="normal" fo:font-family="'JetBrains Mono'" style:font-family-asian="'JetBrains Mono'" style:font-family-complex="'JetBrains Mono'" fo:background-color="transparent" fo:color="#9876aa"/>
    </style:style>
    <style:style style:name="T2088" style:family="text">
      <style:text-properties fo:font-size="10.00pt" fo:font-weight="normal" fo:font-family="'JetBrains Mono'" style:font-family-asian="'JetBrains Mono'" style:font-family-complex="'JetBrains Mono'" fo:background-color="transparent" fo:color="#cc7832"/>
    </style:style>
    <style:style style:name="T2089" style:family="text">
      <style:text-properties fo:font-size="10.00pt" fo:font-weight="normal" fo:font-family="'JetBrains Mono'" style:font-family-asian="'JetBrains Mono'" style:font-family-complex="'JetBrains Mono'" fo:background-color="transparent" fo:color="#ffc66d"/>
    </style:style>
    <style:style style:name="T2090" style:family="text">
      <style:text-properties fo:font-size="10.00pt" fo:font-weight="normal" fo:font-family="'JetBrains Mono'" style:font-family-asian="'JetBrains Mono'" style:font-family-complex="'JetBrains Mono'" fo:background-color="transparent" fo:color="#a9b7c6"/>
    </style:style>
    <style:style style:name="T2091" style:family="text">
      <style:text-properties fo:font-size="10.00pt" fo:font-weight="normal" fo:font-family="'JetBrains Mono'" style:font-family-asian="'JetBrains Mono'" style:font-family-complex="'JetBrains Mono'" fo:background-color="transparent" fo:color="#ffc66d"/>
    </style:style>
    <style:style style:name="T2092" style:family="text">
      <style:text-properties fo:font-size="10.00pt" fo:font-weight="normal" fo:font-family="'JetBrains Mono'" style:font-family-asian="'JetBrains Mono'" style:font-family-complex="'JetBrains Mono'" fo:background-color="transparent" fo:color="#cc7832"/>
    </style:style>
    <style:style style:name="T2093" style:family="text">
      <style:text-properties fo:font-size="10.00pt" fo:font-weight="normal" fo:font-family="'JetBrains Mono'" style:font-family-asian="'JetBrains Mono'" style:font-family-complex="'JetBrains Mono'" fo:background-color="transparent" fo:color="#ffc66d"/>
    </style:style>
    <style:style style:name="T2094" style:family="text">
      <style:text-properties fo:font-size="10.00pt" fo:font-weight="normal" fo:font-family="'JetBrains Mono'" style:font-family-asian="'JetBrains Mono'" style:font-family-complex="'JetBrains Mono'" fo:background-color="transparent" fo:color="#a9b7c6"/>
    </style:style>
    <style:style style:name="T2095" style:family="text">
      <style:text-properties fo:font-size="10.00pt" fo:font-weight="normal" fo:font-family="'JetBrains Mono'" style:font-family-asian="'JetBrains Mono'" style:font-family-complex="'JetBrains Mono'" fo:background-color="transparent" fo:color="#ffc66d"/>
    </style:style>
    <style:style style:name="T2096" style:family="text">
      <style:text-properties fo:font-size="10.00pt" fo:font-weight="normal" fo:font-family="'JetBrains Mono'" style:font-family-asian="'JetBrains Mono'" style:font-family-complex="'JetBrains Mono'" fo:background-color="transparent" fo:color="#cc7832"/>
    </style:style>
    <style:style style:name="T2097" style:family="text">
      <style:text-properties fo:font-size="10.00pt" fo:font-weight="normal" fo:font-family="'JetBrains Mono'" style:font-family-asian="'JetBrains Mono'" style:font-family-complex="'JetBrains Mono'" fo:background-color="transparent" fo:color="#a9b7c6"/>
    </style:style>
    <style:style style:name="T2098" style:family="text">
      <style:text-properties fo:font-size="10.00pt" fo:font-weight="normal" fo:font-family="'JetBrains Mono'" style:font-family-asian="'JetBrains Mono'" style:font-family-complex="'JetBrains Mono'" fo:background-color="transparent" fo:color="#cc7832"/>
    </style:style>
    <style:style style:name="T2099" style:family="text">
      <style:text-properties fo:font-size="10.00pt" fo:font-weight="normal" fo:font-family="'JetBrains Mono'" style:font-family-asian="'JetBrains Mono'" style:font-family-complex="'JetBrains Mono'" fo:background-color="transparent" fo:color="#a9b7c6"/>
    </style:style>
    <style:style style:name="T2100" style:family="text">
      <style:text-properties fo:font-size="10.00pt" fo:font-weight="normal" fo:font-family="'JetBrains Mono'" style:font-family-asian="'JetBrains Mono'" style:font-family-complex="'JetBrains Mono'" fo:background-color="transparent" fo:color="#e8bf6a"/>
    </style:style>
    <style:style style:name="T2101" style:family="text">
      <style:text-properties fo:font-size="10.00pt" fo:font-weight="normal" fo:font-family="'JetBrains Mono'" style:font-family-asian="'JetBrains Mono'" style:font-family-complex="'JetBrains Mono'" fo:background-color="transparent" fo:color="#bababa"/>
    </style:style>
    <style:style style:name="T2102" style:family="text">
      <style:text-properties fo:font-size="10.00pt" fo:font-weight="normal" fo:font-family="'JetBrains Mono'" style:font-family-asian="'JetBrains Mono'" style:font-family-complex="'JetBrains Mono'" fo:background-color="transparent" fo:color="#6a8759"/>
    </style:style>
    <style:style style:name="T2103" style:family="text">
      <style:text-properties fo:font-size="10.00pt" fo:font-weight="normal" fo:font-family="'JetBrains Mono'" style:font-family-asian="'JetBrains Mono'" style:font-family-complex="'JetBrains Mono'" fo:background-color="transparent" fo:color="#a9b7c6"/>
    </style:style>
    <style:style style:name="T2104" style:family="text">
      <style:text-properties fo:font-size="10.00pt" fo:font-weight="normal" fo:font-family="'JetBrains Mono'" style:font-family-asian="'JetBrains Mono'" style:font-family-complex="'JetBrains Mono'" fo:background-color="transparent" fo:color="#e8bf6a"/>
    </style:style>
    <style:style style:name="T2105" style:family="text">
      <style:text-properties fo:font-size="10.00pt" fo:font-weight="normal" fo:font-family="'JetBrains Mono'" style:font-family-asian="'JetBrains Mono'" style:font-family-complex="'JetBrains Mono'" fo:background-color="transparent" fo:color="#a9b7c6"/>
    </style:style>
    <style:style style:name="T2106" style:family="text">
      <style:text-properties fo:font-size="10.00pt" fo:font-weight="normal" fo:font-family="'JetBrains Mono'" style:font-family-asian="'JetBrains Mono'" style:font-family-complex="'JetBrains Mono'" fo:background-color="transparent" fo:color="#9876aa"/>
    </style:style>
    <style:style style:name="T2107" style:family="text">
      <style:text-properties fo:font-size="10.00pt" fo:font-weight="normal" fo:font-family="'JetBrains Mono'" style:font-family-asian="'JetBrains Mono'" style:font-family-complex="'JetBrains Mono'" fo:background-color="transparent" fo:color="#a9b7c6"/>
    </style:style>
    <style:style style:name="T2108" style:family="text">
      <style:text-properties fo:font-size="10.00pt" fo:font-weight="normal" fo:font-family="'JetBrains Mono'" style:font-family-asian="'JetBrains Mono'" style:font-family-complex="'JetBrains Mono'" fo:background-color="transparent" fo:color="#6a8759"/>
    </style:style>
    <style:style style:name="T2109" style:family="text">
      <style:text-properties fo:font-size="10.00pt" fo:font-weight="normal" fo:font-family="'JetBrains Mono'" style:font-family-asian="'JetBrains Mono'" style:font-family-complex="'JetBrains Mono'" fo:background-color="transparent" fo:color="#a9b7c6"/>
    </style:style>
    <style:style style:name="T2110" style:family="text">
      <style:text-properties fo:font-size="10.00pt" fo:font-weight="normal" fo:font-family="'JetBrains Mono'" style:font-family-asian="'JetBrains Mono'" style:font-family-complex="'JetBrains Mono'" fo:background-color="transparent" fo:color="#e8bf6a"/>
    </style:style>
    <style:style style:name="T2111" style:family="text">
      <style:text-properties fo:font-size="10.00pt" fo:font-weight="normal" fo:font-family="'JetBrains Mono'" style:font-family-asian="'JetBrains Mono'" style:font-family-complex="'JetBrains Mono'" fo:background-color="transparent" fo:color="#a9b7c6"/>
    </style:style>
    <style:style style:name="T2112" style:family="text">
      <style:text-properties fo:font-size="10.00pt" fo:font-weight="normal" fo:font-family="'JetBrains Mono'" style:font-family-asian="'JetBrains Mono'" style:font-family-complex="'JetBrains Mono'" fo:background-color="transparent" fo:color="#e8bf6a"/>
    </style:style>
    <style:style style:name="T2113" style:family="text">
      <style:text-properties fo:font-size="10.00pt" fo:font-weight="normal" fo:font-family="'JetBrains Mono'" style:font-family-asian="'JetBrains Mono'" style:font-family-complex="'JetBrains Mono'" fo:background-color="transparent" fo:color="#a9b7c6"/>
    </style:style>
    <style:style style:name="T2114" style:family="text">
      <style:text-properties fo:font-size="10.00pt" fo:font-weight="normal" fo:font-family="'JetBrains Mono'" style:font-family-asian="'JetBrains Mono'" style:font-family-complex="'JetBrains Mono'" fo:background-color="transparent" fo:color="#e8bf6a"/>
    </style:style>
    <style:style style:name="T2115" style:family="text">
      <style:text-properties fo:font-size="10.00pt" fo:font-weight="normal" fo:font-family="'JetBrains Mono'" style:font-family-asian="'JetBrains Mono'" style:font-family-complex="'JetBrains Mono'" fo:background-color="transparent" fo:color="#a9b7c6"/>
    </style:style>
    <style:style style:name="T2116" style:family="text">
      <style:text-properties fo:font-size="10.00pt" fo:font-weight="normal" fo:font-family="'JetBrains Mono'" style:font-family-asian="'JetBrains Mono'" style:font-family-complex="'JetBrains Mono'" fo:background-color="transparent" fo:color="#cc7832"/>
    </style:style>
    <style:style style:name="T2117" style:family="text">
      <style:text-properties fo:font-size="10.00pt" fo:font-weight="normal" fo:font-family="'JetBrains Mono'" style:font-family-asian="'JetBrains Mono'" style:font-family-complex="'JetBrains Mono'" fo:background-color="transparent" fo:color="#a9b7c6"/>
    </style:style>
    <style:style style:name="T2118" style:family="text">
      <style:text-properties fo:font-size="10.00pt" fo:font-weight="normal" fo:font-family="'JetBrains Mono'" style:font-family-asian="'JetBrains Mono'" style:font-family-complex="'JetBrains Mono'" fo:background-color="transparent" fo:color="#cc7832"/>
    </style:style>
    <style:style style:name="T2119" style:family="text">
      <style:text-properties fo:font-size="10.00pt" fo:font-weight="normal" fo:font-family="'JetBrains Mono'" style:font-family-asian="'JetBrains Mono'" style:font-family-complex="'JetBrains Mono'" fo:background-color="transparent" fo:color="#ffc66d"/>
    </style:style>
    <style:style style:name="T2120" style:family="text">
      <style:text-properties fo:font-size="10.00pt" fo:font-weight="normal" fo:font-family="'JetBrains Mono'" style:font-family-asian="'JetBrains Mono'" style:font-family-complex="'JetBrains Mono'" fo:background-color="transparent" fo:color="#cc7832"/>
    </style:style>
    <style:style style:name="T212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22" style:family="text">
      <style:text-properties fo:font-size="10.00pt" fo:font-weight="normal" fo:font-family="Calibri" style:font-family-asian="Calibri" style:font-family-complex="Calibri" fo:background-color="transparent" style:use-window-font-color="true"/>
    </style:style>
    <style:style style:name="T2123" style:family="text">
      <style:text-properties fo:font-size="10.00pt" fo:font-weight="normal" fo:font-family="'JetBrains Mono'" style:font-family-asian="'JetBrains Mono'" style:font-family-complex="'JetBrains Mono'" fo:background-color="transparent" fo:color="#cc7832"/>
    </style:style>
    <style:style style:name="T2124" style:family="text">
      <style:text-properties fo:font-size="10.00pt" fo:font-weight="bold" fo:font-family="'JetBrains Mono'" style:font-family-asian="'JetBrains Mono'" style:font-family-complex="'JetBrains Mono'" fo:background-color="transparent" fo:color="#9876aa" fo:font-style="italic"/>
    </style:style>
    <style:style style:name="T2125" style:family="text">
      <style:text-properties fo:font-size="10.00pt" fo:font-weight="normal" fo:font-family="'JetBrains Mono'" style:font-family-asian="'JetBrains Mono'" style:font-family-complex="'JetBrains Mono'" fo:background-color="transparent" fo:color="#cc7832"/>
    </style:style>
    <style:style style:name="T2126" style:family="text">
      <style:text-properties fo:font-size="10.00pt" fo:font-weight="normal" fo:font-family="'JetBrains Mono'" style:font-family-asian="'JetBrains Mono'" style:font-family-complex="'JetBrains Mono'" fo:background-color="transparent" fo:color="#a9b7c6"/>
    </style:style>
    <style:style style:name="T2127" style:family="text">
      <style:text-properties fo:font-size="10.00pt" fo:font-weight="normal" fo:font-family="'JetBrains Mono'" style:font-family-asian="'JetBrains Mono'" style:font-family-complex="'JetBrains Mono'" fo:background-color="transparent" fo:color="#ffc66d"/>
    </style:style>
    <style:style style:name="T2128" style:family="text">
      <style:text-properties fo:font-size="10.00pt" fo:font-weight="normal" fo:font-family="'JetBrains Mono'" style:font-family-asian="'JetBrains Mono'" style:font-family-complex="'JetBrains Mono'" fo:background-color="transparent" fo:color="#cc7832"/>
    </style:style>
    <style:style style:name="T2129" style:family="text">
      <style:text-properties fo:font-size="10.00pt" fo:font-weight="normal" fo:font-family="'JetBrains Mono'" style:font-family-asian="'JetBrains Mono'" style:font-family-complex="'JetBrains Mono'" fo:background-color="transparent" fo:color="#ffc66d"/>
    </style:style>
    <style:style style:name="T2130" style:family="text">
      <style:text-properties fo:font-size="10.00pt" fo:font-weight="normal" fo:font-family="'JetBrains Mono'" style:font-family-asian="'JetBrains Mono'" style:font-family-complex="'JetBrains Mono'" fo:background-color="transparent" fo:color="#cc7832"/>
    </style:style>
    <style:style style:name="T2131" style:family="text">
      <style:text-properties fo:font-size="10.00pt" fo:font-weight="normal" fo:font-family="'JetBrains Mono'" style:font-family-asian="'JetBrains Mono'" style:font-family-complex="'JetBrains Mono'" fo:background-color="transparent" fo:color="#ffc66d"/>
    </style:style>
    <style:style style:name="T2132" style:family="text">
      <style:text-properties fo:font-size="10.00pt" fo:font-weight="normal" fo:font-family="'JetBrains Mono'" style:font-family-asian="'JetBrains Mono'" style:font-family-complex="'JetBrains Mono'" fo:background-color="transparent" fo:color="#a9b7c6"/>
    </style:style>
    <style:style style:name="T2133" style:family="text">
      <style:text-properties fo:font-size="10.00pt" fo:font-weight="normal" fo:font-family="'JetBrains Mono'" style:font-family-asian="'JetBrains Mono'" style:font-family-complex="'JetBrains Mono'" fo:background-color="transparent" fo:color="#cc7832"/>
    </style:style>
    <style:style style:name="T2134" style:family="text">
      <style:text-properties fo:font-size="10.00pt" fo:font-weight="normal" fo:font-family="'JetBrains Mono'" style:font-family-asian="'JetBrains Mono'" style:font-family-complex="'JetBrains Mono'" fo:background-color="transparent" fo:color="#6a8759"/>
    </style:style>
    <style:style style:name="T2135" style:family="text">
      <style:text-properties fo:font-size="10.00pt" fo:font-weight="normal" fo:font-family="'JetBrains Mono'" style:font-family-asian="'JetBrains Mono'" style:font-family-complex="'JetBrains Mono'" fo:background-color="transparent" fo:color="#cc7832"/>
    </style:style>
    <style:style style:name="T2136" style:family="text">
      <style:text-properties fo:font-size="10.00pt" fo:font-weight="normal" fo:font-family="'JetBrains Mono'" style:font-family-asian="'JetBrains Mono'" style:font-family-complex="'JetBrains Mono'" fo:background-color="transparent" fo:color="#a9b7c6"/>
    </style:style>
    <style:style style:name="T2137" style:family="text">
      <style:text-properties fo:font-size="10.00pt" fo:font-weight="normal" fo:font-family="'JetBrains Mono'" style:font-family-asian="'JetBrains Mono'" style:font-family-complex="'JetBrains Mono'" fo:background-color="transparent" fo:color="#cc7832"/>
    </style:style>
    <style:style style:name="T2138" style:family="text">
      <style:text-properties fo:font-size="10.00pt" fo:font-weight="normal" fo:font-family="'JetBrains Mono'" style:font-family-asian="'JetBrains Mono'" style:font-family-complex="'JetBrains Mono'" fo:background-color="transparent" fo:color="#6a8759"/>
    </style:style>
    <style:style style:name="T2139" style:family="text">
      <style:text-properties fo:font-size="10.00pt" fo:font-weight="normal" fo:font-family="'JetBrains Mono'" style:font-family-asian="'JetBrains Mono'" style:font-family-complex="'JetBrains Mono'" fo:background-color="transparent" fo:color="#cc7832"/>
    </style:style>
    <style:style style:name="T2140" style:family="text">
      <style:text-properties fo:font-size="10.00pt" fo:font-weight="normal" fo:font-family="'JetBrains Mono'" style:font-family-asian="'JetBrains Mono'" style:font-family-complex="'JetBrains Mono'" fo:background-color="transparent" fo:color="#ffc66d"/>
    </style:style>
    <style:style style:name="T2141" style:family="text">
      <style:text-properties fo:font-size="10.00pt" fo:font-weight="normal" fo:font-family="'JetBrains Mono'" style:font-family-asian="'JetBrains Mono'" style:font-family-complex="'JetBrains Mono'" fo:background-color="transparent" fo:color="#cc7832"/>
    </style:style>
    <style:style style:name="T2142" style:family="text">
      <style:text-properties fo:font-size="10.00pt" fo:font-weight="normal" fo:font-family="'JetBrains Mono'" style:font-family-asian="'JetBrains Mono'" style:font-family-complex="'JetBrains Mono'" fo:background-color="transparent" fo:color="#6a8759"/>
    </style:style>
    <style:style style:name="T2143" style:family="text">
      <style:text-properties fo:font-size="10.00pt" fo:font-weight="normal" fo:font-family="'JetBrains Mono'" style:font-family-asian="'JetBrains Mono'" style:font-family-complex="'JetBrains Mono'" fo:background-color="transparent" fo:color="#cc7832"/>
    </style:style>
    <style:style style:name="T2144" style:family="text">
      <style:text-properties fo:font-size="10.00pt" fo:font-weight="bold" fo:font-family="'JetBrains Mono'" style:font-family-asian="'JetBrains Mono'" style:font-family-complex="'JetBrains Mono'" fo:background-color="transparent" fo:color="#9876aa" fo:font-style="italic"/>
    </style:style>
    <style:style style:name="T2145" style:family="text">
      <style:text-properties fo:font-size="10.00pt" fo:font-weight="normal" fo:font-family="'JetBrains Mono'" style:font-family-asian="'JetBrains Mono'" style:font-family-complex="'JetBrains Mono'" fo:background-color="transparent" fo:color="#cc7832"/>
    </style:style>
    <style:style style:name="T2146" style:family="text">
      <style:text-properties fo:font-size="10.00pt" fo:font-weight="normal" fo:font-family="'JetBrains Mono'" style:font-family-asian="'JetBrains Mono'" style:font-family-complex="'JetBrains Mono'" fo:background-color="transparent" fo:color="#6a8759"/>
    </style:style>
    <style:style style:name="T2147" style:family="text">
      <style:text-properties fo:font-size="10.00pt" fo:font-weight="normal" fo:font-family="'JetBrains Mono'" style:font-family-asian="'JetBrains Mono'" style:font-family-complex="'JetBrains Mono'" fo:background-color="transparent" fo:color="#cc7832"/>
    </style:style>
    <style:style style:name="T2148" style:family="text">
      <style:text-properties fo:font-size="10.00pt" fo:font-weight="normal" fo:font-family="'JetBrains Mono'" style:font-family-asian="'JetBrains Mono'" style:font-family-complex="'JetBrains Mono'" fo:background-color="transparent" fo:color="#ffc66d"/>
    </style:style>
    <style:style style:name="T2149" style:family="text">
      <style:text-properties fo:font-size="10.00pt" fo:font-weight="normal" fo:font-family="'JetBrains Mono'" style:font-family-asian="'JetBrains Mono'" style:font-family-complex="'JetBrains Mono'" fo:background-color="transparent" fo:color="#cc7832"/>
    </style:style>
    <style:style style:name="T2150" style:family="text">
      <style:text-properties fo:font-size="10.00pt" fo:font-weight="normal" fo:font-family="'JetBrains Mono'" style:font-family-asian="'JetBrains Mono'" style:font-family-complex="'JetBrains Mono'" fo:background-color="transparent" fo:color="#6a8759"/>
    </style:style>
    <style:style style:name="T2151" style:family="text">
      <style:text-properties fo:font-size="10.00pt" fo:font-weight="normal" fo:font-family="'JetBrains Mono'" style:font-family-asian="'JetBrains Mono'" style:font-family-complex="'JetBrains Mono'" fo:background-color="transparent" fo:color="#cc7832"/>
    </style:style>
    <style:style style:name="T2152" style:family="text">
      <style:text-properties fo:font-size="10.00pt" fo:font-weight="bold" fo:font-family="'JetBrains Mono'" style:font-family-asian="'JetBrains Mono'" style:font-family-complex="'JetBrains Mono'" fo:background-color="transparent" fo:color="#9876aa" fo:font-style="italic"/>
    </style:style>
    <style:style style:name="T2153" style:family="text">
      <style:text-properties fo:font-size="10.00pt" fo:font-weight="normal" fo:font-family="'JetBrains Mono'" style:font-family-asian="'JetBrains Mono'" style:font-family-complex="'JetBrains Mono'" fo:background-color="transparent" fo:color="#a9b7c6"/>
    </style:style>
    <style:style style:name="T2154" style:family="text">
      <style:text-properties fo:font-size="10.00pt" fo:font-weight="normal" fo:font-family="'JetBrains Mono'" style:font-family-asian="'JetBrains Mono'" style:font-family-complex="'JetBrains Mono'" fo:background-color="transparent" fo:color="#ffc66d"/>
    </style:style>
    <style:style style:name="T2155" style:family="text">
      <style:text-properties fo:font-size="10.00pt" fo:font-weight="normal" fo:font-family="'JetBrains Mono'" style:font-family-asian="'JetBrains Mono'" style:font-family-complex="'JetBrains Mono'" fo:background-color="transparent" fo:color="#a9b7c6"/>
    </style:style>
    <style:style style:name="T2156" style:family="text">
      <style:text-properties fo:font-size="10.00pt" fo:font-weight="normal" fo:font-family="'JetBrains Mono'" style:font-family-asian="'JetBrains Mono'" style:font-family-complex="'JetBrains Mono'" fo:background-color="transparent" fo:color="#cc7832"/>
    </style:style>
    <style:style style:name="T2157" style:family="text">
      <style:text-properties fo:font-size="10.00pt" fo:font-weight="normal" fo:font-family="Calibri" style:font-family-asian="Calibri" style:font-family-complex="Calibri" fo:background-color="transparent" style:use-window-font-color="true"/>
    </style:style>
    <style:style style:name="T215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59" style:family="text">
      <style:text-properties fo:font-size="10.00pt" fo:font-weight="normal" fo:font-family="Calibri" style:font-family-asian="Calibri" style:font-family-complex="Calibri" fo:background-color="transparent" style:use-window-font-color="true"/>
    </style:style>
    <style:style style:name="T2160" style:family="text">
      <style:text-properties fo:font-size="10.00pt" fo:font-weight="normal" fo:font-family="'JetBrains Mono'" style:font-family-asian="'JetBrains Mono'" style:font-family-complex="'JetBrains Mono'" fo:background-color="transparent" fo:color="#cc7832"/>
    </style:style>
    <style:style style:name="T2161" style:family="text">
      <style:text-properties fo:font-size="10.00pt" fo:font-weight="normal" fo:font-family="'JetBrains Mono'" style:font-family-asian="'JetBrains Mono'" style:font-family-complex="'JetBrains Mono'" fo:background-color="transparent" fo:color="#ffc66d"/>
    </style:style>
    <style:style style:name="T2162" style:family="text">
      <style:text-properties fo:font-size="10.00pt" fo:font-weight="normal" fo:font-family="'JetBrains Mono'" style:font-family-asian="'JetBrains Mono'" style:font-family-complex="'JetBrains Mono'" fo:background-color="transparent" fo:color="#a9b7c6"/>
    </style:style>
    <style:style style:name="T2163" style:family="text">
      <style:text-properties fo:font-size="10.00pt" fo:font-weight="normal" fo:font-family="'JetBrains Mono'" style:font-family-asian="'JetBrains Mono'" style:font-family-complex="'JetBrains Mono'" fo:background-color="transparent" fo:color="#cc7832"/>
    </style:style>
    <style:style style:name="T2164" style:family="text">
      <style:text-properties fo:font-size="10.00pt" fo:font-weight="normal" fo:font-family="'JetBrains Mono'" style:font-family-asian="'JetBrains Mono'" style:font-family-complex="'JetBrains Mono'" fo:background-color="transparent" fo:color="#a9b7c6"/>
    </style:style>
    <style:style style:name="T2165" style:family="text">
      <style:text-properties fo:font-size="10.00pt" fo:font-weight="normal" fo:font-family="'JetBrains Mono'" style:font-family-asian="'JetBrains Mono'" style:font-family-complex="'JetBrains Mono'" fo:background-color="transparent" fo:color="#cc7832"/>
    </style:style>
    <style:style style:name="T2166" style:family="text">
      <style:text-properties fo:font-size="10.00pt" fo:font-weight="normal" fo:font-family="'JetBrains Mono'" style:font-family-asian="'JetBrains Mono'" style:font-family-complex="'JetBrains Mono'" fo:background-color="transparent" fo:color="#a9b7c6"/>
    </style:style>
    <style:style style:name="T2167" style:family="text">
      <style:text-properties fo:font-size="10.00pt" fo:font-weight="normal" fo:font-family="'JetBrains Mono'" style:font-family-asian="'JetBrains Mono'" style:font-family-complex="'JetBrains Mono'" fo:background-color="transparent" fo:color="#ffc66d"/>
    </style:style>
    <style:style style:name="T2168" style:family="text">
      <style:text-properties fo:font-size="10.00pt" fo:font-weight="normal" fo:font-family="'JetBrains Mono'" style:font-family-asian="'JetBrains Mono'" style:font-family-complex="'JetBrains Mono'" fo:background-color="transparent" fo:color="#a9b7c6"/>
    </style:style>
    <style:style style:name="T2169" style:family="text">
      <style:text-properties fo:font-size="10.00pt" fo:font-weight="normal" fo:font-family="'JetBrains Mono'" style:font-family-asian="'JetBrains Mono'" style:font-family-complex="'JetBrains Mono'" fo:background-color="transparent" fo:color="#9876aa"/>
    </style:style>
    <style:style style:name="T2170" style:family="text">
      <style:text-properties fo:font-size="10.00pt" fo:font-weight="normal" fo:font-family="'JetBrains Mono'" style:font-family-asian="'JetBrains Mono'" style:font-family-complex="'JetBrains Mono'" fo:background-color="transparent" fo:color="#a9b7c6"/>
    </style:style>
    <style:style style:name="T2171" style:family="text">
      <style:text-properties fo:font-size="10.00pt" fo:font-weight="normal" fo:font-family="'JetBrains Mono'" style:font-family-asian="'JetBrains Mono'" style:font-family-complex="'JetBrains Mono'" fo:background-color="transparent" fo:color="#cc7832"/>
    </style:style>
    <style:style style:name="T2172" style:family="text">
      <style:text-properties fo:font-size="10.00pt" fo:font-weight="normal" fo:font-family="'JetBrains Mono'" style:font-family-asian="'JetBrains Mono'" style:font-family-complex="'JetBrains Mono'" fo:background-color="transparent" fo:color="#9876aa"/>
    </style:style>
    <style:style style:name="T2173" style:family="text">
      <style:text-properties fo:font-size="10.00pt" fo:font-weight="normal" fo:font-family="'JetBrains Mono'" style:font-family-asian="'JetBrains Mono'" style:font-family-complex="'JetBrains Mono'" fo:background-color="transparent" fo:color="#a9b7c6"/>
    </style:style>
    <style:style style:name="T2174" style:family="text">
      <style:text-properties fo:font-size="10.00pt" fo:font-weight="normal" fo:font-family="'JetBrains Mono'" style:font-family-asian="'JetBrains Mono'" style:font-family-complex="'JetBrains Mono'" fo:background-color="transparent" fo:color="#cc7832"/>
    </style:style>
    <style:style style:name="T2175" style:family="text">
      <style:text-properties fo:font-size="10.00pt" fo:font-weight="normal" fo:font-family="'JetBrains Mono'" style:font-family-asian="'JetBrains Mono'" style:font-family-complex="'JetBrains Mono'" fo:background-color="transparent" fo:color="#9876aa"/>
    </style:style>
    <style:style style:name="T2176" style:family="text">
      <style:text-properties fo:font-size="10.00pt" fo:font-weight="normal" fo:font-family="'JetBrains Mono'" style:font-family-asian="'JetBrains Mono'" style:font-family-complex="'JetBrains Mono'" fo:background-color="transparent" fo:color="#a9b7c6"/>
    </style:style>
    <style:style style:name="T2177" style:family="text">
      <style:text-properties fo:font-size="10.00pt" fo:font-weight="normal" fo:font-family="'JetBrains Mono'" style:font-family-asian="'JetBrains Mono'" style:font-family-complex="'JetBrains Mono'" fo:background-color="transparent" fo:color="#6a8759"/>
    </style:style>
    <style:style style:name="T2178" style:family="text">
      <style:text-properties fo:font-size="10.00pt" fo:font-weight="normal" fo:font-family="'JetBrains Mono'" style:font-family-asian="'JetBrains Mono'" style:font-family-complex="'JetBrains Mono'" fo:background-color="transparent" fo:color="#cc7832"/>
    </style:style>
    <style:style style:name="T2179" style:family="text">
      <style:text-properties fo:font-size="10.00pt" fo:font-weight="normal" fo:font-family="'JetBrains Mono'" style:font-family-asian="'JetBrains Mono'" style:font-family-complex="'JetBrains Mono'" fo:background-color="transparent" fo:color="#a9b7c6"/>
    </style:style>
    <style:style style:name="T2180" style:family="text">
      <style:text-properties fo:font-size="10.00pt" fo:font-weight="normal" fo:font-family="'JetBrains Mono'" style:font-family-asian="'JetBrains Mono'" style:font-family-complex="'JetBrains Mono'" fo:background-color="transparent" fo:color="#cc7832"/>
    </style:style>
    <style:style style:name="T2181" style:family="text">
      <style:text-properties fo:font-size="10.00pt" fo:font-weight="normal" fo:font-family="'JetBrains Mono'" style:font-family-asian="'JetBrains Mono'" style:font-family-complex="'JetBrains Mono'" fo:background-color="transparent" fo:color="#a9b7c6"/>
    </style:style>
    <style:style style:name="T2182" style:family="text">
      <style:text-properties fo:font-size="10.00pt" fo:font-weight="normal" fo:font-family="'JetBrains Mono'" style:font-family-asian="'JetBrains Mono'" style:font-family-complex="'JetBrains Mono'" fo:background-color="transparent" fo:color="#cc7832"/>
    </style:style>
    <style:style style:name="T218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84" style:family="text">
      <style:text-properties fo:font-size="10.00pt" fo:font-weight="normal" fo:font-family="Calibri" style:font-family-asian="Calibri" style:font-family-complex="Calibri" fo:background-color="transparent" style:use-window-font-color="true"/>
    </style:style>
    <style:style style:name="T2185" style:family="text">
      <style:text-properties fo:font-size="10.00pt" fo:font-weight="normal" fo:font-family="'JetBrains Mono'" style:font-family-asian="'JetBrains Mono'" style:font-family-complex="'JetBrains Mono'" fo:background-color="transparent" fo:color="#cc7832"/>
    </style:style>
    <style:style style:name="T2186" style:family="text">
      <style:text-properties fo:font-size="10.00pt" fo:font-weight="normal" fo:font-family="'JetBrains Mono'" style:font-family-asian="'JetBrains Mono'" style:font-family-complex="'JetBrains Mono'" fo:background-color="transparent" fo:color="#808080"/>
    </style:style>
    <style:style style:name="T2187" style:family="text">
      <style:text-properties fo:font-size="10.00pt" fo:font-weight="normal" fo:font-family="'JetBrains Mono'" style:font-family-asian="'JetBrains Mono'" style:font-family-complex="'JetBrains Mono'" fo:background-color="transparent" fo:color="#ffc66d"/>
    </style:style>
    <style:style style:name="T2188" style:family="text">
      <style:text-properties fo:font-size="10.00pt" fo:font-weight="normal" fo:font-family="'JetBrains Mono'" style:font-family-asian="'JetBrains Mono'" style:font-family-complex="'JetBrains Mono'" fo:background-color="transparent" fo:color="#a9b7c6"/>
    </style:style>
    <style:style style:name="T2189" style:family="text">
      <style:text-properties fo:font-size="10.00pt" fo:font-weight="normal" fo:font-family="'JetBrains Mono'" style:font-family-asian="'JetBrains Mono'" style:font-family-complex="'JetBrains Mono'" fo:background-color="transparent" fo:color="#808080"/>
    </style:style>
    <style:style style:name="T2190" style:family="text">
      <style:text-properties fo:font-size="10.00pt" fo:font-weight="normal" fo:font-family="'JetBrains Mono'" style:font-family-asian="'JetBrains Mono'" style:font-family-complex="'JetBrains Mono'" fo:background-color="transparent" fo:color="#cc7832"/>
    </style:style>
    <style:style style:name="T2191" style:family="text">
      <style:text-properties fo:font-size="10.00pt" fo:font-weight="normal" fo:font-family="'JetBrains Mono'" style:font-family-asian="'JetBrains Mono'" style:font-family-complex="'JetBrains Mono'" fo:background-color="transparent" fo:color="#a9b7c6"/>
    </style:style>
    <style:style style:name="T2192" style:family="text">
      <style:text-properties fo:font-size="10.00pt" fo:font-weight="bold" fo:font-family="'JetBrains Mono'" style:font-family-asian="'JetBrains Mono'" style:font-family-complex="'JetBrains Mono'" fo:background-color="transparent" fo:color="#9876aa" fo:font-style="italic"/>
    </style:style>
    <style:style style:name="T2193" style:family="text">
      <style:text-properties fo:font-size="10.00pt" fo:font-weight="normal" fo:font-family="'JetBrains Mono'" style:font-family-asian="'JetBrains Mono'" style:font-family-complex="'JetBrains Mono'" fo:background-color="transparent" fo:color="#a9b7c6"/>
    </style:style>
    <style:style style:name="T2194" style:family="text">
      <style:text-properties fo:font-size="10.00pt" fo:font-weight="normal" fo:font-family="'JetBrains Mono'" style:font-family-asian="'JetBrains Mono'" style:font-family-complex="'JetBrains Mono'" fo:background-color="transparent" fo:color="#ffc66d"/>
    </style:style>
    <style:style style:name="T2195" style:family="text">
      <style:text-properties fo:font-size="10.00pt" fo:font-weight="normal" fo:font-family="'JetBrains Mono'" style:font-family-asian="'JetBrains Mono'" style:font-family-complex="'JetBrains Mono'" fo:background-color="transparent" fo:color="#a9b7c6"/>
    </style:style>
    <style:style style:name="T2196" style:family="text">
      <style:text-properties fo:font-size="10.00pt" fo:font-weight="normal" fo:font-family="'JetBrains Mono'" style:font-family-asian="'JetBrains Mono'" style:font-family-complex="'JetBrains Mono'" fo:background-color="transparent" fo:color="#6a8759"/>
    </style:style>
    <style:style style:name="T2197" style:family="text">
      <style:text-properties fo:font-size="10.00pt" fo:font-weight="normal" fo:font-family="'JetBrains Mono'" style:font-family-asian="'JetBrains Mono'" style:font-family-complex="'JetBrains Mono'" fo:background-color="transparent" fo:color="#a9b7c6"/>
    </style:style>
    <style:style style:name="T2198" style:family="text">
      <style:text-properties fo:font-size="10.00pt" fo:font-weight="normal" fo:font-family="'JetBrains Mono'" style:font-family-asian="'JetBrains Mono'" style:font-family-complex="'JetBrains Mono'" fo:background-color="transparent" fo:color="#cc7832"/>
    </style:style>
    <style:style style:name="T2199" style:family="text">
      <style:text-properties fo:font-size="10.00pt" fo:font-weight="normal" fo:font-family="'JetBrains Mono'" style:font-family-asian="'JetBrains Mono'" style:font-family-complex="'JetBrains Mono'" fo:background-color="transparent" fo:color="#808080"/>
    </style:style>
    <style:style style:name="T2200" style:family="text">
      <style:text-properties fo:font-size="10.00pt" fo:font-weight="normal" fo:font-family="'JetBrains Mono'" style:font-family-asian="'JetBrains Mono'" style:font-family-complex="'JetBrains Mono'" fo:background-color="transparent" fo:color="#cc7832"/>
    </style:style>
    <style:style style:name="T2201" style:family="text">
      <style:text-properties fo:font-size="10.00pt" fo:font-weight="normal" fo:font-family="'JetBrains Mono'" style:font-family-asian="'JetBrains Mono'" style:font-family-complex="'JetBrains Mono'" fo:background-color="transparent" fo:color="#a9b7c6"/>
    </style:style>
    <style:style style:name="T2202" style:family="text">
      <style:text-properties fo:font-size="10.00pt" fo:font-weight="normal" fo:font-family="'JetBrains Mono'" style:font-family-asian="'JetBrains Mono'" style:font-family-complex="'JetBrains Mono'" fo:background-color="transparent" fo:color="#ffc66d"/>
    </style:style>
    <style:style style:name="T2203" style:family="text">
      <style:text-properties fo:font-size="10.00pt" fo:font-weight="normal" fo:font-family="'JetBrains Mono'" style:font-family-asian="'JetBrains Mono'" style:font-family-complex="'JetBrains Mono'" fo:background-color="transparent" fo:color="#a9b7c6"/>
    </style:style>
    <style:style style:name="T2204" style:family="text">
      <style:text-properties fo:font-size="10.00pt" fo:font-weight="normal" fo:font-family="'JetBrains Mono'" style:font-family-asian="'JetBrains Mono'" style:font-family-complex="'JetBrains Mono'" fo:background-color="transparent" fo:color="#cc7832"/>
    </style:style>
    <style:style style:name="T2205" style:family="text">
      <style:text-properties fo:font-size="10.00pt" fo:font-weight="normal" fo:font-family="'JetBrains Mono'" style:font-family-asian="'JetBrains Mono'" style:font-family-complex="'JetBrains Mono'" fo:background-color="transparent" fo:color="#a9b7c6"/>
    </style:style>
    <style:style style:name="T2206" style:family="text">
      <style:text-properties fo:font-size="10.00pt" fo:font-weight="normal" fo:font-family="'JetBrains Mono'" style:font-family-asian="'JetBrains Mono'" style:font-family-complex="'JetBrains Mono'" fo:background-color="transparent" fo:color="#ffc66d"/>
    </style:style>
    <style:style style:name="T2207" style:family="text">
      <style:text-properties fo:font-size="10.00pt" fo:font-weight="normal" fo:font-family="'JetBrains Mono'" style:font-family-asian="'JetBrains Mono'" style:font-family-complex="'JetBrains Mono'" fo:background-color="transparent" fo:color="#a9b7c6"/>
    </style:style>
    <style:style style:name="T2208" style:family="text">
      <style:text-properties fo:font-size="10.00pt" fo:font-weight="normal" fo:font-family="'JetBrains Mono'" style:font-family-asian="'JetBrains Mono'" style:font-family-complex="'JetBrains Mono'" fo:background-color="transparent" fo:color="#cc7832"/>
    </style:style>
    <style:style style:name="T2209" style:family="text">
      <style:text-properties fo:font-size="10.00pt" fo:font-weight="normal" fo:font-family="'JetBrains Mono'" style:font-family-asian="'JetBrains Mono'" style:font-family-complex="'JetBrains Mono'" fo:background-color="transparent" fo:color="#ffc66d"/>
    </style:style>
    <style:style style:name="T2210" style:family="text">
      <style:text-properties fo:font-size="10.00pt" fo:font-weight="normal" fo:font-family="'JetBrains Mono'" style:font-family-asian="'JetBrains Mono'" style:font-family-complex="'JetBrains Mono'" fo:background-color="transparent" fo:color="#a9b7c6"/>
    </style:style>
    <style:style style:name="T2211" style:family="text">
      <style:text-properties fo:font-size="10.00pt" fo:font-weight="normal" fo:font-family="'JetBrains Mono'" style:font-family-asian="'JetBrains Mono'" style:font-family-complex="'JetBrains Mono'" fo:background-color="transparent" fo:color="#ffc66d"/>
    </style:style>
    <style:style style:name="T2212" style:family="text">
      <style:text-properties fo:font-size="10.00pt" fo:font-weight="normal" fo:font-family="'JetBrains Mono'" style:font-family-asian="'JetBrains Mono'" style:font-family-complex="'JetBrains Mono'" fo:background-color="transparent" fo:color="#cc7832"/>
    </style:style>
    <style:style style:name="T2213" style:family="text">
      <style:text-properties fo:font-size="10.00pt" fo:font-weight="normal" fo:font-family="'JetBrains Mono'" style:font-family-asian="'JetBrains Mono'" style:font-family-complex="'JetBrains Mono'" fo:background-color="transparent" fo:color="#a9b7c6"/>
    </style:style>
    <style:style style:name="T2214" style:family="text">
      <style:text-properties fo:font-size="10.00pt" fo:font-weight="normal" fo:font-family="'JetBrains Mono'" style:font-family-asian="'JetBrains Mono'" style:font-family-complex="'JetBrains Mono'" fo:background-color="transparent" fo:color="#cc7832"/>
    </style:style>
    <style:style style:name="T2215" style:family="text">
      <style:text-properties fo:font-size="10.00pt" fo:font-weight="normal" fo:font-family="'JetBrains Mono'" style:font-family-asian="'JetBrains Mono'" style:font-family-complex="'JetBrains Mono'" fo:background-color="transparent" fo:color="#a9b7c6"/>
    </style:style>
    <style:style style:name="T2216" style:family="text">
      <style:text-properties fo:font-size="10.00pt" fo:font-weight="normal" fo:font-family="'JetBrains Mono'" style:font-family-asian="'JetBrains Mono'" style:font-family-complex="'JetBrains Mono'" fo:background-color="transparent" fo:color="#cc7832"/>
    </style:style>
    <style:style style:name="T2217" style:family="text">
      <style:text-properties fo:font-size="10.00pt" fo:font-weight="normal" fo:font-family="'JetBrains Mono'" style:font-family-asian="'JetBrains Mono'" style:font-family-complex="'JetBrains Mono'" fo:background-color="transparent" fo:color="#a9b7c6"/>
    </style:style>
    <style:style style:name="T2218" style:family="text">
      <style:text-properties fo:font-size="10.00pt" fo:font-weight="normal" fo:font-family="'JetBrains Mono'" style:font-family-asian="'JetBrains Mono'" style:font-family-complex="'JetBrains Mono'" fo:background-color="transparent" fo:color="#808080"/>
    </style:style>
    <style:style style:name="T2219" style:family="text">
      <style:text-properties fo:font-size="10.00pt" fo:font-weight="normal" fo:font-family="'JetBrains Mono'" style:font-family-asian="'JetBrains Mono'" style:font-family-complex="'JetBrains Mono'" fo:background-color="transparent" fo:color="#a9b7c6"/>
    </style:style>
    <style:style style:name="T2220" style:family="text">
      <style:text-properties fo:font-size="10.00pt" fo:font-weight="normal" fo:font-family="'JetBrains Mono'" style:font-family-asian="'JetBrains Mono'" style:font-family-complex="'JetBrains Mono'" fo:background-color="transparent" fo:color="#9876aa"/>
    </style:style>
    <style:style style:name="T2221" style:family="text">
      <style:text-properties fo:font-size="10.00pt" fo:font-weight="normal" fo:font-family="'JetBrains Mono'" style:font-family-asian="'JetBrains Mono'" style:font-family-complex="'JetBrains Mono'" fo:background-color="transparent" fo:color="#a9b7c6"/>
    </style:style>
    <style:style style:name="T2222" style:family="text">
      <style:text-properties fo:font-size="10.00pt" fo:font-weight="normal" fo:font-family="'JetBrains Mono'" style:font-family-asian="'JetBrains Mono'" style:font-family-complex="'JetBrains Mono'" fo:background-color="transparent" fo:color="#cc7832"/>
    </style:style>
    <style:style style:name="T2223" style:family="text">
      <style:text-properties fo:font-size="10.00pt" fo:font-weight="normal" fo:font-family="'JetBrains Mono'" style:font-family-asian="'JetBrains Mono'" style:font-family-complex="'JetBrains Mono'" fo:background-color="transparent" fo:color="#9876aa"/>
    </style:style>
    <style:style style:name="T2224" style:family="text">
      <style:text-properties fo:font-size="10.00pt" fo:font-weight="normal" fo:font-family="'JetBrains Mono'" style:font-family-asian="'JetBrains Mono'" style:font-family-complex="'JetBrains Mono'" fo:background-color="transparent" fo:color="#a9b7c6"/>
    </style:style>
    <style:style style:name="T2225" style:family="text">
      <style:text-properties fo:font-size="10.00pt" fo:font-weight="normal" fo:font-family="'JetBrains Mono'" style:font-family-asian="'JetBrains Mono'" style:font-family-complex="'JetBrains Mono'" fo:background-color="transparent" fo:color="#cc7832"/>
    </style:style>
    <style:style style:name="T2226" style:family="text">
      <style:text-properties fo:font-size="10.00pt" fo:font-weight="normal" fo:font-family="'JetBrains Mono'" style:font-family-asian="'JetBrains Mono'" style:font-family-complex="'JetBrains Mono'" fo:background-color="transparent" fo:color="#9876aa"/>
    </style:style>
    <style:style style:name="T2227" style:family="text">
      <style:text-properties fo:font-size="10.00pt" fo:font-weight="normal" fo:font-family="'JetBrains Mono'" style:font-family-asian="'JetBrains Mono'" style:font-family-complex="'JetBrains Mono'" fo:background-color="transparent" fo:color="#a9b7c6"/>
    </style:style>
    <style:style style:name="T2228" style:family="text">
      <style:text-properties fo:font-size="10.00pt" fo:font-weight="normal" fo:font-family="'JetBrains Mono'" style:font-family-asian="'JetBrains Mono'" style:font-family-complex="'JetBrains Mono'" fo:background-color="transparent" fo:color="#6a8759"/>
    </style:style>
    <style:style style:name="T2229" style:family="text">
      <style:text-properties fo:font-size="10.00pt" fo:font-weight="normal" fo:font-family="'JetBrains Mono'" style:font-family-asian="'JetBrains Mono'" style:font-family-complex="'JetBrains Mono'" fo:background-color="transparent" fo:color="#cc7832"/>
    </style:style>
    <style:style style:name="T2230" style:family="text">
      <style:text-properties fo:font-size="10.00pt" fo:font-weight="normal" fo:font-family="'JetBrains Mono'" style:font-family-asian="'JetBrains Mono'" style:font-family-complex="'JetBrains Mono'" fo:background-color="transparent" fo:color="#a9b7c6"/>
    </style:style>
    <style:style style:name="T2231" style:family="text">
      <style:text-properties fo:font-size="10.00pt" fo:font-weight="normal" fo:font-family="'JetBrains Mono'" style:font-family-asian="'JetBrains Mono'" style:font-family-complex="'JetBrains Mono'" fo:background-color="transparent" fo:color="#cc7832"/>
    </style:style>
    <style:style style:name="T2232" style:family="text">
      <style:text-properties fo:font-size="10.00pt" fo:font-weight="normal" fo:font-family="'JetBrains Mono'" style:font-family-asian="'JetBrains Mono'" style:font-family-complex="'JetBrains Mono'" fo:background-color="transparent" fo:color="#a9b7c6"/>
    </style:style>
    <style:style style:name="T2233" style:family="text">
      <style:text-properties fo:font-size="10.00pt" fo:font-weight="normal" fo:font-family="'JetBrains Mono'" style:font-family-asian="'JetBrains Mono'" style:font-family-complex="'JetBrains Mono'" fo:background-color="transparent" fo:color="#cc7832"/>
    </style:style>
    <style:style style:name="T2234" style:family="text">
      <style:text-properties fo:font-size="10.00pt" fo:font-weight="normal" fo:font-family="'JetBrains Mono'" style:font-family-asian="'JetBrains Mono'" style:font-family-complex="'JetBrains Mono'" fo:background-color="transparent" fo:color="#a9b7c6"/>
    </style:style>
    <style:style style:name="T2235" style:family="text">
      <style:text-properties fo:font-size="10.00pt" fo:font-weight="normal" fo:font-family="'JetBrains Mono'" style:font-family-asian="'JetBrains Mono'" style:font-family-complex="'JetBrains Mono'" fo:background-color="transparent" fo:color="#cc7832"/>
    </style:style>
    <style:style style:name="T2236"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37" style:family="text">
      <style:text-properties fo:font-size="10.00pt" fo:font-weight="normal" fo:font-family="Calibri" style:font-family-asian="Calibri" style:font-family-complex="Calibri" fo:background-color="transparent" style:use-window-font-color="true"/>
    </style:style>
    <style:style style:name="T2238" style:family="text">
      <style:text-properties fo:font-size="10.00pt" fo:font-weight="normal" fo:font-family="'JetBrains Mono'" style:font-family-asian="'JetBrains Mono'" style:font-family-complex="'JetBrains Mono'" fo:background-color="transparent" fo:color="#cc7832"/>
    </style:style>
    <style:style style:name="T2239" style:family="text">
      <style:text-properties fo:font-size="10.00pt" fo:font-weight="normal" fo:font-family="'JetBrains Mono'" style:font-family-asian="'JetBrains Mono'" style:font-family-complex="'JetBrains Mono'" fo:background-color="transparent" fo:color="#ffc66d"/>
    </style:style>
    <style:style style:name="T2240" style:family="text">
      <style:text-properties fo:font-size="10.00pt" fo:font-weight="normal" fo:font-family="'JetBrains Mono'" style:font-family-asian="'JetBrains Mono'" style:font-family-complex="'JetBrains Mono'" fo:background-color="transparent" fo:color="#a9b7c6"/>
    </style:style>
    <style:style style:name="T2241" style:family="text">
      <style:text-properties fo:font-size="10.00pt" fo:font-weight="normal" fo:font-family="'JetBrains Mono'" style:font-family-asian="'JetBrains Mono'" style:font-family-complex="'JetBrains Mono'" fo:background-color="transparent" fo:color="#808080"/>
    </style:style>
    <style:style style:name="T2242" style:family="text">
      <style:text-properties fo:font-size="10.00pt" fo:font-weight="bold" fo:font-family="'JetBrains Mono'" style:font-family-asian="'JetBrains Mono'" style:font-family-complex="'JetBrains Mono'" fo:background-color="transparent" fo:color="#9876aa" fo:font-style="italic"/>
    </style:style>
    <style:style style:name="T2243" style:family="text">
      <style:text-properties fo:font-size="10.00pt" fo:font-weight="normal" fo:font-family="'JetBrains Mono'" style:font-family-asian="'JetBrains Mono'" style:font-family-complex="'JetBrains Mono'" fo:background-color="transparent" fo:color="#a9b7c6"/>
    </style:style>
    <style:style style:name="T2244" style:family="text">
      <style:text-properties fo:font-size="10.00pt" fo:font-weight="normal" fo:font-family="'JetBrains Mono'" style:font-family-asian="'JetBrains Mono'" style:font-family-complex="'JetBrains Mono'" fo:background-color="transparent" fo:color="#ffc66d"/>
    </style:style>
    <style:style style:name="T2245" style:family="text">
      <style:text-properties fo:font-size="10.00pt" fo:font-weight="normal" fo:font-family="'JetBrains Mono'" style:font-family-asian="'JetBrains Mono'" style:font-family-complex="'JetBrains Mono'" fo:background-color="transparent" fo:color="#a9b7c6"/>
    </style:style>
    <style:style style:name="T2246" style:family="text">
      <style:text-properties fo:font-size="10.00pt" fo:font-weight="normal" fo:font-family="'JetBrains Mono'" style:font-family-asian="'JetBrains Mono'" style:font-family-complex="'JetBrains Mono'" fo:background-color="transparent" fo:color="#6a8759"/>
    </style:style>
    <style:style style:name="T2247" style:family="text">
      <style:text-properties fo:font-size="10.00pt" fo:font-weight="normal" fo:font-family="'JetBrains Mono'" style:font-family-asian="'JetBrains Mono'" style:font-family-complex="'JetBrains Mono'" fo:background-color="transparent" fo:color="#cc7832"/>
    </style:style>
    <style:style style:name="T2248" style:family="text">
      <style:text-properties fo:font-size="10.00pt" fo:font-weight="normal" fo:font-family="'JetBrains Mono'" style:font-family-asian="'JetBrains Mono'" style:font-family-complex="'JetBrains Mono'" fo:background-color="transparent" fo:color="#a9b7c6"/>
    </style:style>
    <style:style style:name="T2249" style:family="text">
      <style:text-properties fo:font-size="10.00pt" fo:font-weight="normal" fo:font-family="'JetBrains Mono'" style:font-family-asian="'JetBrains Mono'" style:font-family-complex="'JetBrains Mono'" fo:background-color="transparent" fo:color="#cc7832"/>
    </style:style>
    <style:style style:name="T2250" style:family="text">
      <style:text-properties fo:font-size="10.00pt" fo:font-weight="normal" fo:font-family="'JetBrains Mono'" style:font-family-asian="'JetBrains Mono'" style:font-family-complex="'JetBrains Mono'" fo:background-color="transparent" fo:color="#808080"/>
    </style:style>
    <style:style style:name="T2251" style:family="text">
      <style:text-properties fo:font-size="10.00pt" fo:font-weight="normal" fo:font-family="'JetBrains Mono'" style:font-family-asian="'JetBrains Mono'" style:font-family-complex="'JetBrains Mono'" fo:background-color="transparent" fo:color="#cc7832"/>
    </style:style>
    <style:style style:name="T2252" style:family="text">
      <style:text-properties fo:font-size="10.00pt" fo:font-weight="normal" fo:font-family="'JetBrains Mono'" style:font-family-asian="'JetBrains Mono'" style:font-family-complex="'JetBrains Mono'" fo:background-color="transparent" fo:color="#a9b7c6"/>
    </style:style>
    <style:style style:name="T2253" style:family="text">
      <style:text-properties fo:font-size="10.00pt" fo:font-weight="normal" fo:font-family="'JetBrains Mono'" style:font-family-asian="'JetBrains Mono'" style:font-family-complex="'JetBrains Mono'" fo:background-color="transparent" fo:color="#ffc66d"/>
    </style:style>
    <style:style style:name="T2254" style:family="text">
      <style:text-properties fo:font-size="10.00pt" fo:font-weight="normal" fo:font-family="'JetBrains Mono'" style:font-family-asian="'JetBrains Mono'" style:font-family-complex="'JetBrains Mono'" fo:background-color="transparent" fo:color="#a9b7c6"/>
    </style:style>
    <style:style style:name="T2255" style:family="text">
      <style:text-properties fo:font-size="10.00pt" fo:font-weight="normal" fo:font-family="'JetBrains Mono'" style:font-family-asian="'JetBrains Mono'" style:font-family-complex="'JetBrains Mono'" fo:background-color="transparent" fo:color="#cc7832"/>
    </style:style>
    <style:style style:name="T2256" style:family="text">
      <style:text-properties fo:font-size="10.00pt" fo:font-weight="normal" fo:font-family="'JetBrains Mono'" style:font-family-asian="'JetBrains Mono'" style:font-family-complex="'JetBrains Mono'" fo:background-color="transparent" fo:color="#808080"/>
    </style:style>
    <style:style style:name="T2257" style:family="text">
      <style:text-properties fo:font-size="10.00pt" fo:font-weight="normal" fo:font-family="'JetBrains Mono'" style:font-family-asian="'JetBrains Mono'" style:font-family-complex="'JetBrains Mono'" fo:background-color="transparent" fo:color="#ffc66d"/>
    </style:style>
    <style:style style:name="T2258" style:family="text">
      <style:text-properties fo:font-size="10.00pt" fo:font-weight="normal" fo:font-family="'JetBrains Mono'" style:font-family-asian="'JetBrains Mono'" style:font-family-complex="'JetBrains Mono'" fo:background-color="transparent" fo:color="#a9b7c6"/>
    </style:style>
    <style:style style:name="T2259" style:family="text">
      <style:text-properties fo:font-size="10.00pt" fo:font-weight="normal" fo:font-family="'JetBrains Mono'" style:font-family-asian="'JetBrains Mono'" style:font-family-complex="'JetBrains Mono'" fo:background-color="transparent" fo:color="#ffc66d"/>
    </style:style>
    <style:style style:name="T2260" style:family="text">
      <style:text-properties fo:font-size="10.00pt" fo:font-weight="normal" fo:font-family="'JetBrains Mono'" style:font-family-asian="'JetBrains Mono'" style:font-family-complex="'JetBrains Mono'" fo:background-color="transparent" fo:color="#cc7832"/>
    </style:style>
    <style:style style:name="T2261" style:family="text">
      <style:text-properties fo:font-size="10.00pt" fo:font-weight="normal" fo:font-family="'JetBrains Mono'" style:font-family-asian="'JetBrains Mono'" style:font-family-complex="'JetBrains Mono'" fo:background-color="transparent" fo:color="#a9b7c6"/>
    </style:style>
    <style:style style:name="T2262" style:family="text">
      <style:text-properties fo:font-size="10.00pt" fo:font-weight="normal" fo:font-family="'JetBrains Mono'" style:font-family-asian="'JetBrains Mono'" style:font-family-complex="'JetBrains Mono'" fo:background-color="transparent" fo:color="#cc7832"/>
    </style:style>
    <style:style style:name="T2263" style:family="text">
      <style:text-properties fo:font-size="10.00pt" fo:font-weight="normal" fo:font-family="'JetBrains Mono'" style:font-family-asian="'JetBrains Mono'" style:font-family-complex="'JetBrains Mono'" fo:background-color="transparent" fo:color="#6a8759"/>
    </style:style>
    <style:style style:name="T2264" style:family="text">
      <style:text-properties fo:font-size="10.00pt" fo:font-weight="normal" fo:font-family="'JetBrains Mono'" style:font-family-asian="'JetBrains Mono'" style:font-family-complex="'JetBrains Mono'" fo:background-color="transparent" fo:color="#a9b7c6"/>
    </style:style>
    <style:style style:name="T2265" style:family="text">
      <style:text-properties fo:font-size="10.00pt" fo:font-weight="normal" fo:font-family="'JetBrains Mono'" style:font-family-asian="'JetBrains Mono'" style:font-family-complex="'JetBrains Mono'" fo:background-color="transparent" fo:color="#cc7832"/>
    </style:style>
    <style:style style:name="T2266" style:family="text">
      <style:text-properties fo:font-size="10.00pt" fo:font-weight="normal" fo:font-family="'JetBrains Mono'" style:font-family-asian="'JetBrains Mono'" style:font-family-complex="'JetBrains Mono'" fo:background-color="transparent" fo:color="#808080"/>
    </style:style>
    <style:style style:name="T2267" style:family="text">
      <style:text-properties fo:font-size="10.00pt" fo:font-weight="normal" fo:font-family="'JetBrains Mono'" style:font-family-asian="'JetBrains Mono'" style:font-family-complex="'JetBrains Mono'" fo:background-color="transparent" fo:color="#a9b7c6"/>
    </style:style>
    <style:style style:name="T2268" style:family="text">
      <style:text-properties fo:font-size="10.00pt" fo:font-weight="normal" fo:font-family="'JetBrains Mono'" style:font-family-asian="'JetBrains Mono'" style:font-family-complex="'JetBrains Mono'" fo:background-color="transparent" fo:color="#cc7832"/>
    </style:style>
    <style:style style:name="T2269" style:family="text">
      <style:text-properties fo:font-size="10.00pt" fo:font-weight="normal" fo:font-family="'JetBrains Mono'" style:font-family-asian="'JetBrains Mono'" style:font-family-complex="'JetBrains Mono'" fo:background-color="transparent" fo:color="#ffc66d"/>
    </style:style>
    <style:style style:name="T2270" style:family="text">
      <style:text-properties fo:font-size="10.00pt" fo:font-weight="normal" fo:font-family="'JetBrains Mono'" style:font-family-asian="'JetBrains Mono'" style:font-family-complex="'JetBrains Mono'" fo:background-color="transparent" fo:color="#a9b7c6"/>
    </style:style>
    <style:style style:name="T2271" style:family="text">
      <style:text-properties fo:font-size="10.00pt" fo:font-weight="bold" fo:font-family="'JetBrains Mono'" style:font-family-asian="'JetBrains Mono'" style:font-family-complex="'JetBrains Mono'" fo:background-color="transparent" fo:color="#9876aa" fo:font-style="italic"/>
    </style:style>
    <style:style style:name="T2272" style:family="text">
      <style:text-properties fo:font-size="10.00pt" fo:font-weight="normal" fo:font-family="'JetBrains Mono'" style:font-family-asian="'JetBrains Mono'" style:font-family-complex="'JetBrains Mono'" fo:background-color="transparent" fo:color="#a9b7c6"/>
    </style:style>
    <style:style style:name="T2273" style:family="text">
      <style:text-properties fo:font-size="10.00pt" fo:font-weight="normal" fo:font-family="'JetBrains Mono'" style:font-family-asian="'JetBrains Mono'" style:font-family-complex="'JetBrains Mono'" fo:background-color="transparent" fo:color="#ffc66d"/>
    </style:style>
    <style:style style:name="T2274" style:family="text">
      <style:text-properties fo:font-size="10.00pt" fo:font-weight="normal" fo:font-family="'JetBrains Mono'" style:font-family-asian="'JetBrains Mono'" style:font-family-complex="'JetBrains Mono'" fo:background-color="transparent" fo:color="#a9b7c6"/>
    </style:style>
    <style:style style:name="T2275" style:family="text">
      <style:text-properties fo:font-size="10.00pt" fo:font-weight="normal" fo:font-family="'JetBrains Mono'" style:font-family-asian="'JetBrains Mono'" style:font-family-complex="'JetBrains Mono'" fo:background-color="transparent" fo:color="#cc7832"/>
    </style:style>
    <style:style style:name="T2276" style:family="text">
      <style:text-properties fo:font-size="10.00pt" fo:font-weight="normal" fo:font-family="'JetBrains Mono'" style:font-family-asian="'JetBrains Mono'" style:font-family-complex="'JetBrains Mono'" fo:background-color="transparent" fo:color="#a9b7c6"/>
    </style:style>
    <style:style style:name="T2277" style:family="text">
      <style:text-properties fo:font-size="10.00pt" fo:font-weight="normal" fo:font-family="'JetBrains Mono'" style:font-family-asian="'JetBrains Mono'" style:font-family-complex="'JetBrains Mono'" fo:background-color="transparent" fo:color="#9876aa"/>
    </style:style>
    <style:style style:name="T2278" style:family="text">
      <style:text-properties fo:font-size="10.00pt" fo:font-weight="normal" fo:font-family="'JetBrains Mono'" style:font-family-asian="'JetBrains Mono'" style:font-family-complex="'JetBrains Mono'" fo:background-color="transparent" fo:color="#a9b7c6"/>
    </style:style>
    <style:style style:name="T2279" style:family="text">
      <style:text-properties fo:font-size="10.00pt" fo:font-weight="normal" fo:font-family="'JetBrains Mono'" style:font-family-asian="'JetBrains Mono'" style:font-family-complex="'JetBrains Mono'" fo:background-color="transparent" fo:color="#cc7832"/>
    </style:style>
    <style:style style:name="T2280" style:family="text">
      <style:text-properties fo:font-size="10.00pt" fo:font-weight="normal" fo:font-family="'JetBrains Mono'" style:font-family-asian="'JetBrains Mono'" style:font-family-complex="'JetBrains Mono'" fo:background-color="transparent" fo:color="#9876aa"/>
    </style:style>
    <style:style style:name="T2281" style:family="text">
      <style:text-properties fo:font-size="10.00pt" fo:font-weight="normal" fo:font-family="'JetBrains Mono'" style:font-family-asian="'JetBrains Mono'" style:font-family-complex="'JetBrains Mono'" fo:background-color="transparent" fo:color="#a9b7c6"/>
    </style:style>
    <style:style style:name="T2282" style:family="text">
      <style:text-properties fo:font-size="10.00pt" fo:font-weight="normal" fo:font-family="'JetBrains Mono'" style:font-family-asian="'JetBrains Mono'" style:font-family-complex="'JetBrains Mono'" fo:background-color="transparent" fo:color="#cc7832"/>
    </style:style>
    <style:style style:name="T2283" style:family="text">
      <style:text-properties fo:font-size="10.00pt" fo:font-weight="normal" fo:font-family="'JetBrains Mono'" style:font-family-asian="'JetBrains Mono'" style:font-family-complex="'JetBrains Mono'" fo:background-color="transparent" fo:color="#9876aa"/>
    </style:style>
    <style:style style:name="T2284" style:family="text">
      <style:text-properties fo:font-size="10.00pt" fo:font-weight="normal" fo:font-family="'JetBrains Mono'" style:font-family-asian="'JetBrains Mono'" style:font-family-complex="'JetBrains Mono'" fo:background-color="transparent" fo:color="#a9b7c6"/>
    </style:style>
    <style:style style:name="T2285" style:family="text">
      <style:text-properties fo:font-size="10.00pt" fo:font-weight="normal" fo:font-family="'JetBrains Mono'" style:font-family-asian="'JetBrains Mono'" style:font-family-complex="'JetBrains Mono'" fo:background-color="transparent" fo:color="#6a8759"/>
    </style:style>
    <style:style style:name="T2286" style:family="text">
      <style:text-properties fo:font-size="10.00pt" fo:font-weight="normal" fo:font-family="'JetBrains Mono'" style:font-family-asian="'JetBrains Mono'" style:font-family-complex="'JetBrains Mono'" fo:background-color="transparent" fo:color="#cc7832"/>
    </style:style>
    <style:style style:name="T2287" style:family="text">
      <style:text-properties fo:font-size="10.00pt" fo:font-weight="normal" fo:font-family="'JetBrains Mono'" style:font-family-asian="'JetBrains Mono'" style:font-family-complex="'JetBrains Mono'" fo:background-color="transparent" fo:color="#a9b7c6"/>
    </style:style>
    <style:style style:name="T2288" style:family="text">
      <style:text-properties fo:font-size="10.00pt" fo:font-weight="normal" fo:font-family="'JetBrains Mono'" style:font-family-asian="'JetBrains Mono'" style:font-family-complex="'JetBrains Mono'" fo:background-color="transparent" fo:color="#cc7832"/>
    </style:style>
    <style:style style:name="T2289" style:family="text">
      <style:text-properties fo:font-size="10.00pt" fo:font-weight="bold" fo:font-family="'JetBrains Mono'" style:font-family-asian="'JetBrains Mono'" style:font-family-complex="'JetBrains Mono'" fo:background-color="transparent" fo:color="#9876aa" fo:font-style="italic"/>
    </style:style>
    <style:style style:name="T2290" style:family="text">
      <style:text-properties fo:font-size="10.00pt" fo:font-weight="normal" fo:font-family="'JetBrains Mono'" style:font-family-asian="'JetBrains Mono'" style:font-family-complex="'JetBrains Mono'" fo:background-color="transparent" fo:color="#a9b7c6"/>
    </style:style>
    <style:style style:name="T2291" style:family="text">
      <style:text-properties fo:font-size="10.00pt" fo:font-weight="normal" fo:font-family="'JetBrains Mono'" style:font-family-asian="'JetBrains Mono'" style:font-family-complex="'JetBrains Mono'" fo:background-color="transparent" fo:color="#ffc66d"/>
    </style:style>
    <style:style style:name="T2292" style:family="text">
      <style:text-properties fo:font-size="10.00pt" fo:font-weight="normal" fo:font-family="'JetBrains Mono'" style:font-family-asian="'JetBrains Mono'" style:font-family-complex="'JetBrains Mono'" fo:background-color="transparent" fo:color="#a9b7c6"/>
    </style:style>
    <style:style style:name="T2293" style:family="text">
      <style:text-properties fo:font-size="10.00pt" fo:font-weight="normal" fo:font-family="'JetBrains Mono'" style:font-family-asian="'JetBrains Mono'" style:font-family-complex="'JetBrains Mono'" fo:background-color="transparent" fo:color="#6a8759"/>
    </style:style>
    <style:style style:name="T2294" style:family="text">
      <style:text-properties fo:font-size="10.00pt" fo:font-weight="normal" fo:font-family="'JetBrains Mono'" style:font-family-asian="'JetBrains Mono'" style:font-family-complex="'JetBrains Mono'" fo:background-color="transparent" fo:color="#a9b7c6"/>
    </style:style>
    <style:style style:name="T2295" style:family="text">
      <style:text-properties fo:font-size="10.00pt" fo:font-weight="normal" fo:font-family="'JetBrains Mono'" style:font-family-asian="'JetBrains Mono'" style:font-family-complex="'JetBrains Mono'" fo:background-color="transparent" fo:color="#cc7832"/>
    </style:style>
    <style:style style:name="T2296" style:family="text">
      <style:text-properties fo:font-size="10.00pt" fo:font-weight="normal" fo:font-family="'JetBrains Mono'" style:font-family-asian="'JetBrains Mono'" style:font-family-complex="'JetBrains Mono'" fo:background-color="transparent" fo:color="#a9b7c6"/>
    </style:style>
    <style:style style:name="T2297" style:family="text">
      <style:text-properties fo:font-size="10.00pt" fo:font-weight="normal" fo:font-family="'JetBrains Mono'" style:font-family-asian="'JetBrains Mono'" style:font-family-complex="'JetBrains Mono'" fo:background-color="transparent" fo:color="#ffc66d"/>
    </style:style>
    <style:style style:name="T2298" style:family="text">
      <style:text-properties fo:font-size="10.00pt" fo:font-weight="normal" fo:font-family="'JetBrains Mono'" style:font-family-asian="'JetBrains Mono'" style:font-family-complex="'JetBrains Mono'" fo:background-color="transparent" fo:color="#a9b7c6"/>
    </style:style>
    <style:style style:name="T2299" style:family="text">
      <style:text-properties fo:font-size="10.00pt" fo:font-weight="normal" fo:font-family="'JetBrains Mono'" style:font-family-asian="'JetBrains Mono'" style:font-family-complex="'JetBrains Mono'" fo:background-color="transparent" fo:color="#6a8759"/>
    </style:style>
    <style:style style:name="T2300" style:family="text">
      <style:text-properties fo:font-size="10.00pt" fo:font-weight="normal" fo:font-family="'JetBrains Mono'" style:font-family-asian="'JetBrains Mono'" style:font-family-complex="'JetBrains Mono'" fo:background-color="transparent" fo:color="#a9b7c6"/>
    </style:style>
    <style:style style:name="T2301" style:family="text">
      <style:text-properties fo:font-size="10.00pt" fo:font-weight="normal" fo:font-family="'JetBrains Mono'" style:font-family-asian="'JetBrains Mono'" style:font-family-complex="'JetBrains Mono'" fo:background-color="transparent" fo:color="#cc7832"/>
    </style:style>
    <style:style style:name="T2302" style:family="text">
      <style:text-properties fo:font-size="10.00pt" fo:font-weight="normal" fo:font-family="'JetBrains Mono'" style:font-family-asian="'JetBrains Mono'" style:font-family-complex="'JetBrains Mono'" fo:background-color="transparent" fo:color="#a9b7c6"/>
    </style:style>
    <style:style style:name="T2303"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04" style:family="text">
      <style:text-properties fo:font-size="10.00pt" fo:font-weight="normal" fo:font-family="Calibri" style:font-family-asian="Calibri" style:font-family-complex="Calibri" fo:background-color="transparent" style:use-window-font-color="true"/>
    </style:style>
    <style:style style:name="T2305" style:family="text">
      <style:text-properties fo:font-size="10.00pt" fo:font-weight="bold" fo:font-family="'JetBrains Mono'" style:font-family-asian="'JetBrains Mono'" style:font-family-complex="'JetBrains Mono'" fo:background-color="transparent" style:use-window-font-color="true"/>
    </style:style>
    <style:style style:name="T2306" style:family="text">
      <style:text-properties fo:font-size="10.00pt" fo:font-weight="bold" fo:font-family="Calibri" style:font-family-asian="Calibri" style:font-family-complex="Calibri" fo:background-color="transparent" style:use-window-font-color="true"/>
    </style:style>
    <style:style style:name="T2307" style:family="text">
      <style:text-properties fo:font-size="10.00pt" fo:font-weight="bold" fo:font-family="'JetBrains Mono'" style:font-family-asian="'JetBrains Mono'" style:font-family-complex="'JetBrains Mono'" fo:background-color="transparent" style:use-window-font-color="true"/>
    </style:style>
    <style:style style:name="T2308" style:family="text">
      <style:text-properties fo:font-size="10.00pt" fo:font-weight="normal" fo:font-family="Calibri" style:font-family-asian="Calibri" style:font-family-complex="Calibri" fo:background-color="transparent" style:use-window-font-color="true"/>
    </style:style>
    <style:style style:name="T2309" style:family="text">
      <style:text-properties fo:font-size="10.00pt" fo:font-weight="normal" fo:font-family="'JetBrains Mono'" style:font-family-asian="'JetBrains Mono'" style:font-family-complex="'JetBrains Mono'" fo:background-color="transparent" fo:color="#808080"/>
    </style:style>
    <style:style style:name="T2310" style:family="text">
      <style:text-properties fo:font-size="10.00pt" fo:font-weight="bold" fo:font-family="'JetBrains Mono'" style:font-family-asian="'JetBrains Mono'" style:font-family-complex="'JetBrains Mono'" fo:background-color="transparent" style:use-window-font-color="true"/>
    </style:style>
    <style:style style:name="T2311" style:family="text">
      <style:text-properties fo:font-size="10.00pt" fo:font-weight="normal" fo:font-family="Calibri" style:font-family-asian="Calibri" style:font-family-complex="Calibri" fo:background-color="transparent" style:use-window-font-color="true"/>
    </style:style>
    <style:style style:name="T2312" style:family="text">
      <style:text-properties fo:font-size="10.00pt" fo:font-weight="normal" fo:font-family="'JetBrains Mono'" style:font-family-asian="'JetBrains Mono'" style:font-family-complex="'JetBrains Mono'" fo:background-color="transparent" fo:color="#808080"/>
    </style:style>
    <style:style style:name="T2313" style:family="text">
      <style:text-properties fo:font-size="10.00pt" fo:font-weight="bold" fo:font-family="'JetBrains Mono'" style:font-family-asian="'JetBrains Mono'" style:font-family-complex="'JetBrains Mono'" fo:background-color="transparent" fo:color="#9876aa" fo:font-style="italic"/>
    </style:style>
    <style:style style:name="T2314" style:family="text">
      <style:text-properties fo:font-size="10.00pt" fo:font-weight="normal" fo:font-family="'JetBrains Mono'" style:font-family-asian="'JetBrains Mono'" style:font-family-complex="'JetBrains Mono'" fo:background-color="transparent" fo:color="#a9b7c6"/>
    </style:style>
    <style:style style:name="T2315" style:family="text">
      <style:text-properties fo:font-size="10.00pt" fo:font-weight="normal" fo:font-family="'JetBrains Mono'" style:font-family-asian="'JetBrains Mono'" style:font-family-complex="'JetBrains Mono'" fo:background-color="transparent" fo:color="#ffc66d"/>
    </style:style>
    <style:style style:name="T2316" style:family="text">
      <style:text-properties fo:font-size="10.00pt" fo:font-weight="normal" fo:font-family="'JetBrains Mono'" style:font-family-asian="'JetBrains Mono'" style:font-family-complex="'JetBrains Mono'" fo:background-color="transparent" fo:color="#a9b7c6"/>
    </style:style>
    <style:style style:name="T2317" style:family="text">
      <style:text-properties fo:font-size="10.00pt" fo:font-weight="normal" fo:font-family="'JetBrains Mono'" style:font-family-asian="'JetBrains Mono'" style:font-family-complex="'JetBrains Mono'" fo:background-color="transparent" fo:color="#6a8759"/>
    </style:style>
    <style:style style:name="T2318" style:family="text">
      <style:text-properties fo:font-size="10.00pt" fo:font-weight="normal" fo:font-family="'JetBrains Mono'" style:font-family-asian="'JetBrains Mono'" style:font-family-complex="'JetBrains Mono'" fo:background-color="transparent" fo:color="#cc7832"/>
    </style:style>
    <style:style style:name="T2319" style:family="text">
      <style:text-properties fo:font-size="10.00pt" fo:font-weight="normal" fo:font-family="'JetBrains Mono'" style:font-family-asian="'JetBrains Mono'" style:font-family-complex="'JetBrains Mono'" fo:background-color="transparent" fo:color="#a9b7c6"/>
    </style:style>
    <style:style style:name="T2320" style:family="text">
      <style:text-properties fo:font-size="10.00pt" fo:font-weight="normal" fo:font-family="'JetBrains Mono'" style:font-family-asian="'JetBrains Mono'" style:font-family-complex="'JetBrains Mono'" fo:background-color="transparent" fo:color="#cc7832"/>
    </style:style>
    <style:style style:name="T2321" style:family="text">
      <style:text-properties fo:font-size="10.00pt" fo:font-weight="normal" fo:font-family="Calibri" style:font-family-asian="Calibri" style:font-family-complex="Calibri" fo:background-color="transparent" style:use-window-font-color="true"/>
    </style:style>
    <style:style style:name="T232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23" style:family="text">
      <style:text-properties fo:font-size="10.00pt" fo:font-weight="normal" fo:font-family="Calibri" style:font-family-asian="Calibri" style:font-family-complex="Calibri" fo:background-color="transparent" style:use-window-font-color="true"/>
    </style:style>
    <style:style style:name="T2324" style:family="text">
      <style:text-properties fo:font-size="10.00pt" fo:font-weight="normal" fo:font-family="'JetBrains Mono'" style:font-family-asian="'JetBrains Mono'" style:font-family-complex="'JetBrains Mono'" fo:background-color="transparent" fo:color="#a9b7c6"/>
    </style:style>
    <style:style style:name="T2325" style:family="text">
      <style:text-properties fo:font-size="10.00pt" fo:font-weight="normal" fo:font-family="'JetBrains Mono'" style:font-family-asian="'JetBrains Mono'" style:font-family-complex="'JetBrains Mono'" fo:background-color="transparent" fo:color="#ffc66d"/>
    </style:style>
    <style:style style:name="T2326" style:family="text">
      <style:text-properties fo:font-size="10.00pt" fo:font-weight="normal" fo:font-family="Calibri" style:font-family-asian="Calibri" style:font-family-complex="Calibri" fo:background-color="transparent" fo:color="#ffc66d"/>
    </style:style>
    <style:style style:name="T2327" style:family="text">
      <style:text-properties fo:font-size="10.00pt" fo:font-weight="normal" fo:font-family="Calibri" style:font-family-asian="Calibri" style:font-family-complex="Calibri" fo:background-color="transparent" style:use-window-font-color="true"/>
    </style:style>
    <style:style style:name="T2328" style:family="text">
      <style:text-properties fo:font-size="10.00pt" fo:font-weight="normal" fo:font-family="'JetBrains Mono'" style:font-family-asian="'JetBrains Mono'" style:font-family-complex="'JetBrains Mono'" fo:background-color="transparent" fo:color="#cc7832"/>
    </style:style>
    <style:style style:name="T2329" style:family="text">
      <style:text-properties fo:font-size="10.00pt" fo:font-weight="normal" fo:font-family="'JetBrains Mono'" style:font-family-asian="'JetBrains Mono'" style:font-family-complex="'JetBrains Mono'" fo:background-color="transparent" fo:color="#a9b7c6"/>
    </style:style>
    <style:style style:name="T2330" style:family="text">
      <style:text-properties fo:font-size="10.00pt" fo:font-weight="normal" fo:font-family="Calibri" style:font-family-asian="Calibri" style:font-family-complex="Calibri" fo:background-color="transparent" fo:color="#a9b7c6"/>
    </style:style>
    <style:style style:name="T2331" style:family="text">
      <style:text-properties fo:font-size="10.00pt" fo:font-weight="normal" fo:font-family="Calibri" style:font-family-asian="Calibri" style:font-family-complex="Calibri" fo:background-color="transparent" style:use-window-font-color="true"/>
    </style:style>
    <style:style style:name="T2332" style:family="text">
      <style:text-properties fo:font-size="10.00pt" fo:font-weight="normal" fo:font-family="'JetBrains Mono'" style:font-family-asian="'JetBrains Mono'" style:font-family-complex="'JetBrains Mono'" fo:background-color="transparent" fo:color="#cc7832"/>
    </style:style>
    <style:style style:name="T2333" style:family="text">
      <style:text-properties fo:font-size="10.00pt" fo:font-weight="normal" fo:font-family="'JetBrains Mono'" style:font-family-asian="'JetBrains Mono'" style:font-family-complex="'JetBrains Mono'" fo:background-color="transparent" fo:color="#6a8759"/>
    </style:style>
    <style:style style:name="T2334" style:family="text">
      <style:text-properties fo:font-size="10.00pt" fo:font-weight="normal" fo:font-family="'JetBrains Mono'" style:font-family-asian="'JetBrains Mono'" style:font-family-complex="'JetBrains Mono'" fo:background-color="transparent" fo:color="#a9b7c6"/>
    </style:style>
    <style:style style:name="T2335" style:family="text">
      <style:text-properties fo:font-size="10.00pt" fo:font-weight="normal" fo:font-family="'JetBrains Mono'" style:font-family-asian="'JetBrains Mono'" style:font-family-complex="'JetBrains Mono'" fo:background-color="transparent" fo:color="#cc7832"/>
    </style:style>
    <style:style style:name="T2336" style:family="text">
      <style:text-properties fo:font-size="10.00pt" fo:font-weight="normal" fo:font-family="Calibri" style:font-family-asian="Calibri" style:font-family-complex="Calibri" fo:background-color="transparent" style:use-window-font-color="true"/>
    </style:style>
    <style:style style:name="T2337"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38" style:family="text">
      <style:text-properties fo:font-size="10.00pt" fo:font-weight="normal" fo:font-family="Calibri" style:font-family-asian="Calibri" style:font-family-complex="Calibri" fo:background-color="transparent" style:use-window-font-color="true"/>
    </style:style>
    <style:style style:name="T2339" style:family="text">
      <style:text-properties fo:font-size="10.00pt" fo:font-weight="normal" fo:font-family="'JetBrains Mono'" style:font-family-asian="'JetBrains Mono'" style:font-family-complex="'JetBrains Mono'" fo:background-color="transparent" fo:color="#a9b7c6"/>
    </style:style>
    <style:style style:name="T2340" style:family="text">
      <style:text-properties fo:font-size="10.00pt" fo:font-weight="normal" fo:font-family="'JetBrains Mono'" style:font-family-asian="'JetBrains Mono'" style:font-family-complex="'JetBrains Mono'" fo:background-color="transparent" fo:color="#808080"/>
    </style:style>
    <style:style style:name="T2341" style:family="text">
      <style:text-properties fo:font-size="10.00pt" fo:font-weight="normal" fo:font-family="'JetBrains Mono'" style:font-family-asian="'JetBrains Mono'" style:font-family-complex="'JetBrains Mono'" fo:background-color="transparent" fo:color="#cc7832"/>
    </style:style>
    <style:style style:name="T2342" style:family="text">
      <style:text-properties fo:font-size="10.00pt" fo:font-weight="normal" fo:font-family="'JetBrains Mono'" style:font-family-asian="'JetBrains Mono'" style:font-family-complex="'JetBrains Mono'" fo:background-color="transparent" fo:color="#ffc66d"/>
    </style:style>
    <style:style style:name="T2343" style:family="text">
      <style:text-properties fo:font-size="10.00pt" fo:font-weight="normal" fo:font-family="'JetBrains Mono'" style:font-family-asian="'JetBrains Mono'" style:font-family-complex="'JetBrains Mono'" fo:background-color="transparent" fo:color="#a9b7c6"/>
    </style:style>
    <style:style style:name="T2344" style:family="text">
      <style:text-properties fo:font-size="10.00pt" fo:font-weight="normal" fo:font-family="'JetBrains Mono'" style:font-family-asian="'JetBrains Mono'" style:font-family-complex="'JetBrains Mono'" fo:background-color="transparent" fo:color="#cc7832"/>
    </style:style>
    <style:style style:name="T2345" style:family="text">
      <style:text-properties fo:font-size="10.00pt" fo:font-weight="normal" fo:font-family="'JetBrains Mono'" style:font-family-asian="'JetBrains Mono'" style:font-family-complex="'JetBrains Mono'" fo:background-color="transparent" fo:color="#a9b7c6"/>
    </style:style>
    <style:style style:name="T2346" style:family="text">
      <style:text-properties fo:font-size="10.00pt" fo:font-weight="normal" fo:font-family="'JetBrains Mono'" style:font-family-asian="'JetBrains Mono'" style:font-family-complex="'JetBrains Mono'" fo:background-color="transparent" fo:color="#cc7832"/>
    </style:style>
    <style:style style:name="T2347" style:family="text">
      <style:text-properties fo:font-size="10.00pt" fo:font-weight="normal" fo:font-family="'JetBrains Mono'" style:font-family-asian="'JetBrains Mono'" style:font-family-complex="'JetBrains Mono'" fo:background-color="transparent" fo:color="#a9b7c6"/>
    </style:style>
    <style:style style:name="T2348" style:family="text">
      <style:text-properties fo:font-size="10.00pt" fo:font-weight="normal" fo:font-family="'JetBrains Mono'" style:font-family-asian="'JetBrains Mono'" style:font-family-complex="'JetBrains Mono'" fo:background-color="transparent" fo:color="#cc7832"/>
    </style:style>
    <style:style style:name="T2349" style:family="text">
      <style:text-properties fo:font-size="10.00pt" fo:font-weight="normal" fo:font-family="'JetBrains Mono'" style:font-family-asian="'JetBrains Mono'" style:font-family-complex="'JetBrains Mono'" fo:background-color="transparent" fo:color="#a9b7c6"/>
    </style:style>
    <style:style style:name="T2350" style:family="text">
      <style:text-properties fo:font-size="10.00pt" fo:font-weight="normal" fo:font-family="'JetBrains Mono'" style:font-family-asian="'JetBrains Mono'" style:font-family-complex="'JetBrains Mono'" fo:background-color="transparent" fo:color="#808080"/>
    </style:style>
    <style:style style:name="T2351" style:family="text">
      <style:text-properties fo:font-size="10.00pt" fo:font-weight="normal" fo:font-family="'JetBrains Mono'" style:font-family-asian="'JetBrains Mono'" style:font-family-complex="'JetBrains Mono'" fo:background-color="transparent" fo:color="#cc7832"/>
    </style:style>
    <style:style style:name="T2352" style:family="text">
      <style:text-properties fo:font-size="10.00pt" fo:font-weight="normal" fo:font-family="'JetBrains Mono'" style:font-family-asian="'JetBrains Mono'" style:font-family-complex="'JetBrains Mono'" fo:background-color="transparent" fo:color="#a9b7c6"/>
    </style:style>
    <style:style style:name="T2353" style:family="text">
      <style:text-properties fo:font-size="10.00pt" fo:font-weight="normal" fo:font-family="'JetBrains Mono'" style:font-family-asian="'JetBrains Mono'" style:font-family-complex="'JetBrains Mono'" fo:background-color="transparent" fo:color="#cc7832"/>
    </style:style>
    <style:style style:name="T2354" style:family="text">
      <style:text-properties fo:font-size="10.00pt" fo:font-weight="bold" fo:font-family="'JetBrains Mono'" style:font-family-asian="'JetBrains Mono'" style:font-family-complex="'JetBrains Mono'" fo:background-color="transparent" fo:color="#9876aa" fo:font-style="italic"/>
    </style:style>
    <style:style style:name="T2355" style:family="text">
      <style:text-properties fo:font-size="10.00pt" fo:font-weight="normal" fo:font-family="'JetBrains Mono'" style:font-family-asian="'JetBrains Mono'" style:font-family-complex="'JetBrains Mono'" fo:background-color="transparent" fo:color="#a9b7c6"/>
    </style:style>
    <style:style style:name="T2356" style:family="text">
      <style:text-properties fo:font-size="10.00pt" fo:font-weight="normal" fo:font-family="'JetBrains Mono'" style:font-family-asian="'JetBrains Mono'" style:font-family-complex="'JetBrains Mono'" fo:background-color="transparent" fo:color="#ffc66d"/>
    </style:style>
    <style:style style:name="T2357" style:family="text">
      <style:text-properties fo:font-size="10.00pt" fo:font-weight="normal" fo:font-family="'JetBrains Mono'" style:font-family-asian="'JetBrains Mono'" style:font-family-complex="'JetBrains Mono'" fo:background-color="transparent" fo:color="#a9b7c6"/>
    </style:style>
    <style:style style:name="T2358" style:family="text">
      <style:text-properties fo:font-size="10.00pt" fo:font-weight="normal" fo:font-family="'JetBrains Mono'" style:font-family-asian="'JetBrains Mono'" style:font-family-complex="'JetBrains Mono'" fo:background-color="transparent" fo:color="#6a8759"/>
    </style:style>
    <style:style style:name="T2359" style:family="text">
      <style:text-properties fo:font-size="10.00pt" fo:font-weight="normal" fo:font-family="'JetBrains Mono'" style:font-family-asian="'JetBrains Mono'" style:font-family-complex="'JetBrains Mono'" fo:background-color="transparent" fo:color="#a9b7c6"/>
    </style:style>
    <style:style style:name="T2360" style:family="text">
      <style:text-properties fo:font-size="10.00pt" fo:font-weight="normal" fo:font-family="'JetBrains Mono'" style:font-family-asian="'JetBrains Mono'" style:font-family-complex="'JetBrains Mono'" fo:background-color="transparent" fo:color="#6a8759"/>
    </style:style>
    <style:style style:name="T2361" style:family="text">
      <style:text-properties fo:font-size="10.00pt" fo:font-weight="normal" fo:font-family="'JetBrains Mono'" style:font-family-asian="'JetBrains Mono'" style:font-family-complex="'JetBrains Mono'" fo:background-color="transparent" fo:color="#cc7832"/>
    </style:style>
    <style:style style:name="T2362" style:family="text">
      <style:text-properties fo:font-size="10.00pt" fo:font-weight="normal" fo:font-family="'JetBrains Mono'" style:font-family-asian="'JetBrains Mono'" style:font-family-complex="'JetBrains Mono'" fo:background-color="transparent" fo:color="#a9b7c6"/>
    </style:style>
    <style:style style:name="T2363" style:family="text">
      <style:text-properties fo:font-size="10.00pt" fo:font-weight="normal" fo:font-family="'JetBrains Mono'" style:font-family-asian="'JetBrains Mono'" style:font-family-complex="'JetBrains Mono'" fo:background-color="transparent" fo:color="#9876aa"/>
    </style:style>
    <style:style style:name="T2364" style:family="text">
      <style:text-properties fo:font-size="10.00pt" fo:font-weight="normal" fo:font-family="'JetBrains Mono'" style:font-family-asian="'JetBrains Mono'" style:font-family-complex="'JetBrains Mono'" fo:background-color="transparent" fo:color="#a9b7c6"/>
    </style:style>
    <style:style style:name="T2365" style:family="text">
      <style:text-properties fo:font-size="10.00pt" fo:font-weight="normal" fo:font-family="'JetBrains Mono'" style:font-family-asian="'JetBrains Mono'" style:font-family-complex="'JetBrains Mono'" fo:background-color="transparent" fo:color="#6a8759"/>
    </style:style>
    <style:style style:name="T2366" style:family="text">
      <style:text-properties fo:font-size="10.00pt" fo:font-weight="normal" fo:font-family="'JetBrains Mono'" style:font-family-asian="'JetBrains Mono'" style:font-family-complex="'JetBrains Mono'" fo:background-color="transparent" fo:color="#a9b7c6"/>
    </style:style>
    <style:style style:name="T2367" style:family="text">
      <style:text-properties fo:font-size="10.00pt" fo:font-weight="normal" fo:font-family="'JetBrains Mono'" style:font-family-asian="'JetBrains Mono'" style:font-family-complex="'JetBrains Mono'" fo:background-color="transparent" fo:color="#6a8759"/>
    </style:style>
    <style:style style:name="T2368" style:family="text">
      <style:text-properties fo:font-size="10.00pt" fo:font-weight="normal" fo:font-family="'JetBrains Mono'" style:font-family-asian="'JetBrains Mono'" style:font-family-complex="'JetBrains Mono'" fo:background-color="transparent" fo:color="#cc7832"/>
    </style:style>
    <style:style style:name="T2369" style:family="text">
      <style:text-properties fo:font-size="10.00pt" fo:font-weight="normal" fo:font-family="'JetBrains Mono'" style:font-family-asian="'JetBrains Mono'" style:font-family-complex="'JetBrains Mono'" fo:background-color="transparent" fo:color="#9876aa"/>
    </style:style>
    <style:style style:name="T2370" style:family="text">
      <style:text-properties fo:font-size="10.00pt" fo:font-weight="normal" fo:font-family="'JetBrains Mono'" style:font-family-asian="'JetBrains Mono'" style:font-family-complex="'JetBrains Mono'" fo:background-color="transparent" fo:color="#a9b7c6"/>
    </style:style>
    <style:style style:name="T2371" style:family="text">
      <style:text-properties fo:font-size="10.00pt" fo:font-weight="normal" fo:font-family="'JetBrains Mono'" style:font-family-asian="'JetBrains Mono'" style:font-family-complex="'JetBrains Mono'" fo:background-color="transparent" fo:color="#6a8759"/>
    </style:style>
    <style:style style:name="T2372" style:family="text">
      <style:text-properties fo:font-size="10.00pt" fo:font-weight="normal" fo:font-family="'JetBrains Mono'" style:font-family-asian="'JetBrains Mono'" style:font-family-complex="'JetBrains Mono'" fo:background-color="transparent" fo:color="#a9b7c6"/>
    </style:style>
    <style:style style:name="T2373" style:family="text">
      <style:text-properties fo:font-size="10.00pt" fo:font-weight="normal" fo:font-family="'JetBrains Mono'" style:font-family-asian="'JetBrains Mono'" style:font-family-complex="'JetBrains Mono'" fo:background-color="transparent" fo:color="#6a8759"/>
    </style:style>
    <style:style style:name="T2374" style:family="text">
      <style:text-properties fo:font-size="10.00pt" fo:font-weight="normal" fo:font-family="'JetBrains Mono'" style:font-family-asian="'JetBrains Mono'" style:font-family-complex="'JetBrains Mono'" fo:background-color="transparent" fo:color="#cc7832"/>
    </style:style>
    <style:style style:name="T2375" style:family="text">
      <style:text-properties fo:font-size="10.00pt" fo:font-weight="normal" fo:font-family="'JetBrains Mono'" style:font-family-asian="'JetBrains Mono'" style:font-family-complex="'JetBrains Mono'" fo:background-color="transparent" fo:color="#a9b7c6"/>
    </style:style>
    <style:style style:name="T2376" style:family="text">
      <style:text-properties fo:font-size="10.00pt" fo:font-weight="normal" fo:font-family="'JetBrains Mono'" style:font-family-asian="'JetBrains Mono'" style:font-family-complex="'JetBrains Mono'" fo:background-color="transparent" fo:color="#cc7832"/>
    </style:style>
    <style:style style:name="T2377" style:family="text">
      <style:text-properties fo:font-size="10.00pt" fo:font-weight="normal" fo:font-family="'JetBrains Mono'" style:font-family-asian="'JetBrains Mono'" style:font-family-complex="'JetBrains Mono'" fo:background-color="transparent" fo:color="#a9b7c6"/>
    </style:style>
    <style:style style:name="T2378" style:family="text">
      <style:text-properties fo:font-size="10.00pt" fo:font-weight="normal" fo:font-family="'JetBrains Mono'" style:font-family-asian="'JetBrains Mono'" style:font-family-complex="'JetBrains Mono'" fo:background-color="transparent" fo:color="#cc7832"/>
    </style:style>
    <style:style style:name="T2379" style:family="text">
      <style:text-properties fo:font-size="10.00pt" fo:font-weight="normal" fo:font-family="'JetBrains Mono'" style:font-family-asian="'JetBrains Mono'" style:font-family-complex="'JetBrains Mono'" fo:background-color="transparent" fo:color="#808080"/>
    </style:style>
    <style:style style:name="T2380" style:family="text">
      <style:text-properties fo:font-size="10.00pt" fo:font-weight="normal" fo:font-family="'JetBrains Mono'" style:font-family-asian="'JetBrains Mono'" style:font-family-complex="'JetBrains Mono'" fo:background-color="transparent" fo:color="#a9b7c6"/>
    </style:style>
    <style:style style:name="T2381" style:family="text">
      <style:text-properties fo:font-size="10.00pt" fo:font-weight="normal" fo:font-family="'JetBrains Mono'" style:font-family-asian="'JetBrains Mono'" style:font-family-complex="'JetBrains Mono'" fo:background-color="transparent" fo:color="#cc7832"/>
    </style:style>
    <style:style style:name="T2382" style:family="text">
      <style:text-properties fo:font-size="10.00pt" fo:font-weight="normal" fo:font-family="'JetBrains Mono'" style:font-family-asian="'JetBrains Mono'" style:font-family-complex="'JetBrains Mono'" fo:background-color="transparent" fo:color="#9876aa"/>
    </style:style>
    <style:style style:name="T2383" style:family="text">
      <style:text-properties fo:font-size="10.00pt" fo:font-weight="normal" fo:font-family="'JetBrains Mono'" style:font-family-asian="'JetBrains Mono'" style:font-family-complex="'JetBrains Mono'" fo:background-color="transparent" fo:color="#a9b7c6"/>
    </style:style>
    <style:style style:name="T2384" style:family="text">
      <style:text-properties fo:font-size="10.00pt" fo:font-weight="normal" fo:font-family="'JetBrains Mono'" style:font-family-asian="'JetBrains Mono'" style:font-family-complex="'JetBrains Mono'" fo:background-color="transparent" fo:color="#cc7832"/>
    </style:style>
    <style:style style:name="T2385" style:family="text">
      <style:text-properties fo:font-size="10.00pt" fo:font-weight="normal" fo:font-family="'JetBrains Mono'" style:font-family-asian="'JetBrains Mono'" style:font-family-complex="'JetBrains Mono'" fo:background-color="transparent" fo:color="#9876aa"/>
    </style:style>
    <style:style style:name="T2386" style:family="text">
      <style:text-properties fo:font-size="10.00pt" fo:font-weight="normal" fo:font-family="'JetBrains Mono'" style:font-family-asian="'JetBrains Mono'" style:font-family-complex="'JetBrains Mono'" fo:background-color="transparent" fo:color="#a9b7c6"/>
    </style:style>
    <style:style style:name="T2387" style:family="text">
      <style:text-properties fo:font-size="10.00pt" fo:font-weight="normal" fo:font-family="'JetBrains Mono'" style:font-family-asian="'JetBrains Mono'" style:font-family-complex="'JetBrains Mono'" fo:background-color="transparent" fo:color="#9876aa"/>
    </style:style>
    <style:style style:name="T2388" style:family="text">
      <style:text-properties fo:font-size="10.00pt" fo:font-weight="normal" fo:font-family="'JetBrains Mono'" style:font-family-asian="'JetBrains Mono'" style:font-family-complex="'JetBrains Mono'" fo:background-color="transparent" fo:color="#a9b7c6"/>
    </style:style>
    <style:style style:name="T2389" style:family="text">
      <style:text-properties fo:font-size="10.00pt" fo:font-weight="normal" fo:font-family="'JetBrains Mono'" style:font-family-asian="'JetBrains Mono'" style:font-family-complex="'JetBrains Mono'" fo:background-color="transparent" fo:color="#9876aa"/>
    </style:style>
    <style:style style:name="T2390" style:family="text">
      <style:text-properties fo:font-size="10.00pt" fo:font-weight="normal" fo:font-family="'JetBrains Mono'" style:font-family-asian="'JetBrains Mono'" style:font-family-complex="'JetBrains Mono'" fo:background-color="transparent" fo:color="#a9b7c6"/>
    </style:style>
    <style:style style:name="T2391" style:family="text">
      <style:text-properties fo:font-size="10.00pt" fo:font-weight="normal" fo:font-family="'JetBrains Mono'" style:font-family-asian="'JetBrains Mono'" style:font-family-complex="'JetBrains Mono'" fo:background-color="transparent" fo:color="#9876aa"/>
    </style:style>
    <style:style style:name="T2392" style:family="text">
      <style:text-properties fo:font-size="10.00pt" fo:font-weight="normal" fo:font-family="'JetBrains Mono'" style:font-family-asian="'JetBrains Mono'" style:font-family-complex="'JetBrains Mono'" fo:background-color="transparent" fo:color="#cc7832"/>
    </style:style>
    <style:style style:name="T2393" style:family="text">
      <style:text-properties fo:font-size="10.00pt" fo:font-weight="normal" fo:font-family="'JetBrains Mono'" style:font-family-asian="'JetBrains Mono'" style:font-family-complex="'JetBrains Mono'" fo:background-color="transparent" fo:color="#9876aa"/>
    </style:style>
    <style:style style:name="T2394" style:family="text">
      <style:text-properties fo:font-size="10.00pt" fo:font-weight="normal" fo:font-family="'JetBrains Mono'" style:font-family-asian="'JetBrains Mono'" style:font-family-complex="'JetBrains Mono'" fo:background-color="transparent" fo:color="#a9b7c6"/>
    </style:style>
    <style:style style:name="T2395" style:family="text">
      <style:text-properties fo:font-size="10.00pt" fo:font-weight="normal" fo:font-family="'JetBrains Mono'" style:font-family-asian="'JetBrains Mono'" style:font-family-complex="'JetBrains Mono'" fo:background-color="transparent" fo:color="#9876aa"/>
    </style:style>
    <style:style style:name="T2396" style:family="text">
      <style:text-properties fo:font-size="10.00pt" fo:font-weight="normal" fo:font-family="'JetBrains Mono'" style:font-family-asian="'JetBrains Mono'" style:font-family-complex="'JetBrains Mono'" fo:background-color="transparent" fo:color="#a9b7c6"/>
    </style:style>
    <style:style style:name="T2397" style:family="text">
      <style:text-properties fo:font-size="10.00pt" fo:font-weight="normal" fo:font-family="'JetBrains Mono'" style:font-family-asian="'JetBrains Mono'" style:font-family-complex="'JetBrains Mono'" fo:background-color="transparent" fo:color="#9876aa"/>
    </style:style>
    <style:style style:name="T2398" style:family="text">
      <style:text-properties fo:font-size="10.00pt" fo:font-weight="normal" fo:font-family="'JetBrains Mono'" style:font-family-asian="'JetBrains Mono'" style:font-family-complex="'JetBrains Mono'" fo:background-color="transparent" fo:color="#cc7832"/>
    </style:style>
    <style:style style:name="T2399" style:family="text">
      <style:text-properties fo:font-size="10.00pt" fo:font-weight="normal" fo:font-family="'JetBrains Mono'" style:font-family-asian="'JetBrains Mono'" style:font-family-complex="'JetBrains Mono'" fo:background-color="transparent" fo:color="#9876aa"/>
    </style:style>
    <style:style style:name="T2400" style:family="text">
      <style:text-properties fo:font-size="10.00pt" fo:font-weight="normal" fo:font-family="'JetBrains Mono'" style:font-family-asian="'JetBrains Mono'" style:font-family-complex="'JetBrains Mono'" fo:background-color="transparent" fo:color="#a9b7c6"/>
    </style:style>
    <style:style style:name="T2401" style:family="text">
      <style:text-properties fo:font-size="10.00pt" fo:font-weight="normal" fo:font-family="'JetBrains Mono'" style:font-family-asian="'JetBrains Mono'" style:font-family-complex="'JetBrains Mono'" fo:background-color="transparent" fo:color="#9876aa"/>
    </style:style>
    <style:style style:name="T2402" style:family="text">
      <style:text-properties fo:font-size="10.00pt" fo:font-weight="normal" fo:font-family="'JetBrains Mono'" style:font-family-asian="'JetBrains Mono'" style:font-family-complex="'JetBrains Mono'" fo:background-color="transparent" fo:color="#a9b7c6"/>
    </style:style>
    <style:style style:name="T2403" style:family="text">
      <style:text-properties fo:font-size="10.00pt" fo:font-weight="normal" fo:font-family="'JetBrains Mono'" style:font-family-asian="'JetBrains Mono'" style:font-family-complex="'JetBrains Mono'" fo:background-color="transparent" fo:color="#9876aa"/>
    </style:style>
    <style:style style:name="T2404" style:family="text">
      <style:text-properties fo:font-size="10.00pt" fo:font-weight="normal" fo:font-family="'JetBrains Mono'" style:font-family-asian="'JetBrains Mono'" style:font-family-complex="'JetBrains Mono'" fo:background-color="transparent" fo:color="#cc7832"/>
    </style:style>
    <style:style style:name="T2405" style:family="text">
      <style:text-properties fo:font-size="10.00pt" fo:font-weight="normal" fo:font-family="'JetBrains Mono'" style:font-family-asian="'JetBrains Mono'" style:font-family-complex="'JetBrains Mono'" fo:background-color="transparent" fo:color="#a9b7c6"/>
    </style:style>
    <style:style style:name="T2406" style:family="text">
      <style:text-properties fo:font-size="10.00pt" fo:font-weight="normal" fo:font-family="'JetBrains Mono'" style:font-family-asian="'JetBrains Mono'" style:font-family-complex="'JetBrains Mono'" fo:background-color="transparent" fo:color="#cc7832"/>
    </style:style>
    <style:style style:name="T2407" style:family="text">
      <style:text-properties fo:font-size="10.00pt" fo:font-weight="normal" fo:font-family="'JetBrains Mono'" style:font-family-asian="'JetBrains Mono'" style:font-family-complex="'JetBrains Mono'" fo:background-color="transparent" fo:color="#9876aa"/>
    </style:style>
    <style:style style:name="T2408" style:family="text">
      <style:text-properties fo:font-size="10.00pt" fo:font-weight="normal" fo:font-family="'JetBrains Mono'" style:font-family-asian="'JetBrains Mono'" style:font-family-complex="'JetBrains Mono'" fo:background-color="transparent" fo:color="#a9b7c6"/>
    </style:style>
    <style:style style:name="T2409" style:family="text">
      <style:text-properties fo:font-size="10.00pt" fo:font-weight="normal" fo:font-family="'JetBrains Mono'" style:font-family-asian="'JetBrains Mono'" style:font-family-complex="'JetBrains Mono'" fo:background-color="transparent" fo:color="#6a8759"/>
    </style:style>
    <style:style style:name="T2410" style:family="text">
      <style:text-properties fo:font-size="10.00pt" fo:font-weight="normal" fo:font-family="'JetBrains Mono'" style:font-family-asian="'JetBrains Mono'" style:font-family-complex="'JetBrains Mono'" fo:background-color="transparent" fo:color="#cc7832"/>
    </style:style>
    <style:style style:name="T2411" style:family="text">
      <style:text-properties fo:font-size="10.00pt" fo:font-weight="normal" fo:font-family="'JetBrains Mono'" style:font-family-asian="'JetBrains Mono'" style:font-family-complex="'JetBrains Mono'" fo:background-color="transparent" fo:color="#a9b7c6"/>
    </style:style>
    <style:style style:name="T2412" style:family="text">
      <style:text-properties fo:font-size="10.00pt" fo:font-weight="normal" fo:font-family="'JetBrains Mono'" style:font-family-asian="'JetBrains Mono'" style:font-family-complex="'JetBrains Mono'" fo:background-color="transparent" fo:color="#cc7832"/>
    </style:style>
    <style:style style:name="T2413" style:family="text">
      <style:text-properties fo:font-size="10.00pt" fo:font-weight="normal" fo:font-family="'JetBrains Mono'" style:font-family-asian="'JetBrains Mono'" style:font-family-complex="'JetBrains Mono'" fo:background-color="transparent" fo:color="#808080"/>
    </style:style>
    <style:style style:name="T2414" style:family="text">
      <style:text-properties fo:font-size="10.00pt" fo:font-weight="normal" fo:font-family="'JetBrains Mono'" style:font-family-asian="'JetBrains Mono'" style:font-family-complex="'JetBrains Mono'" fo:background-color="transparent" fo:color="#cc7832"/>
    </style:style>
    <style:style style:name="T2415" style:family="text">
      <style:text-properties fo:font-size="10.00pt" fo:font-weight="normal" fo:font-family="'JetBrains Mono'" style:font-family-asian="'JetBrains Mono'" style:font-family-complex="'JetBrains Mono'" fo:background-color="transparent" fo:color="#a9b7c6"/>
    </style:style>
    <style:style style:name="T2416" style:family="text">
      <style:text-properties fo:font-size="10.00pt" fo:font-weight="normal" fo:font-family="'JetBrains Mono'" style:font-family-asian="'JetBrains Mono'" style:font-family-complex="'JetBrains Mono'" fo:background-color="transparent" fo:color="#ffc66d"/>
    </style:style>
    <style:style style:name="T2417" style:family="text">
      <style:text-properties fo:font-size="10.00pt" fo:font-weight="normal" fo:font-family="'JetBrains Mono'" style:font-family-asian="'JetBrains Mono'" style:font-family-complex="'JetBrains Mono'" fo:background-color="transparent" fo:color="#a9b7c6"/>
    </style:style>
    <style:style style:name="T2418" style:family="text">
      <style:text-properties fo:font-size="10.00pt" fo:font-weight="normal" fo:font-family="'JetBrains Mono'" style:font-family-asian="'JetBrains Mono'" style:font-family-complex="'JetBrains Mono'" fo:background-color="transparent" fo:color="#cc7832"/>
    </style:style>
    <style:style style:name="T2419" style:family="text">
      <style:text-properties fo:font-size="10.00pt" fo:font-weight="normal" fo:font-family="'JetBrains Mono'" style:font-family-asian="'JetBrains Mono'" style:font-family-complex="'JetBrains Mono'" fo:background-color="transparent" fo:color="#a9b7c6"/>
    </style:style>
    <style:style style:name="T2420" style:family="text">
      <style:text-properties fo:font-size="10.00pt" fo:font-weight="normal" fo:font-family="'JetBrains Mono'" style:font-family-asian="'JetBrains Mono'" style:font-family-complex="'JetBrains Mono'" fo:background-color="transparent" fo:color="#cc7832"/>
    </style:style>
    <style:style style:name="T2421" style:family="text">
      <style:text-properties fo:font-size="10.00pt" fo:font-weight="normal" fo:font-family="'JetBrains Mono'" style:font-family-asian="'JetBrains Mono'" style:font-family-complex="'JetBrains Mono'" fo:background-color="transparent" fo:color="#a9b7c6"/>
    </style:style>
    <style:style style:name="T2422" style:family="text">
      <style:text-properties fo:font-size="10.00pt" fo:font-weight="bold" fo:font-family="'JetBrains Mono'" style:font-family-asian="'JetBrains Mono'" style:font-family-complex="'JetBrains Mono'" fo:background-color="transparent" fo:color="#9876aa" fo:font-style="italic"/>
    </style:style>
    <style:style style:name="T2423" style:family="text">
      <style:text-properties fo:font-size="10.00pt" fo:font-weight="normal" fo:font-family="'JetBrains Mono'" style:font-family-asian="'JetBrains Mono'" style:font-family-complex="'JetBrains Mono'" fo:background-color="transparent" fo:color="#a9b7c6"/>
    </style:style>
    <style:style style:name="T2424" style:family="text">
      <style:text-properties fo:font-size="10.00pt" fo:font-weight="normal" fo:font-family="'JetBrains Mono'" style:font-family-asian="'JetBrains Mono'" style:font-family-complex="'JetBrains Mono'" fo:background-color="transparent" fo:color="#ffc66d"/>
    </style:style>
    <style:style style:name="T2425" style:family="text">
      <style:text-properties fo:font-size="10.00pt" fo:font-weight="normal" fo:font-family="'JetBrains Mono'" style:font-family-asian="'JetBrains Mono'" style:font-family-complex="'JetBrains Mono'" fo:background-color="transparent" fo:color="#a9b7c6"/>
    </style:style>
    <style:style style:name="T2426" style:family="text">
      <style:text-properties fo:font-size="10.00pt" fo:font-weight="normal" fo:font-family="'JetBrains Mono'" style:font-family-asian="'JetBrains Mono'" style:font-family-complex="'JetBrains Mono'" fo:background-color="transparent" fo:color="#cc7832"/>
    </style:style>
    <style:style style:name="T2427" style:family="text">
      <style:text-properties fo:font-size="10.00pt" fo:font-weight="normal" fo:font-family="'JetBrains Mono'" style:font-family-asian="'JetBrains Mono'" style:font-family-complex="'JetBrains Mono'" fo:background-color="transparent" fo:color="#808080"/>
    </style:style>
    <style:style style:name="T2428" style:family="text">
      <style:text-properties fo:font-size="10.00pt" fo:font-weight="normal" fo:font-family="'JetBrains Mono'" style:font-family-asian="'JetBrains Mono'" style:font-family-complex="'JetBrains Mono'" fo:background-color="transparent" fo:color="#a9b7c6"/>
    </style:style>
    <style:style style:name="T2429" style:family="text">
      <style:text-properties fo:font-size="10.00pt" fo:font-weight="normal" fo:font-family="'JetBrains Mono'" style:font-family-asian="'JetBrains Mono'" style:font-family-complex="'JetBrains Mono'" fo:background-color="transparent" fo:color="#9876aa"/>
    </style:style>
    <style:style style:name="T2430" style:family="text">
      <style:text-properties fo:font-size="10.00pt" fo:font-weight="normal" fo:font-family="'JetBrains Mono'" style:font-family-asian="'JetBrains Mono'" style:font-family-complex="'JetBrains Mono'" fo:background-color="transparent" fo:color="#a9b7c6"/>
    </style:style>
    <style:style style:name="T2431" style:family="text">
      <style:text-properties fo:font-size="10.00pt" fo:font-weight="normal" fo:font-family="'JetBrains Mono'" style:font-family-asian="'JetBrains Mono'" style:font-family-complex="'JetBrains Mono'" fo:background-color="transparent" fo:color="#cc7832"/>
    </style:style>
    <style:style style:name="T2432" style:family="text">
      <style:text-properties fo:font-size="10.00pt" fo:font-weight="normal" fo:font-family="'JetBrains Mono'" style:font-family-asian="'JetBrains Mono'" style:font-family-complex="'JetBrains Mono'" fo:background-color="transparent" fo:color="#9876aa"/>
    </style:style>
    <style:style style:name="T2433" style:family="text">
      <style:text-properties fo:font-size="10.00pt" fo:font-weight="normal" fo:font-family="'JetBrains Mono'" style:font-family-asian="'JetBrains Mono'" style:font-family-complex="'JetBrains Mono'" fo:background-color="transparent" fo:color="#a9b7c6"/>
    </style:style>
    <style:style style:name="T2434" style:family="text">
      <style:text-properties fo:font-size="10.00pt" fo:font-weight="normal" fo:font-family="'JetBrains Mono'" style:font-family-asian="'JetBrains Mono'" style:font-family-complex="'JetBrains Mono'" fo:background-color="transparent" fo:color="#cc7832"/>
    </style:style>
    <style:style style:name="T2435" style:family="text">
      <style:text-properties fo:font-size="10.00pt" fo:font-weight="normal" fo:font-family="'JetBrains Mono'" style:font-family-asian="'JetBrains Mono'" style:font-family-complex="'JetBrains Mono'" fo:background-color="transparent" fo:color="#9876aa"/>
    </style:style>
    <style:style style:name="T2436" style:family="text">
      <style:text-properties fo:font-size="10.00pt" fo:font-weight="normal" fo:font-family="'JetBrains Mono'" style:font-family-asian="'JetBrains Mono'" style:font-family-complex="'JetBrains Mono'" fo:background-color="transparent" fo:color="#a9b7c6"/>
    </style:style>
    <style:style style:name="T2437" style:family="text">
      <style:text-properties fo:font-size="10.00pt" fo:font-weight="normal" fo:font-family="'JetBrains Mono'" style:font-family-asian="'JetBrains Mono'" style:font-family-complex="'JetBrains Mono'" fo:background-color="transparent" fo:color="#6a8759"/>
    </style:style>
    <style:style style:name="T2438" style:family="text">
      <style:text-properties fo:font-size="10.00pt" fo:font-weight="normal" fo:font-family="'JetBrains Mono'" style:font-family-asian="'JetBrains Mono'" style:font-family-complex="'JetBrains Mono'" fo:background-color="transparent" fo:color="#cc7832"/>
    </style:style>
    <style:style style:name="T2439" style:family="text">
      <style:text-properties fo:font-size="10.00pt" fo:font-weight="normal" fo:font-family="'JetBrains Mono'" style:font-family-asian="'JetBrains Mono'" style:font-family-complex="'JetBrains Mono'" fo:background-color="transparent" fo:color="#a9b7c6"/>
    </style:style>
    <style:style style:name="T2440" style:family="text">
      <style:text-properties fo:font-size="10.00pt" fo:font-weight="normal" fo:font-family="'JetBrains Mono'" style:font-family-asian="'JetBrains Mono'" style:font-family-complex="'JetBrains Mono'" fo:background-color="transparent" fo:color="#cc7832"/>
    </style:style>
    <style:style style:name="T2441" style:family="text">
      <style:text-properties fo:font-size="10.00pt" fo:font-weight="normal" fo:font-family="'JetBrains Mono'" style:font-family-asian="'JetBrains Mono'" style:font-family-complex="'JetBrains Mono'" fo:background-color="transparent" fo:color="#a9b7c6"/>
    </style:style>
    <style:style style:name="T2442"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43" style:family="text">
      <style:text-properties fo:font-size="10.00pt" fo:font-weight="normal" fo:font-family="Calibri" style:font-family-asian="Calibri" style:font-family-complex="Calibri" fo:background-color="transparent" style:use-window-font-color="true"/>
    </style:style>
    <style:style style:name="T2444" style:family="text">
      <style:text-properties fo:font-size="10.00pt" fo:font-weight="normal" fo:font-family="'JetBrains Mono'" style:font-family-asian="'JetBrains Mono'" style:font-family-complex="'JetBrains Mono'" fo:background-color="transparent" fo:color="#a9b7c6"/>
    </style:style>
    <style:style style:name="T2445" style:family="text">
      <style:text-properties fo:font-size="10.00pt" fo:font-weight="normal" fo:font-family="'JetBrains Mono'" style:font-family-asian="'JetBrains Mono'" style:font-family-complex="'JetBrains Mono'" fo:background-color="transparent" fo:color="#cc7832"/>
    </style:style>
    <style:style style:name="T2446" style:family="text">
      <style:text-properties fo:font-size="10.00pt" fo:font-weight="normal" fo:font-family="'JetBrains Mono'" style:font-family-asian="'JetBrains Mono'" style:font-family-complex="'JetBrains Mono'" fo:background-color="transparent" fo:color="#a9b7c6"/>
    </style:style>
    <style:style style:name="T2447" style:family="text">
      <style:text-properties fo:font-size="10.00pt" fo:font-weight="normal" fo:font-family="'JetBrains Mono'" style:font-family-asian="'JetBrains Mono'" style:font-family-complex="'JetBrains Mono'" fo:background-color="transparent" fo:color="#cc7832"/>
    </style:style>
    <style:style style:name="T2448" style:family="text">
      <style:text-properties fo:font-size="10.00pt" fo:font-weight="normal" fo:font-family="'JetBrains Mono'" style:font-family-asian="'JetBrains Mono'" style:font-family-complex="'JetBrains Mono'" fo:background-color="transparent" fo:color="#a9b7c6"/>
    </style:style>
    <style:style style:name="T2449" style:family="text">
      <style:text-properties fo:font-size="10.00pt" fo:font-weight="normal" fo:font-family="Calibri" style:font-family-asian="Calibri" style:font-family-complex="Calibri" fo:background-color="transparent" style:use-window-font-color="true"/>
    </style:style>
    <style:style style:name="T2450" style:family="text">
      <style:text-properties fo:font-size="10.00pt" fo:font-weight="normal" fo:font-family="'JetBrains Mono'" style:font-family-asian="'JetBrains Mono'" style:font-family-complex="'JetBrains Mono'" fo:background-color="transparent" fo:color="#9876aa"/>
    </style:style>
    <style:style style:name="T2451" style:family="text">
      <style:text-properties fo:font-size="10.00pt" fo:font-weight="normal" fo:font-family="'JetBrains Mono'" style:font-family-asian="'JetBrains Mono'" style:font-family-complex="'JetBrains Mono'" fo:background-color="transparent" fo:color="#a9b7c6"/>
    </style:style>
    <style:style style:name="T2452" style:family="text">
      <style:text-properties fo:font-size="10.00pt" fo:font-weight="normal" fo:font-family="'JetBrains Mono'" style:font-family-asian="'JetBrains Mono'" style:font-family-complex="'JetBrains Mono'" fo:background-color="transparent" fo:color="#cc7832"/>
    </style:style>
    <style:style style:name="T2453" style:family="text">
      <style:text-properties fo:font-size="10.00pt" fo:font-weight="normal" fo:font-family="'JetBrains Mono'" style:font-family-asian="'JetBrains Mono'" style:font-family-complex="'JetBrains Mono'" fo:background-color="transparent" fo:color="#9876aa"/>
    </style:style>
    <style:style style:name="T2454" style:family="text">
      <style:text-properties fo:font-size="10.00pt" fo:font-weight="normal" fo:font-family="'JetBrains Mono'" style:font-family-asian="'JetBrains Mono'" style:font-family-complex="'JetBrains Mono'" fo:background-color="transparent" fo:color="#a9b7c6"/>
    </style:style>
    <style:style style:name="T2455" style:family="text">
      <style:text-properties fo:font-size="10.00pt" fo:font-weight="normal" fo:font-family="'JetBrains Mono'" style:font-family-asian="'JetBrains Mono'" style:font-family-complex="'JetBrains Mono'" fo:background-color="transparent" fo:color="#9876aa"/>
    </style:style>
    <style:style style:name="T2456" style:family="text">
      <style:text-properties fo:font-size="10.00pt" fo:font-weight="normal" fo:font-family="'JetBrains Mono'" style:font-family-asian="'JetBrains Mono'" style:font-family-complex="'JetBrains Mono'" fo:background-color="transparent" fo:color="#a9b7c6"/>
    </style:style>
    <style:style style:name="T2457" style:family="text">
      <style:text-properties fo:font-size="10.00pt" fo:font-weight="normal" fo:font-family="'JetBrains Mono'" style:font-family-asian="'JetBrains Mono'" style:font-family-complex="'JetBrains Mono'" fo:background-color="transparent" fo:color="#9876aa"/>
    </style:style>
    <style:style style:name="T2458" style:family="text">
      <style:text-properties fo:font-size="10.00pt" fo:font-weight="normal" fo:font-family="'JetBrains Mono'" style:font-family-asian="'JetBrains Mono'" style:font-family-complex="'JetBrains Mono'" fo:background-color="transparent" fo:color="#a9b7c6"/>
    </style:style>
    <style:style style:name="T2459" style:family="text">
      <style:text-properties fo:font-size="10.00pt" fo:font-weight="normal" fo:font-family="'JetBrains Mono'" style:font-family-asian="'JetBrains Mono'" style:font-family-complex="'JetBrains Mono'" fo:background-color="transparent" fo:color="#9876aa"/>
    </style:style>
    <style:style style:name="T2460" style:family="text">
      <style:text-properties fo:font-size="10.00pt" fo:font-weight="normal" fo:font-family="'JetBrains Mono'" style:font-family-asian="'JetBrains Mono'" style:font-family-complex="'JetBrains Mono'" fo:background-color="transparent" fo:color="#cc7832"/>
    </style:style>
    <style:style style:name="T2461" style:family="text">
      <style:text-properties fo:font-size="10.00pt" fo:font-weight="normal" fo:font-family="'JetBrains Mono'" style:font-family-asian="'JetBrains Mono'" style:font-family-complex="'JetBrains Mono'" fo:background-color="transparent" fo:color="#9876aa"/>
    </style:style>
    <style:style style:name="T2462" style:family="text">
      <style:text-properties fo:font-size="10.00pt" fo:font-weight="normal" fo:font-family="'JetBrains Mono'" style:font-family-asian="'JetBrains Mono'" style:font-family-complex="'JetBrains Mono'" fo:background-color="transparent" fo:color="#a9b7c6"/>
    </style:style>
    <style:style style:name="T2463" style:family="text">
      <style:text-properties fo:font-size="10.00pt" fo:font-weight="normal" fo:font-family="'JetBrains Mono'" style:font-family-asian="'JetBrains Mono'" style:font-family-complex="'JetBrains Mono'" fo:background-color="transparent" fo:color="#9876aa"/>
    </style:style>
    <style:style style:name="T2464" style:family="text">
      <style:text-properties fo:font-size="10.00pt" fo:font-weight="normal" fo:font-family="'JetBrains Mono'" style:font-family-asian="'JetBrains Mono'" style:font-family-complex="'JetBrains Mono'" fo:background-color="transparent" fo:color="#a9b7c6"/>
    </style:style>
    <style:style style:name="T2465" style:family="text">
      <style:text-properties fo:font-size="10.00pt" fo:font-weight="normal" fo:font-family="'JetBrains Mono'" style:font-family-asian="'JetBrains Mono'" style:font-family-complex="'JetBrains Mono'" fo:background-color="transparent" fo:color="#9876aa"/>
    </style:style>
    <style:style style:name="T2466" style:family="text">
      <style:text-properties fo:font-size="10.00pt" fo:font-weight="normal" fo:font-family="'JetBrains Mono'" style:font-family-asian="'JetBrains Mono'" style:font-family-complex="'JetBrains Mono'" fo:background-color="transparent" fo:color="#cc7832"/>
    </style:style>
    <style:style style:name="T2467" style:family="text">
      <style:text-properties fo:font-size="10.00pt" fo:font-weight="normal" fo:font-family="'JetBrains Mono'" style:font-family-asian="'JetBrains Mono'" style:font-family-complex="'JetBrains Mono'" fo:background-color="transparent" fo:color="#9876aa"/>
    </style:style>
    <style:style style:name="T2468" style:family="text">
      <style:text-properties fo:font-size="10.00pt" fo:font-weight="normal" fo:font-family="'JetBrains Mono'" style:font-family-asian="'JetBrains Mono'" style:font-family-complex="'JetBrains Mono'" fo:background-color="transparent" fo:color="#a9b7c6"/>
    </style:style>
    <style:style style:name="T2469" style:family="text">
      <style:text-properties fo:font-size="10.00pt" fo:font-weight="normal" fo:font-family="'JetBrains Mono'" style:font-family-asian="'JetBrains Mono'" style:font-family-complex="'JetBrains Mono'" fo:background-color="transparent" fo:color="#9876aa"/>
    </style:style>
    <style:style style:name="T2470" style:family="text">
      <style:text-properties fo:font-size="10.00pt" fo:font-weight="normal" fo:font-family="'JetBrains Mono'" style:font-family-asian="'JetBrains Mono'" style:font-family-complex="'JetBrains Mono'" fo:background-color="transparent" fo:color="#a9b7c6"/>
    </style:style>
    <style:style style:name="T2471" style:family="text">
      <style:text-properties fo:font-size="10.00pt" fo:font-weight="normal" fo:font-family="'JetBrains Mono'" style:font-family-asian="'JetBrains Mono'" style:font-family-complex="'JetBrains Mono'" fo:background-color="transparent" fo:color="#9876aa"/>
    </style:style>
    <style:style style:name="T2472" style:family="text">
      <style:text-properties fo:font-size="10.00pt" fo:font-weight="normal" fo:font-family="'JetBrains Mono'" style:font-family-asian="'JetBrains Mono'" style:font-family-complex="'JetBrains Mono'" fo:background-color="transparent" fo:color="#cc7832"/>
    </style:style>
    <style:style style:name="T2473" style:family="text">
      <style:text-properties fo:font-size="10.00pt" fo:font-weight="normal" fo:font-family="'JetBrains Mono'" style:font-family-asian="'JetBrains Mono'" style:font-family-complex="'JetBrains Mono'" fo:background-color="transparent" fo:color="#a9b7c6"/>
    </style:style>
    <style:style style:name="T2474" style:family="text">
      <style:text-properties fo:font-size="10.00pt" fo:font-weight="normal" fo:font-family="'JetBrains Mono'" style:font-family-asian="'JetBrains Mono'" style:font-family-complex="'JetBrains Mono'" fo:background-color="transparent" fo:color="#cc7832"/>
    </style:style>
    <style:style style:name="T2475" style:family="text">
      <style:text-properties fo:font-size="10.00pt" fo:font-weight="normal" fo:font-family="'JetBrains Mono'" style:font-family-asian="'JetBrains Mono'" style:font-family-complex="'JetBrains Mono'" fo:background-color="transparent" fo:color="#9876aa"/>
    </style:style>
    <style:style style:name="T2476" style:family="text">
      <style:text-properties fo:font-size="10.00pt" fo:font-weight="normal" fo:font-family="'JetBrains Mono'" style:font-family-asian="'JetBrains Mono'" style:font-family-complex="'JetBrains Mono'" fo:background-color="transparent" fo:color="#a9b7c6"/>
    </style:style>
    <style:style style:name="T2477" style:family="text">
      <style:text-properties fo:font-size="10.00pt" fo:font-weight="normal" fo:font-family="'JetBrains Mono'" style:font-family-asian="'JetBrains Mono'" style:font-family-complex="'JetBrains Mono'" fo:background-color="transparent" fo:color="#6a8759"/>
    </style:style>
    <style:style style:name="T2478" style:family="text">
      <style:text-properties fo:font-size="10.00pt" fo:font-weight="normal" fo:font-family="'JetBrains Mono'" style:font-family-asian="'JetBrains Mono'" style:font-family-complex="'JetBrains Mono'" fo:background-color="transparent" fo:color="#cc7832"/>
    </style:style>
    <style:style style:name="T2479" style:family="text">
      <style:text-properties fo:font-size="10.00pt" fo:font-weight="normal" fo:font-family="Calibri" style:font-family-asian="Calibri" style:font-family-complex="Calibri" fo:background-color="transparent" style:use-window-font-color="true"/>
    </style:style>
    <style:style style:name="T2480" style:family="text">
      <style:text-properties fo:font-size="10.00pt" fo:font-weight="normal" fo:font-family="'JetBrains Mono'" style:font-family-asian="'JetBrains Mono'" style:font-family-complex="'JetBrains Mono'" fo:background-color="transparent" fo:color="#cc7832"/>
    </style:style>
    <style:style style:name="T2481" style:family="text">
      <style:text-properties fo:font-size="10.00pt" fo:font-weight="normal" fo:font-family="'JetBrains Mono'" style:font-family-asian="'JetBrains Mono'" style:font-family-complex="'JetBrains Mono'" fo:background-color="transparent" fo:color="#a9b7c6"/>
    </style:style>
    <style:style style:name="T2482" style:family="text">
      <style:text-properties fo:font-size="10.00pt" fo:font-weight="normal" fo:font-family="'JetBrains Mono'" style:font-family-asian="'JetBrains Mono'" style:font-family-complex="'JetBrains Mono'" fo:background-color="transparent" fo:color="#9876aa"/>
    </style:style>
    <style:style style:name="T2483" style:family="text">
      <style:text-properties fo:font-size="10.00pt" fo:font-weight="normal" fo:font-family="'JetBrains Mono'" style:font-family-asian="'JetBrains Mono'" style:font-family-complex="'JetBrains Mono'" fo:background-color="transparent" fo:color="#a9b7c6"/>
    </style:style>
    <style:style style:name="T2484" style:family="text">
      <style:text-properties fo:font-size="10.00pt" fo:font-weight="normal" fo:font-family="'JetBrains Mono'" style:font-family-asian="'JetBrains Mono'" style:font-family-complex="'JetBrains Mono'" fo:background-color="transparent" fo:color="#9876aa"/>
    </style:style>
    <style:style style:name="T2485" style:family="text">
      <style:text-properties fo:font-size="10.00pt" fo:font-weight="normal" fo:font-family="'JetBrains Mono'" style:font-family-asian="'JetBrains Mono'" style:font-family-complex="'JetBrains Mono'" fo:background-color="transparent" fo:color="#cc7832"/>
    </style:style>
    <style:style style:name="T2486" style:family="text">
      <style:text-properties fo:font-size="10.00pt" fo:font-weight="normal" fo:font-family="'JetBrains Mono'" style:font-family-asian="'JetBrains Mono'" style:font-family-complex="'JetBrains Mono'" fo:background-color="transparent" fo:color="#9876aa"/>
    </style:style>
    <style:style style:name="T2487" style:family="text">
      <style:text-properties fo:font-size="10.00pt" fo:font-weight="normal" fo:font-family="'JetBrains Mono'" style:font-family-asian="'JetBrains Mono'" style:font-family-complex="'JetBrains Mono'" fo:background-color="transparent" fo:color="#a9b7c6"/>
    </style:style>
    <style:style style:name="T2488" style:family="text">
      <style:text-properties fo:font-size="10.00pt" fo:font-weight="normal" fo:font-family="'JetBrains Mono'" style:font-family-asian="'JetBrains Mono'" style:font-family-complex="'JetBrains Mono'" fo:background-color="transparent" fo:color="#9876aa"/>
    </style:style>
    <style:style style:name="T2489" style:family="text">
      <style:text-properties fo:font-size="10.00pt" fo:font-weight="normal" fo:font-family="'JetBrains Mono'" style:font-family-asian="'JetBrains Mono'" style:font-family-complex="'JetBrains Mono'" fo:background-color="transparent" fo:color="#cc7832"/>
    </style:style>
    <style:style style:name="T2490" style:family="text">
      <style:text-properties fo:font-size="10.00pt" fo:font-weight="normal" fo:font-family="'JetBrains Mono'" style:font-family-asian="'JetBrains Mono'" style:font-family-complex="'JetBrains Mono'" fo:background-color="transparent" fo:color="#ffc66d"/>
    </style:style>
    <style:style style:name="T2491" style:family="text">
      <style:text-properties fo:font-size="10.00pt" fo:font-weight="normal" fo:font-family="'JetBrains Mono'" style:font-family-asian="'JetBrains Mono'" style:font-family-complex="'JetBrains Mono'" fo:background-color="transparent" fo:color="#a9b7c6"/>
    </style:style>
    <style:style style:name="T2492" style:family="text">
      <style:text-properties fo:font-size="10.00pt" fo:font-weight="normal" fo:font-family="'JetBrains Mono'" style:font-family-asian="'JetBrains Mono'" style:font-family-complex="'JetBrains Mono'" fo:background-color="transparent" fo:color="#ffc66d"/>
    </style:style>
    <style:style style:name="T2493" style:family="text">
      <style:text-properties fo:font-size="10.00pt" fo:font-weight="normal" fo:font-family="'JetBrains Mono'" style:font-family-asian="'JetBrains Mono'" style:font-family-complex="'JetBrains Mono'" fo:background-color="transparent" fo:color="#cc7832"/>
    </style:style>
    <style:style style:name="T2494" style:family="text">
      <style:text-properties fo:font-size="10.00pt" fo:font-weight="normal" fo:font-family="'JetBrains Mono'" style:font-family-asian="'JetBrains Mono'" style:font-family-complex="'JetBrains Mono'" fo:background-color="transparent" fo:color="#ffc66d"/>
    </style:style>
    <style:style style:name="T2495" style:family="text">
      <style:text-properties fo:font-size="10.00pt" fo:font-weight="normal" fo:font-family="'JetBrains Mono'" style:font-family-asian="'JetBrains Mono'" style:font-family-complex="'JetBrains Mono'" fo:background-color="transparent" fo:color="#a9b7c6"/>
    </style:style>
    <style:style style:name="T2496" style:family="text">
      <style:text-properties fo:font-size="10.00pt" fo:font-weight="normal" fo:font-family="'JetBrains Mono'" style:font-family-asian="'JetBrains Mono'" style:font-family-complex="'JetBrains Mono'" fo:background-color="transparent" fo:color="#ffc66d"/>
    </style:style>
    <style:style style:name="T2497" style:family="text">
      <style:text-properties fo:font-size="10.00pt" fo:font-weight="normal" fo:font-family="'JetBrains Mono'" style:font-family-asian="'JetBrains Mono'" style:font-family-complex="'JetBrains Mono'" fo:background-color="transparent" fo:color="#cc7832"/>
    </style:style>
    <style:style style:name="T2498" style:family="text">
      <style:text-properties fo:font-size="10.00pt" fo:font-weight="normal" fo:font-family="'JetBrains Mono'" style:font-family-asian="'JetBrains Mono'" style:font-family-complex="'JetBrains Mono'" fo:background-color="transparent" fo:color="#a9b7c6"/>
    </style:style>
    <style:style style:name="T2499" style:family="text">
      <style:text-properties fo:font-size="10.00pt" fo:font-weight="normal" fo:font-family="'JetBrains Mono'" style:font-family-asian="'JetBrains Mono'" style:font-family-complex="'JetBrains Mono'" fo:background-color="transparent" fo:color="#cc7832"/>
    </style:style>
    <style:style style:name="T2500" style:family="text">
      <style:text-properties fo:font-size="10.00pt" fo:font-weight="normal" fo:font-family="Calibri" style:font-family-asian="Calibri" style:font-family-complex="Calibri" fo:background-color="transparent" style:use-window-font-color="true"/>
    </style:style>
    <style:style style:name="T2501" style:family="text">
      <style:text-properties fo:font-size="10.00pt" fo:font-weight="normal" fo:font-family="'JetBrains Mono'" style:font-family-asian="'JetBrains Mono'" style:font-family-complex="'JetBrains Mono'" fo:background-color="transparent" fo:color="#cc7832"/>
    </style:style>
    <style:style style:name="T2502" style:family="text">
      <style:text-properties fo:font-size="10.00pt" fo:font-weight="normal" fo:font-family="'JetBrains Mono'" style:font-family-asian="'JetBrains Mono'" style:font-family-complex="'JetBrains Mono'" fo:background-color="transparent" fo:color="#a9b7c6"/>
    </style:style>
    <style:style style:name="T2503" style:family="text">
      <style:text-properties fo:font-size="10.00pt" fo:font-weight="normal" fo:font-family="'JetBrains Mono'" style:font-family-asian="'JetBrains Mono'" style:font-family-complex="'JetBrains Mono'" fo:background-color="transparent" fo:color="#e8bf6a"/>
    </style:style>
    <style:style style:name="T2504" style:family="text">
      <style:text-properties fo:font-size="10.00pt" fo:font-weight="normal" fo:font-family="'JetBrains Mono'" style:font-family-asian="'JetBrains Mono'" style:font-family-complex="'JetBrains Mono'" fo:background-color="transparent" fo:color="#bababa"/>
    </style:style>
    <style:style style:name="T2505" style:family="text">
      <style:text-properties fo:font-size="10.00pt" fo:font-weight="normal" fo:font-family="'JetBrains Mono'" style:font-family-asian="'JetBrains Mono'" style:font-family-complex="'JetBrains Mono'" fo:background-color="transparent" fo:color="#6a8759"/>
    </style:style>
    <style:style style:name="T2506" style:family="text">
      <style:text-properties fo:font-size="10.00pt" fo:font-weight="normal" fo:font-family="'JetBrains Mono'" style:font-family-asian="'JetBrains Mono'" style:font-family-complex="'JetBrains Mono'" fo:background-color="transparent" fo:color="#a9b7c6"/>
    </style:style>
    <style:style style:name="T2507" style:family="text">
      <style:text-properties fo:font-size="10.00pt" fo:font-weight="normal" fo:font-family="'JetBrains Mono'" style:font-family-asian="'JetBrains Mono'" style:font-family-complex="'JetBrains Mono'" fo:background-color="transparent" fo:color="#e8bf6a"/>
    </style:style>
    <style:style style:name="T2508" style:family="text">
      <style:text-properties fo:font-size="10.00pt" fo:font-weight="normal" fo:font-family="'JetBrains Mono'" style:font-family-asian="'JetBrains Mono'" style:font-family-complex="'JetBrains Mono'" fo:background-color="transparent" fo:color="#a9b7c6"/>
    </style:style>
    <style:style style:name="T2509" style:family="text">
      <style:text-properties fo:font-size="10.00pt" fo:font-weight="normal" fo:font-family="'JetBrains Mono'" style:font-family-asian="'JetBrains Mono'" style:font-family-complex="'JetBrains Mono'" fo:background-color="transparent" fo:color="#9876aa"/>
    </style:style>
    <style:style style:name="T2510" style:family="text">
      <style:text-properties fo:font-size="10.00pt" fo:font-weight="normal" fo:font-family="'JetBrains Mono'" style:font-family-asian="'JetBrains Mono'" style:font-family-complex="'JetBrains Mono'" fo:background-color="transparent" fo:color="#a9b7c6"/>
    </style:style>
    <style:style style:name="T2511" style:family="text">
      <style:text-properties fo:font-size="10.00pt" fo:font-weight="normal" fo:font-family="'JetBrains Mono'" style:font-family-asian="'JetBrains Mono'" style:font-family-complex="'JetBrains Mono'" fo:background-color="transparent" fo:color="#6a8759"/>
    </style:style>
    <style:style style:name="T2512" style:family="text">
      <style:text-properties fo:font-size="10.00pt" fo:font-weight="normal" fo:font-family="'JetBrains Mono'" style:font-family-asian="'JetBrains Mono'" style:font-family-complex="'JetBrains Mono'" fo:background-color="transparent" fo:color="#a9b7c6"/>
    </style:style>
    <style:style style:name="T2513" style:family="text">
      <style:text-properties fo:font-size="10.00pt" fo:font-weight="normal" fo:font-family="'JetBrains Mono'" style:font-family-asian="'JetBrains Mono'" style:font-family-complex="'JetBrains Mono'" fo:background-color="transparent" fo:color="#e8bf6a"/>
    </style:style>
    <style:style style:name="T2514" style:family="text">
      <style:text-properties fo:font-size="10.00pt" fo:font-weight="normal" fo:font-family="'JetBrains Mono'" style:font-family-asian="'JetBrains Mono'" style:font-family-complex="'JetBrains Mono'" fo:background-color="transparent" fo:color="#a9b7c6"/>
    </style:style>
    <style:style style:name="T2515" style:family="text">
      <style:text-properties fo:font-size="10.00pt" fo:font-weight="normal" fo:font-family="'JetBrains Mono'" style:font-family-asian="'JetBrains Mono'" style:font-family-complex="'JetBrains Mono'" fo:background-color="transparent" fo:color="#e8bf6a"/>
    </style:style>
    <style:style style:name="T2516" style:family="text">
      <style:text-properties fo:font-size="10.00pt" fo:font-weight="normal" fo:font-family="'JetBrains Mono'" style:font-family-asian="'JetBrains Mono'" style:font-family-complex="'JetBrains Mono'" fo:background-color="transparent" fo:color="#a9b7c6"/>
    </style:style>
    <style:style style:name="T2517" style:family="text">
      <style:text-properties fo:font-size="10.00pt" fo:font-weight="normal" fo:font-family="'JetBrains Mono'" style:font-family-asian="'JetBrains Mono'" style:font-family-complex="'JetBrains Mono'" fo:background-color="transparent" fo:color="#e8bf6a"/>
    </style:style>
    <style:style style:name="T2518" style:family="text">
      <style:text-properties fo:font-size="10.00pt" fo:font-weight="normal" fo:font-family="'JetBrains Mono'" style:font-family-asian="'JetBrains Mono'" style:font-family-complex="'JetBrains Mono'" fo:background-color="transparent" fo:color="#a9b7c6"/>
    </style:style>
    <style:style style:name="T2519" style:family="text">
      <style:text-properties fo:font-size="10.00pt" fo:font-weight="normal" fo:font-family="'JetBrains Mono'" style:font-family-asian="'JetBrains Mono'" style:font-family-complex="'JetBrains Mono'" fo:background-color="transparent" fo:color="#cc7832"/>
    </style:style>
    <style:style style:name="T2520" style:family="text">
      <style:text-properties fo:font-size="10.00pt" fo:font-weight="normal" fo:font-family="'JetBrains Mono'" style:font-family-asian="'JetBrains Mono'" style:font-family-complex="'JetBrains Mono'" fo:background-color="transparent" fo:color="#a9b7c6"/>
    </style:style>
    <style:style style:name="T2521" style:family="text">
      <style:text-properties fo:font-size="10.00pt" fo:font-weight="normal" fo:font-family="'JetBrains Mono'" style:font-family-asian="'JetBrains Mono'" style:font-family-complex="'JetBrains Mono'" fo:background-color="transparent" fo:color="#cc7832"/>
    </style:style>
    <style:style style:name="T2522" style:family="text">
      <style:text-properties fo:font-size="10.00pt" fo:font-weight="normal" fo:font-family="'JetBrains Mono'" style:font-family-asian="'JetBrains Mono'" style:font-family-complex="'JetBrains Mono'" fo:background-color="transparent" fo:color="#ffc66d"/>
    </style:style>
    <style:style style:name="T2523" style:family="text">
      <style:text-properties fo:font-size="10.00pt" fo:font-weight="normal" fo:font-family="'JetBrains Mono'" style:font-family-asian="'JetBrains Mono'" style:font-family-complex="'JetBrains Mono'" fo:background-color="transparent" fo:color="#cc7832"/>
    </style:style>
    <style:style style:name="T2524"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25" style:family="text">
      <style:text-properties fo:font-size="10.00pt" fo:font-weight="normal" fo:font-family="Calibri" style:font-family-asian="Calibri" style:font-family-complex="Calibri" fo:background-color="transparent" style:use-window-font-color="true"/>
    </style:style>
    <style:style style:name="T2526" style:family="text">
      <style:text-properties fo:font-size="14.00pt" fo:font-weight="bold" fo:font-family="Calibri" style:font-family-asian="Calibri" style:font-family-complex="Calibri" fo:background-color="transparent" style:use-window-font-color="true"/>
    </style:style>
    <style:style style:name="T2527" style:family="text">
      <style:text-properties fo:font-size="11.00pt" fo:font-weight="normal" fo:font-family="Calibri" style:font-family-asian="Calibri" style:font-family-complex="Calibri" fo:background-color="transparent" style:use-window-font-color="true"/>
    </style:style>
    <style:style style:name="T2528" style:family="text">
      <style:text-properties fo:font-size="10.00pt" fo:font-weight="normal" fo:font-family="'JetBrains Mono'" style:font-family-asian="'JetBrains Mono'" style:font-family-complex="'JetBrains Mono'" fo:background-color="transparent" fo:color="#cc7832"/>
    </style:style>
    <style:style style:name="T2529" style:family="text">
      <style:text-properties fo:font-size="10.00pt" fo:font-weight="bold" fo:font-family="'JetBrains Mono'" style:font-family-asian="'JetBrains Mono'" style:font-family-complex="'JetBrains Mono'" fo:background-color="transparent" fo:color="#9876aa" fo:font-style="italic"/>
    </style:style>
    <style:style style:name="T2530" style:family="text">
      <style:text-properties fo:font-size="10.00pt" fo:font-weight="normal" fo:font-family="'JetBrains Mono'" style:font-family-asian="'JetBrains Mono'" style:font-family-complex="'JetBrains Mono'" fo:background-color="transparent" fo:color="#cc7832"/>
    </style:style>
    <style:style style:name="T2531" style:family="text">
      <style:text-properties fo:font-size="10.00pt" fo:font-weight="normal" fo:font-family="'JetBrains Mono'" style:font-family-asian="'JetBrains Mono'" style:font-family-complex="'JetBrains Mono'" fo:background-color="transparent" fo:color="#a9b7c6"/>
    </style:style>
    <style:style style:name="T2532" style:family="text">
      <style:text-properties fo:font-size="10.00pt" fo:font-weight="normal" fo:font-family="'JetBrains Mono'" style:font-family-asian="'JetBrains Mono'" style:font-family-complex="'JetBrains Mono'" fo:background-color="transparent" fo:color="#ffc66d"/>
    </style:style>
    <style:style style:name="T2533" style:family="text">
      <style:text-properties fo:font-size="10.00pt" fo:font-weight="normal" fo:font-family="'JetBrains Mono'" style:font-family-asian="'JetBrains Mono'" style:font-family-complex="'JetBrains Mono'" fo:background-color="transparent" fo:color="#cc7832"/>
    </style:style>
    <style:style style:name="T2534" style:family="text">
      <style:text-properties fo:font-size="10.00pt" fo:font-weight="normal" fo:font-family="'JetBrains Mono'" style:font-family-asian="'JetBrains Mono'" style:font-family-complex="'JetBrains Mono'" fo:background-color="transparent" fo:color="#ffc66d"/>
    </style:style>
    <style:style style:name="T2535" style:family="text">
      <style:text-properties fo:font-size="10.00pt" fo:font-weight="normal" fo:font-family="'JetBrains Mono'" style:font-family-asian="'JetBrains Mono'" style:font-family-complex="'JetBrains Mono'" fo:background-color="transparent" fo:color="#cc7832"/>
    </style:style>
    <style:style style:name="T2536" style:family="text">
      <style:text-properties fo:font-size="10.00pt" fo:font-weight="normal" fo:font-family="'JetBrains Mono'" style:font-family-asian="'JetBrains Mono'" style:font-family-complex="'JetBrains Mono'" fo:background-color="transparent" fo:color="#ffc66d"/>
    </style:style>
    <style:style style:name="T2537" style:family="text">
      <style:text-properties fo:font-size="10.00pt" fo:font-weight="normal" fo:font-family="'JetBrains Mono'" style:font-family-asian="'JetBrains Mono'" style:font-family-complex="'JetBrains Mono'" fo:background-color="transparent" fo:color="#a9b7c6"/>
    </style:style>
    <style:style style:name="T2538" style:family="text">
      <style:text-properties fo:font-size="10.00pt" fo:font-weight="normal" fo:font-family="'JetBrains Mono'" style:font-family-asian="'JetBrains Mono'" style:font-family-complex="'JetBrains Mono'" fo:background-color="transparent" fo:color="#cc7832"/>
    </style:style>
    <style:style style:name="T2539" style:family="text">
      <style:text-properties fo:font-size="10.00pt" fo:font-weight="normal" fo:font-family="'JetBrains Mono'" style:font-family-asian="'JetBrains Mono'" style:font-family-complex="'JetBrains Mono'" fo:background-color="transparent" fo:color="#6a8759"/>
    </style:style>
    <style:style style:name="T2540" style:family="text">
      <style:text-properties fo:font-size="10.00pt" fo:font-weight="normal" fo:font-family="'JetBrains Mono'" style:font-family-asian="'JetBrains Mono'" style:font-family-complex="'JetBrains Mono'" fo:background-color="transparent" fo:color="#cc7832"/>
    </style:style>
    <style:style style:name="T2541" style:family="text">
      <style:text-properties fo:font-size="10.00pt" fo:font-weight="normal" fo:font-family="'JetBrains Mono'" style:font-family-asian="'JetBrains Mono'" style:font-family-complex="'JetBrains Mono'" fo:background-color="transparent" fo:color="#a9b7c6"/>
    </style:style>
    <style:style style:name="T2542" style:family="text">
      <style:text-properties fo:font-size="10.00pt" fo:font-weight="bold" fo:font-family="'JetBrains Mono'" style:font-family-asian="'JetBrains Mono'" style:font-family-complex="'JetBrains Mono'" fo:background-color="transparent" fo:color="#9876aa" fo:font-style="italic"/>
    </style:style>
    <style:style style:name="T2543" style:family="text">
      <style:text-properties fo:font-size="10.00pt" fo:font-weight="normal" fo:font-family="'JetBrains Mono'" style:font-family-asian="'JetBrains Mono'" style:font-family-complex="'JetBrains Mono'" fo:background-color="transparent" fo:color="#a9b7c6"/>
    </style:style>
    <style:style style:name="T2544" style:family="text">
      <style:text-properties fo:font-size="10.00pt" fo:font-weight="normal" fo:font-family="'JetBrains Mono'" style:font-family-asian="'JetBrains Mono'" style:font-family-complex="'JetBrains Mono'" fo:background-color="transparent" fo:color="#cc7832"/>
    </style:style>
    <style:style style:name="T2545" style:family="text">
      <style:text-properties fo:font-size="10.00pt" fo:font-weight="normal" fo:font-family="'JetBrains Mono'" style:font-family-asian="'JetBrains Mono'" style:font-family-complex="'JetBrains Mono'" fo:background-color="transparent" fo:color="#6a8759"/>
    </style:style>
    <style:style style:name="T2546" style:family="text">
      <style:text-properties fo:font-size="10.00pt" fo:font-weight="normal" fo:font-family="'JetBrains Mono'" style:font-family-asian="'JetBrains Mono'" style:font-family-complex="'JetBrains Mono'" fo:background-color="transparent" fo:color="#cc7832"/>
    </style:style>
    <style:style style:name="T2547" style:family="text">
      <style:text-properties fo:font-size="10.00pt" fo:font-weight="normal" fo:font-family="'JetBrains Mono'" style:font-family-asian="'JetBrains Mono'" style:font-family-complex="'JetBrains Mono'" fo:background-color="transparent" fo:color="#a9b7c6"/>
    </style:style>
    <style:style style:name="T2548" style:family="text">
      <style:text-properties fo:font-size="10.00pt" fo:font-weight="bold" fo:font-family="'JetBrains Mono'" style:font-family-asian="'JetBrains Mono'" style:font-family-complex="'JetBrains Mono'" fo:background-color="transparent" fo:color="#9876aa" fo:font-style="italic"/>
    </style:style>
    <style:style style:name="T2549" style:family="text">
      <style:text-properties fo:font-size="10.00pt" fo:font-weight="normal" fo:font-family="'JetBrains Mono'" style:font-family-asian="'JetBrains Mono'" style:font-family-complex="'JetBrains Mono'" fo:background-color="transparent" fo:color="#a9b7c6"/>
    </style:style>
    <style:style style:name="T2550" style:family="text">
      <style:text-properties fo:font-size="10.00pt" fo:font-weight="normal" fo:font-family="'JetBrains Mono'" style:font-family-asian="'JetBrains Mono'" style:font-family-complex="'JetBrains Mono'" fo:background-color="transparent" fo:color="#cc7832"/>
    </style:style>
    <style:style style:name="T2551" style:family="text">
      <style:text-properties fo:font-size="10.00pt" fo:font-weight="normal" fo:font-family="'JetBrains Mono'" style:font-family-asian="'JetBrains Mono'" style:font-family-complex="'JetBrains Mono'" fo:background-color="transparent" fo:color="#6a8759"/>
    </style:style>
    <style:style style:name="T2552" style:family="text">
      <style:text-properties fo:font-size="10.00pt" fo:font-weight="normal" fo:font-family="'JetBrains Mono'" style:font-family-asian="'JetBrains Mono'" style:font-family-complex="'JetBrains Mono'" fo:background-color="transparent" fo:color="#cc7832"/>
    </style:style>
    <style:style style:name="T2553" style:family="text">
      <style:text-properties fo:font-size="10.00pt" fo:font-weight="bold" fo:font-family="'JetBrains Mono'" style:font-family-asian="'JetBrains Mono'" style:font-family-complex="'JetBrains Mono'" fo:background-color="transparent" fo:color="#9876aa" fo:font-style="italic"/>
    </style:style>
    <style:style style:name="T2554" style:family="text">
      <style:text-properties fo:font-size="10.00pt" fo:font-weight="normal" fo:font-family="'JetBrains Mono'" style:font-family-asian="'JetBrains Mono'" style:font-family-complex="'JetBrains Mono'" fo:background-color="transparent" fo:color="#cc7832"/>
    </style:style>
    <style:style style:name="T2555" style:family="text">
      <style:text-properties fo:font-size="10.00pt" fo:font-weight="normal" fo:font-family="'JetBrains Mono'" style:font-family-asian="'JetBrains Mono'" style:font-family-complex="'JetBrains Mono'" fo:background-color="transparent" fo:color="#6a8759"/>
    </style:style>
    <style:style style:name="T2556" style:family="text">
      <style:text-properties fo:font-size="10.00pt" fo:font-weight="normal" fo:font-family="'JetBrains Mono'" style:font-family-asian="'JetBrains Mono'" style:font-family-complex="'JetBrains Mono'" fo:background-color="transparent" fo:color="#cc7832"/>
    </style:style>
    <style:style style:name="T2557" style:family="text">
      <style:text-properties fo:font-size="10.00pt" fo:font-weight="normal" fo:font-family="'JetBrains Mono'" style:font-family-asian="'JetBrains Mono'" style:font-family-complex="'JetBrains Mono'" fo:background-color="transparent" fo:color="#ffc66d"/>
    </style:style>
    <style:style style:name="T2558" style:family="text">
      <style:text-properties fo:font-size="10.00pt" fo:font-weight="normal" fo:font-family="'JetBrains Mono'" style:font-family-asian="'JetBrains Mono'" style:font-family-complex="'JetBrains Mono'" fo:background-color="transparent" fo:color="#a9b7c6"/>
    </style:style>
    <style:style style:name="T2559" style:family="text">
      <style:text-properties fo:font-size="10.00pt" fo:font-weight="normal" fo:font-family="'JetBrains Mono'" style:font-family-asian="'JetBrains Mono'" style:font-family-complex="'JetBrains Mono'" fo:background-color="transparent" fo:color="#cc7832"/>
    </style:style>
    <style:style style:name="T2560" style:family="text">
      <style:text-properties fo:font-size="10.00pt" fo:font-weight="normal" fo:font-family="'JetBrains Mono'" style:font-family-asian="'JetBrains Mono'" style:font-family-complex="'JetBrains Mono'" fo:background-color="transparent" fo:color="#a9b7c6"/>
    </style:style>
    <style:style style:name="T2561" style:family="text">
      <style:text-properties fo:font-size="10.00pt" fo:font-weight="normal" fo:font-family="'JetBrains Mono'" style:font-family-asian="'JetBrains Mono'" style:font-family-complex="'JetBrains Mono'" fo:background-color="transparent" fo:color="#cc7832"/>
    </style:style>
    <style:style style:name="T2562" style:family="text">
      <style:text-properties fo:font-size="10.00pt" fo:font-weight="normal" fo:font-family="'JetBrains Mono'" style:font-family-asian="'JetBrains Mono'" style:font-family-complex="'JetBrains Mono'" fo:background-color="transparent" fo:color="#a9b7c6"/>
    </style:style>
    <style:style style:name="T2563" style:family="text">
      <style:text-properties fo:font-size="10.00pt" fo:font-weight="normal" fo:font-family="'JetBrains Mono'" style:font-family-asian="'JetBrains Mono'" style:font-family-complex="'JetBrains Mono'" fo:background-color="transparent" fo:color="#ffc66d"/>
    </style:style>
    <style:style style:name="T2564" style:family="text">
      <style:text-properties fo:font-size="10.00pt" fo:font-weight="normal" fo:font-family="'JetBrains Mono'" style:font-family-asian="'JetBrains Mono'" style:font-family-complex="'JetBrains Mono'" fo:background-color="transparent" fo:color="#a9b7c6"/>
    </style:style>
    <style:style style:name="T2565" style:family="text">
      <style:text-properties fo:font-size="10.00pt" fo:font-weight="normal" fo:font-family="'JetBrains Mono'" style:font-family-asian="'JetBrains Mono'" style:font-family-complex="'JetBrains Mono'" fo:background-color="transparent" fo:color="#6a8759"/>
    </style:style>
    <style:style style:name="T2566" style:family="text">
      <style:text-properties fo:font-size="10.00pt" fo:font-weight="normal" fo:font-family="'JetBrains Mono'" style:font-family-asian="'JetBrains Mono'" style:font-family-complex="'JetBrains Mono'" fo:background-color="transparent" fo:color="#a9b7c6"/>
    </style:style>
    <style:style style:name="T2567" style:family="text">
      <style:text-properties fo:font-size="10.00pt" fo:font-weight="normal" fo:font-family="'JetBrains Mono'" style:font-family-asian="'JetBrains Mono'" style:font-family-complex="'JetBrains Mono'" fo:background-color="transparent" fo:color="#cc7832"/>
    </style:style>
    <style:style style:name="T2568" style:family="text">
      <style:text-properties fo:font-size="10.00pt" fo:font-weight="normal" fo:font-family="'JetBrains Mono'" style:font-family-asian="'JetBrains Mono'" style:font-family-complex="'JetBrains Mono'" fo:background-color="transparent" fo:color="#a9b7c6"/>
    </style:style>
    <style:style style:name="T2569" style:family="text">
      <style:text-properties fo:font-size="10.00pt" fo:font-weight="normal" fo:font-family="'JetBrains Mono'" style:font-family-asian="'JetBrains Mono'" style:font-family-complex="'JetBrains Mono'" fo:background-color="transparent" fo:color="#cc7832"/>
    </style:style>
    <style:style style:name="T2570" style:family="text">
      <style:text-properties fo:font-size="10.00pt" fo:font-weight="normal" fo:font-family="'JetBrains Mono'" style:font-family-asian="'JetBrains Mono'" style:font-family-complex="'JetBrains Mono'" fo:background-color="transparent" fo:color="#a9b7c6"/>
    </style:style>
    <style:style style:name="T2571" style:family="text">
      <style:text-properties fo:font-size="10.00pt" fo:font-weight="normal" fo:font-family="'JetBrains Mono'" style:font-family-asian="'JetBrains Mono'" style:font-family-complex="'JetBrains Mono'" fo:background-color="transparent" fo:color="#ffc66d"/>
    </style:style>
    <style:style style:name="T2572" style:family="text">
      <style:text-properties fo:font-size="10.00pt" fo:font-weight="normal" fo:font-family="'JetBrains Mono'" style:font-family-asian="'JetBrains Mono'" style:font-family-complex="'JetBrains Mono'" fo:background-color="transparent" fo:color="#a9b7c6"/>
    </style:style>
    <style:style style:name="T2573" style:family="text">
      <style:text-properties fo:font-size="10.00pt" fo:font-weight="normal" fo:font-family="'JetBrains Mono'" style:font-family-asian="'JetBrains Mono'" style:font-family-complex="'JetBrains Mono'" fo:background-color="transparent" fo:color="#6a8759"/>
    </style:style>
    <style:style style:name="T2574" style:family="text">
      <style:text-properties fo:font-size="10.00pt" fo:font-weight="normal" fo:font-family="'JetBrains Mono'" style:font-family-asian="'JetBrains Mono'" style:font-family-complex="'JetBrains Mono'" fo:background-color="transparent" fo:color="#a9b7c6"/>
    </style:style>
    <style:style style:name="T2575" style:family="text">
      <style:text-properties fo:font-size="10.00pt" fo:font-weight="normal" fo:font-family="'JetBrains Mono'" style:font-family-asian="'JetBrains Mono'" style:font-family-complex="'JetBrains Mono'" fo:background-color="transparent" fo:color="#cc7832"/>
    </style:style>
    <style:style style:name="T2576" style:family="text">
      <style:text-properties fo:font-size="10.00pt" fo:font-weight="normal" fo:font-family="'JetBrains Mono'" style:font-family-asian="'JetBrains Mono'" style:font-family-complex="'JetBrains Mono'" fo:background-color="transparent" fo:color="#a9b7c6"/>
    </style:style>
    <style:style style:name="T2577" style:family="text">
      <style:text-properties fo:font-size="10.00pt" fo:font-weight="normal" fo:font-family="'JetBrains Mono'" style:font-family-asian="'JetBrains Mono'" style:font-family-complex="'JetBrains Mono'" fo:background-color="transparent" fo:color="#cc7832"/>
    </style:style>
    <style:style style:name="T2578" style:family="text">
      <style:text-properties fo:font-size="10.00pt" fo:font-weight="normal" fo:font-family="'JetBrains Mono'" style:font-family-asian="'JetBrains Mono'" style:font-family-complex="'JetBrains Mono'" fo:background-color="transparent" fo:color="#a9b7c6"/>
    </style:style>
    <style:style style:name="T2579" style:family="text">
      <style:text-properties fo:font-size="10.00pt" fo:font-weight="normal" fo:font-family="'JetBrains Mono'" style:font-family-asian="'JetBrains Mono'" style:font-family-complex="'JetBrains Mono'" fo:background-color="transparent" fo:color="#ffc66d"/>
    </style:style>
    <style:style style:name="T2580" style:family="text">
      <style:text-properties fo:font-size="10.00pt" fo:font-weight="normal" fo:font-family="'JetBrains Mono'" style:font-family-asian="'JetBrains Mono'" style:font-family-complex="'JetBrains Mono'" fo:background-color="transparent" fo:color="#a9b7c6"/>
    </style:style>
    <style:style style:name="T2581" style:family="text">
      <style:text-properties fo:font-size="10.00pt" fo:font-weight="normal" fo:font-family="'JetBrains Mono'" style:font-family-asian="'JetBrains Mono'" style:font-family-complex="'JetBrains Mono'" fo:background-color="transparent" fo:color="#cc7832"/>
    </style:style>
    <style:style style:name="T2582" style:family="text">
      <style:text-properties fo:font-size="10.00pt" fo:font-weight="normal" fo:font-family="'JetBrains Mono'" style:font-family-asian="'JetBrains Mono'" style:font-family-complex="'JetBrains Mono'" fo:background-color="transparent" fo:color="#a9b7c6"/>
    </style:style>
    <style:style style:name="T2583" style:family="text">
      <style:text-properties fo:font-size="10.00pt" fo:font-weight="normal" fo:font-family="'JetBrains Mono'" style:font-family-asian="'JetBrains Mono'" style:font-family-complex="'JetBrains Mono'" fo:background-color="transparent" fo:color="#cc7832"/>
    </style:style>
    <style:style style:name="T2584" style:family="text">
      <style:text-properties fo:font-size="10.00pt" fo:font-weight="normal" fo:font-family="'JetBrains Mono'" style:font-family-asian="'JetBrains Mono'" style:font-family-complex="'JetBrains Mono'" fo:background-color="transparent" fo:color="#a9b7c6"/>
    </style:style>
    <style:style style:name="T2585" style:family="text">
      <style:text-properties fo:font-size="10.00pt" fo:font-weight="normal" fo:font-family="'JetBrains Mono'" style:font-family-asian="'JetBrains Mono'" style:font-family-complex="'JetBrains Mono'" fo:background-color="transparent" fo:color="#ffc66d"/>
    </style:style>
    <style:style style:name="T2586" style:family="text">
      <style:text-properties fo:font-size="10.00pt" fo:font-weight="normal" fo:font-family="'JetBrains Mono'" style:font-family-asian="'JetBrains Mono'" style:font-family-complex="'JetBrains Mono'" fo:background-color="transparent" fo:color="#a9b7c6"/>
    </style:style>
    <style:style style:name="T2587" style:family="text">
      <style:text-properties fo:font-size="10.00pt" fo:font-weight="bold" fo:font-family="'JetBrains Mono'" style:font-family-asian="'JetBrains Mono'" style:font-family-complex="'JetBrains Mono'" fo:background-color="transparent" fo:color="#9876aa" fo:font-style="italic"/>
    </style:style>
    <style:style style:name="T2588" style:family="text">
      <style:text-properties fo:font-size="10.00pt" fo:font-weight="normal" fo:font-family="'JetBrains Mono'" style:font-family-asian="'JetBrains Mono'" style:font-family-complex="'JetBrains Mono'" fo:background-color="transparent" fo:color="#a9b7c6"/>
    </style:style>
    <style:style style:name="T2589" style:family="text">
      <style:text-properties fo:font-size="10.00pt" fo:font-weight="normal" fo:font-family="'JetBrains Mono'" style:font-family-asian="'JetBrains Mono'" style:font-family-complex="'JetBrains Mono'" fo:background-color="transparent" fo:color="#cc7832"/>
    </style:style>
    <style:style style:name="T2590" style:family="text">
      <style:text-properties fo:font-size="10.00pt" fo:font-weight="normal" fo:font-family="'JetBrains Mono'" style:font-family-asian="'JetBrains Mono'" style:font-family-complex="'JetBrains Mono'" fo:background-color="transparent" fo:color="#a9b7c6"/>
    </style:style>
    <style:style style:name="T2591" style:family="text">
      <style:text-properties fo:font-size="10.00pt" fo:font-weight="bold" fo:font-family="'JetBrains Mono'" style:font-family-asian="'JetBrains Mono'" style:font-family-complex="'JetBrains Mono'" fo:background-color="transparent" fo:color="#9876aa" fo:font-style="italic"/>
    </style:style>
    <style:style style:name="T2592" style:family="text">
      <style:text-properties fo:font-size="10.00pt" fo:font-weight="normal" fo:font-family="'JetBrains Mono'" style:font-family-asian="'JetBrains Mono'" style:font-family-complex="'JetBrains Mono'" fo:background-color="transparent" fo:color="#a9b7c6"/>
    </style:style>
    <style:style style:name="T2593" style:family="text">
      <style:text-properties fo:font-size="10.00pt" fo:font-weight="normal" fo:font-family="'JetBrains Mono'" style:font-family-asian="'JetBrains Mono'" style:font-family-complex="'JetBrains Mono'" fo:background-color="transparent" fo:color="#9876aa"/>
    </style:style>
    <style:style style:name="T2594" style:family="text">
      <style:text-properties fo:font-size="10.00pt" fo:font-weight="normal" fo:font-family="'JetBrains Mono'" style:font-family-asian="'JetBrains Mono'" style:font-family-complex="'JetBrains Mono'" fo:background-color="transparent" fo:color="#a9b7c6"/>
    </style:style>
    <style:style style:name="T2595" style:family="text">
      <style:text-properties fo:font-size="10.00pt" fo:font-weight="normal" fo:font-family="'JetBrains Mono'" style:font-family-asian="'JetBrains Mono'" style:font-family-complex="'JetBrains Mono'" fo:background-color="transparent" fo:color="#ffc66d"/>
    </style:style>
    <style:style style:name="T2596" style:family="text">
      <style:text-properties fo:font-size="10.00pt" fo:font-weight="normal" fo:font-family="'JetBrains Mono'" style:font-family-asian="'JetBrains Mono'" style:font-family-complex="'JetBrains Mono'" fo:background-color="transparent" fo:color="#a9b7c6"/>
    </style:style>
    <style:style style:name="T2597" style:family="text">
      <style:text-properties fo:font-size="10.00pt" fo:font-weight="normal" fo:font-family="'JetBrains Mono'" style:font-family-asian="'JetBrains Mono'" style:font-family-complex="'JetBrains Mono'" fo:background-color="transparent" fo:color="#cc7832"/>
    </style:style>
    <style:style style:name="T2598" style:family="text">
      <style:text-properties fo:font-size="10.00pt" fo:font-weight="normal" fo:font-family="'JetBrains Mono'" style:font-family-asian="'JetBrains Mono'" style:font-family-complex="'JetBrains Mono'" fo:background-color="transparent" fo:color="#808080"/>
    </style:style>
    <style:style style:name="T2599" style:family="text">
      <style:text-properties fo:font-size="10.00pt" fo:font-weight="normal" fo:font-family="'JetBrains Mono'" style:font-family-asian="'JetBrains Mono'" style:font-family-complex="'JetBrains Mono'" fo:background-color="transparent" fo:color="#ffc66d"/>
    </style:style>
    <style:style style:name="T2600" style:family="text">
      <style:text-properties fo:font-size="10.00pt" fo:font-weight="normal" fo:font-family="'JetBrains Mono'" style:font-family-asian="'JetBrains Mono'" style:font-family-complex="'JetBrains Mono'" fo:background-color="transparent" fo:color="#a9b7c6"/>
    </style:style>
    <style:style style:name="T2601" style:family="text">
      <style:text-properties fo:font-size="10.00pt" fo:font-weight="normal" fo:font-family="'JetBrains Mono'" style:font-family-asian="'JetBrains Mono'" style:font-family-complex="'JetBrains Mono'" fo:background-color="transparent" fo:color="#cc7832"/>
    </style:style>
    <style:style style:name="T2602" style:family="text">
      <style:text-properties fo:font-size="10.00pt" fo:font-weight="normal" fo:font-family="'JetBrains Mono'" style:font-family-asian="'JetBrains Mono'" style:font-family-complex="'JetBrains Mono'" fo:background-color="transparent" fo:color="#ffc66d"/>
    </style:style>
    <style:style style:name="T2603" style:family="text">
      <style:text-properties fo:font-size="10.00pt" fo:font-weight="normal" fo:font-family="'JetBrains Mono'" style:font-family-asian="'JetBrains Mono'" style:font-family-complex="'JetBrains Mono'" fo:background-color="transparent" fo:color="#a9b7c6"/>
    </style:style>
    <style:style style:name="T2604" style:family="text">
      <style:text-properties fo:font-size="10.00pt" fo:font-weight="normal" fo:font-family="'JetBrains Mono'" style:font-family-asian="'JetBrains Mono'" style:font-family-complex="'JetBrains Mono'" fo:background-color="transparent" fo:color="#ffc66d"/>
    </style:style>
    <style:style style:name="T2605" style:family="text">
      <style:text-properties fo:font-size="10.00pt" fo:font-weight="normal" fo:font-family="'JetBrains Mono'" style:font-family-asian="'JetBrains Mono'" style:font-family-complex="'JetBrains Mono'" fo:background-color="transparent" fo:color="#a9b7c6"/>
    </style:style>
    <style:style style:name="T2606" style:family="text">
      <style:text-properties fo:font-size="10.00pt" fo:font-weight="normal" fo:font-family="'JetBrains Mono'" style:font-family-asian="'JetBrains Mono'" style:font-family-complex="'JetBrains Mono'" fo:background-color="transparent" fo:color="#cc7832"/>
    </style:style>
    <style:style style:name="T2607" style:family="text">
      <style:text-properties fo:font-size="10.00pt" fo:font-weight="normal" fo:font-family="'JetBrains Mono'" style:font-family-asian="'JetBrains Mono'" style:font-family-complex="'JetBrains Mono'" fo:background-color="transparent" fo:color="#a9b7c6"/>
    </style:style>
    <style:style style:name="T2608" style:family="text">
      <style:text-properties fo:font-size="10.00pt" fo:font-weight="normal" fo:font-family="'JetBrains Mono'" style:font-family-asian="'JetBrains Mono'" style:font-family-complex="'JetBrains Mono'" fo:background-color="transparent" fo:color="#cc7832"/>
    </style:style>
    <style:style style:name="T2609" style:family="text">
      <style:text-properties fo:font-size="10.00pt" fo:font-weight="normal" fo:font-family="'JetBrains Mono'" style:font-family-asian="'JetBrains Mono'" style:font-family-complex="'JetBrains Mono'" fo:background-color="transparent" fo:color="#a9b7c6"/>
    </style:style>
    <style:style style:name="T2610" style:family="text">
      <style:text-properties fo:font-size="10.00pt" fo:font-weight="normal" fo:font-family="'JetBrains Mono'" style:font-family-asian="'JetBrains Mono'" style:font-family-complex="'JetBrains Mono'" fo:background-color="transparent" fo:color="#cc7832"/>
    </style:style>
    <style:style style:name="T2611" style:family="text">
      <style:text-properties fo:font-size="10.00pt" fo:font-weight="normal" fo:font-family="'JetBrains Mono'" style:font-family-asian="'JetBrains Mono'" style:font-family-complex="'JetBrains Mono'" fo:background-color="transparent" fo:color="#ffc66d"/>
    </style:style>
    <style:style style:name="T2612" style:family="text">
      <style:text-properties fo:font-size="10.00pt" fo:font-weight="normal" fo:font-family="'JetBrains Mono'" style:font-family-asian="'JetBrains Mono'" style:font-family-complex="'JetBrains Mono'" fo:background-color="transparent" fo:color="#a9b7c6"/>
    </style:style>
    <style:style style:name="T2613" style:family="text">
      <style:text-properties fo:font-size="10.00pt" fo:font-weight="normal" fo:font-family="'JetBrains Mono'" style:font-family-asian="'JetBrains Mono'" style:font-family-complex="'JetBrains Mono'" fo:background-color="transparent" fo:color="#ffc66d"/>
    </style:style>
    <style:style style:name="T2614" style:family="text">
      <style:text-properties fo:font-size="10.00pt" fo:font-weight="normal" fo:font-family="'JetBrains Mono'" style:font-family-asian="'JetBrains Mono'" style:font-family-complex="'JetBrains Mono'" fo:background-color="transparent" fo:color="#a9b7c6"/>
    </style:style>
    <style:style style:name="T2615" style:family="text">
      <style:text-properties fo:font-size="10.00pt" fo:font-weight="normal" fo:font-family="'JetBrains Mono'" style:font-family-asian="'JetBrains Mono'" style:font-family-complex="'JetBrains Mono'" fo:background-color="transparent" fo:color="#cc7832"/>
    </style:style>
    <style:style style:name="T2616" style:family="text">
      <style:text-properties fo:font-size="10.00pt" fo:font-weight="normal" fo:font-family="'JetBrains Mono'" style:font-family-asian="'JetBrains Mono'" style:font-family-complex="'JetBrains Mono'" fo:background-color="transparent" fo:color="#a9b7c6"/>
    </style:style>
    <style:style style:name="T2617" style:family="text">
      <style:text-properties fo:font-size="10.00pt" fo:font-weight="normal" fo:font-family="'JetBrains Mono'" style:font-family-asian="'JetBrains Mono'" style:font-family-complex="'JetBrains Mono'" fo:background-color="transparent" fo:color="#cc7832"/>
    </style:style>
    <style:style style:name="T2618" style:family="text">
      <style:text-properties fo:font-size="10.00pt" fo:font-weight="normal" fo:font-family="'JetBrains Mono'" style:font-family-asian="'JetBrains Mono'" style:font-family-complex="'JetBrains Mono'" fo:background-color="transparent" fo:color="#a9b7c6"/>
    </style:style>
    <style:style style:name="T2619" style:family="text">
      <style:text-properties fo:font-size="10.00pt" fo:font-weight="normal" fo:font-family="'JetBrains Mono'" style:font-family-asian="'JetBrains Mono'" style:font-family-complex="'JetBrains Mono'" fo:background-color="transparent" fo:color="#cc7832"/>
    </style:style>
    <style:style style:name="T2620" style:family="text">
      <style:text-properties fo:font-size="10.00pt" fo:font-weight="normal" fo:font-family="'JetBrains Mono'" style:font-family-asian="'JetBrains Mono'" style:font-family-complex="'JetBrains Mono'" fo:background-color="transparent" fo:color="#a9b7c6"/>
    </style:style>
    <style:style style:name="T2621" style:family="text">
      <style:text-properties fo:font-size="10.00pt" fo:font-weight="normal" fo:font-family="'JetBrains Mono'" style:font-family-asian="'JetBrains Mono'" style:font-family-complex="'JetBrains Mono'" fo:background-color="transparent" fo:color="#cc7832"/>
    </style:style>
    <style:style style:name="T2622" style:family="text">
      <style:text-properties fo:font-size="10.00pt" fo:font-weight="normal" fo:font-family="'JetBrains Mono'" style:font-family-asian="'JetBrains Mono'" style:font-family-complex="'JetBrains Mono'" fo:background-color="transparent" fo:color="#a9b7c6"/>
    </style:style>
    <style:style style:name="T2623" style:family="text">
      <style:text-properties fo:font-size="10.00pt" fo:font-weight="normal" fo:font-family="'JetBrains Mono'" style:font-family-asian="'JetBrains Mono'" style:font-family-complex="'JetBrains Mono'" fo:background-color="transparent" fo:color="#cc7832"/>
    </style:style>
    <style:style style:name="T2624" style:family="text">
      <style:text-properties fo:font-size="10.00pt" fo:font-weight="bold" fo:font-family="'JetBrains Mono'" style:font-family-asian="'JetBrains Mono'" style:font-family-complex="'JetBrains Mono'" fo:background-color="transparent" fo:color="#9876aa" fo:font-style="italic"/>
    </style:style>
    <style:style style:name="T2625" style:family="text">
      <style:text-properties fo:font-size="10.00pt" fo:font-weight="normal" fo:font-family="'JetBrains Mono'" style:font-family-asian="'JetBrains Mono'" style:font-family-complex="'JetBrains Mono'" fo:background-color="transparent" fo:color="#a9b7c6"/>
    </style:style>
    <style:style style:name="T2626" style:family="text">
      <style:text-properties fo:font-size="10.00pt" fo:font-weight="normal" fo:font-family="'JetBrains Mono'" style:font-family-asian="'JetBrains Mono'" style:font-family-complex="'JetBrains Mono'" fo:background-color="transparent" fo:color="#ffc66d"/>
    </style:style>
    <style:style style:name="T2627" style:family="text">
      <style:text-properties fo:font-size="10.00pt" fo:font-weight="normal" fo:font-family="'JetBrains Mono'" style:font-family-asian="'JetBrains Mono'" style:font-family-complex="'JetBrains Mono'" fo:background-color="transparent" fo:color="#a9b7c6"/>
    </style:style>
    <style:style style:name="T2628" style:family="text">
      <style:text-properties fo:font-size="10.00pt" fo:font-weight="normal" fo:font-family="'JetBrains Mono'" style:font-family-asian="'JetBrains Mono'" style:font-family-complex="'JetBrains Mono'" fo:background-color="transparent" fo:color="#6a8759"/>
    </style:style>
    <style:style style:name="T2629" style:family="text">
      <style:text-properties fo:font-size="10.00pt" fo:font-weight="normal" fo:font-family="'JetBrains Mono'" style:font-family-asian="'JetBrains Mono'" style:font-family-complex="'JetBrains Mono'" fo:background-color="transparent" fo:color="#cc7832"/>
    </style:style>
    <style:style style:name="T2630" style:family="text">
      <style:text-properties fo:font-size="10.00pt" fo:font-weight="normal" fo:font-family="'JetBrains Mono'" style:font-family-asian="'JetBrains Mono'" style:font-family-complex="'JetBrains Mono'" fo:background-color="transparent" fo:color="#a9b7c6"/>
    </style:style>
    <style:style style:name="T2631" style:family="text">
      <style:text-properties fo:font-size="10.00pt" fo:font-weight="normal" fo:font-family="'JetBrains Mono'" style:font-family-asian="'JetBrains Mono'" style:font-family-complex="'JetBrains Mono'" fo:background-color="transparent" fo:color="#9876aa"/>
    </style:style>
    <style:style style:name="T2632" style:family="text">
      <style:text-properties fo:font-size="10.00pt" fo:font-weight="normal" fo:font-family="'JetBrains Mono'" style:font-family-asian="'JetBrains Mono'" style:font-family-complex="'JetBrains Mono'" fo:background-color="transparent" fo:color="#a9b7c6"/>
    </style:style>
    <style:style style:name="T2633" style:family="text">
      <style:text-properties fo:font-size="10.00pt" fo:font-weight="normal" fo:font-family="'JetBrains Mono'" style:font-family-asian="'JetBrains Mono'" style:font-family-complex="'JetBrains Mono'" fo:background-color="transparent" fo:color="#cc7832"/>
    </style:style>
    <style:style style:name="T2634" style:family="text">
      <style:text-properties fo:font-size="10.00pt" fo:font-weight="normal" fo:font-family="'JetBrains Mono'" style:font-family-asian="'JetBrains Mono'" style:font-family-complex="'JetBrains Mono'" fo:background-color="transparent" fo:color="#9876aa"/>
    </style:style>
    <style:style style:name="T2635" style:family="text">
      <style:text-properties fo:font-size="10.00pt" fo:font-weight="normal" fo:font-family="'JetBrains Mono'" style:font-family-asian="'JetBrains Mono'" style:font-family-complex="'JetBrains Mono'" fo:background-color="transparent" fo:color="#a9b7c6"/>
    </style:style>
    <style:style style:name="T2636" style:family="text">
      <style:text-properties fo:font-size="10.00pt" fo:font-weight="normal" fo:font-family="'JetBrains Mono'" style:font-family-asian="'JetBrains Mono'" style:font-family-complex="'JetBrains Mono'" fo:background-color="transparent" fo:color="#cc7832"/>
    </style:style>
    <style:style style:name="T2637" style:family="text">
      <style:text-properties fo:font-size="10.00pt" fo:font-weight="normal" fo:font-family="'JetBrains Mono'" style:font-family-asian="'JetBrains Mono'" style:font-family-complex="'JetBrains Mono'" fo:background-color="transparent" fo:color="#a9b7c6"/>
    </style:style>
    <style:style style:name="T2638" style:family="text">
      <style:text-properties fo:font-size="10.00pt" fo:font-weight="normal" fo:font-family="'JetBrains Mono'" style:font-family-asian="'JetBrains Mono'" style:font-family-complex="'JetBrains Mono'" fo:background-color="transparent" fo:color="#cc7832"/>
    </style:style>
    <style:style style:name="T2639" style:family="text">
      <style:text-properties fo:font-size="10.00pt" fo:font-weight="normal" fo:font-family="'JetBrains Mono'" style:font-family-asian="'JetBrains Mono'" style:font-family-complex="'JetBrains Mono'" fo:background-color="transparent" fo:color="#a9b7c6"/>
    </style:style>
    <style:style style:name="T2640" style:family="text">
      <style:text-properties fo:font-size="10.00pt" fo:font-weight="normal" fo:font-family="'JetBrains Mono'" style:font-family-asian="'JetBrains Mono'" style:font-family-complex="'JetBrains Mono'" fo:background-color="transparent" fo:color="#9876aa"/>
    </style:style>
    <style:style style:name="T2641" style:family="text">
      <style:text-properties fo:font-size="10.00pt" fo:font-weight="normal" fo:font-family="'JetBrains Mono'" style:font-family-asian="'JetBrains Mono'" style:font-family-complex="'JetBrains Mono'" fo:background-color="transparent" fo:color="#a9b7c6"/>
    </style:style>
    <style:style style:name="T2642" style:family="text">
      <style:text-properties fo:font-size="10.00pt" fo:font-weight="normal" fo:font-family="'JetBrains Mono'" style:font-family-asian="'JetBrains Mono'" style:font-family-complex="'JetBrains Mono'" fo:background-color="transparent" fo:color="#9876aa"/>
    </style:style>
    <style:style style:name="T2643" style:family="text">
      <style:text-properties fo:font-size="10.00pt" fo:font-weight="normal" fo:font-family="'JetBrains Mono'" style:font-family-asian="'JetBrains Mono'" style:font-family-complex="'JetBrains Mono'" fo:background-color="transparent" fo:color="#cc7832"/>
    </style:style>
    <style:style style:name="T2644" style:family="text">
      <style:text-properties fo:font-size="10.00pt" fo:font-weight="normal" fo:font-family="'JetBrains Mono'" style:font-family-asian="'JetBrains Mono'" style:font-family-complex="'JetBrains Mono'" fo:background-color="transparent" fo:color="#a9b7c6"/>
    </style:style>
    <style:style style:name="T2645" style:family="text">
      <style:text-properties fo:font-size="10.00pt" fo:font-weight="normal" fo:font-family="'JetBrains Mono'" style:font-family-asian="'JetBrains Mono'" style:font-family-complex="'JetBrains Mono'" fo:background-color="transparent" fo:color="#cc7832"/>
    </style:style>
    <style:style style:name="T2646" style:family="text">
      <style:text-properties fo:font-size="10.00pt" fo:font-weight="normal" fo:font-family="'JetBrains Mono'" style:font-family-asian="'JetBrains Mono'" style:font-family-complex="'JetBrains Mono'" fo:background-color="transparent" fo:color="#808080"/>
    </style:style>
    <style:style style:name="T2647" style:family="text">
      <style:text-properties fo:font-size="10.00pt" fo:font-weight="bold" fo:font-family="'JetBrains Mono'" style:font-family-asian="'JetBrains Mono'" style:font-family-complex="'JetBrains Mono'" fo:background-color="transparent" fo:color="#9876aa" fo:font-style="italic"/>
    </style:style>
    <style:style style:name="T2648" style:family="text">
      <style:text-properties fo:font-size="10.00pt" fo:font-weight="normal" fo:font-family="'JetBrains Mono'" style:font-family-asian="'JetBrains Mono'" style:font-family-complex="'JetBrains Mono'" fo:background-color="transparent" fo:color="#a9b7c6"/>
    </style:style>
    <style:style style:name="T2649" style:family="text">
      <style:text-properties fo:font-size="10.00pt" fo:font-weight="normal" fo:font-family="'JetBrains Mono'" style:font-family-asian="'JetBrains Mono'" style:font-family-complex="'JetBrains Mono'" fo:background-color="transparent" fo:color="#ffc66d"/>
    </style:style>
    <style:style style:name="T2650" style:family="text">
      <style:text-properties fo:font-size="10.00pt" fo:font-weight="normal" fo:font-family="'JetBrains Mono'" style:font-family-asian="'JetBrains Mono'" style:font-family-complex="'JetBrains Mono'" fo:background-color="transparent" fo:color="#a9b7c6"/>
    </style:style>
    <style:style style:name="T2651" style:family="text">
      <style:text-properties fo:font-size="10.00pt" fo:font-weight="normal" fo:font-family="'JetBrains Mono'" style:font-family-asian="'JetBrains Mono'" style:font-family-complex="'JetBrains Mono'" fo:background-color="transparent" fo:color="#9876aa"/>
    </style:style>
    <style:style style:name="T2652" style:family="text">
      <style:text-properties fo:font-size="10.00pt" fo:font-weight="normal" fo:font-family="'JetBrains Mono'" style:font-family-asian="'JetBrains Mono'" style:font-family-complex="'JetBrains Mono'" fo:background-color="transparent" fo:color="#a9b7c6"/>
    </style:style>
    <style:style style:name="T2653" style:family="text">
      <style:text-properties fo:font-size="10.00pt" fo:font-weight="normal" fo:font-family="'JetBrains Mono'" style:font-family-asian="'JetBrains Mono'" style:font-family-complex="'JetBrains Mono'" fo:background-color="transparent" fo:color="#cc7832"/>
    </style:style>
    <style:style style:name="T2654" style:family="text">
      <style:text-properties fo:font-size="10.00pt" fo:font-weight="normal" fo:font-family="'JetBrains Mono'" style:font-family-asian="'JetBrains Mono'" style:font-family-complex="'JetBrains Mono'" fo:background-color="transparent" fo:color="#808080"/>
    </style:style>
    <style:style style:name="T2655" style:family="text">
      <style:text-properties fo:font-size="10.00pt" fo:font-weight="normal" fo:font-family="'JetBrains Mono'" style:font-family-asian="'JetBrains Mono'" style:font-family-complex="'JetBrains Mono'" fo:background-color="transparent" fo:color="#a9b7c6"/>
    </style:style>
    <style:style style:name="T2656" style:family="text">
      <style:text-properties fo:font-size="10.00pt" fo:font-weight="normal" fo:font-family="'JetBrains Mono'" style:font-family-asian="'JetBrains Mono'" style:font-family-complex="'JetBrains Mono'" fo:background-color="transparent" fo:color="#9876aa"/>
    </style:style>
    <style:style style:name="T2657" style:family="text">
      <style:text-properties fo:font-size="10.00pt" fo:font-weight="normal" fo:font-family="'JetBrains Mono'" style:font-family-asian="'JetBrains Mono'" style:font-family-complex="'JetBrains Mono'" fo:background-color="transparent" fo:color="#a9b7c6"/>
    </style:style>
    <style:style style:name="T2658" style:family="text">
      <style:text-properties fo:font-size="10.00pt" fo:font-weight="normal" fo:font-family="'JetBrains Mono'" style:font-family-asian="'JetBrains Mono'" style:font-family-complex="'JetBrains Mono'" fo:background-color="transparent" fo:color="#cc7832"/>
    </style:style>
    <style:style style:name="T2659" style:family="text">
      <style:text-properties fo:font-size="10.00pt" fo:font-weight="normal" fo:font-family="'JetBrains Mono'" style:font-family-asian="'JetBrains Mono'" style:font-family-complex="'JetBrains Mono'" fo:background-color="transparent" fo:color="#a9b7c6"/>
    </style:style>
    <style:style style:name="T2660" style:family="text">
      <style:text-properties fo:font-size="10.00pt" fo:font-weight="normal" fo:font-family="'JetBrains Mono'" style:font-family-asian="'JetBrains Mono'" style:font-family-complex="'JetBrains Mono'" fo:background-color="transparent" fo:color="#cc7832"/>
    </style:style>
    <style:style style:name="T2661" style:family="text">
      <style:text-properties fo:font-size="10.00pt" fo:font-weight="normal" fo:font-family="'JetBrains Mono'" style:font-family-asian="'JetBrains Mono'" style:font-family-complex="'JetBrains Mono'" fo:background-color="transparent" fo:color="#a9b7c6"/>
    </style:style>
    <style:style style:name="T2662" style:family="text">
      <style:text-properties fo:font-size="10.00pt" fo:font-weight="bold" fo:font-family="'JetBrains Mono'" style:font-family-asian="'JetBrains Mono'" style:font-family-complex="'JetBrains Mono'" fo:background-color="transparent" fo:color="#9876aa" fo:font-style="italic"/>
    </style:style>
    <style:style style:name="T2663" style:family="text">
      <style:text-properties fo:font-size="10.00pt" fo:font-weight="normal" fo:font-family="'JetBrains Mono'" style:font-family-asian="'JetBrains Mono'" style:font-family-complex="'JetBrains Mono'" fo:background-color="transparent" fo:color="#a9b7c6"/>
    </style:style>
    <style:style style:name="T2664" style:family="text">
      <style:text-properties fo:font-size="10.00pt" fo:font-weight="normal" fo:font-family="'JetBrains Mono'" style:font-family-asian="'JetBrains Mono'" style:font-family-complex="'JetBrains Mono'" fo:background-color="transparent" fo:color="#ffc66d"/>
    </style:style>
    <style:style style:name="T2665" style:family="text">
      <style:text-properties fo:font-size="10.00pt" fo:font-weight="normal" fo:font-family="'JetBrains Mono'" style:font-family-asian="'JetBrains Mono'" style:font-family-complex="'JetBrains Mono'" fo:background-color="transparent" fo:color="#a9b7c6"/>
    </style:style>
    <style:style style:name="T2666" style:family="text">
      <style:text-properties fo:font-size="10.00pt" fo:font-weight="normal" fo:font-family="'JetBrains Mono'" style:font-family-asian="'JetBrains Mono'" style:font-family-complex="'JetBrains Mono'" fo:background-color="transparent" fo:color="#cc7832"/>
    </style:style>
    <style:style style:name="T2667" style:family="text">
      <style:text-properties fo:font-size="10.00pt" fo:font-weight="normal" fo:font-family="'JetBrains Mono'" style:font-family-asian="'JetBrains Mono'" style:font-family-complex="'JetBrains Mono'" fo:background-color="transparent" fo:color="#a9b7c6"/>
    </style:style>
    <style:style style:name="T2668" style:family="text">
      <style:text-properties fo:font-size="10.00pt" fo:font-weight="normal" fo:font-family="'JetBrains Mono'" style:font-family-asian="'JetBrains Mono'" style:font-family-complex="'JetBrains Mono'" fo:background-color="transparent" fo:color="#cc7832"/>
    </style:style>
    <style:style style:name="T2669" style:family="text">
      <style:text-properties fo:font-size="10.00pt" fo:font-weight="normal" fo:font-family="'JetBrains Mono'" style:font-family-asian="'JetBrains Mono'" style:font-family-complex="'JetBrains Mono'" fo:background-color="transparent" fo:color="#a9b7c6"/>
    </style:style>
    <style:style style:name="T2670" style:family="text">
      <style:text-properties fo:font-size="10.00pt" fo:font-weight="normal" fo:font-family="'JetBrains Mono'" style:font-family-asian="'JetBrains Mono'" style:font-family-complex="'JetBrains Mono'" fo:background-color="transparent" fo:color="#cc7832"/>
    </style:style>
    <style:style style:name="T2671" style:family="text">
      <style:text-properties fo:font-size="10.00pt" fo:font-weight="normal" fo:font-family="'JetBrains Mono'" style:font-family-asian="'JetBrains Mono'" style:font-family-complex="'JetBrains Mono'" fo:background-color="transparent" fo:color="#a9b7c6"/>
    </style:style>
    <style:style style:name="T2672" style:family="text">
      <style:text-properties fo:font-size="10.00pt" fo:font-weight="normal" fo:font-family="'JetBrains Mono'" style:font-family-asian="'JetBrains Mono'" style:font-family-complex="'JetBrains Mono'" fo:background-color="transparent" fo:color="#cc7832"/>
    </style:style>
    <style:style style:name="T2673" style:family="text">
      <style:text-properties fo:font-size="10.00pt" fo:font-weight="normal" fo:font-family="'JetBrains Mono'" style:font-family-asian="'JetBrains Mono'" style:font-family-complex="'JetBrains Mono'" fo:background-color="transparent" fo:color="#a9b7c6"/>
    </style:style>
    <style:style style:name="T2674" style:family="text">
      <style:text-properties fo:font-size="10.00pt" fo:font-weight="normal" fo:font-family="'JetBrains Mono'" style:font-family-asian="'JetBrains Mono'" style:font-family-complex="'JetBrains Mono'" fo:background-color="transparent" fo:color="#e8bf6a"/>
    </style:style>
    <style:style style:name="T2675" style:family="text">
      <style:text-properties fo:font-size="10.00pt" fo:font-weight="normal" fo:font-family="'JetBrains Mono'" style:font-family-asian="'JetBrains Mono'" style:font-family-complex="'JetBrains Mono'" fo:background-color="transparent" fo:color="#a9b7c6"/>
    </style:style>
    <style:style style:name="T2676" style:family="text">
      <style:text-properties fo:font-size="10.00pt" fo:font-weight="normal" fo:font-family="'JetBrains Mono'" style:font-family-asian="'JetBrains Mono'" style:font-family-complex="'JetBrains Mono'" fo:background-color="transparent" fo:color="#e8bf6a"/>
    </style:style>
    <style:style style:name="T2677" style:family="text">
      <style:text-properties fo:font-size="10.00pt" fo:font-weight="normal" fo:font-family="'JetBrains Mono'" style:font-family-asian="'JetBrains Mono'" style:font-family-complex="'JetBrains Mono'" fo:background-color="transparent" fo:color="#a9b7c6"/>
    </style:style>
    <style:style style:name="T2678" style:family="text">
      <style:text-properties fo:font-size="10.00pt" fo:font-weight="normal" fo:font-family="'JetBrains Mono'" style:font-family-asian="'JetBrains Mono'" style:font-family-complex="'JetBrains Mono'" fo:background-color="transparent" fo:color="#e8bf6a"/>
    </style:style>
    <style:style style:name="T2679" style:family="text">
      <style:text-properties fo:font-size="10.00pt" fo:font-weight="normal" fo:font-family="'JetBrains Mono'" style:font-family-asian="'JetBrains Mono'" style:font-family-complex="'JetBrains Mono'" fo:background-color="transparent" fo:color="#bababa"/>
    </style:style>
    <style:style style:name="T2680" style:family="text">
      <style:text-properties fo:font-size="10.00pt" fo:font-weight="normal" fo:font-family="'JetBrains Mono'" style:font-family-asian="'JetBrains Mono'" style:font-family-complex="'JetBrains Mono'" fo:background-color="transparent" fo:color="#6a8759"/>
    </style:style>
    <style:style style:name="T2681" style:family="text">
      <style:text-properties fo:font-size="10.00pt" fo:font-weight="normal" fo:font-family="'JetBrains Mono'" style:font-family-asian="'JetBrains Mono'" style:font-family-complex="'JetBrains Mono'" fo:background-color="transparent" fo:color="#a9b7c6"/>
    </style:style>
    <style:style style:name="T2682" style:family="text">
      <style:text-properties fo:font-size="10.00pt" fo:font-weight="normal" fo:font-family="'JetBrains Mono'" style:font-family-asian="'JetBrains Mono'" style:font-family-complex="'JetBrains Mono'" fo:background-color="transparent" fo:color="#ffc66d"/>
    </style:style>
    <style:style style:name="T2683" style:family="text">
      <style:text-properties fo:font-size="10.00pt" fo:font-weight="normal" fo:font-family="'JetBrains Mono'" style:font-family-asian="'JetBrains Mono'" style:font-family-complex="'JetBrains Mono'" fo:background-color="transparent" fo:color="#a9b7c6"/>
    </style:style>
    <style:style style:name="T2684" style:family="text">
      <style:text-properties fo:font-size="10.00pt" fo:font-weight="normal" fo:font-family="'JetBrains Mono'" style:font-family-asian="'JetBrains Mono'" style:font-family-complex="'JetBrains Mono'" fo:background-color="transparent" fo:color="#e8bf6a"/>
    </style:style>
    <style:style style:name="T2685" style:family="text">
      <style:text-properties fo:font-size="10.00pt" fo:font-weight="normal" fo:font-family="'JetBrains Mono'" style:font-family-asian="'JetBrains Mono'" style:font-family-complex="'JetBrains Mono'" fo:background-color="transparent" fo:color="#bababa"/>
    </style:style>
    <style:style style:name="T2686" style:family="text">
      <style:text-properties fo:font-size="10.00pt" fo:font-weight="normal" fo:font-family="'JetBrains Mono'" style:font-family-asian="'JetBrains Mono'" style:font-family-complex="'JetBrains Mono'" fo:background-color="transparent" fo:color="#6a8759"/>
    </style:style>
    <style:style style:name="T2687" style:family="text">
      <style:text-properties fo:font-size="10.00pt" fo:font-weight="normal" fo:font-family="'JetBrains Mono'" style:font-family-asian="'JetBrains Mono'" style:font-family-complex="'JetBrains Mono'" fo:background-color="transparent" fo:color="#e8bf6a"/>
    </style:style>
    <style:style style:name="T2688" style:family="text">
      <style:text-properties fo:font-size="10.00pt" fo:font-weight="normal" fo:font-family="'JetBrains Mono'" style:font-family-asian="'JetBrains Mono'" style:font-family-complex="'JetBrains Mono'" fo:background-color="transparent" fo:color="#a9b7c6"/>
    </style:style>
    <style:style style:name="T2689" style:family="text">
      <style:text-properties fo:font-size="10.00pt" fo:font-weight="normal" fo:font-family="'JetBrains Mono'" style:font-family-asian="'JetBrains Mono'" style:font-family-complex="'JetBrains Mono'" fo:background-color="transparent" fo:color="#e8bf6a"/>
    </style:style>
    <style:style style:name="T2690" style:family="text">
      <style:text-properties fo:font-size="10.00pt" fo:font-weight="normal" fo:font-family="'JetBrains Mono'" style:font-family-asian="'JetBrains Mono'" style:font-family-complex="'JetBrains Mono'" fo:background-color="transparent" fo:color="#bababa"/>
    </style:style>
    <style:style style:name="T2691" style:family="text">
      <style:text-properties fo:font-size="10.00pt" fo:font-weight="normal" fo:font-family="'JetBrains Mono'" style:font-family-asian="'JetBrains Mono'" style:font-family-complex="'JetBrains Mono'" fo:background-color="transparent" fo:color="#6a8759"/>
    </style:style>
    <style:style style:name="T2692" style:family="text">
      <style:text-properties fo:font-size="10.00pt" fo:font-weight="normal" fo:font-family="'JetBrains Mono'" style:font-family-asian="'JetBrains Mono'" style:font-family-complex="'JetBrains Mono'" fo:background-color="transparent" fo:color="#bababa"/>
    </style:style>
    <style:style style:name="T2693" style:family="text">
      <style:text-properties fo:font-size="10.00pt" fo:font-weight="normal" fo:font-family="'JetBrains Mono'" style:font-family-asian="'JetBrains Mono'" style:font-family-complex="'JetBrains Mono'" fo:background-color="transparent" fo:color="#6a8759"/>
    </style:style>
    <style:style style:name="T2694" style:family="text">
      <style:text-properties fo:font-size="10.00pt" fo:font-weight="normal" fo:font-family="'JetBrains Mono'" style:font-family-asian="'JetBrains Mono'" style:font-family-complex="'JetBrains Mono'" fo:background-color="transparent" fo:color="#bababa"/>
    </style:style>
    <style:style style:name="T2695" style:family="text">
      <style:text-properties fo:font-size="10.00pt" fo:font-weight="normal" fo:font-family="'JetBrains Mono'" style:font-family-asian="'JetBrains Mono'" style:font-family-complex="'JetBrains Mono'" fo:background-color="transparent" fo:color="#6a8759"/>
    </style:style>
    <style:style style:name="T2696" style:family="text">
      <style:text-properties fo:font-size="10.00pt" fo:font-weight="normal" fo:font-family="'JetBrains Mono'" style:font-family-asian="'JetBrains Mono'" style:font-family-complex="'JetBrains Mono'" fo:background-color="transparent" fo:color="#bababa"/>
    </style:style>
    <style:style style:name="T2697" style:family="text">
      <style:text-properties fo:font-size="10.00pt" fo:font-weight="normal" fo:font-family="'JetBrains Mono'" style:font-family-asian="'JetBrains Mono'" style:font-family-complex="'JetBrains Mono'" fo:background-color="transparent" fo:color="#6a8759"/>
    </style:style>
    <style:style style:name="T2698" style:family="text">
      <style:text-properties fo:font-size="10.00pt" fo:font-weight="normal" fo:font-family="'JetBrains Mono'" style:font-family-asian="'JetBrains Mono'" style:font-family-complex="'JetBrains Mono'" fo:background-color="transparent" fo:color="#a9b7c6"/>
    </style:style>
    <style:style style:name="T2699" style:family="text">
      <style:text-properties fo:font-size="10.00pt" fo:font-weight="normal" fo:font-family="'JetBrains Mono'" style:font-family-asian="'JetBrains Mono'" style:font-family-complex="'JetBrains Mono'" fo:background-color="transparent" fo:color="#bababa"/>
    </style:style>
    <style:style style:name="T2700" style:family="text">
      <style:text-properties fo:font-size="10.00pt" fo:font-weight="normal" fo:font-family="'JetBrains Mono'" style:font-family-asian="'JetBrains Mono'" style:font-family-complex="'JetBrains Mono'" fo:background-color="transparent" fo:color="#6a8759"/>
    </style:style>
    <style:style style:name="T2701" style:family="text">
      <style:text-properties fo:font-size="10.00pt" fo:font-weight="normal" fo:font-family="'JetBrains Mono'" style:font-family-asian="'JetBrains Mono'" style:font-family-complex="'JetBrains Mono'" fo:background-color="transparent" fo:color="#a9b7c6"/>
    </style:style>
    <style:style style:name="T2702" style:family="text">
      <style:text-properties fo:font-size="10.00pt" fo:font-weight="normal" fo:font-family="'JetBrains Mono'" style:font-family-asian="'JetBrains Mono'" style:font-family-complex="'JetBrains Mono'" fo:background-color="transparent" fo:color="#9876aa"/>
    </style:style>
    <style:style style:name="T2703" style:family="text">
      <style:text-properties fo:font-size="10.00pt" fo:font-weight="normal" fo:font-family="'JetBrains Mono'" style:font-family-asian="'JetBrains Mono'" style:font-family-complex="'JetBrains Mono'" fo:background-color="transparent" fo:color="#a9b7c6"/>
    </style:style>
    <style:style style:name="T2704" style:family="text">
      <style:text-properties fo:font-size="10.00pt" fo:font-weight="normal" fo:font-family="'JetBrains Mono'" style:font-family-asian="'JetBrains Mono'" style:font-family-complex="'JetBrains Mono'" fo:background-color="transparent" fo:color="#9876aa"/>
    </style:style>
    <style:style style:name="T2705" style:family="text">
      <style:text-properties fo:font-size="10.00pt" fo:font-weight="normal" fo:font-family="'JetBrains Mono'" style:font-family-asian="'JetBrains Mono'" style:font-family-complex="'JetBrains Mono'" fo:background-color="transparent" fo:color="#a9b7c6"/>
    </style:style>
    <style:style style:name="T2706" style:family="text">
      <style:text-properties fo:font-size="10.00pt" fo:font-weight="normal" fo:font-family="'JetBrains Mono'" style:font-family-asian="'JetBrains Mono'" style:font-family-complex="'JetBrains Mono'" fo:background-color="transparent" fo:color="#e8bf6a"/>
    </style:style>
    <style:style style:name="T2707" style:family="text">
      <style:text-properties fo:font-size="10.00pt" fo:font-weight="normal" fo:font-family="'JetBrains Mono'" style:font-family-asian="'JetBrains Mono'" style:font-family-complex="'JetBrains Mono'" fo:background-color="transparent" fo:color="#bababa"/>
    </style:style>
    <style:style style:name="T2708" style:family="text">
      <style:text-properties fo:font-size="10.00pt" fo:font-weight="normal" fo:font-family="'JetBrains Mono'" style:font-family-asian="'JetBrains Mono'" style:font-family-complex="'JetBrains Mono'" fo:background-color="transparent" fo:color="#6a8759"/>
    </style:style>
    <style:style style:name="T2709" style:family="text">
      <style:text-properties fo:font-size="10.00pt" fo:font-weight="normal" fo:font-family="'JetBrains Mono'" style:font-family-asian="'JetBrains Mono'" style:font-family-complex="'JetBrains Mono'" fo:background-color="transparent" fo:color="#e8bf6a"/>
    </style:style>
    <style:style style:name="T2710" style:family="text">
      <style:text-properties fo:font-size="10.00pt" fo:font-weight="normal" fo:font-family="'JetBrains Mono'" style:font-family-asian="'JetBrains Mono'" style:font-family-complex="'JetBrains Mono'" fo:background-color="transparent" fo:color="#a9b7c6"/>
    </style:style>
    <style:style style:name="T2711" style:family="text">
      <style:text-properties fo:font-size="10.00pt" fo:font-weight="normal" fo:font-family="'JetBrains Mono'" style:font-family-asian="'JetBrains Mono'" style:font-family-complex="'JetBrains Mono'" fo:background-color="transparent" fo:color="#e8bf6a"/>
    </style:style>
    <style:style style:name="T2712" style:family="text">
      <style:text-properties fo:font-size="10.00pt" fo:font-weight="normal" fo:font-family="'JetBrains Mono'" style:font-family-asian="'JetBrains Mono'" style:font-family-complex="'JetBrains Mono'" fo:background-color="transparent" fo:color="#bababa"/>
    </style:style>
    <style:style style:name="T2713" style:family="text">
      <style:text-properties fo:font-size="10.00pt" fo:font-weight="normal" fo:font-family="'JetBrains Mono'" style:font-family-asian="'JetBrains Mono'" style:font-family-complex="'JetBrains Mono'" fo:background-color="transparent" fo:color="#6a8759"/>
    </style:style>
    <style:style style:name="T2714" style:family="text">
      <style:text-properties fo:font-size="10.00pt" fo:font-weight="normal" fo:font-family="'JetBrains Mono'" style:font-family-asian="'JetBrains Mono'" style:font-family-complex="'JetBrains Mono'" fo:background-color="transparent" fo:color="#bababa"/>
    </style:style>
    <style:style style:name="T2715" style:family="text">
      <style:text-properties fo:font-size="10.00pt" fo:font-weight="normal" fo:font-family="'JetBrains Mono'" style:font-family-asian="'JetBrains Mono'" style:font-family-complex="'JetBrains Mono'" fo:background-color="transparent" fo:color="#6a8759"/>
    </style:style>
    <style:style style:name="T2716" style:family="text">
      <style:text-properties fo:font-size="10.00pt" fo:font-weight="normal" fo:font-family="'JetBrains Mono'" style:font-family-asian="'JetBrains Mono'" style:font-family-complex="'JetBrains Mono'" fo:background-color="transparent" fo:color="#bababa"/>
    </style:style>
    <style:style style:name="T2717" style:family="text">
      <style:text-properties fo:font-size="10.00pt" fo:font-weight="normal" fo:font-family="'JetBrains Mono'" style:font-family-asian="'JetBrains Mono'" style:font-family-complex="'JetBrains Mono'" fo:background-color="transparent" fo:color="#6a8759"/>
    </style:style>
    <style:style style:name="T2718" style:family="text">
      <style:text-properties fo:font-size="10.00pt" fo:font-weight="normal" fo:font-family="'JetBrains Mono'" style:font-family-asian="'JetBrains Mono'" style:font-family-complex="'JetBrains Mono'" fo:background-color="transparent" fo:color="#bababa"/>
    </style:style>
    <style:style style:name="T2719" style:family="text">
      <style:text-properties fo:font-size="10.00pt" fo:font-weight="normal" fo:font-family="'JetBrains Mono'" style:font-family-asian="'JetBrains Mono'" style:font-family-complex="'JetBrains Mono'" fo:background-color="transparent" fo:color="#6a8759"/>
    </style:style>
    <style:style style:name="T2720" style:family="text">
      <style:text-properties fo:font-size="10.00pt" fo:font-weight="normal" fo:font-family="'JetBrains Mono'" style:font-family-asian="'JetBrains Mono'" style:font-family-complex="'JetBrains Mono'" fo:background-color="transparent" fo:color="#a9b7c6"/>
    </style:style>
    <style:style style:name="T2721" style:family="text">
      <style:text-properties fo:font-size="10.00pt" fo:font-weight="normal" fo:font-family="'JetBrains Mono'" style:font-family-asian="'JetBrains Mono'" style:font-family-complex="'JetBrains Mono'" fo:background-color="transparent" fo:color="#bababa"/>
    </style:style>
    <style:style style:name="T2722" style:family="text">
      <style:text-properties fo:font-size="10.00pt" fo:font-weight="normal" fo:font-family="'JetBrains Mono'" style:font-family-asian="'JetBrains Mono'" style:font-family-complex="'JetBrains Mono'" fo:background-color="transparent" fo:color="#6a8759"/>
    </style:style>
    <style:style style:name="T2723" style:family="text">
      <style:text-properties fo:font-size="10.00pt" fo:font-weight="normal" fo:font-family="'JetBrains Mono'" style:font-family-asian="'JetBrains Mono'" style:font-family-complex="'JetBrains Mono'" fo:background-color="transparent" fo:color="#a9b7c6"/>
    </style:style>
    <style:style style:name="T2724" style:family="text">
      <style:text-properties fo:font-size="10.00pt" fo:font-weight="normal" fo:font-family="'JetBrains Mono'" style:font-family-asian="'JetBrains Mono'" style:font-family-complex="'JetBrains Mono'" fo:background-color="transparent" fo:color="#9876aa"/>
    </style:style>
    <style:style style:name="T2725" style:family="text">
      <style:text-properties fo:font-size="10.00pt" fo:font-weight="normal" fo:font-family="'JetBrains Mono'" style:font-family-asian="'JetBrains Mono'" style:font-family-complex="'JetBrains Mono'" fo:background-color="transparent" fo:color="#a9b7c6"/>
    </style:style>
    <style:style style:name="T2726" style:family="text">
      <style:text-properties fo:font-size="10.00pt" fo:font-weight="normal" fo:font-family="'JetBrains Mono'" style:font-family-asian="'JetBrains Mono'" style:font-family-complex="'JetBrains Mono'" fo:background-color="transparent" fo:color="#9876aa"/>
    </style:style>
    <style:style style:name="T2727" style:family="text">
      <style:text-properties fo:font-size="10.00pt" fo:font-weight="normal" fo:font-family="'JetBrains Mono'" style:font-family-asian="'JetBrains Mono'" style:font-family-complex="'JetBrains Mono'" fo:background-color="transparent" fo:color="#a9b7c6"/>
    </style:style>
    <style:style style:name="T2728" style:family="text">
      <style:text-properties fo:font-size="10.00pt" fo:font-weight="normal" fo:font-family="'JetBrains Mono'" style:font-family-asian="'JetBrains Mono'" style:font-family-complex="'JetBrains Mono'" fo:background-color="transparent" fo:color="#e8bf6a"/>
    </style:style>
    <style:style style:name="T2729" style:family="text">
      <style:text-properties fo:font-size="10.00pt" fo:font-weight="normal" fo:font-family="'JetBrains Mono'" style:font-family-asian="'JetBrains Mono'" style:font-family-complex="'JetBrains Mono'" fo:background-color="transparent" fo:color="#a9b7c6"/>
    </style:style>
    <style:style style:name="T2730" style:family="text">
      <style:text-properties fo:font-size="10.00pt" fo:font-weight="normal" fo:font-family="'JetBrains Mono'" style:font-family-asian="'JetBrains Mono'" style:font-family-complex="'JetBrains Mono'" fo:background-color="transparent" fo:color="#e8bf6a"/>
    </style:style>
    <style:style style:name="T2731" style:family="text">
      <style:text-properties fo:font-size="10.00pt" fo:font-weight="normal" fo:font-family="'JetBrains Mono'" style:font-family-asian="'JetBrains Mono'" style:font-family-complex="'JetBrains Mono'" fo:background-color="transparent" fo:color="#bababa"/>
    </style:style>
    <style:style style:name="T2732" style:family="text">
      <style:text-properties fo:font-size="10.00pt" fo:font-weight="normal" fo:font-family="'JetBrains Mono'" style:font-family-asian="'JetBrains Mono'" style:font-family-complex="'JetBrains Mono'" fo:background-color="transparent" fo:color="#6a8759"/>
    </style:style>
    <style:style style:name="T2733" style:family="text">
      <style:text-properties fo:font-size="10.00pt" fo:font-weight="normal" fo:font-family="'JetBrains Mono'" style:font-family-asian="'JetBrains Mono'" style:font-family-complex="'JetBrains Mono'" fo:background-color="transparent" fo:color="#e8bf6a"/>
    </style:style>
    <style:style style:name="T2734" style:family="text">
      <style:text-properties fo:font-size="10.00pt" fo:font-weight="normal" fo:font-family="'JetBrains Mono'" style:font-family-asian="'JetBrains Mono'" style:font-family-complex="'JetBrains Mono'" fo:background-color="transparent" fo:color="#a9b7c6"/>
    </style:style>
    <style:style style:name="T2735" style:family="text">
      <style:text-properties fo:font-size="10.00pt" fo:font-weight="normal" fo:font-family="'JetBrains Mono'" style:font-family-asian="'JetBrains Mono'" style:font-family-complex="'JetBrains Mono'" fo:background-color="transparent" fo:color="#e8bf6a"/>
    </style:style>
    <style:style style:name="T2736" style:family="text">
      <style:text-properties fo:font-size="10.00pt" fo:font-weight="normal" fo:font-family="'JetBrains Mono'" style:font-family-asian="'JetBrains Mono'" style:font-family-complex="'JetBrains Mono'" fo:background-color="transparent" fo:color="#a9b7c6"/>
    </style:style>
    <style:style style:name="T2737" style:family="text">
      <style:text-properties fo:font-size="10.00pt" fo:font-weight="normal" fo:font-family="'JetBrains Mono'" style:font-family-asian="'JetBrains Mono'" style:font-family-complex="'JetBrains Mono'" fo:background-color="transparent" fo:color="#e8bf6a"/>
    </style:style>
    <style:style style:name="T2738" style:family="text">
      <style:text-properties fo:font-size="10.00pt" fo:font-weight="normal" fo:font-family="'JetBrains Mono'" style:font-family-asian="'JetBrains Mono'" style:font-family-complex="'JetBrains Mono'" fo:background-color="transparent" fo:color="#bababa"/>
    </style:style>
    <style:style style:name="T2739" style:family="text">
      <style:text-properties fo:font-size="10.00pt" fo:font-weight="normal" fo:font-family="'JetBrains Mono'" style:font-family-asian="'JetBrains Mono'" style:font-family-complex="'JetBrains Mono'" fo:background-color="transparent" fo:color="#6a8759"/>
    </style:style>
    <style:style style:name="T2740" style:family="text">
      <style:text-properties fo:font-size="10.00pt" fo:font-weight="normal" fo:font-family="'JetBrains Mono'" style:font-family-asian="'JetBrains Mono'" style:font-family-complex="'JetBrains Mono'" fo:background-color="transparent" fo:color="#bababa"/>
    </style:style>
    <style:style style:name="T2741" style:family="text">
      <style:text-properties fo:font-size="10.00pt" fo:font-weight="normal" fo:font-family="'JetBrains Mono'" style:font-family-asian="'JetBrains Mono'" style:font-family-complex="'JetBrains Mono'" fo:background-color="transparent" fo:color="#6a8759"/>
    </style:style>
    <style:style style:name="T2742" style:family="text">
      <style:text-properties fo:font-size="10.00pt" fo:font-weight="normal" fo:font-family="'JetBrains Mono'" style:font-family-asian="'JetBrains Mono'" style:font-family-complex="'JetBrains Mono'" fo:background-color="transparent" fo:color="#e8bf6a"/>
    </style:style>
    <style:style style:name="T2743" style:family="text">
      <style:text-properties fo:font-size="10.00pt" fo:font-weight="normal" fo:font-family="'JetBrains Mono'" style:font-family-asian="'JetBrains Mono'" style:font-family-complex="'JetBrains Mono'" fo:background-color="transparent" fo:color="#a9b7c6"/>
    </style:style>
    <style:style style:name="T2744" style:family="text">
      <style:text-properties fo:font-size="10.00pt" fo:font-weight="normal" fo:font-family="'JetBrains Mono'" style:font-family-asian="'JetBrains Mono'" style:font-family-complex="'JetBrains Mono'" fo:background-color="transparent" fo:color="#e8bf6a"/>
    </style:style>
    <style:style style:name="T2745" style:family="text">
      <style:text-properties fo:font-size="10.00pt" fo:font-weight="normal" fo:font-family="'JetBrains Mono'" style:font-family-asian="'JetBrains Mono'" style:font-family-complex="'JetBrains Mono'" fo:background-color="transparent" fo:color="#a9b7c6"/>
    </style:style>
    <style:style style:name="T2746" style:family="text">
      <style:text-properties fo:font-size="10.00pt" fo:font-weight="normal" fo:font-family="'JetBrains Mono'" style:font-family-asian="'JetBrains Mono'" style:font-family-complex="'JetBrains Mono'" fo:background-color="transparent" fo:color="#e8bf6a"/>
    </style:style>
    <style:style style:name="T2747" style:family="text">
      <style:text-properties fo:font-size="10.00pt" fo:font-weight="normal" fo:font-family="'JetBrains Mono'" style:font-family-asian="'JetBrains Mono'" style:font-family-complex="'JetBrains Mono'" fo:background-color="transparent" fo:color="#bababa"/>
    </style:style>
    <style:style style:name="T2748" style:family="text">
      <style:text-properties fo:font-size="10.00pt" fo:font-weight="normal" fo:font-family="'JetBrains Mono'" style:font-family-asian="'JetBrains Mono'" style:font-family-complex="'JetBrains Mono'" fo:background-color="transparent" fo:color="#6a8759"/>
    </style:style>
    <style:style style:name="T2749" style:family="text">
      <style:text-properties fo:font-size="10.00pt" fo:font-weight="normal" fo:font-family="'JetBrains Mono'" style:font-family-asian="'JetBrains Mono'" style:font-family-complex="'JetBrains Mono'" fo:background-color="transparent" fo:color="#e8bf6a"/>
    </style:style>
    <style:style style:name="T2750" style:family="text">
      <style:text-properties fo:font-size="10.00pt" fo:font-weight="normal" fo:font-family="'JetBrains Mono'" style:font-family-asian="'JetBrains Mono'" style:font-family-complex="'JetBrains Mono'" fo:background-color="transparent" fo:color="#a9b7c6"/>
    </style:style>
    <style:style style:name="T2751" style:family="text">
      <style:text-properties fo:font-size="10.00pt" fo:font-weight="normal" fo:font-family="'JetBrains Mono'" style:font-family-asian="'JetBrains Mono'" style:font-family-complex="'JetBrains Mono'" fo:background-color="transparent" fo:color="#e8bf6a"/>
    </style:style>
    <style:style style:name="T2752" style:family="text">
      <style:text-properties fo:font-size="10.00pt" fo:font-weight="normal" fo:font-family="'JetBrains Mono'" style:font-family-asian="'JetBrains Mono'" style:font-family-complex="'JetBrains Mono'" fo:background-color="transparent" fo:color="#a9b7c6"/>
    </style:style>
    <style:style style:name="T2753" style:family="text">
      <style:text-properties fo:font-size="10.00pt" fo:font-weight="normal" fo:font-family="'JetBrains Mono'" style:font-family-asian="'JetBrains Mono'" style:font-family-complex="'JetBrains Mono'" fo:background-color="transparent" fo:color="#e8bf6a"/>
    </style:style>
    <style:style style:name="T2754" style:family="text">
      <style:text-properties fo:font-size="10.00pt" fo:font-weight="normal" fo:font-family="'JetBrains Mono'" style:font-family-asian="'JetBrains Mono'" style:font-family-complex="'JetBrains Mono'" fo:background-color="transparent" fo:color="#a9b7c6"/>
    </style:style>
    <style:style style:name="T2755" style:family="text">
      <style:text-properties fo:font-size="10.00pt" fo:font-weight="normal" fo:font-family="'JetBrains Mono'" style:font-family-asian="'JetBrains Mono'" style:font-family-complex="'JetBrains Mono'" fo:background-color="transparent" fo:color="#cc7832"/>
    </style:style>
    <style:style style:name="T2756" style:family="text">
      <style:text-properties fo:font-size="10.00pt" fo:font-weight="normal" fo:font-family="'JetBrains Mono'" style:font-family-asian="'JetBrains Mono'" style:font-family-complex="'JetBrains Mono'" fo:background-color="transparent" fo:color="#a9b7c6"/>
    </style:style>
    <style:style style:name="T2757" style:family="text">
      <style:text-properties fo:font-size="10.00pt" fo:font-weight="normal" fo:font-family="'JetBrains Mono'" style:font-family-asian="'JetBrains Mono'" style:font-family-complex="'JetBrains Mono'" fo:background-color="transparent" fo:color="#cc7832"/>
    </style:style>
    <style:style style:name="T2758" style:family="text">
      <style:text-properties fo:font-size="10.00pt" fo:font-weight="normal" fo:font-family="'JetBrains Mono'" style:font-family-asian="'JetBrains Mono'" style:font-family-complex="'JetBrains Mono'" fo:background-color="transparent" fo:color="#ffc66d"/>
    </style:style>
    <style:style style:name="T2759" style:family="text">
      <style:text-properties fo:font-size="10.00pt" fo:font-weight="normal" fo:font-family="'JetBrains Mono'" style:font-family-asian="'JetBrains Mono'" style:font-family-complex="'JetBrains Mono'" fo:background-color="transparent" fo:color="#cc7832"/>
    </style:style>
    <style:style style:name="T2760" style:family="text">
      <style:text-properties fo:font-size="1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61" style:family="text">
      <style:text-properties fo:font-size="10.00pt" fo:font-weight="normal" fo:font-family="Calibri" style:font-family-asian="Calibri" style:font-family-complex="Calibri" fo:background-color="transparent" style:use-window-font-color="true"/>
    </style:style>
    <style:style style:name="T2762" style:family="text">
      <style:text-properties fo:font-size="10.00pt" fo:font-weight="normal" fo:font-family="'JetBrains Mono'" style:font-family-asian="'JetBrains Mono'" style:font-family-complex="'JetBrains Mono'" fo:background-color="transparent" fo:color="#cc7832"/>
    </style:style>
    <style:style style:name="T2763" style:family="text">
      <style:text-properties fo:font-size="10.00pt" fo:font-weight="normal" fo:font-family="'JetBrains Mono'" style:font-family-asian="'JetBrains Mono'" style:font-family-complex="'JetBrains Mono'" fo:background-color="transparent" fo:color="#ffc66d"/>
    </style:style>
    <style:style style:name="T2764" style:family="text">
      <style:text-properties fo:font-size="10.00pt" fo:font-weight="normal" fo:font-family="'JetBrains Mono'" style:font-family-asian="'JetBrains Mono'" style:font-family-complex="'JetBrains Mono'" fo:background-color="transparent" fo:color="#a9b7c6"/>
    </style:style>
    <style:style style:name="T2765" style:family="text">
      <style:text-properties fo:font-size="10.00pt" fo:font-weight="normal" fo:font-family="'JetBrains Mono'" style:font-family-asian="'JetBrains Mono'" style:font-family-complex="'JetBrains Mono'" fo:background-color="transparent" fo:color="#cc7832"/>
    </style:style>
    <style:style style:name="T2766" style:family="text">
      <style:text-properties fo:font-size="10.00pt" fo:font-weight="normal" fo:font-family="'JetBrains Mono'" style:font-family-asian="'JetBrains Mono'" style:font-family-complex="'JetBrains Mono'" fo:background-color="transparent" fo:color="#a9b7c6"/>
    </style:style>
    <style:style style:name="T2767" style:family="text">
      <style:text-properties fo:font-size="10.00pt" fo:font-weight="normal" fo:font-family="'JetBrains Mono'" style:font-family-asian="'JetBrains Mono'" style:font-family-complex="'JetBrains Mono'" fo:background-color="transparent" fo:color="#cc7832"/>
    </style:style>
    <style:style style:name="T2768" style:family="text">
      <style:text-properties fo:font-size="10.00pt" fo:font-weight="normal" fo:font-family="'JetBrains Mono'" style:font-family-asian="'JetBrains Mono'" style:font-family-complex="'JetBrains Mono'" fo:background-color="transparent" fo:color="#a9b7c6"/>
    </style:style>
    <style:style style:name="T2769" style:family="text">
      <style:text-properties fo:font-size="10.00pt" fo:font-weight="normal" fo:font-family="'JetBrains Mono'" style:font-family-asian="'JetBrains Mono'" style:font-family-complex="'JetBrains Mono'" fo:background-color="transparent" fo:color="#ffc66d"/>
    </style:style>
    <style:style style:name="T2770" style:family="text">
      <style:text-properties fo:font-size="10.00pt" fo:font-weight="normal" fo:font-family="'JetBrains Mono'" style:font-family-asian="'JetBrains Mono'" style:font-family-complex="'JetBrains Mono'" fo:background-color="transparent" fo:color="#a9b7c6"/>
    </style:style>
    <style:style style:name="T2771" style:family="text">
      <style:text-properties fo:font-size="10.00pt" fo:font-weight="normal" fo:font-family="'JetBrains Mono'" style:font-family-asian="'JetBrains Mono'" style:font-family-complex="'JetBrains Mono'" fo:background-color="transparent" fo:color="#6a8759"/>
    </style:style>
    <style:style style:name="T2772" style:family="text">
      <style:text-properties fo:font-size="10.00pt" fo:font-weight="normal" fo:font-family="'JetBrains Mono'" style:font-family-asian="'JetBrains Mono'" style:font-family-complex="'JetBrains Mono'" fo:background-color="transparent" fo:color="#a9b7c6"/>
    </style:style>
    <style:style style:name="T2773" style:family="text">
      <style:text-properties fo:font-size="10.00pt" fo:font-weight="normal" fo:font-family="'JetBrains Mono'" style:font-family-asian="'JetBrains Mono'" style:font-family-complex="'JetBrains Mono'" fo:background-color="transparent" fo:color="#cc7832"/>
    </style:style>
    <style:style style:name="T2774" style:family="text">
      <style:text-properties fo:font-size="10.00pt" fo:font-weight="normal" fo:font-family="'JetBrains Mono'" style:font-family-asian="'JetBrains Mono'" style:font-family-complex="'JetBrains Mono'" fo:background-color="transparent" fo:color="#a9b7c6"/>
    </style:style>
    <style:style style:name="T2775" style:family="text">
      <style:text-properties fo:font-size="10.00pt" fo:font-weight="normal" fo:font-family="'JetBrains Mono'" style:font-family-asian="'JetBrains Mono'" style:font-family-complex="'JetBrains Mono'" fo:background-color="transparent" fo:color="#cc7832"/>
    </style:style>
    <style:style style:name="T2776" style:family="text">
      <style:text-properties fo:font-size="10.00pt" fo:font-weight="normal" fo:font-family="'JetBrains Mono'" style:font-family-asian="'JetBrains Mono'" style:font-family-complex="'JetBrains Mono'" fo:background-color="transparent" fo:color="#a9b7c6"/>
    </style:style>
    <style:style style:name="T2777" style:family="text">
      <style:text-properties fo:font-size="10.00pt" fo:font-weight="normal" fo:font-family="'JetBrains Mono'" style:font-family-asian="'JetBrains Mono'" style:font-family-complex="'JetBrains Mono'" fo:background-color="transparent" fo:color="#ffc66d"/>
    </style:style>
    <style:style style:name="T2778" style:family="text">
      <style:text-properties fo:font-size="10.00pt" fo:font-weight="normal" fo:font-family="'JetBrains Mono'" style:font-family-asian="'JetBrains Mono'" style:font-family-complex="'JetBrains Mono'" fo:background-color="transparent" fo:color="#a9b7c6"/>
    </style:style>
    <style:style style:name="T2779" style:family="text">
      <style:text-properties fo:font-size="10.00pt" fo:font-weight="normal" fo:font-family="'JetBrains Mono'" style:font-family-asian="'JetBrains Mono'" style:font-family-complex="'JetBrains Mono'" fo:background-color="transparent" fo:color="#6a8759"/>
    </style:style>
    <style:style style:name="T2780" style:family="text">
      <style:text-properties fo:font-size="10.00pt" fo:font-weight="normal" fo:font-family="'JetBrains Mono'" style:font-family-asian="'JetBrains Mono'" style:font-family-complex="'JetBrains Mono'" fo:background-color="transparent" fo:color="#a9b7c6"/>
    </style:style>
    <style:style style:name="T2781" style:family="text">
      <style:text-properties fo:font-size="10.00pt" fo:font-weight="normal" fo:font-family="'JetBrains Mono'" style:font-family-asian="'JetBrains Mono'" style:font-family-complex="'JetBrains Mono'" fo:background-color="transparent" fo:color="#cc7832"/>
    </style:style>
    <style:style style:name="T2782" style:family="text">
      <style:text-properties fo:font-size="10.00pt" fo:font-weight="normal" fo:font-family="'JetBrains Mono'" style:font-family-asian="'JetBrains Mono'" style:font-family-complex="'JetBrains Mono'" fo:background-color="transparent" fo:color="#a9b7c6"/>
    </style:style>
    <style:style style:name="T2783" style:family="text">
      <style:text-properties fo:font-size="10.00pt" fo:font-weight="normal" fo:font-family="'JetBrains Mono'" style:font-family-asian="'JetBrains Mono'" style:font-family-complex="'JetBrains Mono'" fo:background-color="transparent" fo:color="#cc7832"/>
    </style:style>
    <style:style style:name="T2784" style:family="text">
      <style:text-properties fo:font-size="10.00pt" fo:font-weight="normal" fo:font-family="'JetBrains Mono'" style:font-family-asian="'JetBrains Mono'" style:font-family-complex="'JetBrains Mono'" fo:background-color="transparent" fo:color="#a9b7c6"/>
    </style:style>
    <style:style style:name="T2785" style:family="text">
      <style:text-properties fo:font-size="10.00pt" fo:font-weight="normal" fo:font-family="'JetBrains Mono'" style:font-family-asian="'JetBrains Mono'" style:font-family-complex="'JetBrains Mono'" fo:background-color="transparent" fo:color="#ffc66d"/>
    </style:style>
    <style:style style:name="T2786" style:family="text">
      <style:text-properties fo:font-size="10.00pt" fo:font-weight="normal" fo:font-family="'JetBrains Mono'" style:font-family-asian="'JetBrains Mono'" style:font-family-complex="'JetBrains Mono'" fo:background-color="transparent" fo:color="#a9b7c6"/>
    </style:style>
    <style:style style:name="T2787" style:family="text">
      <style:text-properties fo:font-size="10.00pt" fo:font-weight="normal" fo:font-family="'JetBrains Mono'" style:font-family-asian="'JetBrains Mono'" style:font-family-complex="'JetBrains Mono'" fo:background-color="transparent" fo:color="#cc7832"/>
    </style:style>
    <style:style style:name="T2788" style:family="text">
      <style:text-properties fo:font-size="10.00pt" fo:font-weight="normal" fo:font-family="'JetBrains Mono'" style:font-family-asian="'JetBrains Mono'" style:font-family-complex="'JetBrains Mono'" fo:background-color="transparent" fo:color="#a9b7c6"/>
    </style:style>
    <style:style style:name="T2789" style:family="text">
      <style:text-properties fo:font-size="10.00pt" fo:font-weight="normal" fo:font-family="'JetBrains Mono'" style:font-family-asian="'JetBrains Mono'" style:font-family-complex="'JetBrains Mono'" fo:background-color="transparent" fo:color="#cc7832"/>
    </style:style>
    <style:style style:name="T2790" style:family="text">
      <style:text-properties fo:font-size="10.00pt" fo:font-weight="normal" fo:font-family="Calibri" style:font-family-asian="Calibri" style:font-family-complex="Calibri" fo:background-color="transparent" style:use-window-font-color="true"/>
    </style:style>
    <style:style style:name="T2791" style:family="text">
      <style:text-properties fo:font-size="10.00pt" fo:font-weight="normal" fo:font-family="'JetBrains Mono'" style:font-family-asian="'JetBrains Mono'" style:font-family-complex="'JetBrains Mono'" fo:background-color="transparent" fo:color="#cc7832"/>
    </style:style>
    <style:style style:name="T2792" style:family="text">
      <style:text-properties fo:font-size="10.00pt" fo:font-weight="normal" fo:font-family="'JetBrains Mono'" style:font-family-asian="'JetBrains Mono'" style:font-family-complex="'JetBrains Mono'" fo:background-color="transparent" fo:color="#a9b7c6"/>
    </style:style>
    <style:style style:name="T2793" style:family="text">
      <style:text-properties fo:font-size="10.00pt" fo:font-weight="normal" fo:font-family="'JetBrains Mono'" style:font-family-asian="'JetBrains Mono'" style:font-family-complex="'JetBrains Mono'" fo:background-color="transparent" fo:color="#ffc66d"/>
    </style:style>
    <style:style style:name="T2794" style:family="text">
      <style:text-properties fo:font-size="10.00pt" fo:font-weight="normal" fo:font-family="'JetBrains Mono'" style:font-family-asian="'JetBrains Mono'" style:font-family-complex="'JetBrains Mono'" fo:background-color="transparent" fo:color="#a9b7c6"/>
    </style:style>
    <style:style style:name="T2795" style:family="text">
      <style:text-properties fo:font-size="10.00pt" fo:font-weight="bold" fo:font-family="'JetBrains Mono'" style:font-family-asian="'JetBrains Mono'" style:font-family-complex="'JetBrains Mono'" fo:background-color="transparent" fo:color="#9876aa" fo:font-style="italic"/>
    </style:style>
    <style:style style:name="T2796" style:family="text">
      <style:text-properties fo:font-size="10.00pt" fo:font-weight="normal" fo:font-family="'JetBrains Mono'" style:font-family-asian="'JetBrains Mono'" style:font-family-complex="'JetBrains Mono'" fo:background-color="transparent" fo:color="#a9b7c6"/>
    </style:style>
    <style:style style:name="T2797" style:family="text">
      <style:text-properties fo:font-size="10.00pt" fo:font-weight="normal" fo:font-family="'JetBrains Mono'" style:font-family-asian="'JetBrains Mono'" style:font-family-complex="'JetBrains Mono'" fo:background-color="transparent" fo:color="#cc7832"/>
    </style:style>
    <style:style style:name="T2798" style:family="text">
      <style:text-properties fo:font-size="10.00pt" fo:font-weight="normal" fo:font-family="'JetBrains Mono'" style:font-family-asian="'JetBrains Mono'" style:font-family-complex="'JetBrains Mono'" fo:background-color="transparent" fo:color="#a9b7c6"/>
    </style:style>
    <style:style style:name="T2799" style:family="text">
      <style:text-properties fo:font-size="10.00pt" fo:font-weight="bold" fo:font-family="'JetBrains Mono'" style:font-family-asian="'JetBrains Mono'" style:font-family-complex="'JetBrains Mono'" fo:background-color="transparent" fo:color="#9876aa" fo:font-style="italic"/>
    </style:style>
    <style:style style:name="T2800" style:family="text">
      <style:text-properties fo:font-size="10.00pt" fo:font-weight="normal" fo:font-family="'JetBrains Mono'" style:font-family-asian="'JetBrains Mono'" style:font-family-complex="'JetBrains Mono'" fo:background-color="transparent" fo:color="#a9b7c6"/>
    </style:style>
    <style:style style:name="T2801" style:family="text">
      <style:text-properties fo:font-size="10.00pt" fo:font-weight="normal" fo:font-family="'JetBrains Mono'" style:font-family-asian="'JetBrains Mono'" style:font-family-complex="'JetBrains Mono'" fo:background-color="transparent" fo:color="#9876aa"/>
    </style:style>
    <style:style style:name="T2802" style:family="text">
      <style:text-properties fo:font-size="10.00pt" fo:font-weight="normal" fo:font-family="'JetBrains Mono'" style:font-family-asian="'JetBrains Mono'" style:font-family-complex="'JetBrains Mono'" fo:background-color="transparent" fo:color="#a9b7c6"/>
    </style:style>
    <style:style style:name="T2803" style:family="text">
      <style:text-properties fo:font-size="10.00pt" fo:font-weight="normal" fo:font-family="'JetBrains Mono'" style:font-family-asian="'JetBrains Mono'" style:font-family-complex="'JetBrains Mono'" fo:background-color="transparent" fo:color="#ffc66d"/>
    </style:style>
    <style:style style:name="T2804" style:family="text">
      <style:text-properties fo:font-size="10.00pt" fo:font-weight="normal" fo:font-family="'JetBrains Mono'" style:font-family-asian="'JetBrains Mono'" style:font-family-complex="'JetBrains Mono'" fo:background-color="transparent" fo:color="#a9b7c6"/>
    </style:style>
    <style:style style:name="T2805" style:family="text">
      <style:text-properties fo:font-size="10.00pt" fo:font-weight="normal" fo:font-family="'JetBrains Mono'" style:font-family-asian="'JetBrains Mono'" style:font-family-complex="'JetBrains Mono'" fo:background-color="transparent" fo:color="#cc7832"/>
    </style:style>
    <style:style style:name="T2806" style:family="text">
      <style:text-properties fo:font-size="10.00pt" fo:font-weight="normal" fo:font-family="Calibri" style:font-family-asian="Calibri" style:font-family-complex="Calibri" fo:background-color="transparent" fo:color="#cc7832"/>
    </style:style>
    <style:style style:name="T2807" style:family="text">
      <style:text-properties fo:font-size="10.00pt" fo:font-weight="normal" fo:font-family="Calibri" style:font-family-asian="Calibri" style:font-family-complex="Calibri" fo:background-color="transparent" style:use-window-font-color="true"/>
    </style:style>
    <style:style style:name="T2808" style:family="text">
      <style:text-properties fo:font-size="10.00pt" fo:font-weight="normal" fo:font-family="'JetBrains Mono'" style:font-family-asian="'JetBrains Mono'" style:font-family-complex="'JetBrains Mono'" fo:background-color="transparent" fo:color="#cc7832"/>
    </style:style>
    <style:style style:name="T2809" style:family="text">
      <style:text-properties fo:font-size="10.00pt" fo:font-weight="normal" fo:font-family="'JetBrains Mono'" style:font-family-asian="'JetBrains Mono'" style:font-family-complex="'JetBrains Mono'" fo:background-color="transparent" fo:color="#808080"/>
    </style:style>
    <style:style style:name="T2810" style:family="text">
      <style:text-properties fo:font-size="10.00pt" fo:font-weight="normal" fo:font-family="'JetBrains Mono'" style:font-family-asian="'JetBrains Mono'" style:font-family-complex="'JetBrains Mono'" fo:background-color="transparent" fo:color="#ffc66d"/>
    </style:style>
    <style:style style:name="T2811" style:family="text">
      <style:text-properties fo:font-size="10.00pt" fo:font-weight="normal" fo:font-family="'JetBrains Mono'" style:font-family-asian="'JetBrains Mono'" style:font-family-complex="'JetBrains Mono'" fo:background-color="transparent" fo:color="#a9b7c6"/>
    </style:style>
    <style:style style:name="T2812" style:family="text">
      <style:text-properties fo:font-size="10.00pt" fo:font-weight="normal" fo:font-family="'JetBrains Mono'" style:font-family-asian="'JetBrains Mono'" style:font-family-complex="'JetBrains Mono'" fo:background-color="transparent" fo:color="#cc7832"/>
    </style:style>
    <style:style style:name="T2813" style:family="text">
      <style:text-properties fo:font-size="10.00pt" fo:font-weight="normal" fo:font-family="'JetBrains Mono'" style:font-family-asian="'JetBrains Mono'" style:font-family-complex="'JetBrains Mono'" fo:background-color="transparent" fo:color="#ffc66d"/>
    </style:style>
    <style:style style:name="T2814" style:family="text">
      <style:text-properties fo:font-size="10.00pt" fo:font-weight="normal" fo:font-family="'JetBrains Mono'" style:font-family-asian="'JetBrains Mono'" style:font-family-complex="'JetBrains Mono'" fo:background-color="transparent" fo:color="#a9b7c6"/>
    </style:style>
    <style:style style:name="T2815" style:family="text">
      <style:text-properties fo:font-size="10.00pt" fo:font-weight="normal" fo:font-family="'JetBrains Mono'" style:font-family-asian="'JetBrains Mono'" style:font-family-complex="'JetBrains Mono'" fo:background-color="transparent" fo:color="#ffc66d"/>
    </style:style>
    <style:style style:name="T2816" style:family="text">
      <style:text-properties fo:font-size="10.00pt" fo:font-weight="normal" fo:font-family="'JetBrains Mono'" style:font-family-asian="'JetBrains Mono'" style:font-family-complex="'JetBrains Mono'" fo:background-color="transparent" fo:color="#a9b7c6"/>
    </style:style>
    <style:style style:name="T2817" style:family="text">
      <style:text-properties fo:font-size="10.00pt" fo:font-weight="normal" fo:font-family="'JetBrains Mono'" style:font-family-asian="'JetBrains Mono'" style:font-family-complex="'JetBrains Mono'" fo:background-color="transparent" fo:color="#cc7832"/>
    </style:style>
    <style:style style:name="T2818" style:family="text">
      <style:text-properties fo:font-size="10.00pt" fo:font-weight="normal" fo:font-family="'JetBrains Mono'" style:font-family-asian="'JetBrains Mono'" style:font-family-complex="'JetBrains Mono'" fo:background-color="transparent" fo:color="#a9b7c6"/>
    </style:style>
    <style:style style:name="T2819" style:family="text">
      <style:text-properties fo:font-size="10.00pt" fo:font-weight="normal" fo:font-family="'JetBrains Mono'" style:font-family-asian="'JetBrains Mono'" style:font-family-complex="'JetBrains Mono'" fo:background-color="transparent" fo:color="#cc7832"/>
    </style:style>
    <style:style style:name="T2820" style:family="text">
      <style:text-properties fo:font-size="10.00pt" fo:font-weight="normal" fo:font-family="'JetBrains Mono'" style:font-family-asian="'JetBrains Mono'" style:font-family-complex="'JetBrains Mono'" fo:background-color="transparent" fo:color="#a9b7c6"/>
    </style:style>
    <style:style style:name="T2821" style:family="text">
      <style:text-properties fo:font-size="10.00pt" fo:font-weight="normal" fo:font-family="'JetBrains Mono'" style:font-family-asian="'JetBrains Mono'" style:font-family-complex="'JetBrains Mono'" fo:background-color="transparent" fo:color="#cc7832"/>
    </style:style>
    <style:style style:name="T2822" style:family="text">
      <style:text-properties fo:font-size="10.00pt" fo:font-weight="normal" fo:font-family="Calibri" style:font-family-asian="Calibri" style:font-family-complex="Calibri" fo:background-color="transparent" style:use-window-font-color="true"/>
    </style:style>
    <style:style style:name="T2823" style:family="text">
      <style:text-properties fo:font-size="10.00pt" fo:font-weight="normal" fo:font-family="'JetBrains Mono'" style:font-family-asian="'JetBrains Mono'" style:font-family-complex="'JetBrains Mono'" fo:background-color="transparent" fo:color="#cc7832"/>
    </style:style>
    <style:style style:name="T2824" style:family="text">
      <style:text-properties fo:font-size="10.00pt" fo:font-weight="normal" fo:font-family="'JetBrains Mono'" style:font-family-asian="'JetBrains Mono'" style:font-family-complex="'JetBrains Mono'" fo:background-color="transparent" fo:color="#ffc66d"/>
    </style:style>
    <style:style style:name="T2825" style:family="text">
      <style:text-properties fo:font-size="10.00pt" fo:font-weight="normal" fo:font-family="'JetBrains Mono'" style:font-family-asian="'JetBrains Mono'" style:font-family-complex="'JetBrains Mono'" fo:background-color="transparent" fo:color="#a9b7c6"/>
    </style:style>
    <style:style style:name="T2826" style:family="text">
      <style:text-properties fo:font-size="10.00pt" fo:font-weight="normal" fo:font-family="'JetBrains Mono'" style:font-family-asian="'JetBrains Mono'" style:font-family-complex="'JetBrains Mono'" fo:background-color="transparent" fo:color="#ffc66d"/>
    </style:style>
    <style:style style:name="T2827" style:family="text">
      <style:text-properties fo:font-size="10.00pt" fo:font-weight="normal" fo:font-family="'JetBrains Mono'" style:font-family-asian="'JetBrains Mono'" style:font-family-complex="'JetBrains Mono'" fo:background-color="transparent" fo:color="#a9b7c6"/>
    </style:style>
    <style:style style:name="T2828" style:family="text">
      <style:text-properties fo:font-size="10.00pt" fo:font-weight="normal" fo:font-family="'JetBrains Mono'" style:font-family-asian="'JetBrains Mono'" style:font-family-complex="'JetBrains Mono'" fo:background-color="transparent" fo:color="#cc7832"/>
    </style:style>
    <style:style style:name="T2829" style:family="text">
      <style:text-properties fo:font-size="10.00pt" fo:font-weight="normal" fo:font-family="'JetBrains Mono'" style:font-family-asian="'JetBrains Mono'" style:font-family-complex="'JetBrains Mono'" fo:background-color="transparent" fo:color="#a9b7c6"/>
    </style:style>
    <style:style style:name="T2830" style:family="text">
      <style:text-properties fo:font-size="10.00pt" fo:font-weight="normal" fo:font-family="'JetBrains Mono'" style:font-family-asian="'JetBrains Mono'" style:font-family-complex="'JetBrains Mono'" fo:background-color="transparent" fo:color="#cc7832"/>
    </style:style>
    <style:style style:name="T2831" style:family="text">
      <style:text-properties fo:font-size="10.00pt" fo:font-weight="normal" fo:font-family="'JetBrains Mono'" style:font-family-asian="'JetBrains Mono'" style:font-family-complex="'JetBrains Mono'" fo:background-color="transparent" fo:color="#a9b7c6"/>
    </style:style>
    <style:style style:name="T2832" style:family="text">
      <style:text-properties fo:font-size="10.00pt" fo:font-weight="normal" fo:font-family="'JetBrains Mono'" style:font-family-asian="'JetBrains Mono'" style:font-family-complex="'JetBrains Mono'" fo:background-color="transparent" fo:color="#cc7832"/>
    </style:style>
    <style:style style:name="T2833" style:family="text">
      <style:text-properties fo:font-size="10.00pt" fo:font-weight="normal" fo:font-family="Calibri" style:font-family-asian="Calibri" style:font-family-complex="Calibri" fo:background-color="transparent" fo:color="#cc7832"/>
    </style:style>
    <style:style style:name="T2834" style:family="text">
      <style:text-properties fo:font-size="10.00pt" fo:font-weight="normal" fo:font-family="Calibri" style:font-family-asian="Calibri" style:font-family-complex="Calibri" fo:background-color="transparent" style:use-window-font-color="true"/>
    </style:style>
    <style:style style:name="T2835" style:family="text">
      <style:text-properties fo:font-size="10.00pt" fo:font-weight="normal" fo:font-family="'JetBrains Mono'" style:font-family-asian="'JetBrains Mono'" style:font-family-complex="'JetBrains Mono'" fo:background-color="transparent" fo:color="#cc7832"/>
    </style:style>
    <style:style style:name="T2836" style:family="text">
      <style:text-properties fo:font-size="10.00pt" fo:font-weight="normal" fo:font-family="'JetBrains Mono'" style:font-family-asian="'JetBrains Mono'" style:font-family-complex="'JetBrains Mono'" fo:background-color="transparent" fo:color="#a9b7c6"/>
    </style:style>
    <style:style style:name="T2837" style:family="text">
      <style:text-properties fo:font-size="10.00pt" fo:font-weight="normal" fo:font-family="'JetBrains Mono'" style:font-family-asian="'JetBrains Mono'" style:font-family-complex="'JetBrains Mono'" fo:background-color="transparent" fo:color="#cc7832"/>
    </style:style>
    <style:style style:name="T2838" style:family="text">
      <style:text-properties fo:font-size="10.00pt" fo:font-weight="normal" fo:font-family="'JetBrains Mono'" style:font-family-asian="'JetBrains Mono'" style:font-family-complex="'JetBrains Mono'" fo:background-color="transparent" fo:color="#a9b7c6"/>
    </style:style>
    <style:style style:name="T2839" style:family="text">
      <style:text-properties fo:font-size="10.00pt" fo:font-weight="normal" fo:font-family="'JetBrains Mono'" style:font-family-asian="'JetBrains Mono'" style:font-family-complex="'JetBrains Mono'" fo:background-color="transparent" fo:color="#cc7832"/>
    </style:style>
    <style:style style:name="T2840" style:family="text">
      <style:text-properties fo:font-size="10.00pt" fo:font-weight="bold" fo:font-family="'JetBrains Mono'" style:font-family-asian="'JetBrains Mono'" style:font-family-complex="'JetBrains Mono'" fo:background-color="transparent" fo:color="#9876aa" fo:font-style="italic"/>
    </style:style>
    <style:style style:name="T2841" style:family="text">
      <style:text-properties fo:font-size="10.00pt" fo:font-weight="normal" fo:font-family="'JetBrains Mono'" style:font-family-asian="'JetBrains Mono'" style:font-family-complex="'JetBrains Mono'" fo:background-color="transparent" fo:color="#a9b7c6"/>
    </style:style>
    <style:style style:name="T2842" style:family="text">
      <style:text-properties fo:font-size="10.00pt" fo:font-weight="normal" fo:font-family="'JetBrains Mono'" style:font-family-asian="'JetBrains Mono'" style:font-family-complex="'JetBrains Mono'" fo:background-color="transparent" fo:color="#ffc66d"/>
    </style:style>
    <style:style style:name="T2843" style:family="text">
      <style:text-properties fo:font-size="10.00pt" fo:font-weight="normal" fo:font-family="'JetBrains Mono'" style:font-family-asian="'JetBrains Mono'" style:font-family-complex="'JetBrains Mono'" fo:background-color="transparent" fo:color="#a9b7c6"/>
    </style:style>
    <style:style style:name="T2844" style:family="text">
      <style:text-properties fo:font-size="10.00pt" fo:font-weight="normal" fo:font-family="'JetBrains Mono'" style:font-family-asian="'JetBrains Mono'" style:font-family-complex="'JetBrains Mono'" fo:background-color="transparent" fo:color="#6a8759"/>
    </style:style>
    <style:style style:name="T2845" style:family="text">
      <style:text-properties fo:font-size="10.00pt" fo:font-weight="normal" fo:font-family="'JetBrains Mono'" style:font-family-asian="'JetBrains Mono'" style:font-family-complex="'JetBrains Mono'" fo:background-color="transparent" fo:color="#cc7832"/>
    </style:style>
    <style:style style:name="T2846" style:family="text">
      <style:text-properties fo:font-size="10.00pt" fo:font-weight="normal" fo:font-family="'JetBrains Mono'" style:font-family-asian="'JetBrains Mono'" style:font-family-complex="'JetBrains Mono'" fo:background-color="transparent" fo:color="#a9b7c6"/>
    </style:style>
    <style:style style:name="T2847" style:family="text">
      <style:text-properties fo:font-size="10.00pt" fo:font-weight="normal" fo:font-family="'JetBrains Mono'" style:font-family-asian="'JetBrains Mono'" style:font-family-complex="'JetBrains Mono'" fo:background-color="transparent" fo:color="#9876aa"/>
    </style:style>
    <style:style style:name="T2848" style:family="text">
      <style:text-properties fo:font-size="10.00pt" fo:font-weight="normal" fo:font-family="'JetBrains Mono'" style:font-family-asian="'JetBrains Mono'" style:font-family-complex="'JetBrains Mono'" fo:background-color="transparent" fo:color="#a9b7c6"/>
    </style:style>
    <style:style style:name="T2849" style:family="text">
      <style:text-properties fo:font-size="10.00pt" fo:font-weight="normal" fo:font-family="'JetBrains Mono'" style:font-family-asian="'JetBrains Mono'" style:font-family-complex="'JetBrains Mono'" fo:background-color="transparent" fo:color="#cc7832"/>
    </style:style>
    <style:style style:name="T2850" style:family="text">
      <style:text-properties fo:font-size="10.00pt" fo:font-weight="normal" fo:font-family="'JetBrains Mono'" style:font-family-asian="'JetBrains Mono'" style:font-family-complex="'JetBrains Mono'" fo:background-color="transparent" fo:color="#9876aa"/>
    </style:style>
    <style:style style:name="T2851" style:family="text">
      <style:text-properties fo:font-size="10.00pt" fo:font-weight="normal" fo:font-family="'JetBrains Mono'" style:font-family-asian="'JetBrains Mono'" style:font-family-complex="'JetBrains Mono'" fo:background-color="transparent" fo:color="#a9b7c6"/>
    </style:style>
    <style:style style:name="T2852" style:family="text">
      <style:text-properties fo:font-size="10.00pt" fo:font-weight="normal" fo:font-family="'JetBrains Mono'" style:font-family-asian="'JetBrains Mono'" style:font-family-complex="'JetBrains Mono'" fo:background-color="transparent" fo:color="#cc7832"/>
    </style:style>
    <style:style style:name="T2853" style:family="text">
      <style:text-properties fo:font-size="10.00pt" fo:font-weight="normal" fo:font-family="'JetBrains Mono'" style:font-family-asian="'JetBrains Mono'" style:font-family-complex="'JetBrains Mono'" fo:background-color="transparent" fo:color="#a9b7c6"/>
    </style:style>
    <style:style style:name="T2854" style:family="text">
      <style:text-properties fo:font-size="10.00pt" fo:font-weight="normal" fo:font-family="'JetBrains Mono'" style:font-family-asian="'JetBrains Mono'" style:font-family-complex="'JetBrains Mono'" fo:background-color="transparent" fo:color="#cc7832"/>
    </style:style>
    <style:style style:name="T2855" style:family="text">
      <style:text-properties fo:font-size="10.00pt" fo:font-weight="normal" fo:font-family="'JetBrains Mono'" style:font-family-asian="'JetBrains Mono'" style:font-family-complex="'JetBrains Mono'" fo:background-color="transparent" fo:color="#a9b7c6"/>
    </style:style>
    <style:style style:name="T2856" style:family="text">
      <style:text-properties fo:font-size="10.00pt" fo:font-weight="normal" fo:font-family="'JetBrains Mono'" style:font-family-asian="'JetBrains Mono'" style:font-family-complex="'JetBrains Mono'" fo:background-color="transparent" fo:color="#9876aa"/>
    </style:style>
    <style:style style:name="T2857" style:family="text">
      <style:text-properties fo:font-size="10.00pt" fo:font-weight="normal" fo:font-family="'JetBrains Mono'" style:font-family-asian="'JetBrains Mono'" style:font-family-complex="'JetBrains Mono'" fo:background-color="transparent" fo:color="#a9b7c6"/>
    </style:style>
    <style:style style:name="T2858" style:family="text">
      <style:text-properties fo:font-size="10.00pt" fo:font-weight="normal" fo:font-family="'JetBrains Mono'" style:font-family-asian="'JetBrains Mono'" style:font-family-complex="'JetBrains Mono'" fo:background-color="transparent" fo:color="#9876aa"/>
    </style:style>
    <style:style style:name="T2859" style:family="text">
      <style:text-properties fo:font-size="10.00pt" fo:font-weight="normal" fo:font-family="'JetBrains Mono'" style:font-family-asian="'JetBrains Mono'" style:font-family-complex="'JetBrains Mono'" fo:background-color="transparent" fo:color="#cc7832"/>
    </style:style>
    <style:style style:name="T2860" style:family="text">
      <style:text-properties fo:font-size="10.00pt" fo:font-weight="normal" fo:font-family="'JetBrains Mono'" style:font-family-asian="'JetBrains Mono'" style:font-family-complex="'JetBrains Mono'" fo:background-color="transparent" fo:color="#a9b7c6"/>
    </style:style>
    <style:style style:name="T2861" style:family="text">
      <style:text-properties fo:font-size="10.00pt" fo:font-weight="normal" fo:font-family="'JetBrains Mono'" style:font-family-asian="'JetBrains Mono'" style:font-family-complex="'JetBrains Mono'" fo:background-color="transparent" fo:color="#cc7832"/>
    </style:style>
    <style:style style:name="T2862" style:family="text">
      <style:text-properties fo:font-size="10.00pt" fo:font-weight="normal" fo:font-family="'JetBrains Mono'" style:font-family-asian="'JetBrains Mono'" style:font-family-complex="'JetBrains Mono'" fo:background-color="transparent" fo:color="#808080"/>
    </style:style>
    <style:style style:name="T2863" style:family="text">
      <style:text-properties fo:font-size="10.00pt" fo:font-weight="bold" fo:font-family="'JetBrains Mono'" style:font-family-asian="'JetBrains Mono'" style:font-family-complex="'JetBrains Mono'" fo:background-color="transparent" fo:color="#9876aa" fo:font-style="italic"/>
    </style:style>
    <style:style style:name="T2864" style:family="text">
      <style:text-properties fo:font-size="10.00pt" fo:font-weight="normal" fo:font-family="'JetBrains Mono'" style:font-family-asian="'JetBrains Mono'" style:font-family-complex="'JetBrains Mono'" fo:background-color="transparent" fo:color="#a9b7c6"/>
    </style:style>
    <style:style style:name="T2865" style:family="text">
      <style:text-properties fo:font-size="10.00pt" fo:font-weight="normal" fo:font-family="'JetBrains Mono'" style:font-family-asian="'JetBrains Mono'" style:font-family-complex="'JetBrains Mono'" fo:background-color="transparent" fo:color="#ffc66d"/>
    </style:style>
    <style:style style:name="T2866" style:family="text">
      <style:text-properties fo:font-size="10.00pt" fo:font-weight="normal" fo:font-family="'JetBrains Mono'" style:font-family-asian="'JetBrains Mono'" style:font-family-complex="'JetBrains Mono'" fo:background-color="transparent" fo:color="#a9b7c6"/>
    </style:style>
    <style:style style:name="T2867" style:family="text">
      <style:text-properties fo:font-size="10.00pt" fo:font-weight="normal" fo:font-family="'JetBrains Mono'" style:font-family-asian="'JetBrains Mono'" style:font-family-complex="'JetBrains Mono'" fo:background-color="transparent" fo:color="#9876aa"/>
    </style:style>
    <style:style style:name="T2868" style:family="text">
      <style:text-properties fo:font-size="10.00pt" fo:font-weight="normal" fo:font-family="'JetBrains Mono'" style:font-family-asian="'JetBrains Mono'" style:font-family-complex="'JetBrains Mono'" fo:background-color="transparent" fo:color="#a9b7c6"/>
    </style:style>
    <style:style style:name="T2869" style:family="text">
      <style:text-properties fo:font-size="10.00pt" fo:font-weight="normal" fo:font-family="'JetBrains Mono'" style:font-family-asian="'JetBrains Mono'" style:font-family-complex="'JetBrains Mono'" fo:background-color="transparent" fo:color="#cc7832"/>
    </style:style>
    <style:style style:name="T2870" style:family="text">
      <style:text-properties fo:font-size="10.00pt" fo:font-weight="normal" fo:font-family="'JetBrains Mono'" style:font-family-asian="'JetBrains Mono'" style:font-family-complex="'JetBrains Mono'" fo:background-color="transparent" fo:color="#808080"/>
    </style:style>
    <style:style style:name="T2871" style:family="text">
      <style:text-properties fo:font-size="10.00pt" fo:font-weight="normal" fo:font-family="'JetBrains Mono'" style:font-family-asian="'JetBrains Mono'" style:font-family-complex="'JetBrains Mono'" fo:background-color="transparent" fo:color="#a9b7c6"/>
    </style:style>
    <style:style style:name="T2872" style:family="text">
      <style:text-properties fo:font-size="10.00pt" fo:font-weight="normal" fo:font-family="'JetBrains Mono'" style:font-family-asian="'JetBrains Mono'" style:font-family-complex="'JetBrains Mono'" fo:background-color="transparent" fo:color="#9876aa"/>
    </style:style>
    <style:style style:name="T2873" style:family="text">
      <style:text-properties fo:font-size="10.00pt" fo:font-weight="normal" fo:font-family="'JetBrains Mono'" style:font-family-asian="'JetBrains Mono'" style:font-family-complex="'JetBrains Mono'" fo:background-color="transparent" fo:color="#a9b7c6"/>
    </style:style>
    <style:style style:name="T2874" style:family="text">
      <style:text-properties fo:font-size="10.00pt" fo:font-weight="normal" fo:font-family="'JetBrains Mono'" style:font-family-asian="'JetBrains Mono'" style:font-family-complex="'JetBrains Mono'" fo:background-color="transparent" fo:color="#cc7832"/>
    </style:style>
    <style:style style:name="T2875" style:family="text">
      <style:text-properties fo:font-size="10.00pt" fo:font-weight="normal" fo:font-family="Calibri" style:font-family-asian="Calibri" style:font-family-complex="Calibri" fo:background-color="transparent" style:use-window-font-color="true"/>
    </style:style>
    <style:style style:name="T2876" style:family="text">
      <style:text-properties fo:font-size="10.00pt" fo:font-weight="bold" fo:font-family="Calibri" style:font-family-asian="Calibri" style:font-family-complex="Calibri" fo:background-color="transparent" style:use-window-font-color="true"/>
    </style:style>
    <style:style style:name="T2877" style:family="text">
      <style:text-properties fo:font-size="10.00pt" fo:font-weight="normal" fo:font-family="Calibri" style:font-family-asian="Calibri" style:font-family-complex="Calibri" fo:background-color="transparent" style:use-window-font-color="true"/>
    </style:style>
    <style:style style:name="T2878" style:family="text">
      <style:text-properties fo:font-size="10.00pt" fo:font-weight="normal" fo:font-family="'JetBrains Mono'" style:font-family-asian="'JetBrains Mono'" style:font-family-complex="'JetBrains Mono'" fo:background-color="transparent" fo:color="#cc7832"/>
    </style:style>
    <style:style style:name="T2879" style:family="text">
      <style:text-properties fo:font-size="10.00pt" fo:font-weight="normal" fo:font-family="'JetBrains Mono'" style:font-family-asian="'JetBrains Mono'" style:font-family-complex="'JetBrains Mono'" fo:background-color="transparent" fo:color="#a9b7c6"/>
    </style:style>
    <style:style style:name="T2880" style:family="text">
      <style:text-properties fo:font-size="10.00pt" fo:font-weight="normal" fo:font-family="'JetBrains Mono'" style:font-family-asian="'JetBrains Mono'" style:font-family-complex="'JetBrains Mono'" fo:background-color="transparent" fo:color="#cc7832"/>
    </style:style>
    <style:style style:name="T2881" style:family="text">
      <style:text-properties fo:font-size="10.00pt" fo:font-weight="normal" fo:font-family="'JetBrains Mono'" style:font-family-asian="'JetBrains Mono'" style:font-family-complex="'JetBrains Mono'" fo:background-color="transparent" fo:color="#a9b7c6"/>
    </style:style>
    <style:style style:name="T2882" style:family="text">
      <style:text-properties fo:font-size="10.00pt" fo:font-weight="bold" fo:font-family="'JetBrains Mono'" style:font-family-asian="'JetBrains Mono'" style:font-family-complex="'JetBrains Mono'" fo:background-color="transparent" fo:color="#9876aa" fo:font-style="italic"/>
    </style:style>
    <style:style style:name="T2883" style:family="text">
      <style:text-properties fo:font-size="10.00pt" fo:font-weight="normal" fo:font-family="'JetBrains Mono'" style:font-family-asian="'JetBrains Mono'" style:font-family-complex="'JetBrains Mono'" fo:background-color="transparent" fo:color="#a9b7c6"/>
    </style:style>
    <style:style style:name="T2884" style:family="text">
      <style:text-properties fo:font-size="10.00pt" fo:font-weight="normal" fo:font-family="'JetBrains Mono'" style:font-family-asian="'JetBrains Mono'" style:font-family-complex="'JetBrains Mono'" fo:background-color="transparent" fo:color="#ffc66d"/>
    </style:style>
    <style:style style:name="T2885" style:family="text">
      <style:text-properties fo:font-size="10.00pt" fo:font-weight="normal" fo:font-family="'JetBrains Mono'" style:font-family-asian="'JetBrains Mono'" style:font-family-complex="'JetBrains Mono'" fo:background-color="transparent" fo:color="#a9b7c6"/>
    </style:style>
    <style:style style:name="T2886" style:family="text">
      <style:text-properties fo:font-size="10.00pt" fo:font-weight="normal" fo:font-family="'JetBrains Mono'" style:font-family-asian="'JetBrains Mono'" style:font-family-complex="'JetBrains Mono'" fo:background-color="transparent" fo:color="#cc7832"/>
    </style:style>
    <style:style style:name="T2887" style:family="text">
      <style:text-properties fo:font-size="10.00pt" fo:font-weight="normal" fo:font-family="'JetBrains Mono'" style:font-family-asian="'JetBrains Mono'" style:font-family-complex="'JetBrains Mono'" fo:background-color="transparent" fo:color="#a9b7c6"/>
    </style:style>
    <style:style style:name="T2888" style:family="text">
      <style:text-properties fo:font-size="10.00pt" fo:font-weight="normal" fo:font-family="'JetBrains Mono'" style:font-family-asian="'JetBrains Mono'" style:font-family-complex="'JetBrains Mono'" fo:background-color="transparent" fo:color="#cc7832"/>
    </style:style>
    <style:style style:name="T2889" style:family="text">
      <style:text-properties fo:font-size="10.00pt" fo:font-weight="normal" fo:font-family="'JetBrains Mono'" style:font-family-asian="'JetBrains Mono'" style:font-family-complex="'JetBrains Mono'" fo:background-color="transparent" fo:color="#a9b7c6"/>
    </style:style>
    <style:style style:name="T2890" style:family="text">
      <style:text-properties fo:font-size="10.00pt" fo:font-weight="normal" fo:font-family="'JetBrains Mono'" style:font-family-asian="'JetBrains Mono'" style:font-family-complex="'JetBrains Mono'" fo:background-color="transparent" fo:color="#cc7832"/>
    </style:style>
    <style:style style:name="T2891" style:family="text">
      <style:text-properties fo:font-size="10.00pt" fo:font-weight="normal" fo:font-family="'JetBrains Mono'" style:font-family-asian="'JetBrains Mono'" style:font-family-complex="'JetBrains Mono'" fo:background-color="transparent" fo:color="#a9b7c6"/>
    </style:style>
    <style:style style:name="T2892" style:family="text">
      <style:text-properties fo:font-size="10.00pt" fo:font-weight="normal" fo:font-family="Calibri" style:font-family-asian="Calibri" style:font-family-complex="Calibri" fo:background-color="transparent" style:use-window-font-color="true"/>
    </style:style>
    <style:style style:name="T289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HANDLEIDING HOOFDSTUK 10 - AUTHENTICATION :</text:span><text:span text:style-name="T2"><text:line-break/><text:line-break/></text:span><text:span text:style-name="T3">REACT Authentication project met JWT TOKEN en REACT HOOKS:<text:line-break/><text:line-break/></text:span><text:span text:style-name="T4">Hierbij eerst de HANDLEIDIING van de BASIS VERSIE van het Project,<text:line-break/>we veranderen de CONTROLLED COMPONENTS nog naar REACT HOOKS én <text:line-break/>we voegen de authentication met JWT TOKEN toe:<text:line-break/><text:line-break/>HANDLEIDING:<text:line-break/><text:line-break/></text:span><text:span text:style-name="T5">HANDLEIDING AUTHENTICATION BASIC :<text:line-break/>----------------------------------<text:line-break/><text:line-break/></text:span><text:span text:style-name="T6">STAP 0 - OPZET :<text:line-break/>---<text:line-break/><text:line-break/>## Applicatie starten<text:line-break/><text:line-break/>Als je het project gecloned hebt naar jouw locale machine, installeer je eerst de `node_modules` door het volgende<text:line-break/>commando in de terminal te runnen:<text:line-break/></text:span><text:span text:style-name="T7"><text:line-break/>```<text:line-break/>npm install<text:line-break/>```<text:line-break/><text:line-break/></text:span><text:span text:style-name="T8">Wanneer dit klaar is, kun je de applicatie starten met behulp van:<text:line-break/></text:span><text:span text:style-name="T9"><text:line-break/>```<text:line-break/>npm start<text:line-break/>```<text:line-break/><text:line-break/></text:span><text:span text:style-name="T10">De applicatie heeft op dit moment al vier pagina's met werkende routing:<text:line-break/><text:line-break/>1. Home pagina (`/`)<text:line-break/>2. Profiel pagina (`/profile`)<text:line-break/>3. Sign in (login) pagina (`/signin`)<text:line-break/>4. Sign up (registratie) pagina (`/signup`)<text:line-break/><text:line-break/>Ik laat even de index.js zien, zodat je kunt zien dat de Router om de &lt;App/&gt; heen staat:<text:line-break/><text:line-break/></text:span><text:span text:style-name="T11">ReactDOM.</text:span><text:span text:style-name="T12">render</text:span><text:span text:style-name="T13">(<text:line-break/><text:s text:c="2"/></text:span><text:span text:style-name="T14">&lt;React.StrictMode&gt;<text:line-break/><text:s text:c="4"/>&lt;Router&gt;<text:line-break/><text:s text:c="6"/>&lt;AuthContextProvider&gt;<text:line-break/><text:s text:c="8"/>&lt;App/&gt;<text:line-break/><text:s text:c="6"/>&lt;/AuthContextProvider&gt;<text:line-break/><text:s text:c="4"/>&lt;/Router&gt;<text:line-break/><text:s text:c="2"/>&lt;/React.StrictMode&gt;</text:span><text:span text:style-name="T15">,<text:line-break/><text:s text:c="2"/></text:span><text:span text:style-name="T16">document</text:span><text:span text:style-name="T17">.</text:span><text:span text:style-name="T18">getElementById</text:span><text:span text:style-name="T19">(</text:span><text:span text:style-name="T20">'root'</text:span><text:span text:style-name="T21">)<text:line-break/>)</text:span><text:span text:style-name="T22">;</text:span></text:p>
      <text:p text:style-name="P1"><text:span text:style-name="T23"><text:line-break/></text:span><text:span text:style-name="T24">Ik laat ook even de RETURN ( van App.js zien zodat je kunt zien waar de &lt;Route&gt; ELEMENTEN staan:<text:line-break/></text:span><text:span text:style-name="T25"><text:line-break/></text:span><text:span text:style-name="T26">import<text:s/></text:span><text:span text:style-name="T27">React</text:span><text:span text:style-name="T28">,<text:s/></text:span><text:span text:style-name="T29">{<text:s/></text:span><text:span text:style-name="T30">useContext<text:s/></text:span><text:span text:style-name="T31">}<text:s/></text:span><text:span text:style-name="T32">from<text:s/></text:span><text:span text:style-name="T33">'react'</text:span><text:span text:style-name="T34">;<text:line-break/>import<text:s/></text:span><text:span text:style-name="T35">{ Switch</text:span><text:span text:style-name="T36">,<text:s/></text:span><text:span text:style-name="T37">Route</text:span><text:span text:style-name="T38">,<text:s/></text:span><text:span text:style-name="T39">Redirect }<text:s/></text:span><text:span text:style-name="T40">from<text:s/></text:span><text:span text:style-name="T41">'react-router-dom'</text:span><text:span text:style-name="T42">;<text:line-break/>import<text:s/></text:span><text:span text:style-name="T43">NavBar<text:s/></text:span><text:span text:style-name="T44">from<text:s/></text:span><text:span text:style-name="T45">'./components/NavBar'</text:span><text:span text:style-name="T46">;<text:line-break/>import<text:s/></text:span><text:span text:style-name="T47">Profile<text:s/></text:span><text:span text:style-name="T48">from<text:s/></text:span><text:span text:style-name="T49">'./pages/Profile'</text:span><text:span text:style-name="T50">;<text:line-break/>import<text:s/></text:span><text:span text:style-name="T51">Home<text:s/></text:span><text:span text:style-name="T52">from<text:s/></text:span><text:span text:style-name="T53">'./pages/Home'</text:span><text:span text:style-name="T54">;<text:line-break/>import<text:s/></text:span><text:span text:style-name="T55">SignIn<text:s/></text:span><text:span text:style-name="T56">from<text:s/></text:span><text:span text:style-name="T57">'./pages/SignIn'</text:span><text:span text:style-name="T58">;<text:line-break/>import<text:s/></text:span><text:span text:style-name="T59">SignUp<text:s/></text:span><text:span text:style-name="T60">from<text:s/></text:span><text:span text:style-name="T61">'./pages/SignUp'</text:span><text:span text:style-name="T62">;<text:line-break/>import<text:s/></text:span><text:span text:style-name="T63">{<text:s/></text:span><text:span text:style-name="T64">AuthContext<text:s/></text:span><text:span text:style-name="T65">}<text:s/></text:span><text:span text:style-name="T66">from<text:s/></text:span><text:span text:style-name="T67">'./context/AuthContext'</text:span><text:span text:style-name="T68">;<text:line-break/>import<text:s/></text:span><text:span text:style-name="T69">'./App.css'</text:span><text:span text:style-name="T70">;<text:line-break/><text:line-break/>function<text:s/></text:span><text:span text:style-name="T71">App</text:span><text:span text:style-name="T72">() {<text:line-break/><text:s text:c="2"/></text:span><text:span text:style-name="T73">const<text:s/></text:span><text:span text:style-name="T74">{ isAuth } =<text:s/></text:span><text:span text:style-name="T75">useContext</text:span><text:span text:style-name="T76">(</text:span><text:span text:style-name="T77">AuthContext</text:span><text:span text:style-name="T78">)</text:span><text:span text:style-name="T79">;<text:line-break/><text:line-break/><text:s text:c="2"/>return<text:s/></text:span><text:span text:style-name="T80">(<text:line-break/><text:s text:c="4"/></text:span><text:span text:style-name="T81">&lt;&gt;<text:line-break/><text:s text:c="6"/>&lt;NavBar /&gt;<text:line-break/><text:s text:c="6"/>&lt;div<text:s/></text:span><text:span text:style-name="T82">className</text:span><text:span text:style-name="T83">="content"</text:span><text:span text:style-name="T84">&gt;<text:line-break/><text:s text:c="8"/>&lt;Switch&gt;<text:line-break/><text:s text:c="10"/>&lt;Route<text:s/></text:span><text:span text:style-name="T85">exact path</text:span><text:span text:style-name="T86">="/"</text:span><text:span text:style-name="T87">&gt;<text:line-break/><text:s text:c="12"/>&lt;Home /&gt;<text:line-break/><text:s text:c="10"/>&lt;/Route&gt;<text:line-break/><text:s text:c="10"/>&lt;Route<text:s/></text:span><text:span text:style-name="T88">path</text:span><text:span text:style-name="T89">="/profile"</text:span><text:span text:style-name="T90">&gt;<text:line-break/><text:s text:c="12"/></text:span><text:span text:style-name="T91">{isAuth ?<text:s/></text:span><text:span text:style-name="T92">&lt;Profile /&gt;<text:s/></text:span><text:span text:style-name="T93">:<text:s/></text:span><text:span text:style-name="T94">&lt;Redirect<text:s/></text:span><text:span text:style-name="T95">to</text:span><text:span text:style-name="T96">="/"<text:s/></text:span><text:span text:style-name="T97">/&gt;</text:span><text:span text:style-name="T98">}<text:line-break/><text:s text:c="10"/></text:span><text:span text:style-name="T99">&lt;/Route&gt;<text:line-break/><text:s text:c="10"/>&lt;Route<text:s/></text:span><text:span text:style-name="T100">exact path</text:span><text:span text:style-name="T101">="/signin"</text:span><text:span text:style-name="T102">&gt;<text:line-break/><text:s text:c="12"/>&lt;SignIn /&gt;<text:line-break/><text:s text:c="10"/>&lt;/Route&gt;<text:line-break/><text:s text:c="10"/>&lt;Route<text:s/></text:span><text:span text:style-name="T103">exact path</text:span><text:span text:style-name="T104">="/signup"</text:span><text:span text:style-name="T105">&gt;<text:line-break/><text:s text:c="12"/>&lt;SignUp /&gt;<text:line-break/><text:s text:c="10"/>&lt;/Route&gt;<text:line-break/><text:s text:c="8"/>&lt;/Switch&gt;<text:line-break/><text:s text:c="6"/>&lt;/div&gt;<text:line-break/><text:s text:c="4"/>&lt;/&gt;<text:line-break/><text:s text:c="2"/></text:span><text:span text:style-name="T106">)</text:span><text:span text:style-name="T107">;<text:line-break/></text:span><text:span text:style-name="T108">}<text:line-break/><text:line-break/></text:span><text:span text:style-name="T109">export default<text:s/></text:span><text:span text:style-name="T110">App</text:span><text:span text:style-name="T111">;<text:line-break/></text:span></text:p>
      <text:p text:style-name="P1"><text:span text:style-name="T112"><text:line-break/>-<text:line-break/><text:line-break/></text:span><text:span text:style-name="T113">STAP 1 - BASIC CONTEXT AuthContext :<text:line-break/>---<text:line-break/></text:span><text:span text:style-name="T114"><text:line-break/></text:span><text:span text:style-name="T115">1.<text:s/></text:span><text:span text:style-name="T116">Maak een context-bestand (`AuthContext.js`) met daarin (je raadt het niet!) een `AuthContext`.<text:line-break/></text:span><text:span text:style-name="T117">--<text:line-break/></text:span><text:span text:style-name="T118"><text:line-break/></text:span><text:span text:style-name="T119">export const<text:s/></text:span><text:span text:style-name="T120">AuthContext<text:s/></text:span><text:span text:style-name="T121">=<text:s/></text:span><text:span text:style-name="T122">createContext</text:span><text:span text:style-name="T123">({})</text:span><text:span text:style-name="T124">;</text:span><text:span text:style-name="T125"><text:line-break/><text:line-break/></text:span><text:span text:style-name="T126">2.<text:s/></text:span><text:span text:style-name="T127">Creëer dan het custom Provider-component. Uit dit component return je het echte `AuthContext.Provider` component</text:span><text:span text:style-name="T128">.<text:line-break/>--<text:line-break/></text:span><text:span text:style-name="T129">function<text:s/></text:span><text:span text:style-name="T130">AuthContextProvider</text:span><text:span text:style-name="T131">() {<text:line-break/><text:s text:c="2"/></text:span><text:span text:style-name="T132">const<text:s/></text:span><text:span text:style-name="T133">[isAuth</text:span><text:span text:style-name="T134">,<text:s/></text:span><text:span text:style-name="T135">toggleIsAuth] =<text:s/></text:span><text:span text:style-name="T136">useState</text:span><text:span text:style-name="T137">(</text:span><text:span text:style-name="T138">false</text:span><text:span text:style-name="T139">)</text:span><text:span text:style-name="T140">;<text:line-break/><text:s text:c="2"/>const<text:s/></text:span><text:span text:style-name="T141">history =<text:s/></text:span><text:span text:style-name="T142">useHistory</text:span><text:span text:style-name="T143">()</text:span><text:span text:style-name="T144">;<text:line-break/><text:s text:c="2"/>return<text:s/></text:span><text:span text:style-name="T145">(<text:line-break/><text:s text:c="6"/></text:span><text:span text:style-name="T146">&lt;AuthContext.Provider&gt;<text:line-break/><text:s text:c="6"/>&lt;/AuthContext.Provider&gt;<text:line-break/><text:s text:c="2"/></text:span><text:span text:style-name="T147">)</text:span><text:span text:style-name="T148">;<text:line-break/></text:span><text:span text:style-name="T149">}<text:line-break/></text:span><text:span text:style-name="T150"><text:line-break/></text:span><text:span text:style-name="T151">export default<text:s/></text:span><text:span text:style-name="T152">AuthContextProvider</text:span><text:span text:style-name="T153">;</text:span><text:span text:style-name="T154"><text:line-break/><text:line-break/></text:span><text:span text:style-name="T155">3.<text:s/></text:span><text:span text:style-name="T156">Zorg ervoor dat we het custom Provider-component zometeen om de applicatie kunnen wikkelen door de children property<text:line-break/><text:s text:c="3"/>te implementeren.<text:line-break/></text:span><text:span text:style-name="T157"><text:line-break/></text:span><text:span text:style-name="T158">function<text:s/></text:span><text:span text:style-name="T159">AuthContextProvider</text:span><text:span text:style-name="T160">({ children }) {<text:line-break/><text:s text:c="2"/></text:span><text:span text:style-name="T161">const<text:s/></text:span><text:span text:style-name="T162">[isAuth</text:span><text:span text:style-name="T163">,<text:s/></text:span><text:span text:style-name="T164">toggleIsAuth] =<text:s/></text:span><text:span text:style-name="T165">useState</text:span><text:span text:style-name="T166">(</text:span><text:span text:style-name="T167">false</text:span><text:span text:style-name="T168">)</text:span><text:span text:style-name="T169">;<text:line-break/><text:s text:c="2"/>const<text:s/></text:span><text:span text:style-name="T170">history =<text:s/></text:span><text:span text:style-name="T171">useHistory</text:span><text:span text:style-name="T172">()</text:span><text:span text:style-name="T173">;<text:line-break/><text:s text:c="2"/>return<text:s/></text:span><text:span text:style-name="T174">(<text:line-break/><text:s text:c="6"/></text:span><text:span text:style-name="T175">&lt;AuthContext.Provider&gt;<text:line-break/><text:s text:c="8"/></text:span><text:span text:style-name="T176">{children}<text:line-break/><text:s text:c="6"/></text:span><text:span text:style-name="T177">&lt;/AuthContext.Provider&gt;<text:line-break/><text:s text:c="2"/></text:span><text:span text:style-name="T178">)</text:span><text:span text:style-name="T179">;<text:line-break/></text:span><text:span text:style-name="T180">}<text:line-break/></text:span><text:span text:style-name="T181"><text:line-break/></text:span><text:span text:style-name="T182">4.<text:s/></text:span><text:span text:style-name="T183">Maak een data-object aan die je meegeeft aan de `value`-property en zet daar wat test-data in.<text:line-break/><text:s text:c="3"/>( Ook hebben we bij de VORIGE TUSSENSTAP (.3) STATE aangemaakt in het custom Provider-component.<text:line-break/><text:s text:c="3"/>Deze state-variabele hebben we<text:s text:c="2"/>`isAuth` genoemd en de initiële waarde op `false` gezet.)<text:line-break/><text:s text:c="3"/>Geef de waarde van de state mee aan het data object.<text:line-break/></text:span><text:span text:style-name="T184"><text:line-break/></text:span><text:span text:style-name="T185">const<text:s/></text:span><text:span text:style-name="T186">contextData = {<text:line-break/><text:s text:c="2"/></text:span><text:span text:style-name="T187">isAuth</text:span><text:span text:style-name="T188">: isAuth</text:span><text:span text:style-name="T189">,<text:line-break/><text:s text:c="2"/></text:span><text:span text:style-name="T190">login</text:span><text:span text:style-name="T191">:<text:s/></text:span><text:span text:style-name="T192">login</text:span><text:span text:style-name="T193">,<text:line-break/><text:s text:c="2"/></text:span><text:span text:style-name="T194">logout</text:span><text:span text:style-name="T195">:<text:s/></text:span><text:span text:style-name="T196">logout</text:span><text:span text:style-name="T197">,<text:line-break/></text:span><text:span text:style-name="T198">}</text:span><text:span text:style-name="T199">;<text:line-break/></text:span><text:span text:style-name="T200"><text:line-break/></text:span><text:span text:style-name="T201"><text:s text:c="3"/>EN MAAK EEN FUNCTION VOOR LOGIN<text:line-break/><text:s text:c="3"/>Schrijf een inlog-functie in het custom Provider-component en maak deze beschikbaar in het data-object. In de<text:line-break/><text:s text:c="3"/>randvoorwaarden staat beschreven wat deze functie moet doen:<text:line-break/></text:span><text:span text:style-name="T202"><text:line-break/></text:span><text:span text:style-name="T203">function<text:s/></text:span><text:span text:style-name="T204">login</text:span><text:span text:style-name="T205">() {<text:line-break/><text:s text:c="2"/></text:span><text:span text:style-name="T206">console</text:span><text:span text:style-name="T207">.</text:span><text:span text:style-name="T208">log</text:span><text:span text:style-name="T209">(</text:span><text:span text:style-name="T210">'Gebruiker is ingelogd!'</text:span><text:span text:style-name="T211">)</text:span><text:span text:style-name="T212">;<text:line-break/><text:s text:c="2"/></text:span><text:span text:style-name="T213">toggleIsAuth(</text:span><text:span text:style-name="T214">true</text:span><text:span text:style-name="T215">)</text:span><text:span text:style-name="T216">;<text:line-break/><text:s text:c="2"/></text:span><text:span text:style-name="T217">history.</text:span><text:span text:style-name="T218">push</text:span><text:span text:style-name="T219">(</text:span><text:span text:style-name="T220">'/profile'</text:span><text:span text:style-name="T221">)</text:span><text:span text:style-name="T222">;<text:line-break/></text:span><text:span text:style-name="T223">}<text:line-break/></text:span><text:span text:style-name="T224"><text:line-break/></text:span><text:span text:style-name="T225"><text:s text:c="3"/>EN MAAK EEN FUNCTION VOOR LOGOUT<text:line-break/><text:s text:c="3"/>Schrijf een uitlog-functie in het custom Provider-component en maak deze beschikbaar in het data-object. In de<text:line-break/><text:s text:c="3"/>randvoorwaarden staat beschreven wat deze functie moet doen:<text:line-break/></text:span><text:span text:style-name="T226"><text:line-break/></text:span><text:span text:style-name="T227">function<text:s/></text:span><text:span text:style-name="T228">logout</text:span><text:span text:style-name="T229">() {<text:line-break/><text:s text:c="2"/></text:span><text:span text:style-name="T230">console</text:span><text:span text:style-name="T231">.</text:span><text:span text:style-name="T232">log</text:span><text:span text:style-name="T233">(</text:span><text:span text:style-name="T234">'Gebruiker is uitgelogd!'</text:span><text:span text:style-name="T235">)</text:span><text:span text:style-name="T236">;<text:line-break/><text:s text:c="2"/></text:span><text:span text:style-name="T237">toggleIsAuth(</text:span><text:span text:style-name="T238">false</text:span><text:span text:style-name="T239">)</text:span><text:span text:style-name="T240">;<text:line-break/><text:s text:c="2"/></text:span><text:span text:style-name="T241">history.</text:span><text:span text:style-name="T242">push</text:span><text:span text:style-name="T243">(</text:span><text:span text:style-name="T244">'/'</text:span><text:span text:style-name="T245">)</text:span><text:span text:style-name="T246">;<text:line-break/></text:span><text:span text:style-name="T247">}</text:span><text:span text:style-name="T248"><text:line-break/><text:line-break/></text:span><text:span text:style-name="T249">5.<text:s/></text:span><text:span text:style-name="T250">Wrap dit om het `&lt;App /&gt;`-component in `index.js`<text:line-break/><text:line-break/>LET OP: We hebben hier dus de AuthContextProvider OM DE ECHTE AuthContext.Provider HEEN GEWIKKELD!<text:line-break/>In de index.js staat het er dus zo in:<text:line-break/><text:line-break/></text:span><text:span text:style-name="T251">ReactDOM.</text:span><text:span text:style-name="T252">render</text:span><text:span text:style-name="T253">(<text:line-break/><text:s text:c="2"/></text:span><text:span text:style-name="T254">&lt;React.StrictMode&gt;<text:line-break/><text:s text:c="4"/>&lt;Router&gt;<text:line-break/><text:s text:c="6"/>&lt;AuthContextProvider&gt;<text:line-break/><text:s text:c="8"/>&lt;App/&gt;<text:line-break/><text:s text:c="6"/>&lt;/AuthContextProvider&gt;<text:line-break/><text:s text:c="4"/>&lt;/Router&gt;<text:line-break/><text:s text:c="2"/>&lt;/React.StrictMode&gt;</text:span><text:span text:style-name="T255">,<text:line-break/><text:s text:c="2"/></text:span><text:span text:style-name="T256">document</text:span><text:span text:style-name="T257">.</text:span><text:span text:style-name="T258">getElementById</text:span><text:span text:style-name="T259">(</text:span><text:span text:style-name="T260">'root'</text:span><text:span text:style-name="T261">)<text:line-break/>)</text:span><text:span text:style-name="T262">;<text:line-break/></text:span><text:span text:style-name="T263"><text:line-break/></text:span><text:span text:style-name="T264">DUS ONTHOUD: WE HEBBEN DE OMWIKKELING uit AuthContext.js gebruikt en de ORIGINELE VERSIE STAAT IN DE RETURN van AuthContext.js<text:line-break/><text:line-break/></text:span><text:span text:style-name="T265">6.<text:s/></text:span><text:span text:style-name="T266">Lees de context uit in één van de pagina-componenten om te kijken of jouw eerste opzet functioneel is (<text:line-break/><text:s text:c="3"/>met `useContext`)<text:line-break/><text:line-break/>&gt;&gt;&gt; WE MAKEN SignIn.js AAN EN IMPLEMENTEREN HIER<text:s/></text:span><text:span text:style-name="T267">:::<text:s text:c="2"/>const { login } = useContext(AuthContext); &lt;&lt;&lt;</text:span><text:span text:style-name="T268"><text:line-break/><text:line-break/></text:span><text:span text:style-name="T269">import<text:s/></text:span><text:span text:style-name="T270">React</text:span><text:span text:style-name="T271">,<text:s/></text:span><text:span text:style-name="T272">{<text:s/></text:span><text:span text:style-name="T273">useContext<text:s/></text:span><text:span text:style-name="T274">}<text:s/></text:span><text:span text:style-name="T275">from<text:s/></text:span><text:span text:style-name="T276">'react'</text:span><text:span text:style-name="T277">;<text:line-break/>import<text:s/></text:span><text:span text:style-name="T278">{<text:s/></text:span><text:span text:style-name="T279">Link<text:s/></text:span><text:span text:style-name="T280">}<text:s/></text:span><text:span text:style-name="T281">from<text:s/></text:span><text:span text:style-name="T282">'react-router-dom'</text:span><text:span text:style-name="T283">;<text:line-break/>import<text:s/></text:span><text:span text:style-name="T284">{<text:s/></text:span><text:span text:style-name="T285">AuthContext<text:s/></text:span><text:span text:style-name="T286">}<text:s/></text:span><text:span text:style-name="T287">from<text:s/></text:span><text:span text:style-name="T288">'../context/AuthContext'</text:span><text:span text:style-name="T289">;<text:line-break/><text:line-break/>function<text:s/></text:span><text:span text:style-name="T290">SignIn</text:span><text:span text:style-name="T291">() {<text:line-break/><text:s text:c="2"/></text:span><text:span text:style-name="T292">const<text:s/></text:span><text:span text:style-name="T293">{ login } =<text:s/></text:span><text:span text:style-name="T294">useContext</text:span><text:span text:style-name="T295">(</text:span><text:span text:style-name="T296">AuthContext</text:span><text:span text:style-name="T297">)</text:span><text:span text:style-name="T298">;<text:line-break/><text:line-break/><text:s text:c="2"/>function<text:s/></text:span><text:span text:style-name="T299">handleSubmit</text:span><text:span text:style-name="T300">(e) {<text:line-break/><text:s text:c="4"/>e.</text:span><text:span text:style-name="T301">preventDefault</text:span><text:span text:style-name="T302">()</text:span><text:span text:style-name="T303">;<text:line-break/><text:s text:c="4"/></text:span><text:span text:style-name="T304">login()</text:span><text:span text:style-name="T305">;<text:line-break/><text:s text:c="2"/></text:span><text:span text:style-name="T306">}<text:line-break/><text:line-break/><text:s text:c="2"/></text:span><text:span text:style-name="T307">return<text:s/></text:span><text:span text:style-name="T308">(<text:line-break/><text:s text:c="6"/></text:span><text:span text:style-name="T309">&lt;&gt;<text:line-break/><text:s text:c="8"/>&lt;h1&gt;</text:span><text:span text:style-name="T310">Inloggen</text:span><text:span text:style-name="T311">&lt;/h1&gt;<text:line-break/><text:s text:c="8"/>&lt;p&gt;</text:span><text:span text:style-name="T312">Lorem ipsum dolor sit amet, consectetur adipisicing elit. Ab alias cum debitis dolor dolore fuga id molestias qui quo unde?</text:span><text:span text:style-name="T313">&lt;/p&gt;<text:line-break/><text:line-break/><text:s text:c="8"/>&lt;form<text:s/></text:span><text:span text:style-name="T314">onSubmit</text:span><text:span text:style-name="T315">=</text:span><text:span text:style-name="T316">{</text:span><text:span text:style-name="T317">handleSubmit</text:span><text:span text:style-name="T318">}</text:span><text:span text:style-name="T319">&gt;<text:line-break/><text:s text:c="10"/>&lt;p&gt;</text:span><text:span text:style-name="T320">*invoervelden*</text:span><text:span text:style-name="T321">&lt;/p&gt;<text:line-break/><text:s text:c="10"/>&lt;button<text:s/></text:span><text:span text:style-name="T322">type</text:span><text:span text:style-name="T323">="submit"</text:span><text:span text:style-name="T324">&gt;</text:span><text:span text:style-name="T325">Inloggen</text:span><text:span text:style-name="T326">&lt;/button&gt;<text:line-break/><text:s text:c="8"/>&lt;/form&gt;<text:line-break/><text:line-break/><text:s text:c="8"/>&lt;p&gt;</text:span><text:span text:style-name="T327">Heb je nog geen account?<text:s/></text:span><text:span text:style-name="T328">&lt;Link<text:s/></text:span><text:span text:style-name="T329">to</text:span><text:span text:style-name="T330">="/signup"</text:span><text:span text:style-name="T331">&gt;</text:span><text:span text:style-name="T332">Registreer</text:span><text:span text:style-name="T333">&lt;/Link&gt;<text:s/></text:span><text:span text:style-name="T334">je dan eerst.</text:span><text:span text:style-name="T335">&lt;/p&gt;<text:line-break/><text:s text:c="6"/>&lt;/&gt;<text:line-break/><text:s text:c="2"/></text:span><text:span text:style-name="T336">)</text:span><text:span text:style-name="T337">;<text:line-break/></text:span><text:span text:style-name="T338">}<text:line-break/><text:line-break/></text:span><text:span text:style-name="T339">export default<text:s/></text:span><text:span text:style-name="T340">SignIn</text:span><text:span text:style-name="T341">;</text:span><text:span text:style-name="T342"><text:line-break/><text:line-break/></text:span><text:span text:style-name="T343">7.<text:s/></text:span><text:span text:style-name="T344">Gelukt? Top.<text:line-break/><text:line-break/></text:span><text:span text:style-name="T345">STAP 2 - BASIC NAVBAR &amp; PRIVATE ROUTE :<text:line-break/>---<text:line-break/></text:span><text:span text:style-name="T346"><text:line-break/></text:span><text:span text:style-name="T347">8.<text:s/></text:span><text:span text:style-name="T348">Lees deze authenticatie-status uit in het `&lt;NavBar /&gt;` component.<text:line-break/></text:span><text:span text:style-name="T349"><text:line-break/></text:span><text:span text:style-name="T350">import<text:s/></text:span><text:span text:style-name="T351">React</text:span><text:span text:style-name="T352">,<text:s/></text:span><text:span text:style-name="T353">{<text:s/></text:span><text:span text:style-name="T354">useContext<text:s/></text:span><text:span text:style-name="T355">}<text:s/></text:span><text:span text:style-name="T356">from<text:s/></text:span><text:span text:style-name="T357">'react'</text:span><text:span text:style-name="T358">;<text:line-break/>import<text:s/></text:span><text:span text:style-name="T359">logo<text:s/></text:span><text:span text:style-name="T360">from<text:s/></text:span><text:span text:style-name="T361">'../assets/banana-01.png'</text:span><text:span text:style-name="T362">;<text:line-break/>import<text:s/></text:span><text:span text:style-name="T363">{<text:s/></text:span><text:span text:style-name="T364">useHistory</text:span><text:span text:style-name="T365">,<text:s/></text:span><text:span text:style-name="T366">Link<text:s/></text:span><text:span text:style-name="T367">}<text:s/></text:span><text:span text:style-name="T368">from<text:s/></text:span><text:span text:style-name="T369">'react-router-dom'</text:span><text:span text:style-name="T370">;<text:line-break/>import<text:s/></text:span><text:span text:style-name="T371">{<text:s/></text:span><text:span text:style-name="T372">AuthContext<text:s/></text:span><text:span text:style-name="T373">}<text:s/></text:span><text:span text:style-name="T374">from<text:s/></text:span><text:span text:style-name="T375">'../context/AuthContext'</text:span><text:span text:style-name="T376">;<text:line-break/><text:line-break/>function<text:s/></text:span><text:span text:style-name="T377">NavBar</text:span><text:span text:style-name="T378">() {<text:line-break/><text:s text:c="4"/></text:span><text:span text:style-name="T379">const<text:s/></text:span><text:span text:style-name="T380">{ isAuth</text:span><text:span text:style-name="T381">,<text:s/></text:span><text:span text:style-name="T382">logout } =<text:s/></text:span><text:span text:style-name="T383">useContext</text:span><text:span text:style-name="T384">(</text:span><text:span text:style-name="T385">AuthContext</text:span><text:span text:style-name="T386">)</text:span><text:span text:style-name="T387">;<text:line-break/><text:s text:c="4"/>const<text:s/></text:span><text:span text:style-name="T388">history =<text:s/></text:span><text:span text:style-name="T389">useHistory</text:span><text:span text:style-name="T390">()</text:span><text:span text:style-name="T391">;<text:line-break/></text:span><text:span text:style-name="T392"><text:line-break/></text:span><text:span text:style-name="T393">Krijg je het te zien in de console? Zorg er dan<text:line-break/><text:s text:c="3"/>voor dat je op basis van deze status een inloggen- en registreren-knop laat zien, **of** alleen een uitlog-knop.<text:line-break/><text:s text:c="3"/>* De navigatiebalk laat alleen een _uitlog_-knop zien bij `true` (ingelogd) of de _inlog_- en _registratie_-knoppen<text:line-break/><text:s text:c="5"/>bij `false` (niet ingelogd). Deze data komt uit de context;<text:line-break/></text:span><text:span text:style-name="T394"><text:line-break/><text:s text:c="4"/></text:span><text:span text:style-name="T395">return<text:s/></text:span><text:span text:style-name="T396">(<text:line-break/><text:s text:c="8"/></text:span><text:span text:style-name="T397">&lt;nav&gt;<text:line-break/><text:s text:c="12"/>&lt;Link<text:s/></text:span><text:span text:style-name="T398">to</text:span><text:span text:style-name="T399">="/"</text:span><text:span text:style-name="T400">&gt;<text:line-break/><text:s text:c="12"/>&lt;span<text:s/></text:span><text:span text:style-name="T401">className</text:span><text:span text:style-name="T402">="logo-container"</text:span><text:span text:style-name="T403">&gt;<text:line-break/><text:s text:c="14"/>&lt;img<text:s/></text:span><text:span text:style-name="T404">src</text:span><text:span text:style-name="T405">=</text:span><text:span text:style-name="T406">{logo}<text:s/></text:span><text:span text:style-name="T407">alt</text:span><text:span text:style-name="T408">="logo"</text:span><text:span text:style-name="T409">/&gt;<text:line-break/><text:s text:c="14"/>&lt;h3&gt;<text:line-break/><text:s text:c="16"/></text:span><text:span text:style-name="T410">Banana Security<text:line-break/><text:s text:c="14"/></text:span><text:span text:style-name="T411">&lt;/h3&gt;<text:line-break/><text:s text:c="12"/>&lt;/span&gt;<text:line-break/><text:s text:c="12"/>&lt;/Link&gt;<text:line-break/><text:line-break/><text:s text:c="12"/></text:span><text:span text:style-name="T412">{isAuth ?<text:line-break/><text:s text:c="16"/></text:span><text:span text:style-name="T413">&lt;button<text:line-break/><text:s text:c="20"/></text:span><text:span text:style-name="T414">type</text:span><text:span text:style-name="T415">="button"<text:line-break/><text:s text:c="20"/></text:span><text:span text:style-name="T416">onClick</text:span><text:span text:style-name="T417">=</text:span><text:span text:style-name="T418">{logout}<text:line-break/><text:s text:c="16"/></text:span><text:span text:style-name="T419">&gt;<text:line-break/><text:s text:c="20"/></text:span><text:span text:style-name="T420">Log uit<text:line-break/><text:s text:c="16"/></text:span><text:span text:style-name="T421">&lt;/button&gt;<text:line-break/><text:s text:c="16"/></text:span><text:span text:style-name="T422">:<text:line-break/><text:s text:c="16"/></text:span><text:span text:style-name="T423">&lt;div&gt;<text:line-break/><text:s text:c="20"/>&lt;button<text:line-break/><text:s text:c="24"/></text:span><text:span text:style-name="T424">type</text:span><text:span text:style-name="T425">="button"<text:line-break/><text:s text:c="24"/></text:span><text:span text:style-name="T426">onClick</text:span><text:span text:style-name="T427">=</text:span><text:span text:style-name="T428">{() =&gt; history.</text:span><text:span text:style-name="T429">push</text:span><text:span text:style-name="T430">(</text:span><text:span text:style-name="T431">'/signin'</text:span><text:span text:style-name="T432">)}<text:line-break/><text:s text:c="20"/></text:span><text:span text:style-name="T433">&gt;<text:line-break/><text:s text:c="24"/></text:span><text:span text:style-name="T434">Log in<text:line-break/><text:s text:c="20"/></text:span><text:span text:style-name="T435">&lt;/button&gt;<text:line-break/><text:s text:c="20"/>&lt;button<text:line-break/><text:s text:c="24"/></text:span><text:span text:style-name="T436">type</text:span><text:span text:style-name="T437">="button"<text:line-break/><text:s text:c="24"/></text:span><text:span text:style-name="T438">onClick</text:span><text:span text:style-name="T439">=</text:span><text:span text:style-name="T440">{() =&gt; history.</text:span><text:span text:style-name="T441">push</text:span><text:span text:style-name="T442">(</text:span><text:span text:style-name="T443">'/signup'</text:span><text:span text:style-name="T444">)}<text:line-break/><text:s text:c="20"/></text:span><text:span text:style-name="T445">&gt;<text:line-break/><text:s text:c="24"/></text:span><text:span text:style-name="T446">Registreren<text:line-break/><text:s text:c="20"/></text:span><text:span text:style-name="T447">&lt;/button&gt;<text:line-break/><text:s text:c="16"/>&lt;/div&gt;<text:line-break/><text:s text:c="12"/></text:span><text:span text:style-name="T448">}<text:line-break/><text:s text:c="8"/></text:span><text:span text:style-name="T449">&lt;/nav&gt;<text:line-break/><text:s text:c="4"/></text:span><text:span text:style-name="T450">)</text:span><text:span text:style-name="T451">;<text:line-break/></text:span><text:span text:style-name="T452">}<text:line-break/><text:line-break/></text:span><text:span text:style-name="T453">export default<text:s/></text:span><text:span text:style-name="T454">NavBar</text:span><text:span text:style-name="T455">;<text:line-break/></text:span><text:span text:style-name="T456"><text:line-break/><text:line-break/></text:span><text:span text:style-name="T457">MET EEN TERNARY OPERATOR a ? b : c DOEN WE NU:<text:line-break/></text:span><text:span text:style-name="T458">isAuth</text:span><text:span text:style-name="T459">(dit is dus a)<text:s/></text:span><text:span text:style-name="T460">?</text:span><text:span text:style-name="T461"><text:s/>ZO JA<text:s/></text:span><text:span text:style-name="T462">LAAT logOut button<text:s/></text:span><text:span text:style-name="T463">(dit is dus b) zien<text:s/></text:span><text:span text:style-name="T464">:</text:span><text:span text:style-name="T465"><text:s/>ZO NEE<text:s/></text:span><text:span text:style-name="T466">LAAT logIn EN REGISTER button zien</text:span><text:span text:style-name="T467"><text:line-break/></text:span><text:span text:style-name="T468"><text:line-break/></text:span><text:span text:style-name="T469">9.<text:s/></text:span><text:span text:style-name="T470">Maak de knop in het formulier in `SignIn.js` functioneel. Als het formulier wordt _gesubmit_, roep je de<text:line-break/><text:s text:c="3"/>login-functie uit de context aan!<text:line-break/><text:s text:c="3"/>in SignIn.js:<text:line-break/><text:line-break/>/1/ Eerst halen we de login dus uit de AuthContext...<text:line-break/></text:span><text:span text:style-name="T471">function<text:s/></text:span><text:span text:style-name="T472">SignIn</text:span><text:span text:style-name="T473">() {<text:line-break/><text:s text:c="2"/></text:span><text:span text:style-name="T474">const<text:s/></text:span><text:span text:style-name="T475">{ login } =<text:s/></text:span><text:span text:style-name="T476">useContext</text:span><text:span text:style-name="T477">(</text:span><text:span text:style-name="T478">AuthContext</text:span><text:span text:style-name="T479">)</text:span><text:span text:style-name="T480">;</text:span></text:p>
      <text:p text:style-name="P1"><text:span text:style-name="T481"><text:line-break/></text:span><text:span text:style-name="T482">/2/ Daarna stoppen we deze login() in de handleSubmit(e) FUNCTION...<text:line-break/></text:span><text:span text:style-name="T483">function<text:s/></text:span><text:span text:style-name="T484">handleSubmit</text:span><text:span text:style-name="T485">(e) {<text:line-break/><text:s text:c="2"/>e.</text:span><text:span text:style-name="T486">preventDefault</text:span><text:span text:style-name="T487">()</text:span><text:span text:style-name="T488">;<text:line-break/><text:s text:c="2"/></text:span><text:span text:style-name="T489">login()</text:span><text:span text:style-name="T490">;<text:line-break/></text:span><text:span text:style-name="T491">}<text:line-break/></text:span><text:span text:style-name="T492"><text:line-break/></text:span><text:span text:style-name="T493">/3/ Als laatste activeren we de FUNCTION handleSubmit door deze mee te geven aan de form onsubmit</text:span><text:span text:style-name="T494"><text:line-break/></text:span><text:span text:style-name="T495">&lt;form<text:s/></text:span><text:span text:style-name="T496">onSubmit</text:span><text:span text:style-name="T497">=</text:span><text:span text:style-name="T498">{</text:span><text:span text:style-name="T499">handleSubmit</text:span><text:span text:style-name="T500">}</text:span><text:span text:style-name="T501">&gt;<text:line-break/><text:s text:c="2"/>&lt;p&gt;</text:span><text:span text:style-name="T502">*invoervelden*</text:span><text:span text:style-name="T503">&lt;/p&gt;<text:line-break/><text:s text:c="2"/>&lt;button<text:s/></text:span><text:span text:style-name="T504">type</text:span><text:span text:style-name="T505">="submit"</text:span><text:span text:style-name="T506">&gt;</text:span><text:span text:style-name="T507">Inloggen</text:span><text:span text:style-name="T508">&lt;/button&gt;<text:line-break/>&lt;/form&gt;<text:line-break/></text:span><text:span text:style-name="T509"><text:line-break/></text:span><text:span text:style-name="T510">Als deze dus gesubmit wordt wordt de isAuth op TRUE gezet en is de gebruiker INGELOGD<text:line-break/><text:line-break/>11. Maak de knop in de navigatie (`NavBar.js`) functioneel. Als erop wordt geklikt, roep je de logout-functie uit de<text:line-break/><text:s text:c="4"/>context aan!<text:line-break/><text:s text:c="4"/>in NavBar.js:<text:line-break/><text:line-break/><text:s text:c="4"/>Dit hadden we stiekum al gedaan maar in NavBarjs staat dus in de Return ( een TERNARY OPERATOR en<text:line-break/><text:s text:c="4"/>ALS de gebruiker dus INGELOGD is (isAuth ?) dan is deze LOGOUT BUTTON in de NAVBAR te zien<text:line-break/><text:s text:c="4"/>en de &gt;button&gt; ziet er zo uit:<text:line-break/></text:span><text:span text:style-name="T511"><text:line-break/></text:span><text:span text:style-name="T512">&lt;button<text:line-break/><text:s text:c="4"/></text:span><text:span text:style-name="T513">type</text:span><text:span text:style-name="T514">="button"<text:line-break/><text:s text:c="4"/></text:span><text:span text:style-name="T515">onClick</text:span><text:span text:style-name="T516">=</text:span><text:span text:style-name="T517">{logout}<text:line-break/></text:span><text:span text:style-name="T518">&gt;<text:line-break/><text:s text:c="4"/></text:span><text:span text:style-name="T519">Log uit<text:line-break/></text:span><text:span text:style-name="T520">&lt;/button&gt;<text:line-break/></text:span><text:span text:style-name="T521"><text:line-break/><text:s text:c="4"/>We hebben bij onClick dus {logout} meegegeven en die hadden we eerder al geimporteerd met de CONTEXT van AuthContext<text:line-break/><text:s text:c="4"/>import { AuthContext } from '../context/AuthContext';<text:line-break/></text:span><text:span text:style-name="T522"><text:line-break/></text:span><text:span text:style-name="T523">function<text:s/></text:span><text:span text:style-name="T524">NavBar</text:span><text:span text:style-name="T525">() {<text:line-break/><text:s text:c="2"/></text:span><text:span text:style-name="T526">const<text:s/></text:span><text:span text:style-name="T527">{ isAuth</text:span><text:span text:style-name="T528">,<text:s/></text:span><text:span text:style-name="T529">logout } =<text:s/></text:span><text:span text:style-name="T530">useContext</text:span><text:span text:style-name="T531">(</text:span><text:span text:style-name="T532">AuthContext</text:span><text:span text:style-name="T533">)</text:span><text:span text:style-name="T534">;<text:line-break/><text:s text:c="2"/>const<text:s/></text:span><text:span text:style-name="T535">history =<text:s/></text:span><text:span text:style-name="T536">useHistory</text:span><text:span text:style-name="T537">()</text:span><text:span text:style-name="T538">;</text:span></text:p>
      <text:p text:style-name="P1"><text:span text:style-name="T539"><text:line-break/></text:span><text:span text:style-name="T540">13. Ten slotte kun je de route naar `/profile` beveiligen met een private route.</text:span><text:span text:style-name="T541"><text:line-break/><text:line-break/></text:span><text:span text:style-name="T542">import<text:s/></text:span><text:span text:style-name="T543">React</text:span><text:span text:style-name="T544">,<text:s/></text:span><text:span text:style-name="T545">{<text:s/></text:span><text:span text:style-name="T546">useContext<text:s/></text:span><text:span text:style-name="T547">}<text:s/></text:span><text:span text:style-name="T548">from<text:s/></text:span><text:span text:style-name="T549">'react'</text:span><text:span text:style-name="T550">;<text:line-break/>import<text:s/></text:span><text:span text:style-name="T551">{ Switch</text:span><text:span text:style-name="T552">,<text:s/></text:span><text:span text:style-name="T553">Route</text:span><text:span text:style-name="T554">,<text:s/></text:span><text:span text:style-name="T555">Redirect }<text:s/></text:span><text:span text:style-name="T556">from<text:s/></text:span><text:span text:style-name="T557">'react-router-dom'</text:span><text:span text:style-name="T558">;<text:line-break/>import<text:s/></text:span><text:span text:style-name="T559">NavBar<text:s/></text:span><text:span text:style-name="T560">from<text:s/></text:span><text:span text:style-name="T561">'./components/NavBar'</text:span><text:span text:style-name="T562">;<text:line-break/>import<text:s/></text:span><text:span text:style-name="T563">Profile<text:s/></text:span><text:span text:style-name="T564">from<text:s/></text:span><text:span text:style-name="T565">'./pages/Profile'</text:span><text:span text:style-name="T566">;<text:line-break/>import<text:s/></text:span><text:span text:style-name="T567">Home<text:s/></text:span><text:span text:style-name="T568">from<text:s/></text:span><text:span text:style-name="T569">'./pages/Home'</text:span><text:span text:style-name="T570">;<text:line-break/>import<text:s/></text:span><text:span text:style-name="T571">SignIn<text:s/></text:span><text:span text:style-name="T572">from<text:s/></text:span><text:span text:style-name="T573">'./pages/SignIn'</text:span><text:span text:style-name="T574">;<text:line-break/>import<text:s/></text:span><text:span text:style-name="T575">SignUp<text:s/></text:span><text:span text:style-name="T576">from<text:s/></text:span><text:span text:style-name="T577">'./pages/SignUp'</text:span><text:span text:style-name="T578">;<text:line-break/>import<text:s/></text:span><text:span text:style-name="T579">{<text:s/></text:span><text:span text:style-name="T580">AuthContext<text:s/></text:span><text:span text:style-name="T581">}<text:s/></text:span><text:span text:style-name="T582">from<text:s/></text:span><text:span text:style-name="T583">'./context/AuthContext'</text:span><text:span text:style-name="T584">;<text:line-break/>import<text:s/></text:span><text:span text:style-name="T585">'./App.css'</text:span><text:span text:style-name="T586">;<text:line-break/><text:line-break/>function<text:s/></text:span><text:span text:style-name="T587">App</text:span><text:span text:style-name="T588">() {<text:line-break/><text:s text:c="2"/></text:span><text:span text:style-name="T589">const<text:s/></text:span><text:span text:style-name="T590">{ isAuth } =<text:s/></text:span><text:span text:style-name="T591">useContext</text:span><text:span text:style-name="T592">(</text:span><text:span text:style-name="T593">AuthContext</text:span><text:span text:style-name="T594">)</text:span><text:span text:style-name="T595">;<text:line-break/><text:line-break/><text:s text:c="2"/>return<text:s/></text:span><text:span text:style-name="T596">(<text:line-break/><text:s text:c="6"/></text:span><text:span text:style-name="T597">&lt;&gt;<text:line-break/><text:s text:c="8"/>&lt;NavBar /&gt;<text:line-break/><text:s text:c="8"/>&lt;div<text:s/></text:span><text:span text:style-name="T598">className</text:span><text:span text:style-name="T599">="content"</text:span><text:span text:style-name="T600">&gt;<text:line-break/><text:s text:c="10"/>&lt;Switch&gt;<text:line-break/><text:s text:c="12"/>&lt;Route<text:s/></text:span><text:span text:style-name="T601">exact path</text:span><text:span text:style-name="T602">="/"</text:span><text:span text:style-name="T603">&gt;<text:line-break/><text:s text:c="14"/>&lt;Home /&gt;<text:line-break/><text:s text:c="12"/>&lt;/Route&gt;<text:line-break/><text:s text:c="12"/>&lt;Route<text:s/></text:span><text:span text:style-name="T604">path</text:span><text:span text:style-name="T605">="/profile"</text:span><text:span text:style-name="T606">&gt;<text:line-break/><text:s text:c="14"/></text:span><text:span text:style-name="T607">{isAuth ?<text:s/></text:span><text:span text:style-name="T608">&lt;Profile /&gt;<text:s/></text:span><text:span text:style-name="T609">:<text:s/></text:span><text:span text:style-name="T610">&lt;Redirect<text:s/></text:span><text:span text:style-name="T611">to</text:span><text:span text:style-name="T612">="/"<text:s/></text:span><text:span text:style-name="T613">/&gt;</text:span><text:span text:style-name="T614">}<text:line-break/><text:s text:c="12"/></text:span><text:span text:style-name="T615">&lt;/Route&gt;<text:line-break/><text:s text:c="12"/>&lt;Route<text:s/></text:span><text:span text:style-name="T616">exact path</text:span><text:span text:style-name="T617">="/signin"</text:span><text:span text:style-name="T618">&gt;<text:line-break/><text:s text:c="14"/>&lt;SignIn /&gt;<text:line-break/><text:s text:c="12"/>&lt;/Route&gt;<text:line-break/><text:s text:c="12"/>&lt;Route<text:s/></text:span><text:span text:style-name="T619">exact path</text:span><text:span text:style-name="T620">="/signup"</text:span><text:span text:style-name="T621">&gt;<text:line-break/><text:s text:c="14"/>&lt;SignUp /&gt;<text:line-break/><text:s text:c="12"/>&lt;/Route&gt;<text:line-break/><text:s text:c="10"/>&lt;/Switch&gt;<text:line-break/><text:s text:c="8"/>&lt;/div&gt;<text:line-break/><text:s text:c="6"/>&lt;/&gt;<text:line-break/><text:s text:c="2"/></text:span><text:span text:style-name="T622">)</text:span><text:span text:style-name="T623">;<text:line-break/></text:span><text:span text:style-name="T624">}<text:line-break/><text:line-break/></text:span><text:span text:style-name="T625">export default<text:s/></text:span><text:span text:style-name="T626">App</text:span><text:span text:style-name="T627">;<text:line-break/></text:span><text:span text:style-name="T628"><text:line-break/>DIT IS HOE JE ROUTE OP PRIVATE ZET ZODAT JE ER DUS ALLEEN IN KAN ALS JE INGELOGD BENT:<text:line-break/></text:span><text:span text:style-name="T629"><text:s text:c="10"/>&lt;Route path="/profile"&gt;<text:line-break/><text:s text:c="12"/>{isAuth ? &lt;Profile /&gt; : &lt;Redirect to="/" /&gt;}<text:line-break/><text:line-break/>DUS MET TERNARY OPERATOR STAAT ER</text:span><text:span text:style-name="T630">:</text:span><text:span text:style-name="T631"><text:s/>BEN JE<text:s/></text:span><text:span text:style-name="T632">INGELOGD ?<text:s/></text:span><text:span text:style-name="T633">ZO JA<text:s/></text:span><text:span text:style-name="T634">REDIRECT TO &lt;Profile /&gt;</text:span><text:span text:style-name="T635"><text:s/></text:span><text:span text:style-name="T636">:</text:span><text:span text:style-name="T637"><text:s text:c="2"/></text:span><text:span text:style-name="T638">ZO NEE<text:s/></text:span><text:span text:style-name="T639">REDIRECT TO &lt;/&gt;</text:span><text:span text:style-name="T640"><text:line-break/><text:line-break/></text:span><text:span text:style-name="T641">STAP 3.1 - SIGN-UP<text:s text:c="2"/>:<text:line-break/>---<text:line-break/></text:span><text:span text:style-name="T642"><text:line-break/></text:span><text:span text:style-name="T643">## Bonus-opdrachten<text:line-break/>**Bonus:**<text:line-break/>* Maak alvast invoervelden in het login- en registratie-formulier die de gebruiker zou kunnen invullen. Je hoeft nog<text:line-break/><text:s text:c="2"/>niets met de ingevulde data te doen, dit komt pas volgende les!<text:line-break/><text:line-break/>01. - Dit is hoe we de SignUp.js hebben gemaakt:<text:line-break/>-<text:line-break/></text:span><text:span text:style-name="T644">import<text:s/></text:span><text:span text:style-name="T645">React</text:span><text:span text:style-name="T646">,<text:s/></text:span><text:span text:style-name="T647">{<text:s/></text:span><text:span text:style-name="T648">useState<text:s/></text:span><text:span text:style-name="T649">}<text:s/></text:span><text:span text:style-name="T650">from<text:s/></text:span><text:span text:style-name="T651">'react'</text:span><text:span text:style-name="T652">;<text:line-break/>import<text:s/></text:span><text:span text:style-name="T653">{<text:s/></text:span><text:span text:style-name="T654">Link<text:s/></text:span><text:span text:style-name="T655">}<text:s/></text:span><text:span text:style-name="T656">from<text:s/></text:span><text:span text:style-name="T657">'react-router-dom'</text:span><text:span text:style-name="T658">;<text:line-break/><text:line-break/>function<text:s/></text:span><text:span text:style-name="T659">SignUp</text:span><text:span text:style-name="T660">() {<text:line-break/><text:s text:c="2"/></text:span><text:span text:style-name="T661">const<text:s/></text:span><text:span text:style-name="T662">[email</text:span><text:span text:style-name="T663">,<text:s/></text:span><text:span text:style-name="T664">setEmail] =<text:s/></text:span><text:span text:style-name="T665">useState</text:span><text:span text:style-name="T666">(</text:span><text:span text:style-name="T667">''</text:span><text:span text:style-name="T668">)</text:span><text:span text:style-name="T669">;<text:line-break/><text:s text:c="2"/>const<text:s/></text:span><text:span text:style-name="T670">[username</text:span><text:span text:style-name="T671">,<text:s/></text:span><text:span text:style-name="T672">setUsername] =<text:s/></text:span><text:span text:style-name="T673">useState</text:span><text:span text:style-name="T674">(</text:span><text:span text:style-name="T675">''</text:span><text:span text:style-name="T676">)</text:span><text:span text:style-name="T677">;<text:line-break/><text:s text:c="2"/>const<text:s/></text:span><text:span text:style-name="T678">[password</text:span><text:span text:style-name="T679">,<text:s/></text:span><text:span text:style-name="T680">setPassword] =<text:s/></text:span><text:span text:style-name="T681">useState</text:span><text:span text:style-name="T682">(</text:span><text:span text:style-name="T683">''</text:span><text:span text:style-name="T684">)</text:span><text:span text:style-name="T685">;<text:line-break/><text:line-break/><text:s text:c="2"/>function<text:s/></text:span><text:span text:style-name="T686">handleSubmit</text:span><text:span text:style-name="T687">(e) {<text:line-break/><text:s text:c="4"/>e.</text:span><text:span text:style-name="T688">preventDefault</text:span><text:span text:style-name="T689">()</text:span><text:span text:style-name="T690">;<text:line-break/><text:line-break/><text:s text:c="4"/></text:span><text:span text:style-name="T691">console</text:span><text:span text:style-name="T692">.</text:span><text:span text:style-name="T693">log</text:span><text:span text:style-name="T694">({<text:line-break/><text:s text:c="6"/></text:span><text:span text:style-name="T695">email</text:span><text:span text:style-name="T696">: email</text:span><text:span text:style-name="T697">,<text:line-break/><text:s text:c="6"/></text:span><text:span text:style-name="T698">gebruikersnaam</text:span><text:span text:style-name="T699">: username</text:span><text:span text:style-name="T700">,<text:line-break/><text:s text:c="6"/></text:span><text:span text:style-name="T701">wachtwoord</text:span><text:span text:style-name="T702">: password</text:span><text:span text:style-name="T703">,<text:line-break/><text:s text:c="4"/></text:span><text:span text:style-name="T704">})</text:span><text:span text:style-name="T705">;<text:line-break/><text:s text:c="2"/></text:span><text:span text:style-name="T706">}<text:line-break/><text:line-break/><text:s text:c="2"/></text:span><text:span text:style-name="T707">return<text:s/></text:span><text:span text:style-name="T708">(<text:line-break/><text:s text:c="6"/></text:span><text:span text:style-name="T709">&lt;&gt;<text:line-break/><text:s text:c="8"/>&lt;h1&gt;</text:span><text:span text:style-name="T710">Registreren</text:span><text:span text:style-name="T711">&lt;/h1&gt;<text:line-break/><text:s text:c="8"/>&lt;p&gt;</text:span><text:span text:style-name="T712">Lorem ipsum dolor sit amet, consectetur adipisicing elit. Aspernatur atque consectetur, dolore eaque eligendi<text:line-break/><text:s text:c="10"/>harum, numquam, placeat quisquam repellat rerum suscipit ullam vitae. A ab ad assumenda, consequuntur deserunt<text:line-break/><text:s text:c="10"/>doloremque ea eveniet facere fuga illum in numquam quia reiciendis rem sequi tenetur veniam?</text:span><text:span text:style-name="T713">&lt;/p&gt;<text:line-break/><text:s text:c="8"/>&lt;form<text:s/></text:span><text:span text:style-name="T714">onSubmit</text:span><text:span text:style-name="T715">=</text:span><text:span text:style-name="T716">{</text:span><text:span text:style-name="T717">handleSubmit</text:span><text:span text:style-name="T718">}</text:span><text:span text:style-name="T719">&gt;<text:line-break/><text:s text:c="10"/>&lt;label<text:s/></text:span><text:span text:style-name="T720">htmlFor</text:span><text:span text:style-name="T721">="email-field"</text:span><text:span text:style-name="T722">&gt;<text:line-break/><text:s text:c="12"/></text:span><text:span text:style-name="T723">Emailadres:<text:line-break/><text:s text:c="12"/></text:span><text:span text:style-name="T724">&lt;input<text:line-break/><text:s text:c="16"/></text:span><text:span text:style-name="T725">type</text:span><text:span text:style-name="T726">="email"<text:line-break/><text:s text:c="16"/></text:span><text:span text:style-name="T727">id</text:span><text:span text:style-name="T728">="email-field"<text:line-break/><text:s text:c="16"/></text:span><text:span text:style-name="T729">name</text:span><text:span text:style-name="T730">="email"<text:line-break/><text:s text:c="16"/></text:span><text:span text:style-name="T731">value</text:span><text:span text:style-name="T732">=</text:span><text:span text:style-name="T733">{email}<text:line-break/><text:s text:c="16"/></text:span><text:span text:style-name="T734">onChange</text:span><text:span text:style-name="T735">=</text:span><text:span text:style-name="T736">{(e) =&gt; setEmail(e.</text:span><text:span text:style-name="T737">target</text:span><text:span text:style-name="T738">.</text:span><text:span text:style-name="T739">value</text:span><text:span text:style-name="T740">)}<text:line-break/><text:s text:c="12"/></text:span><text:span text:style-name="T741">/&gt;<text:line-break/><text:s text:c="10"/>&lt;/label&gt;<text:line-break/><text:line-break/><text:s text:c="10"/>&lt;label<text:s/></text:span><text:span text:style-name="T742">htmlFor</text:span><text:span text:style-name="T743">="username-field"</text:span><text:span text:style-name="T744">&gt;<text:line-break/><text:s text:c="12"/></text:span><text:span text:style-name="T745">Gebruikersnaam:<text:line-break/><text:s text:c="12"/></text:span><text:span text:style-name="T746">&lt;input<text:line-break/><text:s text:c="16"/></text:span><text:span text:style-name="T747">type</text:span><text:span text:style-name="T748">="text"<text:line-break/><text:s text:c="16"/></text:span><text:span text:style-name="T749">id</text:span><text:span text:style-name="T750">="username-field"<text:line-break/><text:s text:c="16"/></text:span><text:span text:style-name="T751">value</text:span><text:span text:style-name="T752">=</text:span><text:span text:style-name="T753">{username}<text:line-break/><text:s text:c="16"/></text:span><text:span text:style-name="T754">onChange</text:span><text:span text:style-name="T755">=</text:span><text:span text:style-name="T756">{(e) =&gt; setUsername(e.</text:span><text:span text:style-name="T757">target</text:span><text:span text:style-name="T758">.</text:span><text:span text:style-name="T759">value</text:span><text:span text:style-name="T760">)}<text:line-break/><text:s text:c="12"/></text:span><text:span text:style-name="T761">/&gt;<text:line-break/><text:s text:c="10"/>&lt;/label&gt;<text:line-break/><text:line-break/><text:s text:c="10"/>&lt;label<text:s/></text:span><text:span text:style-name="T762">htmlFor</text:span><text:span text:style-name="T763">="password-field"</text:span><text:span text:style-name="T764">&gt;<text:line-break/><text:s text:c="12"/></text:span><text:span text:style-name="T765">Wachtwoord:<text:line-break/><text:s text:c="12"/></text:span><text:span text:style-name="T766">&lt;input<text:line-break/><text:s text:c="16"/></text:span><text:span text:style-name="T767">type</text:span><text:span text:style-name="T768">="password"<text:line-break/><text:s text:c="16"/></text:span><text:span text:style-name="T769">id</text:span><text:span text:style-name="T770">="password-field"<text:line-break/><text:s text:c="16"/></text:span><text:span text:style-name="T771">name</text:span><text:span text:style-name="T772">="password"<text:line-break/><text:s text:c="16"/></text:span><text:span text:style-name="T773">value</text:span><text:span text:style-name="T774">=</text:span><text:span text:style-name="T775">{password}<text:line-break/><text:s text:c="16"/></text:span><text:span text:style-name="T776">onChange</text:span><text:span text:style-name="T777">=</text:span><text:span text:style-name="T778">{(e) =&gt; setPassword(e.</text:span><text:span text:style-name="T779">target</text:span><text:span text:style-name="T780">.</text:span><text:span text:style-name="T781">value</text:span><text:span text:style-name="T782">)}<text:line-break/><text:s text:c="12"/></text:span><text:span text:style-name="T783">/&gt;<text:line-break/><text:s text:c="10"/>&lt;/label&gt;<text:line-break/><text:s text:c="10"/>&lt;button<text:line-break/><text:s text:c="14"/></text:span><text:span text:style-name="T784">type</text:span><text:span text:style-name="T785">="submit"<text:line-break/><text:s text:c="14"/></text:span><text:span text:style-name="T786">className</text:span><text:span text:style-name="T787">="form-button"<text:line-break/><text:s text:c="10"/></text:span><text:span text:style-name="T788">&gt;<text:line-break/><text:s text:c="12"/></text:span><text:span text:style-name="T789">Registeren<text:line-break/><text:s text:c="10"/></text:span><text:span text:style-name="T790">&lt;/button&gt;<text:line-break/><text:line-break/><text:s text:c="8"/>&lt;/form&gt;<text:line-break/><text:s text:c="8"/>&lt;p&gt;</text:span><text:span text:style-name="T791">Heb je al een account? Je kunt je<text:s/></text:span><text:span text:style-name="T792">&lt;Link<text:s/></text:span><text:span text:style-name="T793">to</text:span><text:span text:style-name="T794">="/signin"</text:span><text:span text:style-name="T795">&gt;</text:span><text:span text:style-name="T796">hier</text:span><text:span text:style-name="T797">&lt;/Link&gt;<text:s/></text:span><text:span text:style-name="T798">inloggen.</text:span><text:span text:style-name="T799">&lt;/p&gt;<text:line-break/><text:s text:c="6"/>&lt;/&gt;<text:line-break/><text:s text:c="2"/></text:span><text:span text:style-name="T800">)</text:span><text:span text:style-name="T801">;<text:line-break/></text:span><text:span text:style-name="T802">}<text:line-break/><text:line-break/></text:span><text:span text:style-name="T803">export default<text:s/></text:span><text:span text:style-name="T804">SignUp</text:span><text:span text:style-name="T805">;<text:line-break/></text:span><text:span text:style-name="T806"><text:line-break/>&gt;&gt;&gt;<text:line-break/></text:span><text:span text:style-name="T807">02. - UITLEG :<text:line-break/><text:line-break/></text:span><text:span text:style-name="T808">We beginnen bij de useState() en handleSubmit() FUNCTION:<text:line-break/><text:line-break/></text:span><text:span text:style-name="T809">function<text:s/></text:span><text:span text:style-name="T810">SignUp</text:span><text:span text:style-name="T811">() {<text:line-break/><text:s text:c="2"/></text:span><text:span text:style-name="T812">const<text:s/></text:span><text:span text:style-name="T813">[email</text:span><text:span text:style-name="T814">,<text:s/></text:span><text:span text:style-name="T815">setEmail] =<text:s/></text:span><text:span text:style-name="T816">useState</text:span><text:span text:style-name="T817">(</text:span><text:span text:style-name="T818">''</text:span><text:span text:style-name="T819">)</text:span><text:span text:style-name="T820">;<text:line-break/><text:s text:c="2"/>const<text:s/></text:span><text:span text:style-name="T821">[username</text:span><text:span text:style-name="T822">,<text:s/></text:span><text:span text:style-name="T823">setUsername] =<text:s/></text:span><text:span text:style-name="T824">useState</text:span><text:span text:style-name="T825">(</text:span><text:span text:style-name="T826">''</text:span><text:span text:style-name="T827">)</text:span><text:span text:style-name="T828">;<text:line-break/><text:s text:c="2"/>const<text:s/></text:span><text:span text:style-name="T829">[password</text:span><text:span text:style-name="T830">,<text:s/></text:span><text:span text:style-name="T831">setPassword] =<text:s/></text:span><text:span text:style-name="T832">useState</text:span><text:span text:style-name="T833">(</text:span><text:span text:style-name="T834">''</text:span><text:span text:style-name="T835">)</text:span><text:span text:style-name="T836">;<text:line-break/><text:line-break/><text:s text:c="2"/>function<text:s/></text:span><text:span text:style-name="T837">handleSubmit</text:span><text:span text:style-name="T838">(e) {<text:line-break/><text:s text:c="4"/>e.</text:span><text:span text:style-name="T839">preventDefault</text:span><text:span text:style-name="T840">()</text:span><text:span text:style-name="T841">;<text:line-break/><text:line-break/><text:s text:c="4"/></text:span><text:span text:style-name="T842">console</text:span><text:span text:style-name="T843">.</text:span><text:span text:style-name="T844">log</text:span><text:span text:style-name="T845">({<text:line-break/><text:s text:c="6"/></text:span><text:span text:style-name="T846">email</text:span><text:span text:style-name="T847">: email</text:span><text:span text:style-name="T848">,<text:line-break/><text:s text:c="6"/></text:span><text:span text:style-name="T849">gebruikersnaam</text:span><text:span text:style-name="T850">: username</text:span><text:span text:style-name="T851">,<text:line-break/><text:s text:c="6"/></text:span><text:span text:style-name="T852">wachtwoord</text:span><text:span text:style-name="T853">: password</text:span><text:span text:style-name="T854">,<text:line-break/><text:s text:c="4"/></text:span><text:span text:style-name="T855">})</text:span><text:span text:style-name="T856">;<text:line-break/><text:s text:c="2"/></text:span><text:span text:style-name="T857">}<text:line-break/></text:span><text:span text:style-name="T858"><text:line-break/></text:span><text:span text:style-name="T859">-- We maken dus USE-STATEs voor EMAIL, USERNAME, PASSWORD<text:line-break/>-- We maken ook de handleSubmit() FUNCTION die nog steeds met preventDefault zorgt dat het ingevulde veld niet refreshed<text:line-break/><text:s text:c="3"/>MAAR ook LOGGEN we voor nu de EMAIL, USERNAME, PASSWORD (zodat we kunnen zien dat de ingevulde waardes in de FORM<text:line-break/><text:s text:c="3"/>na de submit(dus uitvoering handleSubmit()) zijn geUPDATE.<text:line-break/><text:line-break/>03. - We gaan vervolgens naar de RETURN ( kijken naar de FORM:<text:line-break/><text:line-break/></text:span><text:span text:style-name="T860">&lt;form<text:s/></text:span><text:span text:style-name="T861">onSubmit</text:span><text:span text:style-name="T862">=</text:span><text:span text:style-name="T863">{</text:span><text:span text:style-name="T864">handleSubmit</text:span><text:span text:style-name="T865">}</text:span><text:span text:style-name="T866">&gt;<text:line-break/><text:s text:c="2"/>&lt;label<text:s/></text:span><text:span text:style-name="T867">htmlFor</text:span><text:span text:style-name="T868">="email-field"</text:span><text:span text:style-name="T869">&gt;<text:line-break/><text:s text:c="4"/></text:span><text:span text:style-name="T870">Emailadres:<text:line-break/><text:s text:c="4"/></text:span><text:span text:style-name="T871">&lt;input<text:line-break/><text:s text:c="8"/></text:span><text:span text:style-name="T872">type</text:span><text:span text:style-name="T873">="email"<text:line-break/><text:s text:c="8"/></text:span><text:span text:style-name="T874">id</text:span><text:span text:style-name="T875">="email-field"<text:line-break/><text:s text:c="8"/></text:span><text:span text:style-name="T876">name</text:span><text:span text:style-name="T877">="email"<text:line-break/><text:s text:c="8"/></text:span><text:span text:style-name="T878">value</text:span><text:span text:style-name="T879">=</text:span><text:span text:style-name="T880">{email}<text:line-break/><text:s text:c="8"/></text:span><text:span text:style-name="T881">onChange</text:span><text:span text:style-name="T882">=</text:span><text:span text:style-name="T883">{(e) =&gt; setEmail(e.</text:span><text:span text:style-name="T884">target</text:span><text:span text:style-name="T885">.</text:span><text:span text:style-name="T886">value</text:span><text:span text:style-name="T887">)}<text:line-break/><text:s text:c="4"/></text:span><text:span text:style-name="T888">/&gt;<text:line-break/><text:s text:c="2"/>&lt;/label&gt;</text:span></text:p>
      <text:p text:style-name="P1"><text:span text:style-name="T889"><text:line-break/></text:span><text:span text:style-name="T890">// We geven hier bij het invoerveld dus de TYPE, ID, NAME eigenschappen van het invoerveld en<text:line-break/>// met de &gt;&gt; onChange &lt;&lt; EVENT LISTENER veranderen we dus de STATE van { email } met setEmail</text:span><text:span text:style-name="T891"><text:line-break/><text:line-break/></text:span><text:span text:style-name="T892">&lt;label<text:s/></text:span><text:span text:style-name="T893">htmlFor</text:span><text:span text:style-name="T894">="username-field"</text:span><text:span text:style-name="T895">&gt;<text:line-break/><text:s text:c="2"/></text:span><text:span text:style-name="T896">Gebruikersnaam:<text:line-break/><text:s text:c="2"/></text:span><text:span text:style-name="T897">&lt;input<text:line-break/><text:s text:c="4"/></text:span><text:span text:style-name="T898">type</text:span><text:span text:style-name="T899">="text"<text:line-break/><text:s text:c="4"/></text:span><text:span text:style-name="T900">id</text:span><text:span text:style-name="T901">="username-field"<text:line-break/><text:s text:c="4"/></text:span><text:span text:style-name="T902">value</text:span><text:span text:style-name="T903">=</text:span><text:span text:style-name="T904">{username}<text:line-break/><text:s text:c="4"/></text:span><text:span text:style-name="T905">onChange</text:span><text:span text:style-name="T906">=</text:span><text:span text:style-name="T907">{(e) =&gt; setUsername(e.</text:span><text:span text:style-name="T908">target</text:span><text:span text:style-name="T909">.</text:span><text:span text:style-name="T910">value</text:span><text:span text:style-name="T911">)}<text:line-break/><text:s text:c="2"/></text:span><text:span text:style-name="T912">/&gt;<text:line-break/>&lt;/label&gt;</text:span></text:p>
      <text:p text:style-name="P1"><text:span text:style-name="T913"><text:line-break/></text:span><text:span text:style-name="T914">// We geven hier bij het invoerveld dus de TYPE, ID eigenschappen van het invoerveld en<text:line-break/>// met de &gt;&gt; onChange &lt;&lt; EVENT LISTENER veranderen we dus de STATE van { username } met setUsername<text:line-break/></text:span><text:span text:style-name="T915"><text:line-break/></text:span><text:span text:style-name="T916">&lt;label<text:s/></text:span><text:span text:style-name="T917">htmlFor</text:span><text:span text:style-name="T918">="password-field"</text:span><text:span text:style-name="T919">&gt;<text:line-break/><text:s text:c="2"/></text:span><text:span text:style-name="T920">Wachtwoord:<text:line-break/><text:s text:c="2"/></text:span><text:span text:style-name="T921">&lt;input<text:line-break/><text:s text:c="6"/></text:span><text:span text:style-name="T922">type</text:span><text:span text:style-name="T923">="password"<text:line-break/><text:s text:c="6"/></text:span><text:span text:style-name="T924">id</text:span><text:span text:style-name="T925">="password-field"<text:line-break/><text:s text:c="6"/></text:span><text:span text:style-name="T926">name</text:span><text:span text:style-name="T927">="password"<text:line-break/><text:s text:c="6"/></text:span><text:span text:style-name="T928">value</text:span><text:span text:style-name="T929">=</text:span><text:span text:style-name="T930">{password}<text:line-break/><text:s text:c="6"/></text:span><text:span text:style-name="T931">onChange</text:span><text:span text:style-name="T932">=</text:span><text:span text:style-name="T933">{(e) =&gt; setPassword(e.</text:span><text:span text:style-name="T934">target</text:span><text:span text:style-name="T935">.</text:span><text:span text:style-name="T936">value</text:span><text:span text:style-name="T937">)}<text:line-break/><text:s text:c="2"/></text:span><text:span text:style-name="T938">/&gt;<text:line-break/>&lt;/label&gt;</text:span></text:p>
      <text:p text:style-name="P1"><text:span text:style-name="T939"><text:line-break/></text:span><text:span text:style-name="T940">// We geven hier bij het invoerveld dus de TYPE, ID, NAME eigenschappen van het invoerveld en<text:line-break/>// met de &gt;&gt; onChange &lt;&lt; EVENT LISTENER veranderen we dus de STATE van { password } met setPassword<text:line-break/></text:span><text:span text:style-name="T941"><text:line-break/></text:span><text:span text:style-name="T942">&lt;button<text:line-break/><text:s text:c="4"/></text:span><text:span text:style-name="T943">type</text:span><text:span text:style-name="T944">="submit"<text:line-break/><text:s text:c="4"/></text:span><text:span text:style-name="T945">className</text:span><text:span text:style-name="T946">="form-button"<text:line-break/></text:span><text:span text:style-name="T947">&gt;<text:line-break/><text:s text:c="2"/></text:span><text:span text:style-name="T948">Registeren<text:line-break/></text:span><text:span text:style-name="T949">&lt;/button&gt;</text:span></text:p>
      <text:p text:style-name="P1"><text:span text:style-name="T950"><text:line-break/></text:span><text:span text:style-name="T951">STAP 3.2 - SIGN-IN<text:s text:c="2"/>:<text:line-break/>---<text:line-break/><text:line-break/>01. - Dit is hoe we de SignIn.js hebben gemaakt:<text:line-break/>-<text:line-break/></text:span><text:span text:style-name="T952">import<text:s/></text:span><text:span text:style-name="T953">React</text:span><text:span text:style-name="T954">,<text:s/></text:span><text:span text:style-name="T955">{<text:s/></text:span><text:span text:style-name="T956">useContext</text:span><text:span text:style-name="T957">,<text:s/></text:span><text:span text:style-name="T958">useState<text:s/></text:span><text:span text:style-name="T959">}<text:s/></text:span><text:span text:style-name="T960">from<text:s/></text:span><text:span text:style-name="T961">'react'</text:span><text:span text:style-name="T962">;<text:line-break/>import<text:s/></text:span><text:span text:style-name="T963">{<text:s/></text:span><text:span text:style-name="T964">Link<text:s/></text:span><text:span text:style-name="T965">}<text:s/></text:span><text:span text:style-name="T966">from<text:s/></text:span><text:span text:style-name="T967">'react-router-dom'</text:span><text:span text:style-name="T968">;<text:line-break/>import<text:s/></text:span><text:span text:style-name="T969">{<text:s/></text:span><text:span text:style-name="T970">AuthContext<text:s/></text:span><text:span text:style-name="T971">}<text:s/></text:span><text:span text:style-name="T972">from<text:s/></text:span><text:span text:style-name="T973">'../context/AuthContext'</text:span><text:span text:style-name="T974">;<text:line-break/><text:line-break/>function<text:s/></text:span><text:span text:style-name="T975">SignIn</text:span><text:span text:style-name="T976">() {<text:line-break/><text:s text:c="2"/></text:span><text:span text:style-name="T977">const<text:s/></text:span><text:span text:style-name="T978">[email</text:span><text:span text:style-name="T979">,<text:s/></text:span><text:span text:style-name="T980">setEmail] =<text:s/></text:span><text:span text:style-name="T981">useState</text:span><text:span text:style-name="T982">(</text:span><text:span text:style-name="T983">''</text:span><text:span text:style-name="T984">)</text:span><text:span text:style-name="T985">;<text:line-break/><text:s text:c="2"/>const<text:s/></text:span><text:span text:style-name="T986">[password</text:span><text:span text:style-name="T987">,<text:s/></text:span><text:span text:style-name="T988">setPassword] =<text:s/></text:span><text:span text:style-name="T989">useState</text:span><text:span text:style-name="T990">(</text:span><text:span text:style-name="T991">''</text:span><text:span text:style-name="T992">)</text:span><text:span text:style-name="T993">;<text:line-break/><text:line-break/><text:s text:c="2"/>const<text:s/></text:span><text:span text:style-name="T994">{ login } =<text:s/></text:span><text:span text:style-name="T995">useContext</text:span><text:span text:style-name="T996">(</text:span><text:span text:style-name="T997">AuthContext</text:span><text:span text:style-name="T998">)</text:span><text:span text:style-name="T999">;<text:line-break/><text:line-break/><text:s text:c="2"/>function<text:s/></text:span><text:span text:style-name="T1000">handleSubmit</text:span><text:span text:style-name="T1001">(e) {<text:line-break/><text:s text:c="4"/>e.</text:span><text:span text:style-name="T1002">preventDefault</text:span><text:span text:style-name="T1003">()</text:span><text:span text:style-name="T1004">;<text:line-break/><text:line-break/><text:s text:c="4"/></text:span><text:span text:style-name="T1005">console</text:span><text:span text:style-name="T1006">.</text:span><text:span text:style-name="T1007">log</text:span><text:span text:style-name="T1008">({<text:line-break/><text:s text:c="6"/></text:span><text:span text:style-name="T1009">email</text:span><text:span text:style-name="T1010">: email</text:span><text:span text:style-name="T1011">,<text:line-break/><text:s text:c="6"/></text:span><text:span text:style-name="T1012">wachtwoord</text:span><text:span text:style-name="T1013">: password</text:span><text:span text:style-name="T1014">,<text:line-break/><text:s text:c="4"/></text:span><text:span text:style-name="T1015">})</text:span><text:span text:style-name="T1016">;<text:line-break/><text:line-break/><text:s text:c="4"/></text:span><text:span text:style-name="T1017">login()</text:span><text:span text:style-name="T1018">;<text:line-break/><text:s text:c="2"/></text:span><text:span text:style-name="T1019">}<text:line-break/><text:line-break/><text:s text:c="2"/></text:span><text:span text:style-name="T1020">return<text:s/></text:span><text:span text:style-name="T1021">(<text:line-break/><text:s text:c="6"/></text:span><text:span text:style-name="T1022">&lt;&gt;<text:line-break/><text:s text:c="8"/>&lt;h1&gt;</text:span><text:span text:style-name="T1023">Inloggen</text:span><text:span text:style-name="T1024">&lt;/h1&gt;<text:line-break/><text:s text:c="8"/>&lt;p&gt;</text:span><text:span text:style-name="T1025">Lorem ipsum dolor sit amet, consectetur adipisicing elit. Ab alias cum debitis dolor dolore fuga id molestias qui quo unde?</text:span><text:span text:style-name="T1026">&lt;/p&gt;<text:line-break/><text:line-break/><text:s text:c="8"/>&lt;form<text:s/></text:span><text:span text:style-name="T1027">onSubmit</text:span><text:span text:style-name="T1028">=</text:span><text:span text:style-name="T1029">{</text:span><text:span text:style-name="T1030">handleSubmit</text:span><text:span text:style-name="T1031">}</text:span><text:span text:style-name="T1032">&gt;<text:line-break/><text:s text:c="10"/>&lt;label<text:s/></text:span><text:span text:style-name="T1033">htmlFor</text:span><text:span text:style-name="T1034">="email-field"</text:span><text:span text:style-name="T1035">&gt;<text:line-break/><text:s text:c="12"/></text:span><text:span text:style-name="T1036">Emailadres:<text:line-break/><text:s text:c="12"/></text:span><text:span text:style-name="T1037">&lt;input<text:line-break/><text:s text:c="16"/></text:span><text:span text:style-name="T1038">type</text:span><text:span text:style-name="T1039">="email"<text:line-break/><text:s text:c="16"/></text:span><text:span text:style-name="T1040">id</text:span><text:span text:style-name="T1041">="email-field"<text:line-break/><text:s text:c="16"/></text:span><text:span text:style-name="T1042">name</text:span><text:span text:style-name="T1043">="email"<text:line-break/><text:s text:c="16"/></text:span><text:span text:style-name="T1044">value</text:span><text:span text:style-name="T1045">=</text:span><text:span text:style-name="T1046">{email}<text:line-break/><text:s text:c="16"/></text:span><text:span text:style-name="T1047">onChange</text:span><text:span text:style-name="T1048">=</text:span><text:span text:style-name="T1049">{(e) =&gt; setEmail(e.</text:span><text:span text:style-name="T1050">target</text:span><text:span text:style-name="T1051">.</text:span><text:span text:style-name="T1052">value</text:span><text:span text:style-name="T1053">)}<text:line-break/><text:s text:c="12"/></text:span><text:span text:style-name="T1054">/&gt;<text:line-break/><text:s text:c="10"/>&lt;/label&gt;<text:line-break/><text:line-break/><text:s text:c="10"/>&lt;label<text:s/></text:span><text:span text:style-name="T1055">htmlFor</text:span><text:span text:style-name="T1056">="password-field"</text:span><text:span text:style-name="T1057">&gt;<text:line-break/><text:s text:c="12"/></text:span><text:span text:style-name="T1058">Wachtwoord:<text:line-break/><text:s text:c="12"/></text:span><text:span text:style-name="T1059">&lt;input<text:line-break/><text:s text:c="16"/></text:span><text:span text:style-name="T1060">type</text:span><text:span text:style-name="T1061">="password"<text:line-break/><text:s text:c="16"/></text:span><text:span text:style-name="T1062">id</text:span><text:span text:style-name="T1063">="password-field"<text:line-break/><text:s text:c="16"/></text:span><text:span text:style-name="T1064">name</text:span><text:span text:style-name="T1065">="password"<text:line-break/><text:s text:c="16"/></text:span><text:span text:style-name="T1066">value</text:span><text:span text:style-name="T1067">=</text:span><text:span text:style-name="T1068">{password}<text:line-break/><text:s text:c="16"/></text:span><text:span text:style-name="T1069">onChange</text:span><text:span text:style-name="T1070">=</text:span><text:span text:style-name="T1071">{(e) =&gt; setPassword(e.</text:span><text:span text:style-name="T1072">target</text:span><text:span text:style-name="T1073">.</text:span><text:span text:style-name="T1074">value</text:span><text:span text:style-name="T1075">)}<text:line-break/><text:s text:c="12"/></text:span><text:span text:style-name="T1076">/&gt;<text:line-break/><text:s text:c="10"/>&lt;/label&gt;<text:line-break/><text:s text:c="10"/></text:span><text:span text:style-name="T1077">// We geven hier bij het invoerveld dus de TYPE, ID, NAME eigenschappen van het invoerveld en<text:line-break/><text:s text:c="10"/>// met de &gt;&gt; onChange<text:s/></text:span><text:span text:style-name="T1078">&lt;&lt;<text:s/></text:span><text:span text:style-name="T1079">EVENT LISTENER veranderen we dus de STATE van { password } met setPassword<text:line-break/><text:line-break/><text:line-break/><text:s text:c="8"/></text:span><text:span text:style-name="T1080">&lt;button<text:line-break/><text:s text:c="12"/></text:span><text:span text:style-name="T1081">type</text:span><text:span text:style-name="T1082">="submit"<text:line-break/><text:s text:c="12"/></text:span><text:span text:style-name="T1083">className</text:span><text:span text:style-name="T1084">="form-button"<text:line-break/><text:s text:c="8"/></text:span><text:span text:style-name="T1085">&gt;<text:line-break/><text:s text:c="10"/></text:span><text:span text:style-name="T1086">Inloggen<text:line-break/><text:s text:c="8"/></text:span><text:span text:style-name="T1087">&lt;/button&gt;<text:line-break/><text:s text:c="8"/>&lt;/form&gt;<text:line-break/><text:line-break/><text:s text:c="8"/>&lt;p&gt;</text:span><text:span text:style-name="T1088">Heb je nog geen account?<text:s/></text:span><text:span text:style-name="T1089">&lt;Link<text:s/></text:span><text:span text:style-name="T1090">to</text:span><text:span text:style-name="T1091">="/signup"</text:span><text:span text:style-name="T1092">&gt;</text:span><text:span text:style-name="T1093">Registreer</text:span><text:span text:style-name="T1094">&lt;/Link&gt;<text:s/></text:span><text:span text:style-name="T1095">je dan eerst.</text:span><text:span text:style-name="T1096">&lt;/p&gt;<text:line-break/><text:s text:c="6"/>&lt;/&gt;<text:line-break/><text:s text:c="2"/></text:span><text:span text:style-name="T1097">)</text:span><text:span text:style-name="T1098">;<text:line-break/></text:span><text:span text:style-name="T1099">}<text:line-break/><text:line-break/></text:span><text:span text:style-name="T1100">export default<text:s/></text:span><text:span text:style-name="T1101">SignIn</text:span><text:span text:style-name="T1102">;<text:line-break/></text:span><text:span text:style-name="T1103"><text:line-break/>&gt;&gt;&gt;<text:line-break/></text:span><text:span text:style-name="T1104">02. - UITLEG :<text:line-break/>We beginnen bij de useState() en handleSubmit() FUNCTION:<text:line-break/><text:line-break/></text:span><text:span text:style-name="T1105"><text:s text:c="2"/>function<text:s/></text:span><text:span text:style-name="T1106">handleSubmit</text:span><text:span text:style-name="T1107">(e) {<text:line-break/><text:s text:c="4"/>e.</text:span><text:span text:style-name="T1108">preventDefault</text:span><text:span text:style-name="T1109">()</text:span><text:span text:style-name="T1110">;<text:line-break/><text:line-break/><text:s text:c="4"/></text:span><text:span text:style-name="T1111">console</text:span><text:span text:style-name="T1112">.</text:span><text:span text:style-name="T1113">log</text:span><text:span text:style-name="T1114">({<text:line-break/><text:s text:c="6"/></text:span><text:span text:style-name="T1115">email</text:span><text:span text:style-name="T1116">: email</text:span><text:span text:style-name="T1117">,<text:line-break/><text:s text:c="6"/></text:span><text:span text:style-name="T1118">wachtwoord</text:span><text:span text:style-name="T1119">: password</text:span><text:span text:style-name="T1120">,<text:line-break/><text:s text:c="4"/></text:span><text:span text:style-name="T1121">})</text:span><text:span text:style-name="T1122">;<text:line-break/><text:line-break/><text:s text:c="4"/></text:span><text:span text:style-name="T1123">login()</text:span><text:span text:style-name="T1124">;<text:line-break/><text:s text:c="2"/></text:span><text:span text:style-name="T1125">}<text:line-break/></text:span><text:span text:style-name="T1126"><text:line-break/></text:span><text:span text:style-name="T1127">-- We maken dus USE-STATEs voor EMAIL, PASSWORD<text:line-break/>-- We maken ook de handleSubmit() FUNCTION die nog steeds met preventDefault zorgt dat het ingevulde veld niet refreshed<text:line-break/><text:s text:c="3"/>MAAR ook LOGGEN we voor nu de EMAIL, PASSWORD (zodat we kunnen zien dat de ingevulde waardes in de FORM<text:line-break/><text:s text:c="3"/>na de submit(dus uitvoering handleSubmit()) zijn geUPDATE.<text:line-break/></text:span><text:span text:style-name="T1128"><text:line-break/></text:span><text:span text:style-name="T1129">03. - We gaan vervolgens naar de RETURN ( kijken naar de FORM:<text:line-break/>-<text:line-break/></text:span><text:span text:style-name="T1130"><text:s text:c="2"/></text:span><text:span text:style-name="T1131">return<text:s/></text:span><text:span text:style-name="T1132">(<text:line-break/><text:s text:c="6"/></text:span><text:span text:style-name="T1133">&lt;&gt;<text:line-break/><text:s text:c="8"/>&lt;h1&gt;</text:span><text:span text:style-name="T1134">Inloggen</text:span><text:span text:style-name="T1135">&lt;/h1&gt;<text:line-break/><text:s text:c="8"/>&lt;p&gt;</text:span><text:span text:style-name="T1136">Lorem ipsum dolor sit amet, consectetur adipisicing elit. Ab alias cum debitis dolor dolore fuga id molestias qui quo unde?</text:span><text:span text:style-name="T1137">&lt;/p&gt;<text:line-break/><text:line-break/><text:s text:c="8"/>&lt;form<text:s/></text:span><text:span text:style-name="T1138">onSubmit</text:span><text:span text:style-name="T1139">=</text:span><text:span text:style-name="T1140">{</text:span><text:span text:style-name="T1141">handleSubmit</text:span><text:span text:style-name="T1142">}</text:span><text:span text:style-name="T1143">&gt;<text:line-break/><text:s text:c="10"/>&lt;label<text:s/></text:span><text:span text:style-name="T1144">htmlFor</text:span><text:span text:style-name="T1145">="email-field"</text:span><text:span text:style-name="T1146">&gt;<text:line-break/><text:s text:c="12"/></text:span><text:span text:style-name="T1147">Emailadres:<text:line-break/><text:s text:c="12"/></text:span><text:span text:style-name="T1148">&lt;input<text:line-break/><text:s text:c="16"/></text:span><text:span text:style-name="T1149">type</text:span><text:span text:style-name="T1150">="email"<text:line-break/><text:s text:c="16"/></text:span><text:span text:style-name="T1151">id</text:span><text:span text:style-name="T1152">="email-field"<text:line-break/><text:s text:c="16"/></text:span><text:span text:style-name="T1153">name</text:span><text:span text:style-name="T1154">="email"<text:line-break/><text:s text:c="16"/></text:span><text:span text:style-name="T1155">value</text:span><text:span text:style-name="T1156">=</text:span><text:span text:style-name="T1157">{email}<text:line-break/><text:s text:c="16"/></text:span><text:span text:style-name="T1158">onChange</text:span><text:span text:style-name="T1159">=</text:span><text:span text:style-name="T1160">{(e) =&gt; setEmail(e.</text:span><text:span text:style-name="T1161">target</text:span><text:span text:style-name="T1162">.</text:span><text:span text:style-name="T1163">value</text:span><text:span text:style-name="T1164">)}<text:line-break/><text:s text:c="12"/></text:span><text:span text:style-name="T1165">/&gt;<text:line-break/><text:s text:c="10"/>&lt;/label&gt;<text:line-break/><text:line-break/><text:s text:c="10"/>&lt;label<text:s/></text:span><text:span text:style-name="T1166">htmlFor</text:span><text:span text:style-name="T1167">="password-field"</text:span><text:span text:style-name="T1168">&gt;<text:line-break/><text:s text:c="12"/></text:span><text:span text:style-name="T1169">Wachtwoord:<text:line-break/><text:s text:c="12"/></text:span><text:span text:style-name="T1170">&lt;input<text:line-break/><text:s text:c="16"/></text:span><text:span text:style-name="T1171">type</text:span><text:span text:style-name="T1172">="password"<text:line-break/><text:s text:c="16"/></text:span><text:span text:style-name="T1173">id</text:span><text:span text:style-name="T1174">="password-field"<text:line-break/><text:s text:c="16"/></text:span><text:span text:style-name="T1175">name</text:span><text:span text:style-name="T1176">="password"<text:line-break/><text:s text:c="16"/></text:span><text:span text:style-name="T1177">value</text:span><text:span text:style-name="T1178">=</text:span><text:span text:style-name="T1179">{password}<text:line-break/><text:s text:c="16"/></text:span><text:span text:style-name="T1180">onChange</text:span><text:span text:style-name="T1181">=</text:span><text:span text:style-name="T1182">{(e) =&gt; setPassword(e.</text:span><text:span text:style-name="T1183">target</text:span><text:span text:style-name="T1184">.</text:span><text:span text:style-name="T1185">value</text:span><text:span text:style-name="T1186">)}<text:line-break/><text:s text:c="12"/></text:span><text:span text:style-name="T1187">/&gt;<text:line-break/><text:s text:c="10"/>&lt;/label&gt;<text:line-break/><text:s text:c="10"/></text:span><text:span text:style-name="T1188">// We geven hier bij het invoerveld dus de TYPE, ID, NAME eigenschappen van het invoerveld en<text:line-break/><text:s text:c="10"/>// met de &gt;&gt; onChange<text:s/></text:span><text:span text:style-name="T1189">&lt;&lt;<text:s/></text:span><text:span text:style-name="T1190">EVENT LISTENER veranderen we dus de STATE van { password } met setPassword<text:line-break/><text:line-break/><text:line-break/><text:s text:c="8"/></text:span><text:span text:style-name="T1191">&lt;button<text:line-break/><text:s text:c="12"/></text:span><text:span text:style-name="T1192">type</text:span><text:span text:style-name="T1193">="submit"<text:line-break/><text:s text:c="12"/></text:span><text:span text:style-name="T1194">className</text:span><text:span text:style-name="T1195">="form-button"<text:line-break/><text:s text:c="8"/></text:span><text:span text:style-name="T1196">&gt;<text:line-break/><text:s text:c="10"/></text:span><text:span text:style-name="T1197">Inloggen<text:line-break/><text:s text:c="8"/></text:span><text:span text:style-name="T1198">&lt;/button&gt;<text:line-break/><text:s text:c="8"/>&lt;/form&gt;<text:line-break/><text:line-break/><text:s text:c="8"/>&lt;p&gt;</text:span><text:span text:style-name="T1199">Heb je nog geen account?<text:s/></text:span><text:span text:style-name="T1200">&lt;Link<text:s/></text:span><text:span text:style-name="T1201">to</text:span><text:span text:style-name="T1202">="/signup"</text:span><text:span text:style-name="T1203">&gt;</text:span><text:span text:style-name="T1204">Registreer</text:span><text:span text:style-name="T1205">&lt;/Link&gt;<text:s/></text:span><text:span text:style-name="T1206">je dan eerst.</text:span><text:span text:style-name="T1207">&lt;/p&gt;<text:line-break/><text:s text:c="6"/>&lt;/&gt;<text:line-break/><text:s text:c="2"/></text:span><text:span text:style-name="T1208">)</text:span><text:span text:style-name="T1209">;<text:line-break/></text:span><text:span text:style-name="T1210">}<text:line-break/><text:line-break/></text:span><text:span text:style-name="T1211">export default<text:s/></text:span><text:span text:style-name="T1212">SignIn</text:span><text:span text:style-name="T1213">;<text:line-break/></text:span></text:p>
      <text:p text:style-name="P1"><text:span text:style-name="T1214">------------------------------------------------------------------------------------------------------------------------------------------------------------------------------------------------------------------------------------------------------------------------------------------------<text:line-break/></text:span><text:span text:style-name="T1215"><text:line-break/></text:span><text:span text:style-name="T1216">STAP 3 - SIGN-UP.JS:<text:line-break/>---</text:span></text:p>
      <text:p text:style-name="P1"><text:span text:style-name="T1217">We moeten nu eerst even onze BACK END aanzetten. WE hebben een goede fake back end in deze map staan, die heet:<text:line-break/> frontend-fake-server-master<text:line-break/>Start deze op op<text:s/></text:span><text:a xlink:href="https://3000/"><text:span text:style-name="T1219">https://3000</text:span></text:a><text:span text:style-name="T1220"><text:s/>en dan heb je benodigde Back-end zodat je in kan loggen.<text:line-break/><text:line-break/>Front-End doen we dan op<text:s/></text:span><text:a xlink:href="https://3001/"><text:span text:style-name="T1222">https://3001</text:span></text:a><text:span text:style-name="T1223"><text:s/>anders werkt het hele zooitje niet.<text:line-break/>Voor Front-End hieronder gebruiken we :<text:line-break/>frontend-react-banana-security-professional-uitwerkingen-uitwerkingen-bonus</text:span><text:span text:style-name="T1224"><text:line-break/><text:line-break/></text:span><text:span text:style-name="T1225">WE GAAN LATER NOG REACT HOOK IMPLEMENTEREN, MAAR NU EERST GAAN WE <text:line-break/>SIGNUP.JS MAKEN EN DAARNA DE JWT-TOKEN AANVRAGEN EN ZORGEN DAT WE DEZE KUNNEN IMPLEMENTEREN.<text:line-break/><text:line-break/>APP.JS blijft hetzelfde en we gaan meteen door naar signUp.js om daar de EERSTE STAP van de GEBRUIKER te volgen en code hierop toe te passen.<text:line-break/></text:span><text:span text:style-name="T1226"><text:line-break/>01 : signUp.js:<text:line-break/></text:span><text:span text:style-name="T1227">De makkelijkste manier om de code te begrijpen is EERST de code van signUp.js weer te geven, waarna we de code uit elkaar trekken en aangeven wat er precies in gebeurt.</text:span></text:p>
      <text:p text:style-name="P1"><text:span text:style-name="T1227">De code van signUp.js komt er als volgt uit te zien:<text:line-break/><text:line-break/></text:span><text:span text:style-name="T1228">import<text:s/></text:span><text:span text:style-name="T1229">React</text:span><text:span text:style-name="T1230">,<text:s/></text:span><text:span text:style-name="T1231">{<text:s/></text:span><text:span text:style-name="T1232">useEffect</text:span><text:span text:style-name="T1233">,<text:s/></text:span><text:span text:style-name="T1234">useState<text:s/></text:span><text:span text:style-name="T1235">}<text:s/></text:span><text:span text:style-name="T1236">from<text:s/></text:span><text:span text:style-name="T1237">'react'</text:span><text:span text:style-name="T1238">;<text:line-break/>import<text:s/></text:span><text:span text:style-name="T1239">{<text:s/></text:span><text:span text:style-name="T1240">Link</text:span><text:span text:style-name="T1241">,<text:s/></text:span><text:span text:style-name="T1242">useHistory<text:s/></text:span><text:span text:style-name="T1243">}<text:s/></text:span><text:span text:style-name="T1244">from<text:s/></text:span><text:span text:style-name="T1245">'react-router-dom'</text:span><text:span text:style-name="T1246">;<text:line-break/>import<text:s/></text:span><text:span text:style-name="T1247">axios<text:s/></text:span><text:span text:style-name="T1248">from<text:s/></text:span><text:span text:style-name="T1249">'axios'</text:span><text:span text:style-name="T1250">;<text:line-break/><text:line-break/>function<text:s/></text:span><text:span text:style-name="T1251">SignUp</text:span><text:span text:style-name="T1252">() {<text:line-break/><text:s text:c="2"/></text:span><text:span text:style-name="T1253">// state voor het formulier<text:line-break/><text:s text:c="2"/></text:span><text:span text:style-name="T1254">const<text:s/></text:span><text:span text:style-name="T1255">[email</text:span><text:span text:style-name="T1256">,<text:s/></text:span><text:span text:style-name="T1257">setEmail] =<text:s/></text:span><text:span text:style-name="T1258">useState</text:span><text:span text:style-name="T1259">(</text:span><text:span text:style-name="T1260">''</text:span><text:span text:style-name="T1261">)</text:span><text:span text:style-name="T1262">;<text:line-break/><text:s text:c="2"/>const<text:s/></text:span><text:span text:style-name="T1263">[username</text:span><text:span text:style-name="T1264">,<text:s/></text:span><text:span text:style-name="T1265">setUsername] =<text:s/></text:span><text:span text:style-name="T1266">useState</text:span><text:span text:style-name="T1267">(</text:span><text:span text:style-name="T1268">''</text:span><text:span text:style-name="T1269">)</text:span><text:span text:style-name="T1270">;<text:line-break/><text:s text:c="2"/>const<text:s/></text:span><text:span text:style-name="T1271">[password</text:span><text:span text:style-name="T1272">,<text:s/></text:span><text:span text:style-name="T1273">setPassword] =<text:s/></text:span><text:span text:style-name="T1274">useState</text:span><text:span text:style-name="T1275">(</text:span><text:span text:style-name="T1276">''</text:span><text:span text:style-name="T1277">)</text:span><text:span text:style-name="T1278">;<text:line-break/><text:line-break/><text:s text:c="2"/></text:span><text:span text:style-name="T1279">// state voor functionaliteit<text:line-break/><text:s text:c="2"/></text:span><text:span text:style-name="T1280">const<text:s/></text:span><text:span text:style-name="T1281">[error</text:span><text:span text:style-name="T1282">,<text:s/></text:span><text:span text:style-name="T1283">toggleError] =<text:s/></text:span><text:span text:style-name="T1284">useState</text:span><text:span text:style-name="T1285">(</text:span><text:span text:style-name="T1286">false</text:span><text:span text:style-name="T1287">)</text:span><text:span text:style-name="T1288">;<text:line-break/><text:s text:c="2"/>const<text:s/></text:span><text:span text:style-name="T1289">[loading</text:span><text:span text:style-name="T1290">,<text:s/></text:span><text:span text:style-name="T1291">toggleLoading] =<text:s/></text:span><text:span text:style-name="T1292">useState</text:span><text:span text:style-name="T1293">(</text:span><text:span text:style-name="T1294">false</text:span><text:span text:style-name="T1295">)</text:span><text:span text:style-name="T1296">;<text:line-break/><text:line-break/><text:s text:c="2"/></text:span><text:span text:style-name="T1297">// we maken een canceltoken aan voor ons netwerk-request<text:line-break/><text:s text:c="2"/></text:span><text:span text:style-name="T1298">const<text:s/></text:span><text:span text:style-name="T1299">source =<text:s/></text:span><text:span text:style-name="T1300">axios</text:span><text:span text:style-name="T1301">.</text:span><text:span text:style-name="T1302">CancelToken</text:span><text:span text:style-name="T1303">.</text:span><text:span text:style-name="T1304">source</text:span><text:span text:style-name="T1305">()</text:span><text:span text:style-name="T1306">;<text:line-break/><text:s text:c="2"/>const<text:s/></text:span><text:span text:style-name="T1307">history =<text:s/></text:span><text:span text:style-name="T1308">useHistory</text:span><text:span text:style-name="T1309">()</text:span><text:span text:style-name="T1310">;<text:line-break/><text:line-break/><text:s text:c="2"/></text:span><text:span text:style-name="T1311">// mocht onze pagina ge-unmount worden voor we klaar zijn met data ophalen, aborten we het request<text:line-break/><text:s text:c="2"/></text:span><text:span text:style-name="T1312">useEffect</text:span><text:span text:style-name="T1313">(() =&gt; {<text:line-break/><text:s text:c="4"/></text:span><text:span text:style-name="T1314">return function<text:s/></text:span><text:span text:style-name="T1315">cleanup</text:span><text:span text:style-name="T1316">() {<text:line-break/><text:s text:c="6"/>source.</text:span><text:span text:style-name="T1317">cancel</text:span><text:span text:style-name="T1318">()</text:span><text:span text:style-name="T1319">;<text:line-break/><text:s text:c="4"/></text:span><text:span text:style-name="T1320">}<text:line-break/><text:s text:c="2"/>}</text:span><text:span text:style-name="T1321">,<text:s/></text:span><text:span text:style-name="T1322">[])</text:span><text:span text:style-name="T1323">;<text:line-break/><text:line-break/><text:s text:c="2"/>async function<text:s/></text:span><text:span text:style-name="T1324">handleSubmit</text:span><text:span text:style-name="T1325">(e) {<text:line-break/><text:s text:c="4"/>e.</text:span><text:span text:style-name="T1326">preventDefault</text:span><text:span text:style-name="T1327">()</text:span><text:span text:style-name="T1328">;<text:line-break/><text:s text:c="4"/></text:span><text:span text:style-name="T1329">toggleError(</text:span><text:span text:style-name="T1330">false</text:span><text:span text:style-name="T1331">)</text:span><text:span text:style-name="T1332">;<text:line-break/><text:s text:c="4"/></text:span><text:span text:style-name="T1333">toggleLoading(</text:span><text:span text:style-name="T1334">true</text:span><text:span text:style-name="T1335">)</text:span><text:span text:style-name="T1336">;<text:line-break/><text:line-break/><text:s text:c="4"/>try<text:s/></text:span><text:span text:style-name="T1337">{<text:line-break/><text:s text:c="6"/></text:span><text:span text:style-name="T1338">await<text:s/></text:span><text:span text:style-name="T1339">axios</text:span><text:span text:style-name="T1340">.</text:span><text:span text:style-name="T1341">post</text:span><text:span text:style-name="T1342">(</text:span><text:span text:style-name="T1343">'http://localhost:3000/register'</text:span><text:span text:style-name="T1344">,<text:s/></text:span><text:span text:style-name="T1345">{<text:line-break/><text:s text:c="8"/></text:span><text:span text:style-name="T1346">email</text:span><text:span text:style-name="T1347">: email</text:span><text:span text:style-name="T1348">,<text:line-break/><text:s text:c="8"/></text:span><text:span text:style-name="T1349">password</text:span><text:span text:style-name="T1350">: password</text:span><text:span text:style-name="T1351">,<text:line-break/><text:s text:c="8"/></text:span><text:span text:style-name="T1352">username</text:span><text:span text:style-name="T1353">: username</text:span><text:span text:style-name="T1354">,<text:line-break/><text:s text:c="6"/></text:span><text:span text:style-name="T1355">}</text:span><text:span text:style-name="T1356">,<text:s/></text:span><text:span text:style-name="T1357">{<text:line-break/><text:s text:c="8"/></text:span><text:span text:style-name="T1358">cancelToken</text:span><text:span text:style-name="T1359">: source.</text:span><text:span text:style-name="T1360">token</text:span><text:span text:style-name="T1361">,<text:line-break/><text:s text:c="6"/></text:span><text:span text:style-name="T1362">})</text:span><text:span text:style-name="T1363">;<text:line-break/><text:line-break/><text:s text:c="6"/></text:span><text:span text:style-name="T1364">// als alles goed gegaan is, linken we door naar de login-pagina<text:line-break/><text:s text:c="6"/></text:span><text:span text:style-name="T1365">history.</text:span><text:span text:style-name="T1366">push</text:span><text:span text:style-name="T1367">(</text:span><text:span text:style-name="T1368">'/signin'</text:span><text:span text:style-name="T1369">)</text:span><text:span text:style-name="T1370">;<text:line-break/><text:s text:c="4"/></text:span><text:span text:style-name="T1371">}<text:s/></text:span><text:span text:style-name="T1372">catch</text:span><text:span text:style-name="T1373">(e) {<text:line-break/><text:s text:c="6"/></text:span><text:span text:style-name="T1374">console</text:span><text:span text:style-name="T1375">.</text:span><text:span text:style-name="T1376">error</text:span><text:span text:style-name="T1377">(e)</text:span><text:span text:style-name="T1378">;<text:line-break/><text:s text:c="6"/></text:span><text:span text:style-name="T1379">toggleError(</text:span><text:span text:style-name="T1380">true</text:span><text:span text:style-name="T1381">)</text:span><text:span text:style-name="T1382">;<text:line-break/><text:s text:c="4"/></text:span><text:span text:style-name="T1383">}<text:line-break/><text:line-break/><text:s text:c="4"/>toggleLoading(</text:span><text:span text:style-name="T1384">false</text:span><text:span text:style-name="T1385">)</text:span><text:span text:style-name="T1386">;<text:line-break/><text:s text:c="2"/></text:span><text:span text:style-name="T1387">}<text:line-break/><text:line-break/><text:s text:c="2"/></text:span><text:span text:style-name="T1388">return<text:s/></text:span><text:span text:style-name="T1389">(<text:line-break/><text:s text:c="4"/></text:span><text:span text:style-name="T1390">&lt;&gt;<text:line-break/><text:s text:c="6"/>&lt;h1&gt;</text:span><text:span text:style-name="T1391">Registreren</text:span><text:span text:style-name="T1392">&lt;/h1&gt;<text:line-break/><text:s text:c="6"/>&lt;p&gt;</text:span><text:span text:style-name="T1393">Lorem ipsum dolor sit amet, consectetur adipisicing elit. Aspernatur atque consectetur, dolore eaque eligendi<text:line-break/><text:s text:c="8"/>harum, numquam, placeat quisquam repellat rerum suscipit ullam vitae. A ab ad assumenda, consequuntur deserunt<text:line-break/><text:s text:c="8"/>doloremque ea eveniet facere fuga illum in numquam quia reiciendis rem sequi tenetur veniam?<text:line-break/><text:s text:c="6"/></text:span><text:span text:style-name="T1394">&lt;/p&gt;<text:line-break/><text:s text:c="6"/>&lt;form<text:s/></text:span><text:span text:style-name="T1395">onSubmit</text:span><text:span text:style-name="T1396">=</text:span><text:span text:style-name="T1397">{</text:span><text:span text:style-name="T1398">handleSubmit</text:span><text:span text:style-name="T1399">}</text:span><text:span text:style-name="T1400">&gt;<text:line-break/><text:s text:c="8"/>&lt;label<text:s/></text:span><text:span text:style-name="T1401">htmlFor</text:span><text:span text:style-name="T1402">="email-field"</text:span><text:span text:style-name="T1403">&gt;<text:line-break/><text:s text:c="10"/></text:span><text:span text:style-name="T1404">Emailadres:<text:line-break/><text:s text:c="10"/></text:span><text:span text:style-name="T1405">&lt;input<text:line-break/><text:s text:c="12"/></text:span><text:span text:style-name="T1406">type</text:span><text:span text:style-name="T1407">="email"<text:line-break/><text:s text:c="12"/></text:span><text:span text:style-name="T1408">id</text:span><text:span text:style-name="T1409">="email-field"<text:line-break/><text:s text:c="12"/></text:span><text:span text:style-name="T1410">name</text:span><text:span text:style-name="T1411">="email"<text:line-break/><text:s text:c="12"/></text:span><text:span text:style-name="T1412">value</text:span><text:span text:style-name="T1413">=</text:span><text:span text:style-name="T1414">{email}<text:line-break/><text:s text:c="12"/></text:span><text:span text:style-name="T1415">onChange</text:span><text:span text:style-name="T1416">=</text:span><text:span text:style-name="T1417">{(e) =&gt; setEmail(e.</text:span><text:span text:style-name="T1418">target</text:span><text:span text:style-name="T1419">.</text:span><text:span text:style-name="T1420">value</text:span><text:span text:style-name="T1421">)}<text:line-break/><text:s text:c="10"/></text:span><text:span text:style-name="T1422">/&gt;<text:line-break/><text:s text:c="8"/>&lt;/label&gt;<text:line-break/><text:line-break/><text:s text:c="8"/>&lt;label<text:s/></text:span><text:span text:style-name="T1423">htmlFor</text:span><text:span text:style-name="T1424">="username-field"</text:span><text:span text:style-name="T1425">&gt;<text:line-break/><text:s text:c="10"/></text:span><text:span text:style-name="T1426">Gebruikersnaam:<text:line-break/><text:s text:c="10"/></text:span><text:span text:style-name="T1427">&lt;input<text:line-break/><text:s text:c="12"/></text:span><text:span text:style-name="T1428">type</text:span><text:span text:style-name="T1429">="text"<text:line-break/><text:s text:c="12"/></text:span><text:span text:style-name="T1430">id</text:span><text:span text:style-name="T1431">="username-field"<text:line-break/><text:s text:c="12"/></text:span><text:span text:style-name="T1432">value</text:span><text:span text:style-name="T1433">=</text:span><text:span text:style-name="T1434">{username}<text:line-break/><text:s text:c="12"/></text:span><text:span text:style-name="T1435">onChange</text:span><text:span text:style-name="T1436">=</text:span><text:span text:style-name="T1437">{(e) =&gt; setUsername(e.</text:span><text:span text:style-name="T1438">target</text:span><text:span text:style-name="T1439">.</text:span><text:span text:style-name="T1440">value</text:span><text:span text:style-name="T1441">)}<text:line-break/><text:s text:c="10"/></text:span><text:span text:style-name="T1442">/&gt;<text:line-break/><text:s text:c="8"/>&lt;/label&gt;<text:line-break/><text:line-break/><text:s text:c="8"/>&lt;label<text:s/></text:span><text:span text:style-name="T1443">htmlFor</text:span><text:span text:style-name="T1444">="password-field"</text:span><text:span text:style-name="T1445">&gt;<text:line-break/><text:s text:c="10"/></text:span><text:span text:style-name="T1446">Wachtwoord:<text:line-break/><text:s text:c="10"/></text:span><text:span text:style-name="T1447">&lt;input<text:line-break/><text:s text:c="12"/></text:span><text:span text:style-name="T1448">type</text:span><text:span text:style-name="T1449">="password"<text:line-break/><text:s text:c="12"/></text:span><text:span text:style-name="T1450">id</text:span><text:span text:style-name="T1451">="password-field"<text:line-break/><text:s text:c="12"/></text:span><text:span text:style-name="T1452">name</text:span><text:span text:style-name="T1453">="password"<text:line-break/><text:s text:c="12"/></text:span><text:span text:style-name="T1454">value</text:span><text:span text:style-name="T1455">=</text:span><text:span text:style-name="T1456">{password}<text:line-break/><text:s text:c="12"/></text:span><text:span text:style-name="T1457">onChange</text:span><text:span text:style-name="T1458">=</text:span><text:span text:style-name="T1459">{(e) =&gt; setPassword(e.</text:span><text:span text:style-name="T1460">target</text:span><text:span text:style-name="T1461">.</text:span><text:span text:style-name="T1462">value</text:span><text:span text:style-name="T1463">)}<text:line-break/><text:s text:c="10"/></text:span><text:span text:style-name="T1464">/&gt;<text:line-break/><text:s text:c="8"/>&lt;/label&gt;<text:line-break/><text:s text:c="8"/></text:span><text:span text:style-name="T1465">{error &amp;&amp;<text:s/></text:span><text:span text:style-name="T1466">&lt;p<text:s/></text:span><text:span text:style-name="T1467">className</text:span><text:span text:style-name="T1468">="error"</text:span><text:span text:style-name="T1469">&gt;</text:span><text:span text:style-name="T1470">Dit account bestaat al. Probeer een ander emailadres.</text:span><text:span text:style-name="T1471">&lt;/p&gt;</text:span><text:span text:style-name="T1472">}<text:line-break/><text:s text:c="8"/></text:span><text:span text:style-name="T1473">&lt;button<text:line-break/><text:s text:c="10"/></text:span><text:span text:style-name="T1474">type</text:span><text:span text:style-name="T1475">="submit"<text:line-break/><text:s text:c="10"/></text:span><text:span text:style-name="T1476">className</text:span><text:span text:style-name="T1477">="form-button"<text:line-break/><text:s text:c="10"/></text:span><text:span text:style-name="T1478">disabled</text:span><text:span text:style-name="T1479">=</text:span><text:span text:style-name="T1480">{loading}<text:line-break/><text:s text:c="8"/></text:span><text:span text:style-name="T1481">&gt;<text:line-break/><text:s text:c="10"/></text:span><text:span text:style-name="T1482">Registreren<text:line-break/><text:s text:c="8"/></text:span><text:span text:style-name="T1483">&lt;/button&gt;<text:line-break/><text:line-break/><text:s text:c="6"/>&lt;/form&gt;<text:line-break/><text:line-break/><text:s text:c="6"/>&lt;p&gt;</text:span><text:span text:style-name="T1484">Heb je al een account? Je kunt je<text:s/></text:span><text:span text:style-name="T1485">&lt;Link<text:s/></text:span><text:span text:style-name="T1486">to</text:span><text:span text:style-name="T1487">="/signin"</text:span><text:span text:style-name="T1488">&gt;</text:span><text:span text:style-name="T1489">hier</text:span><text:span text:style-name="T1490">&lt;/Link&gt;<text:s/></text:span><text:span text:style-name="T1491">inloggen.</text:span><text:span text:style-name="T1492">&lt;/p&gt;<text:line-break/><text:s text:c="4"/>&lt;/&gt;<text:line-break/><text:s text:c="2"/></text:span><text:span text:style-name="T1493">)</text:span><text:span text:style-name="T1494">;<text:line-break/></text:span><text:span text:style-name="T1495">}<text:line-break/><text:line-break/></text:span><text:span text:style-name="T1496">export default<text:s/></text:span><text:span text:style-name="T1497">SignUp</text:span><text:span text:style-name="T1498">;</text:span></text:p>
      <text:p text:style-name="P1"><text:span text:style-name="T1499">02 : USE-STATES, FUNCTIONS EN USE-EFFECT<text:line-break/><text:line-break/></text:span><text:span text:style-name="T1500">import<text:s/></text:span><text:span text:style-name="T1501">React</text:span><text:span text:style-name="T1502">,<text:s/></text:span><text:span text:style-name="T1503">{<text:s/></text:span><text:span text:style-name="T1504">useEffect</text:span><text:span text:style-name="T1505">,<text:s/></text:span><text:span text:style-name="T1506">useState<text:s/></text:span><text:span text:style-name="T1507">}<text:s/></text:span><text:span text:style-name="T1508">from<text:s/></text:span><text:span text:style-name="T1509">'react'</text:span><text:span text:style-name="T1510">;<text:line-break/>import<text:s/></text:span><text:span text:style-name="T1511">{<text:s/></text:span><text:span text:style-name="T1512">Link</text:span><text:span text:style-name="T1513">,<text:s/></text:span><text:span text:style-name="T1514">useHistory<text:s/></text:span><text:span text:style-name="T1515">}<text:s/></text:span><text:span text:style-name="T1516">from<text:s/></text:span><text:span text:style-name="T1517">'react-router-dom'</text:span><text:span text:style-name="T1518">;<text:line-break/>import<text:s/></text:span><text:span text:style-name="T1519">axios<text:s/></text:span><text:span text:style-name="T1520">from<text:s/></text:span><text:span text:style-name="T1521">'axios'</text:span><text:span text:style-name="T1522">;</text:span><text:span text:style-name="T1523"><text:line-break/><text:line-break/>Zoals je hier kunt zien hebben we hier nog niet onze CONTEXT nodig, alleen:<text:line-break/>- useEffect() (ZODAT WE<text:s/></text:span><text:span text:style-name="T1524">MOUNTING<text:s/></text:span><text:span text:style-name="T1525">KUNNEN) en useState() (ZODAT WE<text:s text:c="2"/></text:span><text:span text:style-name="T1526">STATES<text:s/></text:span><text:span text:style-name="T1527">KUNNEN)<text:line-break/>- Link (ZODAT we LINKS hebben) en useHistory (ZODAT we gebruiker naar andere pagina kunnen gooien)<text:line-break/><text:line-break/></text:span><text:span text:style-name="T1528">function<text:s/></text:span><text:span text:style-name="T1529">SignUp</text:span><text:span text:style-name="T1530">() {<text:line-break/><text:s text:c="2"/></text:span><text:span text:style-name="T1531">// state voor het formulier<text:line-break/><text:s text:c="2"/></text:span><text:span text:style-name="T1532">const<text:s/></text:span><text:span text:style-name="T1533">[email</text:span><text:span text:style-name="T1534">,<text:s/></text:span><text:span text:style-name="T1535">setEmail] =<text:s/></text:span><text:span text:style-name="T1536">useState</text:span><text:span text:style-name="T1537">(</text:span><text:span text:style-name="T1538">''</text:span><text:span text:style-name="T1539">)</text:span><text:span text:style-name="T1540">;<text:line-break/><text:s text:c="2"/>const<text:s/></text:span><text:span text:style-name="T1541">[username</text:span><text:span text:style-name="T1542">,<text:s/></text:span><text:span text:style-name="T1543">setUsername] =<text:s/></text:span><text:span text:style-name="T1544">useState</text:span><text:span text:style-name="T1545">(</text:span><text:span text:style-name="T1546">''</text:span><text:span text:style-name="T1547">)</text:span><text:span text:style-name="T1548">;<text:line-break/><text:s text:c="2"/>const<text:s/></text:span><text:span text:style-name="T1549">[password</text:span><text:span text:style-name="T1550">,<text:s/></text:span><text:span text:style-name="T1551">setPassword] =<text:s/></text:span><text:span text:style-name="T1552">useState</text:span><text:span text:style-name="T1553">(</text:span><text:span text:style-name="T1554">''</text:span><text:span text:style-name="T1555">)</text:span><text:span text:style-name="T1556">;<text:line-break/></text:span><text:span text:style-name="T1557">A) GEBRUIKERS STATES</text:span><text:span text:style-name="T1558"><text:line-break/>We hebben in de signUp() FUNCTION dus eerst de STATES voor :<text:line-break/>- email<text:line-break/>- username<text:line-break/>- password<text:line-break/> gemaakt die de GEBRUIKER moet invullen in FORM vakken<text:line-break/></text:span><text:span text:style-name="T1559"><text:line-break/><text:s text:c="2"/></text:span><text:span text:style-name="T1560">// state voor functionaliteit<text:line-break/><text:s text:c="2"/></text:span><text:span text:style-name="T1561">const<text:s/></text:span><text:span text:style-name="T1562">[error</text:span><text:span text:style-name="T1563">,<text:s/></text:span><text:span text:style-name="T1564">toggleError] =<text:s/></text:span><text:span text:style-name="T1565">useState</text:span><text:span text:style-name="T1566">(</text:span><text:span text:style-name="T1567">false</text:span><text:span text:style-name="T1568">)</text:span><text:span text:style-name="T1569">;<text:line-break/><text:s text:c="2"/>const<text:s/></text:span><text:span text:style-name="T1570">[loading</text:span><text:span text:style-name="T1571">,<text:s/></text:span><text:span text:style-name="T1572">toggleLoading] =<text:s/></text:span><text:span text:style-name="T1573">useState</text:span><text:span text:style-name="T1574">(</text:span><text:span text:style-name="T1575">false</text:span><text:span text:style-name="T1576">)</text:span><text:span text:style-name="T1577">;<text:line-break/></text:span><text:span text:style-name="T1578">B) FUNCTIONALITEIT STATES</text:span><text:span text:style-name="T1579"><text:line-break/>We hebben FUNCTIONALITEITS FUNCTIONS aangemaakt die zorgen dat :<text:line-break/>- Bij een ERROR, deze STATE op TRUE gezet wordt (DUS is er een ERROR? TRUE!<text:line-break/>- Bij het uitvoeren van de FUNCTIONS wordt de STATE LOADING op TRUE gezet ( bezig? TRUE!)<text:line-break/></text:span><text:span text:style-name="T1580"><text:line-break/><text:s text:c="2"/></text:span><text:span text:style-name="T1581">// we maken een canceltoken aan voor ons netwerk-request<text:line-break/><text:s text:c="2"/></text:span><text:span text:style-name="T1582">const<text:s/></text:span><text:span text:style-name="T1583">source =<text:s/></text:span><text:span text:style-name="T1584">axios</text:span><text:span text:style-name="T1585">.</text:span><text:span text:style-name="T1586">CancelToken</text:span><text:span text:style-name="T1587">.</text:span><text:span text:style-name="T1588">source</text:span><text:span text:style-name="T1589">()</text:span><text:span text:style-name="T1590">;<text:line-break/><text:s text:c="2"/>const<text:s/></text:span><text:span text:style-name="T1591">history =<text:s/></text:span><text:span text:style-name="T1592">useHistory</text:span><text:span text:style-name="T1593">()</text:span><text:span text:style-name="T1594">;<text:line-break/></text:span><text:span text:style-name="T1595">C) MISC<text:s/></text:span><text:span text:style-name="T1596"><text:line-break/>Ook hebben we :<text:line-break/>- Een CANCEL TOKEN gemaakt als we onze MOUNTING moeten CANCELLEN<text:line-break/>- Een history voor useHistory() gemaakt zodat we met history.push de gebruiker kunnen verplaatsen<text:line-break/></text:span><text:span text:style-name="T1597"><text:line-break/><text:s text:c="2"/></text:span><text:span text:style-name="T1598">// mocht onze pagina ge-unmount worden voor we klaar zijn met data ophalen, aborten we het request<text:line-break/><text:s text:c="2"/></text:span><text:span text:style-name="T1599">useEffect</text:span><text:span text:style-name="T1600">(() =&gt; {<text:line-break/><text:s text:c="4"/></text:span><text:span text:style-name="T1601">return function<text:s/></text:span><text:span text:style-name="T1602">cleanup</text:span><text:span text:style-name="T1603">() {<text:line-break/><text:s text:c="6"/>source.</text:span><text:span text:style-name="T1604">cancel</text:span><text:span text:style-name="T1605">()</text:span><text:span text:style-name="T1606">;<text:line-break/><text:s text:c="4"/></text:span><text:span text:style-name="T1607">}<text:line-break/><text:s text:c="2"/>}</text:span><text:span text:style-name="T1608">,<text:s/></text:span><text:span text:style-name="T1609">[])</text:span><text:span text:style-name="T1610">;<text:line-break/></text:span><text:span text:style-name="T1611">D) USE-EFFECT CANCEL</text:span><text:span text:style-name="T1612"><text:line-break/>We hebben als laatste met useEffect() een cleanup FUNCTION waarmee we UN-MOUNTEN zodat er geen DATA LEAKS ontstaan. <text:line-break/><text:line-break/></text:span><text:span text:style-name="T1613">02 :<text:s/></text:span><text:span text:style-name="T1614"><text:line-break/><text:line-break/></text:span><text:span text:style-name="T1615">async function<text:s/></text:span><text:span text:style-name="T1616">handleSubmit</text:span><text:span text:style-name="T1617">(e) {<text:line-break/><text:s text:c="4"/>e.</text:span><text:span text:style-name="T1618">preventDefault</text:span><text:span text:style-name="T1619">()</text:span><text:span text:style-name="T1620">;<text:line-break/><text:s text:c="4"/></text:span><text:span text:style-name="T1621">toggleError(</text:span><text:span text:style-name="T1622">false</text:span><text:span text:style-name="T1623">)</text:span><text:span text:style-name="T1624">;<text:line-break/><text:s text:c="4"/></text:span><text:span text:style-name="T1625">toggleLoading(</text:span><text:span text:style-name="T1626">true</text:span><text:span text:style-name="T1627">)</text:span><text:span text:style-name="T1628">;<text:line-break/></text:span><text:span text:style-name="T1629">A) HANDLE-SUBMIT</text:span><text:span text:style-name="T1630"><text:line-break/>We maken hier de handleSubmit() FUNCTION:<text:line-break/>- Met preventDefault voorkomen we dat PAGINA REFRESHED wordt<text:line-break/>- We zetten STATE van ERROR in eerste instantie op FALSE (totdat we eventuele errors tegenkomen)<text:line-break/>- We zetten STATE van LOADING in eerste instantie op TRUE (we zijn function aan het uitvoeren/laden)</text:span><text:span text:style-name="T1631"><text:line-break/><text:line-break/><text:s text:c="4"/>try<text:s/></text:span><text:span text:style-name="T1632">{<text:line-break/><text:s text:c="6"/></text:span><text:span text:style-name="T1633">await<text:s/></text:span><text:span text:style-name="T1634">axios</text:span><text:span text:style-name="T1635">.</text:span><text:span text:style-name="T1636">post</text:span><text:span text:style-name="T1637">(</text:span><text:span text:style-name="T1638">'http://localhost:3000/register'</text:span><text:span text:style-name="T1639">,<text:s/></text:span><text:span text:style-name="T1640">{<text:line-break/><text:s text:c="8"/></text:span><text:span text:style-name="T1641">email</text:span><text:span text:style-name="T1642">: email</text:span><text:span text:style-name="T1643">,<text:line-break/><text:s text:c="8"/></text:span><text:span text:style-name="T1644">password</text:span><text:span text:style-name="T1645">: password</text:span><text:span text:style-name="T1646">,<text:line-break/><text:s text:c="8"/></text:span><text:span text:style-name="T1647">username</text:span><text:span text:style-name="T1648">: username</text:span><text:span text:style-name="T1649">,<text:line-break/><text:s text:c="6"/></text:span><text:span text:style-name="T1650">}</text:span><text:span text:style-name="T1651">,<text:s/></text:span><text:span text:style-name="T1652">{<text:line-break/><text:s text:c="8"/></text:span><text:span text:style-name="T1653">cancelToken</text:span><text:span text:style-name="T1654">: source.</text:span><text:span text:style-name="T1655">token</text:span><text:span text:style-name="T1656">,<text:line-break/><text:s text:c="6"/></text:span><text:span text:style-name="T1657">})</text:span><text:span text:style-name="T1658">;<text:line-break/></text:span><text:span text:style-name="T1659">B) TRY GEDEELTE VAN TRY/CATCH</text:span><text:span text:style-name="T1660"><text:line-break/>We maken een TRY/CATCH voor de <text:line-break/>POST actie van GEBRUIKER om email/username/password in te loggen in API<text:line-break/>- We doen dus een axios.post en gebruiken de ingevulde data van de RETURN ( van signUp.js<text:line-break/>- We halen ook een cancelToken op <text:line-break/></text:span><text:span text:style-name="T1661"><text:line-break/><text:s text:c="6"/></text:span><text:span text:style-name="T1662">// als alles goed gegaan is, linken we door naar de login-pagina<text:line-break/><text:s text:c="6"/></text:span><text:span text:style-name="T1663">history.</text:span><text:span text:style-name="T1664">push</text:span><text:span text:style-name="T1665">(</text:span><text:span text:style-name="T1666">'/signin'</text:span><text:span text:style-name="T1667">)</text:span><text:span text:style-name="T1668">;<text:line-break/><text:s text:c="4"/></text:span><text:span text:style-name="T1669">}<text:s/></text:span><text:span text:style-name="T1670">catch</text:span><text:span text:style-name="T1671">(e) {<text:line-break/><text:s text:c="6"/></text:span><text:span text:style-name="T1672">console</text:span><text:span text:style-name="T1673">.</text:span><text:span text:style-name="T1674">error</text:span><text:span text:style-name="T1675">(e)</text:span><text:span text:style-name="T1676">;<text:line-break/><text:s text:c="6"/></text:span><text:span text:style-name="T1677">toggleError(</text:span><text:span text:style-name="T1678">true</text:span><text:span text:style-name="T1679">)</text:span><text:span text:style-name="T1680">;<text:line-break/><text:s text:c="4"/></text:span><text:span text:style-name="T1681">}<text:line-break/><text:line-break/><text:s text:c="4"/>toggleLoading(</text:span><text:span text:style-name="T1682">false</text:span><text:span text:style-name="T1683">)</text:span><text:span text:style-name="T1684">;<text:line-break/><text:s text:c="2"/></text:span><text:span text:style-name="T1685">}<text:line-break/></text:span><text:span text:style-name="T1686">C) CATCH GEDEELTE VAN TRY/CATCH</text:span><text:span text:style-name="T1687"><text:line-break/>We hebben dus alles doorgezet en als dat klopt en goed is gegaan plaatsen we met HISTORY.PUSH de GEBRUIKER naar de signIn.js PAGE waar deze met EMAIL en PASSWORD kan inloggen <text:line-break/>- Met de CATCH vangen we eventuele ERRORS op voor als het NIET is goedgegaan en gaat de ERROR <text:line-break/><text:s text:c="2"/>STATE dus op TRUE<text:line-break/>- Als we alles hebben doorlopen kan de LOADING weer op FALSE, want de Function is klaar<text:line-break/><text:line-break/></text:span><text:span text:style-name="T1688">03 : SIGN-UP DE RETURN</text:span><text:span text:style-name="T1689"><text:line-break/><text:line-break/>Het RETURN GEDEELTE van signUp.js hebben we al eerder behandeld en daar is verder niets in veranderd, dus deze behandelen we nu niet.<text:line-break/><text:line-break/></text:span><text:span text:style-name="T1690">STAP 4 - HELPER IS-TOKEN-VALID:<text:line-break/>---<text:line-break/></text:span><text:span text:style-name="T1691">import<text:s/></text:span><text:span text:style-name="T1692">jwt_decode<text:s/></text:span><text:span text:style-name="T1693">from<text:s/></text:span><text:span text:style-name="T1694">'jwt-decode'</text:span><text:span text:style-name="T1695">;<text:line-break/><text:line-break/>function<text:s/></text:span><text:span text:style-name="T1696">isTokenValid</text:span><text:span text:style-name="T1697">(jwtToken) {<text:line-break/><text:s text:c="2"/></text:span><text:span text:style-name="T1698">const<text:s/></text:span><text:span text:style-name="T1699">decodedToken =<text:s/></text:span><text:span text:style-name="T1700">jwt_decode</text:span><text:span text:style-name="T1701">(jwtToken)</text:span><text:span text:style-name="T1702">;<text:line-break/><text:s text:c="2"/>const<text:s/></text:span><text:span text:style-name="T1703">expirationUnix = decodedToken.</text:span><text:span text:style-name="T1704">exp</text:span><text:span text:style-name="T1705">;<text:s/></text:span><text:span text:style-name="T1706">// let op: dit is een UNIX timestamp<text:line-break/><text:line-break/><text:s text:c="2"/></text:span><text:span text:style-name="T1707">const<text:s/></text:span><text:span text:style-name="T1708">now =<text:s/></text:span><text:span text:style-name="T1709">new<text:s/></text:span><text:span text:style-name="T1710">Date</text:span><text:span text:style-name="T1711">().</text:span><text:span text:style-name="T1712">getTime</text:span><text:span text:style-name="T1713">()</text:span><text:span text:style-name="T1714">;<text:s/></text:span><text:span text:style-name="T1715">// dit is een javascript timestamp<text:line-break/><text:s text:c="2"/></text:span><text:span text:style-name="T1716">const<text:s/></text:span><text:span text:style-name="T1717">nowInUnix =<text:s/></text:span><text:span text:style-name="T1718">Math</text:span><text:span text:style-name="T1719">.</text:span><text:span text:style-name="T1720">round</text:span><text:span text:style-name="T1721">(now /<text:s/></text:span><text:span text:style-name="T1722">1000</text:span><text:span text:style-name="T1723">)</text:span><text:span text:style-name="T1724">;<text:s/></text:span><text:span text:style-name="T1725">// nu is het ook een UNIX timestamp<text:line-break/><text:line-break/><text:s text:c="2"/>// Als er nog seconden over zijn wanneer we "nu" aftrekken van de expiratiedatum is hij nog geldig<text:line-break/><text:s text:c="2"/></text:span><text:span text:style-name="T1726">if<text:s/></text:span><text:span text:style-name="T1727">(expirationUnix - nowInUnix &gt;<text:s/></text:span><text:span text:style-name="T1728">0</text:span><text:span text:style-name="T1729">) {<text:line-break/><text:s text:c="4"/></text:span><text:span text:style-name="T1730">return true;<text:line-break/><text:s text:c="2"/></text:span><text:span text:style-name="T1731">}<text:s/></text:span><text:span text:style-name="T1732">else<text:s/></text:span><text:span text:style-name="T1733">{<text:line-break/><text:s text:c="4"/></text:span><text:span text:style-name="T1734">return false;<text:line-break/><text:s text:c="2"/></text:span><text:span text:style-name="T1735">}<text:line-break/><text:line-break/><text:s text:c="2"/></text:span><text:span text:style-name="T1736">// bovenstaande if-statement kun je versimpelen tot:<text:line-break/><text:s text:c="2"/>// return expirationUnix - nowInUnix &gt; 0;<text:line-break/></text:span><text:span text:style-name="T1737">}<text:line-break/><text:line-break/></text:span><text:span text:style-name="T1738">export default<text:s/></text:span><text:span text:style-name="T1739">isTokenValid</text:span><text:span text:style-name="T1740">;</text:span></text:p>
      <text:p text:style-name="P1"><text:span text:style-name="T1741">1) :</text:span><text:span text:style-name="T1742"><text:line-break/></text:span><text:span text:style-name="T1743">import<text:s/></text:span><text:span text:style-name="T1744">jwt_decode<text:s/></text:span><text:span text:style-name="T1745">from<text:s/></text:span><text:span text:style-name="T1746">'jwt-decode'</text:span><text:span text:style-name="T1747">;<text:line-break/></text:span><text:span text:style-name="T1748">We importeren hier een DECODER die onze jwt token kan omzetten naar leesbare DATA</text:span><text:span text:style-name="T1749"><text:line-break/><text:line-break/>function<text:s/></text:span><text:span text:style-name="T1750">isTokenValid</text:span><text:span text:style-name="T1751">(jwtToken) {<text:line-break/></text:span><text:span text:style-name="T1752">We maken de HELPER FUNCTION isTokenValid(JWT) we geven tussen de haakjes de JWT TOKEN uit de AuthContext mee. </text:span></text:p>
      <text:p text:style-name="P1"><text:span text:style-name="T1753"><text:s text:c="2"/></text:span><text:span text:style-name="T1754">const<text:s/></text:span><text:span text:style-name="T1755">decodedToken =<text:s/></text:span><text:span text:style-name="T1756">jwt_decode</text:span><text:span text:style-name="T1757">(jwtToken)</text:span><text:span text:style-name="T1758">;<text:line-break/><text:s text:c="2"/>const<text:s/></text:span><text:span text:style-name="T1759">expirationUnix = decodedToken.</text:span><text:span text:style-name="T1760">exp</text:span><text:span text:style-name="T1761">;<text:s/></text:span><text:span text:style-name="T1762">// let op: dit is een UNIX timestamp<text:line-break/></text:span><text:span text:style-name="T1763">-<text:s/></text:span><text:span text:style-name="T1764">In deze FUNCTION<text:s text:c="2"/>maken we eerst CONST die de JWT TOKEN leesbaar maakt<text:line-break/>- Daarna breiden we deze const uit door hem in een NIEUWE CONST te zetten zodat de DATA <text:line-break/><text:s text:c="2"/>TIMESTAMP in UNIX staat. DEZE TIMESTAMP BEVAT de EXPIRATION VAN DE JWT TOKEN in UNIX-tijd</text:span><text:span text:style-name="T1765"><text:line-break/><text:line-break/><text:s text:c="2"/></text:span><text:span text:style-name="T1766">const<text:s/></text:span><text:span text:style-name="T1767">now =<text:s/></text:span><text:span text:style-name="T1768">new<text:s/></text:span><text:span text:style-name="T1769">Date</text:span><text:span text:style-name="T1770">().</text:span><text:span text:style-name="T1771">getTime</text:span><text:span text:style-name="T1772">()</text:span><text:span text:style-name="T1773">;<text:s/></text:span><text:span text:style-name="T1774">// dit is een javascript timestamp<text:line-break/><text:s text:c="2"/></text:span><text:span text:style-name="T1775">const<text:s/></text:span><text:span text:style-name="T1776">nowInUnix =<text:s/></text:span><text:span text:style-name="T1777">Math</text:span><text:span text:style-name="T1778">.</text:span><text:span text:style-name="T1779">round</text:span><text:span text:style-name="T1780">(now /<text:s/></text:span><text:span text:style-name="T1781">1000</text:span><text:span text:style-name="T1782">)</text:span><text:span text:style-name="T1783">;<text:s/></text:span><text:span text:style-name="T1784">// nu is het ook een UNIX timestamp<text:line-break/></text:span><text:span text:style-name="T1785">-<text:s/></text:span><text:span text:style-name="T1786">In deze FUNCTION<text:s text:c="2"/>maken we ook een CONST die de DATUM van NU teruggeeft<text:line-break/>- We breiden deze const uit door hem in een NIEUWE CONST te zetten zodat de DATE/TIJD van NOW <text:line-break/><text:s text:c="2"/>TIMESTAMP ook in UNIX staat.</text:span><text:span text:style-name="T1787"><text:line-break/></text:span><text:span text:style-name="T1788"><text:line-break/></text:span><text:span text:style-name="T1789">2) :</text:span><text:span text:style-name="T1790"><text:line-break/><text:s text:c="2"/></text:span><text:span text:style-name="T1791">if<text:s/></text:span><text:span text:style-name="T1792">(expirationUnix - nowInUnix &gt;<text:s/></text:span><text:span text:style-name="T1793">0</text:span><text:span text:style-name="T1794">) {<text:line-break/><text:s text:c="4"/></text:span><text:span text:style-name="T1795">return true;<text:line-break/><text:s text:c="2"/></text:span><text:span text:style-name="T1796">}<text:s/></text:span><text:span text:style-name="T1797">else<text:s/></text:span><text:span text:style-name="T1798">{<text:line-break/><text:s text:c="4"/></text:span><text:span text:style-name="T1799">return false;<text:line-break/><text:s text:c="2"/></text:span><text:span text:style-name="T1800">}<text:line-break/></text:span><text:span text:style-name="T1801"><text:s text:c="2"/>// ALS (IF) er nog seconden over zijn wanneer we "nu" aftrekken van de expiratiedatum is hij nog geldig--&gt; dus TRUE, ANDERS (ELSE) geeft ie --&gt; FALSE<text:line-break/><text:line-break/></text:span><text:span text:style-name="T1802">STAP 5 - AUTH-CONTEXT.JS:<text:line-break/>---<text:line-break/></text:span><text:span text:style-name="T1803">We gaan nu onze CONTEXT verder uitbreiden EN DAARNA DE JWT-TOKEN AANVRAGEN EN ZORGEN DAT WE DEZE KUNNEN IMPLEMENTEREN.<text:line-break/></text:span><text:span text:style-name="T1804"><text:line-break/></text:span><text:span text:style-name="T1805">01 - AuthContext.js :</text:span><text:span text:style-name="T1806"><text:line-break/><text:line-break/></text:span><text:span text:style-name="T1807">import<text:s/></text:span><text:span text:style-name="T1808">React</text:span><text:span text:style-name="T1809">,<text:s/></text:span><text:span text:style-name="T1810">{<text:s/></text:span><text:span text:style-name="T1811">createContext</text:span><text:span text:style-name="T1812">,<text:s/></text:span><text:span text:style-name="T1813">useEffect</text:span><text:span text:style-name="T1814">,<text:s/></text:span><text:span text:style-name="T1815">useState<text:s/></text:span><text:span text:style-name="T1816">}<text:s/></text:span><text:span text:style-name="T1817">from<text:s/></text:span><text:span text:style-name="T1818">'react'</text:span><text:span text:style-name="T1819">;<text:line-break/>import<text:s/></text:span><text:span text:style-name="T1820">{ useHistory }<text:s/></text:span><text:span text:style-name="T1821">from<text:s/></text:span><text:span text:style-name="T1822">'react-router-dom'</text:span><text:span text:style-name="T1823">;<text:line-break/>import<text:s/></text:span><text:span text:style-name="T1824">jwt_decode<text:s/></text:span><text:span text:style-name="T1825">from<text:s/></text:span><text:span text:style-name="T1826">'jwt-decode'</text:span><text:span text:style-name="T1827">;<text:line-break/>import<text:s/></text:span><text:span text:style-name="T1828">axios<text:s/></text:span><text:span text:style-name="T1829">from<text:s/></text:span><text:span text:style-name="T1830">'axios'</text:span><text:span text:style-name="T1831">;<text:line-break/>import<text:s/></text:span><text:span text:style-name="T1832">isTokenValid<text:s/></text:span><text:span text:style-name="T1833">from<text:s/></text:span><text:span text:style-name="T1834">'../helpers/isTokenValid'</text:span><text:span text:style-name="T1835">;<text:line-break/><text:line-break/>export const<text:s/></text:span><text:span text:style-name="T1836">AuthContext<text:s/></text:span><text:span text:style-name="T1837">=<text:s/></text:span><text:span text:style-name="T1838">createContext</text:span><text:span text:style-name="T1839">({})</text:span><text:span text:style-name="T1840">;<text:line-break/><text:line-break/>function<text:s/></text:span><text:span text:style-name="T1841">AuthContextProvider</text:span><text:span text:style-name="T1842">({ children }) {<text:line-break/><text:s text:c="2"/></text:span><text:span text:style-name="T1843">const<text:s/></text:span><text:span text:style-name="T1844">[isAuth</text:span><text:span text:style-name="T1845">,<text:s/></text:span><text:span text:style-name="T1846">toggleIsAuth] =<text:s/></text:span><text:span text:style-name="T1847">useState</text:span><text:span text:style-name="T1848">({<text:line-break/><text:s text:c="4"/></text:span><text:span text:style-name="T1849">isAuth</text:span><text:span text:style-name="T1850">:<text:s/></text:span><text:span text:style-name="T1851">false,<text:line-break/><text:s text:c="4"/></text:span><text:span text:style-name="T1852">user</text:span><text:span text:style-name="T1853">:<text:s/></text:span><text:span text:style-name="T1854">null,<text:line-break/><text:s text:c="4"/></text:span><text:span text:style-name="T1855">status</text:span><text:span text:style-name="T1856">:<text:s/></text:span><text:span text:style-name="T1857">'pending'</text:span><text:span text:style-name="T1858">,<text:line-break/><text:s text:c="2"/></text:span><text:span text:style-name="T1859">})</text:span><text:span text:style-name="T1860">;<text:line-break/><text:s text:c="2"/>const<text:s/></text:span><text:span text:style-name="T1861">history = useHistory()</text:span><text:span text:style-name="T1862">;<text:line-break/><text:line-break/><text:s text:c="2"/></text:span><text:span text:style-name="T1863">// MOUNTING EFFECT<text:line-break/><text:s text:c="2"/></text:span><text:span text:style-name="T1864">useEffect</text:span><text:span text:style-name="T1865">(() =&gt; {<text:line-break/><text:s text:c="4"/></text:span><text:span text:style-name="T1866">// haal de JWT op uit Local Storage<text:line-break/><text:s text:c="4"/></text:span><text:span text:style-name="T1867">const<text:s/></text:span><text:span text:style-name="T1868">token =<text:s/></text:span><text:span text:style-name="T1869">localStorage</text:span><text:span text:style-name="T1870">.</text:span><text:span text:style-name="T1871">getItem</text:span><text:span text:style-name="T1872">(</text:span><text:span text:style-name="T1873">'token'</text:span><text:span text:style-name="T1874">)</text:span><text:span text:style-name="T1875">;<text:line-break/><text:line-break/><text:s text:c="4"/></text:span><text:span text:style-name="T1876">// als er WEL een token is, haal dan opnieuw de gebruikersdata op<text:line-break/><text:s text:c="4"/></text:span><text:span text:style-name="T1877">if<text:s/></text:span><text:span text:style-name="T1878">(token &amp;&amp;<text:s/></text:span><text:span text:style-name="T1879">isTokenValid</text:span><text:span text:style-name="T1880">(token)) {<text:line-break/><text:s text:c="6"/></text:span><text:span text:style-name="T1881">const<text:s/></text:span><text:span text:style-name="T1882">decoded =<text:s/></text:span><text:span text:style-name="T1883">jwt_decode</text:span><text:span text:style-name="T1884">(token)</text:span><text:span text:style-name="T1885">;<text:line-break/><text:s text:c="6"/></text:span><text:span text:style-name="T1886">fetchUserData</text:span><text:span text:style-name="T1887">(decoded.</text:span><text:span text:style-name="T1888">sub</text:span><text:span text:style-name="T1889">,<text:s/></text:span><text:span text:style-name="T1890">token)</text:span><text:span text:style-name="T1891">;<text:line-break/><text:s text:c="4"/></text:span><text:span text:style-name="T1892">}<text:s/></text:span><text:span text:style-name="T1893">else<text:s/></text:span><text:span text:style-name="T1894">{<text:line-break/><text:s text:c="6"/></text:span><text:span text:style-name="T1895">// als er GEEN token is doen we niks, en zetten we de status op 'done'<text:line-break/><text:s text:c="6"/></text:span><text:span text:style-name="T1896">toggleIsAuth({<text:line-break/><text:s text:c="8"/></text:span><text:span text:style-name="T1897">isAuth</text:span><text:span text:style-name="T1898">:<text:s/></text:span><text:span text:style-name="T1899">false,<text:line-break/><text:s text:c="8"/></text:span><text:span text:style-name="T1900">user</text:span><text:span text:style-name="T1901">:<text:s/></text:span><text:span text:style-name="T1902">null,<text:line-break/><text:s text:c="8"/></text:span><text:span text:style-name="T1903">status</text:span><text:span text:style-name="T1904">:<text:s/></text:span><text:span text:style-name="T1905">'done'</text:span><text:span text:style-name="T1906">,<text:line-break/><text:s text:c="6"/></text:span><text:span text:style-name="T1907">})</text:span><text:span text:style-name="T1908">;<text:line-break/><text:s text:c="4"/></text:span><text:span text:style-name="T1909">}<text:line-break/><text:s text:c="2"/>}</text:span><text:span text:style-name="T1910">,<text:s/></text:span><text:span text:style-name="T1911">[])</text:span><text:span text:style-name="T1912">;<text:line-break/><text:line-break/><text:s text:c="2"/>function<text:s/></text:span><text:span text:style-name="T1913">login</text:span><text:span text:style-name="T1914">(JWT) {<text:line-break/><text:s text:c="4"/></text:span><text:span text:style-name="T1915">// zet de token in de Local Storage<text:line-break/><text:s text:c="4"/></text:span><text:span text:style-name="T1916">localStorage</text:span><text:span text:style-name="T1917">.</text:span><text:span text:style-name="T1918">setItem</text:span><text:span text:style-name="T1919">(</text:span><text:span text:style-name="T1920">'token'</text:span><text:span text:style-name="T1921">,<text:s/></text:span><text:span text:style-name="T1922">JWT)</text:span><text:span text:style-name="T1923">;<text:line-break/><text:s text:c="4"/></text:span><text:span text:style-name="T1924">// decode de token zodat we de ID van de gebruiker hebben en data kunnen ophalen voor de context<text:line-break/><text:s text:c="4"/></text:span><text:span text:style-name="T1925">const<text:s/></text:span><text:span text:style-name="T1926">decoded =<text:s/></text:span><text:span text:style-name="T1927">jwt_decode</text:span><text:span text:style-name="T1928">(JWT)</text:span><text:span text:style-name="T1929">;<text:line-break/><text:line-break/><text:s text:c="4"/></text:span><text:span text:style-name="T1930">// geef de ID, token en redirect-link mee aan de fetchUserData functie (staat hieronder)<text:line-break/><text:s text:c="4"/></text:span><text:span text:style-name="T1931">fetchUserData</text:span><text:span text:style-name="T1932">(decoded.</text:span><text:span text:style-name="T1933">sub</text:span><text:span text:style-name="T1934">,<text:s/></text:span><text:span text:style-name="T1935">JWT</text:span><text:span text:style-name="T1936">,<text:s/></text:span><text:span text:style-name="T1937">'/profile'</text:span><text:span text:style-name="T1938">)</text:span><text:span text:style-name="T1939">;<text:line-break/><text:s text:c="4"/></text:span><text:span text:style-name="T1940">// link de gebruiker door naar de profielpagina<text:line-break/><text:s text:c="4"/>// history.push('/profile');<text:line-break/><text:s text:c="2"/></text:span><text:span text:style-name="T1941">}<text:line-break/><text:line-break/><text:s text:c="2"/></text:span><text:span text:style-name="T1942">function<text:s/></text:span><text:span text:style-name="T1943">logout</text:span><text:span text:style-name="T1944">() {<text:line-break/><text:s text:c="4"/></text:span><text:span text:style-name="T1945">localStorage</text:span><text:span text:style-name="T1946">.</text:span><text:span text:style-name="T1947">clear</text:span><text:span text:style-name="T1948">()</text:span><text:span text:style-name="T1949">;<text:line-break/><text:s text:c="4"/></text:span><text:span text:style-name="T1950">toggleIsAuth({<text:line-break/><text:s text:c="6"/></text:span><text:span text:style-name="T1951">isAuth</text:span><text:span text:style-name="T1952">:<text:s/></text:span><text:span text:style-name="T1953">false,<text:line-break/><text:s text:c="6"/></text:span><text:span text:style-name="T1954">user</text:span><text:span text:style-name="T1955">:<text:s/></text:span><text:span text:style-name="T1956">null,<text:line-break/><text:s text:c="6"/></text:span><text:span text:style-name="T1957">status</text:span><text:span text:style-name="T1958">:<text:s/></text:span><text:span text:style-name="T1959">'done'</text:span><text:span text:style-name="T1960">,<text:line-break/><text:s text:c="4"/></text:span><text:span text:style-name="T1961">})</text:span><text:span text:style-name="T1962">;<text:line-break/><text:line-break/><text:s text:c="4"/></text:span><text:span text:style-name="T1963">console</text:span><text:span text:style-name="T1964">.</text:span><text:span text:style-name="T1965">log</text:span><text:span text:style-name="T1966">(</text:span><text:span text:style-name="T1967">'Gebruiker is uitgelogd!'</text:span><text:span text:style-name="T1968">)</text:span><text:span text:style-name="T1969">;<text:line-break/><text:s text:c="4"/></text:span><text:span text:style-name="T1970">history.</text:span><text:span text:style-name="T1971">push</text:span><text:span text:style-name="T1972">(</text:span><text:span text:style-name="T1973">'/'</text:span><text:span text:style-name="T1974">)</text:span><text:span text:style-name="T1975">;<text:line-break/><text:s text:c="2"/></text:span><text:span text:style-name="T1976">}<text:line-break/><text:line-break/><text:s text:c="2"/></text:span><text:span text:style-name="T1977">// Omdat we deze functie in login- en het mounting-effect gebruiken, staat hij hier gedeclareerd!<text:line-break/><text:s text:c="2"/></text:span><text:span text:style-name="T1978">async function<text:s/></text:span><text:span text:style-name="T1979">fetchUserData</text:span><text:span text:style-name="T1980">(id</text:span><text:span text:style-name="T1981">,<text:s/></text:span><text:span text:style-name="T1982">token</text:span><text:span text:style-name="T1983">,<text:s/></text:span><text:span text:style-name="T1984">redirectUrl) {<text:line-break/><text:s text:c="4"/></text:span><text:span text:style-name="T1985">try<text:s/></text:span><text:span text:style-name="T1986">{<text:line-break/><text:s text:c="6"/></text:span><text:span text:style-name="T1987">// haal gebruikersdata op met de token en id van de gebruiker<text:line-break/><text:s text:c="6"/></text:span><text:span text:style-name="T1988">const<text:s/></text:span><text:span text:style-name="T1989">result =<text:s/></text:span><text:span text:style-name="T1990">await<text:s/></text:span><text:span text:style-name="T1991">axios</text:span><text:span text:style-name="T1992">.</text:span><text:span text:style-name="T1993">get</text:span><text:span text:style-name="T1994">(</text:span><text:span text:style-name="T1995">`http://localhost:3000/600/users/</text:span><text:span text:style-name="T1996">${id}</text:span><text:span text:style-name="T1997">`</text:span><text:span text:style-name="T1998">,<text:s/></text:span><text:span text:style-name="T1999">{<text:line-break/><text:s text:c="8"/></text:span><text:span text:style-name="T2000">headers</text:span><text:span text:style-name="T2001">: {<text:line-break/><text:s text:c="10"/></text:span><text:span text:style-name="T2002">"Content-Type"</text:span><text:span text:style-name="T2003">:<text:s/></text:span><text:span text:style-name="T2004">"application/json"</text:span><text:span text:style-name="T2005">,<text:line-break/><text:s text:c="10"/></text:span><text:span text:style-name="T2006">Authorization</text:span><text:span text:style-name="T2007">:<text:s/></text:span><text:span text:style-name="T2008">`Bearer<text:s/></text:span><text:span text:style-name="T2009">${token}</text:span><text:span text:style-name="T2010">`</text:span><text:span text:style-name="T2011">,<text:line-break/><text:s text:c="8"/></text:span><text:span text:style-name="T2012">}</text:span><text:span text:style-name="T2013">,<text:line-break/><text:s text:c="6"/></text:span><text:span text:style-name="T2014">})</text:span><text:span text:style-name="T2015">;<text:line-break/><text:line-break/><text:s text:c="6"/></text:span><text:span text:style-name="T2016">// zet de gegevens in de state<text:line-break/><text:s text:c="6"/></text:span><text:span text:style-name="T2017">toggleIsAuth({<text:line-break/><text:s text:c="8"/>...isAuth</text:span><text:span text:style-name="T2018">,<text:line-break/><text:s text:c="8"/></text:span><text:span text:style-name="T2019">isAuth</text:span><text:span text:style-name="T2020">:<text:s/></text:span><text:span text:style-name="T2021">true,<text:line-break/><text:s text:c="8"/></text:span><text:span text:style-name="T2022">user</text:span><text:span text:style-name="T2023">: {<text:line-break/><text:s text:c="10"/></text:span><text:span text:style-name="T2024">username</text:span><text:span text:style-name="T2025">: result.</text:span><text:span text:style-name="T2026">data</text:span><text:span text:style-name="T2027">.</text:span><text:span text:style-name="T2028">username</text:span><text:span text:style-name="T2029">,<text:line-break/><text:s text:c="10"/></text:span><text:span text:style-name="T2030">email</text:span><text:span text:style-name="T2031">: result.</text:span><text:span text:style-name="T2032">data</text:span><text:span text:style-name="T2033">.</text:span><text:span text:style-name="T2034">email</text:span><text:span text:style-name="T2035">,<text:line-break/><text:s text:c="10"/></text:span><text:span text:style-name="T2036">id</text:span><text:span text:style-name="T2037">: result.</text:span><text:span text:style-name="T2038">data</text:span><text:span text:style-name="T2039">.</text:span><text:span text:style-name="T2040">id</text:span><text:span text:style-name="T2041">,<text:line-break/><text:s text:c="8"/></text:span><text:span text:style-name="T2042">}</text:span><text:span text:style-name="T2043">,<text:line-break/><text:s text:c="8"/></text:span><text:span text:style-name="T2044">status</text:span><text:span text:style-name="T2045">:<text:s/></text:span><text:span text:style-name="T2046">'done'</text:span><text:span text:style-name="T2047">,<text:line-break/><text:s text:c="6"/></text:span><text:span text:style-name="T2048">})</text:span><text:span text:style-name="T2049">;<text:line-break/><text:line-break/><text:s text:c="6"/></text:span><text:span text:style-name="T2050">// als er een redirect URL is meegegeven (bij het mount-effect doen we dit niet) linken we hiernaartoe door<text:line-break/><text:s text:c="6"/>// als we de history.push in de login-functie zouden zetten, linken we al door voor de gebruiker is opgehaald!<text:line-break/><text:s text:c="6"/></text:span><text:span text:style-name="T2051">if<text:s/></text:span><text:span text:style-name="T2052">(redirectUrl) {<text:line-break/><text:s text:c="8"/>history.</text:span><text:span text:style-name="T2053">push</text:span><text:span text:style-name="T2054">(redirectUrl)</text:span><text:span text:style-name="T2055">;<text:line-break/><text:s text:c="6"/></text:span><text:span text:style-name="T2056">}<text:line-break/><text:line-break/><text:s text:c="4"/>}<text:s/></text:span><text:span text:style-name="T2057">catch<text:s/></text:span><text:span text:style-name="T2058">(e) {<text:line-break/><text:s text:c="6"/></text:span><text:span text:style-name="T2059">console</text:span><text:span text:style-name="T2060">.</text:span><text:span text:style-name="T2061">error</text:span><text:span text:style-name="T2062">(e)</text:span><text:span text:style-name="T2063">;<text:line-break/><text:s text:c="6"/></text:span><text:span text:style-name="T2064">// ging er iets mis? Plaatsen we geen data in de state<text:line-break/><text:s text:c="6"/></text:span><text:span text:style-name="T2065">toggleIsAuth({<text:line-break/><text:s text:c="8"/></text:span><text:span text:style-name="T2066">isAuth</text:span><text:span text:style-name="T2067">:<text:s/></text:span><text:span text:style-name="T2068">false,<text:line-break/><text:s text:c="8"/></text:span><text:span text:style-name="T2069">user</text:span><text:span text:style-name="T2070">:<text:s/></text:span><text:span text:style-name="T2071">null,<text:line-break/><text:s text:c="8"/></text:span><text:span text:style-name="T2072">status</text:span><text:span text:style-name="T2073">:<text:s/></text:span><text:span text:style-name="T2074">'done'</text:span><text:span text:style-name="T2075">,<text:line-break/><text:s text:c="6"/></text:span><text:span text:style-name="T2076">})</text:span><text:span text:style-name="T2077">;<text:line-break/><text:s text:c="4"/></text:span><text:span text:style-name="T2078">}<text:line-break/><text:s text:c="2"/>}<text:line-break/><text:line-break/><text:s text:c="2"/></text:span><text:span text:style-name="T2079">const<text:s/></text:span><text:span text:style-name="T2080">contextData = {<text:line-break/><text:s text:c="4"/></text:span><text:span text:style-name="T2081">isAuth</text:span><text:span text:style-name="T2082">: isAuth.</text:span><text:span text:style-name="T2083">isAuth</text:span><text:span text:style-name="T2084">,<text:line-break/><text:s text:c="4"/></text:span><text:span text:style-name="T2085">user</text:span><text:span text:style-name="T2086">: isAuth.</text:span><text:span text:style-name="T2087">user</text:span><text:span text:style-name="T2088">,<text:line-break/><text:s text:c="4"/></text:span><text:span text:style-name="T2089">login</text:span><text:span text:style-name="T2090">:<text:s/></text:span><text:span text:style-name="T2091">login</text:span><text:span text:style-name="T2092">,<text:line-break/><text:s text:c="4"/></text:span><text:span text:style-name="T2093">logout</text:span><text:span text:style-name="T2094">:<text:s/></text:span><text:span text:style-name="T2095">logout</text:span><text:span text:style-name="T2096">,<text:line-break/><text:s text:c="2"/></text:span><text:span text:style-name="T2097">}</text:span><text:span text:style-name="T2098">;<text:line-break/><text:line-break/><text:s text:c="2"/>return<text:s/></text:span><text:span text:style-name="T2099">(<text:line-break/><text:s text:c="4"/></text:span><text:span text:style-name="T2100">&lt;AuthContext.Provider<text:s/></text:span><text:span text:style-name="T2101">value</text:span><text:span text:style-name="T2102">=</text:span><text:span text:style-name="T2103">{contextData}</text:span><text:span text:style-name="T2104">&gt;<text:line-break/><text:s text:c="6"/></text:span><text:span text:style-name="T2105">{isAuth.</text:span><text:span text:style-name="T2106">status<text:s/></text:span><text:span text:style-name="T2107">===<text:s/></text:span><text:span text:style-name="T2108">'done'<text:s/></text:span><text:span text:style-name="T2109">? children :<text:s/></text:span><text:span text:style-name="T2110">&lt;p&gt;</text:span><text:span text:style-name="T2111">Loading...</text:span><text:span text:style-name="T2112">&lt;/p&gt;</text:span><text:span text:style-name="T2113">}<text:line-break/><text:s text:c="4"/></text:span><text:span text:style-name="T2114">&lt;/AuthContext.Provider&gt;<text:line-break/><text:s text:c="2"/></text:span><text:span text:style-name="T2115">)</text:span><text:span text:style-name="T2116">;<text:line-break/></text:span><text:span text:style-name="T2117">}<text:line-break/><text:line-break/></text:span><text:span text:style-name="T2118">export default<text:s/></text:span><text:span text:style-name="T2119">AuthContextProvider</text:span><text:span text:style-name="T2120">;</text:span></text:p>
      <text:p text:style-name="P1"><text:span text:style-name="T2121">01 - IMPORTS &amp; EXPORTS :<text:line-break/></text:span><text:span text:style-name="T2122"><text:line-break/></text:span><text:span text:style-name="T2123">import<text:s/></text:span><text:span text:style-name="T2124">React</text:span><text:span text:style-name="T2125">,<text:s/></text:span><text:span text:style-name="T2126">{<text:s/></text:span><text:span text:style-name="T2127">createContext</text:span><text:span text:style-name="T2128">,<text:s/></text:span><text:span text:style-name="T2129">useEffect</text:span><text:span text:style-name="T2130">,<text:s/></text:span><text:span text:style-name="T2131">useState<text:s/></text:span><text:span text:style-name="T2132">}<text:s/></text:span><text:span text:style-name="T2133">from<text:s/></text:span><text:span text:style-name="T2134">'react'</text:span><text:span text:style-name="T2135">;<text:line-break/>import<text:s/></text:span><text:span text:style-name="T2136">{ useHistory }<text:s/></text:span><text:span text:style-name="T2137">from<text:s/></text:span><text:span text:style-name="T2138">'react-router-dom'</text:span><text:span text:style-name="T2139">;<text:line-break/>import<text:s/></text:span><text:span text:style-name="T2140">jwt_decode<text:s/></text:span><text:span text:style-name="T2141">from<text:s/></text:span><text:span text:style-name="T2142">'jwt-decode'</text:span><text:span text:style-name="T2143">;<text:line-break/>import<text:s/></text:span><text:span text:style-name="T2144">axios<text:s/></text:span><text:span text:style-name="T2145">from<text:s/></text:span><text:span text:style-name="T2146">'axios'</text:span><text:span text:style-name="T2147">;<text:line-break/>import<text:s/></text:span><text:span text:style-name="T2148">isTokenValid<text:s/></text:span><text:span text:style-name="T2149">from<text:s/></text:span><text:span text:style-name="T2150">'../helpers/isTokenValid'</text:span><text:span text:style-name="T2151">;<text:line-break/><text:line-break/>export const<text:s/></text:span><text:span text:style-name="T2152">AuthContext<text:s/></text:span><text:span text:style-name="T2153">=<text:s/></text:span><text:span text:style-name="T2154">createContext</text:span><text:span text:style-name="T2155">({})</text:span><text:span text:style-name="T2156">;<text:line-break/></text:span><text:span text:style-name="T2157"><text:line-break/>We hebben hier de imports, je kunt zien dat we isTokenValid ook hebben geïmporteerd.<text:line-break/>Dit is een HELPER FUNCTION bestand en de code hiervan laten we later nog zien. Voor nu is het belangrijk dat we weten dat deze FUNCTION de EXPIRATION DATE van de JWT TOKEN en de DATE NU met elkaar vergelijkt en daarmee een CHECK doet of de JWT TOKEN nog VALID is.<text:line-break/><text:line-break/>Met de EXPORT const AuthContext hebben we een CONTEXT gemaakt waarmee we FUNCTIONS uit de AuthContext.js kunnen halen en gebruiken.<text:line-break/><text:line-break/></text:span><text:span text:style-name="T2158">02 - AuthContextProvider:</text:span><text:span text:style-name="T2159"><text:line-break/><text:line-break/></text:span><text:span text:style-name="T2160">function<text:s/></text:span><text:span text:style-name="T2161">AuthContextProvider</text:span><text:span text:style-name="T2162">({ children }) {<text:line-break/><text:s text:c="2"/></text:span><text:span text:style-name="T2163">const<text:s/></text:span><text:span text:style-name="T2164">[isAuth</text:span><text:span text:style-name="T2165">,<text:s/></text:span><text:span text:style-name="T2166">toggleIsAuth] =<text:s/></text:span><text:span text:style-name="T2167">useState</text:span><text:span text:style-name="T2168">({<text:line-break/><text:s text:c="4"/></text:span><text:span text:style-name="T2169">isAuth</text:span><text:span text:style-name="T2170">:<text:s/></text:span><text:span text:style-name="T2171">false,<text:line-break/><text:s text:c="4"/></text:span><text:span text:style-name="T2172">user</text:span><text:span text:style-name="T2173">:<text:s/></text:span><text:span text:style-name="T2174">null,<text:line-break/><text:s text:c="4"/></text:span><text:span text:style-name="T2175">status</text:span><text:span text:style-name="T2176">:<text:s/></text:span><text:span text:style-name="T2177">'pending'</text:span><text:span text:style-name="T2178">,<text:line-break/><text:s text:c="2"/></text:span><text:span text:style-name="T2179">})</text:span><text:span text:style-name="T2180">;<text:line-break/><text:s text:c="2"/>const<text:s/></text:span><text:span text:style-name="T2181">history = useHistory()</text:span><text:span text:style-name="T2182">;<text:line-break/></text:span><text:span text:style-name="T2183">02) - A:<text:line-break/></text:span><text:span text:style-name="T2184">We hebben hier de USE-STATE aangemaakt om de AUTHORISATIE(AUTH) aan of uit te zetten voor een gebruiker. De AUTH voor de gebruiker staat default op FALSE, de USER staat LEEG en de STATUS staat op PENDING. <text:line-break/><text:line-break/>Verder hebben we useHistory() geïmplementeerd</text:span><text:span text:style-name="T2185"><text:line-break/><text:line-break/><text:s text:c="2"/></text:span><text:span text:style-name="T2186">// MOUNTING EFFECT<text:line-break/><text:s text:c="2"/></text:span><text:span text:style-name="T2187">useEffect</text:span><text:span text:style-name="T2188">(() =&gt; {<text:line-break/><text:s text:c="4"/></text:span><text:span text:style-name="T2189">// haal de JWT op uit Local Storage<text:line-break/><text:s text:c="4"/></text:span><text:span text:style-name="T2190">const<text:s/></text:span><text:span text:style-name="T2191">token =<text:s/></text:span><text:span text:style-name="T2192">localStorage</text:span><text:span text:style-name="T2193">.</text:span><text:span text:style-name="T2194">getItem</text:span><text:span text:style-name="T2195">(</text:span><text:span text:style-name="T2196">'token'</text:span><text:span text:style-name="T2197">)</text:span><text:span text:style-name="T2198">;<text:line-break/><text:line-break/><text:s text:c="4"/></text:span><text:span text:style-name="T2199">// als er WEL een token is, haal dan opnieuw de gebruikersdata op<text:line-break/><text:s text:c="4"/></text:span><text:span text:style-name="T2200">if<text:s/></text:span><text:span text:style-name="T2201">(token &amp;&amp;<text:s/></text:span><text:span text:style-name="T2202">isTokenValid</text:span><text:span text:style-name="T2203">(token)) {<text:line-break/><text:s text:c="6"/></text:span><text:span text:style-name="T2204">const<text:s/></text:span><text:span text:style-name="T2205">decoded =<text:s/></text:span><text:span text:style-name="T2206">jwt_decode</text:span><text:span text:style-name="T2207">(token)</text:span><text:span text:style-name="T2208">;<text:line-break/><text:s text:c="6"/></text:span><text:span text:style-name="T2209">fetchUserData</text:span><text:span text:style-name="T2210">(decoded.</text:span><text:span text:style-name="T2211">sub</text:span><text:span text:style-name="T2212">,<text:s/></text:span><text:span text:style-name="T2213">token)</text:span><text:span text:style-name="T2214">;<text:line-break/><text:s text:c="4"/></text:span><text:span text:style-name="T2215">}<text:s/></text:span><text:span text:style-name="T2216">else<text:s/></text:span><text:span text:style-name="T2217">{<text:line-break/><text:s text:c="6"/></text:span><text:span text:style-name="T2218">// als er GEEN token is doen we niks, en zetten we de status op 'done'<text:line-break/><text:s text:c="6"/></text:span><text:span text:style-name="T2219">toggleIsAuth({<text:line-break/><text:s text:c="8"/></text:span><text:span text:style-name="T2220">isAuth</text:span><text:span text:style-name="T2221">:<text:s/></text:span><text:span text:style-name="T2222">false,<text:line-break/><text:s text:c="8"/></text:span><text:span text:style-name="T2223">user</text:span><text:span text:style-name="T2224">:<text:s/></text:span><text:span text:style-name="T2225">null,<text:line-break/><text:s text:c="8"/></text:span><text:span text:style-name="T2226">status</text:span><text:span text:style-name="T2227">:<text:s/></text:span><text:span text:style-name="T2228">'done'</text:span><text:span text:style-name="T2229">,<text:line-break/><text:s text:c="6"/></text:span><text:span text:style-name="T2230">})</text:span><text:span text:style-name="T2231">;<text:line-break/><text:s text:c="4"/></text:span><text:span text:style-name="T2232">}<text:line-break/><text:s text:c="2"/>}</text:span><text:span text:style-name="T2233">,<text:s/></text:span><text:span text:style-name="T2234">[])</text:span><text:span text:style-name="T2235">;<text:line-break/></text:span><text:span text:style-name="T2236">02 B) - MOUNTING:<text:line-break/></text:span><text:span text:style-name="T2237">We<text:s text:c="2"/>hebben hier met useEffect() een MOUNTING gemaakt:<text:line-break/>- Eerst halen we een JWT TOKEN op uit de LOCAL STORAGE (deze wordt er met signIn.js ingezet meer <text:line-break/><text:s text:c="2"/>daarover in een volgende stap) en zet deze in &gt;&gt;&gt; const token &lt;&lt;&lt;<text:line-break/>- Daarna maken we een IF/ELSE <text:line-break/>- IF er een (GELDIGE!) TOKEN aanwezig is (ZIE isTokenValid.js)<text:line-break/><text:s text:c="3"/>&gt; maken we een const decoded om de gedecodeerde token te bemachtigen<text:line-break/><text:s text:c="3"/>&gt; halen we de userdata uit de DATABASE op, dat mag met onze TOKEN erbij<text:line-break/>- ELSE hebben we geen TOKEN en GEEN TOEGANG tot de DATABASE en wordt:<text:line-break/><text:s text:c="3"/>&gt; de AUTH op FALSE gezet<text:line-break/><text:s text:c="3"/>&gt; de USER op LEEG gezet<text:line-break/><text:s text:c="3"/>&gt; de STATUS op DONE gezet (deze stond eerst nog op PENDING) <text:line-break/><text:line-break/><text:line-break/></text:span><text:span text:style-name="T2238"><text:s text:c="2"/>function<text:s/></text:span><text:span text:style-name="T2239">login</text:span><text:span text:style-name="T2240">(JWT) {<text:line-break/><text:s text:c="4"/></text:span><text:span text:style-name="T2241">// zet de token in de Local Storage<text:line-break/><text:s text:c="4"/></text:span><text:span text:style-name="T2242">localStorage</text:span><text:span text:style-name="T2243">.</text:span><text:span text:style-name="T2244">setItem</text:span><text:span text:style-name="T2245">(</text:span><text:span text:style-name="T2246">'token'</text:span><text:span text:style-name="T2247">,<text:s/></text:span><text:span text:style-name="T2248">JWT)</text:span><text:span text:style-name="T2249">;<text:line-break/><text:s text:c="4"/></text:span><text:span text:style-name="T2250">// decode de token zodat we de ID van de gebruiker hebben en data kunnen ophalen voor de context<text:line-break/><text:s text:c="4"/></text:span><text:span text:style-name="T2251">const<text:s/></text:span><text:span text:style-name="T2252">decoded =<text:s/></text:span><text:span text:style-name="T2253">jwt_decode</text:span><text:span text:style-name="T2254">(JWT)</text:span><text:span text:style-name="T2255">;<text:line-break/><text:line-break/><text:s text:c="4"/></text:span><text:span text:style-name="T2256">// geef de ID, token en redirect-link mee aan de fetchUserData functie (staat hieronder)<text:line-break/><text:s text:c="4"/></text:span><text:span text:style-name="T2257">fetchUserData</text:span><text:span text:style-name="T2258">(decoded.</text:span><text:span text:style-name="T2259">sub</text:span><text:span text:style-name="T2260">,<text:s/></text:span><text:span text:style-name="T2261">JWT</text:span><text:span text:style-name="T2262">,<text:s/></text:span><text:span text:style-name="T2263">'/profile'</text:span><text:span text:style-name="T2264">)</text:span><text:span text:style-name="T2265">;<text:line-break/><text:s text:c="4"/></text:span><text:span text:style-name="T2266">// link de gebruiker door naar de profielpagina<text:line-break/><text:s text:c="4"/>// history.push('/profile');<text:line-break/><text:s text:c="2"/></text:span><text:span text:style-name="T2267">}<text:line-break/><text:line-break/><text:s text:c="2"/></text:span><text:span text:style-name="T2268">function<text:s/></text:span><text:span text:style-name="T2269">logout</text:span><text:span text:style-name="T2270">() {<text:line-break/><text:s text:c="4"/></text:span><text:span text:style-name="T2271">localStorage</text:span><text:span text:style-name="T2272">.</text:span><text:span text:style-name="T2273">clear</text:span><text:span text:style-name="T2274">()</text:span><text:span text:style-name="T2275">;<text:line-break/><text:s text:c="4"/></text:span><text:span text:style-name="T2276">toggleIsAuth({<text:line-break/><text:s text:c="6"/></text:span><text:span text:style-name="T2277">isAuth</text:span><text:span text:style-name="T2278">:<text:s/></text:span><text:span text:style-name="T2279">false,<text:line-break/><text:s text:c="6"/></text:span><text:span text:style-name="T2280">user</text:span><text:span text:style-name="T2281">:<text:s/></text:span><text:span text:style-name="T2282">null,<text:line-break/><text:s text:c="6"/></text:span><text:span text:style-name="T2283">status</text:span><text:span text:style-name="T2284">:<text:s/></text:span><text:span text:style-name="T2285">'done'</text:span><text:span text:style-name="T2286">,<text:line-break/><text:s text:c="4"/></text:span><text:span text:style-name="T2287">})</text:span><text:span text:style-name="T2288">;<text:line-break/><text:line-break/><text:s text:c="4"/></text:span><text:span text:style-name="T2289">console</text:span><text:span text:style-name="T2290">.</text:span><text:span text:style-name="T2291">log</text:span><text:span text:style-name="T2292">(</text:span><text:span text:style-name="T2293">'Gebruiker is uitgelogd!'</text:span><text:span text:style-name="T2294">)</text:span><text:span text:style-name="T2295">;<text:line-break/><text:s text:c="4"/></text:span><text:span text:style-name="T2296">history.</text:span><text:span text:style-name="T2297">push</text:span><text:span text:style-name="T2298">(</text:span><text:span text:style-name="T2299">'/'</text:span><text:span text:style-name="T2300">)</text:span><text:span text:style-name="T2301">;<text:line-break/><text:s text:c="2"/></text:span><text:span text:style-name="T2302">}<text:line-break/></text:span><text:span text:style-name="T2303">03 - LOGIN/LOGOUT:<text:line-break/>LOGIN</text:span><text:span text:style-name="T2304"><text:line-break/>We doen eerst de logIn() FUNCTION. Het is belangrijk om te weten dat in SignIn.js de CONTEXT wordt gebruikt en daarrmee hier in de FUNCTION<text:s/></text:span><text:span text:style-name="T2305">login(</text:span><text:span text:style-name="T2306">JWT</text:span><text:span text:style-name="T2307">)</text:span><text:span text:style-name="T2308">wordt veranderd in :<text:line-break/></text:span><text:span text:style-name="T2309">// geef de JWT token aan de login-functie van de context mee<text:line-break/></text:span><text:span text:style-name="T2310">login(result.data.accessToken);<text:line-break/></text:span><text:span text:style-name="T2311">DUS je hebt ALS de gebruiker dus INLOGT op de SignIn.js page de JWT TOKEN nu hier in CONTEXT<text:line-break/><text:line-break/>- We zettten eerst deze JWT in de LOCAL STORAGE (nergens anders want dan kunnen anderen erbij)<text:line-break/></text:span><text:span text:style-name="T2312"><text:s/></text:span><text:span text:style-name="T2313">localStorage</text:span><text:span text:style-name="T2314">.</text:span><text:span text:style-name="T2315">setItem</text:span><text:span text:style-name="T2316">(</text:span><text:span text:style-name="T2317">'token'</text:span><text:span text:style-name="T2318">,<text:s/></text:span><text:span text:style-name="T2319">JWT)</text:span><text:span text:style-name="T2320">;</text:span><text:span text:style-name="T2321"><text:line-break/>- We DECODEREN de code in const decoded en hebben nu met decoded.sub de ID van gebruiker <text:line-break/>- We roepen fetchUserData aan (deze FUNCTION staat iets verder in de code zie<text:s/></text:span><text:span text:style-name="T2322">02 D)</text:span><text:span text:style-name="T2323"><text:line-break/><text:s text:c="3"/>ECHTER zetten we hier wel:<text:line-break/><text:s/></text:span><text:span text:style-name="T2324">decoded.</text:span><text:span text:style-name="T2325">sub</text:span><text:span text:style-name="T2326"><text:s/></text:span><text:span text:style-name="T2327">(ID)<text:s/></text:span><text:span text:style-name="T2328">,<text:s/></text:span><text:span text:style-name="T2329">JWT</text:span><text:span text:style-name="T2330"><text:s/></text:span><text:span text:style-name="T2331">(JWT TOKEN)<text:s/></text:span><text:span text:style-name="T2332">,<text:s/></text:span><text:span text:style-name="T2333">'/profile'</text:span><text:span text:style-name="T2334">)</text:span><text:span text:style-name="T2335">;</text:span><text:span text:style-name="T2336">(REDIRECT-LINK)<text:line-break/> - We hebben de OPTIE (staat nu uitgecommentariëerd ) om gebruiker naar profile page te pushen<text:line-break/><text:line-break/></text:span><text:span text:style-name="T2337">LOGOUT</text:span><text:span text:style-name="T2338"><text:line-break/>We doen nu de logOut() FUNCTION. <text:line-break/>- We halen met localStorage.clear onze gegevens en de JWT TOKEN uit de LOCAL STORAGE<text:line-break/>-<text:s text:c="2"/>En we hebben met deze FUNCTION:<text:line-break/><text:s text:c="3"/>&gt; de AUTH op FALSE gezet<text:line-break/><text:s text:c="3"/>&gt; de USER op LEEG gezet<text:line-break/><text:s text:c="3"/>&gt; de STATUS op DONE gezet (deze stond eerst nog op PENDING) <text:line-break/>- We zetten nog een console.log waarin we aangeven dat GEBRUIKER is UITGELOGT<text:line-break/>- We PUSHEN de GEBRUIKER naar '/' (HOMEPAGE)<text:line-break/><text:line-break/></text:span><text:span text:style-name="T2339"><text:s text:c="2"/></text:span><text:span text:style-name="T2340">// Omdat we deze functie in login- en het mounting-effect gebruiken, staat hij hier gedeclareerd!<text:line-break/><text:s text:c="2"/></text:span><text:span text:style-name="T2341">async function<text:s/></text:span><text:span text:style-name="T2342">fetchUserData</text:span><text:span text:style-name="T2343">(id</text:span><text:span text:style-name="T2344">,<text:s/></text:span><text:span text:style-name="T2345">token</text:span><text:span text:style-name="T2346">,<text:s/></text:span><text:span text:style-name="T2347">redirectUrl) {<text:line-break/><text:s text:c="4"/></text:span><text:span text:style-name="T2348">try<text:s/></text:span><text:span text:style-name="T2349">{<text:line-break/><text:s text:c="6"/></text:span><text:span text:style-name="T2350">// haal gebruikersdata op met de token en id van de gebruiker<text:line-break/><text:s text:c="6"/></text:span><text:span text:style-name="T2351">const<text:s/></text:span><text:span text:style-name="T2352">result =<text:s/></text:span><text:span text:style-name="T2353">await<text:s/></text:span><text:span text:style-name="T2354">axios</text:span><text:span text:style-name="T2355">.</text:span><text:span text:style-name="T2356">get</text:span><text:span text:style-name="T2357">(</text:span><text:span text:style-name="T2358">`http://localhost:3000/600/users/</text:span><text:span text:style-name="T2359">${id}</text:span><text:span text:style-name="T2360">`</text:span><text:span text:style-name="T2361">,<text:s/></text:span><text:span text:style-name="T2362">{<text:line-break/><text:s text:c="8"/></text:span><text:span text:style-name="T2363">headers</text:span><text:span text:style-name="T2364">: {<text:line-break/><text:s text:c="10"/></text:span><text:span text:style-name="T2365">"Content-Type"</text:span><text:span text:style-name="T2366">:<text:s/></text:span><text:span text:style-name="T2367">"application/json"</text:span><text:span text:style-name="T2368">,<text:line-break/><text:s text:c="10"/></text:span><text:span text:style-name="T2369">Authorization</text:span><text:span text:style-name="T2370">:<text:s/></text:span><text:span text:style-name="T2371">`Bearer<text:s/></text:span><text:span text:style-name="T2372">${token}</text:span><text:span text:style-name="T2373">`</text:span><text:span text:style-name="T2374">,<text:line-break/><text:s text:c="8"/></text:span><text:span text:style-name="T2375">}</text:span><text:span text:style-name="T2376">,<text:line-break/><text:s text:c="6"/></text:span><text:span text:style-name="T2377">})</text:span><text:span text:style-name="T2378">;<text:line-break/><text:line-break/><text:s text:c="6"/></text:span><text:span text:style-name="T2379">// zet de gegevens in de state<text:line-break/><text:s text:c="6"/></text:span><text:span text:style-name="T2380">toggleIsAuth({<text:line-break/><text:s text:c="8"/>...isAuth</text:span><text:span text:style-name="T2381">,<text:line-break/><text:s text:c="8"/></text:span><text:span text:style-name="T2382">isAuth</text:span><text:span text:style-name="T2383">:<text:s/></text:span><text:span text:style-name="T2384">true,<text:line-break/><text:s text:c="8"/></text:span><text:span text:style-name="T2385">user</text:span><text:span text:style-name="T2386">: {<text:line-break/><text:s text:c="10"/></text:span><text:span text:style-name="T2387">username</text:span><text:span text:style-name="T2388">: result.</text:span><text:span text:style-name="T2389">data</text:span><text:span text:style-name="T2390">.</text:span><text:span text:style-name="T2391">username</text:span><text:span text:style-name="T2392">,<text:line-break/><text:s text:c="10"/></text:span><text:span text:style-name="T2393">email</text:span><text:span text:style-name="T2394">: result.</text:span><text:span text:style-name="T2395">data</text:span><text:span text:style-name="T2396">.</text:span><text:span text:style-name="T2397">email</text:span><text:span text:style-name="T2398">,<text:line-break/><text:s text:c="10"/></text:span><text:span text:style-name="T2399">id</text:span><text:span text:style-name="T2400">: result.</text:span><text:span text:style-name="T2401">data</text:span><text:span text:style-name="T2402">.</text:span><text:span text:style-name="T2403">id</text:span><text:span text:style-name="T2404">,<text:line-break/><text:s text:c="8"/></text:span><text:span text:style-name="T2405">}</text:span><text:span text:style-name="T2406">,<text:line-break/><text:s text:c="8"/></text:span><text:span text:style-name="T2407">status</text:span><text:span text:style-name="T2408">:<text:s/></text:span><text:span text:style-name="T2409">'done'</text:span><text:span text:style-name="T2410">,<text:line-break/><text:s text:c="6"/></text:span><text:span text:style-name="T2411">})</text:span><text:span text:style-name="T2412">;<text:line-break/><text:line-break/><text:s text:c="6"/></text:span><text:span text:style-name="T2413">// als er een redirect URL is meegegeven (bij het mount-effect doen we dit niet) linken we hiernaartoe door<text:line-break/><text:s text:c="6"/>// als we de history.push in de login-functie zouden zetten, linken we al door voor de gebruiker is opgehaald!<text:line-break/><text:s text:c="6"/></text:span><text:span text:style-name="T2414">if<text:s/></text:span><text:span text:style-name="T2415">(redirectUrl) {<text:line-break/><text:s text:c="8"/>history.</text:span><text:span text:style-name="T2416">push</text:span><text:span text:style-name="T2417">(redirectUrl)</text:span><text:span text:style-name="T2418">;<text:line-break/><text:s text:c="6"/></text:span><text:span text:style-name="T2419">}<text:line-break/><text:line-break/><text:s text:c="4"/>}<text:s/></text:span><text:span text:style-name="T2420">catch<text:s/></text:span><text:span text:style-name="T2421">(e) {<text:line-break/><text:s text:c="6"/></text:span><text:span text:style-name="T2422">console</text:span><text:span text:style-name="T2423">.</text:span><text:span text:style-name="T2424">error</text:span><text:span text:style-name="T2425">(e)</text:span><text:span text:style-name="T2426">;<text:line-break/><text:s text:c="6"/></text:span><text:span text:style-name="T2427">// ging er iets mis? Plaatsen we geen data in de state<text:line-break/><text:s text:c="6"/></text:span><text:span text:style-name="T2428">toggleIsAuth({<text:line-break/><text:s text:c="8"/></text:span><text:span text:style-name="T2429">isAuth</text:span><text:span text:style-name="T2430">:<text:s/></text:span><text:span text:style-name="T2431">false,<text:line-break/><text:s text:c="8"/></text:span><text:span text:style-name="T2432">user</text:span><text:span text:style-name="T2433">:<text:s/></text:span><text:span text:style-name="T2434">null,<text:line-break/><text:s text:c="8"/></text:span><text:span text:style-name="T2435">status</text:span><text:span text:style-name="T2436">:<text:s/></text:span><text:span text:style-name="T2437">'done'</text:span><text:span text:style-name="T2438">,<text:line-break/><text:s text:c="6"/></text:span><text:span text:style-name="T2439">})</text:span><text:span text:style-name="T2440">;<text:line-break/><text:s text:c="4"/></text:span><text:span text:style-name="T2441">}<text:line-break/><text:s text:c="2"/>}<text:line-break/></text:span><text:span text:style-name="T2442">04- fetchUserData:</text:span><text:span text:style-name="T2443"><text:line-break/>Hier hebben we dus de fetchUserData die we bij login() besproken hebben, bij login() hebben we de waardes:<text:s/></text:span><text:span text:style-name="T2444">id</text:span><text:span text:style-name="T2445">,<text:s/></text:span><text:span text:style-name="T2446">token</text:span><text:span text:style-name="T2447">,<text:s/></text:span><text:span text:style-name="T2448">redirectUrl<text:line-break/></text:span><text:span text:style-name="T2449">OPGEHAALD en in later in die function wordt deze function dus weer gebruikt. De reden dat deze <text:line-break/>function (fetchUserData()) hier dus staat is OMDAT JE EERST de id/token/redirectURL van login() nodig hebt. VOOR DE DUIDELIJKHEID: we moeten dus voor veel van deze functions SignIn.js gebruiken en normaal maak je AuthContext en SignIn tegelijkertijd, maar dat is wellicht wat verwarrend dus maken we eerst AuthContext <text:line-break/><text:line-break/>We gebruiken een TRY/CATCH voor deze function<text:line-break/><text:line-break/>TRY<text:line-break/>- we halen met AXIOS de gebruikersDATA op en geven hier onze JWT TOKEN mee in BEARER<text:line-break/>- We zetten de AUth op TRUE en ook de gebruikersDATA in deze USESTATE en de STATUS op DONE:<text:s text:c="3"/><text:line-break/></text:span><text:span text:style-name="T2450">isAuth</text:span><text:span text:style-name="T2451">:<text:s/></text:span><text:span text:style-name="T2452">true,<text:line-break/></text:span><text:span text:style-name="T2453">user</text:span><text:span text:style-name="T2454">: {<text:line-break/><text:s text:c="2"/></text:span><text:span text:style-name="T2455">username</text:span><text:span text:style-name="T2456">: result.</text:span><text:span text:style-name="T2457">data</text:span><text:span text:style-name="T2458">.</text:span><text:span text:style-name="T2459">username</text:span><text:span text:style-name="T2460">,<text:line-break/><text:s text:c="2"/></text:span><text:span text:style-name="T2461">email</text:span><text:span text:style-name="T2462">: result.</text:span><text:span text:style-name="T2463">data</text:span><text:span text:style-name="T2464">.</text:span><text:span text:style-name="T2465">email</text:span><text:span text:style-name="T2466">,<text:line-break/><text:s text:c="2"/></text:span><text:span text:style-name="T2467">id</text:span><text:span text:style-name="T2468">: result.</text:span><text:span text:style-name="T2469">data</text:span><text:span text:style-name="T2470">.</text:span><text:span text:style-name="T2471">id</text:span><text:span text:style-name="T2472">,<text:line-break/></text:span><text:span text:style-name="T2473">}</text:span><text:span text:style-name="T2474">,<text:line-break/></text:span><text:span text:style-name="T2475">status</text:span><text:span text:style-name="T2476">:<text:s/></text:span><text:span text:style-name="T2477">'done'</text:span><text:span text:style-name="T2478">,<text:line-break/></text:span><text:span text:style-name="T2479">- We zouden een REDIRECT kunnen hebben (DEZE ZOUDEN WE DAN IN DE MOUNT HEBBEN GEZET)<text:line-break/><text:s text:c="3"/>Nu hebben we deze dus NIET, MAAAR als we deze WEL zouden hebben zou deze dus in <text:line-break/><text:s text:c="3"/>fetchUserData() komen te staan.<text:line-break/>- Met de CATCH vangen we de ERROR op en zorgen we dat de USESTATE van AUTH LEEG blijft<text:line-break/><text:line-break/>We maken als laatste nog een const contextData aan met daarin de waardes van USESTATE isAuth<text:line-break/></text:span><text:span text:style-name="T2480">const<text:s/></text:span><text:span text:style-name="T2481">contextData = {<text:line-break/><text:s text:c="2"/></text:span><text:span text:style-name="T2482">isAuth</text:span><text:span text:style-name="T2483">: isAuth.</text:span><text:span text:style-name="T2484">isAuth</text:span><text:span text:style-name="T2485">,<text:line-break/><text:s text:c="2"/></text:span><text:span text:style-name="T2486">user</text:span><text:span text:style-name="T2487">: isAuth.</text:span><text:span text:style-name="T2488">user</text:span><text:span text:style-name="T2489">,<text:line-break/><text:s text:c="2"/></text:span><text:span text:style-name="T2490">login</text:span><text:span text:style-name="T2491">:<text:s/></text:span><text:span text:style-name="T2492">login</text:span><text:span text:style-name="T2493">,<text:line-break/><text:s text:c="2"/></text:span><text:span text:style-name="T2494">logout</text:span><text:span text:style-name="T2495">:<text:s/></text:span><text:span text:style-name="T2496">logout</text:span><text:span text:style-name="T2497">,<text:line-break/></text:span><text:span text:style-name="T2498">}</text:span><text:span text:style-name="T2499">;<text:line-break/><text:line-break/></text:span><text:span text:style-name="T2500">----------------------------------------------------<text:line-break/>----------------------------------------------------<text:line-break/></text:span><text:span text:style-name="T2501"><text:line-break/><text:s text:c="2"/>return<text:s/></text:span><text:span text:style-name="T2502">(<text:line-break/><text:s text:c="4"/></text:span><text:span text:style-name="T2503">&lt;AuthContext.Provider<text:s/></text:span><text:span text:style-name="T2504">value</text:span><text:span text:style-name="T2505">=</text:span><text:span text:style-name="T2506">{contextData}</text:span><text:span text:style-name="T2507">&gt;<text:line-break/><text:s text:c="6"/></text:span><text:span text:style-name="T2508">{isAuth.</text:span><text:span text:style-name="T2509">status<text:s/></text:span><text:span text:style-name="T2510">===<text:s/></text:span><text:span text:style-name="T2511">'done'<text:s/></text:span><text:span text:style-name="T2512">? children :<text:s/></text:span><text:span text:style-name="T2513">&lt;p&gt;</text:span><text:span text:style-name="T2514">Loading...</text:span><text:span text:style-name="T2515">&lt;/p&gt;</text:span><text:span text:style-name="T2516">}<text:line-break/><text:s text:c="4"/></text:span><text:span text:style-name="T2517">&lt;/AuthContext.Provider&gt;<text:line-break/><text:s text:c="2"/></text:span><text:span text:style-name="T2518">)</text:span><text:span text:style-name="T2519">;<text:line-break/></text:span><text:span text:style-name="T2520">}<text:line-break/><text:line-break/></text:span><text:span text:style-name="T2521">export default<text:s/></text:span><text:span text:style-name="T2522">AuthContextProvider</text:span><text:span text:style-name="T2523">;<text:line-break/></text:span><text:span text:style-name="T2524">05- AUTH-CONTEXT RETURN:</text:span></text:p>
      <text:p text:style-name="P1"><text:span text:style-name="T2525">We geven in de return het ELEMENT &lt;AutoContext.Provider&gt; mee, DIT IS DE ECHTE,<text:s text:c="2"/>DE VERPAKTE DIE STAAT IN INDEX.JS en we hebben hiermee dus de CONTEXT om de /App heen verpakt en hier hebben we gezorgd dat ALS de useState( isAuth: done) staat dan geven we de gehele Userdata mee ANDERS geven we de text "Loading..." mee<text:line-break/><text:line-break/></text:span><text:span text:style-name="T2526">STAP 6 - SIGN-IN.JS:<text:line-break/>---<text:line-break/></text:span><text:span text:style-name="T2527">We gaan nu de signIn.js maken en onthoud dat we daarbij de AuthContext.js gebruiken<text:line-break/><text:line-break/></text:span><text:span text:style-name="T2528">import<text:s/></text:span><text:span text:style-name="T2529">React</text:span><text:span text:style-name="T2530">,<text:s/></text:span><text:span text:style-name="T2531">{<text:s/></text:span><text:span text:style-name="T2532">useContext</text:span><text:span text:style-name="T2533">,<text:s/></text:span><text:span text:style-name="T2534">useEffect</text:span><text:span text:style-name="T2535">,<text:s/></text:span><text:span text:style-name="T2536">useState<text:s/></text:span><text:span text:style-name="T2537">}<text:s/></text:span><text:span text:style-name="T2538">from<text:s/></text:span><text:span text:style-name="T2539">'react'</text:span><text:span text:style-name="T2540">;<text:line-break/>import<text:s/></text:span><text:span text:style-name="T2541">{<text:s/></text:span><text:span text:style-name="T2542">Link<text:s/></text:span><text:span text:style-name="T2543">}<text:s/></text:span><text:span text:style-name="T2544">from<text:s/></text:span><text:span text:style-name="T2545">'react-router-dom'</text:span><text:span text:style-name="T2546">;<text:line-break/>import<text:s/></text:span><text:span text:style-name="T2547">{<text:s/></text:span><text:span text:style-name="T2548">AuthContext<text:s/></text:span><text:span text:style-name="T2549">}<text:s/></text:span><text:span text:style-name="T2550">from<text:s/></text:span><text:span text:style-name="T2551">'../context/AuthContext'</text:span><text:span text:style-name="T2552">;<text:line-break/>import<text:s/></text:span><text:span text:style-name="T2553">axios<text:s/></text:span><text:span text:style-name="T2554">from<text:s/></text:span><text:span text:style-name="T2555">'axios'</text:span><text:span text:style-name="T2556">;<text:line-break/><text:line-break/>function<text:s/></text:span><text:span text:style-name="T2557">SignIn</text:span><text:span text:style-name="T2558">() {<text:line-break/><text:s text:c="2"/></text:span><text:span text:style-name="T2559">const<text:s/></text:span><text:span text:style-name="T2560">[email</text:span><text:span text:style-name="T2561">,<text:s/></text:span><text:span text:style-name="T2562">setEmail] =<text:s/></text:span><text:span text:style-name="T2563">useState</text:span><text:span text:style-name="T2564">(</text:span><text:span text:style-name="T2565">''</text:span><text:span text:style-name="T2566">)</text:span><text:span text:style-name="T2567">;<text:line-break/><text:s text:c="2"/>const<text:s/></text:span><text:span text:style-name="T2568">[password</text:span><text:span text:style-name="T2569">,<text:s/></text:span><text:span text:style-name="T2570">setPassword] =<text:s/></text:span><text:span text:style-name="T2571">useState</text:span><text:span text:style-name="T2572">(</text:span><text:span text:style-name="T2573">''</text:span><text:span text:style-name="T2574">)</text:span><text:span text:style-name="T2575">;<text:line-break/><text:s text:c="2"/>const<text:s/></text:span><text:span text:style-name="T2576">[error</text:span><text:span text:style-name="T2577">,<text:s/></text:span><text:span text:style-name="T2578">toggleError] =<text:s/></text:span><text:span text:style-name="T2579">useState</text:span><text:span text:style-name="T2580">(</text:span><text:span text:style-name="T2581">false</text:span><text:span text:style-name="T2582">)</text:span><text:span text:style-name="T2583">;<text:line-break/><text:line-break/><text:s text:c="2"/>const<text:s/></text:span><text:span text:style-name="T2584">{ login } =<text:s/></text:span><text:span text:style-name="T2585">useContext</text:span><text:span text:style-name="T2586">(</text:span><text:span text:style-name="T2587">AuthContext</text:span><text:span text:style-name="T2588">)</text:span><text:span text:style-name="T2589">;<text:line-break/><text:s text:c="2"/>const<text:s/></text:span><text:span text:style-name="T2590">source =<text:s/></text:span><text:span text:style-name="T2591">axios</text:span><text:span text:style-name="T2592">.</text:span><text:span text:style-name="T2593">CancelToken</text:span><text:span text:style-name="T2594">.</text:span><text:span text:style-name="T2595">source</text:span><text:span text:style-name="T2596">()</text:span><text:span text:style-name="T2597">;<text:line-break/><text:line-break/><text:s text:c="2"/></text:span><text:span text:style-name="T2598">// mocht onze pagina ge-unmount worden voor we klaar zijn met data ophalen, aborten we het request<text:line-break/><text:s text:c="2"/></text:span><text:span text:style-name="T2599">useEffect</text:span><text:span text:style-name="T2600">(() =&gt; {<text:line-break/><text:s text:c="4"/></text:span><text:span text:style-name="T2601">return function<text:s/></text:span><text:span text:style-name="T2602">cleanup</text:span><text:span text:style-name="T2603">() {<text:line-break/><text:s text:c="6"/>source.</text:span><text:span text:style-name="T2604">cancel</text:span><text:span text:style-name="T2605">()</text:span><text:span text:style-name="T2606">;<text:line-break/><text:s text:c="4"/></text:span><text:span text:style-name="T2607">}<text:line-break/><text:s text:c="2"/>}</text:span><text:span text:style-name="T2608">,<text:s/></text:span><text:span text:style-name="T2609">[])</text:span><text:span text:style-name="T2610">;<text:line-break/><text:line-break/><text:s text:c="2"/>async function<text:s/></text:span><text:span text:style-name="T2611">handleSubmit</text:span><text:span text:style-name="T2612">(e) {<text:line-break/><text:s text:c="4"/>e.</text:span><text:span text:style-name="T2613">preventDefault</text:span><text:span text:style-name="T2614">()</text:span><text:span text:style-name="T2615">;<text:line-break/><text:line-break/><text:s text:c="4"/></text:span><text:span text:style-name="T2616">toggleError(</text:span><text:span text:style-name="T2617">false</text:span><text:span text:style-name="T2618">)</text:span><text:span text:style-name="T2619">;<text:line-break/><text:line-break/><text:s text:c="4"/>try<text:s/></text:span><text:span text:style-name="T2620">{<text:line-break/><text:s text:c="6"/></text:span><text:span text:style-name="T2621">const<text:s/></text:span><text:span text:style-name="T2622">result =<text:s/></text:span><text:span text:style-name="T2623">await<text:s/></text:span><text:span text:style-name="T2624">axios</text:span><text:span text:style-name="T2625">.</text:span><text:span text:style-name="T2626">post</text:span><text:span text:style-name="T2627">(</text:span><text:span text:style-name="T2628">'http://localhost:3000/login'</text:span><text:span text:style-name="T2629">,<text:s/></text:span><text:span text:style-name="T2630">{<text:line-break/><text:s text:c="8"/></text:span><text:span text:style-name="T2631">email</text:span><text:span text:style-name="T2632">: email</text:span><text:span text:style-name="T2633">,<text:line-break/><text:s text:c="8"/></text:span><text:span text:style-name="T2634">password</text:span><text:span text:style-name="T2635">: password</text:span><text:span text:style-name="T2636">,<text:line-break/><text:s text:c="6"/></text:span><text:span text:style-name="T2637">}</text:span><text:span text:style-name="T2638">,<text:s/></text:span><text:span text:style-name="T2639">{<text:line-break/><text:s text:c="8"/></text:span><text:span text:style-name="T2640">cancelToken</text:span><text:span text:style-name="T2641">: source.</text:span><text:span text:style-name="T2642">token</text:span><text:span text:style-name="T2643">,<text:line-break/><text:s text:c="6"/></text:span><text:span text:style-name="T2644">})</text:span><text:span text:style-name="T2645">;<text:line-break/><text:line-break/><text:s text:c="6"/></text:span><text:span text:style-name="T2646">// log het resultaat in de console<text:line-break/><text:s text:c="6"/></text:span><text:span text:style-name="T2647">console</text:span><text:span text:style-name="T2648">.</text:span><text:span text:style-name="T2649">log</text:span><text:span text:style-name="T2650">(result.</text:span><text:span text:style-name="T2651">data</text:span><text:span text:style-name="T2652">)</text:span><text:span text:style-name="T2653">;<text:line-break/><text:line-break/><text:s text:c="6"/></text:span><text:span text:style-name="T2654">// geef de JWT token aan de login-functie van de context mee<text:line-break/><text:s text:c="6"/></text:span><text:span text:style-name="T2655">login(result.</text:span><text:span text:style-name="T2656">data</text:span><text:span text:style-name="T2657">.accessToken)</text:span><text:span text:style-name="T2658">;<text:line-break/><text:line-break/><text:s text:c="4"/></text:span><text:span text:style-name="T2659">}<text:s/></text:span><text:span text:style-name="T2660">catch<text:s/></text:span><text:span text:style-name="T2661">(e) {<text:line-break/><text:s text:c="6"/></text:span><text:span text:style-name="T2662">console</text:span><text:span text:style-name="T2663">.</text:span><text:span text:style-name="T2664">error</text:span><text:span text:style-name="T2665">(e)</text:span><text:span text:style-name="T2666">;<text:line-break/><text:s text:c="6"/></text:span><text:span text:style-name="T2667">toggleError(</text:span><text:span text:style-name="T2668">true</text:span><text:span text:style-name="T2669">)</text:span><text:span text:style-name="T2670">;<text:line-break/><text:s text:c="4"/></text:span><text:span text:style-name="T2671">}<text:line-break/><text:s text:c="2"/>}<text:line-break/><text:line-break/><text:s text:c="2"/></text:span><text:span text:style-name="T2672">return<text:s/></text:span><text:span text:style-name="T2673">(<text:line-break/><text:s text:c="4"/></text:span><text:span text:style-name="T2674">&lt;&gt;<text:line-break/><text:s text:c="6"/>&lt;h1&gt;</text:span><text:span text:style-name="T2675">Inloggen</text:span><text:span text:style-name="T2676">&lt;/h1&gt;<text:line-break/><text:s text:c="6"/>&lt;p&gt;</text:span><text:span text:style-name="T2677">Lorem ipsum dolor sit amet, consectetur adipisicing elit. Ab alias cum debitis dolor dolore fuga id molestias<text:line-break/><text:s text:c="8"/>qui quo unde?</text:span><text:span text:style-name="T2678">&lt;/p&gt;<text:line-break/><text:line-break/><text:s text:c="6"/>&lt;form<text:s/></text:span><text:span text:style-name="T2679">onSubmit</text:span><text:span text:style-name="T2680">=</text:span><text:span text:style-name="T2681">{</text:span><text:span text:style-name="T2682">handleSubmit</text:span><text:span text:style-name="T2683">}</text:span><text:span text:style-name="T2684">&gt;<text:line-break/><text:s text:c="8"/>&lt;label<text:s/></text:span><text:span text:style-name="T2685">htmlFor</text:span><text:span text:style-name="T2686">="email-field"</text:span><text:span text:style-name="T2687">&gt;<text:line-break/><text:s text:c="10"/></text:span><text:span text:style-name="T2688">Emailadres:<text:line-break/><text:s text:c="10"/></text:span><text:span text:style-name="T2689">&lt;input<text:line-break/><text:s text:c="12"/></text:span><text:span text:style-name="T2690">type</text:span><text:span text:style-name="T2691">="email"<text:line-break/><text:s text:c="12"/></text:span><text:span text:style-name="T2692">id</text:span><text:span text:style-name="T2693">="email-field"<text:line-break/><text:s text:c="12"/></text:span><text:span text:style-name="T2694">name</text:span><text:span text:style-name="T2695">="email"<text:line-break/><text:s text:c="12"/></text:span><text:span text:style-name="T2696">value</text:span><text:span text:style-name="T2697">=</text:span><text:span text:style-name="T2698">{email}<text:line-break/><text:s text:c="12"/></text:span><text:span text:style-name="T2699">onChange</text:span><text:span text:style-name="T2700">=</text:span><text:span text:style-name="T2701">{(e) =&gt; setEmail(e.</text:span><text:span text:style-name="T2702">target</text:span><text:span text:style-name="T2703">.</text:span><text:span text:style-name="T2704">value</text:span><text:span text:style-name="T2705">)}<text:line-break/><text:s text:c="10"/></text:span><text:span text:style-name="T2706">/&gt;<text:line-break/><text:s text:c="8"/>&lt;/label&gt;<text:line-break/><text:line-break/><text:s text:c="8"/>&lt;label<text:s/></text:span><text:span text:style-name="T2707">htmlFor</text:span><text:span text:style-name="T2708">="password-field"</text:span><text:span text:style-name="T2709">&gt;<text:line-break/><text:s text:c="10"/></text:span><text:span text:style-name="T2710">Wachtwoord:<text:line-break/><text:s text:c="10"/></text:span><text:span text:style-name="T2711">&lt;input<text:line-break/><text:s text:c="12"/></text:span><text:span text:style-name="T2712">type</text:span><text:span text:style-name="T2713">="password"<text:line-break/><text:s text:c="12"/></text:span><text:span text:style-name="T2714">id</text:span><text:span text:style-name="T2715">="password-field"<text:line-break/><text:s text:c="12"/></text:span><text:span text:style-name="T2716">name</text:span><text:span text:style-name="T2717">="password"<text:line-break/><text:s text:c="12"/></text:span><text:span text:style-name="T2718">value</text:span><text:span text:style-name="T2719">=</text:span><text:span text:style-name="T2720">{password}<text:line-break/><text:s text:c="12"/></text:span><text:span text:style-name="T2721">onChange</text:span><text:span text:style-name="T2722">=</text:span><text:span text:style-name="T2723">{(e) =&gt; setPassword(e.</text:span><text:span text:style-name="T2724">target</text:span><text:span text:style-name="T2725">.</text:span><text:span text:style-name="T2726">value</text:span><text:span text:style-name="T2727">)}<text:line-break/><text:s text:c="10"/></text:span><text:span text:style-name="T2728">/&gt;<text:line-break/><text:s text:c="8"/>&lt;/label&gt;<text:line-break/><text:s text:c="8"/></text:span><text:span text:style-name="T2729">{error &amp;&amp;<text:s/></text:span><text:span text:style-name="T2730">&lt;p<text:s/></text:span><text:span text:style-name="T2731">className</text:span><text:span text:style-name="T2732">="error"</text:span><text:span text:style-name="T2733">&gt;</text:span><text:span text:style-name="T2734">Combinatie van emailadres en wachtwoord is onjuist</text:span><text:span text:style-name="T2735">&lt;/p&gt;</text:span><text:span text:style-name="T2736">}<text:line-break/><text:line-break/><text:s text:c="8"/></text:span><text:span text:style-name="T2737">&lt;button<text:line-break/><text:s text:c="10"/></text:span><text:span text:style-name="T2738">type</text:span><text:span text:style-name="T2739">="submit"<text:line-break/><text:s text:c="10"/></text:span><text:span text:style-name="T2740">className</text:span><text:span text:style-name="T2741">="form-button"<text:line-break/><text:s text:c="8"/></text:span><text:span text:style-name="T2742">&gt;<text:line-break/><text:s text:c="10"/></text:span><text:span text:style-name="T2743">Inloggen<text:line-break/><text:s text:c="8"/></text:span><text:span text:style-name="T2744">&lt;/button&gt;<text:line-break/><text:s text:c="6"/>&lt;/form&gt;<text:line-break/><text:line-break/><text:s text:c="6"/>&lt;p&gt;</text:span><text:span text:style-name="T2745">Heb je nog geen account?<text:s/></text:span><text:span text:style-name="T2746">&lt;Link<text:s/></text:span><text:span text:style-name="T2747">to</text:span><text:span text:style-name="T2748">="/signup"</text:span><text:span text:style-name="T2749">&gt;</text:span><text:span text:style-name="T2750">Registreer</text:span><text:span text:style-name="T2751">&lt;/Link&gt;<text:s/></text:span><text:span text:style-name="T2752">je dan eerst.</text:span><text:span text:style-name="T2753">&lt;/p&gt;<text:line-break/><text:s text:c="4"/>&lt;/&gt;<text:line-break/><text:s text:c="2"/></text:span><text:span text:style-name="T2754">)</text:span><text:span text:style-name="T2755">;<text:line-break/></text:span><text:span text:style-name="T2756">}<text:line-break/><text:line-break/></text:span><text:span text:style-name="T2757">export default<text:s/></text:span><text:span text:style-name="T2758">SignIn</text:span><text:span text:style-name="T2759">;</text:span></text:p>
      <text:p text:style-name="P1"><text:span text:style-name="T2760">01 - SignIn() :<text:line-break/></text:span><text:span text:style-name="T2761">We hebben de imports overgeslagen want die spraken voor zich<text:line-break/></text:span><text:span text:style-name="T2762">function<text:s/></text:span><text:span text:style-name="T2763">SignIn</text:span><text:span text:style-name="T2764">() {<text:line-break/><text:s text:c="2"/></text:span><text:span text:style-name="T2765">const<text:s/></text:span><text:span text:style-name="T2766">[email</text:span><text:span text:style-name="T2767">,<text:s/></text:span><text:span text:style-name="T2768">setEmail] =<text:s/></text:span><text:span text:style-name="T2769">useState</text:span><text:span text:style-name="T2770">(</text:span><text:span text:style-name="T2771">''</text:span><text:span text:style-name="T2772">)</text:span><text:span text:style-name="T2773">;<text:line-break/><text:s text:c="2"/>const<text:s/></text:span><text:span text:style-name="T2774">[password</text:span><text:span text:style-name="T2775">,<text:s/></text:span><text:span text:style-name="T2776">setPassword] =<text:s/></text:span><text:span text:style-name="T2777">useState</text:span><text:span text:style-name="T2778">(</text:span><text:span text:style-name="T2779">''</text:span><text:span text:style-name="T2780">)</text:span><text:span text:style-name="T2781">;<text:line-break/><text:s text:c="2"/>const<text:s/></text:span><text:span text:style-name="T2782">[error</text:span><text:span text:style-name="T2783">,<text:s/></text:span><text:span text:style-name="T2784">toggleError] =<text:s/></text:span><text:span text:style-name="T2785">useState</text:span><text:span text:style-name="T2786">(</text:span><text:span text:style-name="T2787">false</text:span><text:span text:style-name="T2788">)</text:span><text:span text:style-name="T2789">;<text:line-break/></text:span><text:span text:style-name="T2790">We hebben hier dus de USESTATES voor EMAIL, PASSWORD, ERROR aangemaakt<text:line-break/></text:span><text:span text:style-name="T2791"><text:line-break/><text:s text:c="2"/>const<text:s/></text:span><text:span text:style-name="T2792">{ login } =<text:s/></text:span><text:span text:style-name="T2793">useContext</text:span><text:span text:style-name="T2794">(</text:span><text:span text:style-name="T2795">AuthContext</text:span><text:span text:style-name="T2796">)</text:span><text:span text:style-name="T2797">;<text:line-break/><text:s text:c="2"/>const<text:s/></text:span><text:span text:style-name="T2798">source =<text:s/></text:span><text:span text:style-name="T2799">axios</text:span><text:span text:style-name="T2800">.</text:span><text:span text:style-name="T2801">CancelToken</text:span><text:span text:style-name="T2802">.</text:span><text:span text:style-name="T2803">source</text:span><text:span text:style-name="T2804">()</text:span><text:span text:style-name="T2805">;<text:line-break/></text:span><text:span text:style-name="T2806">-<text:s/></text:span><text:span text:style-name="T2807">We hebben hier de CONTEXT opgehaald, we kunnen nu dus FUNCTIONS uit de context gebruiken<text:line-break/>-<text:s text:c="2"/>We hebben hier ook een CANCELTOKEN aangemaakt<text:s/></text:span><text:span text:style-name="T2808"><text:line-break/><text:s text:c="2"/></text:span><text:span text:style-name="T2809">// mocht onze pagina ge-unmount worden voor we klaar zijn met data ophalen, aborten we het request<text:line-break/><text:s text:c="2"/></text:span><text:span text:style-name="T2810">useEffect</text:span><text:span text:style-name="T2811">(() =&gt; {<text:line-break/><text:s text:c="4"/></text:span><text:span text:style-name="T2812">return function<text:s/></text:span><text:span text:style-name="T2813">cleanup</text:span><text:span text:style-name="T2814">() {<text:line-break/><text:s text:c="6"/>source.</text:span><text:span text:style-name="T2815">cancel</text:span><text:span text:style-name="T2816">()</text:span><text:span text:style-name="T2817">;<text:line-break/><text:s text:c="4"/></text:span><text:span text:style-name="T2818">}<text:line-break/><text:s text:c="2"/>}</text:span><text:span text:style-name="T2819">,<text:s/></text:span><text:span text:style-name="T2820">[])</text:span><text:span text:style-name="T2821">;<text:line-break/></text:span><text:span text:style-name="T2822">DE USE-EFFECT hierboven wordt dus ingezet als de gebruiker bijv ineens naar een andere pagina klikt en dan wordt HIER alles GECANCELED zodat we geen DATA LEAK krijgen</text:span><text:span text:style-name="T2823"><text:line-break/><text:line-break/><text:s text:c="2"/>async function<text:s/></text:span><text:span text:style-name="T2824">handleSubmit</text:span><text:span text:style-name="T2825">(e) {<text:line-break/><text:s text:c="4"/>e.</text:span><text:span text:style-name="T2826">preventDefault</text:span><text:span text:style-name="T2827">()</text:span><text:span text:style-name="T2828">;<text:line-break/><text:line-break/><text:s text:c="4"/></text:span><text:span text:style-name="T2829">toggleError(</text:span><text:span text:style-name="T2830">false</text:span><text:span text:style-name="T2831">)</text:span><text:span text:style-name="T2832">;<text:line-break/></text:span><text:span text:style-name="T2833">-<text:s/></text:span><text:span text:style-name="T2834">Hier hebben we een handleSubmit(e) FUNCTION gemaakt, de PREVENT-DEFAULT hebben we zodat <text:line-break/><text:s text:c="2"/>de pagina niet REFRESHED zodra er iets veranderd.<text:line-break/>- Ook zetten we IN EERSTE INSTANTIE de ERROR op FALSE<text:s/></text:span><text:span text:style-name="T2835"><text:line-break/><text:line-break/><text:s text:c="4"/>try<text:s/></text:span><text:span text:style-name="T2836">{<text:line-break/><text:s text:c="6"/></text:span><text:span text:style-name="T2837">const<text:s/></text:span><text:span text:style-name="T2838">result =<text:s/></text:span><text:span text:style-name="T2839">await<text:s/></text:span><text:span text:style-name="T2840">axios</text:span><text:span text:style-name="T2841">.</text:span><text:span text:style-name="T2842">post</text:span><text:span text:style-name="T2843">(</text:span><text:span text:style-name="T2844">'http://localhost:3000/login'</text:span><text:span text:style-name="T2845">,<text:s/></text:span><text:span text:style-name="T2846">{<text:line-break/><text:s text:c="8"/></text:span><text:span text:style-name="T2847">email</text:span><text:span text:style-name="T2848">: email</text:span><text:span text:style-name="T2849">,<text:line-break/><text:s text:c="8"/></text:span><text:span text:style-name="T2850">password</text:span><text:span text:style-name="T2851">: password</text:span><text:span text:style-name="T2852">,<text:line-break/><text:s text:c="6"/></text:span><text:span text:style-name="T2853">}</text:span><text:span text:style-name="T2854">,<text:s/></text:span><text:span text:style-name="T2855">{<text:line-break/><text:s text:c="8"/></text:span><text:span text:style-name="T2856">cancelToken</text:span><text:span text:style-name="T2857">: source.</text:span><text:span text:style-name="T2858">token</text:span><text:span text:style-name="T2859">,<text:line-break/><text:s text:c="6"/></text:span><text:span text:style-name="T2860">})</text:span><text:span text:style-name="T2861">;<text:line-break/><text:line-break/><text:s text:c="6"/></text:span><text:span text:style-name="T2862">// log het resultaat in de console<text:line-break/><text:s text:c="6"/></text:span><text:span text:style-name="T2863">console</text:span><text:span text:style-name="T2864">.</text:span><text:span text:style-name="T2865">log</text:span><text:span text:style-name="T2866">(result.</text:span><text:span text:style-name="T2867">data</text:span><text:span text:style-name="T2868">)</text:span><text:span text:style-name="T2869">;<text:line-break/><text:line-break/><text:s text:c="6"/></text:span><text:span text:style-name="T2870">// geef de JWT token aan de login-functie van de context mee<text:line-break/><text:s text:c="6"/></text:span><text:span text:style-name="T2871">login(result.</text:span><text:span text:style-name="T2872">data</text:span><text:span text:style-name="T2873">.accessToken)</text:span><text:span text:style-name="T2874">;<text:line-break/></text:span><text:span text:style-name="T2875">MET EEN<text:s/></text:span><text:span text:style-name="T2876">TRY</text:span><text:span text:style-name="T2877"><text:s/>POSTEN we onze gegevens en als het EMAILADRESS en PASSWORD overeenkomt met wat er in de API DATABASE staat, dan zetten we via CONTEXT de JWT TOKEN in de login() FUNCTION van de AuthContext<text:line-break/></text:span><text:span text:style-name="T2878"><text:line-break/><text:s text:c="4"/></text:span><text:span text:style-name="T2879">}<text:s/></text:span><text:span text:style-name="T2880">catch<text:s/></text:span><text:span text:style-name="T2881">(e) {<text:line-break/><text:s text:c="6"/></text:span><text:span text:style-name="T2882">console</text:span><text:span text:style-name="T2883">.</text:span><text:span text:style-name="T2884">error</text:span><text:span text:style-name="T2885">(e)</text:span><text:span text:style-name="T2886">;<text:line-break/><text:s text:c="6"/></text:span><text:span text:style-name="T2887">toggleError(</text:span><text:span text:style-name="T2888">true</text:span><text:span text:style-name="T2889">)</text:span><text:span text:style-name="T2890">;<text:line-break/><text:s text:c="4"/></text:span><text:span text:style-name="T2891">}<text:line-break/><text:s text:c="2"/>}<text:line-break/></text:span><text:span text:style-name="T2892">MET EEN CATCH vangen we ERRORS op (in dit geval zou de ERROR zijn dat EMAIL en PASSWORD niet overeenkomen en in de RETURN geven we de ERROR weer met een &lt;p&gt; waarin naar de gebruiker wordt gecommuniceerd dat dat dus de reden is dat er niet ingelogd kan worden<text:line-break/><text:line-break/>DE REST VAN DE RETURN IS HETZELFDE ALS EERDER BESPROKEN DUS WE SLAAN DEZE OOK OVER<text:line-break/><text:line-break/><text:line-break/><text:line-break/><text:line-break/></text:span></text:p>
      <text:p text:style-name="P1"><text:span text:style-name="T289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